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37"/>
    <style:style style:name="ce7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top="2pt solid #000000" fo:border-bottom="2pt solid #000000" fo:border-left="none" fo:border-right="2pt solid #000000" style:vertical-align="top" fo:wrap-option="wrap" style:repeat-content="fals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19">
      <style:table-cell-properties fo:border-top="2pt solid #000000" fo:border-bottom="2pt solid #000000" fo:border-left="none" fo:border-right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19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Default" style:data-style-name="N25">
      <style:table-cell-properties fo:border-top="2pt solid #000000" fo:border-bottom="2pt solid #000000" fo:border-left="none" fo:border-right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6" style:family="table-cell" style:parent-style-name="Default" style:data-style-name="N25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7" style:family="table-cell" style:parent-style-name="Default" style:data-style-name="N0">
      <style:table-cell-properties fo:background-color="#70AD47"/>
      <style:text-properties fo:font-size="36pt" style:font-size-asian="36pt" style:font-size-complex="36pt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3.7306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3.62479166666667cm" style:use-optimal-column-width="true"/>
    </style:style>
    <style:style style:name="co11" style:family="table-column">
      <style:table-column-properties fo:break-before="auto" style:column-width="3.889375cm"/>
    </style:style>
    <style:style style:name="co12" style:family="table-column">
      <style:table-column-properties fo:break-before="auto" style:column-width="4.10104166666667cm"/>
    </style:style>
    <style:style style:name="co13" style:family="table-column">
      <style:table-column-properties fo:break-before="auto" style:column-width="3.06916666666667cm"/>
    </style:style>
    <style:style style:name="co14" style:family="table-column">
      <style:table-column-properties fo:break-before="auto" style:column-width="3.81cm"/>
    </style:style>
    <style:style style:name="co15" style:family="table-column">
      <style:table-column-properties fo:break-before="auto" style:column-width="4.15395833333333cm"/>
    </style:style>
    <style:style style:name="co16" style:family="table-column">
      <style:table-column-properties fo:break-before="auto" style:column-width="3.30729166666667cm"/>
    </style:style>
    <style:style style:name="co17" style:family="table-column">
      <style:table-column-properties fo:break-before="auto" style:column-width="3.571875cm"/>
    </style:style>
    <style:style style:name="co18" style:family="table-column">
      <style:table-column-properties fo:break-before="auto" style:column-width="7.27604166666667cm"/>
    </style:style>
    <style:style style:name="co19" style:family="table-column">
      <style:table-column-properties fo:break-before="auto" style:column-width="7.80520833333333cm"/>
    </style:style>
    <style:style style:name="ro1" style:family="table-row">
      <style:table-row-properties style:row-height="4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7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Начисления_и_оплата" table:style-name="ta1">
        <table:table-column table:style-name="co1" table:default-cell-style-name="ce4"/>
        <table:table-column table:style-name="co2" table:default-cell-style-name="ce14"/>
        <table:table-column table:style-name="co2" table:default-cell-style-name="ce16"/>
        <table:table-column table:style-name="co3" table:default-cell-style-name="ce5"/>
        <table:table-column table:style-name="co4" table:default-cell-style-name="ce4"/>
        <table:table-column table:style-name="co5" table:default-cell-style-name="ce5"/>
        <table:table-column table:style-name="co6" table:default-cell-style-name="ce5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9" table:number-columns-repeated="16372" table:default-cell-style-name="ce1"/>
        <table:table-row table:style-name="ro1">
          <table:table-cell office:value-type="string" table:style-name="ce2">
            <text:p>ID операции</text:p>
          </table:table-cell>
          <table:table-cell office:value-type="string" table:style-name="ce13">
            <text:p>Время</text:p>
          </table:table-cell>
          <table:table-cell table:style-name="ce15"/>
          <table:table-cell office:value-type="string" table:style-name="ce3">
            <text:p>Лицевой счёт</text:p>
          </table:table-cell>
          <table:table-cell office:value-type="string" table:style-name="ce3">
            <text:p>ID компании</text:p>
          </table:table-cell>
          <table:table-cell office:value-type="string" table:style-name="ce3">
            <text:p>Тип операции</text:p>
          </table:table-cell>
          <table:table-cell office:value-type="string" table:style-name="ce3">
            <text:p>Сумма, руб.</text:p>
          </table:table-cell>
          <table:table-cell office:value-type="string" table:style-name="ce12">
            <text:p>Компания</text:p>
          </table:table-cell>
          <table:table-cell office:value-type="string" table:style-name="ce12">
            <text:p>Улица</text:p>
          </table:table-cell>
          <table:table-cell office:value-type="string" table:style-name="ce12">
            <text:p>Дом</text:p>
          </table:table-cell>
          <table:table-cell table:style-name="ce1"/>
          <table:table-cell office:value-type="float" office:value="40150" table:style-name="ce17">
            <text:p>40150</text:p>
          </table:table-cell>
          <table:table-cell table:number-columns-repeated="16372"/>
        </table:table-row>
        <table:table-row table:style-name="ro2" table:visibility="filter">
          <table:table-cell office:value-type="float" office:value="1" table:style-name="ce4">
            <text:p>1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Начисление</text:p>
          </table:table-cell>
          <table:table-cell office:value-type="float" office:value="2846" table:style-name="ce5">
            <text:p>2846</text:p>
          </table:table-cell>
          <table:table-cell office:value-type="string" office:string-value="Восток" table:formula="of:=VLOOKUP([.E2];[Управляющие_компании.A:.C];2;0)" table:style-name="ce1">
            <text:p>Восток</text:p>
          </table:table-cell>
          <table:table-cell office:value-type="string" office:string-value="Волкова" table:formula="of:=VLOOKUP([.D2];[Лицевые_счета.A:.G];2;0)" table:style-name="ce6">
            <text:p>Волкова</text:p>
          </table:table-cell>
          <table:table-cell office:value-type="float" office:value="14" table:formula="of:=VLOOKUP([.D2];[Лицевые_счета.A:.G];3;0)" table:style-name="ce1">
            <text:p>14</text:p>
          </table:table-cell>
          <table:table-cell table:number-columns-repeated="16374" table:style-name="ce1"/>
        </table:table-row>
        <table:table-row table:style-name="ro2" table:visibility="filter">
          <table:table-cell office:value-type="float" office:value="2" table:style-name="ce4">
            <text:p>2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0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Начисление</text:p>
          </table:table-cell>
          <table:table-cell office:value-type="float" office:value="4786" table:style-name="ce5">
            <text:p>4786</text:p>
          </table:table-cell>
          <table:table-cell office:value-type="string" office:string-value="ЖКХ-Трест 1" table:formula="of:=VLOOKUP([.E3];[Управляющие_компании.A:.C];2;0)" table:style-name="ce1">
            <text:p>ЖКХ-Трест 1</text:p>
          </table:table-cell>
          <table:table-cell office:value-type="string" office:string-value="Гоголя" table:formula="of:=VLOOKUP([.D3];[Лицевые_счета.A:.G];2;0)" table:style-name="ce6">
            <text:p>Гоголя</text:p>
          </table:table-cell>
          <table:table-cell office:value-type="float" office:value="7" table:formula="of:=VLOOKUP([.D3];[Лицевые_счета.A:.G];3;0)" table:style-name="ce1">
            <text:p>7</text:p>
          </table:table-cell>
          <table:table-cell table:number-columns-repeated="16374" table:style-name="ce1"/>
        </table:table-row>
        <table:table-row table:style-name="ro2" table:visibility="filter">
          <table:table-cell office:value-type="float" office:value="3" table:style-name="ce4">
            <text:p>3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Начисление</text:p>
          </table:table-cell>
          <table:table-cell office:value-type="float" office:value="6877" table:style-name="ce5">
            <text:p>6877</text:p>
          </table:table-cell>
          <table:table-cell office:value-type="string" office:string-value="ЖКХ-Трест 1" table:formula="of:=VLOOKUP([.E4];[Управляющие_компании.A:.C];2;0)" table:style-name="ce1">
            <text:p>ЖКХ-Трест 1</text:p>
          </table:table-cell>
          <table:table-cell office:value-type="string" office:string-value="Гоголя" table:formula="of:=VLOOKUP([.D4];[Лицевые_счета.A:.G];2;0)" table:style-name="ce6">
            <text:p>Гоголя</text:p>
          </table:table-cell>
          <table:table-cell office:value-type="float" office:value="7" table:formula="of:=VLOOKUP([.D4];[Лицевые_счета.A:.G];3;0)" table:style-name="ce1">
            <text:p>7</text:p>
          </table:table-cell>
          <table:table-cell table:number-columns-repeated="16374" table:style-name="ce1"/>
        </table:table-row>
        <table:table-row table:style-name="ro2" table:visibility="filter">
          <table:table-cell office:value-type="float" office:value="4" table:style-name="ce4">
            <text:p>4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Начисление</text:p>
          </table:table-cell>
          <table:table-cell office:value-type="float" office:value="4262" table:style-name="ce5">
            <text:p>4262</text:p>
          </table:table-cell>
          <table:table-cell office:value-type="string" office:string-value="ЖКХ-Трест 1" table:formula="of:=VLOOKUP([.E5];[Управляющие_компании.A:.C];2;0)" table:style-name="ce1">
            <text:p>ЖКХ-Трест 1</text:p>
          </table:table-cell>
          <table:table-cell office:value-type="string" office:string-value="Гоголя" table:formula="of:=VLOOKUP([.D5];[Лицевые_счета.A:.G];2;0)" table:style-name="ce6">
            <text:p>Гоголя</text:p>
          </table:table-cell>
          <table:table-cell office:value-type="float" office:value="7" table:formula="of:=VLOOKUP([.D5];[Лицевые_счета.A:.G];3;0)" table:style-name="ce1">
            <text:p>7</text:p>
          </table:table-cell>
          <table:table-cell table:number-columns-repeated="16374" table:style-name="ce1"/>
        </table:table-row>
        <table:table-row table:style-name="ro2" table:visibility="filter">
          <table:table-cell office:value-type="float" office:value="5" table:style-name="ce4">
            <text:p>5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3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Начисление</text:p>
          </table:table-cell>
          <table:table-cell office:value-type="float" office:value="6296" table:style-name="ce5">
            <text:p>6296</text:p>
          </table:table-cell>
          <table:table-cell office:value-type="string" office:string-value="ЖКХ-Трест 1" table:formula="of:=VLOOKUP([.E6];[Управляющие_компании.A:.C];2;0)" table:style-name="ce1">
            <text:p>ЖКХ-Трест 1</text:p>
          </table:table-cell>
          <table:table-cell office:value-type="string" office:string-value="Гоголя" table:formula="of:=VLOOKUP([.D6];[Лицевые_счета.A:.G];2;0)" table:style-name="ce6">
            <text:p>Гоголя</text:p>
          </table:table-cell>
          <table:table-cell office:value-type="float" office:value="7" table:formula="of:=VLOOKUP([.D6];[Лицевые_счета.A:.G];3;0)" table:style-name="ce1">
            <text:p>7</text:p>
          </table:table-cell>
          <table:table-cell table:number-columns-repeated="16374" table:style-name="ce1"/>
        </table:table-row>
        <table:table-row table:style-name="ro2" table:visibility="filter">
          <table:table-cell office:value-type="float" office:value="6" table:style-name="ce4">
            <text:p>6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Начисление</text:p>
          </table:table-cell>
          <table:table-cell office:value-type="float" office:value="5472" table:style-name="ce5">
            <text:p>5472</text:p>
          </table:table-cell>
          <table:table-cell office:value-type="string" office:string-value="ЖКХ-Трест 1" table:formula="of:=VLOOKUP([.E7];[Управляющие_компании.A:.C];2;0)" table:style-name="ce1">
            <text:p>ЖКХ-Трест 1</text:p>
          </table:table-cell>
          <table:table-cell office:value-type="string" office:string-value="Гоголя" table:formula="of:=VLOOKUP([.D7];[Лицевые_счета.A:.G];2;0)" table:style-name="ce6">
            <text:p>Гоголя</text:p>
          </table:table-cell>
          <table:table-cell office:value-type="float" office:value="7" table:formula="of:=VLOOKUP([.D7];[Лицевые_счета.A:.G];3;0)" table:style-name="ce1">
            <text:p>7</text:p>
          </table:table-cell>
          <table:table-cell table:number-columns-repeated="16374" table:style-name="ce1"/>
        </table:table-row>
        <table:table-row table:style-name="ro2" table:visibility="filter">
          <table:table-cell office:value-type="float" office:value="7" table:style-name="ce4">
            <text:p>7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4969" table:style-name="ce5">
            <text:p>4969</text:p>
          </table:table-cell>
          <table:table-cell office:value-type="string" office:string-value="Город 1" table:formula="of:=VLOOKUP([.E8];[Управляющие_компании.A:.C];2;0)" table:style-name="ce1">
            <text:p>Город 1</text:p>
          </table:table-cell>
          <table:table-cell office:value-type="string" office:string-value="Гоголя" table:formula="of:=VLOOKUP([.D8];[Лицевые_счета.A:.G];2;0)" table:style-name="ce6">
            <text:p>Гоголя</text:p>
          </table:table-cell>
          <table:table-cell office:value-type="float" office:value="8" table:formula="of:=VLOOKUP([.D8];[Лицевые_счета.A:.G];3;0)" table:style-name="ce1">
            <text:p>8</text:p>
          </table:table-cell>
          <table:table-cell table:number-columns-repeated="16374" table:style-name="ce1"/>
        </table:table-row>
        <table:table-row table:style-name="ro2" table:visibility="filter">
          <table:table-cell office:value-type="float" office:value="8" table:style-name="ce4">
            <text:p>8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6519" table:style-name="ce5">
            <text:p>6519</text:p>
          </table:table-cell>
          <table:table-cell office:value-type="string" office:string-value="Город 1" table:formula="of:=VLOOKUP([.E9];[Управляющие_компании.A:.C];2;0)" table:style-name="ce1">
            <text:p>Город 1</text:p>
          </table:table-cell>
          <table:table-cell office:value-type="string" office:string-value="Гоголя" table:formula="of:=VLOOKUP([.D9];[Лицевые_счета.A:.G];2;0)" table:style-name="ce6">
            <text:p>Гоголя</text:p>
          </table:table-cell>
          <table:table-cell office:value-type="float" office:value="8" table:formula="of:=VLOOKUP([.D9];[Лицевые_счета.A:.G];3;0)" table:style-name="ce1">
            <text:p>8</text:p>
          </table:table-cell>
          <table:table-cell table:number-columns-repeated="16374" table:style-name="ce1"/>
        </table:table-row>
        <table:table-row table:style-name="ro2" table:visibility="filter">
          <table:table-cell office:value-type="float" office:value="9" table:style-name="ce4">
            <text:p>9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6697" table:style-name="ce5">
            <text:p>6697</text:p>
          </table:table-cell>
          <table:table-cell office:value-type="string" office:string-value="Город 1" table:formula="of:=VLOOKUP([.E10];[Управляющие_компании.A:.C];2;0)" table:style-name="ce1">
            <text:p>Город 1</text:p>
          </table:table-cell>
          <table:table-cell office:value-type="string" office:string-value="Гоголя" table:formula="of:=VLOOKUP([.D10];[Лицевые_счета.A:.G];2;0)" table:style-name="ce6">
            <text:p>Гоголя</text:p>
          </table:table-cell>
          <table:table-cell office:value-type="float" office:value="8" table:formula="of:=VLOOKUP([.D10];[Лицевые_счета.A:.G];3;0)" table:style-name="ce1">
            <text:p>8</text:p>
          </table:table-cell>
          <table:table-cell table:number-columns-repeated="16374" table:style-name="ce1"/>
        </table:table-row>
        <table:table-row table:style-name="ro2" table:visibility="filter">
          <table:table-cell office:value-type="float" office:value="10" table:style-name="ce4">
            <text:p>10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3532" table:style-name="ce5">
            <text:p>3532</text:p>
          </table:table-cell>
          <table:table-cell office:value-type="string" office:string-value="Город 1" table:formula="of:=VLOOKUP([.E11];[Управляющие_компании.A:.C];2;0)" table:style-name="ce1">
            <text:p>Город 1</text:p>
          </table:table-cell>
          <table:table-cell office:value-type="string" office:string-value="Гоголя" table:formula="of:=VLOOKUP([.D11];[Лицевые_счета.A:.G];2;0)" table:style-name="ce6">
            <text:p>Гоголя</text:p>
          </table:table-cell>
          <table:table-cell office:value-type="float" office:value="8" table:formula="of:=VLOOKUP([.D11];[Лицевые_счета.A:.G];3;0)" table:style-name="ce1">
            <text:p>8</text:p>
          </table:table-cell>
          <table:table-cell table:number-columns-repeated="16374" table:style-name="ce1"/>
        </table:table-row>
        <table:table-row table:style-name="ro2" table:visibility="filter">
          <table:table-cell office:value-type="float" office:value="11" table:style-name="ce4">
            <text:p>11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4312" table:style-name="ce5">
            <text:p>4312</text:p>
          </table:table-cell>
          <table:table-cell office:value-type="string" office:string-value="Город 1" table:formula="of:=VLOOKUP([.E12];[Управляющие_компании.A:.C];2;0)" table:style-name="ce1">
            <text:p>Город 1</text:p>
          </table:table-cell>
          <table:table-cell office:value-type="string" office:string-value="Гоголя" table:formula="of:=VLOOKUP([.D12];[Лицевые_счета.A:.G];2;0)" table:style-name="ce6">
            <text:p>Гоголя</text:p>
          </table:table-cell>
          <table:table-cell office:value-type="float" office:value="8" table:formula="of:=VLOOKUP([.D12];[Лицевые_счета.A:.G];3;0)" table:style-name="ce1">
            <text:p>8</text:p>
          </table:table-cell>
          <table:table-cell table:number-columns-repeated="16374" table:style-name="ce1"/>
        </table:table-row>
        <table:table-row table:style-name="ro2" table:visibility="filter">
          <table:table-cell office:value-type="float" office:value="12" table:style-name="ce4">
            <text:p>12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Начисление</text:p>
          </table:table-cell>
          <table:table-cell office:value-type="float" office:value="5782" table:style-name="ce5">
            <text:p>5782</text:p>
          </table:table-cell>
          <table:table-cell office:value-type="string" office:string-value="Восток" table:formula="of:=VLOOKUP([.E13];[Управляющие_компании.A:.C];2;0)" table:style-name="ce1">
            <text:p>Восток</text:p>
          </table:table-cell>
          <table:table-cell office:value-type="string" office:string-value="Волкова" table:formula="of:=VLOOKUP([.D13];[Лицевые_счета.A:.G];2;0)" table:style-name="ce6">
            <text:p>Волкова</text:p>
          </table:table-cell>
          <table:table-cell office:value-type="float" office:value="14" table:formula="of:=VLOOKUP([.D13];[Лицевые_счета.A:.G];3;0)" table:style-name="ce1">
            <text:p>14</text:p>
          </table:table-cell>
          <table:table-cell table:number-columns-repeated="16374" table:style-name="ce1"/>
        </table:table-row>
        <table:table-row table:style-name="ro2" table:visibility="filter">
          <table:table-cell office:value-type="float" office:value="13" table:style-name="ce4">
            <text:p>13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3650" table:style-name="ce5">
            <text:p>3650</text:p>
          </table:table-cell>
          <table:table-cell office:value-type="string" office:string-value="Город 1" table:formula="of:=VLOOKUP([.E14];[Управляющие_компании.A:.C];2;0)" table:style-name="ce1">
            <text:p>Город 1</text:p>
          </table:table-cell>
          <table:table-cell office:value-type="string" office:string-value="Гоголя" table:formula="of:=VLOOKUP([.D14];[Лицевые_счета.A:.G];2;0)" table:style-name="ce6">
            <text:p>Гоголя</text:p>
          </table:table-cell>
          <table:table-cell office:value-type="float" office:value="8" table:formula="of:=VLOOKUP([.D14];[Лицевые_счета.A:.G];3;0)" table:style-name="ce1">
            <text:p>8</text:p>
          </table:table-cell>
          <table:table-cell table:number-columns-repeated="16374" table:style-name="ce1"/>
        </table:table-row>
        <table:table-row table:style-name="ro2" table:visibility="filter">
          <table:table-cell office:value-type="float" office:value="14" table:style-name="ce4">
            <text:p>14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4458" table:style-name="ce5">
            <text:p>4458</text:p>
          </table:table-cell>
          <table:table-cell office:value-type="string" office:string-value="Город 1" table:formula="of:=VLOOKUP([.E15];[Управляющие_компании.A:.C];2;0)" table:style-name="ce1">
            <text:p>Город 1</text:p>
          </table:table-cell>
          <table:table-cell office:value-type="string" office:string-value="Гоголя" table:formula="of:=VLOOKUP([.D15];[Лицевые_счета.A:.G];2;0)" table:style-name="ce6">
            <text:p>Гоголя</text:p>
          </table:table-cell>
          <table:table-cell office:value-type="float" office:value="8" table:formula="of:=VLOOKUP([.D15];[Лицевые_счета.A:.G];3;0)" table:style-name="ce1">
            <text:p>8</text:p>
          </table:table-cell>
          <table:table-cell table:number-columns-repeated="16374" table:style-name="ce1"/>
        </table:table-row>
        <table:table-row table:style-name="ro2">
          <table:table-cell office:value-type="float" office:value="15" table:style-name="ce4">
            <text:p>15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3610" table:style-name="ce5">
            <text:p>3610</text:p>
          </table:table-cell>
          <table:table-cell office:value-type="string" office:string-value="Стрела" table:formula="of:=VLOOKUP([.E16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16];[Лицевые_счета.A:.G];2;0)" table:style-name="ce6">
            <text:p>Железнодорожная</text:p>
          </table:table-cell>
          <table:table-cell office:value-type="float" office:value="4" table:formula="of:=VLOOKUP([.D16];[Лицевые_счета.A:.G];3;0)" table:style-name="ce1">
            <text:p>4</text:p>
          </table:table-cell>
          <table:table-cell table:number-columns-repeated="16374" table:style-name="ce1"/>
        </table:table-row>
        <table:table-row table:style-name="ro2">
          <table:table-cell office:value-type="float" office:value="16" table:style-name="ce4">
            <text:p>16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5407" table:style-name="ce5">
            <text:p>5407</text:p>
          </table:table-cell>
          <table:table-cell office:value-type="string" office:string-value="Стрела" table:formula="of:=VLOOKUP([.E17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17];[Лицевые_счета.A:.G];2;0)" table:style-name="ce6">
            <text:p>Железнодорожная</text:p>
          </table:table-cell>
          <table:table-cell office:value-type="float" office:value="4" table:formula="of:=VLOOKUP([.D17];[Лицевые_счета.A:.G];3;0)" table:style-name="ce1">
            <text:p>4</text:p>
          </table:table-cell>
          <table:table-cell table:number-columns-repeated="16374"/>
        </table:table-row>
        <table:table-row table:style-name="ro2">
          <table:table-cell office:value-type="float" office:value="17" table:style-name="ce4">
            <text:p>17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6440" table:style-name="ce5">
            <text:p>6440</text:p>
          </table:table-cell>
          <table:table-cell office:value-type="string" office:string-value="Стрела" table:formula="of:=VLOOKUP([.E18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18];[Лицевые_счета.A:.G];2;0)" table:style-name="ce6">
            <text:p>Железнодорожная</text:p>
          </table:table-cell>
          <table:table-cell office:value-type="float" office:value="4" table:formula="of:=VLOOKUP([.D18];[Лицевые_счета.A:.G];3;0)" table:style-name="ce1">
            <text:p>4</text:p>
          </table:table-cell>
          <table:table-cell table:number-columns-repeated="16374"/>
        </table:table-row>
        <table:table-row table:style-name="ro2">
          <table:table-cell office:value-type="float" office:value="18" table:style-name="ce4">
            <text:p>18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3089" table:style-name="ce5">
            <text:p>3089</text:p>
          </table:table-cell>
          <table:table-cell office:value-type="string" office:string-value="Стрела" table:formula="of:=VLOOKUP([.E19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19];[Лицевые_счета.A:.G];2;0)" table:style-name="ce6">
            <text:p>Железнодорожная</text:p>
          </table:table-cell>
          <table:table-cell office:value-type="float" office:value="4" table:formula="of:=VLOOKUP([.D19];[Лицевые_счета.A:.G];3;0)" table:style-name="ce1">
            <text:p>4</text:p>
          </table:table-cell>
          <table:table-cell table:number-columns-repeated="16374"/>
        </table:table-row>
        <table:table-row table:style-name="ro2">
          <table:table-cell office:value-type="float" office:value="19" table:style-name="ce4">
            <text:p>19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6565" table:style-name="ce5">
            <text:p>6565</text:p>
          </table:table-cell>
          <table:table-cell office:value-type="string" office:string-value="Стрела" table:formula="of:=VLOOKUP([.E20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20];[Лицевые_счета.A:.G];2;0)" table:style-name="ce6">
            <text:p>Железнодорожная</text:p>
          </table:table-cell>
          <table:table-cell office:value-type="float" office:value="4" table:formula="of:=VLOOKUP([.D20];[Лицевые_счета.A:.G];3;0)" table:style-name="ce1">
            <text:p>4</text:p>
          </table:table-cell>
          <table:table-cell table:number-columns-repeated="16374"/>
        </table:table-row>
        <table:table-row table:style-name="ro2">
          <table:table-cell office:value-type="float" office:value="20" table:style-name="ce4">
            <text:p>20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4728" table:style-name="ce5">
            <text:p>4728</text:p>
          </table:table-cell>
          <table:table-cell office:value-type="string" office:string-value="Стрела" table:formula="of:=VLOOKUP([.E21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21];[Лицевые_счета.A:.G];2;0)" table:style-name="ce6">
            <text:p>Железнодорожная</text:p>
          </table:table-cell>
          <table:table-cell office:value-type="float" office:value="4" table:formula="of:=VLOOKUP([.D21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21" table:style-name="ce4">
            <text:p>21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5414" table:style-name="ce5">
            <text:p>5414</text:p>
          </table:table-cell>
          <table:table-cell office:value-type="string" office:string-value="Эксплуатация" table:formula="of:=VLOOKUP([.E22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2];[Лицевые_счета.A:.G];2;0)" table:style-name="ce6">
            <text:p>Железнодорожная</text:p>
          </table:table-cell>
          <table:table-cell office:value-type="float" office:value="5" table:formula="of:=VLOOKUP([.D2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2" table:style-name="ce4">
            <text:p>22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3076" table:style-name="ce5">
            <text:p>3076</text:p>
          </table:table-cell>
          <table:table-cell office:value-type="string" office:string-value="Эксплуатация" table:formula="of:=VLOOKUP([.E23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3];[Лицевые_счета.A:.G];2;0)" table:style-name="ce6">
            <text:p>Железнодорожная</text:p>
          </table:table-cell>
          <table:table-cell office:value-type="float" office:value="5" table:formula="of:=VLOOKUP([.D2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3" table:style-name="ce4">
            <text:p>23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Начисление</text:p>
          </table:table-cell>
          <table:table-cell office:value-type="float" office:value="4360" table:style-name="ce5">
            <text:p>4360</text:p>
          </table:table-cell>
          <table:table-cell office:value-type="string" office:string-value="Восток" table:formula="of:=VLOOKUP([.E24];[Управляющие_компании.A:.C];2;0)" table:style-name="ce1">
            <text:p>Восток</text:p>
          </table:table-cell>
          <table:table-cell office:value-type="string" office:string-value="Волкова" table:formula="of:=VLOOKUP([.D24];[Лицевые_счета.A:.G];2;0)" table:style-name="ce6">
            <text:p>Волкова</text:p>
          </table:table-cell>
          <table:table-cell office:value-type="float" office:value="14" table:formula="of:=VLOOKUP([.D24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24" table:style-name="ce4">
            <text:p>24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6609" table:style-name="ce5">
            <text:p>6609</text:p>
          </table:table-cell>
          <table:table-cell office:value-type="string" office:string-value="Эксплуатация" table:formula="of:=VLOOKUP([.E25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5];[Лицевые_счета.A:.G];2;0)" table:style-name="ce6">
            <text:p>Железнодорожная</text:p>
          </table:table-cell>
          <table:table-cell office:value-type="float" office:value="5" table:formula="of:=VLOOKUP([.D2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5" table:style-name="ce4">
            <text:p>25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6550" table:style-name="ce5">
            <text:p>6550</text:p>
          </table:table-cell>
          <table:table-cell office:value-type="string" office:string-value="Эксплуатация" table:formula="of:=VLOOKUP([.E26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6];[Лицевые_счета.A:.G];2;0)" table:style-name="ce6">
            <text:p>Железнодорожная</text:p>
          </table:table-cell>
          <table:table-cell office:value-type="float" office:value="5" table:formula="of:=VLOOKUP([.D26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6" table:style-name="ce4">
            <text:p>26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5633" table:style-name="ce5">
            <text:p>5633</text:p>
          </table:table-cell>
          <table:table-cell office:value-type="string" office:string-value="Эксплуатация" table:formula="of:=VLOOKUP([.E27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7];[Лицевые_счета.A:.G];2;0)" table:style-name="ce6">
            <text:p>Железнодорожная</text:p>
          </table:table-cell>
          <table:table-cell office:value-type="float" office:value="5" table:formula="of:=VLOOKUP([.D2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7" table:style-name="ce4">
            <text:p>27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3288" table:style-name="ce5">
            <text:p>3288</text:p>
          </table:table-cell>
          <table:table-cell office:value-type="string" office:string-value="Эксплуатация" table:formula="of:=VLOOKUP([.E28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8];[Лицевые_счета.A:.G];2;0)" table:style-name="ce6">
            <text:p>Железнодорожная</text:p>
          </table:table-cell>
          <table:table-cell office:value-type="float" office:value="5" table:formula="of:=VLOOKUP([.D2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8" table:style-name="ce4">
            <text:p>28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2939" table:style-name="ce5">
            <text:p>2939</text:p>
          </table:table-cell>
          <table:table-cell office:value-type="string" office:string-value="Эксплуатация" table:formula="of:=VLOOKUP([.E29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9];[Лицевые_счета.A:.G];2;0)" table:style-name="ce6">
            <text:p>Железнодорожная</text:p>
          </table:table-cell>
          <table:table-cell office:value-type="float" office:value="5" table:formula="of:=VLOOKUP([.D2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9" table:style-name="ce4">
            <text:p>29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6803" table:style-name="ce5">
            <text:p>6803</text:p>
          </table:table-cell>
          <table:table-cell office:value-type="string" office:string-value="Эксплуатация" table:formula="of:=VLOOKUP([.E30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0];[Лицевые_счета.A:.G];2;0)" table:style-name="ce6">
            <text:p>Железнодорожная</text:p>
          </table:table-cell>
          <table:table-cell office:value-type="float" office:value="5" table:formula="of:=VLOOKUP([.D3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0" table:style-name="ce4">
            <text:p>30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6303" table:style-name="ce5">
            <text:p>6303</text:p>
          </table:table-cell>
          <table:table-cell office:value-type="string" office:string-value="Эксплуатация" table:formula="of:=VLOOKUP([.E31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1];[Лицевые_счета.A:.G];2;0)" table:style-name="ce6">
            <text:p>Железнодорожная</text:p>
          </table:table-cell>
          <table:table-cell office:value-type="float" office:value="5" table:formula="of:=VLOOKUP([.D3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1" table:style-name="ce4">
            <text:p>31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6462" table:style-name="ce5">
            <text:p>6462</text:p>
          </table:table-cell>
          <table:table-cell office:value-type="string" office:string-value="Эксплуатация" table:formula="of:=VLOOKUP([.E32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2];[Лицевые_счета.A:.G];2;0)" table:style-name="ce6">
            <text:p>Железнодорожная</text:p>
          </table:table-cell>
          <table:table-cell office:value-type="float" office:value="5" table:formula="of:=VLOOKUP([.D3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2" table:style-name="ce4">
            <text:p>32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5680" table:style-name="ce5">
            <text:p>5680</text:p>
          </table:table-cell>
          <table:table-cell office:value-type="string" office:string-value="Эксплуатация" table:formula="of:=VLOOKUP([.E33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3];[Лицевые_счета.A:.G];2;0)" table:style-name="ce6">
            <text:p>Железнодорожная</text:p>
          </table:table-cell>
          <table:table-cell office:value-type="float" office:value="5" table:formula="of:=VLOOKUP([.D3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3" table:style-name="ce4">
            <text:p>33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4715" table:style-name="ce5">
            <text:p>4715</text:p>
          </table:table-cell>
          <table:table-cell office:value-type="string" office:string-value="Эксплуатация" table:formula="of:=VLOOKUP([.E34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4];[Лицевые_счета.A:.G];2;0)" table:style-name="ce6">
            <text:p>Железнодорожная</text:p>
          </table:table-cell>
          <table:table-cell office:value-type="float" office:value="5" table:formula="of:=VLOOKUP([.D3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4" table:style-name="ce4">
            <text:p>34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Начисление</text:p>
          </table:table-cell>
          <table:table-cell office:value-type="float" office:value="4286" table:style-name="ce5">
            <text:p>4286</text:p>
          </table:table-cell>
          <table:table-cell office:value-type="string" office:string-value="Восток" table:formula="of:=VLOOKUP([.E35];[Управляющие_компании.A:.C];2;0)" table:style-name="ce1">
            <text:p>Восток</text:p>
          </table:table-cell>
          <table:table-cell office:value-type="string" office:string-value="Волкова" table:formula="of:=VLOOKUP([.D35];[Лицевые_счета.A:.G];2;0)" table:style-name="ce6">
            <text:p>Волкова</text:p>
          </table:table-cell>
          <table:table-cell office:value-type="float" office:value="14" table:formula="of:=VLOOKUP([.D35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35" table:style-name="ce4">
            <text:p>35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6364" table:style-name="ce5">
            <text:p>6364</text:p>
          </table:table-cell>
          <table:table-cell office:value-type="string" office:string-value="Эксплуатация" table:formula="of:=VLOOKUP([.E36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6];[Лицевые_счета.A:.G];2;0)" table:style-name="ce6">
            <text:p>Железнодорожная</text:p>
          </table:table-cell>
          <table:table-cell office:value-type="float" office:value="5" table:formula="of:=VLOOKUP([.D36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6" table:style-name="ce4">
            <text:p>36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3389" table:style-name="ce5">
            <text:p>3389</text:p>
          </table:table-cell>
          <table:table-cell office:value-type="string" office:string-value="Эксплуатация" table:formula="of:=VLOOKUP([.E37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7];[Лицевые_счета.A:.G];2;0)" table:style-name="ce6">
            <text:p>Железнодорожная</text:p>
          </table:table-cell>
          <table:table-cell office:value-type="float" office:value="5" table:formula="of:=VLOOKUP([.D3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7" table:style-name="ce4">
            <text:p>37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2889" table:style-name="ce5">
            <text:p>2889</text:p>
          </table:table-cell>
          <table:table-cell office:value-type="string" office:string-value="Эксплуатация" table:formula="of:=VLOOKUP([.E38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8];[Лицевые_счета.A:.G];2;0)" table:style-name="ce6">
            <text:p>Железнодорожная</text:p>
          </table:table-cell>
          <table:table-cell office:value-type="float" office:value="5" table:formula="of:=VLOOKUP([.D3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8" table:style-name="ce4">
            <text:p>38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3645" table:style-name="ce5">
            <text:p>3645</text:p>
          </table:table-cell>
          <table:table-cell office:value-type="string" office:string-value="Эксплуатация" table:formula="of:=VLOOKUP([.E39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9];[Лицевые_счета.A:.G];2;0)" table:style-name="ce6">
            <text:p>Железнодорожная</text:p>
          </table:table-cell>
          <table:table-cell office:value-type="float" office:value="5" table:formula="of:=VLOOKUP([.D3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9" table:style-name="ce4">
            <text:p>39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4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4766" table:style-name="ce5">
            <text:p>4766</text:p>
          </table:table-cell>
          <table:table-cell office:value-type="string" office:string-value="Эксплуатация" table:formula="of:=VLOOKUP([.E40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0];[Лицевые_счета.A:.G];2;0)" table:style-name="ce6">
            <text:p>Железнодорожная</text:p>
          </table:table-cell>
          <table:table-cell office:value-type="float" office:value="5" table:formula="of:=VLOOKUP([.D4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0" table:style-name="ce4">
            <text:p>40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4498" table:style-name="ce5">
            <text:p>4498</text:p>
          </table:table-cell>
          <table:table-cell office:value-type="string" office:string-value="Эксплуатация" table:formula="of:=VLOOKUP([.E41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1];[Лицевые_счета.A:.G];2;0)" table:style-name="ce6">
            <text:p>Железнодорожная</text:p>
          </table:table-cell>
          <table:table-cell office:value-type="float" office:value="5" table:formula="of:=VLOOKUP([.D4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1" table:style-name="ce4">
            <text:p>41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3330" table:style-name="ce5">
            <text:p>3330</text:p>
          </table:table-cell>
          <table:table-cell office:value-type="string" office:string-value="Эксплуатация" table:formula="of:=VLOOKUP([.E42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2];[Лицевые_счета.A:.G];2;0)" table:style-name="ce6">
            <text:p>Железнодорожная</text:p>
          </table:table-cell>
          <table:table-cell office:value-type="float" office:value="5" table:formula="of:=VLOOKUP([.D4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2" table:style-name="ce4">
            <text:p>42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5828" table:style-name="ce5">
            <text:p>5828</text:p>
          </table:table-cell>
          <table:table-cell office:value-type="string" office:string-value="Эксплуатация" table:formula="of:=VLOOKUP([.E43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3];[Лицевые_счета.A:.G];2;0)" table:style-name="ce6">
            <text:p>Железнодорожная</text:p>
          </table:table-cell>
          <table:table-cell office:value-type="float" office:value="5" table:formula="of:=VLOOKUP([.D4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3" table:style-name="ce4">
            <text:p>43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5958" table:style-name="ce5">
            <text:p>5958</text:p>
          </table:table-cell>
          <table:table-cell office:value-type="string" office:string-value="Эксплуатация" table:formula="of:=VLOOKUP([.E44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4];[Лицевые_счета.A:.G];2;0)" table:style-name="ce6">
            <text:p>Железнодорожная</text:p>
          </table:table-cell>
          <table:table-cell office:value-type="float" office:value="5" table:formula="of:=VLOOKUP([.D4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4" table:style-name="ce4">
            <text:p>44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5196" table:style-name="ce5">
            <text:p>5196</text:p>
          </table:table-cell>
          <table:table-cell office:value-type="string" office:string-value="Эксплуатация" table:formula="of:=VLOOKUP([.E45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5];[Лицевые_счета.A:.G];2;0)" table:style-name="ce6">
            <text:p>Железнодорожная</text:p>
          </table:table-cell>
          <table:table-cell office:value-type="float" office:value="5" table:formula="of:=VLOOKUP([.D4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5" table:style-name="ce4">
            <text:p>45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Начисление</text:p>
          </table:table-cell>
          <table:table-cell office:value-type="float" office:value="5943" table:style-name="ce5">
            <text:p>5943</text:p>
          </table:table-cell>
          <table:table-cell office:value-type="string" office:string-value="Восток" table:formula="of:=VLOOKUP([.E46];[Управляющие_компании.A:.C];2;0)" table:style-name="ce1">
            <text:p>Восток</text:p>
          </table:table-cell>
          <table:table-cell office:value-type="string" office:string-value="Волкова" table:formula="of:=VLOOKUP([.D46];[Лицевые_счета.A:.G];2;0)" table:style-name="ce6">
            <text:p>Волкова</text:p>
          </table:table-cell>
          <table:table-cell office:value-type="float" office:value="14" table:formula="of:=VLOOKUP([.D46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46" table:style-name="ce4">
            <text:p>46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5808" table:style-name="ce5">
            <text:p>5808</text:p>
          </table:table-cell>
          <table:table-cell office:value-type="string" office:string-value="Эксплуатация" table:formula="of:=VLOOKUP([.E47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7];[Лицевые_счета.A:.G];2;0)" table:style-name="ce6">
            <text:p>Железнодорожная</text:p>
          </table:table-cell>
          <table:table-cell office:value-type="float" office:value="5" table:formula="of:=VLOOKUP([.D4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7" table:style-name="ce4">
            <text:p>47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6249" table:style-name="ce5">
            <text:p>6249</text:p>
          </table:table-cell>
          <table:table-cell office:value-type="string" office:string-value="Эксплуатация" table:formula="of:=VLOOKUP([.E48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8];[Лицевые_счета.A:.G];2;0)" table:style-name="ce6">
            <text:p>Железнодорожная</text:p>
          </table:table-cell>
          <table:table-cell office:value-type="float" office:value="5" table:formula="of:=VLOOKUP([.D4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8" table:style-name="ce4">
            <text:p>48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3282" table:style-name="ce5">
            <text:p>3282</text:p>
          </table:table-cell>
          <table:table-cell office:value-type="string" office:string-value="Эксплуатация" table:formula="of:=VLOOKUP([.E49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9];[Лицевые_счета.A:.G];2;0)" table:style-name="ce6">
            <text:p>Железнодорожная</text:p>
          </table:table-cell>
          <table:table-cell office:value-type="float" office:value="5" table:formula="of:=VLOOKUP([.D4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9" table:style-name="ce4">
            <text:p>49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5532" table:style-name="ce5">
            <text:p>5532</text:p>
          </table:table-cell>
          <table:table-cell office:value-type="string" office:string-value="Эксплуатация" table:formula="of:=VLOOKUP([.E50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50];[Лицевые_счета.A:.G];2;0)" table:style-name="ce6">
            <text:p>Железнодорожная</text:p>
          </table:table-cell>
          <table:table-cell office:value-type="float" office:value="5" table:formula="of:=VLOOKUP([.D5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50" table:style-name="ce4">
            <text:p>50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5926" table:style-name="ce5">
            <text:p>5926</text:p>
          </table:table-cell>
          <table:table-cell office:value-type="string" office:string-value="Эксплуатация" table:formula="of:=VLOOKUP([.E51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51];[Лицевые_счета.A:.G];2;0)" table:style-name="ce6">
            <text:p>Железнодорожная</text:p>
          </table:table-cell>
          <table:table-cell office:value-type="float" office:value="5" table:formula="of:=VLOOKUP([.D5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51" table:style-name="ce4">
            <text:p>51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3828" table:style-name="ce5">
            <text:p>3828</text:p>
          </table:table-cell>
          <table:table-cell office:value-type="string" office:string-value="Эксплуатация" table:formula="of:=VLOOKUP([.E52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52];[Лицевые_счета.A:.G];2;0)" table:style-name="ce6">
            <text:p>Железнодорожная</text:p>
          </table:table-cell>
          <table:table-cell office:value-type="float" office:value="5" table:formula="of:=VLOOKUP([.D5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52" table:style-name="ce4">
            <text:p>52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Начисление</text:p>
          </table:table-cell>
          <table:table-cell office:value-type="float" office:value="2809" table:style-name="ce5">
            <text:p>2809</text:p>
          </table:table-cell>
          <table:table-cell office:value-type="string" office:string-value="Восход" table:formula="of:=VLOOKUP([.E53];[Управляющие_компании.A:.C];2;0)" table:style-name="ce1">
            <text:p>Восход</text:p>
          </table:table-cell>
          <table:table-cell office:value-type="string" office:string-value="Пушкина" table:formula="of:=VLOOKUP([.D53];[Лицевые_счета.A:.G];2;0)" table:style-name="ce6">
            <text:p>Пушкина</text:p>
          </table:table-cell>
          <table:table-cell office:value-type="float" office:value="2" table:formula="of:=VLOOKUP([.D53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53" table:style-name="ce4">
            <text:p>53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Начисление</text:p>
          </table:table-cell>
          <table:table-cell office:value-type="float" office:value="2815" table:style-name="ce5">
            <text:p>2815</text:p>
          </table:table-cell>
          <table:table-cell office:value-type="string" office:string-value="Восход" table:formula="of:=VLOOKUP([.E54];[Управляющие_компании.A:.C];2;0)" table:style-name="ce1">
            <text:p>Восход</text:p>
          </table:table-cell>
          <table:table-cell office:value-type="string" office:string-value="Пушкина" table:formula="of:=VLOOKUP([.D54];[Лицевые_счета.A:.G];2;0)" table:style-name="ce6">
            <text:p>Пушкина</text:p>
          </table:table-cell>
          <table:table-cell office:value-type="float" office:value="2" table:formula="of:=VLOOKUP([.D54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54" table:style-name="ce4">
            <text:p>54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Начисление</text:p>
          </table:table-cell>
          <table:table-cell office:value-type="float" office:value="3822" table:style-name="ce5">
            <text:p>3822</text:p>
          </table:table-cell>
          <table:table-cell office:value-type="string" office:string-value="Восход" table:formula="of:=VLOOKUP([.E55];[Управляющие_компании.A:.C];2;0)" table:style-name="ce1">
            <text:p>Восход</text:p>
          </table:table-cell>
          <table:table-cell office:value-type="string" office:string-value="Пушкина" table:formula="of:=VLOOKUP([.D55];[Лицевые_счета.A:.G];2;0)" table:style-name="ce6">
            <text:p>Пушкина</text:p>
          </table:table-cell>
          <table:table-cell office:value-type="float" office:value="2" table:formula="of:=VLOOKUP([.D55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55" table:style-name="ce4">
            <text:p>55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Начисление</text:p>
          </table:table-cell>
          <table:table-cell office:value-type="float" office:value="5385" table:style-name="ce5">
            <text:p>5385</text:p>
          </table:table-cell>
          <table:table-cell office:value-type="string" office:string-value="Восход" table:formula="of:=VLOOKUP([.E56];[Управляющие_компании.A:.C];2;0)" table:style-name="ce1">
            <text:p>Восход</text:p>
          </table:table-cell>
          <table:table-cell office:value-type="string" office:string-value="Пушкина" table:formula="of:=VLOOKUP([.D56];[Лицевые_счета.A:.G];2;0)" table:style-name="ce6">
            <text:p>Пушкина</text:p>
          </table:table-cell>
          <table:table-cell office:value-type="float" office:value="2" table:formula="of:=VLOOKUP([.D56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56" table:style-name="ce4">
            <text:p>56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Начисление</text:p>
          </table:table-cell>
          <table:table-cell office:value-type="float" office:value="3681" table:style-name="ce5">
            <text:p>3681</text:p>
          </table:table-cell>
          <table:table-cell office:value-type="string" office:string-value="Восток" table:formula="of:=VLOOKUP([.E57];[Управляющие_компании.A:.C];2;0)" table:style-name="ce1">
            <text:p>Восток</text:p>
          </table:table-cell>
          <table:table-cell office:value-type="string" office:string-value="Волкова" table:formula="of:=VLOOKUP([.D57];[Лицевые_счета.A:.G];2;0)" table:style-name="ce6">
            <text:p>Волкова</text:p>
          </table:table-cell>
          <table:table-cell office:value-type="float" office:value="14" table:formula="of:=VLOOKUP([.D57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57" table:style-name="ce4">
            <text:p>57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Начисление</text:p>
          </table:table-cell>
          <table:table-cell office:value-type="float" office:value="6773" table:style-name="ce5">
            <text:p>6773</text:p>
          </table:table-cell>
          <table:table-cell office:value-type="string" office:string-value="Восход" table:formula="of:=VLOOKUP([.E58];[Управляющие_компании.A:.C];2;0)" table:style-name="ce1">
            <text:p>Восход</text:p>
          </table:table-cell>
          <table:table-cell office:value-type="string" office:string-value="Пушкина" table:formula="of:=VLOOKUP([.D58];[Лицевые_счета.A:.G];2;0)" table:style-name="ce6">
            <text:p>Пушкина</text:p>
          </table:table-cell>
          <table:table-cell office:value-type="float" office:value="2" table:formula="of:=VLOOKUP([.D58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58" table:style-name="ce4">
            <text:p>58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Начисление</text:p>
          </table:table-cell>
          <table:table-cell office:value-type="float" office:value="4569" table:style-name="ce5">
            <text:p>4569</text:p>
          </table:table-cell>
          <table:table-cell office:value-type="string" office:string-value="Восход" table:formula="of:=VLOOKUP([.E59];[Управляющие_компании.A:.C];2;0)" table:style-name="ce1">
            <text:p>Восход</text:p>
          </table:table-cell>
          <table:table-cell office:value-type="string" office:string-value="Пушкина" table:formula="of:=VLOOKUP([.D59];[Лицевые_счета.A:.G];2;0)" table:style-name="ce6">
            <text:p>Пушкина</text:p>
          </table:table-cell>
          <table:table-cell office:value-type="float" office:value="2" table:formula="of:=VLOOKUP([.D59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59" table:style-name="ce4">
            <text:p>59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Начисление</text:p>
          </table:table-cell>
          <table:table-cell office:value-type="float" office:value="6889" table:style-name="ce5">
            <text:p>6889</text:p>
          </table:table-cell>
          <table:table-cell office:value-type="string" office:string-value="Восход" table:formula="of:=VLOOKUP([.E60];[Управляющие_компании.A:.C];2;0)" table:style-name="ce1">
            <text:p>Восход</text:p>
          </table:table-cell>
          <table:table-cell office:value-type="string" office:string-value="Пушкина" table:formula="of:=VLOOKUP([.D60];[Лицевые_счета.A:.G];2;0)" table:style-name="ce6">
            <text:p>Пушкина</text:p>
          </table:table-cell>
          <table:table-cell office:value-type="float" office:value="2" table:formula="of:=VLOOKUP([.D60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60" table:style-name="ce4">
            <text:p>60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Начисление</text:p>
          </table:table-cell>
          <table:table-cell office:value-type="float" office:value="4181" table:style-name="ce5">
            <text:p>4181</text:p>
          </table:table-cell>
          <table:table-cell office:value-type="string" office:string-value="Восход" table:formula="of:=VLOOKUP([.E61];[Управляющие_компании.A:.C];2;0)" table:style-name="ce1">
            <text:p>Восход</text:p>
          </table:table-cell>
          <table:table-cell office:value-type="string" office:string-value="Пушкина" table:formula="of:=VLOOKUP([.D61];[Лицевые_счета.A:.G];2;0)" table:style-name="ce6">
            <text:p>Пушкина</text:p>
          </table:table-cell>
          <table:table-cell office:value-type="float" office:value="2" table:formula="of:=VLOOKUP([.D61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61" table:style-name="ce4">
            <text:p>61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Начисление</text:p>
          </table:table-cell>
          <table:table-cell office:value-type="float" office:value="5840" table:style-name="ce5">
            <text:p>5840</text:p>
          </table:table-cell>
          <table:table-cell office:value-type="string" office:string-value="Восход" table:formula="of:=VLOOKUP([.E62];[Управляющие_компании.A:.C];2;0)" table:style-name="ce1">
            <text:p>Восход</text:p>
          </table:table-cell>
          <table:table-cell office:value-type="string" office:string-value="Пушкина" table:formula="of:=VLOOKUP([.D62];[Лицевые_счета.A:.G];2;0)" table:style-name="ce6">
            <text:p>Пушкина</text:p>
          </table:table-cell>
          <table:table-cell office:value-type="float" office:value="2" table:formula="of:=VLOOKUP([.D62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62" table:style-name="ce4">
            <text:p>62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Начисление</text:p>
          </table:table-cell>
          <table:table-cell office:value-type="float" office:value="6565" table:style-name="ce5">
            <text:p>6565</text:p>
          </table:table-cell>
          <table:table-cell office:value-type="string" office:string-value="Восход" table:formula="of:=VLOOKUP([.E63];[Управляющие_компании.A:.C];2;0)" table:style-name="ce1">
            <text:p>Восход</text:p>
          </table:table-cell>
          <table:table-cell office:value-type="string" office:string-value="Пушкина" table:formula="of:=VLOOKUP([.D63];[Лицевые_счета.A:.G];2;0)" table:style-name="ce6">
            <text:p>Пушкина</text:p>
          </table:table-cell>
          <table:table-cell office:value-type="float" office:value="2" table:formula="of:=VLOOKUP([.D63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63" table:style-name="ce4">
            <text:p>63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Начисление</text:p>
          </table:table-cell>
          <table:table-cell office:value-type="float" office:value="3855" table:style-name="ce5">
            <text:p>3855</text:p>
          </table:table-cell>
          <table:table-cell office:value-type="string" office:string-value="ЖКХ-Трест 1" table:formula="of:=VLOOKUP([.E64];[Управляющие_компании.A:.C];2;0)" table:style-name="ce1">
            <text:p>ЖКХ-Трест 1</text:p>
          </table:table-cell>
          <table:table-cell office:value-type="string" office:string-value="Гоголя" table:formula="of:=VLOOKUP([.D64];[Лицевые_счета.A:.G];2;0)" table:style-name="ce6">
            <text:p>Гоголя</text:p>
          </table:table-cell>
          <table:table-cell office:value-type="float" office:value="7" table:formula="of:=VLOOKUP([.D64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64" table:style-name="ce4">
            <text:p>64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8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Начисление</text:p>
          </table:table-cell>
          <table:table-cell office:value-type="float" office:value="5180" table:style-name="ce5">
            <text:p>5180</text:p>
          </table:table-cell>
          <table:table-cell office:value-type="string" office:string-value="ЖКХ-Трест 1" table:formula="of:=VLOOKUP([.E65];[Управляющие_компании.A:.C];2;0)" table:style-name="ce1">
            <text:p>ЖКХ-Трест 1</text:p>
          </table:table-cell>
          <table:table-cell office:value-type="string" office:string-value="Гоголя" table:formula="of:=VLOOKUP([.D65];[Лицевые_счета.A:.G];2;0)" table:style-name="ce6">
            <text:p>Гоголя</text:p>
          </table:table-cell>
          <table:table-cell office:value-type="float" office:value="7" table:formula="of:=VLOOKUP([.D65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65" table:style-name="ce4">
            <text:p>65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Начисление</text:p>
          </table:table-cell>
          <table:table-cell office:value-type="float" office:value="6584" table:style-name="ce5">
            <text:p>6584</text:p>
          </table:table-cell>
          <table:table-cell office:value-type="string" office:string-value="ЖКХ-Трест 1" table:formula="of:=VLOOKUP([.E66];[Управляющие_компании.A:.C];2;0)" table:style-name="ce1">
            <text:p>ЖКХ-Трест 1</text:p>
          </table:table-cell>
          <table:table-cell office:value-type="string" office:string-value="Гоголя" table:formula="of:=VLOOKUP([.D66];[Лицевые_счета.A:.G];2;0)" table:style-name="ce6">
            <text:p>Гоголя</text:p>
          </table:table-cell>
          <table:table-cell office:value-type="float" office:value="7" table:formula="of:=VLOOKUP([.D66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66" table:style-name="ce4">
            <text:p>66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6H33M0S" table:style-name="ce16">
            <text:p>6:33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5808" table:style-name="ce5">
            <text:p>5808</text:p>
          </table:table-cell>
          <table:table-cell office:value-type="string" office:string-value="Эксплуатация" table:formula="of:=VLOOKUP([.E67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67];[Лицевые_счета.A:.G];2;0)" table:style-name="ce6">
            <text:p>Железнодорожная</text:p>
          </table:table-cell>
          <table:table-cell office:value-type="float" office:value="5" table:formula="of:=VLOOKUP([.D6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7" table:style-name="ce4">
            <text:p>67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9H26M0S" table:style-name="ce16">
            <text:p>9:26</text:p>
          </table:table-cell>
          <table:table-cell office:value-type="string" table:style-name="ce4">
            <text:p>Л13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Оплата</text:p>
          </table:table-cell>
          <table:table-cell office:value-type="float" office:value="6296" table:style-name="ce5">
            <text:p>6296</text:p>
          </table:table-cell>
          <table:table-cell office:value-type="string" office:string-value="ЖКХ-Трест 1" table:formula="of:=VLOOKUP([.E68];[Управляющие_компании.A:.C];2;0)" table:style-name="ce1">
            <text:p>ЖКХ-Трест 1</text:p>
          </table:table-cell>
          <table:table-cell office:value-type="string" office:string-value="Гоголя" table:formula="of:=VLOOKUP([.D68];[Лицевые_счета.A:.G];2;0)" table:style-name="ce6">
            <text:p>Гоголя</text:p>
          </table:table-cell>
          <table:table-cell office:value-type="float" office:value="7" table:formula="of:=VLOOKUP([.D68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68" table:style-name="ce4">
            <text:p>68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12H56M0S" table:style-name="ce16">
            <text:p>12:56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Оплата</text:p>
          </table:table-cell>
          <table:table-cell office:value-type="float" office:value="2846" table:style-name="ce5">
            <text:p>2846</text:p>
          </table:table-cell>
          <table:table-cell office:value-type="string" office:string-value="Восток" table:formula="of:=VLOOKUP([.E69];[Управляющие_компании.A:.C];2;0)" table:style-name="ce1">
            <text:p>Восток</text:p>
          </table:table-cell>
          <table:table-cell office:value-type="string" office:string-value="Волкова" table:formula="of:=VLOOKUP([.D69];[Лицевые_счета.A:.G];2;0)" table:style-name="ce6">
            <text:p>Волкова</text:p>
          </table:table-cell>
          <table:table-cell office:value-type="float" office:value="14" table:formula="of:=VLOOKUP([.D69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69" table:style-name="ce4">
            <text:p>69</text:p>
          </table:table-cell>
          <table:table-cell office:value-type="date" office:date-value="2021-01-01T00:00:00" table:style-name="ce14">
            <text:p>01.01.2021</text:p>
          </table:table-cell>
          <table:table-cell office:value-type="time" office:time-value="PT18H23M0S" table:style-name="ce16">
            <text:p>18:23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6565" table:style-name="ce5">
            <text:p>6565</text:p>
          </table:table-cell>
          <table:table-cell office:value-type="string" office:string-value="Стрела" table:formula="of:=VLOOKUP([.E70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70];[Лицевые_счета.A:.G];2;0)" table:style-name="ce6">
            <text:p>Железнодорожная</text:p>
          </table:table-cell>
          <table:table-cell office:value-type="float" office:value="4" table:formula="of:=VLOOKUP([.D70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70" table:style-name="ce4">
            <text:p>70</text:p>
          </table:table-cell>
          <table:table-cell office:value-type="date" office:date-value="2021-01-02T00:00:00" table:style-name="ce14">
            <text:p>02.01.2021</text:p>
          </table:table-cell>
          <table:table-cell office:value-type="time" office:time-value="PT6H1M0S" table:style-name="ce16">
            <text:p>6:01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4969" table:style-name="ce5">
            <text:p>4969</text:p>
          </table:table-cell>
          <table:table-cell office:value-type="string" office:string-value="Город 1" table:formula="of:=VLOOKUP([.E71];[Управляющие_компании.A:.C];2;0)" table:style-name="ce1">
            <text:p>Город 1</text:p>
          </table:table-cell>
          <table:table-cell office:value-type="string" office:string-value="Гоголя" table:formula="of:=VLOOKUP([.D71];[Лицевые_счета.A:.G];2;0)" table:style-name="ce6">
            <text:p>Гоголя</text:p>
          </table:table-cell>
          <table:table-cell office:value-type="float" office:value="8" table:formula="of:=VLOOKUP([.D71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71" table:style-name="ce4">
            <text:p>71</text:p>
          </table:table-cell>
          <table:table-cell office:value-type="date" office:date-value="2021-01-02T00:00:00" table:style-name="ce14">
            <text:p>02.01.2021</text:p>
          </table:table-cell>
          <table:table-cell office:value-type="time" office:time-value="PT21H14M0S" table:style-name="ce16">
            <text:p>21:14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Оплата</text:p>
          </table:table-cell>
          <table:table-cell office:value-type="float" office:value="5385" table:style-name="ce5">
            <text:p>5385</text:p>
          </table:table-cell>
          <table:table-cell office:value-type="string" office:string-value="Восход" table:formula="of:=VLOOKUP([.E72];[Управляющие_компании.A:.C];2;0)" table:style-name="ce1">
            <text:p>Восход</text:p>
          </table:table-cell>
          <table:table-cell office:value-type="string" office:string-value="Пушкина" table:formula="of:=VLOOKUP([.D72];[Лицевые_счета.A:.G];2;0)" table:style-name="ce6">
            <text:p>Пушкина</text:p>
          </table:table-cell>
          <table:table-cell office:value-type="float" office:value="2" table:formula="of:=VLOOKUP([.D72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72" table:style-name="ce4">
            <text:p>72</text:p>
          </table:table-cell>
          <table:table-cell office:value-type="date" office:date-value="2021-01-03T00:00:00" table:style-name="ce14">
            <text:p>03.01.2021</text:p>
          </table:table-cell>
          <table:table-cell office:value-type="time" office:time-value="PT18H16M0S" table:style-name="ce16">
            <text:p>18:16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Оплата</text:p>
          </table:table-cell>
          <table:table-cell office:value-type="float" office:value="4286" table:style-name="ce5">
            <text:p>4286</text:p>
          </table:table-cell>
          <table:table-cell office:value-type="string" office:string-value="Восток" table:formula="of:=VLOOKUP([.E73];[Управляющие_компании.A:.C];2;0)" table:style-name="ce1">
            <text:p>Восток</text:p>
          </table:table-cell>
          <table:table-cell office:value-type="string" office:string-value="Волкова" table:formula="of:=VLOOKUP([.D73];[Лицевые_счета.A:.G];2;0)" table:style-name="ce6">
            <text:p>Волкова</text:p>
          </table:table-cell>
          <table:table-cell office:value-type="float" office:value="14" table:formula="of:=VLOOKUP([.D73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73" table:style-name="ce4">
            <text:p>73</text:p>
          </table:table-cell>
          <table:table-cell office:value-type="date" office:date-value="2021-01-03T00:00:00" table:style-name="ce14">
            <text:p>03.01.2021</text:p>
          </table:table-cell>
          <table:table-cell office:value-type="time" office:time-value="PT23H22M0S" table:style-name="ce16">
            <text:p>23:22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Оплата</text:p>
          </table:table-cell>
          <table:table-cell office:value-type="float" office:value="3681" table:style-name="ce5">
            <text:p>3681</text:p>
          </table:table-cell>
          <table:table-cell office:value-type="string" office:string-value="Восток" table:formula="of:=VLOOKUP([.E74];[Управляющие_компании.A:.C];2;0)" table:style-name="ce1">
            <text:p>Восток</text:p>
          </table:table-cell>
          <table:table-cell office:value-type="string" office:string-value="Волкова" table:formula="of:=VLOOKUP([.D74];[Лицевые_счета.A:.G];2;0)" table:style-name="ce6">
            <text:p>Волкова</text:p>
          </table:table-cell>
          <table:table-cell office:value-type="float" office:value="14" table:formula="of:=VLOOKUP([.D74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74" table:style-name="ce4">
            <text:p>74</text:p>
          </table:table-cell>
          <table:table-cell office:value-type="date" office:date-value="2021-01-04T00:00:00" table:style-name="ce14">
            <text:p>04.01.2021</text:p>
          </table:table-cell>
          <table:table-cell office:value-type="time" office:time-value="PT9H31M0S" table:style-name="ce16">
            <text:p>9:31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3288" table:style-name="ce5">
            <text:p>3288</text:p>
          </table:table-cell>
          <table:table-cell office:value-type="string" office:string-value="Эксплуатация" table:formula="of:=VLOOKUP([.E75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75];[Лицевые_счета.A:.G];2;0)" table:style-name="ce6">
            <text:p>Железнодорожная</text:p>
          </table:table-cell>
          <table:table-cell office:value-type="float" office:value="5" table:formula="of:=VLOOKUP([.D7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75" table:style-name="ce4">
            <text:p>75</text:p>
          </table:table-cell>
          <table:table-cell office:value-type="date" office:date-value="2021-01-04T00:00:00" table:style-name="ce14">
            <text:p>04.01.2021</text:p>
          </table:table-cell>
          <table:table-cell office:value-type="time" office:time-value="PT12H7M0S" table:style-name="ce16">
            <text:p>12:07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Оплата</text:p>
          </table:table-cell>
          <table:table-cell office:value-type="float" office:value="4181" table:style-name="ce5">
            <text:p>4181</text:p>
          </table:table-cell>
          <table:table-cell office:value-type="string" office:string-value="Восход" table:formula="of:=VLOOKUP([.E76];[Управляющие_компании.A:.C];2;0)" table:style-name="ce1">
            <text:p>Восход</text:p>
          </table:table-cell>
          <table:table-cell office:value-type="string" office:string-value="Пушкина" table:formula="of:=VLOOKUP([.D76];[Лицевые_счета.A:.G];2;0)" table:style-name="ce6">
            <text:p>Пушкина</text:p>
          </table:table-cell>
          <table:table-cell office:value-type="float" office:value="2" table:formula="of:=VLOOKUP([.D76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76" table:style-name="ce4">
            <text:p>76</text:p>
          </table:table-cell>
          <table:table-cell office:value-type="date" office:date-value="2021-01-04T00:00:00" table:style-name="ce14">
            <text:p>04.01.2021</text:p>
          </table:table-cell>
          <table:table-cell office:value-type="time" office:time-value="PT18H28M0S" table:style-name="ce16">
            <text:p>18:28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3389" table:style-name="ce5">
            <text:p>3389</text:p>
          </table:table-cell>
          <table:table-cell office:value-type="string" office:string-value="Эксплуатация" table:formula="of:=VLOOKUP([.E77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77];[Лицевые_счета.A:.G];2;0)" table:style-name="ce6">
            <text:p>Железнодорожная</text:p>
          </table:table-cell>
          <table:table-cell office:value-type="float" office:value="5" table:formula="of:=VLOOKUP([.D7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77" table:style-name="ce4">
            <text:p>77</text:p>
          </table:table-cell>
          <table:table-cell office:value-type="date" office:date-value="2021-01-04T00:00:00" table:style-name="ce14">
            <text:p>04.01.2021</text:p>
          </table:table-cell>
          <table:table-cell office:value-type="time" office:time-value="PT21H28M0S" table:style-name="ce16">
            <text:p>21:28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6697" table:style-name="ce5">
            <text:p>6697</text:p>
          </table:table-cell>
          <table:table-cell office:value-type="string" office:string-value="Город 1" table:formula="of:=VLOOKUP([.E78];[Управляющие_компании.A:.C];2;0)" table:style-name="ce1">
            <text:p>Город 1</text:p>
          </table:table-cell>
          <table:table-cell office:value-type="string" office:string-value="Гоголя" table:formula="of:=VLOOKUP([.D78];[Лицевые_счета.A:.G];2;0)" table:style-name="ce6">
            <text:p>Гоголя</text:p>
          </table:table-cell>
          <table:table-cell office:value-type="float" office:value="8" table:formula="of:=VLOOKUP([.D78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78" table:style-name="ce4">
            <text:p>78</text:p>
          </table:table-cell>
          <table:table-cell office:value-type="date" office:date-value="2021-01-05T00:00:00" table:style-name="ce14">
            <text:p>05.01.2021</text:p>
          </table:table-cell>
          <table:table-cell office:value-type="time" office:time-value="PT14H42M0S" table:style-name="ce16">
            <text:p>14:42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Оплата</text:p>
          </table:table-cell>
          <table:table-cell office:value-type="float" office:value="5472" table:style-name="ce5">
            <text:p>5472</text:p>
          </table:table-cell>
          <table:table-cell office:value-type="string" office:string-value="ЖКХ-Трест 1" table:formula="of:=VLOOKUP([.E79];[Управляющие_компании.A:.C];2;0)" table:style-name="ce1">
            <text:p>ЖКХ-Трест 1</text:p>
          </table:table-cell>
          <table:table-cell office:value-type="string" office:string-value="Гоголя" table:formula="of:=VLOOKUP([.D79];[Лицевые_счета.A:.G];2;0)" table:style-name="ce6">
            <text:p>Гоголя</text:p>
          </table:table-cell>
          <table:table-cell office:value-type="float" office:value="7" table:formula="of:=VLOOKUP([.D79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79" table:style-name="ce4">
            <text:p>79</text:p>
          </table:table-cell>
          <table:table-cell office:value-type="date" office:date-value="2021-01-07T00:00:00" table:style-name="ce14">
            <text:p>07.01.2021</text:p>
          </table:table-cell>
          <table:table-cell office:value-type="time" office:time-value="PT16H10M0S" table:style-name="ce16">
            <text:p>16:1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3610" table:style-name="ce5">
            <text:p>3610</text:p>
          </table:table-cell>
          <table:table-cell office:value-type="string" office:string-value="Стрела" table:formula="of:=VLOOKUP([.E80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80];[Лицевые_счета.A:.G];2;0)" table:style-name="ce6">
            <text:p>Железнодорожная</text:p>
          </table:table-cell>
          <table:table-cell office:value-type="float" office:value="4" table:formula="of:=VLOOKUP([.D80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80" table:style-name="ce4">
            <text:p>80</text:p>
          </table:table-cell>
          <table:table-cell office:value-type="date" office:date-value="2021-01-07T00:00:00" table:style-name="ce14">
            <text:p>07.01.2021</text:p>
          </table:table-cell>
          <table:table-cell office:value-type="time" office:time-value="PT23H15M0S" table:style-name="ce16">
            <text:p>23:15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Оплата</text:p>
          </table:table-cell>
          <table:table-cell office:value-type="float" office:value="6584" table:style-name="ce5">
            <text:p>6584</text:p>
          </table:table-cell>
          <table:table-cell office:value-type="string" office:string-value="ЖКХ-Трест 1" table:formula="of:=VLOOKUP([.E81];[Управляющие_компании.A:.C];2;0)" table:style-name="ce1">
            <text:p>ЖКХ-Трест 1</text:p>
          </table:table-cell>
          <table:table-cell office:value-type="string" office:string-value="Гоголя" table:formula="of:=VLOOKUP([.D81];[Лицевые_счета.A:.G];2;0)" table:style-name="ce6">
            <text:p>Гоголя</text:p>
          </table:table-cell>
          <table:table-cell office:value-type="float" office:value="7" table:formula="of:=VLOOKUP([.D81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81" table:style-name="ce4">
            <text:p>81</text:p>
          </table:table-cell>
          <table:table-cell office:value-type="date" office:date-value="2021-01-08T00:00:00" table:style-name="ce14">
            <text:p>08.01.2021</text:p>
          </table:table-cell>
          <table:table-cell office:value-type="time" office:time-value="PT17H47M0S" table:style-name="ce16">
            <text:p>17:47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2889" table:style-name="ce5">
            <text:p>2889</text:p>
          </table:table-cell>
          <table:table-cell office:value-type="string" office:string-value="Эксплуатация" table:formula="of:=VLOOKUP([.E82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82];[Лицевые_счета.A:.G];2;0)" table:style-name="ce6">
            <text:p>Железнодорожная</text:p>
          </table:table-cell>
          <table:table-cell office:value-type="float" office:value="5" table:formula="of:=VLOOKUP([.D8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2" table:style-name="ce4">
            <text:p>82</text:p>
          </table:table-cell>
          <table:table-cell office:value-type="date" office:date-value="2021-01-08T00:00:00" table:style-name="ce14">
            <text:p>08.01.2021</text:p>
          </table:table-cell>
          <table:table-cell office:value-type="time" office:time-value="PT20H2M0S" table:style-name="ce16">
            <text:p>20:02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5828" table:style-name="ce5">
            <text:p>5828</text:p>
          </table:table-cell>
          <table:table-cell office:value-type="string" office:string-value="Эксплуатация" table:formula="of:=VLOOKUP([.E83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83];[Лицевые_счета.A:.G];2;0)" table:style-name="ce6">
            <text:p>Железнодорожная</text:p>
          </table:table-cell>
          <table:table-cell office:value-type="float" office:value="5" table:formula="of:=VLOOKUP([.D8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3" table:style-name="ce4">
            <text:p>83</text:p>
          </table:table-cell>
          <table:table-cell office:value-type="date" office:date-value="2021-01-08T00:00:00" table:style-name="ce14">
            <text:p>08.01.2021</text:p>
          </table:table-cell>
          <table:table-cell office:value-type="time" office:time-value="PT23H52M0S" table:style-name="ce16">
            <text:p>23:52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3645" table:style-name="ce5">
            <text:p>3645</text:p>
          </table:table-cell>
          <table:table-cell office:value-type="string" office:string-value="Эксплуатация" table:formula="of:=VLOOKUP([.E84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84];[Лицевые_счета.A:.G];2;0)" table:style-name="ce6">
            <text:p>Железнодорожная</text:p>
          </table:table-cell>
          <table:table-cell office:value-type="float" office:value="5" table:formula="of:=VLOOKUP([.D8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4" table:style-name="ce4">
            <text:p>84</text:p>
          </table:table-cell>
          <table:table-cell office:value-type="date" office:date-value="2021-01-09T00:00:00" table:style-name="ce14">
            <text:p>09.01.2021</text:p>
          </table:table-cell>
          <table:table-cell office:value-type="time" office:time-value="PT11H15M0S" table:style-name="ce16">
            <text:p>11:15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Оплата</text:p>
          </table:table-cell>
          <table:table-cell office:value-type="float" office:value="3822" table:style-name="ce5">
            <text:p>3822</text:p>
          </table:table-cell>
          <table:table-cell office:value-type="string" office:string-value="Восход" table:formula="of:=VLOOKUP([.E85];[Управляющие_компании.A:.C];2;0)" table:style-name="ce1">
            <text:p>Восход</text:p>
          </table:table-cell>
          <table:table-cell office:value-type="string" office:string-value="Пушкина" table:formula="of:=VLOOKUP([.D85];[Лицевые_счета.A:.G];2;0)" table:style-name="ce6">
            <text:p>Пушкина</text:p>
          </table:table-cell>
          <table:table-cell office:value-type="float" office:value="2" table:formula="of:=VLOOKUP([.D85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85" table:style-name="ce4">
            <text:p>85</text:p>
          </table:table-cell>
          <table:table-cell office:value-type="date" office:date-value="2021-01-09T00:00:00" table:style-name="ce14">
            <text:p>09.01.2021</text:p>
          </table:table-cell>
          <table:table-cell office:value-type="time" office:time-value="PT23H13M0S" table:style-name="ce16">
            <text:p>23:13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6303" table:style-name="ce5">
            <text:p>6303</text:p>
          </table:table-cell>
          <table:table-cell office:value-type="string" office:string-value="Эксплуатация" table:formula="of:=VLOOKUP([.E86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86];[Лицевые_счета.A:.G];2;0)" table:style-name="ce6">
            <text:p>Железнодорожная</text:p>
          </table:table-cell>
          <table:table-cell office:value-type="float" office:value="5" table:formula="of:=VLOOKUP([.D86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6" table:style-name="ce4">
            <text:p>86</text:p>
          </table:table-cell>
          <table:table-cell office:value-type="date" office:date-value="2021-01-10T00:00:00" table:style-name="ce14">
            <text:p>10.01.2021</text:p>
          </table:table-cell>
          <table:table-cell office:value-type="time" office:time-value="PT9H5M0S" table:style-name="ce16">
            <text:p>9:05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Оплата</text:p>
          </table:table-cell>
          <table:table-cell office:value-type="float" office:value="4569" table:style-name="ce5">
            <text:p>4569</text:p>
          </table:table-cell>
          <table:table-cell office:value-type="string" office:string-value="Восход" table:formula="of:=VLOOKUP([.E87];[Управляющие_компании.A:.C];2;0)" table:style-name="ce1">
            <text:p>Восход</text:p>
          </table:table-cell>
          <table:table-cell office:value-type="string" office:string-value="Пушкина" table:formula="of:=VLOOKUP([.D87];[Лицевые_счета.A:.G];2;0)" table:style-name="ce6">
            <text:p>Пушкина</text:p>
          </table:table-cell>
          <table:table-cell office:value-type="float" office:value="2" table:formula="of:=VLOOKUP([.D87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87" table:style-name="ce4">
            <text:p>87</text:p>
          </table:table-cell>
          <table:table-cell office:value-type="date" office:date-value="2021-01-10T00:00:00" table:style-name="ce14">
            <text:p>10.01.2021</text:p>
          </table:table-cell>
          <table:table-cell office:value-type="time" office:time-value="PT15H43M0S" table:style-name="ce16">
            <text:p>15:43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Оплата</text:p>
          </table:table-cell>
          <table:table-cell office:value-type="float" office:value="3855" table:style-name="ce5">
            <text:p>3855</text:p>
          </table:table-cell>
          <table:table-cell office:value-type="string" office:string-value="ЖКХ-Трест 1" table:formula="of:=VLOOKUP([.E88];[Управляющие_компании.A:.C];2;0)" table:style-name="ce1">
            <text:p>ЖКХ-Трест 1</text:p>
          </table:table-cell>
          <table:table-cell office:value-type="string" office:string-value="Гоголя" table:formula="of:=VLOOKUP([.D88];[Лицевые_счета.A:.G];2;0)" table:style-name="ce6">
            <text:p>Гоголя</text:p>
          </table:table-cell>
          <table:table-cell office:value-type="float" office:value="7" table:formula="of:=VLOOKUP([.D88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88" table:style-name="ce4">
            <text:p>88</text:p>
          </table:table-cell>
          <table:table-cell office:value-type="date" office:date-value="2021-01-10T00:00:00" table:style-name="ce14">
            <text:p>10.01.2021</text:p>
          </table:table-cell>
          <table:table-cell office:value-type="time" office:time-value="PT17H32M0S" table:style-name="ce16">
            <text:p>17:32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5926" table:style-name="ce5">
            <text:p>5926</text:p>
          </table:table-cell>
          <table:table-cell office:value-type="string" office:string-value="Эксплуатация" table:formula="of:=VLOOKUP([.E89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89];[Лицевые_счета.A:.G];2;0)" table:style-name="ce6">
            <text:p>Железнодорожная</text:p>
          </table:table-cell>
          <table:table-cell office:value-type="float" office:value="5" table:formula="of:=VLOOKUP([.D8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9" table:style-name="ce4">
            <text:p>89</text:p>
          </table:table-cell>
          <table:table-cell office:value-type="date" office:date-value="2021-01-11T00:00:00" table:style-name="ce14">
            <text:p>11.01.2021</text:p>
          </table:table-cell>
          <table:table-cell office:value-type="time" office:time-value="PT9H18M0S" table:style-name="ce16">
            <text:p>9:18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5407" table:style-name="ce5">
            <text:p>5407</text:p>
          </table:table-cell>
          <table:table-cell office:value-type="string" office:string-value="Стрела" table:formula="of:=VLOOKUP([.E90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90];[Лицевые_счета.A:.G];2;0)" table:style-name="ce6">
            <text:p>Железнодорожная</text:p>
          </table:table-cell>
          <table:table-cell office:value-type="float" office:value="4" table:formula="of:=VLOOKUP([.D90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90" table:style-name="ce4">
            <text:p>90</text:p>
          </table:table-cell>
          <table:table-cell office:value-type="date" office:date-value="2021-01-11T00:00:00" table:style-name="ce14">
            <text:p>11.01.2021</text:p>
          </table:table-cell>
          <table:table-cell office:value-type="time" office:time-value="PT17H27M0S" table:style-name="ce16">
            <text:p>17:27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Оплата</text:p>
          </table:table-cell>
          <table:table-cell office:value-type="float" office:value="2809" table:style-name="ce5">
            <text:p>2809</text:p>
          </table:table-cell>
          <table:table-cell office:value-type="string" office:string-value="Восход" table:formula="of:=VLOOKUP([.E91];[Управляющие_компании.A:.C];2;0)" table:style-name="ce1">
            <text:p>Восход</text:p>
          </table:table-cell>
          <table:table-cell office:value-type="string" office:string-value="Пушкина" table:formula="of:=VLOOKUP([.D91];[Лицевые_счета.A:.G];2;0)" table:style-name="ce6">
            <text:p>Пушкина</text:p>
          </table:table-cell>
          <table:table-cell office:value-type="float" office:value="2" table:formula="of:=VLOOKUP([.D91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91" table:style-name="ce4">
            <text:p>91</text:p>
          </table:table-cell>
          <table:table-cell office:value-type="date" office:date-value="2021-01-11T00:00:00" table:style-name="ce14">
            <text:p>11.01.2021</text:p>
          </table:table-cell>
          <table:table-cell office:value-type="time" office:time-value="PT23H23M0S" table:style-name="ce16">
            <text:p>23:23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5633" table:style-name="ce5">
            <text:p>5633</text:p>
          </table:table-cell>
          <table:table-cell office:value-type="string" office:string-value="Эксплуатация" table:formula="of:=VLOOKUP([.E92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92];[Лицевые_счета.A:.G];2;0)" table:style-name="ce6">
            <text:p>Железнодорожная</text:p>
          </table:table-cell>
          <table:table-cell office:value-type="float" office:value="5" table:formula="of:=VLOOKUP([.D9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2" table:style-name="ce4">
            <text:p>92</text:p>
          </table:table-cell>
          <table:table-cell office:value-type="date" office:date-value="2021-01-12T00:00:00" table:style-name="ce14">
            <text:p>12.01.2021</text:p>
          </table:table-cell>
          <table:table-cell office:value-type="time" office:time-value="PT10H0M0S" table:style-name="ce16">
            <text:p>10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4312" table:style-name="ce5">
            <text:p>4312</text:p>
          </table:table-cell>
          <table:table-cell office:value-type="string" office:string-value="Город 1" table:formula="of:=VLOOKUP([.E93];[Управляющие_компании.A:.C];2;0)" table:style-name="ce1">
            <text:p>Город 1</text:p>
          </table:table-cell>
          <table:table-cell office:value-type="string" office:string-value="Гоголя" table:formula="of:=VLOOKUP([.D93];[Лицевые_счета.A:.G];2;0)" table:style-name="ce6">
            <text:p>Гоголя</text:p>
          </table:table-cell>
          <table:table-cell office:value-type="float" office:value="8" table:formula="of:=VLOOKUP([.D93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93" table:style-name="ce4">
            <text:p>93</text:p>
          </table:table-cell>
          <table:table-cell office:value-type="date" office:date-value="2021-01-12T00:00:00" table:style-name="ce14">
            <text:p>12.01.2021</text:p>
          </table:table-cell>
          <table:table-cell office:value-type="time" office:time-value="PT17H40M0S" table:style-name="ce16">
            <text:p>17:40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3330" table:style-name="ce5">
            <text:p>3330</text:p>
          </table:table-cell>
          <table:table-cell office:value-type="string" office:string-value="Эксплуатация" table:formula="of:=VLOOKUP([.E94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94];[Лицевые_счета.A:.G];2;0)" table:style-name="ce6">
            <text:p>Железнодорожная</text:p>
          </table:table-cell>
          <table:table-cell office:value-type="float" office:value="5" table:formula="of:=VLOOKUP([.D9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4" table:style-name="ce4">
            <text:p>94</text:p>
          </table:table-cell>
          <table:table-cell office:value-type="date" office:date-value="2021-01-13T00:00:00" table:style-name="ce14">
            <text:p>13.01.2021</text:p>
          </table:table-cell>
          <table:table-cell office:value-type="time" office:time-value="PT7H35M0S" table:style-name="ce16">
            <text:p>7:35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5958" table:style-name="ce5">
            <text:p>5958</text:p>
          </table:table-cell>
          <table:table-cell office:value-type="string" office:string-value="Эксплуатация" table:formula="of:=VLOOKUP([.E95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95];[Лицевые_счета.A:.G];2;0)" table:style-name="ce6">
            <text:p>Железнодорожная</text:p>
          </table:table-cell>
          <table:table-cell office:value-type="float" office:value="5" table:formula="of:=VLOOKUP([.D9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5" table:style-name="ce4">
            <text:p>95</text:p>
          </table:table-cell>
          <table:table-cell office:value-type="date" office:date-value="2021-01-13T00:00:00" table:style-name="ce14">
            <text:p>13.01.2021</text:p>
          </table:table-cell>
          <table:table-cell office:value-type="time" office:time-value="PT15H40M0S" table:style-name="ce16">
            <text:p>15:40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Оплата</text:p>
          </table:table-cell>
          <table:table-cell office:value-type="float" office:value="2815" table:style-name="ce5">
            <text:p>2815</text:p>
          </table:table-cell>
          <table:table-cell office:value-type="string" office:string-value="Восход" table:formula="of:=VLOOKUP([.E96];[Управляющие_компании.A:.C];2;0)" table:style-name="ce1">
            <text:p>Восход</text:p>
          </table:table-cell>
          <table:table-cell office:value-type="string" office:string-value="Пушкина" table:formula="of:=VLOOKUP([.D96];[Лицевые_счета.A:.G];2;0)" table:style-name="ce6">
            <text:p>Пушкина</text:p>
          </table:table-cell>
          <table:table-cell office:value-type="float" office:value="2" table:formula="of:=VLOOKUP([.D96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96" table:style-name="ce4">
            <text:p>96</text:p>
          </table:table-cell>
          <table:table-cell office:value-type="date" office:date-value="2021-01-13T00:00:00" table:style-name="ce14">
            <text:p>13.01.2021</text:p>
          </table:table-cell>
          <table:table-cell office:value-type="time" office:time-value="PT20H20M0S" table:style-name="ce16">
            <text:p>20:20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6364" table:style-name="ce5">
            <text:p>6364</text:p>
          </table:table-cell>
          <table:table-cell office:value-type="string" office:string-value="Эксплуатация" table:formula="of:=VLOOKUP([.E97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97];[Лицевые_счета.A:.G];2;0)" table:style-name="ce6">
            <text:p>Железнодорожная</text:p>
          </table:table-cell>
          <table:table-cell office:value-type="float" office:value="5" table:formula="of:=VLOOKUP([.D9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7" table:style-name="ce4">
            <text:p>97</text:p>
          </table:table-cell>
          <table:table-cell office:value-type="date" office:date-value="2021-01-13T00:00:00" table:style-name="ce14">
            <text:p>13.01.2021</text:p>
          </table:table-cell>
          <table:table-cell office:value-type="time" office:time-value="PT23H34M0S" table:style-name="ce16">
            <text:p>23:34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6249" table:style-name="ce5">
            <text:p>6249</text:p>
          </table:table-cell>
          <table:table-cell office:value-type="string" office:string-value="Эксплуатация" table:formula="of:=VLOOKUP([.E98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98];[Лицевые_счета.A:.G];2;0)" table:style-name="ce6">
            <text:p>Железнодорожная</text:p>
          </table:table-cell>
          <table:table-cell office:value-type="float" office:value="5" table:formula="of:=VLOOKUP([.D9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8" table:style-name="ce4">
            <text:p>98</text:p>
          </table:table-cell>
          <table:table-cell office:value-type="date" office:date-value="2021-01-15T00:00:00" table:style-name="ce14">
            <text:p>15.01.2021</text:p>
          </table:table-cell>
          <table:table-cell office:value-type="time" office:time-value="PT11H50M0S" table:style-name="ce16">
            <text:p>11:50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5532" table:style-name="ce5">
            <text:p>5532</text:p>
          </table:table-cell>
          <table:table-cell office:value-type="string" office:string-value="Эксплуатация" table:formula="of:=VLOOKUP([.E99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99];[Лицевые_счета.A:.G];2;0)" table:style-name="ce6">
            <text:p>Железнодорожная</text:p>
          </table:table-cell>
          <table:table-cell office:value-type="float" office:value="5" table:formula="of:=VLOOKUP([.D9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9" table:style-name="ce4">
            <text:p>99</text:p>
          </table:table-cell>
          <table:table-cell office:value-type="date" office:date-value="2021-01-15T00:00:00" table:style-name="ce14">
            <text:p>15.01.2021</text:p>
          </table:table-cell>
          <table:table-cell office:value-type="time" office:time-value="PT14H35M0S" table:style-name="ce16">
            <text:p>14:35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5414" table:style-name="ce5">
            <text:p>5414</text:p>
          </table:table-cell>
          <table:table-cell office:value-type="string" office:string-value="Эксплуатация" table:formula="of:=VLOOKUP([.E100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00];[Лицевые_счета.A:.G];2;0)" table:style-name="ce6">
            <text:p>Железнодорожная</text:p>
          </table:table-cell>
          <table:table-cell office:value-type="float" office:value="5" table:formula="of:=VLOOKUP([.D10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0" table:style-name="ce4">
            <text:p>100</text:p>
          </table:table-cell>
          <table:table-cell office:value-type="date" office:date-value="2021-01-16T00:00:00" table:style-name="ce14">
            <text:p>16.01.2021</text:p>
          </table:table-cell>
          <table:table-cell office:value-type="time" office:time-value="PT19H5M0S" table:style-name="ce16">
            <text:p>19:05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3828" table:style-name="ce5">
            <text:p>3828</text:p>
          </table:table-cell>
          <table:table-cell office:value-type="string" office:string-value="Эксплуатация" table:formula="of:=VLOOKUP([.E101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01];[Лицевые_счета.A:.G];2;0)" table:style-name="ce6">
            <text:p>Железнодорожная</text:p>
          </table:table-cell>
          <table:table-cell office:value-type="float" office:value="5" table:formula="of:=VLOOKUP([.D10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1" table:style-name="ce4">
            <text:p>101</text:p>
          </table:table-cell>
          <table:table-cell office:value-type="date" office:date-value="2021-01-16T00:00:00" table:style-name="ce14">
            <text:p>16.01.2021</text:p>
          </table:table-cell>
          <table:table-cell office:value-type="time" office:time-value="PT20H2M0S" table:style-name="ce16">
            <text:p>20:02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6550" table:style-name="ce5">
            <text:p>6550</text:p>
          </table:table-cell>
          <table:table-cell office:value-type="string" office:string-value="Эксплуатация" table:formula="of:=VLOOKUP([.E102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02];[Лицевые_счета.A:.G];2;0)" table:style-name="ce6">
            <text:p>Железнодорожная</text:p>
          </table:table-cell>
          <table:table-cell office:value-type="float" office:value="5" table:formula="of:=VLOOKUP([.D10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2" table:style-name="ce4">
            <text:p>102</text:p>
          </table:table-cell>
          <table:table-cell office:value-type="date" office:date-value="2021-01-17T00:00:00" table:style-name="ce14">
            <text:p>17.01.2021</text:p>
          </table:table-cell>
          <table:table-cell office:value-type="time" office:time-value="PT6H22M0S" table:style-name="ce16">
            <text:p>6:22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3532" table:style-name="ce5">
            <text:p>3532</text:p>
          </table:table-cell>
          <table:table-cell office:value-type="string" office:string-value="Город 1" table:formula="of:=VLOOKUP([.E103];[Управляющие_компании.A:.C];2;0)" table:style-name="ce1">
            <text:p>Город 1</text:p>
          </table:table-cell>
          <table:table-cell office:value-type="string" office:string-value="Гоголя" table:formula="of:=VLOOKUP([.D103];[Лицевые_счета.A:.G];2;0)" table:style-name="ce6">
            <text:p>Гоголя</text:p>
          </table:table-cell>
          <table:table-cell office:value-type="float" office:value="8" table:formula="of:=VLOOKUP([.D103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3" table:style-name="ce4">
            <text:p>103</text:p>
          </table:table-cell>
          <table:table-cell office:value-type="date" office:date-value="2021-01-17T00:00:00" table:style-name="ce14">
            <text:p>17.01.2021</text:p>
          </table:table-cell>
          <table:table-cell office:value-type="time" office:time-value="PT15H47M0S" table:style-name="ce16">
            <text:p>15:47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Оплата</text:p>
          </table:table-cell>
          <table:table-cell office:value-type="float" office:value="5943" table:style-name="ce5">
            <text:p>5943</text:p>
          </table:table-cell>
          <table:table-cell office:value-type="string" office:string-value="Восток" table:formula="of:=VLOOKUP([.E104];[Управляющие_компании.A:.C];2;0)" table:style-name="ce1">
            <text:p>Восток</text:p>
          </table:table-cell>
          <table:table-cell office:value-type="string" office:string-value="Волкова" table:formula="of:=VLOOKUP([.D104];[Лицевые_счета.A:.G];2;0)" table:style-name="ce6">
            <text:p>Волкова</text:p>
          </table:table-cell>
          <table:table-cell office:value-type="float" office:value="14" table:formula="of:=VLOOKUP([.D104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4" table:style-name="ce4">
            <text:p>104</text:p>
          </table:table-cell>
          <table:table-cell office:value-type="date" office:date-value="2021-01-17T00:00:00" table:style-name="ce14">
            <text:p>17.01.2021</text:p>
          </table:table-cell>
          <table:table-cell office:value-type="time" office:time-value="PT16H11M0S" table:style-name="ce16">
            <text:p>16:11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3076" table:style-name="ce5">
            <text:p>3076</text:p>
          </table:table-cell>
          <table:table-cell office:value-type="string" office:string-value="Эксплуатация" table:formula="of:=VLOOKUP([.E105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05];[Лицевые_счета.A:.G];2;0)" table:style-name="ce6">
            <text:p>Железнодорожная</text:p>
          </table:table-cell>
          <table:table-cell office:value-type="float" office:value="5" table:formula="of:=VLOOKUP([.D10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5" table:style-name="ce4">
            <text:p>105</text:p>
          </table:table-cell>
          <table:table-cell office:value-type="date" office:date-value="2021-01-17T00:00:00" table:style-name="ce14">
            <text:p>17.01.2021</text:p>
          </table:table-cell>
          <table:table-cell office:value-type="time" office:time-value="PT19H53M0S" table:style-name="ce16">
            <text:p>19:53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Оплата</text:p>
          </table:table-cell>
          <table:table-cell office:value-type="float" office:value="4262" table:style-name="ce5">
            <text:p>4262</text:p>
          </table:table-cell>
          <table:table-cell office:value-type="string" office:string-value="ЖКХ-Трест 1" table:formula="of:=VLOOKUP([.E106];[Управляющие_компании.A:.C];2;0)" table:style-name="ce1">
            <text:p>ЖКХ-Трест 1</text:p>
          </table:table-cell>
          <table:table-cell office:value-type="string" office:string-value="Гоголя" table:formula="of:=VLOOKUP([.D106];[Лицевые_счета.A:.G];2;0)" table:style-name="ce6">
            <text:p>Гоголя</text:p>
          </table:table-cell>
          <table:table-cell office:value-type="float" office:value="7" table:formula="of:=VLOOKUP([.D106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6" table:style-name="ce4">
            <text:p>106</text:p>
          </table:table-cell>
          <table:table-cell office:value-type="date" office:date-value="2021-01-18T00:00:00" table:style-name="ce14">
            <text:p>18.01.2021</text:p>
          </table:table-cell>
          <table:table-cell office:value-type="time" office:time-value="PT15H57M0S" table:style-name="ce16">
            <text:p>15:57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Оплата</text:p>
          </table:table-cell>
          <table:table-cell office:value-type="float" office:value="6877" table:style-name="ce5">
            <text:p>6877</text:p>
          </table:table-cell>
          <table:table-cell office:value-type="string" office:string-value="ЖКХ-Трест 1" table:formula="of:=VLOOKUP([.E107];[Управляющие_компании.A:.C];2;0)" table:style-name="ce1">
            <text:p>ЖКХ-Трест 1</text:p>
          </table:table-cell>
          <table:table-cell office:value-type="string" office:string-value="Гоголя" table:formula="of:=VLOOKUP([.D107];[Лицевые_счета.A:.G];2;0)" table:style-name="ce6">
            <text:p>Гоголя</text:p>
          </table:table-cell>
          <table:table-cell office:value-type="float" office:value="7" table:formula="of:=VLOOKUP([.D107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7" table:style-name="ce4">
            <text:p>107</text:p>
          </table:table-cell>
          <table:table-cell office:value-type="date" office:date-value="2021-01-18T00:00:00" table:style-name="ce14">
            <text:p>18.01.2021</text:p>
          </table:table-cell>
          <table:table-cell office:value-type="time" office:time-value="PT23H55M0S" table:style-name="ce16">
            <text:p>23:55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2939" table:style-name="ce5">
            <text:p>2939</text:p>
          </table:table-cell>
          <table:table-cell office:value-type="string" office:string-value="Эксплуатация" table:formula="of:=VLOOKUP([.E108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08];[Лицевые_счета.A:.G];2;0)" table:style-name="ce6">
            <text:p>Железнодорожная</text:p>
          </table:table-cell>
          <table:table-cell office:value-type="float" office:value="5" table:formula="of:=VLOOKUP([.D10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8" table:style-name="ce4">
            <text:p>108</text:p>
          </table:table-cell>
          <table:table-cell office:value-type="date" office:date-value="2021-01-19T00:00:00" table:style-name="ce14">
            <text:p>19.01.2021</text:p>
          </table:table-cell>
          <table:table-cell office:value-type="time" office:time-value="PT10H31M0S" table:style-name="ce16">
            <text:p>10:31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6609" table:style-name="ce5">
            <text:p>6609</text:p>
          </table:table-cell>
          <table:table-cell office:value-type="string" office:string-value="Эксплуатация" table:formula="of:=VLOOKUP([.E109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09];[Лицевые_счета.A:.G];2;0)" table:style-name="ce6">
            <text:p>Железнодорожная</text:p>
          </table:table-cell>
          <table:table-cell office:value-type="float" office:value="5" table:formula="of:=VLOOKUP([.D10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9" table:style-name="ce4">
            <text:p>109</text:p>
          </table:table-cell>
          <table:table-cell office:value-type="date" office:date-value="2021-01-19T00:00:00" table:style-name="ce14">
            <text:p>19.01.2021</text:p>
          </table:table-cell>
          <table:table-cell office:value-type="time" office:time-value="PT23H51M0S" table:style-name="ce16">
            <text:p>23:51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4728" table:style-name="ce5">
            <text:p>4728</text:p>
          </table:table-cell>
          <table:table-cell office:value-type="string" office:string-value="Стрела" table:formula="of:=VLOOKUP([.E110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110];[Лицевые_счета.A:.G];2;0)" table:style-name="ce6">
            <text:p>Железнодорожная</text:p>
          </table:table-cell>
          <table:table-cell office:value-type="float" office:value="4" table:formula="of:=VLOOKUP([.D110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0" table:style-name="ce4">
            <text:p>110</text:p>
          </table:table-cell>
          <table:table-cell office:value-type="date" office:date-value="2021-01-20T00:00:00" table:style-name="ce14">
            <text:p>20.01.2021</text:p>
          </table:table-cell>
          <table:table-cell office:value-type="time" office:time-value="PT12H37M0S" table:style-name="ce16">
            <text:p>12:37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4715" table:style-name="ce5">
            <text:p>4715</text:p>
          </table:table-cell>
          <table:table-cell office:value-type="string" office:string-value="Эксплуатация" table:formula="of:=VLOOKUP([.E111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11];[Лицевые_счета.A:.G];2;0)" table:style-name="ce6">
            <text:p>Железнодорожная</text:p>
          </table:table-cell>
          <table:table-cell office:value-type="float" office:value="5" table:formula="of:=VLOOKUP([.D11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1" table:style-name="ce4">
            <text:p>111</text:p>
          </table:table-cell>
          <table:table-cell office:value-type="date" office:date-value="2021-01-20T00:00:00" table:style-name="ce14">
            <text:p>20.01.2021</text:p>
          </table:table-cell>
          <table:table-cell office:value-type="time" office:time-value="PT15H32M0S" table:style-name="ce16">
            <text:p>15:32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5680" table:style-name="ce5">
            <text:p>5680</text:p>
          </table:table-cell>
          <table:table-cell office:value-type="string" office:string-value="Эксплуатация" table:formula="of:=VLOOKUP([.E112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12];[Лицевые_счета.A:.G];2;0)" table:style-name="ce6">
            <text:p>Железнодорожная</text:p>
          </table:table-cell>
          <table:table-cell office:value-type="float" office:value="5" table:formula="of:=VLOOKUP([.D11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2" table:style-name="ce4">
            <text:p>112</text:p>
          </table:table-cell>
          <table:table-cell office:value-type="date" office:date-value="2021-01-20T00:00:00" table:style-name="ce14">
            <text:p>20.01.2021</text:p>
          </table:table-cell>
          <table:table-cell office:value-type="time" office:time-value="PT15H46M0S" table:style-name="ce16">
            <text:p>15:46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4458" table:style-name="ce5">
            <text:p>4458</text:p>
          </table:table-cell>
          <table:table-cell office:value-type="string" office:string-value="Город 1" table:formula="of:=VLOOKUP([.E113];[Управляющие_компании.A:.C];2;0)" table:style-name="ce1">
            <text:p>Город 1</text:p>
          </table:table-cell>
          <table:table-cell office:value-type="string" office:string-value="Гоголя" table:formula="of:=VLOOKUP([.D113];[Лицевые_счета.A:.G];2;0)" table:style-name="ce6">
            <text:p>Гоголя</text:p>
          </table:table-cell>
          <table:table-cell office:value-type="float" office:value="8" table:formula="of:=VLOOKUP([.D113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3" table:style-name="ce4">
            <text:p>113</text:p>
          </table:table-cell>
          <table:table-cell office:value-type="date" office:date-value="2021-01-22T00:00:00" table:style-name="ce14">
            <text:p>22.01.2021</text:p>
          </table:table-cell>
          <table:table-cell office:value-type="time" office:time-value="PT6H19M0S" table:style-name="ce16">
            <text:p>6:19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6519" table:style-name="ce5">
            <text:p>6519</text:p>
          </table:table-cell>
          <table:table-cell office:value-type="string" office:string-value="Город 1" table:formula="of:=VLOOKUP([.E114];[Управляющие_компании.A:.C];2;0)" table:style-name="ce1">
            <text:p>Город 1</text:p>
          </table:table-cell>
          <table:table-cell office:value-type="string" office:string-value="Гоголя" table:formula="of:=VLOOKUP([.D114];[Лицевые_счета.A:.G];2;0)" table:style-name="ce6">
            <text:p>Гоголя</text:p>
          </table:table-cell>
          <table:table-cell office:value-type="float" office:value="8" table:formula="of:=VLOOKUP([.D114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4" table:style-name="ce4">
            <text:p>114</text:p>
          </table:table-cell>
          <table:table-cell office:value-type="date" office:date-value="2021-01-22T00:00:00" table:style-name="ce14">
            <text:p>22.01.2021</text:p>
          </table:table-cell>
          <table:table-cell office:value-type="time" office:time-value="PT12H37M0S" table:style-name="ce16">
            <text:p>12:37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3282" table:style-name="ce5">
            <text:p>3282</text:p>
          </table:table-cell>
          <table:table-cell office:value-type="string" office:string-value="Эксплуатация" table:formula="of:=VLOOKUP([.E115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15];[Лицевые_счета.A:.G];2;0)" table:style-name="ce6">
            <text:p>Железнодорожная</text:p>
          </table:table-cell>
          <table:table-cell office:value-type="float" office:value="5" table:formula="of:=VLOOKUP([.D11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5" table:style-name="ce4">
            <text:p>115</text:p>
          </table:table-cell>
          <table:table-cell office:value-type="date" office:date-value="2021-01-22T00:00:00" table:style-name="ce14">
            <text:p>22.01.2021</text:p>
          </table:table-cell>
          <table:table-cell office:value-type="time" office:time-value="PT13H8M0S" table:style-name="ce16">
            <text:p>13:08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Оплата</text:p>
          </table:table-cell>
          <table:table-cell office:value-type="float" office:value="6889" table:style-name="ce5">
            <text:p>6889</text:p>
          </table:table-cell>
          <table:table-cell office:value-type="string" office:string-value="Восход" table:formula="of:=VLOOKUP([.E116];[Управляющие_компании.A:.C];2;0)" table:style-name="ce1">
            <text:p>Восход</text:p>
          </table:table-cell>
          <table:table-cell office:value-type="string" office:string-value="Пушкина" table:formula="of:=VLOOKUP([.D116];[Лицевые_счета.A:.G];2;0)" table:style-name="ce6">
            <text:p>Пушкина</text:p>
          </table:table-cell>
          <table:table-cell office:value-type="float" office:value="2" table:formula="of:=VLOOKUP([.D116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6" table:style-name="ce4">
            <text:p>116</text:p>
          </table:table-cell>
          <table:table-cell office:value-type="date" office:date-value="2021-01-23T00:00:00" table:style-name="ce14">
            <text:p>23.01.2021</text:p>
          </table:table-cell>
          <table:table-cell office:value-type="time" office:time-value="PT10H51M0S" table:style-name="ce16">
            <text:p>10:51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Оплата</text:p>
          </table:table-cell>
          <table:table-cell office:value-type="float" office:value="4360" table:style-name="ce5">
            <text:p>4360</text:p>
          </table:table-cell>
          <table:table-cell office:value-type="string" office:string-value="Восток" table:formula="of:=VLOOKUP([.E117];[Управляющие_компании.A:.C];2;0)" table:style-name="ce1">
            <text:p>Восток</text:p>
          </table:table-cell>
          <table:table-cell office:value-type="string" office:string-value="Волкова" table:formula="of:=VLOOKUP([.D117];[Лицевые_счета.A:.G];2;0)" table:style-name="ce6">
            <text:p>Волкова</text:p>
          </table:table-cell>
          <table:table-cell office:value-type="float" office:value="14" table:formula="of:=VLOOKUP([.D117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7" table:style-name="ce4">
            <text:p>117</text:p>
          </table:table-cell>
          <table:table-cell office:value-type="date" office:date-value="2021-01-23T00:00:00" table:style-name="ce14">
            <text:p>23.01.2021</text:p>
          </table:table-cell>
          <table:table-cell office:value-type="time" office:time-value="PT23H34M0S" table:style-name="ce16">
            <text:p>23:34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6440" table:style-name="ce5">
            <text:p>6440</text:p>
          </table:table-cell>
          <table:table-cell office:value-type="string" office:string-value="Стрела" table:formula="of:=VLOOKUP([.E118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118];[Лицевые_счета.A:.G];2;0)" table:style-name="ce6">
            <text:p>Железнодорожная</text:p>
          </table:table-cell>
          <table:table-cell office:value-type="float" office:value="4" table:formula="of:=VLOOKUP([.D118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8" table:style-name="ce4">
            <text:p>118</text:p>
          </table:table-cell>
          <table:table-cell office:value-type="date" office:date-value="2021-01-24T00:00:00" table:style-name="ce14">
            <text:p>24.01.2021</text:p>
          </table:table-cell>
          <table:table-cell office:value-type="time" office:time-value="PT6H39M0S" table:style-name="ce16">
            <text:p>6:39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Оплата</text:p>
          </table:table-cell>
          <table:table-cell office:value-type="float" office:value="5840" table:style-name="ce5">
            <text:p>5840</text:p>
          </table:table-cell>
          <table:table-cell office:value-type="string" office:string-value="Восход" table:formula="of:=VLOOKUP([.E119];[Управляющие_компании.A:.C];2;0)" table:style-name="ce1">
            <text:p>Восход</text:p>
          </table:table-cell>
          <table:table-cell office:value-type="string" office:string-value="Пушкина" table:formula="of:=VLOOKUP([.D119];[Лицевые_счета.A:.G];2;0)" table:style-name="ce6">
            <text:p>Пушкина</text:p>
          </table:table-cell>
          <table:table-cell office:value-type="float" office:value="2" table:formula="of:=VLOOKUP([.D119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9" table:style-name="ce4">
            <text:p>119</text:p>
          </table:table-cell>
          <table:table-cell office:value-type="date" office:date-value="2021-01-24T00:00:00" table:style-name="ce14">
            <text:p>24.01.2021</text:p>
          </table:table-cell>
          <table:table-cell office:value-type="time" office:time-value="PT19H1M0S" table:style-name="ce16">
            <text:p>19:01</text:p>
          </table:table-cell>
          <table:table-cell office:value-type="string" table:style-name="ce4">
            <text:p>Л44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4766" table:style-name="ce5">
            <text:p>4766</text:p>
          </table:table-cell>
          <table:table-cell office:value-type="string" office:string-value="Эксплуатация" table:formula="of:=VLOOKUP([.E120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20];[Лицевые_счета.A:.G];2;0)" table:style-name="ce6">
            <text:p>Железнодорожная</text:p>
          </table:table-cell>
          <table:table-cell office:value-type="float" office:value="5" table:formula="of:=VLOOKUP([.D12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20" table:style-name="ce4">
            <text:p>120</text:p>
          </table:table-cell>
          <table:table-cell office:value-type="date" office:date-value="2021-01-25T00:00:00" table:style-name="ce14">
            <text:p>25.01.2021</text:p>
          </table:table-cell>
          <table:table-cell office:value-type="time" office:time-value="PT7H53M0S" table:style-name="ce16">
            <text:p>7:53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5196" table:style-name="ce5">
            <text:p>5196</text:p>
          </table:table-cell>
          <table:table-cell office:value-type="string" office:string-value="Эксплуатация" table:formula="of:=VLOOKUP([.E121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21];[Лицевые_счета.A:.G];2;0)" table:style-name="ce6">
            <text:p>Железнодорожная</text:p>
          </table:table-cell>
          <table:table-cell office:value-type="float" office:value="5" table:formula="of:=VLOOKUP([.D12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21" table:style-name="ce4">
            <text:p>121</text:p>
          </table:table-cell>
          <table:table-cell office:value-type="date" office:date-value="2021-01-27T00:00:00" table:style-name="ce14">
            <text:p>27.01.2021</text:p>
          </table:table-cell>
          <table:table-cell office:value-type="time" office:time-value="PT11H19M0S" table:style-name="ce16">
            <text:p>11:19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Оплата</text:p>
          </table:table-cell>
          <table:table-cell office:value-type="float" office:value="6565" table:style-name="ce5">
            <text:p>6565</text:p>
          </table:table-cell>
          <table:table-cell office:value-type="string" office:string-value="Восход" table:formula="of:=VLOOKUP([.E122];[Управляющие_компании.A:.C];2;0)" table:style-name="ce1">
            <text:p>Восход</text:p>
          </table:table-cell>
          <table:table-cell office:value-type="string" office:string-value="Пушкина" table:formula="of:=VLOOKUP([.D122];[Лицевые_счета.A:.G];2;0)" table:style-name="ce6">
            <text:p>Пушкина</text:p>
          </table:table-cell>
          <table:table-cell office:value-type="float" office:value="2" table:formula="of:=VLOOKUP([.D122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122" table:style-name="ce4">
            <text:p>122</text:p>
          </table:table-cell>
          <table:table-cell office:value-type="date" office:date-value="2021-01-27T00:00:00" table:style-name="ce14">
            <text:p>27.01.2021</text:p>
          </table:table-cell>
          <table:table-cell office:value-type="time" office:time-value="PT14H27M0S" table:style-name="ce16">
            <text:p>14:27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6803" table:style-name="ce5">
            <text:p>6803</text:p>
          </table:table-cell>
          <table:table-cell office:value-type="string" office:string-value="Эксплуатация" table:formula="of:=VLOOKUP([.E123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23];[Лицевые_счета.A:.G];2;0)" table:style-name="ce6">
            <text:p>Железнодорожная</text:p>
          </table:table-cell>
          <table:table-cell office:value-type="float" office:value="5" table:formula="of:=VLOOKUP([.D12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23" table:style-name="ce4">
            <text:p>123</text:p>
          </table:table-cell>
          <table:table-cell office:value-type="date" office:date-value="2021-01-27T00:00:00" table:style-name="ce14">
            <text:p>27.01.2021</text:p>
          </table:table-cell>
          <table:table-cell office:value-type="time" office:time-value="PT19H15M0S" table:style-name="ce16">
            <text:p>19:15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4498" table:style-name="ce5">
            <text:p>4498</text:p>
          </table:table-cell>
          <table:table-cell office:value-type="string" office:string-value="Эксплуатация" table:formula="of:=VLOOKUP([.E124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24];[Лицевые_счета.A:.G];2;0)" table:style-name="ce6">
            <text:p>Железнодорожная</text:p>
          </table:table-cell>
          <table:table-cell office:value-type="float" office:value="5" table:formula="of:=VLOOKUP([.D124];[Лицевые_счета.A:.G];3;0)" table:style-name="ce1">
            <text:p>5</text:p>
          </table:table-cell>
          <table:table-cell table:number-columns-repeated="16374"/>
        </table:table-row>
        <table:table-row table:style-name="ro2">
          <table:table-cell office:value-type="float" office:value="124" table:style-name="ce4">
            <text:p>124</text:p>
          </table:table-cell>
          <table:table-cell office:value-type="date" office:date-value="2021-01-28T00:00:00" table:style-name="ce14">
            <text:p>28.01.2021</text:p>
          </table:table-cell>
          <table:table-cell office:value-type="time" office:time-value="PT6H1M0S" table:style-name="ce16">
            <text:p>6:01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3089" table:style-name="ce5">
            <text:p>3089</text:p>
          </table:table-cell>
          <table:table-cell office:value-type="string" office:string-value="Стрела" table:formula="of:=VLOOKUP([.E125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125];[Лицевые_счета.A:.G];2;0)" table:style-name="ce6">
            <text:p>Железнодорожная</text:p>
          </table:table-cell>
          <table:table-cell office:value-type="float" office:value="4" table:formula="of:=VLOOKUP([.D125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125" table:style-name="ce4">
            <text:p>125</text:p>
          </table:table-cell>
          <table:table-cell office:value-type="date" office:date-value="2021-01-28T00:00:00" table:style-name="ce14">
            <text:p>28.01.2021</text:p>
          </table:table-cell>
          <table:table-cell office:value-type="time" office:time-value="PT7H13M0S" table:style-name="ce16">
            <text:p>7:13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Оплата</text:p>
          </table:table-cell>
          <table:table-cell office:value-type="float" office:value="6773" table:style-name="ce5">
            <text:p>6773</text:p>
          </table:table-cell>
          <table:table-cell office:value-type="string" office:string-value="Восход" table:formula="of:=VLOOKUP([.E126];[Управляющие_компании.A:.C];2;0)" table:style-name="ce1">
            <text:p>Восход</text:p>
          </table:table-cell>
          <table:table-cell office:value-type="string" office:string-value="Пушкина" table:formula="of:=VLOOKUP([.D126];[Лицевые_счета.A:.G];2;0)" table:style-name="ce6">
            <text:p>Пушкина</text:p>
          </table:table-cell>
          <table:table-cell office:value-type="float" office:value="2" table:formula="of:=VLOOKUP([.D126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126" table:style-name="ce4">
            <text:p>126</text:p>
          </table:table-cell>
          <table:table-cell office:value-type="date" office:date-value="2021-01-28T00:00:00" table:style-name="ce14">
            <text:p>28.01.2021</text:p>
          </table:table-cell>
          <table:table-cell office:value-type="time" office:time-value="PT15H32M0S" table:style-name="ce16">
            <text:p>15:32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3650" table:style-name="ce5">
            <text:p>3650</text:p>
          </table:table-cell>
          <table:table-cell office:value-type="string" office:string-value="Город 1" table:formula="of:=VLOOKUP([.E127];[Управляющие_компании.A:.C];2;0)" table:style-name="ce1">
            <text:p>Город 1</text:p>
          </table:table-cell>
          <table:table-cell office:value-type="string" office:string-value="Гоголя" table:formula="of:=VLOOKUP([.D127];[Лицевые_счета.A:.G];2;0)" table:style-name="ce6">
            <text:p>Гоголя</text:p>
          </table:table-cell>
          <table:table-cell office:value-type="float" office:value="8" table:formula="of:=VLOOKUP([.D127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127" table:style-name="ce4">
            <text:p>127</text:p>
          </table:table-cell>
          <table:table-cell office:value-type="date" office:date-value="2021-01-28T00:00:00" table:style-name="ce14">
            <text:p>28.01.2021</text:p>
          </table:table-cell>
          <table:table-cell office:value-type="time" office:time-value="PT15H33M0S" table:style-name="ce16">
            <text:p>15:33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6462" table:style-name="ce5">
            <text:p>6462</text:p>
          </table:table-cell>
          <table:table-cell office:value-type="string" office:string-value="Эксплуатация" table:formula="of:=VLOOKUP([.E128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28];[Лицевые_счета.A:.G];2;0)" table:style-name="ce6">
            <text:p>Железнодорожная</text:p>
          </table:table-cell>
          <table:table-cell office:value-type="float" office:value="5" table:formula="of:=VLOOKUP([.D12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28" table:style-name="ce4">
            <text:p>128</text:p>
          </table:table-cell>
          <table:table-cell office:value-type="date" office:date-value="2021-01-28T00:00:00" table:style-name="ce14">
            <text:p>28.01.2021</text:p>
          </table:table-cell>
          <table:table-cell office:value-type="time" office:time-value="PT15H53M0S" table:style-name="ce16">
            <text:p>15:53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Оплата</text:p>
          </table:table-cell>
          <table:table-cell office:value-type="float" office:value="5782" table:style-name="ce5">
            <text:p>5782</text:p>
          </table:table-cell>
          <table:table-cell office:value-type="string" office:string-value="Восток" table:formula="of:=VLOOKUP([.E129];[Управляющие_компании.A:.C];2;0)" table:style-name="ce1">
            <text:p>Восток</text:p>
          </table:table-cell>
          <table:table-cell office:value-type="string" office:string-value="Волкова" table:formula="of:=VLOOKUP([.D129];[Лицевые_счета.A:.G];2;0)" table:style-name="ce6">
            <text:p>Волкова</text:p>
          </table:table-cell>
          <table:table-cell office:value-type="float" office:value="14" table:formula="of:=VLOOKUP([.D129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129" table:style-name="ce4">
            <text:p>129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Начисление</text:p>
          </table:table-cell>
          <table:table-cell office:value-type="float" office:value="3524" table:style-name="ce5">
            <text:p>3524</text:p>
          </table:table-cell>
          <table:table-cell office:value-type="string" office:string-value="Восток" table:formula="of:=VLOOKUP([.E130];[Управляющие_компании.A:.C];2;0)" table:style-name="ce1">
            <text:p>Восток</text:p>
          </table:table-cell>
          <table:table-cell office:value-type="string" office:string-value="Волкова" table:formula="of:=VLOOKUP([.D130];[Лицевые_счета.A:.G];2;0)" table:style-name="ce6">
            <text:p>Волкова</text:p>
          </table:table-cell>
          <table:table-cell office:value-type="float" office:value="14" table:formula="of:=VLOOKUP([.D130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130" table:style-name="ce4">
            <text:p>130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0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Начисление</text:p>
          </table:table-cell>
          <table:table-cell office:value-type="float" office:value="5562" table:style-name="ce5">
            <text:p>5562</text:p>
          </table:table-cell>
          <table:table-cell office:value-type="string" office:string-value="ЖКХ-Трест 1" table:formula="of:=VLOOKUP([.E131];[Управляющие_компании.A:.C];2;0)" table:style-name="ce1">
            <text:p>ЖКХ-Трест 1</text:p>
          </table:table-cell>
          <table:table-cell office:value-type="string" office:string-value="Гоголя" table:formula="of:=VLOOKUP([.D131];[Лицевые_счета.A:.G];2;0)" table:style-name="ce6">
            <text:p>Гоголя</text:p>
          </table:table-cell>
          <table:table-cell office:value-type="float" office:value="7" table:formula="of:=VLOOKUP([.D131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131" table:style-name="ce4">
            <text:p>131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Начисление</text:p>
          </table:table-cell>
          <table:table-cell office:value-type="float" office:value="3594" table:style-name="ce5">
            <text:p>3594</text:p>
          </table:table-cell>
          <table:table-cell office:value-type="string" office:string-value="ЖКХ-Трест 1" table:formula="of:=VLOOKUP([.E132];[Управляющие_компании.A:.C];2;0)" table:style-name="ce1">
            <text:p>ЖКХ-Трест 1</text:p>
          </table:table-cell>
          <table:table-cell office:value-type="string" office:string-value="Гоголя" table:formula="of:=VLOOKUP([.D132];[Лицевые_счета.A:.G];2;0)" table:style-name="ce6">
            <text:p>Гоголя</text:p>
          </table:table-cell>
          <table:table-cell office:value-type="float" office:value="7" table:formula="of:=VLOOKUP([.D132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132" table:style-name="ce4">
            <text:p>132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Начисление</text:p>
          </table:table-cell>
          <table:table-cell office:value-type="float" office:value="4805" table:style-name="ce5">
            <text:p>4805</text:p>
          </table:table-cell>
          <table:table-cell office:value-type="string" office:string-value="ЖКХ-Трест 1" table:formula="of:=VLOOKUP([.E133];[Управляющие_компании.A:.C];2;0)" table:style-name="ce1">
            <text:p>ЖКХ-Трест 1</text:p>
          </table:table-cell>
          <table:table-cell office:value-type="string" office:string-value="Гоголя" table:formula="of:=VLOOKUP([.D133];[Лицевые_счета.A:.G];2;0)" table:style-name="ce6">
            <text:p>Гоголя</text:p>
          </table:table-cell>
          <table:table-cell office:value-type="float" office:value="7" table:formula="of:=VLOOKUP([.D133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133" table:style-name="ce4">
            <text:p>133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3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Начисление</text:p>
          </table:table-cell>
          <table:table-cell office:value-type="float" office:value="4375" table:style-name="ce5">
            <text:p>4375</text:p>
          </table:table-cell>
          <table:table-cell office:value-type="string" office:string-value="ЖКХ-Трест 1" table:formula="of:=VLOOKUP([.E134];[Управляющие_компании.A:.C];2;0)" table:style-name="ce1">
            <text:p>ЖКХ-Трест 1</text:p>
          </table:table-cell>
          <table:table-cell office:value-type="string" office:string-value="Гоголя" table:formula="of:=VLOOKUP([.D134];[Лицевые_счета.A:.G];2;0)" table:style-name="ce6">
            <text:p>Гоголя</text:p>
          </table:table-cell>
          <table:table-cell office:value-type="float" office:value="7" table:formula="of:=VLOOKUP([.D134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134" table:style-name="ce4">
            <text:p>134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Начисление</text:p>
          </table:table-cell>
          <table:table-cell office:value-type="float" office:value="4264" table:style-name="ce5">
            <text:p>4264</text:p>
          </table:table-cell>
          <table:table-cell office:value-type="string" office:string-value="ЖКХ-Трест 1" table:formula="of:=VLOOKUP([.E135];[Управляющие_компании.A:.C];2;0)" table:style-name="ce1">
            <text:p>ЖКХ-Трест 1</text:p>
          </table:table-cell>
          <table:table-cell office:value-type="string" office:string-value="Гоголя" table:formula="of:=VLOOKUP([.D135];[Лицевые_счета.A:.G];2;0)" table:style-name="ce6">
            <text:p>Гоголя</text:p>
          </table:table-cell>
          <table:table-cell office:value-type="float" office:value="7" table:formula="of:=VLOOKUP([.D135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135" table:style-name="ce4">
            <text:p>135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5981" table:style-name="ce5">
            <text:p>5981</text:p>
          </table:table-cell>
          <table:table-cell office:value-type="string" office:string-value="Город 1" table:formula="of:=VLOOKUP([.E136];[Управляющие_компании.A:.C];2;0)" table:style-name="ce1">
            <text:p>Город 1</text:p>
          </table:table-cell>
          <table:table-cell office:value-type="string" office:string-value="Гоголя" table:formula="of:=VLOOKUP([.D136];[Лицевые_счета.A:.G];2;0)" table:style-name="ce6">
            <text:p>Гоголя</text:p>
          </table:table-cell>
          <table:table-cell office:value-type="float" office:value="8" table:formula="of:=VLOOKUP([.D136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136" table:style-name="ce4">
            <text:p>136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3920" table:style-name="ce5">
            <text:p>3920</text:p>
          </table:table-cell>
          <table:table-cell office:value-type="string" office:string-value="Город 1" table:formula="of:=VLOOKUP([.E137];[Управляющие_компании.A:.C];2;0)" table:style-name="ce1">
            <text:p>Город 1</text:p>
          </table:table-cell>
          <table:table-cell office:value-type="string" office:string-value="Гоголя" table:formula="of:=VLOOKUP([.D137];[Лицевые_счета.A:.G];2;0)" table:style-name="ce6">
            <text:p>Гоголя</text:p>
          </table:table-cell>
          <table:table-cell office:value-type="float" office:value="8" table:formula="of:=VLOOKUP([.D137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137" table:style-name="ce4">
            <text:p>137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4190" table:style-name="ce5">
            <text:p>4190</text:p>
          </table:table-cell>
          <table:table-cell office:value-type="string" office:string-value="Город 1" table:formula="of:=VLOOKUP([.E138];[Управляющие_компании.A:.C];2;0)" table:style-name="ce1">
            <text:p>Город 1</text:p>
          </table:table-cell>
          <table:table-cell office:value-type="string" office:string-value="Гоголя" table:formula="of:=VLOOKUP([.D138];[Лицевые_счета.A:.G];2;0)" table:style-name="ce6">
            <text:p>Гоголя</text:p>
          </table:table-cell>
          <table:table-cell office:value-type="float" office:value="8" table:formula="of:=VLOOKUP([.D138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138" table:style-name="ce4">
            <text:p>138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4227" table:style-name="ce5">
            <text:p>4227</text:p>
          </table:table-cell>
          <table:table-cell office:value-type="string" office:string-value="Город 1" table:formula="of:=VLOOKUP([.E139];[Управляющие_компании.A:.C];2;0)" table:style-name="ce1">
            <text:p>Город 1</text:p>
          </table:table-cell>
          <table:table-cell office:value-type="string" office:string-value="Гоголя" table:formula="of:=VLOOKUP([.D139];[Лицевые_счета.A:.G];2;0)" table:style-name="ce6">
            <text:p>Гоголя</text:p>
          </table:table-cell>
          <table:table-cell office:value-type="float" office:value="8" table:formula="of:=VLOOKUP([.D139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139" table:style-name="ce4">
            <text:p>139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4041" table:style-name="ce5">
            <text:p>4041</text:p>
          </table:table-cell>
          <table:table-cell office:value-type="string" office:string-value="Город 1" table:formula="of:=VLOOKUP([.E140];[Управляющие_компании.A:.C];2;0)" table:style-name="ce1">
            <text:p>Город 1</text:p>
          </table:table-cell>
          <table:table-cell office:value-type="string" office:string-value="Гоголя" table:formula="of:=VLOOKUP([.D140];[Лицевые_счета.A:.G];2;0)" table:style-name="ce6">
            <text:p>Гоголя</text:p>
          </table:table-cell>
          <table:table-cell office:value-type="float" office:value="8" table:formula="of:=VLOOKUP([.D140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140" table:style-name="ce4">
            <text:p>140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Начисление</text:p>
          </table:table-cell>
          <table:table-cell office:value-type="float" office:value="6803" table:style-name="ce5">
            <text:p>6803</text:p>
          </table:table-cell>
          <table:table-cell office:value-type="string" office:string-value="Восток" table:formula="of:=VLOOKUP([.E141];[Управляющие_компании.A:.C];2;0)" table:style-name="ce1">
            <text:p>Восток</text:p>
          </table:table-cell>
          <table:table-cell office:value-type="string" office:string-value="Волкова" table:formula="of:=VLOOKUP([.D141];[Лицевые_счета.A:.G];2;0)" table:style-name="ce6">
            <text:p>Волкова</text:p>
          </table:table-cell>
          <table:table-cell office:value-type="float" office:value="14" table:formula="of:=VLOOKUP([.D141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141" table:style-name="ce4">
            <text:p>141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6389" table:style-name="ce5">
            <text:p>6389</text:p>
          </table:table-cell>
          <table:table-cell office:value-type="string" office:string-value="Город 1" table:formula="of:=VLOOKUP([.E142];[Управляющие_компании.A:.C];2;0)" table:style-name="ce1">
            <text:p>Город 1</text:p>
          </table:table-cell>
          <table:table-cell office:value-type="string" office:string-value="Гоголя" table:formula="of:=VLOOKUP([.D142];[Лицевые_счета.A:.G];2;0)" table:style-name="ce6">
            <text:p>Гоголя</text:p>
          </table:table-cell>
          <table:table-cell office:value-type="float" office:value="8" table:formula="of:=VLOOKUP([.D142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142" table:style-name="ce4">
            <text:p>142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6197" table:style-name="ce5">
            <text:p>6197</text:p>
          </table:table-cell>
          <table:table-cell office:value-type="string" office:string-value="Город 1" table:formula="of:=VLOOKUP([.E143];[Управляющие_компании.A:.C];2;0)" table:style-name="ce1">
            <text:p>Город 1</text:p>
          </table:table-cell>
          <table:table-cell office:value-type="string" office:string-value="Гоголя" table:formula="of:=VLOOKUP([.D143];[Лицевые_счета.A:.G];2;0)" table:style-name="ce6">
            <text:p>Гоголя</text:p>
          </table:table-cell>
          <table:table-cell office:value-type="float" office:value="8" table:formula="of:=VLOOKUP([.D143];[Лицевые_счета.A:.G];3;0)" table:style-name="ce1">
            <text:p>8</text:p>
          </table:table-cell>
          <table:table-cell table:number-columns-repeated="16374"/>
        </table:table-row>
        <table:table-row table:style-name="ro2">
          <table:table-cell office:value-type="float" office:value="143" table:style-name="ce4">
            <text:p>143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5265" table:style-name="ce5">
            <text:p>5265</text:p>
          </table:table-cell>
          <table:table-cell office:value-type="string" office:string-value="Стрела" table:formula="of:=VLOOKUP([.E144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144];[Лицевые_счета.A:.G];2;0)" table:style-name="ce6">
            <text:p>Железнодорожная</text:p>
          </table:table-cell>
          <table:table-cell office:value-type="float" office:value="4" table:formula="of:=VLOOKUP([.D144];[Лицевые_счета.A:.G];3;0)" table:style-name="ce1">
            <text:p>4</text:p>
          </table:table-cell>
          <table:table-cell table:number-columns-repeated="16374"/>
        </table:table-row>
        <table:table-row table:style-name="ro2">
          <table:table-cell office:value-type="float" office:value="144" table:style-name="ce4">
            <text:p>144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5516" table:style-name="ce5">
            <text:p>5516</text:p>
          </table:table-cell>
          <table:table-cell office:value-type="string" office:string-value="Стрела" table:formula="of:=VLOOKUP([.E145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145];[Лицевые_счета.A:.G];2;0)" table:style-name="ce6">
            <text:p>Железнодорожная</text:p>
          </table:table-cell>
          <table:table-cell office:value-type="float" office:value="4" table:formula="of:=VLOOKUP([.D145];[Лицевые_счета.A:.G];3;0)" table:style-name="ce1">
            <text:p>4</text:p>
          </table:table-cell>
          <table:table-cell table:number-columns-repeated="16374"/>
        </table:table-row>
        <table:table-row table:style-name="ro2">
          <table:table-cell office:value-type="float" office:value="145" table:style-name="ce4">
            <text:p>145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5894" table:style-name="ce5">
            <text:p>5894</text:p>
          </table:table-cell>
          <table:table-cell office:value-type="string" office:string-value="Стрела" table:formula="of:=VLOOKUP([.E146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146];[Лицевые_счета.A:.G];2;0)" table:style-name="ce6">
            <text:p>Железнодорожная</text:p>
          </table:table-cell>
          <table:table-cell office:value-type="float" office:value="4" table:formula="of:=VLOOKUP([.D146];[Лицевые_счета.A:.G];3;0)" table:style-name="ce1">
            <text:p>4</text:p>
          </table:table-cell>
          <table:table-cell table:number-columns-repeated="16374"/>
        </table:table-row>
        <table:table-row table:style-name="ro2">
          <table:table-cell office:value-type="float" office:value="146" table:style-name="ce4">
            <text:p>146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4191" table:style-name="ce5">
            <text:p>4191</text:p>
          </table:table-cell>
          <table:table-cell office:value-type="string" office:string-value="Стрела" table:formula="of:=VLOOKUP([.E147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147];[Лицевые_счета.A:.G];2;0)" table:style-name="ce6">
            <text:p>Железнодорожная</text:p>
          </table:table-cell>
          <table:table-cell office:value-type="float" office:value="4" table:formula="of:=VLOOKUP([.D147];[Лицевые_счета.A:.G];3;0)" table:style-name="ce1">
            <text:p>4</text:p>
          </table:table-cell>
          <table:table-cell table:number-columns-repeated="16374"/>
        </table:table-row>
        <table:table-row table:style-name="ro2">
          <table:table-cell office:value-type="float" office:value="147" table:style-name="ce4">
            <text:p>147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6591" table:style-name="ce5">
            <text:p>6591</text:p>
          </table:table-cell>
          <table:table-cell office:value-type="string" office:string-value="Стрела" table:formula="of:=VLOOKUP([.E148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148];[Лицевые_счета.A:.G];2;0)" table:style-name="ce6">
            <text:p>Железнодорожная</text:p>
          </table:table-cell>
          <table:table-cell office:value-type="float" office:value="4" table:formula="of:=VLOOKUP([.D148];[Лицевые_счета.A:.G];3;0)" table:style-name="ce1">
            <text:p>4</text:p>
          </table:table-cell>
          <table:table-cell table:number-columns-repeated="16374"/>
        </table:table-row>
        <table:table-row table:style-name="ro2">
          <table:table-cell office:value-type="float" office:value="148" table:style-name="ce4">
            <text:p>148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5025" table:style-name="ce5">
            <text:p>5025</text:p>
          </table:table-cell>
          <table:table-cell office:value-type="string" office:string-value="Стрела" table:formula="of:=VLOOKUP([.E149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149];[Лицевые_счета.A:.G];2;0)" table:style-name="ce6">
            <text:p>Железнодорожная</text:p>
          </table:table-cell>
          <table:table-cell office:value-type="float" office:value="4" table:formula="of:=VLOOKUP([.D149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149" table:style-name="ce4">
            <text:p>149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5907" table:style-name="ce5">
            <text:p>5907</text:p>
          </table:table-cell>
          <table:table-cell office:value-type="string" office:string-value="Эксплуатация" table:formula="of:=VLOOKUP([.E150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50];[Лицевые_счета.A:.G];2;0)" table:style-name="ce6">
            <text:p>Железнодорожная</text:p>
          </table:table-cell>
          <table:table-cell office:value-type="float" office:value="5" table:formula="of:=VLOOKUP([.D15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50" table:style-name="ce4">
            <text:p>150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3551" table:style-name="ce5">
            <text:p>3551</text:p>
          </table:table-cell>
          <table:table-cell office:value-type="string" office:string-value="Эксплуатация" table:formula="of:=VLOOKUP([.E151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51];[Лицевые_счета.A:.G];2;0)" table:style-name="ce6">
            <text:p>Железнодорожная</text:p>
          </table:table-cell>
          <table:table-cell office:value-type="float" office:value="5" table:formula="of:=VLOOKUP([.D15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51" table:style-name="ce4">
            <text:p>151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Начисление</text:p>
          </table:table-cell>
          <table:table-cell office:value-type="float" office:value="3869" table:style-name="ce5">
            <text:p>3869</text:p>
          </table:table-cell>
          <table:table-cell office:value-type="string" office:string-value="Восток" table:formula="of:=VLOOKUP([.E152];[Управляющие_компании.A:.C];2;0)" table:style-name="ce1">
            <text:p>Восток</text:p>
          </table:table-cell>
          <table:table-cell office:value-type="string" office:string-value="Волкова" table:formula="of:=VLOOKUP([.D152];[Лицевые_счета.A:.G];2;0)" table:style-name="ce6">
            <text:p>Волкова</text:p>
          </table:table-cell>
          <table:table-cell office:value-type="float" office:value="14" table:formula="of:=VLOOKUP([.D152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152" table:style-name="ce4">
            <text:p>152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5935" table:style-name="ce5">
            <text:p>5935</text:p>
          </table:table-cell>
          <table:table-cell office:value-type="string" office:string-value="Эксплуатация" table:formula="of:=VLOOKUP([.E153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53];[Лицевые_счета.A:.G];2;0)" table:style-name="ce6">
            <text:p>Железнодорожная</text:p>
          </table:table-cell>
          <table:table-cell office:value-type="float" office:value="5" table:formula="of:=VLOOKUP([.D15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53" table:style-name="ce4">
            <text:p>153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3625" table:style-name="ce5">
            <text:p>3625</text:p>
          </table:table-cell>
          <table:table-cell office:value-type="string" office:string-value="Эксплуатация" table:formula="of:=VLOOKUP([.E154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54];[Лицевые_счета.A:.G];2;0)" table:style-name="ce6">
            <text:p>Железнодорожная</text:p>
          </table:table-cell>
          <table:table-cell office:value-type="float" office:value="5" table:formula="of:=VLOOKUP([.D15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54" table:style-name="ce4">
            <text:p>154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6201" table:style-name="ce5">
            <text:p>6201</text:p>
          </table:table-cell>
          <table:table-cell office:value-type="string" office:string-value="Эксплуатация" table:formula="of:=VLOOKUP([.E155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55];[Лицевые_счета.A:.G];2;0)" table:style-name="ce6">
            <text:p>Железнодорожная</text:p>
          </table:table-cell>
          <table:table-cell office:value-type="float" office:value="5" table:formula="of:=VLOOKUP([.D15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55" table:style-name="ce4">
            <text:p>155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5457" table:style-name="ce5">
            <text:p>5457</text:p>
          </table:table-cell>
          <table:table-cell office:value-type="string" office:string-value="Эксплуатация" table:formula="of:=VLOOKUP([.E156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56];[Лицевые_счета.A:.G];2;0)" table:style-name="ce6">
            <text:p>Железнодорожная</text:p>
          </table:table-cell>
          <table:table-cell office:value-type="float" office:value="5" table:formula="of:=VLOOKUP([.D156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56" table:style-name="ce4">
            <text:p>156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4840" table:style-name="ce5">
            <text:p>4840</text:p>
          </table:table-cell>
          <table:table-cell office:value-type="string" office:string-value="Эксплуатация" table:formula="of:=VLOOKUP([.E157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57];[Лицевые_счета.A:.G];2;0)" table:style-name="ce6">
            <text:p>Железнодорожная</text:p>
          </table:table-cell>
          <table:table-cell office:value-type="float" office:value="5" table:formula="of:=VLOOKUP([.D15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57" table:style-name="ce4">
            <text:p>157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5994" table:style-name="ce5">
            <text:p>5994</text:p>
          </table:table-cell>
          <table:table-cell office:value-type="string" office:string-value="Эксплуатация" table:formula="of:=VLOOKUP([.E158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58];[Лицевые_счета.A:.G];2;0)" table:style-name="ce6">
            <text:p>Железнодорожная</text:p>
          </table:table-cell>
          <table:table-cell office:value-type="float" office:value="5" table:formula="of:=VLOOKUP([.D15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58" table:style-name="ce4">
            <text:p>158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6511" table:style-name="ce5">
            <text:p>6511</text:p>
          </table:table-cell>
          <table:table-cell office:value-type="string" office:string-value="Эксплуатация" table:formula="of:=VLOOKUP([.E159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59];[Лицевые_счета.A:.G];2;0)" table:style-name="ce6">
            <text:p>Железнодорожная</text:p>
          </table:table-cell>
          <table:table-cell office:value-type="float" office:value="5" table:formula="of:=VLOOKUP([.D15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59" table:style-name="ce4">
            <text:p>159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4644" table:style-name="ce5">
            <text:p>4644</text:p>
          </table:table-cell>
          <table:table-cell office:value-type="string" office:string-value="Эксплуатация" table:formula="of:=VLOOKUP([.E160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60];[Лицевые_счета.A:.G];2;0)" table:style-name="ce6">
            <text:p>Железнодорожная</text:p>
          </table:table-cell>
          <table:table-cell office:value-type="float" office:value="5" table:formula="of:=VLOOKUP([.D16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60" table:style-name="ce4">
            <text:p>160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5196" table:style-name="ce5">
            <text:p>5196</text:p>
          </table:table-cell>
          <table:table-cell office:value-type="string" office:string-value="Эксплуатация" table:formula="of:=VLOOKUP([.E161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61];[Лицевые_счета.A:.G];2;0)" table:style-name="ce6">
            <text:p>Железнодорожная</text:p>
          </table:table-cell>
          <table:table-cell office:value-type="float" office:value="5" table:formula="of:=VLOOKUP([.D16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61" table:style-name="ce4">
            <text:p>161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3912" table:style-name="ce5">
            <text:p>3912</text:p>
          </table:table-cell>
          <table:table-cell office:value-type="string" office:string-value="Эксплуатация" table:formula="of:=VLOOKUP([.E162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62];[Лицевые_счета.A:.G];2;0)" table:style-name="ce6">
            <text:p>Железнодорожная</text:p>
          </table:table-cell>
          <table:table-cell office:value-type="float" office:value="5" table:formula="of:=VLOOKUP([.D16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62" table:style-name="ce4">
            <text:p>162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Начисление</text:p>
          </table:table-cell>
          <table:table-cell office:value-type="float" office:value="2826" table:style-name="ce5">
            <text:p>2826</text:p>
          </table:table-cell>
          <table:table-cell office:value-type="string" office:string-value="Восток" table:formula="of:=VLOOKUP([.E163];[Управляющие_компании.A:.C];2;0)" table:style-name="ce1">
            <text:p>Восток</text:p>
          </table:table-cell>
          <table:table-cell office:value-type="string" office:string-value="Волкова" table:formula="of:=VLOOKUP([.D163];[Лицевые_счета.A:.G];2;0)" table:style-name="ce6">
            <text:p>Волкова</text:p>
          </table:table-cell>
          <table:table-cell office:value-type="float" office:value="14" table:formula="of:=VLOOKUP([.D163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163" table:style-name="ce4">
            <text:p>163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6562" table:style-name="ce5">
            <text:p>6562</text:p>
          </table:table-cell>
          <table:table-cell office:value-type="string" office:string-value="Эксплуатация" table:formula="of:=VLOOKUP([.E164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64];[Лицевые_счета.A:.G];2;0)" table:style-name="ce6">
            <text:p>Железнодорожная</text:p>
          </table:table-cell>
          <table:table-cell office:value-type="float" office:value="5" table:formula="of:=VLOOKUP([.D16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64" table:style-name="ce4">
            <text:p>164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6065" table:style-name="ce5">
            <text:p>6065</text:p>
          </table:table-cell>
          <table:table-cell office:value-type="string" office:string-value="Эксплуатация" table:formula="of:=VLOOKUP([.E165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65];[Лицевые_счета.A:.G];2;0)" table:style-name="ce6">
            <text:p>Железнодорожная</text:p>
          </table:table-cell>
          <table:table-cell office:value-type="float" office:value="5" table:formula="of:=VLOOKUP([.D16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65" table:style-name="ce4">
            <text:p>165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4679" table:style-name="ce5">
            <text:p>4679</text:p>
          </table:table-cell>
          <table:table-cell office:value-type="string" office:string-value="Эксплуатация" table:formula="of:=VLOOKUP([.E166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66];[Лицевые_счета.A:.G];2;0)" table:style-name="ce6">
            <text:p>Железнодорожная</text:p>
          </table:table-cell>
          <table:table-cell office:value-type="float" office:value="5" table:formula="of:=VLOOKUP([.D166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66" table:style-name="ce4">
            <text:p>166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4212" table:style-name="ce5">
            <text:p>4212</text:p>
          </table:table-cell>
          <table:table-cell office:value-type="string" office:string-value="Эксплуатация" table:formula="of:=VLOOKUP([.E167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67];[Лицевые_счета.A:.G];2;0)" table:style-name="ce6">
            <text:p>Железнодорожная</text:p>
          </table:table-cell>
          <table:table-cell office:value-type="float" office:value="5" table:formula="of:=VLOOKUP([.D16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67" table:style-name="ce4">
            <text:p>167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4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4039" table:style-name="ce5">
            <text:p>4039</text:p>
          </table:table-cell>
          <table:table-cell office:value-type="string" office:string-value="Эксплуатация" table:formula="of:=VLOOKUP([.E168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68];[Лицевые_счета.A:.G];2;0)" table:style-name="ce6">
            <text:p>Железнодорожная</text:p>
          </table:table-cell>
          <table:table-cell office:value-type="float" office:value="5" table:formula="of:=VLOOKUP([.D16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68" table:style-name="ce4">
            <text:p>168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6312" table:style-name="ce5">
            <text:p>6312</text:p>
          </table:table-cell>
          <table:table-cell office:value-type="string" office:string-value="Эксплуатация" table:formula="of:=VLOOKUP([.E169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69];[Лицевые_счета.A:.G];2;0)" table:style-name="ce6">
            <text:p>Железнодорожная</text:p>
          </table:table-cell>
          <table:table-cell office:value-type="float" office:value="5" table:formula="of:=VLOOKUP([.D16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69" table:style-name="ce4">
            <text:p>169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4950" table:style-name="ce5">
            <text:p>4950</text:p>
          </table:table-cell>
          <table:table-cell office:value-type="string" office:string-value="Эксплуатация" table:formula="of:=VLOOKUP([.E170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70];[Лицевые_счета.A:.G];2;0)" table:style-name="ce6">
            <text:p>Железнодорожная</text:p>
          </table:table-cell>
          <table:table-cell office:value-type="float" office:value="5" table:formula="of:=VLOOKUP([.D17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70" table:style-name="ce4">
            <text:p>170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3564" table:style-name="ce5">
            <text:p>3564</text:p>
          </table:table-cell>
          <table:table-cell office:value-type="string" office:string-value="Эксплуатация" table:formula="of:=VLOOKUP([.E171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71];[Лицевые_счета.A:.G];2;0)" table:style-name="ce6">
            <text:p>Железнодорожная</text:p>
          </table:table-cell>
          <table:table-cell office:value-type="float" office:value="5" table:formula="of:=VLOOKUP([.D17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71" table:style-name="ce4">
            <text:p>171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5125" table:style-name="ce5">
            <text:p>5125</text:p>
          </table:table-cell>
          <table:table-cell office:value-type="string" office:string-value="Эксплуатация" table:formula="of:=VLOOKUP([.E172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72];[Лицевые_счета.A:.G];2;0)" table:style-name="ce6">
            <text:p>Железнодорожная</text:p>
          </table:table-cell>
          <table:table-cell office:value-type="float" office:value="5" table:formula="of:=VLOOKUP([.D17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72" table:style-name="ce4">
            <text:p>172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6317" table:style-name="ce5">
            <text:p>6317</text:p>
          </table:table-cell>
          <table:table-cell office:value-type="string" office:string-value="Эксплуатация" table:formula="of:=VLOOKUP([.E173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73];[Лицевые_счета.A:.G];2;0)" table:style-name="ce6">
            <text:p>Железнодорожная</text:p>
          </table:table-cell>
          <table:table-cell office:value-type="float" office:value="5" table:formula="of:=VLOOKUP([.D17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73" table:style-name="ce4">
            <text:p>173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Начисление</text:p>
          </table:table-cell>
          <table:table-cell office:value-type="float" office:value="4345" table:style-name="ce5">
            <text:p>4345</text:p>
          </table:table-cell>
          <table:table-cell office:value-type="string" office:string-value="Восток" table:formula="of:=VLOOKUP([.E174];[Управляющие_компании.A:.C];2;0)" table:style-name="ce1">
            <text:p>Восток</text:p>
          </table:table-cell>
          <table:table-cell office:value-type="string" office:string-value="Волкова" table:formula="of:=VLOOKUP([.D174];[Лицевые_счета.A:.G];2;0)" table:style-name="ce6">
            <text:p>Волкова</text:p>
          </table:table-cell>
          <table:table-cell office:value-type="float" office:value="14" table:formula="of:=VLOOKUP([.D174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174" table:style-name="ce4">
            <text:p>174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5546" table:style-name="ce5">
            <text:p>5546</text:p>
          </table:table-cell>
          <table:table-cell office:value-type="string" office:string-value="Эксплуатация" table:formula="of:=VLOOKUP([.E175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75];[Лицевые_счета.A:.G];2;0)" table:style-name="ce6">
            <text:p>Железнодорожная</text:p>
          </table:table-cell>
          <table:table-cell office:value-type="float" office:value="5" table:formula="of:=VLOOKUP([.D17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75" table:style-name="ce4">
            <text:p>175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4398" table:style-name="ce5">
            <text:p>4398</text:p>
          </table:table-cell>
          <table:table-cell office:value-type="string" office:string-value="Эксплуатация" table:formula="of:=VLOOKUP([.E176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76];[Лицевые_счета.A:.G];2;0)" table:style-name="ce6">
            <text:p>Железнодорожная</text:p>
          </table:table-cell>
          <table:table-cell office:value-type="float" office:value="5" table:formula="of:=VLOOKUP([.D176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76" table:style-name="ce4">
            <text:p>176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3650" table:style-name="ce5">
            <text:p>3650</text:p>
          </table:table-cell>
          <table:table-cell office:value-type="string" office:string-value="Эксплуатация" table:formula="of:=VLOOKUP([.E177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77];[Лицевые_счета.A:.G];2;0)" table:style-name="ce6">
            <text:p>Железнодорожная</text:p>
          </table:table-cell>
          <table:table-cell office:value-type="float" office:value="5" table:formula="of:=VLOOKUP([.D17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77" table:style-name="ce4">
            <text:p>177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3190" table:style-name="ce5">
            <text:p>3190</text:p>
          </table:table-cell>
          <table:table-cell office:value-type="string" office:string-value="Эксплуатация" table:formula="of:=VLOOKUP([.E178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78];[Лицевые_счета.A:.G];2;0)" table:style-name="ce6">
            <text:p>Железнодорожная</text:p>
          </table:table-cell>
          <table:table-cell office:value-type="float" office:value="5" table:formula="of:=VLOOKUP([.D17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78" table:style-name="ce4">
            <text:p>178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5219" table:style-name="ce5">
            <text:p>5219</text:p>
          </table:table-cell>
          <table:table-cell office:value-type="string" office:string-value="Эксплуатация" table:formula="of:=VLOOKUP([.E179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79];[Лицевые_счета.A:.G];2;0)" table:style-name="ce6">
            <text:p>Железнодорожная</text:p>
          </table:table-cell>
          <table:table-cell office:value-type="float" office:value="5" table:formula="of:=VLOOKUP([.D17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79" table:style-name="ce4">
            <text:p>179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3847" table:style-name="ce5">
            <text:p>3847</text:p>
          </table:table-cell>
          <table:table-cell office:value-type="string" office:string-value="Эксплуатация" table:formula="of:=VLOOKUP([.E180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80];[Лицевые_счета.A:.G];2;0)" table:style-name="ce6">
            <text:p>Железнодорожная</text:p>
          </table:table-cell>
          <table:table-cell office:value-type="float" office:value="5" table:formula="of:=VLOOKUP([.D18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80" table:style-name="ce4">
            <text:p>180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Начисление</text:p>
          </table:table-cell>
          <table:table-cell office:value-type="float" office:value="3120" table:style-name="ce5">
            <text:p>3120</text:p>
          </table:table-cell>
          <table:table-cell office:value-type="string" office:string-value="Восход" table:formula="of:=VLOOKUP([.E181];[Управляющие_компании.A:.C];2;0)" table:style-name="ce1">
            <text:p>Восход</text:p>
          </table:table-cell>
          <table:table-cell office:value-type="string" office:string-value="Пушкина" table:formula="of:=VLOOKUP([.D181];[Лицевые_счета.A:.G];2;0)" table:style-name="ce6">
            <text:p>Пушкина</text:p>
          </table:table-cell>
          <table:table-cell office:value-type="float" office:value="2" table:formula="of:=VLOOKUP([.D181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181" table:style-name="ce4">
            <text:p>181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Начисление</text:p>
          </table:table-cell>
          <table:table-cell office:value-type="float" office:value="6659" table:style-name="ce5">
            <text:p>6659</text:p>
          </table:table-cell>
          <table:table-cell office:value-type="string" office:string-value="Восход" table:formula="of:=VLOOKUP([.E182];[Управляющие_компании.A:.C];2;0)" table:style-name="ce1">
            <text:p>Восход</text:p>
          </table:table-cell>
          <table:table-cell office:value-type="string" office:string-value="Пушкина" table:formula="of:=VLOOKUP([.D182];[Лицевые_счета.A:.G];2;0)" table:style-name="ce6">
            <text:p>Пушкина</text:p>
          </table:table-cell>
          <table:table-cell office:value-type="float" office:value="2" table:formula="of:=VLOOKUP([.D182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182" table:style-name="ce4">
            <text:p>182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Начисление</text:p>
          </table:table-cell>
          <table:table-cell office:value-type="float" office:value="5558" table:style-name="ce5">
            <text:p>5558</text:p>
          </table:table-cell>
          <table:table-cell office:value-type="string" office:string-value="Восход" table:formula="of:=VLOOKUP([.E183];[Управляющие_компании.A:.C];2;0)" table:style-name="ce1">
            <text:p>Восход</text:p>
          </table:table-cell>
          <table:table-cell office:value-type="string" office:string-value="Пушкина" table:formula="of:=VLOOKUP([.D183];[Лицевые_счета.A:.G];2;0)" table:style-name="ce6">
            <text:p>Пушкина</text:p>
          </table:table-cell>
          <table:table-cell office:value-type="float" office:value="2" table:formula="of:=VLOOKUP([.D183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183" table:style-name="ce4">
            <text:p>183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Начисление</text:p>
          </table:table-cell>
          <table:table-cell office:value-type="float" office:value="5351" table:style-name="ce5">
            <text:p>5351</text:p>
          </table:table-cell>
          <table:table-cell office:value-type="string" office:string-value="Восход" table:formula="of:=VLOOKUP([.E184];[Управляющие_компании.A:.C];2;0)" table:style-name="ce1">
            <text:p>Восход</text:p>
          </table:table-cell>
          <table:table-cell office:value-type="string" office:string-value="Пушкина" table:formula="of:=VLOOKUP([.D184];[Лицевые_счета.A:.G];2;0)" table:style-name="ce6">
            <text:p>Пушкина</text:p>
          </table:table-cell>
          <table:table-cell office:value-type="float" office:value="2" table:formula="of:=VLOOKUP([.D184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184" table:style-name="ce4">
            <text:p>184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Начисление</text:p>
          </table:table-cell>
          <table:table-cell office:value-type="float" office:value="3830" table:style-name="ce5">
            <text:p>3830</text:p>
          </table:table-cell>
          <table:table-cell office:value-type="string" office:string-value="Восток" table:formula="of:=VLOOKUP([.E185];[Управляющие_компании.A:.C];2;0)" table:style-name="ce1">
            <text:p>Восток</text:p>
          </table:table-cell>
          <table:table-cell office:value-type="string" office:string-value="Волкова" table:formula="of:=VLOOKUP([.D185];[Лицевые_счета.A:.G];2;0)" table:style-name="ce6">
            <text:p>Волкова</text:p>
          </table:table-cell>
          <table:table-cell office:value-type="float" office:value="14" table:formula="of:=VLOOKUP([.D185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185" table:style-name="ce4">
            <text:p>185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Начисление</text:p>
          </table:table-cell>
          <table:table-cell office:value-type="float" office:value="3544" table:style-name="ce5">
            <text:p>3544</text:p>
          </table:table-cell>
          <table:table-cell office:value-type="string" office:string-value="Восход" table:formula="of:=VLOOKUP([.E186];[Управляющие_компании.A:.C];2;0)" table:style-name="ce1">
            <text:p>Восход</text:p>
          </table:table-cell>
          <table:table-cell office:value-type="string" office:string-value="Пушкина" table:formula="of:=VLOOKUP([.D186];[Лицевые_счета.A:.G];2;0)" table:style-name="ce6">
            <text:p>Пушкина</text:p>
          </table:table-cell>
          <table:table-cell office:value-type="float" office:value="2" table:formula="of:=VLOOKUP([.D186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186" table:style-name="ce4">
            <text:p>186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Начисление</text:p>
          </table:table-cell>
          <table:table-cell office:value-type="float" office:value="6553" table:style-name="ce5">
            <text:p>6553</text:p>
          </table:table-cell>
          <table:table-cell office:value-type="string" office:string-value="Восход" table:formula="of:=VLOOKUP([.E187];[Управляющие_компании.A:.C];2;0)" table:style-name="ce1">
            <text:p>Восход</text:p>
          </table:table-cell>
          <table:table-cell office:value-type="string" office:string-value="Пушкина" table:formula="of:=VLOOKUP([.D187];[Лицевые_счета.A:.G];2;0)" table:style-name="ce6">
            <text:p>Пушкина</text:p>
          </table:table-cell>
          <table:table-cell office:value-type="float" office:value="2" table:formula="of:=VLOOKUP([.D187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187" table:style-name="ce4">
            <text:p>187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Начисление</text:p>
          </table:table-cell>
          <table:table-cell office:value-type="float" office:value="4042" table:style-name="ce5">
            <text:p>4042</text:p>
          </table:table-cell>
          <table:table-cell office:value-type="string" office:string-value="Восход" table:formula="of:=VLOOKUP([.E188];[Управляющие_компании.A:.C];2;0)" table:style-name="ce1">
            <text:p>Восход</text:p>
          </table:table-cell>
          <table:table-cell office:value-type="string" office:string-value="Пушкина" table:formula="of:=VLOOKUP([.D188];[Лицевые_счета.A:.G];2;0)" table:style-name="ce6">
            <text:p>Пушкина</text:p>
          </table:table-cell>
          <table:table-cell office:value-type="float" office:value="2" table:formula="of:=VLOOKUP([.D188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188" table:style-name="ce4">
            <text:p>188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Начисление</text:p>
          </table:table-cell>
          <table:table-cell office:value-type="float" office:value="3865" table:style-name="ce5">
            <text:p>3865</text:p>
          </table:table-cell>
          <table:table-cell office:value-type="string" office:string-value="Восход" table:formula="of:=VLOOKUP([.E189];[Управляющие_компании.A:.C];2;0)" table:style-name="ce1">
            <text:p>Восход</text:p>
          </table:table-cell>
          <table:table-cell office:value-type="string" office:string-value="Пушкина" table:formula="of:=VLOOKUP([.D189];[Лицевые_счета.A:.G];2;0)" table:style-name="ce6">
            <text:p>Пушкина</text:p>
          </table:table-cell>
          <table:table-cell office:value-type="float" office:value="2" table:formula="of:=VLOOKUP([.D189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189" table:style-name="ce4">
            <text:p>189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Начисление</text:p>
          </table:table-cell>
          <table:table-cell office:value-type="float" office:value="5815" table:style-name="ce5">
            <text:p>5815</text:p>
          </table:table-cell>
          <table:table-cell office:value-type="string" office:string-value="Восход" table:formula="of:=VLOOKUP([.E190];[Управляющие_компании.A:.C];2;0)" table:style-name="ce1">
            <text:p>Восход</text:p>
          </table:table-cell>
          <table:table-cell office:value-type="string" office:string-value="Пушкина" table:formula="of:=VLOOKUP([.D190];[Лицевые_счета.A:.G];2;0)" table:style-name="ce6">
            <text:p>Пушкина</text:p>
          </table:table-cell>
          <table:table-cell office:value-type="float" office:value="2" table:formula="of:=VLOOKUP([.D190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190" table:style-name="ce4">
            <text:p>190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Начисление</text:p>
          </table:table-cell>
          <table:table-cell office:value-type="float" office:value="3002" table:style-name="ce5">
            <text:p>3002</text:p>
          </table:table-cell>
          <table:table-cell office:value-type="string" office:string-value="Восход" table:formula="of:=VLOOKUP([.E191];[Управляющие_компании.A:.C];2;0)" table:style-name="ce1">
            <text:p>Восход</text:p>
          </table:table-cell>
          <table:table-cell office:value-type="string" office:string-value="Пушкина" table:formula="of:=VLOOKUP([.D191];[Лицевые_счета.A:.G];2;0)" table:style-name="ce6">
            <text:p>Пушкина</text:p>
          </table:table-cell>
          <table:table-cell office:value-type="float" office:value="2" table:formula="of:=VLOOKUP([.D191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191" table:style-name="ce4">
            <text:p>191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Начисление</text:p>
          </table:table-cell>
          <table:table-cell office:value-type="float" office:value="3368" table:style-name="ce5">
            <text:p>3368</text:p>
          </table:table-cell>
          <table:table-cell office:value-type="string" office:string-value="ЖКХ-Трест 1" table:formula="of:=VLOOKUP([.E192];[Управляющие_компании.A:.C];2;0)" table:style-name="ce1">
            <text:p>ЖКХ-Трест 1</text:p>
          </table:table-cell>
          <table:table-cell office:value-type="string" office:string-value="Гоголя" table:formula="of:=VLOOKUP([.D192];[Лицевые_счета.A:.G];2;0)" table:style-name="ce6">
            <text:p>Гоголя</text:p>
          </table:table-cell>
          <table:table-cell office:value-type="float" office:value="7" table:formula="of:=VLOOKUP([.D192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192" table:style-name="ce4">
            <text:p>192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8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Начисление</text:p>
          </table:table-cell>
          <table:table-cell office:value-type="float" office:value="6958" table:style-name="ce5">
            <text:p>6958</text:p>
          </table:table-cell>
          <table:table-cell office:value-type="string" office:string-value="ЖКХ-Трест 1" table:formula="of:=VLOOKUP([.E193];[Управляющие_компании.A:.C];2;0)" table:style-name="ce1">
            <text:p>ЖКХ-Трест 1</text:p>
          </table:table-cell>
          <table:table-cell office:value-type="string" office:string-value="Гоголя" table:formula="of:=VLOOKUP([.D193];[Лицевые_счета.A:.G];2;0)" table:style-name="ce6">
            <text:p>Гоголя</text:p>
          </table:table-cell>
          <table:table-cell office:value-type="float" office:value="7" table:formula="of:=VLOOKUP([.D193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193" table:style-name="ce4">
            <text:p>193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Начисление</text:p>
          </table:table-cell>
          <table:table-cell office:value-type="float" office:value="5909" table:style-name="ce5">
            <text:p>5909</text:p>
          </table:table-cell>
          <table:table-cell office:value-type="string" office:string-value="ЖКХ-Трест 1" table:formula="of:=VLOOKUP([.E194];[Управляющие_компании.A:.C];2;0)" table:style-name="ce1">
            <text:p>ЖКХ-Трест 1</text:p>
          </table:table-cell>
          <table:table-cell office:value-type="string" office:string-value="Гоголя" table:formula="of:=VLOOKUP([.D194];[Лицевые_счета.A:.G];2;0)" table:style-name="ce6">
            <text:p>Гоголя</text:p>
          </table:table-cell>
          <table:table-cell office:value-type="float" office:value="7" table:formula="of:=VLOOKUP([.D194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194" table:style-name="ce4">
            <text:p>194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7H37M0S" table:style-name="ce16">
            <text:p>7:37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5546" table:style-name="ce5">
            <text:p>5546</text:p>
          </table:table-cell>
          <table:table-cell office:value-type="string" office:string-value="Эксплуатация" table:formula="of:=VLOOKUP([.E195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95];[Лицевые_счета.A:.G];2;0)" table:style-name="ce6">
            <text:p>Железнодорожная</text:p>
          </table:table-cell>
          <table:table-cell office:value-type="float" office:value="5" table:formula="of:=VLOOKUP([.D19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95" table:style-name="ce4">
            <text:p>195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9H56M0S" table:style-name="ce16">
            <text:p>9:56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Оплата</text:p>
          </table:table-cell>
          <table:table-cell office:value-type="float" office:value="5351" table:style-name="ce5">
            <text:p>5351</text:p>
          </table:table-cell>
          <table:table-cell office:value-type="string" office:string-value="Восход" table:formula="of:=VLOOKUP([.E196];[Управляющие_компании.A:.C];2;0)" table:style-name="ce1">
            <text:p>Восход</text:p>
          </table:table-cell>
          <table:table-cell office:value-type="string" office:string-value="Пушкина" table:formula="of:=VLOOKUP([.D196];[Лицевые_счета.A:.G];2;0)" table:style-name="ce6">
            <text:p>Пушкина</text:p>
          </table:table-cell>
          <table:table-cell office:value-type="float" office:value="2" table:formula="of:=VLOOKUP([.D196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196" table:style-name="ce4">
            <text:p>196</text:p>
          </table:table-cell>
          <table:table-cell office:value-type="date" office:date-value="2021-02-01T00:00:00" table:style-name="ce14">
            <text:p>01.02.2021</text:p>
          </table:table-cell>
          <table:table-cell office:value-type="time" office:time-value="PT12H12M0S" table:style-name="ce16">
            <text:p>12:12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3847" table:style-name="ce5">
            <text:p>3847</text:p>
          </table:table-cell>
          <table:table-cell office:value-type="string" office:string-value="Эксплуатация" table:formula="of:=VLOOKUP([.E197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97];[Лицевые_счета.A:.G];2;0)" table:style-name="ce6">
            <text:p>Железнодорожная</text:p>
          </table:table-cell>
          <table:table-cell office:value-type="float" office:value="5" table:formula="of:=VLOOKUP([.D19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97" table:style-name="ce4">
            <text:p>197</text:p>
          </table:table-cell>
          <table:table-cell office:value-type="date" office:date-value="2021-02-02T00:00:00" table:style-name="ce14">
            <text:p>02.02.2021</text:p>
          </table:table-cell>
          <table:table-cell office:value-type="time" office:time-value="PT11H56M0S" table:style-name="ce16">
            <text:p>11:56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5981" table:style-name="ce5">
            <text:p>5981</text:p>
          </table:table-cell>
          <table:table-cell office:value-type="string" office:string-value="Город 1" table:formula="of:=VLOOKUP([.E198];[Управляющие_компании.A:.C];2;0)" table:style-name="ce1">
            <text:p>Город 1</text:p>
          </table:table-cell>
          <table:table-cell office:value-type="string" office:string-value="Гоголя" table:formula="of:=VLOOKUP([.D198];[Лицевые_счета.A:.G];2;0)" table:style-name="ce6">
            <text:p>Гоголя</text:p>
          </table:table-cell>
          <table:table-cell office:value-type="float" office:value="8" table:formula="of:=VLOOKUP([.D198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198" table:style-name="ce4">
            <text:p>198</text:p>
          </table:table-cell>
          <table:table-cell office:value-type="date" office:date-value="2021-02-02T00:00:00" table:style-name="ce14">
            <text:p>02.02.2021</text:p>
          </table:table-cell>
          <table:table-cell office:value-type="time" office:time-value="PT12H26M0S" table:style-name="ce16">
            <text:p>12:26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3564" table:style-name="ce5">
            <text:p>3564</text:p>
          </table:table-cell>
          <table:table-cell office:value-type="string" office:string-value="Эксплуатация" table:formula="of:=VLOOKUP([.E199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199];[Лицевые_счета.A:.G];2;0)" table:style-name="ce6">
            <text:p>Железнодорожная</text:p>
          </table:table-cell>
          <table:table-cell office:value-type="float" office:value="5" table:formula="of:=VLOOKUP([.D19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99" table:style-name="ce4">
            <text:p>199</text:p>
          </table:table-cell>
          <table:table-cell office:value-type="date" office:date-value="2021-02-03T00:00:00" table:style-name="ce14">
            <text:p>03.02.2021</text:p>
          </table:table-cell>
          <table:table-cell office:value-type="time" office:time-value="PT17H55M0S" table:style-name="ce16">
            <text:p>17:55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Оплата</text:p>
          </table:table-cell>
          <table:table-cell office:value-type="float" office:value="3865" table:style-name="ce5">
            <text:p>3865</text:p>
          </table:table-cell>
          <table:table-cell office:value-type="string" office:string-value="Восход" table:formula="of:=VLOOKUP([.E200];[Управляющие_компании.A:.C];2;0)" table:style-name="ce1">
            <text:p>Восход</text:p>
          </table:table-cell>
          <table:table-cell office:value-type="string" office:string-value="Пушкина" table:formula="of:=VLOOKUP([.D200];[Лицевые_счета.A:.G];2;0)" table:style-name="ce6">
            <text:p>Пушкина</text:p>
          </table:table-cell>
          <table:table-cell office:value-type="float" office:value="2" table:formula="of:=VLOOKUP([.D200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200" table:style-name="ce4">
            <text:p>200</text:p>
          </table:table-cell>
          <table:table-cell office:value-type="date" office:date-value="2021-02-06T00:00:00" table:style-name="ce14">
            <text:p>06.02.2021</text:p>
          </table:table-cell>
          <table:table-cell office:value-type="time" office:time-value="PT10H27M0S" table:style-name="ce16">
            <text:p>10:27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5457" table:style-name="ce5">
            <text:p>5457</text:p>
          </table:table-cell>
          <table:table-cell office:value-type="string" office:string-value="Эксплуатация" table:formula="of:=VLOOKUP([.E201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01];[Лицевые_счета.A:.G];2;0)" table:style-name="ce6">
            <text:p>Железнодорожная</text:p>
          </table:table-cell>
          <table:table-cell office:value-type="float" office:value="5" table:formula="of:=VLOOKUP([.D20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01" table:style-name="ce4">
            <text:p>201</text:p>
          </table:table-cell>
          <table:table-cell office:value-type="date" office:date-value="2021-02-07T00:00:00" table:style-name="ce14">
            <text:p>07.02.2021</text:p>
          </table:table-cell>
          <table:table-cell office:value-type="time" office:time-value="PT7H18M0S" table:style-name="ce16">
            <text:p>7:18</text:p>
          </table:table-cell>
          <table:table-cell office:value-type="string" table:style-name="ce4">
            <text:p>Л44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4039" table:style-name="ce5">
            <text:p>4039</text:p>
          </table:table-cell>
          <table:table-cell office:value-type="string" office:string-value="Эксплуатация" table:formula="of:=VLOOKUP([.E202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02];[Лицевые_счета.A:.G];2;0)" table:style-name="ce6">
            <text:p>Железнодорожная</text:p>
          </table:table-cell>
          <table:table-cell office:value-type="float" office:value="5" table:formula="of:=VLOOKUP([.D20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02" table:style-name="ce4">
            <text:p>202</text:p>
          </table:table-cell>
          <table:table-cell office:value-type="date" office:date-value="2021-02-07T00:00:00" table:style-name="ce14">
            <text:p>07.02.2021</text:p>
          </table:table-cell>
          <table:table-cell office:value-type="time" office:time-value="PT9H21M0S" table:style-name="ce16">
            <text:p>9:21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Оплата</text:p>
          </table:table-cell>
          <table:table-cell office:value-type="float" office:value="6659" table:style-name="ce5">
            <text:p>6659</text:p>
          </table:table-cell>
          <table:table-cell office:value-type="string" office:string-value="Восход" table:formula="of:=VLOOKUP([.E203];[Управляющие_компании.A:.C];2;0)" table:style-name="ce1">
            <text:p>Восход</text:p>
          </table:table-cell>
          <table:table-cell office:value-type="string" office:string-value="Пушкина" table:formula="of:=VLOOKUP([.D203];[Лицевые_счета.A:.G];2;0)" table:style-name="ce6">
            <text:p>Пушкина</text:p>
          </table:table-cell>
          <table:table-cell office:value-type="float" office:value="2" table:formula="of:=VLOOKUP([.D203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203" table:style-name="ce4">
            <text:p>203</text:p>
          </table:table-cell>
          <table:table-cell office:value-type="date" office:date-value="2021-02-08T00:00:00" table:style-name="ce14">
            <text:p>08.02.2021</text:p>
          </table:table-cell>
          <table:table-cell office:value-type="time" office:time-value="PT16H6M0S" table:style-name="ce16">
            <text:p>16:06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Оплата</text:p>
          </table:table-cell>
          <table:table-cell office:value-type="float" office:value="3830" table:style-name="ce5">
            <text:p>3830</text:p>
          </table:table-cell>
          <table:table-cell office:value-type="string" office:string-value="Восток" table:formula="of:=VLOOKUP([.E204];[Управляющие_компании.A:.C];2;0)" table:style-name="ce1">
            <text:p>Восток</text:p>
          </table:table-cell>
          <table:table-cell office:value-type="string" office:string-value="Волкова" table:formula="of:=VLOOKUP([.D204];[Лицевые_счета.A:.G];2;0)" table:style-name="ce6">
            <text:p>Волкова</text:p>
          </table:table-cell>
          <table:table-cell office:value-type="float" office:value="14" table:formula="of:=VLOOKUP([.D204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204" table:style-name="ce4">
            <text:p>204</text:p>
          </table:table-cell>
          <table:table-cell office:value-type="date" office:date-value="2021-02-09T00:00:00" table:style-name="ce14">
            <text:p>09.02.2021</text:p>
          </table:table-cell>
          <table:table-cell office:value-type="time" office:time-value="PT13H9M0S" table:style-name="ce16">
            <text:p>13:09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4227" table:style-name="ce5">
            <text:p>4227</text:p>
          </table:table-cell>
          <table:table-cell office:value-type="string" office:string-value="Город 1" table:formula="of:=VLOOKUP([.E205];[Управляющие_компании.A:.C];2;0)" table:style-name="ce1">
            <text:p>Город 1</text:p>
          </table:table-cell>
          <table:table-cell office:value-type="string" office:string-value="Гоголя" table:formula="of:=VLOOKUP([.D205];[Лицевые_счета.A:.G];2;0)" table:style-name="ce6">
            <text:p>Гоголя</text:p>
          </table:table-cell>
          <table:table-cell office:value-type="float" office:value="8" table:formula="of:=VLOOKUP([.D205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205" table:style-name="ce4">
            <text:p>205</text:p>
          </table:table-cell>
          <table:table-cell office:value-type="date" office:date-value="2021-02-09T00:00:00" table:style-name="ce14">
            <text:p>09.02.2021</text:p>
          </table:table-cell>
          <table:table-cell office:value-type="time" office:time-value="PT16H16M0S" table:style-name="ce16">
            <text:p>16:16</text:p>
          </table:table-cell>
          <table:table-cell office:value-type="string" table:style-name="ce4">
            <text:p>Л8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Оплата</text:p>
          </table:table-cell>
          <table:table-cell office:value-type="float" office:value="6958" table:style-name="ce5">
            <text:p>6958</text:p>
          </table:table-cell>
          <table:table-cell office:value-type="string" office:string-value="ЖКХ-Трест 1" table:formula="of:=VLOOKUP([.E206];[Управляющие_компании.A:.C];2;0)" table:style-name="ce1">
            <text:p>ЖКХ-Трест 1</text:p>
          </table:table-cell>
          <table:table-cell office:value-type="string" office:string-value="Гоголя" table:formula="of:=VLOOKUP([.D206];[Лицевые_счета.A:.G];2;0)" table:style-name="ce6">
            <text:p>Гоголя</text:p>
          </table:table-cell>
          <table:table-cell office:value-type="float" office:value="7" table:formula="of:=VLOOKUP([.D206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206" table:style-name="ce4">
            <text:p>206</text:p>
          </table:table-cell>
          <table:table-cell office:value-type="date" office:date-value="2021-02-09T00:00:00" table:style-name="ce14">
            <text:p>09.02.2021</text:p>
          </table:table-cell>
          <table:table-cell office:value-type="time" office:time-value="PT18H35M0S" table:style-name="ce16">
            <text:p>18:35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6312" table:style-name="ce5">
            <text:p>6312</text:p>
          </table:table-cell>
          <table:table-cell office:value-type="string" office:string-value="Эксплуатация" table:formula="of:=VLOOKUP([.E207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07];[Лицевые_счета.A:.G];2;0)" table:style-name="ce6">
            <text:p>Железнодорожная</text:p>
          </table:table-cell>
          <table:table-cell office:value-type="float" office:value="5" table:formula="of:=VLOOKUP([.D20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07" table:style-name="ce4">
            <text:p>207</text:p>
          </table:table-cell>
          <table:table-cell office:value-type="date" office:date-value="2021-02-09T00:00:00" table:style-name="ce14">
            <text:p>09.02.2021</text:p>
          </table:table-cell>
          <table:table-cell office:value-type="time" office:time-value="PT18H57M0S" table:style-name="ce16">
            <text:p>18:57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Оплата</text:p>
          </table:table-cell>
          <table:table-cell office:value-type="float" office:value="3120" table:style-name="ce5">
            <text:p>3120</text:p>
          </table:table-cell>
          <table:table-cell office:value-type="string" office:string-value="Восход" table:formula="of:=VLOOKUP([.E208];[Управляющие_компании.A:.C];2;0)" table:style-name="ce1">
            <text:p>Восход</text:p>
          </table:table-cell>
          <table:table-cell office:value-type="string" office:string-value="Пушкина" table:formula="of:=VLOOKUP([.D208];[Лицевые_счета.A:.G];2;0)" table:style-name="ce6">
            <text:p>Пушкина</text:p>
          </table:table-cell>
          <table:table-cell office:value-type="float" office:value="2" table:formula="of:=VLOOKUP([.D208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208" table:style-name="ce4">
            <text:p>208</text:p>
          </table:table-cell>
          <table:table-cell office:value-type="date" office:date-value="2021-02-09T00:00:00" table:style-name="ce14">
            <text:p>09.02.2021</text:p>
          </table:table-cell>
          <table:table-cell office:value-type="time" office:time-value="PT19H59M0S" table:style-name="ce16">
            <text:p>19:59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Оплата</text:p>
          </table:table-cell>
          <table:table-cell office:value-type="float" office:value="5909" table:style-name="ce5">
            <text:p>5909</text:p>
          </table:table-cell>
          <table:table-cell office:value-type="string" office:string-value="ЖКХ-Трест 1" table:formula="of:=VLOOKUP([.E209];[Управляющие_компании.A:.C];2;0)" table:style-name="ce1">
            <text:p>ЖКХ-Трест 1</text:p>
          </table:table-cell>
          <table:table-cell office:value-type="string" office:string-value="Гоголя" table:formula="of:=VLOOKUP([.D209];[Лицевые_счета.A:.G];2;0)" table:style-name="ce6">
            <text:p>Гоголя</text:p>
          </table:table-cell>
          <table:table-cell office:value-type="float" office:value="7" table:formula="of:=VLOOKUP([.D209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209" table:style-name="ce4">
            <text:p>209</text:p>
          </table:table-cell>
          <table:table-cell office:value-type="date" office:date-value="2021-02-10T00:00:00" table:style-name="ce14">
            <text:p>10.02.2021</text:p>
          </table:table-cell>
          <table:table-cell office:value-type="time" office:time-value="PT6H58M0S" table:style-name="ce16">
            <text:p>6:58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6201" table:style-name="ce5">
            <text:p>6201</text:p>
          </table:table-cell>
          <table:table-cell office:value-type="string" office:string-value="Эксплуатация" table:formula="of:=VLOOKUP([.E210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10];[Лицевые_счета.A:.G];2;0)" table:style-name="ce6">
            <text:p>Железнодорожная</text:p>
          </table:table-cell>
          <table:table-cell office:value-type="float" office:value="5" table:formula="of:=VLOOKUP([.D21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10" table:style-name="ce4">
            <text:p>210</text:p>
          </table:table-cell>
          <table:table-cell office:value-type="date" office:date-value="2021-02-10T00:00:00" table:style-name="ce14">
            <text:p>10.02.2021</text:p>
          </table:table-cell>
          <table:table-cell office:value-type="time" office:time-value="PT7H2M0S" table:style-name="ce16">
            <text:p>7:02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6591" table:style-name="ce5">
            <text:p>6591</text:p>
          </table:table-cell>
          <table:table-cell office:value-type="string" office:string-value="Стрела" table:formula="of:=VLOOKUP([.E211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211];[Лицевые_счета.A:.G];2;0)" table:style-name="ce6">
            <text:p>Железнодорожная</text:p>
          </table:table-cell>
          <table:table-cell office:value-type="float" office:value="4" table:formula="of:=VLOOKUP([.D211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211" table:style-name="ce4">
            <text:p>211</text:p>
          </table:table-cell>
          <table:table-cell office:value-type="date" office:date-value="2021-02-10T00:00:00" table:style-name="ce14">
            <text:p>10.02.2021</text:p>
          </table:table-cell>
          <table:table-cell office:value-type="time" office:time-value="PT9H56M0S" table:style-name="ce16">
            <text:p>9:56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5994" table:style-name="ce5">
            <text:p>5994</text:p>
          </table:table-cell>
          <table:table-cell office:value-type="string" office:string-value="Эксплуатация" table:formula="of:=VLOOKUP([.E212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12];[Лицевые_счета.A:.G];2;0)" table:style-name="ce6">
            <text:p>Железнодорожная</text:p>
          </table:table-cell>
          <table:table-cell office:value-type="float" office:value="5" table:formula="of:=VLOOKUP([.D21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12" table:style-name="ce4">
            <text:p>212</text:p>
          </table:table-cell>
          <table:table-cell office:value-type="date" office:date-value="2021-02-10T00:00:00" table:style-name="ce14">
            <text:p>10.02.2021</text:p>
          </table:table-cell>
          <table:table-cell office:value-type="time" office:time-value="PT12H48M0S" table:style-name="ce16">
            <text:p>12:48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5025" table:style-name="ce5">
            <text:p>5025</text:p>
          </table:table-cell>
          <table:table-cell office:value-type="string" office:string-value="Стрела" table:formula="of:=VLOOKUP([.E213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213];[Лицевые_счета.A:.G];2;0)" table:style-name="ce6">
            <text:p>Железнодорожная</text:p>
          </table:table-cell>
          <table:table-cell office:value-type="float" office:value="4" table:formula="of:=VLOOKUP([.D213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213" table:style-name="ce4">
            <text:p>213</text:p>
          </table:table-cell>
          <table:table-cell office:value-type="date" office:date-value="2021-02-11T00:00:00" table:style-name="ce14">
            <text:p>11.02.2021</text:p>
          </table:table-cell>
          <table:table-cell office:value-type="time" office:time-value="PT19H33M0S" table:style-name="ce16">
            <text:p>19:33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4212" table:style-name="ce5">
            <text:p>4212</text:p>
          </table:table-cell>
          <table:table-cell office:value-type="string" office:string-value="Эксплуатация" table:formula="of:=VLOOKUP([.E214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14];[Лицевые_счета.A:.G];2;0)" table:style-name="ce6">
            <text:p>Железнодорожная</text:p>
          </table:table-cell>
          <table:table-cell office:value-type="float" office:value="5" table:formula="of:=VLOOKUP([.D21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14" table:style-name="ce4">
            <text:p>214</text:p>
          </table:table-cell>
          <table:table-cell office:value-type="date" office:date-value="2021-02-11T00:00:00" table:style-name="ce14">
            <text:p>11.02.2021</text:p>
          </table:table-cell>
          <table:table-cell office:value-type="time" office:time-value="PT23H54M0S" table:style-name="ce16">
            <text:p>23:54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3551" table:style-name="ce5">
            <text:p>3551</text:p>
          </table:table-cell>
          <table:table-cell office:value-type="string" office:string-value="Эксплуатация" table:formula="of:=VLOOKUP([.E215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15];[Лицевые_счета.A:.G];2;0)" table:style-name="ce6">
            <text:p>Железнодорожная</text:p>
          </table:table-cell>
          <table:table-cell office:value-type="float" office:value="5" table:formula="of:=VLOOKUP([.D21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15" table:style-name="ce4">
            <text:p>215</text:p>
          </table:table-cell>
          <table:table-cell office:value-type="date" office:date-value="2021-02-12T00:00:00" table:style-name="ce14">
            <text:p>12.02.2021</text:p>
          </table:table-cell>
          <table:table-cell office:value-type="time" office:time-value="PT17H27M0S" table:style-name="ce16">
            <text:p>17:27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6389" table:style-name="ce5">
            <text:p>6389</text:p>
          </table:table-cell>
          <table:table-cell office:value-type="string" office:string-value="Город 1" table:formula="of:=VLOOKUP([.E216];[Управляющие_компании.A:.C];2;0)" table:style-name="ce1">
            <text:p>Город 1</text:p>
          </table:table-cell>
          <table:table-cell office:value-type="string" office:string-value="Гоголя" table:formula="of:=VLOOKUP([.D216];[Лицевые_счета.A:.G];2;0)" table:style-name="ce6">
            <text:p>Гоголя</text:p>
          </table:table-cell>
          <table:table-cell office:value-type="float" office:value="8" table:formula="of:=VLOOKUP([.D216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216" table:style-name="ce4">
            <text:p>216</text:p>
          </table:table-cell>
          <table:table-cell office:value-type="date" office:date-value="2021-02-12T00:00:00" table:style-name="ce14">
            <text:p>12.02.2021</text:p>
          </table:table-cell>
          <table:table-cell office:value-type="time" office:time-value="PT21H34M0S" table:style-name="ce16">
            <text:p>21:34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6562" table:style-name="ce5">
            <text:p>6562</text:p>
          </table:table-cell>
          <table:table-cell office:value-type="string" office:string-value="Эксплуатация" table:formula="of:=VLOOKUP([.E217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17];[Лицевые_счета.A:.G];2;0)" table:style-name="ce6">
            <text:p>Железнодорожная</text:p>
          </table:table-cell>
          <table:table-cell office:value-type="float" office:value="5" table:formula="of:=VLOOKUP([.D21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17" table:style-name="ce4">
            <text:p>217</text:p>
          </table:table-cell>
          <table:table-cell office:value-type="date" office:date-value="2021-02-12T00:00:00" table:style-name="ce14">
            <text:p>12.02.2021</text:p>
          </table:table-cell>
          <table:table-cell office:value-type="time" office:time-value="PT21H38M0S" table:style-name="ce16">
            <text:p>21:38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5196" table:style-name="ce5">
            <text:p>5196</text:p>
          </table:table-cell>
          <table:table-cell office:value-type="string" office:string-value="Эксплуатация" table:formula="of:=VLOOKUP([.E218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18];[Лицевые_счета.A:.G];2;0)" table:style-name="ce6">
            <text:p>Железнодорожная</text:p>
          </table:table-cell>
          <table:table-cell office:value-type="float" office:value="5" table:formula="of:=VLOOKUP([.D21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18" table:style-name="ce4">
            <text:p>218</text:p>
          </table:table-cell>
          <table:table-cell office:value-type="date" office:date-value="2021-02-13T00:00:00" table:style-name="ce14">
            <text:p>13.02.2021</text:p>
          </table:table-cell>
          <table:table-cell office:value-type="time" office:time-value="PT13H50M0S" table:style-name="ce16">
            <text:p>13:50</text:p>
          </table:table-cell>
          <table:table-cell office:value-type="string" table:style-name="ce4">
            <text:p>Л10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Оплата</text:p>
          </table:table-cell>
          <table:table-cell office:value-type="float" office:value="5562" table:style-name="ce5">
            <text:p>5562</text:p>
          </table:table-cell>
          <table:table-cell office:value-type="string" office:string-value="ЖКХ-Трест 1" table:formula="of:=VLOOKUP([.E219];[Управляющие_компании.A:.C];2;0)" table:style-name="ce1">
            <text:p>ЖКХ-Трест 1</text:p>
          </table:table-cell>
          <table:table-cell office:value-type="string" office:string-value="Гоголя" table:formula="of:=VLOOKUP([.D219];[Лицевые_счета.A:.G];2;0)" table:style-name="ce6">
            <text:p>Гоголя</text:p>
          </table:table-cell>
          <table:table-cell office:value-type="float" office:value="7" table:formula="of:=VLOOKUP([.D219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219" table:style-name="ce4">
            <text:p>219</text:p>
          </table:table-cell>
          <table:table-cell office:value-type="date" office:date-value="2021-02-13T00:00:00" table:style-name="ce14">
            <text:p>13.02.2021</text:p>
          </table:table-cell>
          <table:table-cell office:value-type="time" office:time-value="PT16H9M0S" table:style-name="ce16">
            <text:p>16:09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3912" table:style-name="ce5">
            <text:p>3912</text:p>
          </table:table-cell>
          <table:table-cell office:value-type="string" office:string-value="Эксплуатация" table:formula="of:=VLOOKUP([.E220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20];[Лицевые_счета.A:.G];2;0)" table:style-name="ce6">
            <text:p>Железнодорожная</text:p>
          </table:table-cell>
          <table:table-cell office:value-type="float" office:value="5" table:formula="of:=VLOOKUP([.D22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20" table:style-name="ce4">
            <text:p>220</text:p>
          </table:table-cell>
          <table:table-cell office:value-type="date" office:date-value="2021-02-13T00:00:00" table:style-name="ce14">
            <text:p>13.02.2021</text:p>
          </table:table-cell>
          <table:table-cell office:value-type="time" office:time-value="PT18H0M0S" table:style-name="ce16">
            <text:p>18:00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Оплата</text:p>
          </table:table-cell>
          <table:table-cell office:value-type="float" office:value="4805" table:style-name="ce5">
            <text:p>4805</text:p>
          </table:table-cell>
          <table:table-cell office:value-type="string" office:string-value="ЖКХ-Трест 1" table:formula="of:=VLOOKUP([.E221];[Управляющие_компании.A:.C];2;0)" table:style-name="ce1">
            <text:p>ЖКХ-Трест 1</text:p>
          </table:table-cell>
          <table:table-cell office:value-type="string" office:string-value="Гоголя" table:formula="of:=VLOOKUP([.D221];[Лицевые_счета.A:.G];2;0)" table:style-name="ce6">
            <text:p>Гоголя</text:p>
          </table:table-cell>
          <table:table-cell office:value-type="float" office:value="7" table:formula="of:=VLOOKUP([.D221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221" table:style-name="ce4">
            <text:p>221</text:p>
          </table:table-cell>
          <table:table-cell office:value-type="date" office:date-value="2021-02-13T00:00:00" table:style-name="ce14">
            <text:p>13.02.2021</text:p>
          </table:table-cell>
          <table:table-cell office:value-type="time" office:time-value="PT19H27M0S" table:style-name="ce16">
            <text:p>19:27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6511" table:style-name="ce5">
            <text:p>6511</text:p>
          </table:table-cell>
          <table:table-cell office:value-type="string" office:string-value="Эксплуатация" table:formula="of:=VLOOKUP([.E222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22];[Лицевые_счета.A:.G];2;0)" table:style-name="ce6">
            <text:p>Железнодорожная</text:p>
          </table:table-cell>
          <table:table-cell office:value-type="float" office:value="5" table:formula="of:=VLOOKUP([.D22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22" table:style-name="ce4">
            <text:p>222</text:p>
          </table:table-cell>
          <table:table-cell office:value-type="date" office:date-value="2021-02-14T00:00:00" table:style-name="ce14">
            <text:p>14.02.2021</text:p>
          </table:table-cell>
          <table:table-cell office:value-type="time" office:time-value="PT20H57M0S" table:style-name="ce16">
            <text:p>20:57</text:p>
          </table:table-cell>
          <table:table-cell office:value-type="string" table:style-name="ce4">
            <text:p>Л13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Оплата</text:p>
          </table:table-cell>
          <table:table-cell office:value-type="float" office:value="4375" table:style-name="ce5">
            <text:p>4375</text:p>
          </table:table-cell>
          <table:table-cell office:value-type="string" office:string-value="ЖКХ-Трест 1" table:formula="of:=VLOOKUP([.E223];[Управляющие_компании.A:.C];2;0)" table:style-name="ce1">
            <text:p>ЖКХ-Трест 1</text:p>
          </table:table-cell>
          <table:table-cell office:value-type="string" office:string-value="Гоголя" table:formula="of:=VLOOKUP([.D223];[Лицевые_счета.A:.G];2;0)" table:style-name="ce6">
            <text:p>Гоголя</text:p>
          </table:table-cell>
          <table:table-cell office:value-type="float" office:value="7" table:formula="of:=VLOOKUP([.D223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223" table:style-name="ce4">
            <text:p>223</text:p>
          </table:table-cell>
          <table:table-cell office:value-type="date" office:date-value="2021-02-15T00:00:00" table:style-name="ce14">
            <text:p>15.02.2021</text:p>
          </table:table-cell>
          <table:table-cell office:value-type="time" office:time-value="PT6H32M0S" table:style-name="ce16">
            <text:p>6:32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5125" table:style-name="ce5">
            <text:p>5125</text:p>
          </table:table-cell>
          <table:table-cell office:value-type="string" office:string-value="Эксплуатация" table:formula="of:=VLOOKUP([.E224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24];[Лицевые_счета.A:.G];2;0)" table:style-name="ce6">
            <text:p>Железнодорожная</text:p>
          </table:table-cell>
          <table:table-cell office:value-type="float" office:value="5" table:formula="of:=VLOOKUP([.D22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24" table:style-name="ce4">
            <text:p>224</text:p>
          </table:table-cell>
          <table:table-cell office:value-type="date" office:date-value="2021-02-16T00:00:00" table:style-name="ce14">
            <text:p>16.02.2021</text:p>
          </table:table-cell>
          <table:table-cell office:value-type="time" office:time-value="PT6H46M0S" table:style-name="ce16">
            <text:p>6:46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3920" table:style-name="ce5">
            <text:p>3920</text:p>
          </table:table-cell>
          <table:table-cell office:value-type="string" office:string-value="Город 1" table:formula="of:=VLOOKUP([.E225];[Управляющие_компании.A:.C];2;0)" table:style-name="ce1">
            <text:p>Город 1</text:p>
          </table:table-cell>
          <table:table-cell office:value-type="string" office:string-value="Гоголя" table:formula="of:=VLOOKUP([.D225];[Лицевые_счета.A:.G];2;0)" table:style-name="ce6">
            <text:p>Гоголя</text:p>
          </table:table-cell>
          <table:table-cell office:value-type="float" office:value="8" table:formula="of:=VLOOKUP([.D225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225" table:style-name="ce4">
            <text:p>225</text:p>
          </table:table-cell>
          <table:table-cell office:value-type="date" office:date-value="2021-02-16T00:00:00" table:style-name="ce14">
            <text:p>16.02.2021</text:p>
          </table:table-cell>
          <table:table-cell office:value-type="time" office:time-value="PT15H18M0S" table:style-name="ce16">
            <text:p>15:18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Оплата</text:p>
          </table:table-cell>
          <table:table-cell office:value-type="float" office:value="6803" table:style-name="ce5">
            <text:p>6803</text:p>
          </table:table-cell>
          <table:table-cell office:value-type="string" office:string-value="Восток" table:formula="of:=VLOOKUP([.E226];[Управляющие_компании.A:.C];2;0)" table:style-name="ce1">
            <text:p>Восток</text:p>
          </table:table-cell>
          <table:table-cell office:value-type="string" office:string-value="Волкова" table:formula="of:=VLOOKUP([.D226];[Лицевые_счета.A:.G];2;0)" table:style-name="ce6">
            <text:p>Волкова</text:p>
          </table:table-cell>
          <table:table-cell office:value-type="float" office:value="14" table:formula="of:=VLOOKUP([.D226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226" table:style-name="ce4">
            <text:p>226</text:p>
          </table:table-cell>
          <table:table-cell office:value-type="date" office:date-value="2021-02-17T00:00:00" table:style-name="ce14">
            <text:p>17.02.2021</text:p>
          </table:table-cell>
          <table:table-cell office:value-type="time" office:time-value="PT10H10M0S" table:style-name="ce16">
            <text:p>10:10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4840" table:style-name="ce5">
            <text:p>4840</text:p>
          </table:table-cell>
          <table:table-cell office:value-type="string" office:string-value="Эксплуатация" table:formula="of:=VLOOKUP([.E227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27];[Лицевые_счета.A:.G];2;0)" table:style-name="ce6">
            <text:p>Железнодорожная</text:p>
          </table:table-cell>
          <table:table-cell office:value-type="float" office:value="5" table:formula="of:=VLOOKUP([.D22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27" table:style-name="ce4">
            <text:p>227</text:p>
          </table:table-cell>
          <table:table-cell office:value-type="date" office:date-value="2021-02-17T00:00:00" table:style-name="ce14">
            <text:p>17.02.2021</text:p>
          </table:table-cell>
          <table:table-cell office:value-type="time" office:time-value="PT10H57M0S" table:style-name="ce16">
            <text:p>10:57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Оплата</text:p>
          </table:table-cell>
          <table:table-cell office:value-type="float" office:value="3594" table:style-name="ce5">
            <text:p>3594</text:p>
          </table:table-cell>
          <table:table-cell office:value-type="string" office:string-value="ЖКХ-Трест 1" table:formula="of:=VLOOKUP([.E228];[Управляющие_компании.A:.C];2;0)" table:style-name="ce1">
            <text:p>ЖКХ-Трест 1</text:p>
          </table:table-cell>
          <table:table-cell office:value-type="string" office:string-value="Гоголя" table:formula="of:=VLOOKUP([.D228];[Лицевые_счета.A:.G];2;0)" table:style-name="ce6">
            <text:p>Гоголя</text:p>
          </table:table-cell>
          <table:table-cell office:value-type="float" office:value="7" table:formula="of:=VLOOKUP([.D228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228" table:style-name="ce4">
            <text:p>228</text:p>
          </table:table-cell>
          <table:table-cell office:value-type="date" office:date-value="2021-02-17T00:00:00" table:style-name="ce14">
            <text:p>17.02.2021</text:p>
          </table:table-cell>
          <table:table-cell office:value-type="time" office:time-value="PT17H6M0S" table:style-name="ce16">
            <text:p>17:06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Оплата</text:p>
          </table:table-cell>
          <table:table-cell office:value-type="float" office:value="5815" table:style-name="ce5">
            <text:p>5815</text:p>
          </table:table-cell>
          <table:table-cell office:value-type="string" office:string-value="Восход" table:formula="of:=VLOOKUP([.E229];[Управляющие_компании.A:.C];2;0)" table:style-name="ce1">
            <text:p>Восход</text:p>
          </table:table-cell>
          <table:table-cell office:value-type="string" office:string-value="Пушкина" table:formula="of:=VLOOKUP([.D229];[Лицевые_счета.A:.G];2;0)" table:style-name="ce6">
            <text:p>Пушкина</text:p>
          </table:table-cell>
          <table:table-cell office:value-type="float" office:value="2" table:formula="of:=VLOOKUP([.D229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229" table:style-name="ce4">
            <text:p>229</text:p>
          </table:table-cell>
          <table:table-cell office:value-type="date" office:date-value="2021-02-17T00:00:00" table:style-name="ce14">
            <text:p>17.02.2021</text:p>
          </table:table-cell>
          <table:table-cell office:value-type="time" office:time-value="PT23H18M0S" table:style-name="ce16">
            <text:p>23:18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5516" table:style-name="ce5">
            <text:p>5516</text:p>
          </table:table-cell>
          <table:table-cell office:value-type="string" office:string-value="Стрела" table:formula="of:=VLOOKUP([.E230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230];[Лицевые_счета.A:.G];2;0)" table:style-name="ce6">
            <text:p>Железнодорожная</text:p>
          </table:table-cell>
          <table:table-cell office:value-type="float" office:value="4" table:formula="of:=VLOOKUP([.D230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230" table:style-name="ce4">
            <text:p>230</text:p>
          </table:table-cell>
          <table:table-cell office:value-type="date" office:date-value="2021-02-18T00:00:00" table:style-name="ce14">
            <text:p>18.02.2021</text:p>
          </table:table-cell>
          <table:table-cell office:value-type="time" office:time-value="PT7H37M0S" table:style-name="ce16">
            <text:p>7:37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3650" table:style-name="ce5">
            <text:p>3650</text:p>
          </table:table-cell>
          <table:table-cell office:value-type="string" office:string-value="Эксплуатация" table:formula="of:=VLOOKUP([.E231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31];[Лицевые_счета.A:.G];2;0)" table:style-name="ce6">
            <text:p>Железнодорожная</text:p>
          </table:table-cell>
          <table:table-cell office:value-type="float" office:value="5" table:formula="of:=VLOOKUP([.D23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31" table:style-name="ce4">
            <text:p>231</text:p>
          </table:table-cell>
          <table:table-cell office:value-type="date" office:date-value="2021-02-18T00:00:00" table:style-name="ce14">
            <text:p>18.02.2021</text:p>
          </table:table-cell>
          <table:table-cell office:value-type="time" office:time-value="PT11H14M0S" table:style-name="ce16">
            <text:p>11:14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5935" table:style-name="ce5">
            <text:p>5935</text:p>
          </table:table-cell>
          <table:table-cell office:value-type="string" office:string-value="Эксплуатация" table:formula="of:=VLOOKUP([.E232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32];[Лицевые_счета.A:.G];2;0)" table:style-name="ce6">
            <text:p>Железнодорожная</text:p>
          </table:table-cell>
          <table:table-cell office:value-type="float" office:value="5" table:formula="of:=VLOOKUP([.D23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32" table:style-name="ce4">
            <text:p>232</text:p>
          </table:table-cell>
          <table:table-cell office:value-type="date" office:date-value="2021-02-19T00:00:00" table:style-name="ce14">
            <text:p>19.02.2021</text:p>
          </table:table-cell>
          <table:table-cell office:value-type="time" office:time-value="PT9H36M0S" table:style-name="ce16">
            <text:p>9:36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3625" table:style-name="ce5">
            <text:p>3625</text:p>
          </table:table-cell>
          <table:table-cell office:value-type="string" office:string-value="Эксплуатация" table:formula="of:=VLOOKUP([.E233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33];[Лицевые_счета.A:.G];2;0)" table:style-name="ce6">
            <text:p>Железнодорожная</text:p>
          </table:table-cell>
          <table:table-cell office:value-type="float" office:value="5" table:formula="of:=VLOOKUP([.D23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33" table:style-name="ce4">
            <text:p>233</text:p>
          </table:table-cell>
          <table:table-cell office:value-type="date" office:date-value="2021-02-19T00:00:00" table:style-name="ce14">
            <text:p>19.02.2021</text:p>
          </table:table-cell>
          <table:table-cell office:value-type="time" office:time-value="PT10H6M0S" table:style-name="ce16">
            <text:p>10:06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5265" table:style-name="ce5">
            <text:p>5265</text:p>
          </table:table-cell>
          <table:table-cell office:value-type="string" office:string-value="Стрела" table:formula="of:=VLOOKUP([.E234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234];[Лицевые_счета.A:.G];2;0)" table:style-name="ce6">
            <text:p>Железнодорожная</text:p>
          </table:table-cell>
          <table:table-cell office:value-type="float" office:value="4" table:formula="of:=VLOOKUP([.D234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234" table:style-name="ce4">
            <text:p>234</text:p>
          </table:table-cell>
          <table:table-cell office:value-type="date" office:date-value="2021-02-19T00:00:00" table:style-name="ce14">
            <text:p>19.02.2021</text:p>
          </table:table-cell>
          <table:table-cell office:value-type="time" office:time-value="PT13H17M0S" table:style-name="ce16">
            <text:p>13:17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Оплата</text:p>
          </table:table-cell>
          <table:table-cell office:value-type="float" office:value="4042" table:style-name="ce5">
            <text:p>4042</text:p>
          </table:table-cell>
          <table:table-cell office:value-type="string" office:string-value="Восход" table:formula="of:=VLOOKUP([.E235];[Управляющие_компании.A:.C];2;0)" table:style-name="ce1">
            <text:p>Восход</text:p>
          </table:table-cell>
          <table:table-cell office:value-type="string" office:string-value="Пушкина" table:formula="of:=VLOOKUP([.D235];[Лицевые_счета.A:.G];2;0)" table:style-name="ce6">
            <text:p>Пушкина</text:p>
          </table:table-cell>
          <table:table-cell office:value-type="float" office:value="2" table:formula="of:=VLOOKUP([.D235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235" table:style-name="ce4">
            <text:p>235</text:p>
          </table:table-cell>
          <table:table-cell office:value-type="date" office:date-value="2021-02-20T00:00:00" table:style-name="ce14">
            <text:p>20.02.2021</text:p>
          </table:table-cell>
          <table:table-cell office:value-type="time" office:time-value="PT20H47M0S" table:style-name="ce16">
            <text:p>20:47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Оплата</text:p>
          </table:table-cell>
          <table:table-cell office:value-type="float" office:value="6553" table:style-name="ce5">
            <text:p>6553</text:p>
          </table:table-cell>
          <table:table-cell office:value-type="string" office:string-value="Восход" table:formula="of:=VLOOKUP([.E236];[Управляющие_компании.A:.C];2;0)" table:style-name="ce1">
            <text:p>Восход</text:p>
          </table:table-cell>
          <table:table-cell office:value-type="string" office:string-value="Пушкина" table:formula="of:=VLOOKUP([.D236];[Лицевые_счета.A:.G];2;0)" table:style-name="ce6">
            <text:p>Пушкина</text:p>
          </table:table-cell>
          <table:table-cell office:value-type="float" office:value="2" table:formula="of:=VLOOKUP([.D236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236" table:style-name="ce4">
            <text:p>236</text:p>
          </table:table-cell>
          <table:table-cell office:value-type="date" office:date-value="2021-02-21T00:00:00" table:style-name="ce14">
            <text:p>21.02.2021</text:p>
          </table:table-cell>
          <table:table-cell office:value-type="time" office:time-value="PT10H47M0S" table:style-name="ce16">
            <text:p>10:47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4191" table:style-name="ce5">
            <text:p>4191</text:p>
          </table:table-cell>
          <table:table-cell office:value-type="string" office:string-value="Стрела" table:formula="of:=VLOOKUP([.E237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237];[Лицевые_счета.A:.G];2;0)" table:style-name="ce6">
            <text:p>Железнодорожная</text:p>
          </table:table-cell>
          <table:table-cell office:value-type="float" office:value="4" table:formula="of:=VLOOKUP([.D237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237" table:style-name="ce4">
            <text:p>237</text:p>
          </table:table-cell>
          <table:table-cell office:value-type="date" office:date-value="2021-02-21T00:00:00" table:style-name="ce14">
            <text:p>21.02.2021</text:p>
          </table:table-cell>
          <table:table-cell office:value-type="time" office:time-value="PT13H43M0S" table:style-name="ce16">
            <text:p>13:43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6317" table:style-name="ce5">
            <text:p>6317</text:p>
          </table:table-cell>
          <table:table-cell office:value-type="string" office:string-value="Эксплуатация" table:formula="of:=VLOOKUP([.E238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38];[Лицевые_счета.A:.G];2;0)" table:style-name="ce6">
            <text:p>Железнодорожная</text:p>
          </table:table-cell>
          <table:table-cell office:value-type="float" office:value="5" table:formula="of:=VLOOKUP([.D23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38" table:style-name="ce4">
            <text:p>238</text:p>
          </table:table-cell>
          <table:table-cell office:value-type="date" office:date-value="2021-02-21T00:00:00" table:style-name="ce14">
            <text:p>21.02.2021</text:p>
          </table:table-cell>
          <table:table-cell office:value-type="time" office:time-value="PT15H58M0S" table:style-name="ce16">
            <text:p>15:58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Оплата</text:p>
          </table:table-cell>
          <table:table-cell office:value-type="float" office:value="3368" table:style-name="ce5">
            <text:p>3368</text:p>
          </table:table-cell>
          <table:table-cell office:value-type="string" office:string-value="ЖКХ-Трест 1" table:formula="of:=VLOOKUP([.E239];[Управляющие_компании.A:.C];2;0)" table:style-name="ce1">
            <text:p>ЖКХ-Трест 1</text:p>
          </table:table-cell>
          <table:table-cell office:value-type="string" office:string-value="Гоголя" table:formula="of:=VLOOKUP([.D239];[Лицевые_счета.A:.G];2;0)" table:style-name="ce6">
            <text:p>Гоголя</text:p>
          </table:table-cell>
          <table:table-cell office:value-type="float" office:value="7" table:formula="of:=VLOOKUP([.D239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239" table:style-name="ce4">
            <text:p>239</text:p>
          </table:table-cell>
          <table:table-cell office:value-type="date" office:date-value="2021-02-21T00:00:00" table:style-name="ce14">
            <text:p>21.02.2021</text:p>
          </table:table-cell>
          <table:table-cell office:value-type="time" office:time-value="PT20H29M0S" table:style-name="ce16">
            <text:p>20:29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4398" table:style-name="ce5">
            <text:p>4398</text:p>
          </table:table-cell>
          <table:table-cell office:value-type="string" office:string-value="Эксплуатация" table:formula="of:=VLOOKUP([.E240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40];[Лицевые_счета.A:.G];2;0)" table:style-name="ce6">
            <text:p>Железнодорожная</text:p>
          </table:table-cell>
          <table:table-cell office:value-type="float" office:value="5" table:formula="of:=VLOOKUP([.D24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40" table:style-name="ce4">
            <text:p>240</text:p>
          </table:table-cell>
          <table:table-cell office:value-type="date" office:date-value="2021-02-21T00:00:00" table:style-name="ce14">
            <text:p>21.02.2021</text:p>
          </table:table-cell>
          <table:table-cell office:value-type="time" office:time-value="PT21H31M0S" table:style-name="ce16">
            <text:p>21:31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Оплата</text:p>
          </table:table-cell>
          <table:table-cell office:value-type="float" office:value="4345" table:style-name="ce5">
            <text:p>4345</text:p>
          </table:table-cell>
          <table:table-cell office:value-type="string" office:string-value="Восток" table:formula="of:=VLOOKUP([.E241];[Управляющие_компании.A:.C];2;0)" table:style-name="ce1">
            <text:p>Восток</text:p>
          </table:table-cell>
          <table:table-cell office:value-type="string" office:string-value="Волкова" table:formula="of:=VLOOKUP([.D241];[Лицевые_счета.A:.G];2;0)" table:style-name="ce6">
            <text:p>Волкова</text:p>
          </table:table-cell>
          <table:table-cell office:value-type="float" office:value="14" table:formula="of:=VLOOKUP([.D241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241" table:style-name="ce4">
            <text:p>241</text:p>
          </table:table-cell>
          <table:table-cell office:value-type="date" office:date-value="2021-02-22T00:00:00" table:style-name="ce14">
            <text:p>22.02.2021</text:p>
          </table:table-cell>
          <table:table-cell office:value-type="time" office:time-value="PT11H31M0S" table:style-name="ce16">
            <text:p>11:31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Оплата</text:p>
          </table:table-cell>
          <table:table-cell office:value-type="float" office:value="3002" table:style-name="ce5">
            <text:p>3002</text:p>
          </table:table-cell>
          <table:table-cell office:value-type="string" office:string-value="Восход" table:formula="of:=VLOOKUP([.E242];[Управляющие_компании.A:.C];2;0)" table:style-name="ce1">
            <text:p>Восход</text:p>
          </table:table-cell>
          <table:table-cell office:value-type="string" office:string-value="Пушкина" table:formula="of:=VLOOKUP([.D242];[Лицевые_счета.A:.G];2;0)" table:style-name="ce6">
            <text:p>Пушкина</text:p>
          </table:table-cell>
          <table:table-cell office:value-type="float" office:value="2" table:formula="of:=VLOOKUP([.D242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242" table:style-name="ce4">
            <text:p>242</text:p>
          </table:table-cell>
          <table:table-cell office:value-type="date" office:date-value="2021-02-22T00:00:00" table:style-name="ce14">
            <text:p>22.02.2021</text:p>
          </table:table-cell>
          <table:table-cell office:value-type="time" office:time-value="PT13H13M0S" table:style-name="ce16">
            <text:p>13:13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Оплата</text:p>
          </table:table-cell>
          <table:table-cell office:value-type="float" office:value="3544" table:style-name="ce5">
            <text:p>3544</text:p>
          </table:table-cell>
          <table:table-cell office:value-type="string" office:string-value="Восход" table:formula="of:=VLOOKUP([.E243];[Управляющие_компании.A:.C];2;0)" table:style-name="ce1">
            <text:p>Восход</text:p>
          </table:table-cell>
          <table:table-cell office:value-type="string" office:string-value="Пушкина" table:formula="of:=VLOOKUP([.D243];[Лицевые_счета.A:.G];2;0)" table:style-name="ce6">
            <text:p>Пушкина</text:p>
          </table:table-cell>
          <table:table-cell office:value-type="float" office:value="2" table:formula="of:=VLOOKUP([.D243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243" table:style-name="ce4">
            <text:p>243</text:p>
          </table:table-cell>
          <table:table-cell office:value-type="date" office:date-value="2021-02-22T00:00:00" table:style-name="ce14">
            <text:p>22.02.2021</text:p>
          </table:table-cell>
          <table:table-cell office:value-type="time" office:time-value="PT21H14M0S" table:style-name="ce16">
            <text:p>21:14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Оплата</text:p>
          </table:table-cell>
          <table:table-cell office:value-type="float" office:value="2826" table:style-name="ce5">
            <text:p>2826</text:p>
          </table:table-cell>
          <table:table-cell office:value-type="string" office:string-value="Восток" table:formula="of:=VLOOKUP([.E244];[Управляющие_компании.A:.C];2;0)" table:style-name="ce1">
            <text:p>Восток</text:p>
          </table:table-cell>
          <table:table-cell office:value-type="string" office:string-value="Волкова" table:formula="of:=VLOOKUP([.D244];[Лицевые_счета.A:.G];2;0)" table:style-name="ce6">
            <text:p>Волкова</text:p>
          </table:table-cell>
          <table:table-cell office:value-type="float" office:value="14" table:formula="of:=VLOOKUP([.D244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244" table:style-name="ce4">
            <text:p>244</text:p>
          </table:table-cell>
          <table:table-cell office:value-type="date" office:date-value="2021-02-23T00:00:00" table:style-name="ce14">
            <text:p>23.02.2021</text:p>
          </table:table-cell>
          <table:table-cell office:value-type="time" office:time-value="PT8H28M0S" table:style-name="ce16">
            <text:p>8:28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6065" table:style-name="ce5">
            <text:p>6065</text:p>
          </table:table-cell>
          <table:table-cell office:value-type="string" office:string-value="Эксплуатация" table:formula="of:=VLOOKUP([.E245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45];[Лицевые_счета.A:.G];2;0)" table:style-name="ce6">
            <text:p>Железнодорожная</text:p>
          </table:table-cell>
          <table:table-cell office:value-type="float" office:value="5" table:formula="of:=VLOOKUP([.D24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45" table:style-name="ce4">
            <text:p>245</text:p>
          </table:table-cell>
          <table:table-cell office:value-type="date" office:date-value="2021-02-23T00:00:00" table:style-name="ce14">
            <text:p>23.02.2021</text:p>
          </table:table-cell>
          <table:table-cell office:value-type="time" office:time-value="PT13H31M0S" table:style-name="ce16">
            <text:p>13:31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5219" table:style-name="ce5">
            <text:p>5219</text:p>
          </table:table-cell>
          <table:table-cell office:value-type="string" office:string-value="Эксплуатация" table:formula="of:=VLOOKUP([.E246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46];[Лицевые_счета.A:.G];2;0)" table:style-name="ce6">
            <text:p>Железнодорожная</text:p>
          </table:table-cell>
          <table:table-cell office:value-type="float" office:value="5" table:formula="of:=VLOOKUP([.D246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46" table:style-name="ce4">
            <text:p>246</text:p>
          </table:table-cell>
          <table:table-cell office:value-type="date" office:date-value="2021-02-23T00:00:00" table:style-name="ce14">
            <text:p>23.02.2021</text:p>
          </table:table-cell>
          <table:table-cell office:value-type="time" office:time-value="PT18H52M0S" table:style-name="ce16">
            <text:p>18:52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3190" table:style-name="ce5">
            <text:p>3190</text:p>
          </table:table-cell>
          <table:table-cell office:value-type="string" office:string-value="Эксплуатация" table:formula="of:=VLOOKUP([.E247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47];[Лицевые_счета.A:.G];2;0)" table:style-name="ce6">
            <text:p>Железнодорожная</text:p>
          </table:table-cell>
          <table:table-cell office:value-type="float" office:value="5" table:formula="of:=VLOOKUP([.D24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47" table:style-name="ce4">
            <text:p>247</text:p>
          </table:table-cell>
          <table:table-cell office:value-type="date" office:date-value="2021-02-23T00:00:00" table:style-name="ce14">
            <text:p>23.02.2021</text:p>
          </table:table-cell>
          <table:table-cell office:value-type="time" office:time-value="PT20H50M0S" table:style-name="ce16">
            <text:p>20:5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4041" table:style-name="ce5">
            <text:p>4041</text:p>
          </table:table-cell>
          <table:table-cell office:value-type="string" office:string-value="Город 1" table:formula="of:=VLOOKUP([.E248];[Управляющие_компании.A:.C];2;0)" table:style-name="ce1">
            <text:p>Город 1</text:p>
          </table:table-cell>
          <table:table-cell office:value-type="string" office:string-value="Гоголя" table:formula="of:=VLOOKUP([.D248];[Лицевые_счета.A:.G];2;0)" table:style-name="ce6">
            <text:p>Гоголя</text:p>
          </table:table-cell>
          <table:table-cell office:value-type="float" office:value="8" table:formula="of:=VLOOKUP([.D248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248" table:style-name="ce4">
            <text:p>248</text:p>
          </table:table-cell>
          <table:table-cell office:value-type="date" office:date-value="2021-02-24T00:00:00" table:style-name="ce14">
            <text:p>24.02.2021</text:p>
          </table:table-cell>
          <table:table-cell office:value-type="time" office:time-value="PT10H47M0S" table:style-name="ce16">
            <text:p>10:47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Оплата</text:p>
          </table:table-cell>
          <table:table-cell office:value-type="float" office:value="5558" table:style-name="ce5">
            <text:p>5558</text:p>
          </table:table-cell>
          <table:table-cell office:value-type="string" office:string-value="Восход" table:formula="of:=VLOOKUP([.E249];[Управляющие_компании.A:.C];2;0)" table:style-name="ce1">
            <text:p>Восход</text:p>
          </table:table-cell>
          <table:table-cell office:value-type="string" office:string-value="Пушкина" table:formula="of:=VLOOKUP([.D249];[Лицевые_счета.A:.G];2;0)" table:style-name="ce6">
            <text:p>Пушкина</text:p>
          </table:table-cell>
          <table:table-cell office:value-type="float" office:value="2" table:formula="of:=VLOOKUP([.D249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249" table:style-name="ce4">
            <text:p>249</text:p>
          </table:table-cell>
          <table:table-cell office:value-type="date" office:date-value="2021-02-24T00:00:00" table:style-name="ce14">
            <text:p>24.02.2021</text:p>
          </table:table-cell>
          <table:table-cell office:value-type="time" office:time-value="PT11H18M0S" table:style-name="ce16">
            <text:p>11:18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4950" table:style-name="ce5">
            <text:p>4950</text:p>
          </table:table-cell>
          <table:table-cell office:value-type="string" office:string-value="Эксплуатация" table:formula="of:=VLOOKUP([.E250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50];[Лицевые_счета.A:.G];2;0)" table:style-name="ce6">
            <text:p>Железнодорожная</text:p>
          </table:table-cell>
          <table:table-cell office:value-type="float" office:value="5" table:formula="of:=VLOOKUP([.D25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50" table:style-name="ce4">
            <text:p>250</text:p>
          </table:table-cell>
          <table:table-cell office:value-type="date" office:date-value="2021-02-24T00:00:00" table:style-name="ce14">
            <text:p>24.02.2021</text:p>
          </table:table-cell>
          <table:table-cell office:value-type="time" office:time-value="PT14H59M0S" table:style-name="ce16">
            <text:p>14:59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4679" table:style-name="ce5">
            <text:p>4679</text:p>
          </table:table-cell>
          <table:table-cell office:value-type="string" office:string-value="Эксплуатация" table:formula="of:=VLOOKUP([.E251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51];[Лицевые_счета.A:.G];2;0)" table:style-name="ce6">
            <text:p>Железнодорожная</text:p>
          </table:table-cell>
          <table:table-cell office:value-type="float" office:value="5" table:formula="of:=VLOOKUP([.D25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51" table:style-name="ce4">
            <text:p>251</text:p>
          </table:table-cell>
          <table:table-cell office:value-type="date" office:date-value="2021-02-24T00:00:00" table:style-name="ce14">
            <text:p>24.02.2021</text:p>
          </table:table-cell>
          <table:table-cell office:value-type="time" office:time-value="PT17H0M0S" table:style-name="ce16">
            <text:p>17:00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5907" table:style-name="ce5">
            <text:p>5907</text:p>
          </table:table-cell>
          <table:table-cell office:value-type="string" office:string-value="Эксплуатация" table:formula="of:=VLOOKUP([.E252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52];[Лицевые_счета.A:.G];2;0)" table:style-name="ce6">
            <text:p>Железнодорожная</text:p>
          </table:table-cell>
          <table:table-cell office:value-type="float" office:value="5" table:formula="of:=VLOOKUP([.D25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52" table:style-name="ce4">
            <text:p>252</text:p>
          </table:table-cell>
          <table:table-cell office:value-type="date" office:date-value="2021-02-25T00:00:00" table:style-name="ce14">
            <text:p>25.02.2021</text:p>
          </table:table-cell>
          <table:table-cell office:value-type="time" office:time-value="PT9H47M0S" table:style-name="ce16">
            <text:p>9:47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6197" table:style-name="ce5">
            <text:p>6197</text:p>
          </table:table-cell>
          <table:table-cell office:value-type="string" office:string-value="Город 1" table:formula="of:=VLOOKUP([.E253];[Управляющие_компании.A:.C];2;0)" table:style-name="ce1">
            <text:p>Город 1</text:p>
          </table:table-cell>
          <table:table-cell office:value-type="string" office:string-value="Гоголя" table:formula="of:=VLOOKUP([.D253];[Лицевые_счета.A:.G];2;0)" table:style-name="ce6">
            <text:p>Гоголя</text:p>
          </table:table-cell>
          <table:table-cell office:value-type="float" office:value="8" table:formula="of:=VLOOKUP([.D253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253" table:style-name="ce4">
            <text:p>253</text:p>
          </table:table-cell>
          <table:table-cell office:value-type="date" office:date-value="2021-02-25T00:00:00" table:style-name="ce14">
            <text:p>25.02.2021</text:p>
          </table:table-cell>
          <table:table-cell office:value-type="time" office:time-value="PT10H49M0S" table:style-name="ce16">
            <text:p>10:49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Оплата</text:p>
          </table:table-cell>
          <table:table-cell office:value-type="float" office:value="4264" table:style-name="ce5">
            <text:p>4264</text:p>
          </table:table-cell>
          <table:table-cell office:value-type="string" office:string-value="ЖКХ-Трест 1" table:formula="of:=VLOOKUP([.E254];[Управляющие_компании.A:.C];2;0)" table:style-name="ce1">
            <text:p>ЖКХ-Трест 1</text:p>
          </table:table-cell>
          <table:table-cell office:value-type="string" office:string-value="Гоголя" table:formula="of:=VLOOKUP([.D254];[Лицевые_счета.A:.G];2;0)" table:style-name="ce6">
            <text:p>Гоголя</text:p>
          </table:table-cell>
          <table:table-cell office:value-type="float" office:value="7" table:formula="of:=VLOOKUP([.D254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254" table:style-name="ce4">
            <text:p>254</text:p>
          </table:table-cell>
          <table:table-cell office:value-type="date" office:date-value="2021-02-26T00:00:00" table:style-name="ce14">
            <text:p>26.02.2021</text:p>
          </table:table-cell>
          <table:table-cell office:value-type="time" office:time-value="PT10H37M0S" table:style-name="ce16">
            <text:p>10:37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4644" table:style-name="ce5">
            <text:p>4644</text:p>
          </table:table-cell>
          <table:table-cell office:value-type="string" office:string-value="Эксплуатация" table:formula="of:=VLOOKUP([.E255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55];[Лицевые_счета.A:.G];2;0)" table:style-name="ce6">
            <text:p>Железнодорожная</text:p>
          </table:table-cell>
          <table:table-cell office:value-type="float" office:value="5" table:formula="of:=VLOOKUP([.D25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55" table:style-name="ce4">
            <text:p>255</text:p>
          </table:table-cell>
          <table:table-cell office:value-type="date" office:date-value="2021-02-26T00:00:00" table:style-name="ce14">
            <text:p>26.02.2021</text:p>
          </table:table-cell>
          <table:table-cell office:value-type="time" office:time-value="PT18H15M0S" table:style-name="ce16">
            <text:p>18:15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Оплата</text:p>
          </table:table-cell>
          <table:table-cell office:value-type="float" office:value="3524" table:style-name="ce5">
            <text:p>3524</text:p>
          </table:table-cell>
          <table:table-cell office:value-type="string" office:string-value="Восток" table:formula="of:=VLOOKUP([.E256];[Управляющие_компании.A:.C];2;0)" table:style-name="ce1">
            <text:p>Восток</text:p>
          </table:table-cell>
          <table:table-cell office:value-type="string" office:string-value="Волкова" table:formula="of:=VLOOKUP([.D256];[Лицевые_счета.A:.G];2;0)" table:style-name="ce6">
            <text:p>Волкова</text:p>
          </table:table-cell>
          <table:table-cell office:value-type="float" office:value="14" table:formula="of:=VLOOKUP([.D256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256" table:style-name="ce4">
            <text:p>256</text:p>
          </table:table-cell>
          <table:table-cell office:value-type="date" office:date-value="2021-02-27T00:00:00" table:style-name="ce14">
            <text:p>27.02.2021</text:p>
          </table:table-cell>
          <table:table-cell office:value-type="time" office:time-value="PT13H53M0S" table:style-name="ce16">
            <text:p>13:53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Оплата</text:p>
          </table:table-cell>
          <table:table-cell office:value-type="float" office:value="3869" table:style-name="ce5">
            <text:p>3869</text:p>
          </table:table-cell>
          <table:table-cell office:value-type="string" office:string-value="Восток" table:formula="of:=VLOOKUP([.E257];[Управляющие_компании.A:.C];2;0)" table:style-name="ce1">
            <text:p>Восток</text:p>
          </table:table-cell>
          <table:table-cell office:value-type="string" office:string-value="Волкова" table:formula="of:=VLOOKUP([.D257];[Лицевые_счета.A:.G];2;0)" table:style-name="ce6">
            <text:p>Волкова</text:p>
          </table:table-cell>
          <table:table-cell office:value-type="float" office:value="14" table:formula="of:=VLOOKUP([.D257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257" table:style-name="ce4">
            <text:p>257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Начисление</text:p>
          </table:table-cell>
          <table:table-cell office:value-type="float" office:value="2908" table:style-name="ce5">
            <text:p>2908</text:p>
          </table:table-cell>
          <table:table-cell office:value-type="string" office:string-value="Восток" table:formula="of:=VLOOKUP([.E258];[Управляющие_компании.A:.C];2;0)" table:style-name="ce1">
            <text:p>Восток</text:p>
          </table:table-cell>
          <table:table-cell office:value-type="string" office:string-value="Волкова" table:formula="of:=VLOOKUP([.D258];[Лицевые_счета.A:.G];2;0)" table:style-name="ce6">
            <text:p>Волкова</text:p>
          </table:table-cell>
          <table:table-cell office:value-type="float" office:value="14" table:formula="of:=VLOOKUP([.D258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258" table:style-name="ce4">
            <text:p>258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0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Начисление</text:p>
          </table:table-cell>
          <table:table-cell office:value-type="float" office:value="4884" table:style-name="ce5">
            <text:p>4884</text:p>
          </table:table-cell>
          <table:table-cell office:value-type="string" office:string-value="ЖКХ-Трест 1" table:formula="of:=VLOOKUP([.E259];[Управляющие_компании.A:.C];2;0)" table:style-name="ce1">
            <text:p>ЖКХ-Трест 1</text:p>
          </table:table-cell>
          <table:table-cell office:value-type="string" office:string-value="Гоголя" table:formula="of:=VLOOKUP([.D259];[Лицевые_счета.A:.G];2;0)" table:style-name="ce6">
            <text:p>Гоголя</text:p>
          </table:table-cell>
          <table:table-cell office:value-type="float" office:value="7" table:formula="of:=VLOOKUP([.D259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259" table:style-name="ce4">
            <text:p>259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Начисление</text:p>
          </table:table-cell>
          <table:table-cell office:value-type="float" office:value="5670" table:style-name="ce5">
            <text:p>5670</text:p>
          </table:table-cell>
          <table:table-cell office:value-type="string" office:string-value="ЖКХ-Трест 1" table:formula="of:=VLOOKUP([.E260];[Управляющие_компании.A:.C];2;0)" table:style-name="ce1">
            <text:p>ЖКХ-Трест 1</text:p>
          </table:table-cell>
          <table:table-cell office:value-type="string" office:string-value="Гоголя" table:formula="of:=VLOOKUP([.D260];[Лицевые_счета.A:.G];2;0)" table:style-name="ce6">
            <text:p>Гоголя</text:p>
          </table:table-cell>
          <table:table-cell office:value-type="float" office:value="7" table:formula="of:=VLOOKUP([.D260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260" table:style-name="ce4">
            <text:p>260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Начисление</text:p>
          </table:table-cell>
          <table:table-cell office:value-type="float" office:value="3687" table:style-name="ce5">
            <text:p>3687</text:p>
          </table:table-cell>
          <table:table-cell office:value-type="string" office:string-value="ЖКХ-Трест 1" table:formula="of:=VLOOKUP([.E261];[Управляющие_компании.A:.C];2;0)" table:style-name="ce1">
            <text:p>ЖКХ-Трест 1</text:p>
          </table:table-cell>
          <table:table-cell office:value-type="string" office:string-value="Гоголя" table:formula="of:=VLOOKUP([.D261];[Лицевые_счета.A:.G];2;0)" table:style-name="ce6">
            <text:p>Гоголя</text:p>
          </table:table-cell>
          <table:table-cell office:value-type="float" office:value="7" table:formula="of:=VLOOKUP([.D261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261" table:style-name="ce4">
            <text:p>261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3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Начисление</text:p>
          </table:table-cell>
          <table:table-cell office:value-type="float" office:value="6091" table:style-name="ce5">
            <text:p>6091</text:p>
          </table:table-cell>
          <table:table-cell office:value-type="string" office:string-value="ЖКХ-Трест 1" table:formula="of:=VLOOKUP([.E262];[Управляющие_компании.A:.C];2;0)" table:style-name="ce1">
            <text:p>ЖКХ-Трест 1</text:p>
          </table:table-cell>
          <table:table-cell office:value-type="string" office:string-value="Гоголя" table:formula="of:=VLOOKUP([.D262];[Лицевые_счета.A:.G];2;0)" table:style-name="ce6">
            <text:p>Гоголя</text:p>
          </table:table-cell>
          <table:table-cell office:value-type="float" office:value="7" table:formula="of:=VLOOKUP([.D262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262" table:style-name="ce4">
            <text:p>262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Начисление</text:p>
          </table:table-cell>
          <table:table-cell office:value-type="float" office:value="5741" table:style-name="ce5">
            <text:p>5741</text:p>
          </table:table-cell>
          <table:table-cell office:value-type="string" office:string-value="ЖКХ-Трест 1" table:formula="of:=VLOOKUP([.E263];[Управляющие_компании.A:.C];2;0)" table:style-name="ce1">
            <text:p>ЖКХ-Трест 1</text:p>
          </table:table-cell>
          <table:table-cell office:value-type="string" office:string-value="Гоголя" table:formula="of:=VLOOKUP([.D263];[Лицевые_счета.A:.G];2;0)" table:style-name="ce6">
            <text:p>Гоголя</text:p>
          </table:table-cell>
          <table:table-cell office:value-type="float" office:value="7" table:formula="of:=VLOOKUP([.D263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263" table:style-name="ce4">
            <text:p>263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6623" table:style-name="ce5">
            <text:p>6623</text:p>
          </table:table-cell>
          <table:table-cell office:value-type="string" office:string-value="Город 1" table:formula="of:=VLOOKUP([.E264];[Управляющие_компании.A:.C];2;0)" table:style-name="ce1">
            <text:p>Город 1</text:p>
          </table:table-cell>
          <table:table-cell office:value-type="string" office:string-value="Гоголя" table:formula="of:=VLOOKUP([.D264];[Лицевые_счета.A:.G];2;0)" table:style-name="ce6">
            <text:p>Гоголя</text:p>
          </table:table-cell>
          <table:table-cell office:value-type="float" office:value="8" table:formula="of:=VLOOKUP([.D264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264" table:style-name="ce4">
            <text:p>264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6139" table:style-name="ce5">
            <text:p>6139</text:p>
          </table:table-cell>
          <table:table-cell office:value-type="string" office:string-value="Город 1" table:formula="of:=VLOOKUP([.E265];[Управляющие_компании.A:.C];2;0)" table:style-name="ce1">
            <text:p>Город 1</text:p>
          </table:table-cell>
          <table:table-cell office:value-type="string" office:string-value="Гоголя" table:formula="of:=VLOOKUP([.D265];[Лицевые_счета.A:.G];2;0)" table:style-name="ce6">
            <text:p>Гоголя</text:p>
          </table:table-cell>
          <table:table-cell office:value-type="float" office:value="8" table:formula="of:=VLOOKUP([.D265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265" table:style-name="ce4">
            <text:p>265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4590" table:style-name="ce5">
            <text:p>4590</text:p>
          </table:table-cell>
          <table:table-cell office:value-type="string" office:string-value="Город 1" table:formula="of:=VLOOKUP([.E266];[Управляющие_компании.A:.C];2;0)" table:style-name="ce1">
            <text:p>Город 1</text:p>
          </table:table-cell>
          <table:table-cell office:value-type="string" office:string-value="Гоголя" table:formula="of:=VLOOKUP([.D266];[Лицевые_счета.A:.G];2;0)" table:style-name="ce6">
            <text:p>Гоголя</text:p>
          </table:table-cell>
          <table:table-cell office:value-type="float" office:value="8" table:formula="of:=VLOOKUP([.D266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266" table:style-name="ce4">
            <text:p>266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3740" table:style-name="ce5">
            <text:p>3740</text:p>
          </table:table-cell>
          <table:table-cell office:value-type="string" office:string-value="Город 1" table:formula="of:=VLOOKUP([.E267];[Управляющие_компании.A:.C];2;0)" table:style-name="ce1">
            <text:p>Город 1</text:p>
          </table:table-cell>
          <table:table-cell office:value-type="string" office:string-value="Гоголя" table:formula="of:=VLOOKUP([.D267];[Лицевые_счета.A:.G];2;0)" table:style-name="ce6">
            <text:p>Гоголя</text:p>
          </table:table-cell>
          <table:table-cell office:value-type="float" office:value="8" table:formula="of:=VLOOKUP([.D267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267" table:style-name="ce4">
            <text:p>267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6053" table:style-name="ce5">
            <text:p>6053</text:p>
          </table:table-cell>
          <table:table-cell office:value-type="string" office:string-value="Город 1" table:formula="of:=VLOOKUP([.E268];[Управляющие_компании.A:.C];2;0)" table:style-name="ce1">
            <text:p>Город 1</text:p>
          </table:table-cell>
          <table:table-cell office:value-type="string" office:string-value="Гоголя" table:formula="of:=VLOOKUP([.D268];[Лицевые_счета.A:.G];2;0)" table:style-name="ce6">
            <text:p>Гоголя</text:p>
          </table:table-cell>
          <table:table-cell office:value-type="float" office:value="8" table:formula="of:=VLOOKUP([.D268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268" table:style-name="ce4">
            <text:p>268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Начисление</text:p>
          </table:table-cell>
          <table:table-cell office:value-type="float" office:value="6543" table:style-name="ce5">
            <text:p>6543</text:p>
          </table:table-cell>
          <table:table-cell office:value-type="string" office:string-value="Восток" table:formula="of:=VLOOKUP([.E269];[Управляющие_компании.A:.C];2;0)" table:style-name="ce1">
            <text:p>Восток</text:p>
          </table:table-cell>
          <table:table-cell office:value-type="string" office:string-value="Волкова" table:formula="of:=VLOOKUP([.D269];[Лицевые_счета.A:.G];2;0)" table:style-name="ce6">
            <text:p>Волкова</text:p>
          </table:table-cell>
          <table:table-cell office:value-type="float" office:value="14" table:formula="of:=VLOOKUP([.D269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269" table:style-name="ce4">
            <text:p>269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4782" table:style-name="ce5">
            <text:p>4782</text:p>
          </table:table-cell>
          <table:table-cell office:value-type="string" office:string-value="Город 1" table:formula="of:=VLOOKUP([.E270];[Управляющие_компании.A:.C];2;0)" table:style-name="ce1">
            <text:p>Город 1</text:p>
          </table:table-cell>
          <table:table-cell office:value-type="string" office:string-value="Гоголя" table:formula="of:=VLOOKUP([.D270];[Лицевые_счета.A:.G];2;0)" table:style-name="ce6">
            <text:p>Гоголя</text:p>
          </table:table-cell>
          <table:table-cell office:value-type="float" office:value="8" table:formula="of:=VLOOKUP([.D270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270" table:style-name="ce4">
            <text:p>270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2924" table:style-name="ce5">
            <text:p>2924</text:p>
          </table:table-cell>
          <table:table-cell office:value-type="string" office:string-value="Город 1" table:formula="of:=VLOOKUP([.E271];[Управляющие_компании.A:.C];2;0)" table:style-name="ce1">
            <text:p>Город 1</text:p>
          </table:table-cell>
          <table:table-cell office:value-type="string" office:string-value="Гоголя" table:formula="of:=VLOOKUP([.D271];[Лицевые_счета.A:.G];2;0)" table:style-name="ce6">
            <text:p>Гоголя</text:p>
          </table:table-cell>
          <table:table-cell office:value-type="float" office:value="8" table:formula="of:=VLOOKUP([.D271];[Лицевые_счета.A:.G];3;0)" table:style-name="ce1">
            <text:p>8</text:p>
          </table:table-cell>
          <table:table-cell table:number-columns-repeated="16374"/>
        </table:table-row>
        <table:table-row table:style-name="ro2">
          <table:table-cell office:value-type="float" office:value="271" table:style-name="ce4">
            <text:p>271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3822" table:style-name="ce5">
            <text:p>3822</text:p>
          </table:table-cell>
          <table:table-cell office:value-type="string" office:string-value="Стрела" table:formula="of:=VLOOKUP([.E272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272];[Лицевые_счета.A:.G];2;0)" table:style-name="ce6">
            <text:p>Железнодорожная</text:p>
          </table:table-cell>
          <table:table-cell office:value-type="float" office:value="4" table:formula="of:=VLOOKUP([.D272];[Лицевые_счета.A:.G];3;0)" table:style-name="ce1">
            <text:p>4</text:p>
          </table:table-cell>
          <table:table-cell table:number-columns-repeated="16374"/>
        </table:table-row>
        <table:table-row table:style-name="ro2">
          <table:table-cell office:value-type="float" office:value="272" table:style-name="ce4">
            <text:p>272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5864" table:style-name="ce5">
            <text:p>5864</text:p>
          </table:table-cell>
          <table:table-cell office:value-type="string" office:string-value="Стрела" table:formula="of:=VLOOKUP([.E273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273];[Лицевые_счета.A:.G];2;0)" table:style-name="ce6">
            <text:p>Железнодорожная</text:p>
          </table:table-cell>
          <table:table-cell office:value-type="float" office:value="4" table:formula="of:=VLOOKUP([.D273];[Лицевые_счета.A:.G];3;0)" table:style-name="ce1">
            <text:p>4</text:p>
          </table:table-cell>
          <table:table-cell table:number-columns-repeated="16374"/>
        </table:table-row>
        <table:table-row table:style-name="ro2">
          <table:table-cell office:value-type="float" office:value="273" table:style-name="ce4">
            <text:p>273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2940" table:style-name="ce5">
            <text:p>2940</text:p>
          </table:table-cell>
          <table:table-cell office:value-type="string" office:string-value="Стрела" table:formula="of:=VLOOKUP([.E274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274];[Лицевые_счета.A:.G];2;0)" table:style-name="ce6">
            <text:p>Железнодорожная</text:p>
          </table:table-cell>
          <table:table-cell office:value-type="float" office:value="4" table:formula="of:=VLOOKUP([.D274];[Лицевые_счета.A:.G];3;0)" table:style-name="ce1">
            <text:p>4</text:p>
          </table:table-cell>
          <table:table-cell table:number-columns-repeated="16374"/>
        </table:table-row>
        <table:table-row table:style-name="ro2">
          <table:table-cell office:value-type="float" office:value="274" table:style-name="ce4">
            <text:p>274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6392" table:style-name="ce5">
            <text:p>6392</text:p>
          </table:table-cell>
          <table:table-cell office:value-type="string" office:string-value="Стрела" table:formula="of:=VLOOKUP([.E275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275];[Лицевые_счета.A:.G];2;0)" table:style-name="ce6">
            <text:p>Железнодорожная</text:p>
          </table:table-cell>
          <table:table-cell office:value-type="float" office:value="4" table:formula="of:=VLOOKUP([.D275];[Лицевые_счета.A:.G];3;0)" table:style-name="ce1">
            <text:p>4</text:p>
          </table:table-cell>
          <table:table-cell table:number-columns-repeated="16374"/>
        </table:table-row>
        <table:table-row table:style-name="ro2">
          <table:table-cell office:value-type="float" office:value="275" table:style-name="ce4">
            <text:p>275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6150" table:style-name="ce5">
            <text:p>6150</text:p>
          </table:table-cell>
          <table:table-cell office:value-type="string" office:string-value="Стрела" table:formula="of:=VLOOKUP([.E276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276];[Лицевые_счета.A:.G];2;0)" table:style-name="ce6">
            <text:p>Железнодорожная</text:p>
          </table:table-cell>
          <table:table-cell office:value-type="float" office:value="4" table:formula="of:=VLOOKUP([.D276];[Лицевые_счета.A:.G];3;0)" table:style-name="ce1">
            <text:p>4</text:p>
          </table:table-cell>
          <table:table-cell table:number-columns-repeated="16374"/>
        </table:table-row>
        <table:table-row table:style-name="ro2">
          <table:table-cell office:value-type="float" office:value="276" table:style-name="ce4">
            <text:p>276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4878" table:style-name="ce5">
            <text:p>4878</text:p>
          </table:table-cell>
          <table:table-cell office:value-type="string" office:string-value="Стрела" table:formula="of:=VLOOKUP([.E277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277];[Лицевые_счета.A:.G];2;0)" table:style-name="ce6">
            <text:p>Железнодорожная</text:p>
          </table:table-cell>
          <table:table-cell office:value-type="float" office:value="4" table:formula="of:=VLOOKUP([.D277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277" table:style-name="ce4">
            <text:p>277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4485" table:style-name="ce5">
            <text:p>4485</text:p>
          </table:table-cell>
          <table:table-cell office:value-type="string" office:string-value="Эксплуатация" table:formula="of:=VLOOKUP([.E278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78];[Лицевые_счета.A:.G];2;0)" table:style-name="ce6">
            <text:p>Железнодорожная</text:p>
          </table:table-cell>
          <table:table-cell office:value-type="float" office:value="5" table:formula="of:=VLOOKUP([.D27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78" table:style-name="ce4">
            <text:p>278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5624" table:style-name="ce5">
            <text:p>5624</text:p>
          </table:table-cell>
          <table:table-cell office:value-type="string" office:string-value="Эксплуатация" table:formula="of:=VLOOKUP([.E279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79];[Лицевые_счета.A:.G];2;0)" table:style-name="ce6">
            <text:p>Железнодорожная</text:p>
          </table:table-cell>
          <table:table-cell office:value-type="float" office:value="5" table:formula="of:=VLOOKUP([.D27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79" table:style-name="ce4">
            <text:p>279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Начисление</text:p>
          </table:table-cell>
          <table:table-cell office:value-type="float" office:value="5871" table:style-name="ce5">
            <text:p>5871</text:p>
          </table:table-cell>
          <table:table-cell office:value-type="string" office:string-value="Восток" table:formula="of:=VLOOKUP([.E280];[Управляющие_компании.A:.C];2;0)" table:style-name="ce1">
            <text:p>Восток</text:p>
          </table:table-cell>
          <table:table-cell office:value-type="string" office:string-value="Волкова" table:formula="of:=VLOOKUP([.D280];[Лицевые_счета.A:.G];2;0)" table:style-name="ce6">
            <text:p>Волкова</text:p>
          </table:table-cell>
          <table:table-cell office:value-type="float" office:value="14" table:formula="of:=VLOOKUP([.D280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280" table:style-name="ce4">
            <text:p>280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4073" table:style-name="ce5">
            <text:p>4073</text:p>
          </table:table-cell>
          <table:table-cell office:value-type="string" office:string-value="Эксплуатация" table:formula="of:=VLOOKUP([.E281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81];[Лицевые_счета.A:.G];2;0)" table:style-name="ce6">
            <text:p>Железнодорожная</text:p>
          </table:table-cell>
          <table:table-cell office:value-type="float" office:value="5" table:formula="of:=VLOOKUP([.D28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81" table:style-name="ce4">
            <text:p>281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3484" table:style-name="ce5">
            <text:p>3484</text:p>
          </table:table-cell>
          <table:table-cell office:value-type="string" office:string-value="Эксплуатация" table:formula="of:=VLOOKUP([.E282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82];[Лицевые_счета.A:.G];2;0)" table:style-name="ce6">
            <text:p>Железнодорожная</text:p>
          </table:table-cell>
          <table:table-cell office:value-type="float" office:value="5" table:formula="of:=VLOOKUP([.D28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82" table:style-name="ce4">
            <text:p>282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2866" table:style-name="ce5">
            <text:p>2866</text:p>
          </table:table-cell>
          <table:table-cell office:value-type="string" office:string-value="Эксплуатация" table:formula="of:=VLOOKUP([.E283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83];[Лицевые_счета.A:.G];2;0)" table:style-name="ce6">
            <text:p>Железнодорожная</text:p>
          </table:table-cell>
          <table:table-cell office:value-type="float" office:value="5" table:formula="of:=VLOOKUP([.D28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83" table:style-name="ce4">
            <text:p>283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6576" table:style-name="ce5">
            <text:p>6576</text:p>
          </table:table-cell>
          <table:table-cell office:value-type="string" office:string-value="Эксплуатация" table:formula="of:=VLOOKUP([.E284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84];[Лицевые_счета.A:.G];2;0)" table:style-name="ce6">
            <text:p>Железнодорожная</text:p>
          </table:table-cell>
          <table:table-cell office:value-type="float" office:value="5" table:formula="of:=VLOOKUP([.D28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84" table:style-name="ce4">
            <text:p>284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4149" table:style-name="ce5">
            <text:p>4149</text:p>
          </table:table-cell>
          <table:table-cell office:value-type="string" office:string-value="Эксплуатация" table:formula="of:=VLOOKUP([.E285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85];[Лицевые_счета.A:.G];2;0)" table:style-name="ce6">
            <text:p>Железнодорожная</text:p>
          </table:table-cell>
          <table:table-cell office:value-type="float" office:value="5" table:formula="of:=VLOOKUP([.D28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85" table:style-name="ce4">
            <text:p>285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4904" table:style-name="ce5">
            <text:p>4904</text:p>
          </table:table-cell>
          <table:table-cell office:value-type="string" office:string-value="Эксплуатация" table:formula="of:=VLOOKUP([.E286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86];[Лицевые_счета.A:.G];2;0)" table:style-name="ce6">
            <text:p>Железнодорожная</text:p>
          </table:table-cell>
          <table:table-cell office:value-type="float" office:value="5" table:formula="of:=VLOOKUP([.D286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86" table:style-name="ce4">
            <text:p>286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6938" table:style-name="ce5">
            <text:p>6938</text:p>
          </table:table-cell>
          <table:table-cell office:value-type="string" office:string-value="Эксплуатация" table:formula="of:=VLOOKUP([.E287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87];[Лицевые_счета.A:.G];2;0)" table:style-name="ce6">
            <text:p>Железнодорожная</text:p>
          </table:table-cell>
          <table:table-cell office:value-type="float" office:value="5" table:formula="of:=VLOOKUP([.D28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87" table:style-name="ce4">
            <text:p>287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5306" table:style-name="ce5">
            <text:p>5306</text:p>
          </table:table-cell>
          <table:table-cell office:value-type="string" office:string-value="Эксплуатация" table:formula="of:=VLOOKUP([.E288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88];[Лицевые_счета.A:.G];2;0)" table:style-name="ce6">
            <text:p>Железнодорожная</text:p>
          </table:table-cell>
          <table:table-cell office:value-type="float" office:value="5" table:formula="of:=VLOOKUP([.D28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88" table:style-name="ce4">
            <text:p>288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6347" table:style-name="ce5">
            <text:p>6347</text:p>
          </table:table-cell>
          <table:table-cell office:value-type="string" office:string-value="Эксплуатация" table:formula="of:=VLOOKUP([.E289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89];[Лицевые_счета.A:.G];2;0)" table:style-name="ce6">
            <text:p>Железнодорожная</text:p>
          </table:table-cell>
          <table:table-cell office:value-type="float" office:value="5" table:formula="of:=VLOOKUP([.D28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89" table:style-name="ce4">
            <text:p>289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3450" table:style-name="ce5">
            <text:p>3450</text:p>
          </table:table-cell>
          <table:table-cell office:value-type="string" office:string-value="Эксплуатация" table:formula="of:=VLOOKUP([.E290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90];[Лицевые_счета.A:.G];2;0)" table:style-name="ce6">
            <text:p>Железнодорожная</text:p>
          </table:table-cell>
          <table:table-cell office:value-type="float" office:value="5" table:formula="of:=VLOOKUP([.D29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90" table:style-name="ce4">
            <text:p>290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Начисление</text:p>
          </table:table-cell>
          <table:table-cell office:value-type="float" office:value="4946" table:style-name="ce5">
            <text:p>4946</text:p>
          </table:table-cell>
          <table:table-cell office:value-type="string" office:string-value="Восток" table:formula="of:=VLOOKUP([.E291];[Управляющие_компании.A:.C];2;0)" table:style-name="ce1">
            <text:p>Восток</text:p>
          </table:table-cell>
          <table:table-cell office:value-type="string" office:string-value="Волкова" table:formula="of:=VLOOKUP([.D291];[Лицевые_счета.A:.G];2;0)" table:style-name="ce6">
            <text:p>Волкова</text:p>
          </table:table-cell>
          <table:table-cell office:value-type="float" office:value="14" table:formula="of:=VLOOKUP([.D291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291" table:style-name="ce4">
            <text:p>291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6909" table:style-name="ce5">
            <text:p>6909</text:p>
          </table:table-cell>
          <table:table-cell office:value-type="string" office:string-value="Эксплуатация" table:formula="of:=VLOOKUP([.E292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92];[Лицевые_счета.A:.G];2;0)" table:style-name="ce6">
            <text:p>Железнодорожная</text:p>
          </table:table-cell>
          <table:table-cell office:value-type="float" office:value="5" table:formula="of:=VLOOKUP([.D29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92" table:style-name="ce4">
            <text:p>292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5623" table:style-name="ce5">
            <text:p>5623</text:p>
          </table:table-cell>
          <table:table-cell office:value-type="string" office:string-value="Эксплуатация" table:formula="of:=VLOOKUP([.E293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93];[Лицевые_счета.A:.G];2;0)" table:style-name="ce6">
            <text:p>Железнодорожная</text:p>
          </table:table-cell>
          <table:table-cell office:value-type="float" office:value="5" table:formula="of:=VLOOKUP([.D29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93" table:style-name="ce4">
            <text:p>293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3056" table:style-name="ce5">
            <text:p>3056</text:p>
          </table:table-cell>
          <table:table-cell office:value-type="string" office:string-value="Эксплуатация" table:formula="of:=VLOOKUP([.E294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94];[Лицевые_счета.A:.G];2;0)" table:style-name="ce6">
            <text:p>Железнодорожная</text:p>
          </table:table-cell>
          <table:table-cell office:value-type="float" office:value="5" table:formula="of:=VLOOKUP([.D29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94" table:style-name="ce4">
            <text:p>294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3918" table:style-name="ce5">
            <text:p>3918</text:p>
          </table:table-cell>
          <table:table-cell office:value-type="string" office:string-value="Эксплуатация" table:formula="of:=VLOOKUP([.E295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95];[Лицевые_счета.A:.G];2;0)" table:style-name="ce6">
            <text:p>Железнодорожная</text:p>
          </table:table-cell>
          <table:table-cell office:value-type="float" office:value="5" table:formula="of:=VLOOKUP([.D29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95" table:style-name="ce4">
            <text:p>295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4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5639" table:style-name="ce5">
            <text:p>5639</text:p>
          </table:table-cell>
          <table:table-cell office:value-type="string" office:string-value="Эксплуатация" table:formula="of:=VLOOKUP([.E296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96];[Лицевые_счета.A:.G];2;0)" table:style-name="ce6">
            <text:p>Железнодорожная</text:p>
          </table:table-cell>
          <table:table-cell office:value-type="float" office:value="5" table:formula="of:=VLOOKUP([.D296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96" table:style-name="ce4">
            <text:p>296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2999" table:style-name="ce5">
            <text:p>2999</text:p>
          </table:table-cell>
          <table:table-cell office:value-type="string" office:string-value="Эксплуатация" table:formula="of:=VLOOKUP([.E297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97];[Лицевые_счета.A:.G];2;0)" table:style-name="ce6">
            <text:p>Железнодорожная</text:p>
          </table:table-cell>
          <table:table-cell office:value-type="float" office:value="5" table:formula="of:=VLOOKUP([.D29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97" table:style-name="ce4">
            <text:p>297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5305" table:style-name="ce5">
            <text:p>5305</text:p>
          </table:table-cell>
          <table:table-cell office:value-type="string" office:string-value="Эксплуатация" table:formula="of:=VLOOKUP([.E298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98];[Лицевые_счета.A:.G];2;0)" table:style-name="ce6">
            <text:p>Железнодорожная</text:p>
          </table:table-cell>
          <table:table-cell office:value-type="float" office:value="5" table:formula="of:=VLOOKUP([.D29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98" table:style-name="ce4">
            <text:p>298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4086" table:style-name="ce5">
            <text:p>4086</text:p>
          </table:table-cell>
          <table:table-cell office:value-type="string" office:string-value="Эксплуатация" table:formula="of:=VLOOKUP([.E299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299];[Лицевые_счета.A:.G];2;0)" table:style-name="ce6">
            <text:p>Железнодорожная</text:p>
          </table:table-cell>
          <table:table-cell office:value-type="float" office:value="5" table:formula="of:=VLOOKUP([.D29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299" table:style-name="ce4">
            <text:p>299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6386" table:style-name="ce5">
            <text:p>6386</text:p>
          </table:table-cell>
          <table:table-cell office:value-type="string" office:string-value="Эксплуатация" table:formula="of:=VLOOKUP([.E300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00];[Лицевые_счета.A:.G];2;0)" table:style-name="ce6">
            <text:p>Железнодорожная</text:p>
          </table:table-cell>
          <table:table-cell office:value-type="float" office:value="5" table:formula="of:=VLOOKUP([.D30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00" table:style-name="ce4">
            <text:p>300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4191" table:style-name="ce5">
            <text:p>4191</text:p>
          </table:table-cell>
          <table:table-cell office:value-type="string" office:string-value="Эксплуатация" table:formula="of:=VLOOKUP([.E301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01];[Лицевые_счета.A:.G];2;0)" table:style-name="ce6">
            <text:p>Железнодорожная</text:p>
          </table:table-cell>
          <table:table-cell office:value-type="float" office:value="5" table:formula="of:=VLOOKUP([.D30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01" table:style-name="ce4">
            <text:p>301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Начисление</text:p>
          </table:table-cell>
          <table:table-cell office:value-type="float" office:value="3853" table:style-name="ce5">
            <text:p>3853</text:p>
          </table:table-cell>
          <table:table-cell office:value-type="string" office:string-value="Восток" table:formula="of:=VLOOKUP([.E302];[Управляющие_компании.A:.C];2;0)" table:style-name="ce1">
            <text:p>Восток</text:p>
          </table:table-cell>
          <table:table-cell office:value-type="string" office:string-value="Волкова" table:formula="of:=VLOOKUP([.D302];[Лицевые_счета.A:.G];2;0)" table:style-name="ce6">
            <text:p>Волкова</text:p>
          </table:table-cell>
          <table:table-cell office:value-type="float" office:value="14" table:formula="of:=VLOOKUP([.D302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302" table:style-name="ce4">
            <text:p>302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4970" table:style-name="ce5">
            <text:p>4970</text:p>
          </table:table-cell>
          <table:table-cell office:value-type="string" office:string-value="Эксплуатация" table:formula="of:=VLOOKUP([.E303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03];[Лицевые_счета.A:.G];2;0)" table:style-name="ce6">
            <text:p>Железнодорожная</text:p>
          </table:table-cell>
          <table:table-cell office:value-type="float" office:value="5" table:formula="of:=VLOOKUP([.D30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03" table:style-name="ce4">
            <text:p>303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5508" table:style-name="ce5">
            <text:p>5508</text:p>
          </table:table-cell>
          <table:table-cell office:value-type="string" office:string-value="Эксплуатация" table:formula="of:=VLOOKUP([.E304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04];[Лицевые_счета.A:.G];2;0)" table:style-name="ce6">
            <text:p>Железнодорожная</text:p>
          </table:table-cell>
          <table:table-cell office:value-type="float" office:value="5" table:formula="of:=VLOOKUP([.D30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04" table:style-name="ce4">
            <text:p>304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6089" table:style-name="ce5">
            <text:p>6089</text:p>
          </table:table-cell>
          <table:table-cell office:value-type="string" office:string-value="Эксплуатация" table:formula="of:=VLOOKUP([.E305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05];[Лицевые_счета.A:.G];2;0)" table:style-name="ce6">
            <text:p>Железнодорожная</text:p>
          </table:table-cell>
          <table:table-cell office:value-type="float" office:value="5" table:formula="of:=VLOOKUP([.D30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05" table:style-name="ce4">
            <text:p>305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4929" table:style-name="ce5">
            <text:p>4929</text:p>
          </table:table-cell>
          <table:table-cell office:value-type="string" office:string-value="Эксплуатация" table:formula="of:=VLOOKUP([.E306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06];[Лицевые_счета.A:.G];2;0)" table:style-name="ce6">
            <text:p>Железнодорожная</text:p>
          </table:table-cell>
          <table:table-cell office:value-type="float" office:value="5" table:formula="of:=VLOOKUP([.D306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06" table:style-name="ce4">
            <text:p>306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3930" table:style-name="ce5">
            <text:p>3930</text:p>
          </table:table-cell>
          <table:table-cell office:value-type="string" office:string-value="Эксплуатация" table:formula="of:=VLOOKUP([.E307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07];[Лицевые_счета.A:.G];2;0)" table:style-name="ce6">
            <text:p>Железнодорожная</text:p>
          </table:table-cell>
          <table:table-cell office:value-type="float" office:value="5" table:formula="of:=VLOOKUP([.D30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07" table:style-name="ce4">
            <text:p>307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6916" table:style-name="ce5">
            <text:p>6916</text:p>
          </table:table-cell>
          <table:table-cell office:value-type="string" office:string-value="Эксплуатация" table:formula="of:=VLOOKUP([.E308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08];[Лицевые_счета.A:.G];2;0)" table:style-name="ce6">
            <text:p>Железнодорожная</text:p>
          </table:table-cell>
          <table:table-cell office:value-type="float" office:value="5" table:formula="of:=VLOOKUP([.D30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08" table:style-name="ce4">
            <text:p>308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Начисление</text:p>
          </table:table-cell>
          <table:table-cell office:value-type="float" office:value="3635" table:style-name="ce5">
            <text:p>3635</text:p>
          </table:table-cell>
          <table:table-cell office:value-type="string" office:string-value="Восход" table:formula="of:=VLOOKUP([.E309];[Управляющие_компании.A:.C];2;0)" table:style-name="ce1">
            <text:p>Восход</text:p>
          </table:table-cell>
          <table:table-cell office:value-type="string" office:string-value="Пушкина" table:formula="of:=VLOOKUP([.D309];[Лицевые_счета.A:.G];2;0)" table:style-name="ce6">
            <text:p>Пушкина</text:p>
          </table:table-cell>
          <table:table-cell office:value-type="float" office:value="2" table:formula="of:=VLOOKUP([.D309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309" table:style-name="ce4">
            <text:p>309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Начисление</text:p>
          </table:table-cell>
          <table:table-cell office:value-type="float" office:value="6497" table:style-name="ce5">
            <text:p>6497</text:p>
          </table:table-cell>
          <table:table-cell office:value-type="string" office:string-value="Восход" table:formula="of:=VLOOKUP([.E310];[Управляющие_компании.A:.C];2;0)" table:style-name="ce1">
            <text:p>Восход</text:p>
          </table:table-cell>
          <table:table-cell office:value-type="string" office:string-value="Пушкина" table:formula="of:=VLOOKUP([.D310];[Лицевые_счета.A:.G];2;0)" table:style-name="ce6">
            <text:p>Пушкина</text:p>
          </table:table-cell>
          <table:table-cell office:value-type="float" office:value="2" table:formula="of:=VLOOKUP([.D310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310" table:style-name="ce4">
            <text:p>310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Начисление</text:p>
          </table:table-cell>
          <table:table-cell office:value-type="float" office:value="3399" table:style-name="ce5">
            <text:p>3399</text:p>
          </table:table-cell>
          <table:table-cell office:value-type="string" office:string-value="Восход" table:formula="of:=VLOOKUP([.E311];[Управляющие_компании.A:.C];2;0)" table:style-name="ce1">
            <text:p>Восход</text:p>
          </table:table-cell>
          <table:table-cell office:value-type="string" office:string-value="Пушкина" table:formula="of:=VLOOKUP([.D311];[Лицевые_счета.A:.G];2;0)" table:style-name="ce6">
            <text:p>Пушкина</text:p>
          </table:table-cell>
          <table:table-cell office:value-type="float" office:value="2" table:formula="of:=VLOOKUP([.D311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311" table:style-name="ce4">
            <text:p>311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Начисление</text:p>
          </table:table-cell>
          <table:table-cell office:value-type="float" office:value="3077" table:style-name="ce5">
            <text:p>3077</text:p>
          </table:table-cell>
          <table:table-cell office:value-type="string" office:string-value="Восход" table:formula="of:=VLOOKUP([.E312];[Управляющие_компании.A:.C];2;0)" table:style-name="ce1">
            <text:p>Восход</text:p>
          </table:table-cell>
          <table:table-cell office:value-type="string" office:string-value="Пушкина" table:formula="of:=VLOOKUP([.D312];[Лицевые_счета.A:.G];2;0)" table:style-name="ce6">
            <text:p>Пушкина</text:p>
          </table:table-cell>
          <table:table-cell office:value-type="float" office:value="2" table:formula="of:=VLOOKUP([.D312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312" table:style-name="ce4">
            <text:p>312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Начисление</text:p>
          </table:table-cell>
          <table:table-cell office:value-type="float" office:value="4499" table:style-name="ce5">
            <text:p>4499</text:p>
          </table:table-cell>
          <table:table-cell office:value-type="string" office:string-value="Восток" table:formula="of:=VLOOKUP([.E313];[Управляющие_компании.A:.C];2;0)" table:style-name="ce1">
            <text:p>Восток</text:p>
          </table:table-cell>
          <table:table-cell office:value-type="string" office:string-value="Волкова" table:formula="of:=VLOOKUP([.D313];[Лицевые_счета.A:.G];2;0)" table:style-name="ce6">
            <text:p>Волкова</text:p>
          </table:table-cell>
          <table:table-cell office:value-type="float" office:value="14" table:formula="of:=VLOOKUP([.D313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313" table:style-name="ce4">
            <text:p>313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Начисление</text:p>
          </table:table-cell>
          <table:table-cell office:value-type="float" office:value="4742" table:style-name="ce5">
            <text:p>4742</text:p>
          </table:table-cell>
          <table:table-cell office:value-type="string" office:string-value="Восход" table:formula="of:=VLOOKUP([.E314];[Управляющие_компании.A:.C];2;0)" table:style-name="ce1">
            <text:p>Восход</text:p>
          </table:table-cell>
          <table:table-cell office:value-type="string" office:string-value="Пушкина" table:formula="of:=VLOOKUP([.D314];[Лицевые_счета.A:.G];2;0)" table:style-name="ce6">
            <text:p>Пушкина</text:p>
          </table:table-cell>
          <table:table-cell office:value-type="float" office:value="2" table:formula="of:=VLOOKUP([.D314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314" table:style-name="ce4">
            <text:p>314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Начисление</text:p>
          </table:table-cell>
          <table:table-cell office:value-type="float" office:value="3680" table:style-name="ce5">
            <text:p>3680</text:p>
          </table:table-cell>
          <table:table-cell office:value-type="string" office:string-value="Восход" table:formula="of:=VLOOKUP([.E315];[Управляющие_компании.A:.C];2;0)" table:style-name="ce1">
            <text:p>Восход</text:p>
          </table:table-cell>
          <table:table-cell office:value-type="string" office:string-value="Пушкина" table:formula="of:=VLOOKUP([.D315];[Лицевые_счета.A:.G];2;0)" table:style-name="ce6">
            <text:p>Пушкина</text:p>
          </table:table-cell>
          <table:table-cell office:value-type="float" office:value="2" table:formula="of:=VLOOKUP([.D315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315" table:style-name="ce4">
            <text:p>315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Начисление</text:p>
          </table:table-cell>
          <table:table-cell office:value-type="float" office:value="5423" table:style-name="ce5">
            <text:p>5423</text:p>
          </table:table-cell>
          <table:table-cell office:value-type="string" office:string-value="Восход" table:formula="of:=VLOOKUP([.E316];[Управляющие_компании.A:.C];2;0)" table:style-name="ce1">
            <text:p>Восход</text:p>
          </table:table-cell>
          <table:table-cell office:value-type="string" office:string-value="Пушкина" table:formula="of:=VLOOKUP([.D316];[Лицевые_счета.A:.G];2;0)" table:style-name="ce6">
            <text:p>Пушкина</text:p>
          </table:table-cell>
          <table:table-cell office:value-type="float" office:value="2" table:formula="of:=VLOOKUP([.D316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316" table:style-name="ce4">
            <text:p>316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Начисление</text:p>
          </table:table-cell>
          <table:table-cell office:value-type="float" office:value="6232" table:style-name="ce5">
            <text:p>6232</text:p>
          </table:table-cell>
          <table:table-cell office:value-type="string" office:string-value="Восход" table:formula="of:=VLOOKUP([.E317];[Управляющие_компании.A:.C];2;0)" table:style-name="ce1">
            <text:p>Восход</text:p>
          </table:table-cell>
          <table:table-cell office:value-type="string" office:string-value="Пушкина" table:formula="of:=VLOOKUP([.D317];[Лицевые_счета.A:.G];2;0)" table:style-name="ce6">
            <text:p>Пушкина</text:p>
          </table:table-cell>
          <table:table-cell office:value-type="float" office:value="2" table:formula="of:=VLOOKUP([.D317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317" table:style-name="ce4">
            <text:p>317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Начисление</text:p>
          </table:table-cell>
          <table:table-cell office:value-type="float" office:value="6465" table:style-name="ce5">
            <text:p>6465</text:p>
          </table:table-cell>
          <table:table-cell office:value-type="string" office:string-value="Восход" table:formula="of:=VLOOKUP([.E318];[Управляющие_компании.A:.C];2;0)" table:style-name="ce1">
            <text:p>Восход</text:p>
          </table:table-cell>
          <table:table-cell office:value-type="string" office:string-value="Пушкина" table:formula="of:=VLOOKUP([.D318];[Лицевые_счета.A:.G];2;0)" table:style-name="ce6">
            <text:p>Пушкина</text:p>
          </table:table-cell>
          <table:table-cell office:value-type="float" office:value="2" table:formula="of:=VLOOKUP([.D318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318" table:style-name="ce4">
            <text:p>318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Начисление</text:p>
          </table:table-cell>
          <table:table-cell office:value-type="float" office:value="4266" table:style-name="ce5">
            <text:p>4266</text:p>
          </table:table-cell>
          <table:table-cell office:value-type="string" office:string-value="Восход" table:formula="of:=VLOOKUP([.E319];[Управляющие_компании.A:.C];2;0)" table:style-name="ce1">
            <text:p>Восход</text:p>
          </table:table-cell>
          <table:table-cell office:value-type="string" office:string-value="Пушкина" table:formula="of:=VLOOKUP([.D319];[Лицевые_счета.A:.G];2;0)" table:style-name="ce6">
            <text:p>Пушкина</text:p>
          </table:table-cell>
          <table:table-cell office:value-type="float" office:value="2" table:formula="of:=VLOOKUP([.D319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319" table:style-name="ce4">
            <text:p>319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Начисление</text:p>
          </table:table-cell>
          <table:table-cell office:value-type="float" office:value="5434" table:style-name="ce5">
            <text:p>5434</text:p>
          </table:table-cell>
          <table:table-cell office:value-type="string" office:string-value="ЖКХ-Трест 1" table:formula="of:=VLOOKUP([.E320];[Управляющие_компании.A:.C];2;0)" table:style-name="ce1">
            <text:p>ЖКХ-Трест 1</text:p>
          </table:table-cell>
          <table:table-cell office:value-type="string" office:string-value="Гоголя" table:formula="of:=VLOOKUP([.D320];[Лицевые_счета.A:.G];2;0)" table:style-name="ce6">
            <text:p>Гоголя</text:p>
          </table:table-cell>
          <table:table-cell office:value-type="float" office:value="7" table:formula="of:=VLOOKUP([.D320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320" table:style-name="ce4">
            <text:p>320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8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Начисление</text:p>
          </table:table-cell>
          <table:table-cell office:value-type="float" office:value="3815" table:style-name="ce5">
            <text:p>3815</text:p>
          </table:table-cell>
          <table:table-cell office:value-type="string" office:string-value="ЖКХ-Трест 1" table:formula="of:=VLOOKUP([.E321];[Управляющие_компании.A:.C];2;0)" table:style-name="ce1">
            <text:p>ЖКХ-Трест 1</text:p>
          </table:table-cell>
          <table:table-cell office:value-type="string" office:string-value="Гоголя" table:formula="of:=VLOOKUP([.D321];[Лицевые_счета.A:.G];2;0)" table:style-name="ce6">
            <text:p>Гоголя</text:p>
          </table:table-cell>
          <table:table-cell office:value-type="float" office:value="7" table:formula="of:=VLOOKUP([.D321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321" table:style-name="ce4">
            <text:p>321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Начисление</text:p>
          </table:table-cell>
          <table:table-cell office:value-type="float" office:value="6205" table:style-name="ce5">
            <text:p>6205</text:p>
          </table:table-cell>
          <table:table-cell office:value-type="string" office:string-value="ЖКХ-Трест 1" table:formula="of:=VLOOKUP([.E322];[Управляющие_компании.A:.C];2;0)" table:style-name="ce1">
            <text:p>ЖКХ-Трест 1</text:p>
          </table:table-cell>
          <table:table-cell office:value-type="string" office:string-value="Гоголя" table:formula="of:=VLOOKUP([.D322];[Лицевые_счета.A:.G];2;0)" table:style-name="ce6">
            <text:p>Гоголя</text:p>
          </table:table-cell>
          <table:table-cell office:value-type="float" office:value="7" table:formula="of:=VLOOKUP([.D322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322" table:style-name="ce4">
            <text:p>322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7H58M0S" table:style-name="ce16">
            <text:p>7:58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4485" table:style-name="ce5">
            <text:p>4485</text:p>
          </table:table-cell>
          <table:table-cell office:value-type="string" office:string-value="Эксплуатация" table:formula="of:=VLOOKUP([.E323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23];[Лицевые_счета.A:.G];2;0)" table:style-name="ce6">
            <text:p>Железнодорожная</text:p>
          </table:table-cell>
          <table:table-cell office:value-type="float" office:value="5" table:formula="of:=VLOOKUP([.D32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23" table:style-name="ce4">
            <text:p>323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15H52M0S" table:style-name="ce16">
            <text:p>15:52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3056" table:style-name="ce5">
            <text:p>3056</text:p>
          </table:table-cell>
          <table:table-cell office:value-type="string" office:string-value="Эксплуатация" table:formula="of:=VLOOKUP([.E324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24];[Лицевые_счета.A:.G];2;0)" table:style-name="ce6">
            <text:p>Железнодорожная</text:p>
          </table:table-cell>
          <table:table-cell office:value-type="float" office:value="5" table:formula="of:=VLOOKUP([.D32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24" table:style-name="ce4">
            <text:p>324</text:p>
          </table:table-cell>
          <table:table-cell office:value-type="date" office:date-value="2021-03-01T00:00:00" table:style-name="ce14">
            <text:p>01.03.2021</text:p>
          </table:table-cell>
          <table:table-cell office:value-type="time" office:time-value="PT20H18M0S" table:style-name="ce16">
            <text:p>20:18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Оплата</text:p>
          </table:table-cell>
          <table:table-cell office:value-type="float" office:value="4742" table:style-name="ce5">
            <text:p>4742</text:p>
          </table:table-cell>
          <table:table-cell office:value-type="string" office:string-value="Восход" table:formula="of:=VLOOKUP([.E325];[Управляющие_компании.A:.C];2;0)" table:style-name="ce1">
            <text:p>Восход</text:p>
          </table:table-cell>
          <table:table-cell office:value-type="string" office:string-value="Пушкина" table:formula="of:=VLOOKUP([.D325];[Лицевые_счета.A:.G];2;0)" table:style-name="ce6">
            <text:p>Пушкина</text:p>
          </table:table-cell>
          <table:table-cell office:value-type="float" office:value="2" table:formula="of:=VLOOKUP([.D325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325" table:style-name="ce4">
            <text:p>325</text:p>
          </table:table-cell>
          <table:table-cell office:value-type="date" office:date-value="2021-03-02T00:00:00" table:style-name="ce14">
            <text:p>02.03.2021</text:p>
          </table:table-cell>
          <table:table-cell office:value-type="time" office:time-value="PT20H44M0S" table:style-name="ce16">
            <text:p>20:44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4191" table:style-name="ce5">
            <text:p>4191</text:p>
          </table:table-cell>
          <table:table-cell office:value-type="string" office:string-value="Эксплуатация" table:formula="of:=VLOOKUP([.E326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26];[Лицевые_счета.A:.G];2;0)" table:style-name="ce6">
            <text:p>Железнодорожная</text:p>
          </table:table-cell>
          <table:table-cell office:value-type="float" office:value="5" table:formula="of:=VLOOKUP([.D326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26" table:style-name="ce4">
            <text:p>326</text:p>
          </table:table-cell>
          <table:table-cell office:value-type="date" office:date-value="2021-03-02T00:00:00" table:style-name="ce14">
            <text:p>02.03.2021</text:p>
          </table:table-cell>
          <table:table-cell office:value-type="time" office:time-value="PT21H31M0S" table:style-name="ce16">
            <text:p>21:31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6392" table:style-name="ce5">
            <text:p>6392</text:p>
          </table:table-cell>
          <table:table-cell office:value-type="string" office:string-value="Стрела" table:formula="of:=VLOOKUP([.E327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327];[Лицевые_счета.A:.G];2;0)" table:style-name="ce6">
            <text:p>Железнодорожная</text:p>
          </table:table-cell>
          <table:table-cell office:value-type="float" office:value="4" table:formula="of:=VLOOKUP([.D327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327" table:style-name="ce4">
            <text:p>327</text:p>
          </table:table-cell>
          <table:table-cell office:value-type="date" office:date-value="2021-03-03T00:00:00" table:style-name="ce14">
            <text:p>03.03.2021</text:p>
          </table:table-cell>
          <table:table-cell office:value-type="time" office:time-value="PT12H30M0S" table:style-name="ce16">
            <text:p>12:3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5864" table:style-name="ce5">
            <text:p>5864</text:p>
          </table:table-cell>
          <table:table-cell office:value-type="string" office:string-value="Стрела" table:formula="of:=VLOOKUP([.E328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328];[Лицевые_счета.A:.G];2;0)" table:style-name="ce6">
            <text:p>Железнодорожная</text:p>
          </table:table-cell>
          <table:table-cell office:value-type="float" office:value="4" table:formula="of:=VLOOKUP([.D328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328" table:style-name="ce4">
            <text:p>328</text:p>
          </table:table-cell>
          <table:table-cell office:value-type="date" office:date-value="2021-03-03T00:00:00" table:style-name="ce14">
            <text:p>03.03.2021</text:p>
          </table:table-cell>
          <table:table-cell office:value-type="time" office:time-value="PT16H18M0S" table:style-name="ce16">
            <text:p>16:18</text:p>
          </table:table-cell>
          <table:table-cell office:value-type="string" table:style-name="ce4">
            <text:p>Л10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Оплата</text:p>
          </table:table-cell>
          <table:table-cell office:value-type="float" office:value="4884" table:style-name="ce5">
            <text:p>4884</text:p>
          </table:table-cell>
          <table:table-cell office:value-type="string" office:string-value="ЖКХ-Трест 1" table:formula="of:=VLOOKUP([.E329];[Управляющие_компании.A:.C];2;0)" table:style-name="ce1">
            <text:p>ЖКХ-Трест 1</text:p>
          </table:table-cell>
          <table:table-cell office:value-type="string" office:string-value="Гоголя" table:formula="of:=VLOOKUP([.D329];[Лицевые_счета.A:.G];2;0)" table:style-name="ce6">
            <text:p>Гоголя</text:p>
          </table:table-cell>
          <table:table-cell office:value-type="float" office:value="7" table:formula="of:=VLOOKUP([.D329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329" table:style-name="ce4">
            <text:p>329</text:p>
          </table:table-cell>
          <table:table-cell office:value-type="date" office:date-value="2021-03-03T00:00:00" table:style-name="ce14">
            <text:p>03.03.2021</text:p>
          </table:table-cell>
          <table:table-cell office:value-type="time" office:time-value="PT18H32M0S" table:style-name="ce16">
            <text:p>18:32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6576" table:style-name="ce5">
            <text:p>6576</text:p>
          </table:table-cell>
          <table:table-cell office:value-type="string" office:string-value="Эксплуатация" table:formula="of:=VLOOKUP([.E330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30];[Лицевые_счета.A:.G];2;0)" table:style-name="ce6">
            <text:p>Железнодорожная</text:p>
          </table:table-cell>
          <table:table-cell office:value-type="float" office:value="5" table:formula="of:=VLOOKUP([.D33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30" table:style-name="ce4">
            <text:p>330</text:p>
          </table:table-cell>
          <table:table-cell office:value-type="date" office:date-value="2021-03-05T00:00:00" table:style-name="ce14">
            <text:p>05.03.2021</text:p>
          </table:table-cell>
          <table:table-cell office:value-type="time" office:time-value="PT6H23M0S" table:style-name="ce16">
            <text:p>6:23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2924" table:style-name="ce5">
            <text:p>2924</text:p>
          </table:table-cell>
          <table:table-cell office:value-type="string" office:string-value="Город 1" table:formula="of:=VLOOKUP([.E331];[Управляющие_компании.A:.C];2;0)" table:style-name="ce1">
            <text:p>Город 1</text:p>
          </table:table-cell>
          <table:table-cell office:value-type="string" office:string-value="Гоголя" table:formula="of:=VLOOKUP([.D331];[Лицевые_счета.A:.G];2;0)" table:style-name="ce6">
            <text:p>Гоголя</text:p>
          </table:table-cell>
          <table:table-cell office:value-type="float" office:value="8" table:formula="of:=VLOOKUP([.D331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331" table:style-name="ce4">
            <text:p>331</text:p>
          </table:table-cell>
          <table:table-cell office:value-type="date" office:date-value="2021-03-05T00:00:00" table:style-name="ce14">
            <text:p>05.03.2021</text:p>
          </table:table-cell>
          <table:table-cell office:value-type="time" office:time-value="PT10H56M0S" table:style-name="ce16">
            <text:p>10:56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4590" table:style-name="ce5">
            <text:p>4590</text:p>
          </table:table-cell>
          <table:table-cell office:value-type="string" office:string-value="Город 1" table:formula="of:=VLOOKUP([.E332];[Управляющие_компании.A:.C];2;0)" table:style-name="ce1">
            <text:p>Город 1</text:p>
          </table:table-cell>
          <table:table-cell office:value-type="string" office:string-value="Гоголя" table:formula="of:=VLOOKUP([.D332];[Лицевые_счета.A:.G];2;0)" table:style-name="ce6">
            <text:p>Гоголя</text:p>
          </table:table-cell>
          <table:table-cell office:value-type="float" office:value="8" table:formula="of:=VLOOKUP([.D332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332" table:style-name="ce4">
            <text:p>332</text:p>
          </table:table-cell>
          <table:table-cell office:value-type="date" office:date-value="2021-03-07T00:00:00" table:style-name="ce14">
            <text:p>07.03.2021</text:p>
          </table:table-cell>
          <table:table-cell office:value-type="time" office:time-value="PT16H7M0S" table:style-name="ce16">
            <text:p>16:07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Оплата</text:p>
          </table:table-cell>
          <table:table-cell office:value-type="float" office:value="3399" table:style-name="ce5">
            <text:p>3399</text:p>
          </table:table-cell>
          <table:table-cell office:value-type="string" office:string-value="Восход" table:formula="of:=VLOOKUP([.E333];[Управляющие_компании.A:.C];2;0)" table:style-name="ce1">
            <text:p>Восход</text:p>
          </table:table-cell>
          <table:table-cell office:value-type="string" office:string-value="Пушкина" table:formula="of:=VLOOKUP([.D333];[Лицевые_счета.A:.G];2;0)" table:style-name="ce6">
            <text:p>Пушкина</text:p>
          </table:table-cell>
          <table:table-cell office:value-type="float" office:value="2" table:formula="of:=VLOOKUP([.D333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333" table:style-name="ce4">
            <text:p>333</text:p>
          </table:table-cell>
          <table:table-cell office:value-type="date" office:date-value="2021-03-07T00:00:00" table:style-name="ce14">
            <text:p>07.03.2021</text:p>
          </table:table-cell>
          <table:table-cell office:value-type="time" office:time-value="PT19H1M0S" table:style-name="ce16">
            <text:p>19:01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Оплата</text:p>
          </table:table-cell>
          <table:table-cell office:value-type="float" office:value="6497" table:style-name="ce5">
            <text:p>6497</text:p>
          </table:table-cell>
          <table:table-cell office:value-type="string" office:string-value="Восход" table:formula="of:=VLOOKUP([.E334];[Управляющие_компании.A:.C];2;0)" table:style-name="ce1">
            <text:p>Восход</text:p>
          </table:table-cell>
          <table:table-cell office:value-type="string" office:string-value="Пушкина" table:formula="of:=VLOOKUP([.D334];[Лицевые_счета.A:.G];2;0)" table:style-name="ce6">
            <text:p>Пушкина</text:p>
          </table:table-cell>
          <table:table-cell office:value-type="float" office:value="2" table:formula="of:=VLOOKUP([.D334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334" table:style-name="ce4">
            <text:p>334</text:p>
          </table:table-cell>
          <table:table-cell office:value-type="date" office:date-value="2021-03-08T00:00:00" table:style-name="ce14">
            <text:p>08.03.2021</text:p>
          </table:table-cell>
          <table:table-cell office:value-type="time" office:time-value="PT12H53M0S" table:style-name="ce16">
            <text:p>12:53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6623" table:style-name="ce5">
            <text:p>6623</text:p>
          </table:table-cell>
          <table:table-cell office:value-type="string" office:string-value="Город 1" table:formula="of:=VLOOKUP([.E335];[Управляющие_компании.A:.C];2;0)" table:style-name="ce1">
            <text:p>Город 1</text:p>
          </table:table-cell>
          <table:table-cell office:value-type="string" office:string-value="Гоголя" table:formula="of:=VLOOKUP([.D335];[Лицевые_счета.A:.G];2;0)" table:style-name="ce6">
            <text:p>Гоголя</text:p>
          </table:table-cell>
          <table:table-cell office:value-type="float" office:value="8" table:formula="of:=VLOOKUP([.D335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335" table:style-name="ce4">
            <text:p>335</text:p>
          </table:table-cell>
          <table:table-cell office:value-type="date" office:date-value="2021-03-09T00:00:00" table:style-name="ce14">
            <text:p>09.03.2021</text:p>
          </table:table-cell>
          <table:table-cell office:value-type="time" office:time-value="PT13H4M0S" table:style-name="ce16">
            <text:p>13:04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Оплата</text:p>
          </table:table-cell>
          <table:table-cell office:value-type="float" office:value="4946" table:style-name="ce5">
            <text:p>4946</text:p>
          </table:table-cell>
          <table:table-cell office:value-type="string" office:string-value="Восток" table:formula="of:=VLOOKUP([.E336];[Управляющие_компании.A:.C];2;0)" table:style-name="ce1">
            <text:p>Восток</text:p>
          </table:table-cell>
          <table:table-cell office:value-type="string" office:string-value="Волкова" table:formula="of:=VLOOKUP([.D336];[Лицевые_счета.A:.G];2;0)" table:style-name="ce6">
            <text:p>Волкова</text:p>
          </table:table-cell>
          <table:table-cell office:value-type="float" office:value="14" table:formula="of:=VLOOKUP([.D336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336" table:style-name="ce4">
            <text:p>336</text:p>
          </table:table-cell>
          <table:table-cell office:value-type="date" office:date-value="2021-03-09T00:00:00" table:style-name="ce14">
            <text:p>09.03.2021</text:p>
          </table:table-cell>
          <table:table-cell office:value-type="time" office:time-value="PT13H21M0S" table:style-name="ce16">
            <text:p>13:21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6909" table:style-name="ce5">
            <text:p>6909</text:p>
          </table:table-cell>
          <table:table-cell office:value-type="string" office:string-value="Эксплуатация" table:formula="of:=VLOOKUP([.E337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37];[Лицевые_счета.A:.G];2;0)" table:style-name="ce6">
            <text:p>Железнодорожная</text:p>
          </table:table-cell>
          <table:table-cell office:value-type="float" office:value="5" table:formula="of:=VLOOKUP([.D33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37" table:style-name="ce4">
            <text:p>337</text:p>
          </table:table-cell>
          <table:table-cell office:value-type="date" office:date-value="2021-03-09T00:00:00" table:style-name="ce14">
            <text:p>09.03.2021</text:p>
          </table:table-cell>
          <table:table-cell office:value-type="time" office:time-value="PT14H11M0S" table:style-name="ce16">
            <text:p>14:11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3930" table:style-name="ce5">
            <text:p>3930</text:p>
          </table:table-cell>
          <table:table-cell office:value-type="string" office:string-value="Эксплуатация" table:formula="of:=VLOOKUP([.E338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38];[Лицевые_счета.A:.G];2;0)" table:style-name="ce6">
            <text:p>Железнодорожная</text:p>
          </table:table-cell>
          <table:table-cell office:value-type="float" office:value="5" table:formula="of:=VLOOKUP([.D33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38" table:style-name="ce4">
            <text:p>338</text:p>
          </table:table-cell>
          <table:table-cell office:value-type="date" office:date-value="2021-03-09T00:00:00" table:style-name="ce14">
            <text:p>09.03.2021</text:p>
          </table:table-cell>
          <table:table-cell office:value-type="time" office:time-value="PT17H23M0S" table:style-name="ce16">
            <text:p>17:23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6386" table:style-name="ce5">
            <text:p>6386</text:p>
          </table:table-cell>
          <table:table-cell office:value-type="string" office:string-value="Эксплуатация" table:formula="of:=VLOOKUP([.E339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39];[Лицевые_счета.A:.G];2;0)" table:style-name="ce6">
            <text:p>Железнодорожная</text:p>
          </table:table-cell>
          <table:table-cell office:value-type="float" office:value="5" table:formula="of:=VLOOKUP([.D33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39" table:style-name="ce4">
            <text:p>339</text:p>
          </table:table-cell>
          <table:table-cell office:value-type="date" office:date-value="2021-03-10T00:00:00" table:style-name="ce14">
            <text:p>10.03.2021</text:p>
          </table:table-cell>
          <table:table-cell office:value-type="time" office:time-value="PT13H25M0S" table:style-name="ce16">
            <text:p>13:25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6347" table:style-name="ce5">
            <text:p>6347</text:p>
          </table:table-cell>
          <table:table-cell office:value-type="string" office:string-value="Эксплуатация" table:formula="of:=VLOOKUP([.E340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40];[Лицевые_счета.A:.G];2;0)" table:style-name="ce6">
            <text:p>Железнодорожная</text:p>
          </table:table-cell>
          <table:table-cell office:value-type="float" office:value="5" table:formula="of:=VLOOKUP([.D34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40" table:style-name="ce4">
            <text:p>340</text:p>
          </table:table-cell>
          <table:table-cell office:value-type="date" office:date-value="2021-03-10T00:00:00" table:style-name="ce14">
            <text:p>10.03.2021</text:p>
          </table:table-cell>
          <table:table-cell office:value-type="time" office:time-value="PT17H38M0S" table:style-name="ce16">
            <text:p>17:38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Оплата</text:p>
          </table:table-cell>
          <table:table-cell office:value-type="float" office:value="6465" table:style-name="ce5">
            <text:p>6465</text:p>
          </table:table-cell>
          <table:table-cell office:value-type="string" office:string-value="Восход" table:formula="of:=VLOOKUP([.E341];[Управляющие_компании.A:.C];2;0)" table:style-name="ce1">
            <text:p>Восход</text:p>
          </table:table-cell>
          <table:table-cell office:value-type="string" office:string-value="Пушкина" table:formula="of:=VLOOKUP([.D341];[Лицевые_счета.A:.G];2;0)" table:style-name="ce6">
            <text:p>Пушкина</text:p>
          </table:table-cell>
          <table:table-cell office:value-type="float" office:value="2" table:formula="of:=VLOOKUP([.D341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341" table:style-name="ce4">
            <text:p>341</text:p>
          </table:table-cell>
          <table:table-cell office:value-type="date" office:date-value="2021-03-10T00:00:00" table:style-name="ce14">
            <text:p>10.03.2021</text:p>
          </table:table-cell>
          <table:table-cell office:value-type="time" office:time-value="PT22H29M0S" table:style-name="ce16">
            <text:p>22:29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Оплата</text:p>
          </table:table-cell>
          <table:table-cell office:value-type="float" office:value="6543" table:style-name="ce5">
            <text:p>6543</text:p>
          </table:table-cell>
          <table:table-cell office:value-type="string" office:string-value="Восток" table:formula="of:=VLOOKUP([.E342];[Управляющие_компании.A:.C];2;0)" table:style-name="ce1">
            <text:p>Восток</text:p>
          </table:table-cell>
          <table:table-cell office:value-type="string" office:string-value="Волкова" table:formula="of:=VLOOKUP([.D342];[Лицевые_счета.A:.G];2;0)" table:style-name="ce6">
            <text:p>Волкова</text:p>
          </table:table-cell>
          <table:table-cell office:value-type="float" office:value="14" table:formula="of:=VLOOKUP([.D342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342" table:style-name="ce4">
            <text:p>342</text:p>
          </table:table-cell>
          <table:table-cell office:value-type="date" office:date-value="2021-03-11T00:00:00" table:style-name="ce14">
            <text:p>11.03.2021</text:p>
          </table:table-cell>
          <table:table-cell office:value-type="time" office:time-value="PT16H19M0S" table:style-name="ce16">
            <text:p>16:19</text:p>
          </table:table-cell>
          <table:table-cell office:value-type="string" table:style-name="ce4">
            <text:p>Л13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Оплата</text:p>
          </table:table-cell>
          <table:table-cell office:value-type="float" office:value="6091" table:style-name="ce5">
            <text:p>6091</text:p>
          </table:table-cell>
          <table:table-cell office:value-type="string" office:string-value="ЖКХ-Трест 1" table:formula="of:=VLOOKUP([.E343];[Управляющие_компании.A:.C];2;0)" table:style-name="ce1">
            <text:p>ЖКХ-Трест 1</text:p>
          </table:table-cell>
          <table:table-cell office:value-type="string" office:string-value="Гоголя" table:formula="of:=VLOOKUP([.D343];[Лицевые_счета.A:.G];2;0)" table:style-name="ce6">
            <text:p>Гоголя</text:p>
          </table:table-cell>
          <table:table-cell office:value-type="float" office:value="7" table:formula="of:=VLOOKUP([.D343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343" table:style-name="ce4">
            <text:p>343</text:p>
          </table:table-cell>
          <table:table-cell office:value-type="date" office:date-value="2021-03-11T00:00:00" table:style-name="ce14">
            <text:p>11.03.2021</text:p>
          </table:table-cell>
          <table:table-cell office:value-type="time" office:time-value="PT19H13M0S" table:style-name="ce16">
            <text:p>19:13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Оплата</text:p>
          </table:table-cell>
          <table:table-cell office:value-type="float" office:value="3853" table:style-name="ce5">
            <text:p>3853</text:p>
          </table:table-cell>
          <table:table-cell office:value-type="string" office:string-value="Восток" table:formula="of:=VLOOKUP([.E344];[Управляющие_компании.A:.C];2;0)" table:style-name="ce1">
            <text:p>Восток</text:p>
          </table:table-cell>
          <table:table-cell office:value-type="string" office:string-value="Волкова" table:formula="of:=VLOOKUP([.D344];[Лицевые_счета.A:.G];2;0)" table:style-name="ce6">
            <text:p>Волкова</text:p>
          </table:table-cell>
          <table:table-cell office:value-type="float" office:value="14" table:formula="of:=VLOOKUP([.D344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344" table:style-name="ce4">
            <text:p>344</text:p>
          </table:table-cell>
          <table:table-cell office:value-type="date" office:date-value="2021-03-12T00:00:00" table:style-name="ce14">
            <text:p>12.03.2021</text:p>
          </table:table-cell>
          <table:table-cell office:value-type="time" office:time-value="PT15H23M0S" table:style-name="ce16">
            <text:p>15:23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4073" table:style-name="ce5">
            <text:p>4073</text:p>
          </table:table-cell>
          <table:table-cell office:value-type="string" office:string-value="Эксплуатация" table:formula="of:=VLOOKUP([.E345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45];[Лицевые_счета.A:.G];2;0)" table:style-name="ce6">
            <text:p>Железнодорожная</text:p>
          </table:table-cell>
          <table:table-cell office:value-type="float" office:value="5" table:formula="of:=VLOOKUP([.D34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45" table:style-name="ce4">
            <text:p>345</text:p>
          </table:table-cell>
          <table:table-cell office:value-type="date" office:date-value="2021-03-13T00:00:00" table:style-name="ce14">
            <text:p>13.03.2021</text:p>
          </table:table-cell>
          <table:table-cell office:value-type="time" office:time-value="PT16H15M0S" table:style-name="ce16">
            <text:p>16:15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4929" table:style-name="ce5">
            <text:p>4929</text:p>
          </table:table-cell>
          <table:table-cell office:value-type="string" office:string-value="Эксплуатация" table:formula="of:=VLOOKUP([.E346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46];[Лицевые_счета.A:.G];2;0)" table:style-name="ce6">
            <text:p>Железнодорожная</text:p>
          </table:table-cell>
          <table:table-cell office:value-type="float" office:value="5" table:formula="of:=VLOOKUP([.D346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46" table:style-name="ce4">
            <text:p>346</text:p>
          </table:table-cell>
          <table:table-cell office:value-type="date" office:date-value="2021-03-13T00:00:00" table:style-name="ce14">
            <text:p>13.03.2021</text:p>
          </table:table-cell>
          <table:table-cell office:value-type="time" office:time-value="PT20H5M0S" table:style-name="ce16">
            <text:p>20:05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3918" table:style-name="ce5">
            <text:p>3918</text:p>
          </table:table-cell>
          <table:table-cell office:value-type="string" office:string-value="Эксплуатация" table:formula="of:=VLOOKUP([.E347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47];[Лицевые_счета.A:.G];2;0)" table:style-name="ce6">
            <text:p>Железнодорожная</text:p>
          </table:table-cell>
          <table:table-cell office:value-type="float" office:value="5" table:formula="of:=VLOOKUP([.D34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47" table:style-name="ce4">
            <text:p>347</text:p>
          </table:table-cell>
          <table:table-cell office:value-type="date" office:date-value="2021-03-14T00:00:00" table:style-name="ce14">
            <text:p>14.03.2021</text:p>
          </table:table-cell>
          <table:table-cell office:value-type="time" office:time-value="PT23H32M0S" table:style-name="ce16">
            <text:p>23:32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Оплата</text:p>
          </table:table-cell>
          <table:table-cell office:value-type="float" office:value="5871" table:style-name="ce5">
            <text:p>5871</text:p>
          </table:table-cell>
          <table:table-cell office:value-type="string" office:string-value="Восток" table:formula="of:=VLOOKUP([.E348];[Управляющие_компании.A:.C];2;0)" table:style-name="ce1">
            <text:p>Восток</text:p>
          </table:table-cell>
          <table:table-cell office:value-type="string" office:string-value="Волкова" table:formula="of:=VLOOKUP([.D348];[Лицевые_счета.A:.G];2;0)" table:style-name="ce6">
            <text:p>Волкова</text:p>
          </table:table-cell>
          <table:table-cell office:value-type="float" office:value="14" table:formula="of:=VLOOKUP([.D348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348" table:style-name="ce4">
            <text:p>348</text:p>
          </table:table-cell>
          <table:table-cell office:value-type="date" office:date-value="2021-03-15T00:00:00" table:style-name="ce14">
            <text:p>15.03.2021</text:p>
          </table:table-cell>
          <table:table-cell office:value-type="time" office:time-value="PT20H3M0S" table:style-name="ce16">
            <text:p>20:03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3450" table:style-name="ce5">
            <text:p>3450</text:p>
          </table:table-cell>
          <table:table-cell office:value-type="string" office:string-value="Эксплуатация" table:formula="of:=VLOOKUP([.E349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49];[Лицевые_счета.A:.G];2;0)" table:style-name="ce6">
            <text:p>Железнодорожная</text:p>
          </table:table-cell>
          <table:table-cell office:value-type="float" office:value="5" table:formula="of:=VLOOKUP([.D34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49" table:style-name="ce4">
            <text:p>349</text:p>
          </table:table-cell>
          <table:table-cell office:value-type="date" office:date-value="2021-03-16T00:00:00" table:style-name="ce14">
            <text:p>16.03.2021</text:p>
          </table:table-cell>
          <table:table-cell office:value-type="time" office:time-value="PT17H55M0S" table:style-name="ce16">
            <text:p>17:55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6089" table:style-name="ce5">
            <text:p>6089</text:p>
          </table:table-cell>
          <table:table-cell office:value-type="string" office:string-value="Эксплуатация" table:formula="of:=VLOOKUP([.E350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50];[Лицевые_счета.A:.G];2;0)" table:style-name="ce6">
            <text:p>Железнодорожная</text:p>
          </table:table-cell>
          <table:table-cell office:value-type="float" office:value="5" table:formula="of:=VLOOKUP([.D35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50" table:style-name="ce4">
            <text:p>350</text:p>
          </table:table-cell>
          <table:table-cell office:value-type="date" office:date-value="2021-03-16T00:00:00" table:style-name="ce14">
            <text:p>16.03.2021</text:p>
          </table:table-cell>
          <table:table-cell office:value-type="time" office:time-value="PT18H30M0S" table:style-name="ce16">
            <text:p>18:30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Оплата</text:p>
          </table:table-cell>
          <table:table-cell office:value-type="float" office:value="5670" table:style-name="ce5">
            <text:p>5670</text:p>
          </table:table-cell>
          <table:table-cell office:value-type="string" office:string-value="ЖКХ-Трест 1" table:formula="of:=VLOOKUP([.E351];[Управляющие_компании.A:.C];2;0)" table:style-name="ce1">
            <text:p>ЖКХ-Трест 1</text:p>
          </table:table-cell>
          <table:table-cell office:value-type="string" office:string-value="Гоголя" table:formula="of:=VLOOKUP([.D351];[Лицевые_счета.A:.G];2;0)" table:style-name="ce6">
            <text:p>Гоголя</text:p>
          </table:table-cell>
          <table:table-cell office:value-type="float" office:value="7" table:formula="of:=VLOOKUP([.D351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351" table:style-name="ce4">
            <text:p>351</text:p>
          </table:table-cell>
          <table:table-cell office:value-type="date" office:date-value="2021-03-16T00:00:00" table:style-name="ce14">
            <text:p>16.03.2021</text:p>
          </table:table-cell>
          <table:table-cell office:value-type="time" office:time-value="PT21H44M0S" table:style-name="ce16">
            <text:p>21:44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5508" table:style-name="ce5">
            <text:p>5508</text:p>
          </table:table-cell>
          <table:table-cell office:value-type="string" office:string-value="Эксплуатация" table:formula="of:=VLOOKUP([.E352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52];[Лицевые_счета.A:.G];2;0)" table:style-name="ce6">
            <text:p>Железнодорожная</text:p>
          </table:table-cell>
          <table:table-cell office:value-type="float" office:value="5" table:formula="of:=VLOOKUP([.D35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52" table:style-name="ce4">
            <text:p>352</text:p>
          </table:table-cell>
          <table:table-cell office:value-type="date" office:date-value="2021-03-16T00:00:00" table:style-name="ce14">
            <text:p>16.03.2021</text:p>
          </table:table-cell>
          <table:table-cell office:value-type="time" office:time-value="PT23H41M0S" table:style-name="ce16">
            <text:p>23:41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4970" table:style-name="ce5">
            <text:p>4970</text:p>
          </table:table-cell>
          <table:table-cell office:value-type="string" office:string-value="Эксплуатация" table:formula="of:=VLOOKUP([.E353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53];[Лицевые_счета.A:.G];2;0)" table:style-name="ce6">
            <text:p>Железнодорожная</text:p>
          </table:table-cell>
          <table:table-cell office:value-type="float" office:value="5" table:formula="of:=VLOOKUP([.D35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53" table:style-name="ce4">
            <text:p>353</text:p>
          </table:table-cell>
          <table:table-cell office:value-type="date" office:date-value="2021-03-17T00:00:00" table:style-name="ce14">
            <text:p>17.03.2021</text:p>
          </table:table-cell>
          <table:table-cell office:value-type="time" office:time-value="PT7H6M0S" table:style-name="ce16">
            <text:p>7:06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4149" table:style-name="ce5">
            <text:p>4149</text:p>
          </table:table-cell>
          <table:table-cell office:value-type="string" office:string-value="Эксплуатация" table:formula="of:=VLOOKUP([.E354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54];[Лицевые_счета.A:.G];2;0)" table:style-name="ce6">
            <text:p>Железнодорожная</text:p>
          </table:table-cell>
          <table:table-cell office:value-type="float" office:value="5" table:formula="of:=VLOOKUP([.D35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54" table:style-name="ce4">
            <text:p>354</text:p>
          </table:table-cell>
          <table:table-cell office:value-type="date" office:date-value="2021-03-17T00:00:00" table:style-name="ce14">
            <text:p>17.03.2021</text:p>
          </table:table-cell>
          <table:table-cell office:value-type="time" office:time-value="PT8H37M0S" table:style-name="ce16">
            <text:p>8:37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4782" table:style-name="ce5">
            <text:p>4782</text:p>
          </table:table-cell>
          <table:table-cell office:value-type="string" office:string-value="Город 1" table:formula="of:=VLOOKUP([.E355];[Управляющие_компании.A:.C];2;0)" table:style-name="ce1">
            <text:p>Город 1</text:p>
          </table:table-cell>
          <table:table-cell office:value-type="string" office:string-value="Гоголя" table:formula="of:=VLOOKUP([.D355];[Лицевые_счета.A:.G];2;0)" table:style-name="ce6">
            <text:p>Гоголя</text:p>
          </table:table-cell>
          <table:table-cell office:value-type="float" office:value="8" table:formula="of:=VLOOKUP([.D355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355" table:style-name="ce4">
            <text:p>355</text:p>
          </table:table-cell>
          <table:table-cell office:value-type="date" office:date-value="2021-03-17T00:00:00" table:style-name="ce14">
            <text:p>17.03.2021</text:p>
          </table:table-cell>
          <table:table-cell office:value-type="time" office:time-value="PT17H1M0S" table:style-name="ce16">
            <text:p>17:01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4086" table:style-name="ce5">
            <text:p>4086</text:p>
          </table:table-cell>
          <table:table-cell office:value-type="string" office:string-value="Эксплуатация" table:formula="of:=VLOOKUP([.E356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56];[Лицевые_счета.A:.G];2;0)" table:style-name="ce6">
            <text:p>Железнодорожная</text:p>
          </table:table-cell>
          <table:table-cell office:value-type="float" office:value="5" table:formula="of:=VLOOKUP([.D356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56" table:style-name="ce4">
            <text:p>356</text:p>
          </table:table-cell>
          <table:table-cell office:value-type="date" office:date-value="2021-03-18T00:00:00" table:style-name="ce14">
            <text:p>18.03.2021</text:p>
          </table:table-cell>
          <table:table-cell office:value-type="time" office:time-value="PT21H31M0S" table:style-name="ce16">
            <text:p>21:31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5305" table:style-name="ce5">
            <text:p>5305</text:p>
          </table:table-cell>
          <table:table-cell office:value-type="string" office:string-value="Эксплуатация" table:formula="of:=VLOOKUP([.E357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57];[Лицевые_счета.A:.G];2;0)" table:style-name="ce6">
            <text:p>Железнодорожная</text:p>
          </table:table-cell>
          <table:table-cell office:value-type="float" office:value="5" table:formula="of:=VLOOKUP([.D35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57" table:style-name="ce4">
            <text:p>357</text:p>
          </table:table-cell>
          <table:table-cell office:value-type="date" office:date-value="2021-03-18T00:00:00" table:style-name="ce14">
            <text:p>18.03.2021</text:p>
          </table:table-cell>
          <table:table-cell office:value-type="time" office:time-value="PT23H24M0S" table:style-name="ce16">
            <text:p>23:24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3822" table:style-name="ce5">
            <text:p>3822</text:p>
          </table:table-cell>
          <table:table-cell office:value-type="string" office:string-value="Стрела" table:formula="of:=VLOOKUP([.E358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358];[Лицевые_счета.A:.G];2;0)" table:style-name="ce6">
            <text:p>Железнодорожная</text:p>
          </table:table-cell>
          <table:table-cell office:value-type="float" office:value="4" table:formula="of:=VLOOKUP([.D358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358" table:style-name="ce4">
            <text:p>358</text:p>
          </table:table-cell>
          <table:table-cell office:value-type="date" office:date-value="2021-03-19T00:00:00" table:style-name="ce14">
            <text:p>19.03.2021</text:p>
          </table:table-cell>
          <table:table-cell office:value-type="time" office:time-value="PT10H2M0S" table:style-name="ce16">
            <text:p>10:02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6938" table:style-name="ce5">
            <text:p>6938</text:p>
          </table:table-cell>
          <table:table-cell office:value-type="string" office:string-value="Эксплуатация" table:formula="of:=VLOOKUP([.E359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59];[Лицевые_счета.A:.G];2;0)" table:style-name="ce6">
            <text:p>Железнодорожная</text:p>
          </table:table-cell>
          <table:table-cell office:value-type="float" office:value="5" table:formula="of:=VLOOKUP([.D35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59" table:style-name="ce4">
            <text:p>359</text:p>
          </table:table-cell>
          <table:table-cell office:value-type="date" office:date-value="2021-03-19T00:00:00" table:style-name="ce14">
            <text:p>19.03.2021</text:p>
          </table:table-cell>
          <table:table-cell office:value-type="time" office:time-value="PT13H49M0S" table:style-name="ce16">
            <text:p>13:49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Оплата</text:p>
          </table:table-cell>
          <table:table-cell office:value-type="float" office:value="5423" table:style-name="ce5">
            <text:p>5423</text:p>
          </table:table-cell>
          <table:table-cell office:value-type="string" office:string-value="Восход" table:formula="of:=VLOOKUP([.E360];[Управляющие_компании.A:.C];2;0)" table:style-name="ce1">
            <text:p>Восход</text:p>
          </table:table-cell>
          <table:table-cell office:value-type="string" office:string-value="Пушкина" table:formula="of:=VLOOKUP([.D360];[Лицевые_счета.A:.G];2;0)" table:style-name="ce6">
            <text:p>Пушкина</text:p>
          </table:table-cell>
          <table:table-cell office:value-type="float" office:value="2" table:formula="of:=VLOOKUP([.D360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360" table:style-name="ce4">
            <text:p>360</text:p>
          </table:table-cell>
          <table:table-cell office:value-type="date" office:date-value="2021-03-19T00:00:00" table:style-name="ce14">
            <text:p>19.03.2021</text:p>
          </table:table-cell>
          <table:table-cell office:value-type="time" office:time-value="PT14H24M0S" table:style-name="ce16">
            <text:p>14:24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Оплата</text:p>
          </table:table-cell>
          <table:table-cell office:value-type="float" office:value="3680" table:style-name="ce5">
            <text:p>3680</text:p>
          </table:table-cell>
          <table:table-cell office:value-type="string" office:string-value="Восход" table:formula="of:=VLOOKUP([.E361];[Управляющие_компании.A:.C];2;0)" table:style-name="ce1">
            <text:p>Восход</text:p>
          </table:table-cell>
          <table:table-cell office:value-type="string" office:string-value="Пушкина" table:formula="of:=VLOOKUP([.D361];[Лицевые_счета.A:.G];2;0)" table:style-name="ce6">
            <text:p>Пушкина</text:p>
          </table:table-cell>
          <table:table-cell office:value-type="float" office:value="2" table:formula="of:=VLOOKUP([.D361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361" table:style-name="ce4">
            <text:p>361</text:p>
          </table:table-cell>
          <table:table-cell office:value-type="date" office:date-value="2021-03-20T00:00:00" table:style-name="ce14">
            <text:p>20.03.2021</text:p>
          </table:table-cell>
          <table:table-cell office:value-type="time" office:time-value="PT14H6M0S" table:style-name="ce16">
            <text:p>14:06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2940" table:style-name="ce5">
            <text:p>2940</text:p>
          </table:table-cell>
          <table:table-cell office:value-type="string" office:string-value="Стрела" table:formula="of:=VLOOKUP([.E362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362];[Лицевые_счета.A:.G];2;0)" table:style-name="ce6">
            <text:p>Железнодорожная</text:p>
          </table:table-cell>
          <table:table-cell office:value-type="float" office:value="4" table:formula="of:=VLOOKUP([.D362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362" table:style-name="ce4">
            <text:p>362</text:p>
          </table:table-cell>
          <table:table-cell office:value-type="date" office:date-value="2021-03-20T00:00:00" table:style-name="ce14">
            <text:p>20.03.2021</text:p>
          </table:table-cell>
          <table:table-cell office:value-type="time" office:time-value="PT17H42M0S" table:style-name="ce16">
            <text:p>17:42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Оплата</text:p>
          </table:table-cell>
          <table:table-cell office:value-type="float" office:value="3077" table:style-name="ce5">
            <text:p>3077</text:p>
          </table:table-cell>
          <table:table-cell office:value-type="string" office:string-value="Восход" table:formula="of:=VLOOKUP([.E363];[Управляющие_компании.A:.C];2;0)" table:style-name="ce1">
            <text:p>Восход</text:p>
          </table:table-cell>
          <table:table-cell office:value-type="string" office:string-value="Пушкина" table:formula="of:=VLOOKUP([.D363];[Лицевые_счета.A:.G];2;0)" table:style-name="ce6">
            <text:p>Пушкина</text:p>
          </table:table-cell>
          <table:table-cell office:value-type="float" office:value="2" table:formula="of:=VLOOKUP([.D363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363" table:style-name="ce4">
            <text:p>363</text:p>
          </table:table-cell>
          <table:table-cell office:value-type="date" office:date-value="2021-03-20T00:00:00" table:style-name="ce14">
            <text:p>20.03.2021</text:p>
          </table:table-cell>
          <table:table-cell office:value-type="time" office:time-value="PT19H32M0S" table:style-name="ce16">
            <text:p>19:32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6916" table:style-name="ce5">
            <text:p>6916</text:p>
          </table:table-cell>
          <table:table-cell office:value-type="string" office:string-value="Эксплуатация" table:formula="of:=VLOOKUP([.E364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64];[Лицевые_счета.A:.G];2;0)" table:style-name="ce6">
            <text:p>Железнодорожная</text:p>
          </table:table-cell>
          <table:table-cell office:value-type="float" office:value="5" table:formula="of:=VLOOKUP([.D36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64" table:style-name="ce4">
            <text:p>364</text:p>
          </table:table-cell>
          <table:table-cell office:value-type="date" office:date-value="2021-03-21T00:00:00" table:style-name="ce14">
            <text:p>21.03.2021</text:p>
          </table:table-cell>
          <table:table-cell office:value-type="time" office:time-value="PT9H9M0S" table:style-name="ce16">
            <text:p>9:09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Оплата</text:p>
          </table:table-cell>
          <table:table-cell office:value-type="float" office:value="5434" table:style-name="ce5">
            <text:p>5434</text:p>
          </table:table-cell>
          <table:table-cell office:value-type="string" office:string-value="ЖКХ-Трест 1" table:formula="of:=VLOOKUP([.E365];[Управляющие_компании.A:.C];2;0)" table:style-name="ce1">
            <text:p>ЖКХ-Трест 1</text:p>
          </table:table-cell>
          <table:table-cell office:value-type="string" office:string-value="Гоголя" table:formula="of:=VLOOKUP([.D365];[Лицевые_счета.A:.G];2;0)" table:style-name="ce6">
            <text:p>Гоголя</text:p>
          </table:table-cell>
          <table:table-cell office:value-type="float" office:value="7" table:formula="of:=VLOOKUP([.D365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365" table:style-name="ce4">
            <text:p>365</text:p>
          </table:table-cell>
          <table:table-cell office:value-type="date" office:date-value="2021-03-21T00:00:00" table:style-name="ce14">
            <text:p>21.03.2021</text:p>
          </table:table-cell>
          <table:table-cell office:value-type="time" office:time-value="PT13H43M0S" table:style-name="ce16">
            <text:p>13:43</text:p>
          </table:table-cell>
          <table:table-cell office:value-type="string" table:style-name="ce4">
            <text:p>Л8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Оплата</text:p>
          </table:table-cell>
          <table:table-cell office:value-type="float" office:value="3815" table:style-name="ce5">
            <text:p>3815</text:p>
          </table:table-cell>
          <table:table-cell office:value-type="string" office:string-value="ЖКХ-Трест 1" table:formula="of:=VLOOKUP([.E366];[Управляющие_компании.A:.C];2;0)" table:style-name="ce1">
            <text:p>ЖКХ-Трест 1</text:p>
          </table:table-cell>
          <table:table-cell office:value-type="string" office:string-value="Гоголя" table:formula="of:=VLOOKUP([.D366];[Лицевые_счета.A:.G];2;0)" table:style-name="ce6">
            <text:p>Гоголя</text:p>
          </table:table-cell>
          <table:table-cell office:value-type="float" office:value="7" table:formula="of:=VLOOKUP([.D366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366" table:style-name="ce4">
            <text:p>366</text:p>
          </table:table-cell>
          <table:table-cell office:value-type="date" office:date-value="2021-03-21T00:00:00" table:style-name="ce14">
            <text:p>21.03.2021</text:p>
          </table:table-cell>
          <table:table-cell office:value-type="time" office:time-value="PT15H36M0S" table:style-name="ce16">
            <text:p>15:36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Оплата</text:p>
          </table:table-cell>
          <table:table-cell office:value-type="float" office:value="4266" table:style-name="ce5">
            <text:p>4266</text:p>
          </table:table-cell>
          <table:table-cell office:value-type="string" office:string-value="Восход" table:formula="of:=VLOOKUP([.E367];[Управляющие_компании.A:.C];2;0)" table:style-name="ce1">
            <text:p>Восход</text:p>
          </table:table-cell>
          <table:table-cell office:value-type="string" office:string-value="Пушкина" table:formula="of:=VLOOKUP([.D367];[Лицевые_счета.A:.G];2;0)" table:style-name="ce6">
            <text:p>Пушкина</text:p>
          </table:table-cell>
          <table:table-cell office:value-type="float" office:value="2" table:formula="of:=VLOOKUP([.D367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367" table:style-name="ce4">
            <text:p>367</text:p>
          </table:table-cell>
          <table:table-cell office:value-type="date" office:date-value="2021-03-22T00:00:00" table:style-name="ce14">
            <text:p>22.03.2021</text:p>
          </table:table-cell>
          <table:table-cell office:value-type="time" office:time-value="PT14H59M0S" table:style-name="ce16">
            <text:p>14:59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Оплата</text:p>
          </table:table-cell>
          <table:table-cell office:value-type="float" office:value="3687" table:style-name="ce5">
            <text:p>3687</text:p>
          </table:table-cell>
          <table:table-cell office:value-type="string" office:string-value="ЖКХ-Трест 1" table:formula="of:=VLOOKUP([.E368];[Управляющие_компании.A:.C];2;0)" table:style-name="ce1">
            <text:p>ЖКХ-Трест 1</text:p>
          </table:table-cell>
          <table:table-cell office:value-type="string" office:string-value="Гоголя" table:formula="of:=VLOOKUP([.D368];[Лицевые_счета.A:.G];2;0)" table:style-name="ce6">
            <text:p>Гоголя</text:p>
          </table:table-cell>
          <table:table-cell office:value-type="float" office:value="7" table:formula="of:=VLOOKUP([.D368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368" table:style-name="ce4">
            <text:p>368</text:p>
          </table:table-cell>
          <table:table-cell office:value-type="date" office:date-value="2021-03-23T00:00:00" table:style-name="ce14">
            <text:p>23.03.2021</text:p>
          </table:table-cell>
          <table:table-cell office:value-type="time" office:time-value="PT11H38M0S" table:style-name="ce16">
            <text:p>11:38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5624" table:style-name="ce5">
            <text:p>5624</text:p>
          </table:table-cell>
          <table:table-cell office:value-type="string" office:string-value="Эксплуатация" table:formula="of:=VLOOKUP([.E369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69];[Лицевые_счета.A:.G];2;0)" table:style-name="ce6">
            <text:p>Железнодорожная</text:p>
          </table:table-cell>
          <table:table-cell office:value-type="float" office:value="5" table:formula="of:=VLOOKUP([.D36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69" table:style-name="ce4">
            <text:p>369</text:p>
          </table:table-cell>
          <table:table-cell office:value-type="date" office:date-value="2021-03-23T00:00:00" table:style-name="ce14">
            <text:p>23.03.2021</text:p>
          </table:table-cell>
          <table:table-cell office:value-type="time" office:time-value="PT19H27M0S" table:style-name="ce16">
            <text:p>19:27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2999" table:style-name="ce5">
            <text:p>2999</text:p>
          </table:table-cell>
          <table:table-cell office:value-type="string" office:string-value="Эксплуатация" table:formula="of:=VLOOKUP([.E370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70];[Лицевые_счета.A:.G];2;0)" table:style-name="ce6">
            <text:p>Железнодорожная</text:p>
          </table:table-cell>
          <table:table-cell office:value-type="float" office:value="5" table:formula="of:=VLOOKUP([.D37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70" table:style-name="ce4">
            <text:p>370</text:p>
          </table:table-cell>
          <table:table-cell office:value-type="date" office:date-value="2021-03-24T00:00:00" table:style-name="ce14">
            <text:p>24.03.2021</text:p>
          </table:table-cell>
          <table:table-cell office:value-type="time" office:time-value="PT10H46M0S" table:style-name="ce16">
            <text:p>10:46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Оплата</text:p>
          </table:table-cell>
          <table:table-cell office:value-type="float" office:value="4499" table:style-name="ce5">
            <text:p>4499</text:p>
          </table:table-cell>
          <table:table-cell office:value-type="string" office:string-value="Восток" table:formula="of:=VLOOKUP([.E371];[Управляющие_компании.A:.C];2;0)" table:style-name="ce1">
            <text:p>Восток</text:p>
          </table:table-cell>
          <table:table-cell office:value-type="string" office:string-value="Волкова" table:formula="of:=VLOOKUP([.D371];[Лицевые_счета.A:.G];2;0)" table:style-name="ce6">
            <text:p>Волкова</text:p>
          </table:table-cell>
          <table:table-cell office:value-type="float" office:value="14" table:formula="of:=VLOOKUP([.D371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371" table:style-name="ce4">
            <text:p>371</text:p>
          </table:table-cell>
          <table:table-cell office:value-type="date" office:date-value="2021-03-24T00:00:00" table:style-name="ce14">
            <text:p>24.03.2021</text:p>
          </table:table-cell>
          <table:table-cell office:value-type="time" office:time-value="PT17H3M0S" table:style-name="ce16">
            <text:p>17:03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Оплата</text:p>
          </table:table-cell>
          <table:table-cell office:value-type="float" office:value="2908" table:style-name="ce5">
            <text:p>2908</text:p>
          </table:table-cell>
          <table:table-cell office:value-type="string" office:string-value="Восток" table:formula="of:=VLOOKUP([.E372];[Управляющие_компании.A:.C];2;0)" table:style-name="ce1">
            <text:p>Восток</text:p>
          </table:table-cell>
          <table:table-cell office:value-type="string" office:string-value="Волкова" table:formula="of:=VLOOKUP([.D372];[Лицевые_счета.A:.G];2;0)" table:style-name="ce6">
            <text:p>Волкова</text:p>
          </table:table-cell>
          <table:table-cell office:value-type="float" office:value="14" table:formula="of:=VLOOKUP([.D372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372" table:style-name="ce4">
            <text:p>372</text:p>
          </table:table-cell>
          <table:table-cell office:value-type="date" office:date-value="2021-03-24T00:00:00" table:style-name="ce14">
            <text:p>24.03.2021</text:p>
          </table:table-cell>
          <table:table-cell office:value-type="time" office:time-value="PT23H14M0S" table:style-name="ce16">
            <text:p>23:14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6139" table:style-name="ce5">
            <text:p>6139</text:p>
          </table:table-cell>
          <table:table-cell office:value-type="string" office:string-value="Город 1" table:formula="of:=VLOOKUP([.E373];[Управляющие_компании.A:.C];2;0)" table:style-name="ce1">
            <text:p>Город 1</text:p>
          </table:table-cell>
          <table:table-cell office:value-type="string" office:string-value="Гоголя" table:formula="of:=VLOOKUP([.D373];[Лицевые_счета.A:.G];2;0)" table:style-name="ce6">
            <text:p>Гоголя</text:p>
          </table:table-cell>
          <table:table-cell office:value-type="float" office:value="8" table:formula="of:=VLOOKUP([.D373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373" table:style-name="ce4">
            <text:p>373</text:p>
          </table:table-cell>
          <table:table-cell office:value-type="date" office:date-value="2021-03-25T00:00:00" table:style-name="ce14">
            <text:p>25.03.2021</text:p>
          </table:table-cell>
          <table:table-cell office:value-type="time" office:time-value="PT8H16M0S" table:style-name="ce16">
            <text:p>8:16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Оплата</text:p>
          </table:table-cell>
          <table:table-cell office:value-type="float" office:value="6205" table:style-name="ce5">
            <text:p>6205</text:p>
          </table:table-cell>
          <table:table-cell office:value-type="string" office:string-value="ЖКХ-Трест 1" table:formula="of:=VLOOKUP([.E374];[Управляющие_компании.A:.C];2;0)" table:style-name="ce1">
            <text:p>ЖКХ-Трест 1</text:p>
          </table:table-cell>
          <table:table-cell office:value-type="string" office:string-value="Гоголя" table:formula="of:=VLOOKUP([.D374];[Лицевые_счета.A:.G];2;0)" table:style-name="ce6">
            <text:p>Гоголя</text:p>
          </table:table-cell>
          <table:table-cell office:value-type="float" office:value="7" table:formula="of:=VLOOKUP([.D374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374" table:style-name="ce4">
            <text:p>374</text:p>
          </table:table-cell>
          <table:table-cell office:value-type="date" office:date-value="2021-03-25T00:00:00" table:style-name="ce14">
            <text:p>25.03.2021</text:p>
          </table:table-cell>
          <table:table-cell office:value-type="time" office:time-value="PT15H8M0S" table:style-name="ce16">
            <text:p>15:08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6053" table:style-name="ce5">
            <text:p>6053</text:p>
          </table:table-cell>
          <table:table-cell office:value-type="string" office:string-value="Город 1" table:formula="of:=VLOOKUP([.E375];[Управляющие_компании.A:.C];2;0)" table:style-name="ce1">
            <text:p>Город 1</text:p>
          </table:table-cell>
          <table:table-cell office:value-type="string" office:string-value="Гоголя" table:formula="of:=VLOOKUP([.D375];[Лицевые_счета.A:.G];2;0)" table:style-name="ce6">
            <text:p>Гоголя</text:p>
          </table:table-cell>
          <table:table-cell office:value-type="float" office:value="8" table:formula="of:=VLOOKUP([.D375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375" table:style-name="ce4">
            <text:p>375</text:p>
          </table:table-cell>
          <table:table-cell office:value-type="date" office:date-value="2021-03-25T00:00:00" table:style-name="ce14">
            <text:p>25.03.2021</text:p>
          </table:table-cell>
          <table:table-cell office:value-type="time" office:time-value="PT17H31M0S" table:style-name="ce16">
            <text:p>17:31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Оплата</text:p>
          </table:table-cell>
          <table:table-cell office:value-type="float" office:value="3635" table:style-name="ce5">
            <text:p>3635</text:p>
          </table:table-cell>
          <table:table-cell office:value-type="string" office:string-value="Восход" table:formula="of:=VLOOKUP([.E376];[Управляющие_компании.A:.C];2;0)" table:style-name="ce1">
            <text:p>Восход</text:p>
          </table:table-cell>
          <table:table-cell office:value-type="string" office:string-value="Пушкина" table:formula="of:=VLOOKUP([.D376];[Лицевые_счета.A:.G];2;0)" table:style-name="ce6">
            <text:p>Пушкина</text:p>
          </table:table-cell>
          <table:table-cell office:value-type="float" office:value="2" table:formula="of:=VLOOKUP([.D376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376" table:style-name="ce4">
            <text:p>376</text:p>
          </table:table-cell>
          <table:table-cell office:value-type="date" office:date-value="2021-03-25T00:00:00" table:style-name="ce14">
            <text:p>25.03.2021</text:p>
          </table:table-cell>
          <table:table-cell office:value-type="time" office:time-value="PT18H14M0S" table:style-name="ce16">
            <text:p>18:14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4904" table:style-name="ce5">
            <text:p>4904</text:p>
          </table:table-cell>
          <table:table-cell office:value-type="string" office:string-value="Эксплуатация" table:formula="of:=VLOOKUP([.E377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77];[Лицевые_счета.A:.G];2;0)" table:style-name="ce6">
            <text:p>Железнодорожная</text:p>
          </table:table-cell>
          <table:table-cell office:value-type="float" office:value="5" table:formula="of:=VLOOKUP([.D37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77" table:style-name="ce4">
            <text:p>377</text:p>
          </table:table-cell>
          <table:table-cell office:value-type="date" office:date-value="2021-03-25T00:00:00" table:style-name="ce14">
            <text:p>25.03.2021</text:p>
          </table:table-cell>
          <table:table-cell office:value-type="time" office:time-value="PT22H32M0S" table:style-name="ce16">
            <text:p>22:32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2866" table:style-name="ce5">
            <text:p>2866</text:p>
          </table:table-cell>
          <table:table-cell office:value-type="string" office:string-value="Эксплуатация" table:formula="of:=VLOOKUP([.E378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78];[Лицевые_счета.A:.G];2;0)" table:style-name="ce6">
            <text:p>Железнодорожная</text:p>
          </table:table-cell>
          <table:table-cell office:value-type="float" office:value="5" table:formula="of:=VLOOKUP([.D37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78" table:style-name="ce4">
            <text:p>378</text:p>
          </table:table-cell>
          <table:table-cell office:value-type="date" office:date-value="2021-03-26T00:00:00" table:style-name="ce14">
            <text:p>26.03.2021</text:p>
          </table:table-cell>
          <table:table-cell office:value-type="time" office:time-value="PT9H48M0S" table:style-name="ce16">
            <text:p>9:48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3740" table:style-name="ce5">
            <text:p>3740</text:p>
          </table:table-cell>
          <table:table-cell office:value-type="string" office:string-value="Город 1" table:formula="of:=VLOOKUP([.E379];[Управляющие_компании.A:.C];2;0)" table:style-name="ce1">
            <text:p>Город 1</text:p>
          </table:table-cell>
          <table:table-cell office:value-type="string" office:string-value="Гоголя" table:formula="of:=VLOOKUP([.D379];[Лицевые_счета.A:.G];2;0)" table:style-name="ce6">
            <text:p>Гоголя</text:p>
          </table:table-cell>
          <table:table-cell office:value-type="float" office:value="8" table:formula="of:=VLOOKUP([.D379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379" table:style-name="ce4">
            <text:p>379</text:p>
          </table:table-cell>
          <table:table-cell office:value-type="date" office:date-value="2021-03-26T00:00:00" table:style-name="ce14">
            <text:p>26.03.2021</text:p>
          </table:table-cell>
          <table:table-cell office:value-type="time" office:time-value="PT21H27M0S" table:style-name="ce16">
            <text:p>21:27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Оплата</text:p>
          </table:table-cell>
          <table:table-cell office:value-type="float" office:value="5741" table:style-name="ce5">
            <text:p>5741</text:p>
          </table:table-cell>
          <table:table-cell office:value-type="string" office:string-value="ЖКХ-Трест 1" table:formula="of:=VLOOKUP([.E380];[Управляющие_компании.A:.C];2;0)" table:style-name="ce1">
            <text:p>ЖКХ-Трест 1</text:p>
          </table:table-cell>
          <table:table-cell office:value-type="string" office:string-value="Гоголя" table:formula="of:=VLOOKUP([.D380];[Лицевые_счета.A:.G];2;0)" table:style-name="ce6">
            <text:p>Гоголя</text:p>
          </table:table-cell>
          <table:table-cell office:value-type="float" office:value="7" table:formula="of:=VLOOKUP([.D380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380" table:style-name="ce4">
            <text:p>380</text:p>
          </table:table-cell>
          <table:table-cell office:value-type="date" office:date-value="2021-03-27T00:00:00" table:style-name="ce14">
            <text:p>27.03.2021</text:p>
          </table:table-cell>
          <table:table-cell office:value-type="time" office:time-value="PT8H0M0S" table:style-name="ce16">
            <text:p>8:00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3484" table:style-name="ce5">
            <text:p>3484</text:p>
          </table:table-cell>
          <table:table-cell office:value-type="string" office:string-value="Эксплуатация" table:formula="of:=VLOOKUP([.E381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81];[Лицевые_счета.A:.G];2;0)" table:style-name="ce6">
            <text:p>Железнодорожная</text:p>
          </table:table-cell>
          <table:table-cell office:value-type="float" office:value="5" table:formula="of:=VLOOKUP([.D38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81" table:style-name="ce4">
            <text:p>381</text:p>
          </table:table-cell>
          <table:table-cell office:value-type="date" office:date-value="2021-03-27T00:00:00" table:style-name="ce14">
            <text:p>27.03.2021</text:p>
          </table:table-cell>
          <table:table-cell office:value-type="time" office:time-value="PT16H0M0S" table:style-name="ce16">
            <text:p>16:00</text:p>
          </table:table-cell>
          <table:table-cell office:value-type="string" table:style-name="ce4">
            <text:p>Л44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5639" table:style-name="ce5">
            <text:p>5639</text:p>
          </table:table-cell>
          <table:table-cell office:value-type="string" office:string-value="Эксплуатация" table:formula="of:=VLOOKUP([.E382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82];[Лицевые_счета.A:.G];2;0)" table:style-name="ce6">
            <text:p>Железнодорожная</text:p>
          </table:table-cell>
          <table:table-cell office:value-type="float" office:value="5" table:formula="of:=VLOOKUP([.D38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82" table:style-name="ce4">
            <text:p>382</text:p>
          </table:table-cell>
          <table:table-cell office:value-type="date" office:date-value="2021-03-27T00:00:00" table:style-name="ce14">
            <text:p>27.03.2021</text:p>
          </table:table-cell>
          <table:table-cell office:value-type="time" office:time-value="PT17H59M0S" table:style-name="ce16">
            <text:p>17:59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5623" table:style-name="ce5">
            <text:p>5623</text:p>
          </table:table-cell>
          <table:table-cell office:value-type="string" office:string-value="Эксплуатация" table:formula="of:=VLOOKUP([.E383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83];[Лицевые_счета.A:.G];2;0)" table:style-name="ce6">
            <text:p>Железнодорожная</text:p>
          </table:table-cell>
          <table:table-cell office:value-type="float" office:value="5" table:formula="of:=VLOOKUP([.D38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83" table:style-name="ce4">
            <text:p>383</text:p>
          </table:table-cell>
          <table:table-cell office:value-type="date" office:date-value="2021-03-27T00:00:00" table:style-name="ce14">
            <text:p>27.03.2021</text:p>
          </table:table-cell>
          <table:table-cell office:value-type="time" office:time-value="PT22H27M0S" table:style-name="ce16">
            <text:p>22:27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Оплата</text:p>
          </table:table-cell>
          <table:table-cell office:value-type="float" office:value="6232" table:style-name="ce5">
            <text:p>6232</text:p>
          </table:table-cell>
          <table:table-cell office:value-type="string" office:string-value="Восход" table:formula="of:=VLOOKUP([.E384];[Управляющие_компании.A:.C];2;0)" table:style-name="ce1">
            <text:p>Восход</text:p>
          </table:table-cell>
          <table:table-cell office:value-type="string" office:string-value="Пушкина" table:formula="of:=VLOOKUP([.D384];[Лицевые_счета.A:.G];2;0)" table:style-name="ce6">
            <text:p>Пушкина</text:p>
          </table:table-cell>
          <table:table-cell office:value-type="float" office:value="2" table:formula="of:=VLOOKUP([.D384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384" table:style-name="ce4">
            <text:p>384</text:p>
          </table:table-cell>
          <table:table-cell office:value-type="date" office:date-value="2021-03-28T00:00:00" table:style-name="ce14">
            <text:p>28.03.2021</text:p>
          </table:table-cell>
          <table:table-cell office:value-type="time" office:time-value="PT14H30M0S" table:style-name="ce16">
            <text:p>14:30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5306" table:style-name="ce5">
            <text:p>5306</text:p>
          </table:table-cell>
          <table:table-cell office:value-type="string" office:string-value="Эксплуатация" table:formula="of:=VLOOKUP([.E385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385];[Лицевые_счета.A:.G];2;0)" table:style-name="ce6">
            <text:p>Железнодорожная</text:p>
          </table:table-cell>
          <table:table-cell office:value-type="float" office:value="5" table:formula="of:=VLOOKUP([.D38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385" table:style-name="ce4">
            <text:p>385</text:p>
          </table:table-cell>
          <table:table-cell office:value-type="date" office:date-value="2021-03-28T00:00:00" table:style-name="ce14">
            <text:p>28.03.2021</text:p>
          </table:table-cell>
          <table:table-cell office:value-type="time" office:time-value="PT16H27M0S" table:style-name="ce16">
            <text:p>16:27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4878" table:style-name="ce5">
            <text:p>4878</text:p>
          </table:table-cell>
          <table:table-cell office:value-type="string" office:string-value="Стрела" table:formula="of:=VLOOKUP([.E386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386];[Лицевые_счета.A:.G];2;0)" table:style-name="ce6">
            <text:p>Железнодорожная</text:p>
          </table:table-cell>
          <table:table-cell office:value-type="float" office:value="4" table:formula="of:=VLOOKUP([.D386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386" table:style-name="ce4">
            <text:p>386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Начисление</text:p>
          </table:table-cell>
          <table:table-cell office:value-type="float" office:value="3516" table:style-name="ce5">
            <text:p>3516</text:p>
          </table:table-cell>
          <table:table-cell office:value-type="string" office:string-value="Восток" table:formula="of:=VLOOKUP([.E387];[Управляющие_компании.A:.C];2;0)" table:style-name="ce1">
            <text:p>Восток</text:p>
          </table:table-cell>
          <table:table-cell office:value-type="string" office:string-value="Волкова" table:formula="of:=VLOOKUP([.D387];[Лицевые_счета.A:.G];2;0)" table:style-name="ce6">
            <text:p>Волкова</text:p>
          </table:table-cell>
          <table:table-cell office:value-type="float" office:value="14" table:formula="of:=VLOOKUP([.D387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387" table:style-name="ce4">
            <text:p>387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0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Начисление</text:p>
          </table:table-cell>
          <table:table-cell office:value-type="float" office:value="4808" table:style-name="ce5">
            <text:p>4808</text:p>
          </table:table-cell>
          <table:table-cell office:value-type="string" office:string-value="ЖКХ-Трест 1" table:formula="of:=VLOOKUP([.E388];[Управляющие_компании.A:.C];2;0)" table:style-name="ce1">
            <text:p>ЖКХ-Трест 1</text:p>
          </table:table-cell>
          <table:table-cell office:value-type="string" office:string-value="Гоголя" table:formula="of:=VLOOKUP([.D388];[Лицевые_счета.A:.G];2;0)" table:style-name="ce6">
            <text:p>Гоголя</text:p>
          </table:table-cell>
          <table:table-cell office:value-type="float" office:value="7" table:formula="of:=VLOOKUP([.D388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388" table:style-name="ce4">
            <text:p>388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Начисление</text:p>
          </table:table-cell>
          <table:table-cell office:value-type="float" office:value="3674" table:style-name="ce5">
            <text:p>3674</text:p>
          </table:table-cell>
          <table:table-cell office:value-type="string" office:string-value="ЖКХ-Трест 1" table:formula="of:=VLOOKUP([.E389];[Управляющие_компании.A:.C];2;0)" table:style-name="ce1">
            <text:p>ЖКХ-Трест 1</text:p>
          </table:table-cell>
          <table:table-cell office:value-type="string" office:string-value="Гоголя" table:formula="of:=VLOOKUP([.D389];[Лицевые_счета.A:.G];2;0)" table:style-name="ce6">
            <text:p>Гоголя</text:p>
          </table:table-cell>
          <table:table-cell office:value-type="float" office:value="7" table:formula="of:=VLOOKUP([.D389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389" table:style-name="ce4">
            <text:p>389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Начисление</text:p>
          </table:table-cell>
          <table:table-cell office:value-type="float" office:value="5237" table:style-name="ce5">
            <text:p>5237</text:p>
          </table:table-cell>
          <table:table-cell office:value-type="string" office:string-value="ЖКХ-Трест 1" table:formula="of:=VLOOKUP([.E390];[Управляющие_компании.A:.C];2;0)" table:style-name="ce1">
            <text:p>ЖКХ-Трест 1</text:p>
          </table:table-cell>
          <table:table-cell office:value-type="string" office:string-value="Гоголя" table:formula="of:=VLOOKUP([.D390];[Лицевые_счета.A:.G];2;0)" table:style-name="ce6">
            <text:p>Гоголя</text:p>
          </table:table-cell>
          <table:table-cell office:value-type="float" office:value="7" table:formula="of:=VLOOKUP([.D390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390" table:style-name="ce4">
            <text:p>390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3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Начисление</text:p>
          </table:table-cell>
          <table:table-cell office:value-type="float" office:value="3482" table:style-name="ce5">
            <text:p>3482</text:p>
          </table:table-cell>
          <table:table-cell office:value-type="string" office:string-value="ЖКХ-Трест 1" table:formula="of:=VLOOKUP([.E391];[Управляющие_компании.A:.C];2;0)" table:style-name="ce1">
            <text:p>ЖКХ-Трест 1</text:p>
          </table:table-cell>
          <table:table-cell office:value-type="string" office:string-value="Гоголя" table:formula="of:=VLOOKUP([.D391];[Лицевые_счета.A:.G];2;0)" table:style-name="ce6">
            <text:p>Гоголя</text:p>
          </table:table-cell>
          <table:table-cell office:value-type="float" office:value="7" table:formula="of:=VLOOKUP([.D391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391" table:style-name="ce4">
            <text:p>391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Начисление</text:p>
          </table:table-cell>
          <table:table-cell office:value-type="float" office:value="4137" table:style-name="ce5">
            <text:p>4137</text:p>
          </table:table-cell>
          <table:table-cell office:value-type="string" office:string-value="ЖКХ-Трест 1" table:formula="of:=VLOOKUP([.E392];[Управляющие_компании.A:.C];2;0)" table:style-name="ce1">
            <text:p>ЖКХ-Трест 1</text:p>
          </table:table-cell>
          <table:table-cell office:value-type="string" office:string-value="Гоголя" table:formula="of:=VLOOKUP([.D392];[Лицевые_счета.A:.G];2;0)" table:style-name="ce6">
            <text:p>Гоголя</text:p>
          </table:table-cell>
          <table:table-cell office:value-type="float" office:value="7" table:formula="of:=VLOOKUP([.D392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392" table:style-name="ce4">
            <text:p>392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4052" table:style-name="ce5">
            <text:p>4052</text:p>
          </table:table-cell>
          <table:table-cell office:value-type="string" office:string-value="Город 1" table:formula="of:=VLOOKUP([.E393];[Управляющие_компании.A:.C];2;0)" table:style-name="ce1">
            <text:p>Город 1</text:p>
          </table:table-cell>
          <table:table-cell office:value-type="string" office:string-value="Гоголя" table:formula="of:=VLOOKUP([.D393];[Лицевые_счета.A:.G];2;0)" table:style-name="ce6">
            <text:p>Гоголя</text:p>
          </table:table-cell>
          <table:table-cell office:value-type="float" office:value="8" table:formula="of:=VLOOKUP([.D393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393" table:style-name="ce4">
            <text:p>393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3722" table:style-name="ce5">
            <text:p>3722</text:p>
          </table:table-cell>
          <table:table-cell office:value-type="string" office:string-value="Город 1" table:formula="of:=VLOOKUP([.E394];[Управляющие_компании.A:.C];2;0)" table:style-name="ce1">
            <text:p>Город 1</text:p>
          </table:table-cell>
          <table:table-cell office:value-type="string" office:string-value="Гоголя" table:formula="of:=VLOOKUP([.D394];[Лицевые_счета.A:.G];2;0)" table:style-name="ce6">
            <text:p>Гоголя</text:p>
          </table:table-cell>
          <table:table-cell office:value-type="float" office:value="8" table:formula="of:=VLOOKUP([.D394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394" table:style-name="ce4">
            <text:p>394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6207" table:style-name="ce5">
            <text:p>6207</text:p>
          </table:table-cell>
          <table:table-cell office:value-type="string" office:string-value="Город 1" table:formula="of:=VLOOKUP([.E395];[Управляющие_компании.A:.C];2;0)" table:style-name="ce1">
            <text:p>Город 1</text:p>
          </table:table-cell>
          <table:table-cell office:value-type="string" office:string-value="Гоголя" table:formula="of:=VLOOKUP([.D395];[Лицевые_счета.A:.G];2;0)" table:style-name="ce6">
            <text:p>Гоголя</text:p>
          </table:table-cell>
          <table:table-cell office:value-type="float" office:value="8" table:formula="of:=VLOOKUP([.D395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395" table:style-name="ce4">
            <text:p>395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6365" table:style-name="ce5">
            <text:p>6365</text:p>
          </table:table-cell>
          <table:table-cell office:value-type="string" office:string-value="Город 1" table:formula="of:=VLOOKUP([.E396];[Управляющие_компании.A:.C];2;0)" table:style-name="ce1">
            <text:p>Город 1</text:p>
          </table:table-cell>
          <table:table-cell office:value-type="string" office:string-value="Гоголя" table:formula="of:=VLOOKUP([.D396];[Лицевые_счета.A:.G];2;0)" table:style-name="ce6">
            <text:p>Гоголя</text:p>
          </table:table-cell>
          <table:table-cell office:value-type="float" office:value="8" table:formula="of:=VLOOKUP([.D396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396" table:style-name="ce4">
            <text:p>396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6640" table:style-name="ce5">
            <text:p>6640</text:p>
          </table:table-cell>
          <table:table-cell office:value-type="string" office:string-value="Город 1" table:formula="of:=VLOOKUP([.E397];[Управляющие_компании.A:.C];2;0)" table:style-name="ce1">
            <text:p>Город 1</text:p>
          </table:table-cell>
          <table:table-cell office:value-type="string" office:string-value="Гоголя" table:formula="of:=VLOOKUP([.D397];[Лицевые_счета.A:.G];2;0)" table:style-name="ce6">
            <text:p>Гоголя</text:p>
          </table:table-cell>
          <table:table-cell office:value-type="float" office:value="8" table:formula="of:=VLOOKUP([.D397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397" table:style-name="ce4">
            <text:p>397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Начисление</text:p>
          </table:table-cell>
          <table:table-cell office:value-type="float" office:value="3806" table:style-name="ce5">
            <text:p>3806</text:p>
          </table:table-cell>
          <table:table-cell office:value-type="string" office:string-value="Восток" table:formula="of:=VLOOKUP([.E398];[Управляющие_компании.A:.C];2;0)" table:style-name="ce1">
            <text:p>Восток</text:p>
          </table:table-cell>
          <table:table-cell office:value-type="string" office:string-value="Волкова" table:formula="of:=VLOOKUP([.D398];[Лицевые_счета.A:.G];2;0)" table:style-name="ce6">
            <text:p>Волкова</text:p>
          </table:table-cell>
          <table:table-cell office:value-type="float" office:value="14" table:formula="of:=VLOOKUP([.D398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398" table:style-name="ce4">
            <text:p>398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5093" table:style-name="ce5">
            <text:p>5093</text:p>
          </table:table-cell>
          <table:table-cell office:value-type="string" office:string-value="Город 1" table:formula="of:=VLOOKUP([.E399];[Управляющие_компании.A:.C];2;0)" table:style-name="ce1">
            <text:p>Город 1</text:p>
          </table:table-cell>
          <table:table-cell office:value-type="string" office:string-value="Гоголя" table:formula="of:=VLOOKUP([.D399];[Лицевые_счета.A:.G];2;0)" table:style-name="ce6">
            <text:p>Гоголя</text:p>
          </table:table-cell>
          <table:table-cell office:value-type="float" office:value="8" table:formula="of:=VLOOKUP([.D399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399" table:style-name="ce4">
            <text:p>399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4052" table:style-name="ce5">
            <text:p>4052</text:p>
          </table:table-cell>
          <table:table-cell office:value-type="string" office:string-value="Город 1" table:formula="of:=VLOOKUP([.E400];[Управляющие_компании.A:.C];2;0)" table:style-name="ce1">
            <text:p>Город 1</text:p>
          </table:table-cell>
          <table:table-cell office:value-type="string" office:string-value="Гоголя" table:formula="of:=VLOOKUP([.D400];[Лицевые_счета.A:.G];2;0)" table:style-name="ce6">
            <text:p>Гоголя</text:p>
          </table:table-cell>
          <table:table-cell office:value-type="float" office:value="8" table:formula="of:=VLOOKUP([.D400];[Лицевые_счета.A:.G];3;0)" table:style-name="ce1">
            <text:p>8</text:p>
          </table:table-cell>
          <table:table-cell table:number-columns-repeated="16374"/>
        </table:table-row>
        <table:table-row table:style-name="ro2">
          <table:table-cell office:value-type="float" office:value="400" table:style-name="ce4">
            <text:p>400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6424" table:style-name="ce5">
            <text:p>6424</text:p>
          </table:table-cell>
          <table:table-cell office:value-type="string" office:string-value="Стрела" table:formula="of:=VLOOKUP([.E401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401];[Лицевые_счета.A:.G];2;0)" table:style-name="ce6">
            <text:p>Железнодорожная</text:p>
          </table:table-cell>
          <table:table-cell office:value-type="float" office:value="4" table:formula="of:=VLOOKUP([.D401];[Лицевые_счета.A:.G];3;0)" table:style-name="ce1">
            <text:p>4</text:p>
          </table:table-cell>
          <table:table-cell table:number-columns-repeated="16374"/>
        </table:table-row>
        <table:table-row table:style-name="ro2">
          <table:table-cell office:value-type="float" office:value="401" table:style-name="ce4">
            <text:p>401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4555" table:style-name="ce5">
            <text:p>4555</text:p>
          </table:table-cell>
          <table:table-cell office:value-type="string" office:string-value="Стрела" table:formula="of:=VLOOKUP([.E402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402];[Лицевые_счета.A:.G];2;0)" table:style-name="ce6">
            <text:p>Железнодорожная</text:p>
          </table:table-cell>
          <table:table-cell office:value-type="float" office:value="4" table:formula="of:=VLOOKUP([.D402];[Лицевые_счета.A:.G];3;0)" table:style-name="ce1">
            <text:p>4</text:p>
          </table:table-cell>
          <table:table-cell table:number-columns-repeated="16374"/>
        </table:table-row>
        <table:table-row table:style-name="ro2">
          <table:table-cell office:value-type="float" office:value="402" table:style-name="ce4">
            <text:p>402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3953" table:style-name="ce5">
            <text:p>3953</text:p>
          </table:table-cell>
          <table:table-cell office:value-type="string" office:string-value="Стрела" table:formula="of:=VLOOKUP([.E403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403];[Лицевые_счета.A:.G];2;0)" table:style-name="ce6">
            <text:p>Железнодорожная</text:p>
          </table:table-cell>
          <table:table-cell office:value-type="float" office:value="4" table:formula="of:=VLOOKUP([.D403];[Лицевые_счета.A:.G];3;0)" table:style-name="ce1">
            <text:p>4</text:p>
          </table:table-cell>
          <table:table-cell table:number-columns-repeated="16374"/>
        </table:table-row>
        <table:table-row table:style-name="ro2">
          <table:table-cell office:value-type="float" office:value="403" table:style-name="ce4">
            <text:p>403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5975" table:style-name="ce5">
            <text:p>5975</text:p>
          </table:table-cell>
          <table:table-cell office:value-type="string" office:string-value="Стрела" table:formula="of:=VLOOKUP([.E404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404];[Лицевые_счета.A:.G];2;0)" table:style-name="ce6">
            <text:p>Железнодорожная</text:p>
          </table:table-cell>
          <table:table-cell office:value-type="float" office:value="4" table:formula="of:=VLOOKUP([.D404];[Лицевые_счета.A:.G];3;0)" table:style-name="ce1">
            <text:p>4</text:p>
          </table:table-cell>
          <table:table-cell table:number-columns-repeated="16374"/>
        </table:table-row>
        <table:table-row table:style-name="ro2">
          <table:table-cell office:value-type="float" office:value="404" table:style-name="ce4">
            <text:p>404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2862" table:style-name="ce5">
            <text:p>2862</text:p>
          </table:table-cell>
          <table:table-cell office:value-type="string" office:string-value="Стрела" table:formula="of:=VLOOKUP([.E405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405];[Лицевые_счета.A:.G];2;0)" table:style-name="ce6">
            <text:p>Железнодорожная</text:p>
          </table:table-cell>
          <table:table-cell office:value-type="float" office:value="4" table:formula="of:=VLOOKUP([.D405];[Лицевые_счета.A:.G];3;0)" table:style-name="ce1">
            <text:p>4</text:p>
          </table:table-cell>
          <table:table-cell table:number-columns-repeated="16374"/>
        </table:table-row>
        <table:table-row table:style-name="ro2">
          <table:table-cell office:value-type="float" office:value="405" table:style-name="ce4">
            <text:p>405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4656" table:style-name="ce5">
            <text:p>4656</text:p>
          </table:table-cell>
          <table:table-cell office:value-type="string" office:string-value="Стрела" table:formula="of:=VLOOKUP([.E406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406];[Лицевые_счета.A:.G];2;0)" table:style-name="ce6">
            <text:p>Железнодорожная</text:p>
          </table:table-cell>
          <table:table-cell office:value-type="float" office:value="4" table:formula="of:=VLOOKUP([.D406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406" table:style-name="ce4">
            <text:p>406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6127" table:style-name="ce5">
            <text:p>6127</text:p>
          </table:table-cell>
          <table:table-cell office:value-type="string" office:string-value="Эксплуатация" table:formula="of:=VLOOKUP([.E407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07];[Лицевые_счета.A:.G];2;0)" table:style-name="ce6">
            <text:p>Железнодорожная</text:p>
          </table:table-cell>
          <table:table-cell office:value-type="float" office:value="5" table:formula="of:=VLOOKUP([.D40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07" table:style-name="ce4">
            <text:p>407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5647" table:style-name="ce5">
            <text:p>5647</text:p>
          </table:table-cell>
          <table:table-cell office:value-type="string" office:string-value="Эксплуатация" table:formula="of:=VLOOKUP([.E408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08];[Лицевые_счета.A:.G];2;0)" table:style-name="ce6">
            <text:p>Железнодорожная</text:p>
          </table:table-cell>
          <table:table-cell office:value-type="float" office:value="5" table:formula="of:=VLOOKUP([.D40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08" table:style-name="ce4">
            <text:p>408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Начисление</text:p>
          </table:table-cell>
          <table:table-cell office:value-type="float" office:value="5817" table:style-name="ce5">
            <text:p>5817</text:p>
          </table:table-cell>
          <table:table-cell office:value-type="string" office:string-value="Восток" table:formula="of:=VLOOKUP([.E409];[Управляющие_компании.A:.C];2;0)" table:style-name="ce1">
            <text:p>Восток</text:p>
          </table:table-cell>
          <table:table-cell office:value-type="string" office:string-value="Волкова" table:formula="of:=VLOOKUP([.D409];[Лицевые_счета.A:.G];2;0)" table:style-name="ce6">
            <text:p>Волкова</text:p>
          </table:table-cell>
          <table:table-cell office:value-type="float" office:value="14" table:formula="of:=VLOOKUP([.D409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409" table:style-name="ce4">
            <text:p>409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3903" table:style-name="ce5">
            <text:p>3903</text:p>
          </table:table-cell>
          <table:table-cell office:value-type="string" office:string-value="Эксплуатация" table:formula="of:=VLOOKUP([.E410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10];[Лицевые_счета.A:.G];2;0)" table:style-name="ce6">
            <text:p>Железнодорожная</text:p>
          </table:table-cell>
          <table:table-cell office:value-type="float" office:value="5" table:formula="of:=VLOOKUP([.D41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10" table:style-name="ce4">
            <text:p>410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5357" table:style-name="ce5">
            <text:p>5357</text:p>
          </table:table-cell>
          <table:table-cell office:value-type="string" office:string-value="Эксплуатация" table:formula="of:=VLOOKUP([.E411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11];[Лицевые_счета.A:.G];2;0)" table:style-name="ce6">
            <text:p>Железнодорожная</text:p>
          </table:table-cell>
          <table:table-cell office:value-type="float" office:value="5" table:formula="of:=VLOOKUP([.D41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11" table:style-name="ce4">
            <text:p>411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3998" table:style-name="ce5">
            <text:p>3998</text:p>
          </table:table-cell>
          <table:table-cell office:value-type="string" office:string-value="Эксплуатация" table:formula="of:=VLOOKUP([.E412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12];[Лицевые_счета.A:.G];2;0)" table:style-name="ce6">
            <text:p>Железнодорожная</text:p>
          </table:table-cell>
          <table:table-cell office:value-type="float" office:value="5" table:formula="of:=VLOOKUP([.D41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12" table:style-name="ce4">
            <text:p>412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4027" table:style-name="ce5">
            <text:p>4027</text:p>
          </table:table-cell>
          <table:table-cell office:value-type="string" office:string-value="Эксплуатация" table:formula="of:=VLOOKUP([.E413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13];[Лицевые_счета.A:.G];2;0)" table:style-name="ce6">
            <text:p>Железнодорожная</text:p>
          </table:table-cell>
          <table:table-cell office:value-type="float" office:value="5" table:formula="of:=VLOOKUP([.D41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13" table:style-name="ce4">
            <text:p>413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6816" table:style-name="ce5">
            <text:p>6816</text:p>
          </table:table-cell>
          <table:table-cell office:value-type="string" office:string-value="Эксплуатация" table:formula="of:=VLOOKUP([.E414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14];[Лицевые_счета.A:.G];2;0)" table:style-name="ce6">
            <text:p>Железнодорожная</text:p>
          </table:table-cell>
          <table:table-cell office:value-type="float" office:value="5" table:formula="of:=VLOOKUP([.D41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14" table:style-name="ce4">
            <text:p>414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5390" table:style-name="ce5">
            <text:p>5390</text:p>
          </table:table-cell>
          <table:table-cell office:value-type="string" office:string-value="Эксплуатация" table:formula="of:=VLOOKUP([.E415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15];[Лицевые_счета.A:.G];2;0)" table:style-name="ce6">
            <text:p>Железнодорожная</text:p>
          </table:table-cell>
          <table:table-cell office:value-type="float" office:value="5" table:formula="of:=VLOOKUP([.D41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15" table:style-name="ce4">
            <text:p>415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3284" table:style-name="ce5">
            <text:p>3284</text:p>
          </table:table-cell>
          <table:table-cell office:value-type="string" office:string-value="Эксплуатация" table:formula="of:=VLOOKUP([.E416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16];[Лицевые_счета.A:.G];2;0)" table:style-name="ce6">
            <text:p>Железнодорожная</text:p>
          </table:table-cell>
          <table:table-cell office:value-type="float" office:value="5" table:formula="of:=VLOOKUP([.D416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16" table:style-name="ce4">
            <text:p>416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6536" table:style-name="ce5">
            <text:p>6536</text:p>
          </table:table-cell>
          <table:table-cell office:value-type="string" office:string-value="Эксплуатация" table:formula="of:=VLOOKUP([.E417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17];[Лицевые_счета.A:.G];2;0)" table:style-name="ce6">
            <text:p>Железнодорожная</text:p>
          </table:table-cell>
          <table:table-cell office:value-type="float" office:value="5" table:formula="of:=VLOOKUP([.D41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17" table:style-name="ce4">
            <text:p>417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3679" table:style-name="ce5">
            <text:p>3679</text:p>
          </table:table-cell>
          <table:table-cell office:value-type="string" office:string-value="Эксплуатация" table:formula="of:=VLOOKUP([.E418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18];[Лицевые_счета.A:.G];2;0)" table:style-name="ce6">
            <text:p>Железнодорожная</text:p>
          </table:table-cell>
          <table:table-cell office:value-type="float" office:value="5" table:formula="of:=VLOOKUP([.D41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18" table:style-name="ce4">
            <text:p>418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4931" table:style-name="ce5">
            <text:p>4931</text:p>
          </table:table-cell>
          <table:table-cell office:value-type="string" office:string-value="Эксплуатация" table:formula="of:=VLOOKUP([.E419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19];[Лицевые_счета.A:.G];2;0)" table:style-name="ce6">
            <text:p>Железнодорожная</text:p>
          </table:table-cell>
          <table:table-cell office:value-type="float" office:value="5" table:formula="of:=VLOOKUP([.D41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19" table:style-name="ce4">
            <text:p>419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Начисление</text:p>
          </table:table-cell>
          <table:table-cell office:value-type="float" office:value="6077" table:style-name="ce5">
            <text:p>6077</text:p>
          </table:table-cell>
          <table:table-cell office:value-type="string" office:string-value="Восток" table:formula="of:=VLOOKUP([.E420];[Управляющие_компании.A:.C];2;0)" table:style-name="ce1">
            <text:p>Восток</text:p>
          </table:table-cell>
          <table:table-cell office:value-type="string" office:string-value="Волкова" table:formula="of:=VLOOKUP([.D420];[Лицевые_счета.A:.G];2;0)" table:style-name="ce6">
            <text:p>Волкова</text:p>
          </table:table-cell>
          <table:table-cell office:value-type="float" office:value="14" table:formula="of:=VLOOKUP([.D420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420" table:style-name="ce4">
            <text:p>420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6938" table:style-name="ce5">
            <text:p>6938</text:p>
          </table:table-cell>
          <table:table-cell office:value-type="string" office:string-value="Эксплуатация" table:formula="of:=VLOOKUP([.E421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21];[Лицевые_счета.A:.G];2;0)" table:style-name="ce6">
            <text:p>Железнодорожная</text:p>
          </table:table-cell>
          <table:table-cell office:value-type="float" office:value="5" table:formula="of:=VLOOKUP([.D42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21" table:style-name="ce4">
            <text:p>421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6642" table:style-name="ce5">
            <text:p>6642</text:p>
          </table:table-cell>
          <table:table-cell office:value-type="string" office:string-value="Эксплуатация" table:formula="of:=VLOOKUP([.E422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22];[Лицевые_счета.A:.G];2;0)" table:style-name="ce6">
            <text:p>Железнодорожная</text:p>
          </table:table-cell>
          <table:table-cell office:value-type="float" office:value="5" table:formula="of:=VLOOKUP([.D42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22" table:style-name="ce4">
            <text:p>422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4942" table:style-name="ce5">
            <text:p>4942</text:p>
          </table:table-cell>
          <table:table-cell office:value-type="string" office:string-value="Эксплуатация" table:formula="of:=VLOOKUP([.E423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23];[Лицевые_счета.A:.G];2;0)" table:style-name="ce6">
            <text:p>Железнодорожная</text:p>
          </table:table-cell>
          <table:table-cell office:value-type="float" office:value="5" table:formula="of:=VLOOKUP([.D42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23" table:style-name="ce4">
            <text:p>423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4412" table:style-name="ce5">
            <text:p>4412</text:p>
          </table:table-cell>
          <table:table-cell office:value-type="string" office:string-value="Эксплуатация" table:formula="of:=VLOOKUP([.E424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24];[Лицевые_счета.A:.G];2;0)" table:style-name="ce6">
            <text:p>Железнодорожная</text:p>
          </table:table-cell>
          <table:table-cell office:value-type="float" office:value="5" table:formula="of:=VLOOKUP([.D42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24" table:style-name="ce4">
            <text:p>424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4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5381" table:style-name="ce5">
            <text:p>5381</text:p>
          </table:table-cell>
          <table:table-cell office:value-type="string" office:string-value="Эксплуатация" table:formula="of:=VLOOKUP([.E425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25];[Лицевые_счета.A:.G];2;0)" table:style-name="ce6">
            <text:p>Железнодорожная</text:p>
          </table:table-cell>
          <table:table-cell office:value-type="float" office:value="5" table:formula="of:=VLOOKUP([.D42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25" table:style-name="ce4">
            <text:p>425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4276" table:style-name="ce5">
            <text:p>4276</text:p>
          </table:table-cell>
          <table:table-cell office:value-type="string" office:string-value="Эксплуатация" table:formula="of:=VLOOKUP([.E426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26];[Лицевые_счета.A:.G];2;0)" table:style-name="ce6">
            <text:p>Железнодорожная</text:p>
          </table:table-cell>
          <table:table-cell office:value-type="float" office:value="5" table:formula="of:=VLOOKUP([.D426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26" table:style-name="ce4">
            <text:p>426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3426" table:style-name="ce5">
            <text:p>3426</text:p>
          </table:table-cell>
          <table:table-cell office:value-type="string" office:string-value="Эксплуатация" table:formula="of:=VLOOKUP([.E427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27];[Лицевые_счета.A:.G];2;0)" table:style-name="ce6">
            <text:p>Железнодорожная</text:p>
          </table:table-cell>
          <table:table-cell office:value-type="float" office:value="5" table:formula="of:=VLOOKUP([.D42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27" table:style-name="ce4">
            <text:p>427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6019" table:style-name="ce5">
            <text:p>6019</text:p>
          </table:table-cell>
          <table:table-cell office:value-type="string" office:string-value="Эксплуатация" table:formula="of:=VLOOKUP([.E428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28];[Лицевые_счета.A:.G];2;0)" table:style-name="ce6">
            <text:p>Железнодорожная</text:p>
          </table:table-cell>
          <table:table-cell office:value-type="float" office:value="5" table:formula="of:=VLOOKUP([.D42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28" table:style-name="ce4">
            <text:p>428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6315" table:style-name="ce5">
            <text:p>6315</text:p>
          </table:table-cell>
          <table:table-cell office:value-type="string" office:string-value="Эксплуатация" table:formula="of:=VLOOKUP([.E429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29];[Лицевые_счета.A:.G];2;0)" table:style-name="ce6">
            <text:p>Железнодорожная</text:p>
          </table:table-cell>
          <table:table-cell office:value-type="float" office:value="5" table:formula="of:=VLOOKUP([.D42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29" table:style-name="ce4">
            <text:p>429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4870" table:style-name="ce5">
            <text:p>4870</text:p>
          </table:table-cell>
          <table:table-cell office:value-type="string" office:string-value="Эксплуатация" table:formula="of:=VLOOKUP([.E430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30];[Лицевые_счета.A:.G];2;0)" table:style-name="ce6">
            <text:p>Железнодорожная</text:p>
          </table:table-cell>
          <table:table-cell office:value-type="float" office:value="5" table:formula="of:=VLOOKUP([.D43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30" table:style-name="ce4">
            <text:p>430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Начисление</text:p>
          </table:table-cell>
          <table:table-cell office:value-type="float" office:value="5357" table:style-name="ce5">
            <text:p>5357</text:p>
          </table:table-cell>
          <table:table-cell office:value-type="string" office:string-value="Восток" table:formula="of:=VLOOKUP([.E431];[Управляющие_компании.A:.C];2;0)" table:style-name="ce1">
            <text:p>Восток</text:p>
          </table:table-cell>
          <table:table-cell office:value-type="string" office:string-value="Волкова" table:formula="of:=VLOOKUP([.D431];[Лицевые_счета.A:.G];2;0)" table:style-name="ce6">
            <text:p>Волкова</text:p>
          </table:table-cell>
          <table:table-cell office:value-type="float" office:value="14" table:formula="of:=VLOOKUP([.D431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431" table:style-name="ce4">
            <text:p>431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6474" table:style-name="ce5">
            <text:p>6474</text:p>
          </table:table-cell>
          <table:table-cell office:value-type="string" office:string-value="Эксплуатация" table:formula="of:=VLOOKUP([.E432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32];[Лицевые_счета.A:.G];2;0)" table:style-name="ce6">
            <text:p>Железнодорожная</text:p>
          </table:table-cell>
          <table:table-cell office:value-type="float" office:value="5" table:formula="of:=VLOOKUP([.D43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32" table:style-name="ce4">
            <text:p>432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6321" table:style-name="ce5">
            <text:p>6321</text:p>
          </table:table-cell>
          <table:table-cell office:value-type="string" office:string-value="Эксплуатация" table:formula="of:=VLOOKUP([.E433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33];[Лицевые_счета.A:.G];2;0)" table:style-name="ce6">
            <text:p>Железнодорожная</text:p>
          </table:table-cell>
          <table:table-cell office:value-type="float" office:value="5" table:formula="of:=VLOOKUP([.D43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33" table:style-name="ce4">
            <text:p>433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3523" table:style-name="ce5">
            <text:p>3523</text:p>
          </table:table-cell>
          <table:table-cell office:value-type="string" office:string-value="Эксплуатация" table:formula="of:=VLOOKUP([.E434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34];[Лицевые_счета.A:.G];2;0)" table:style-name="ce6">
            <text:p>Железнодорожная</text:p>
          </table:table-cell>
          <table:table-cell office:value-type="float" office:value="5" table:formula="of:=VLOOKUP([.D43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34" table:style-name="ce4">
            <text:p>434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5046" table:style-name="ce5">
            <text:p>5046</text:p>
          </table:table-cell>
          <table:table-cell office:value-type="string" office:string-value="Эксплуатация" table:formula="of:=VLOOKUP([.E435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35];[Лицевые_счета.A:.G];2;0)" table:style-name="ce6">
            <text:p>Железнодорожная</text:p>
          </table:table-cell>
          <table:table-cell office:value-type="float" office:value="5" table:formula="of:=VLOOKUP([.D43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35" table:style-name="ce4">
            <text:p>435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5136" table:style-name="ce5">
            <text:p>5136</text:p>
          </table:table-cell>
          <table:table-cell office:value-type="string" office:string-value="Эксплуатация" table:formula="of:=VLOOKUP([.E436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36];[Лицевые_счета.A:.G];2;0)" table:style-name="ce6">
            <text:p>Железнодорожная</text:p>
          </table:table-cell>
          <table:table-cell office:value-type="float" office:value="5" table:formula="of:=VLOOKUP([.D436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36" table:style-name="ce4">
            <text:p>436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Начисление</text:p>
          </table:table-cell>
          <table:table-cell office:value-type="float" office:value="2833" table:style-name="ce5">
            <text:p>2833</text:p>
          </table:table-cell>
          <table:table-cell office:value-type="string" office:string-value="Эксплуатация" table:formula="of:=VLOOKUP([.E437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37];[Лицевые_счета.A:.G];2;0)" table:style-name="ce6">
            <text:p>Железнодорожная</text:p>
          </table:table-cell>
          <table:table-cell office:value-type="float" office:value="5" table:formula="of:=VLOOKUP([.D43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37" table:style-name="ce4">
            <text:p>437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Начисление</text:p>
          </table:table-cell>
          <table:table-cell office:value-type="float" office:value="5416" table:style-name="ce5">
            <text:p>5416</text:p>
          </table:table-cell>
          <table:table-cell office:value-type="string" office:string-value="Восход" table:formula="of:=VLOOKUP([.E438];[Управляющие_компании.A:.C];2;0)" table:style-name="ce1">
            <text:p>Восход</text:p>
          </table:table-cell>
          <table:table-cell office:value-type="string" office:string-value="Пушкина" table:formula="of:=VLOOKUP([.D438];[Лицевые_счета.A:.G];2;0)" table:style-name="ce6">
            <text:p>Пушкина</text:p>
          </table:table-cell>
          <table:table-cell office:value-type="float" office:value="2" table:formula="of:=VLOOKUP([.D438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438" table:style-name="ce4">
            <text:p>438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Начисление</text:p>
          </table:table-cell>
          <table:table-cell office:value-type="float" office:value="3827" table:style-name="ce5">
            <text:p>3827</text:p>
          </table:table-cell>
          <table:table-cell office:value-type="string" office:string-value="Восход" table:formula="of:=VLOOKUP([.E439];[Управляющие_компании.A:.C];2;0)" table:style-name="ce1">
            <text:p>Восход</text:p>
          </table:table-cell>
          <table:table-cell office:value-type="string" office:string-value="Пушкина" table:formula="of:=VLOOKUP([.D439];[Лицевые_счета.A:.G];2;0)" table:style-name="ce6">
            <text:p>Пушкина</text:p>
          </table:table-cell>
          <table:table-cell office:value-type="float" office:value="2" table:formula="of:=VLOOKUP([.D439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439" table:style-name="ce4">
            <text:p>439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Начисление</text:p>
          </table:table-cell>
          <table:table-cell office:value-type="float" office:value="3729" table:style-name="ce5">
            <text:p>3729</text:p>
          </table:table-cell>
          <table:table-cell office:value-type="string" office:string-value="Восход" table:formula="of:=VLOOKUP([.E440];[Управляющие_компании.A:.C];2;0)" table:style-name="ce1">
            <text:p>Восход</text:p>
          </table:table-cell>
          <table:table-cell office:value-type="string" office:string-value="Пушкина" table:formula="of:=VLOOKUP([.D440];[Лицевые_счета.A:.G];2;0)" table:style-name="ce6">
            <text:p>Пушкина</text:p>
          </table:table-cell>
          <table:table-cell office:value-type="float" office:value="2" table:formula="of:=VLOOKUP([.D440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440" table:style-name="ce4">
            <text:p>440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Начисление</text:p>
          </table:table-cell>
          <table:table-cell office:value-type="float" office:value="6795" table:style-name="ce5">
            <text:p>6795</text:p>
          </table:table-cell>
          <table:table-cell office:value-type="string" office:string-value="Восход" table:formula="of:=VLOOKUP([.E441];[Управляющие_компании.A:.C];2;0)" table:style-name="ce1">
            <text:p>Восход</text:p>
          </table:table-cell>
          <table:table-cell office:value-type="string" office:string-value="Пушкина" table:formula="of:=VLOOKUP([.D441];[Лицевые_счета.A:.G];2;0)" table:style-name="ce6">
            <text:p>Пушкина</text:p>
          </table:table-cell>
          <table:table-cell office:value-type="float" office:value="2" table:formula="of:=VLOOKUP([.D441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441" table:style-name="ce4">
            <text:p>441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Начисление</text:p>
          </table:table-cell>
          <table:table-cell office:value-type="float" office:value="4779" table:style-name="ce5">
            <text:p>4779</text:p>
          </table:table-cell>
          <table:table-cell office:value-type="string" office:string-value="Восток" table:formula="of:=VLOOKUP([.E442];[Управляющие_компании.A:.C];2;0)" table:style-name="ce1">
            <text:p>Восток</text:p>
          </table:table-cell>
          <table:table-cell office:value-type="string" office:string-value="Волкова" table:formula="of:=VLOOKUP([.D442];[Лицевые_счета.A:.G];2;0)" table:style-name="ce6">
            <text:p>Волкова</text:p>
          </table:table-cell>
          <table:table-cell office:value-type="float" office:value="14" table:formula="of:=VLOOKUP([.D442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442" table:style-name="ce4">
            <text:p>442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Начисление</text:p>
          </table:table-cell>
          <table:table-cell office:value-type="float" office:value="3215" table:style-name="ce5">
            <text:p>3215</text:p>
          </table:table-cell>
          <table:table-cell office:value-type="string" office:string-value="Восход" table:formula="of:=VLOOKUP([.E443];[Управляющие_компании.A:.C];2;0)" table:style-name="ce1">
            <text:p>Восход</text:p>
          </table:table-cell>
          <table:table-cell office:value-type="string" office:string-value="Пушкина" table:formula="of:=VLOOKUP([.D443];[Лицевые_счета.A:.G];2;0)" table:style-name="ce6">
            <text:p>Пушкина</text:p>
          </table:table-cell>
          <table:table-cell office:value-type="float" office:value="2" table:formula="of:=VLOOKUP([.D443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443" table:style-name="ce4">
            <text:p>443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Начисление</text:p>
          </table:table-cell>
          <table:table-cell office:value-type="float" office:value="4788" table:style-name="ce5">
            <text:p>4788</text:p>
          </table:table-cell>
          <table:table-cell office:value-type="string" office:string-value="Восход" table:formula="of:=VLOOKUP([.E444];[Управляющие_компании.A:.C];2;0)" table:style-name="ce1">
            <text:p>Восход</text:p>
          </table:table-cell>
          <table:table-cell office:value-type="string" office:string-value="Пушкина" table:formula="of:=VLOOKUP([.D444];[Лицевые_счета.A:.G];2;0)" table:style-name="ce6">
            <text:p>Пушкина</text:p>
          </table:table-cell>
          <table:table-cell office:value-type="float" office:value="2" table:formula="of:=VLOOKUP([.D444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444" table:style-name="ce4">
            <text:p>444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Начисление</text:p>
          </table:table-cell>
          <table:table-cell office:value-type="float" office:value="6873" table:style-name="ce5">
            <text:p>6873</text:p>
          </table:table-cell>
          <table:table-cell office:value-type="string" office:string-value="Восход" table:formula="of:=VLOOKUP([.E445];[Управляющие_компании.A:.C];2;0)" table:style-name="ce1">
            <text:p>Восход</text:p>
          </table:table-cell>
          <table:table-cell office:value-type="string" office:string-value="Пушкина" table:formula="of:=VLOOKUP([.D445];[Лицевые_счета.A:.G];2;0)" table:style-name="ce6">
            <text:p>Пушкина</text:p>
          </table:table-cell>
          <table:table-cell office:value-type="float" office:value="2" table:formula="of:=VLOOKUP([.D445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445" table:style-name="ce4">
            <text:p>445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Начисление</text:p>
          </table:table-cell>
          <table:table-cell office:value-type="float" office:value="4699" table:style-name="ce5">
            <text:p>4699</text:p>
          </table:table-cell>
          <table:table-cell office:value-type="string" office:string-value="Восход" table:formula="of:=VLOOKUP([.E446];[Управляющие_компании.A:.C];2;0)" table:style-name="ce1">
            <text:p>Восход</text:p>
          </table:table-cell>
          <table:table-cell office:value-type="string" office:string-value="Пушкина" table:formula="of:=VLOOKUP([.D446];[Лицевые_счета.A:.G];2;0)" table:style-name="ce6">
            <text:p>Пушкина</text:p>
          </table:table-cell>
          <table:table-cell office:value-type="float" office:value="2" table:formula="of:=VLOOKUP([.D446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446" table:style-name="ce4">
            <text:p>446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Начисление</text:p>
          </table:table-cell>
          <table:table-cell office:value-type="float" office:value="4506" table:style-name="ce5">
            <text:p>4506</text:p>
          </table:table-cell>
          <table:table-cell office:value-type="string" office:string-value="Восход" table:formula="of:=VLOOKUP([.E447];[Управляющие_компании.A:.C];2;0)" table:style-name="ce1">
            <text:p>Восход</text:p>
          </table:table-cell>
          <table:table-cell office:value-type="string" office:string-value="Пушкина" table:formula="of:=VLOOKUP([.D447];[Лицевые_счета.A:.G];2;0)" table:style-name="ce6">
            <text:p>Пушкина</text:p>
          </table:table-cell>
          <table:table-cell office:value-type="float" office:value="2" table:formula="of:=VLOOKUP([.D447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447" table:style-name="ce4">
            <text:p>447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Начисление</text:p>
          </table:table-cell>
          <table:table-cell office:value-type="float" office:value="3253" table:style-name="ce5">
            <text:p>3253</text:p>
          </table:table-cell>
          <table:table-cell office:value-type="string" office:string-value="Восход" table:formula="of:=VLOOKUP([.E448];[Управляющие_компании.A:.C];2;0)" table:style-name="ce1">
            <text:p>Восход</text:p>
          </table:table-cell>
          <table:table-cell office:value-type="string" office:string-value="Пушкина" table:formula="of:=VLOOKUP([.D448];[Лицевые_счета.A:.G];2;0)" table:style-name="ce6">
            <text:p>Пушкина</text:p>
          </table:table-cell>
          <table:table-cell office:value-type="float" office:value="2" table:formula="of:=VLOOKUP([.D448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448" table:style-name="ce4">
            <text:p>448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Начисление</text:p>
          </table:table-cell>
          <table:table-cell office:value-type="float" office:value="4799" table:style-name="ce5">
            <text:p>4799</text:p>
          </table:table-cell>
          <table:table-cell office:value-type="string" office:string-value="ЖКХ-Трест 1" table:formula="of:=VLOOKUP([.E449];[Управляющие_компании.A:.C];2;0)" table:style-name="ce1">
            <text:p>ЖКХ-Трест 1</text:p>
          </table:table-cell>
          <table:table-cell office:value-type="string" office:string-value="Гоголя" table:formula="of:=VLOOKUP([.D449];[Лицевые_счета.A:.G];2;0)" table:style-name="ce6">
            <text:p>Гоголя</text:p>
          </table:table-cell>
          <table:table-cell office:value-type="float" office:value="7" table:formula="of:=VLOOKUP([.D449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449" table:style-name="ce4">
            <text:p>449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8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Начисление</text:p>
          </table:table-cell>
          <table:table-cell office:value-type="float" office:value="3750" table:style-name="ce5">
            <text:p>3750</text:p>
          </table:table-cell>
          <table:table-cell office:value-type="string" office:string-value="ЖКХ-Трест 1" table:formula="of:=VLOOKUP([.E450];[Управляющие_компании.A:.C];2;0)" table:style-name="ce1">
            <text:p>ЖКХ-Трест 1</text:p>
          </table:table-cell>
          <table:table-cell office:value-type="string" office:string-value="Гоголя" table:formula="of:=VLOOKUP([.D450];[Лицевые_счета.A:.G];2;0)" table:style-name="ce6">
            <text:p>Гоголя</text:p>
          </table:table-cell>
          <table:table-cell office:value-type="float" office:value="7" table:formula="of:=VLOOKUP([.D450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450" table:style-name="ce4">
            <text:p>450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Начисление</text:p>
          </table:table-cell>
          <table:table-cell office:value-type="float" office:value="5280" table:style-name="ce5">
            <text:p>5280</text:p>
          </table:table-cell>
          <table:table-cell office:value-type="string" office:string-value="ЖКХ-Трест 1" table:formula="of:=VLOOKUP([.E451];[Управляющие_компании.A:.C];2;0)" table:style-name="ce1">
            <text:p>ЖКХ-Трест 1</text:p>
          </table:table-cell>
          <table:table-cell office:value-type="string" office:string-value="Гоголя" table:formula="of:=VLOOKUP([.D451];[Лицевые_счета.A:.G];2;0)" table:style-name="ce6">
            <text:p>Гоголя</text:p>
          </table:table-cell>
          <table:table-cell office:value-type="float" office:value="7" table:formula="of:=VLOOKUP([.D451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451" table:style-name="ce4">
            <text:p>451</text:p>
          </table:table-cell>
          <table:table-cell office:value-type="date" office:date-value="2021-04-01T00:00:00" table:style-name="ce14">
            <text:p>01.04.2021</text:p>
          </table:table-cell>
          <table:table-cell office:value-type="time" office:time-value="PT16H38M0S" table:style-name="ce16">
            <text:p>16:38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4052" table:style-name="ce5">
            <text:p>4052</text:p>
          </table:table-cell>
          <table:table-cell office:value-type="string" office:string-value="Город 1" table:formula="of:=VLOOKUP([.E452];[Управляющие_компании.A:.C];2;0)" table:style-name="ce1">
            <text:p>Город 1</text:p>
          </table:table-cell>
          <table:table-cell office:value-type="string" office:string-value="Гоголя" table:formula="of:=VLOOKUP([.D452];[Лицевые_счета.A:.G];2;0)" table:style-name="ce6">
            <text:p>Гоголя</text:p>
          </table:table-cell>
          <table:table-cell office:value-type="float" office:value="8" table:formula="of:=VLOOKUP([.D452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452" table:style-name="ce4">
            <text:p>452</text:p>
          </table:table-cell>
          <table:table-cell office:value-type="date" office:date-value="2021-04-02T00:00:00" table:style-name="ce14">
            <text:p>02.04.2021</text:p>
          </table:table-cell>
          <table:table-cell office:value-type="time" office:time-value="PT17H39M0S" table:style-name="ce16">
            <text:p>17:39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6474" table:style-name="ce5">
            <text:p>6474</text:p>
          </table:table-cell>
          <table:table-cell office:value-type="string" office:string-value="Эксплуатация" table:formula="of:=VLOOKUP([.E453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53];[Лицевые_счета.A:.G];2;0)" table:style-name="ce6">
            <text:p>Железнодорожная</text:p>
          </table:table-cell>
          <table:table-cell office:value-type="float" office:value="5" table:formula="of:=VLOOKUP([.D45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53" table:style-name="ce4">
            <text:p>453</text:p>
          </table:table-cell>
          <table:table-cell office:value-type="date" office:date-value="2021-04-02T00:00:00" table:style-name="ce14">
            <text:p>02.04.2021</text:p>
          </table:table-cell>
          <table:table-cell office:value-type="time" office:time-value="PT21H15M0S" table:style-name="ce16">
            <text:p>21:15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4276" table:style-name="ce5">
            <text:p>4276</text:p>
          </table:table-cell>
          <table:table-cell office:value-type="string" office:string-value="Эксплуатация" table:formula="of:=VLOOKUP([.E454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54];[Лицевые_счета.A:.G];2;0)" table:style-name="ce6">
            <text:p>Железнодорожная</text:p>
          </table:table-cell>
          <table:table-cell office:value-type="float" office:value="5" table:formula="of:=VLOOKUP([.D45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54" table:style-name="ce4">
            <text:p>454</text:p>
          </table:table-cell>
          <table:table-cell office:value-type="date" office:date-value="2021-04-02T00:00:00" table:style-name="ce14">
            <text:p>02.04.2021</text:p>
          </table:table-cell>
          <table:table-cell office:value-type="time" office:time-value="PT23H13M0S" table:style-name="ce16">
            <text:p>23:13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2862" table:style-name="ce5">
            <text:p>2862</text:p>
          </table:table-cell>
          <table:table-cell office:value-type="string" office:string-value="Стрела" table:formula="of:=VLOOKUP([.E455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455];[Лицевые_счета.A:.G];2;0)" table:style-name="ce6">
            <text:p>Железнодорожная</text:p>
          </table:table-cell>
          <table:table-cell office:value-type="float" office:value="4" table:formula="of:=VLOOKUP([.D455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455" table:style-name="ce4">
            <text:p>455</text:p>
          </table:table-cell>
          <table:table-cell office:value-type="date" office:date-value="2021-04-03T00:00:00" table:style-name="ce14">
            <text:p>03.04.2021</text:p>
          </table:table-cell>
          <table:table-cell office:value-type="time" office:time-value="PT15H36M0S" table:style-name="ce16">
            <text:p>15:36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Оплата</text:p>
          </table:table-cell>
          <table:table-cell office:value-type="float" office:value="3253" table:style-name="ce5">
            <text:p>3253</text:p>
          </table:table-cell>
          <table:table-cell office:value-type="string" office:string-value="Восход" table:formula="of:=VLOOKUP([.E456];[Управляющие_компании.A:.C];2;0)" table:style-name="ce1">
            <text:p>Восход</text:p>
          </table:table-cell>
          <table:table-cell office:value-type="string" office:string-value="Пушкина" table:formula="of:=VLOOKUP([.D456];[Лицевые_счета.A:.G];2;0)" table:style-name="ce6">
            <text:p>Пушкина</text:p>
          </table:table-cell>
          <table:table-cell office:value-type="float" office:value="2" table:formula="of:=VLOOKUP([.D456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456" table:style-name="ce4">
            <text:p>456</text:p>
          </table:table-cell>
          <table:table-cell office:value-type="date" office:date-value="2021-04-03T00:00:00" table:style-name="ce14">
            <text:p>03.04.2021</text:p>
          </table:table-cell>
          <table:table-cell office:value-type="time" office:time-value="PT22H8M0S" table:style-name="ce16">
            <text:p>22:08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4931" table:style-name="ce5">
            <text:p>4931</text:p>
          </table:table-cell>
          <table:table-cell office:value-type="string" office:string-value="Эксплуатация" table:formula="of:=VLOOKUP([.E457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57];[Лицевые_счета.A:.G];2;0)" table:style-name="ce6">
            <text:p>Железнодорожная</text:p>
          </table:table-cell>
          <table:table-cell office:value-type="float" office:value="5" table:formula="of:=VLOOKUP([.D45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57" table:style-name="ce4">
            <text:p>457</text:p>
          </table:table-cell>
          <table:table-cell office:value-type="date" office:date-value="2021-04-04T00:00:00" table:style-name="ce14">
            <text:p>04.04.2021</text:p>
          </table:table-cell>
          <table:table-cell office:value-type="time" office:time-value="PT12H17M0S" table:style-name="ce16">
            <text:p>12:17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3426" table:style-name="ce5">
            <text:p>3426</text:p>
          </table:table-cell>
          <table:table-cell office:value-type="string" office:string-value="Эксплуатация" table:formula="of:=VLOOKUP([.E458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58];[Лицевые_счета.A:.G];2;0)" table:style-name="ce6">
            <text:p>Железнодорожная</text:p>
          </table:table-cell>
          <table:table-cell office:value-type="float" office:value="5" table:formula="of:=VLOOKUP([.D45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58" table:style-name="ce4">
            <text:p>458</text:p>
          </table:table-cell>
          <table:table-cell office:value-type="date" office:date-value="2021-04-05T00:00:00" table:style-name="ce14">
            <text:p>05.04.2021</text:p>
          </table:table-cell>
          <table:table-cell office:value-type="time" office:time-value="PT9H16M0S" table:style-name="ce16">
            <text:p>9:16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4052" table:style-name="ce5">
            <text:p>4052</text:p>
          </table:table-cell>
          <table:table-cell office:value-type="string" office:string-value="Город 1" table:formula="of:=VLOOKUP([.E459];[Управляющие_компании.A:.C];2;0)" table:style-name="ce1">
            <text:p>Город 1</text:p>
          </table:table-cell>
          <table:table-cell office:value-type="string" office:string-value="Гоголя" table:formula="of:=VLOOKUP([.D459];[Лицевые_счета.A:.G];2;0)" table:style-name="ce6">
            <text:p>Гоголя</text:p>
          </table:table-cell>
          <table:table-cell office:value-type="float" office:value="8" table:formula="of:=VLOOKUP([.D459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459" table:style-name="ce4">
            <text:p>459</text:p>
          </table:table-cell>
          <table:table-cell office:value-type="date" office:date-value="2021-04-05T00:00:00" table:style-name="ce14">
            <text:p>05.04.2021</text:p>
          </table:table-cell>
          <table:table-cell office:value-type="time" office:time-value="PT22H35M0S" table:style-name="ce16">
            <text:p>22:35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6938" table:style-name="ce5">
            <text:p>6938</text:p>
          </table:table-cell>
          <table:table-cell office:value-type="string" office:string-value="Эксплуатация" table:formula="of:=VLOOKUP([.E460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60];[Лицевые_счета.A:.G];2;0)" table:style-name="ce6">
            <text:p>Железнодорожная</text:p>
          </table:table-cell>
          <table:table-cell office:value-type="float" office:value="5" table:formula="of:=VLOOKUP([.D46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60" table:style-name="ce4">
            <text:p>460</text:p>
          </table:table-cell>
          <table:table-cell office:value-type="date" office:date-value="2021-04-06T00:00:00" table:style-name="ce14">
            <text:p>06.04.2021</text:p>
          </table:table-cell>
          <table:table-cell office:value-type="time" office:time-value="PT8H6M0S" table:style-name="ce16">
            <text:p>8:06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5975" table:style-name="ce5">
            <text:p>5975</text:p>
          </table:table-cell>
          <table:table-cell office:value-type="string" office:string-value="Стрела" table:formula="of:=VLOOKUP([.E461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461];[Лицевые_счета.A:.G];2;0)" table:style-name="ce6">
            <text:p>Железнодорожная</text:p>
          </table:table-cell>
          <table:table-cell office:value-type="float" office:value="4" table:formula="of:=VLOOKUP([.D461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461" table:style-name="ce4">
            <text:p>461</text:p>
          </table:table-cell>
          <table:table-cell office:value-type="date" office:date-value="2021-04-06T00:00:00" table:style-name="ce14">
            <text:p>06.04.2021</text:p>
          </table:table-cell>
          <table:table-cell office:value-type="time" office:time-value="PT15H33M0S" table:style-name="ce16">
            <text:p>15:33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6019" table:style-name="ce5">
            <text:p>6019</text:p>
          </table:table-cell>
          <table:table-cell office:value-type="string" office:string-value="Эксплуатация" table:formula="of:=VLOOKUP([.E462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62];[Лицевые_счета.A:.G];2;0)" table:style-name="ce6">
            <text:p>Железнодорожная</text:p>
          </table:table-cell>
          <table:table-cell office:value-type="float" office:value="5" table:formula="of:=VLOOKUP([.D46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62" table:style-name="ce4">
            <text:p>462</text:p>
          </table:table-cell>
          <table:table-cell office:value-type="date" office:date-value="2021-04-06T00:00:00" table:style-name="ce14">
            <text:p>06.04.2021</text:p>
          </table:table-cell>
          <table:table-cell office:value-type="time" office:time-value="PT21H46M0S" table:style-name="ce16">
            <text:p>21:46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3953" table:style-name="ce5">
            <text:p>3953</text:p>
          </table:table-cell>
          <table:table-cell office:value-type="string" office:string-value="Стрела" table:formula="of:=VLOOKUP([.E463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463];[Лицевые_счета.A:.G];2;0)" table:style-name="ce6">
            <text:p>Железнодорожная</text:p>
          </table:table-cell>
          <table:table-cell office:value-type="float" office:value="4" table:formula="of:=VLOOKUP([.D463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463" table:style-name="ce4">
            <text:p>463</text:p>
          </table:table-cell>
          <table:table-cell office:value-type="date" office:date-value="2021-04-06T00:00:00" table:style-name="ce14">
            <text:p>06.04.2021</text:p>
          </table:table-cell>
          <table:table-cell office:value-type="time" office:time-value="PT21H55M0S" table:style-name="ce16">
            <text:p>21:55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Оплата</text:p>
          </table:table-cell>
          <table:table-cell office:value-type="float" office:value="5817" table:style-name="ce5">
            <text:p>5817</text:p>
          </table:table-cell>
          <table:table-cell office:value-type="string" office:string-value="Восток" table:formula="of:=VLOOKUP([.E464];[Управляющие_компании.A:.C];2;0)" table:style-name="ce1">
            <text:p>Восток</text:p>
          </table:table-cell>
          <table:table-cell office:value-type="string" office:string-value="Волкова" table:formula="of:=VLOOKUP([.D464];[Лицевые_счета.A:.G];2;0)" table:style-name="ce6">
            <text:p>Волкова</text:p>
          </table:table-cell>
          <table:table-cell office:value-type="float" office:value="14" table:formula="of:=VLOOKUP([.D464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464" table:style-name="ce4">
            <text:p>464</text:p>
          </table:table-cell>
          <table:table-cell office:value-type="date" office:date-value="2021-04-07T00:00:00" table:style-name="ce14">
            <text:p>07.04.2021</text:p>
          </table:table-cell>
          <table:table-cell office:value-type="time" office:time-value="PT7H11M0S" table:style-name="ce16">
            <text:p>7:11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4412" table:style-name="ce5">
            <text:p>4412</text:p>
          </table:table-cell>
          <table:table-cell office:value-type="string" office:string-value="Эксплуатация" table:formula="of:=VLOOKUP([.E465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65];[Лицевые_счета.A:.G];2;0)" table:style-name="ce6">
            <text:p>Железнодорожная</text:p>
          </table:table-cell>
          <table:table-cell office:value-type="float" office:value="5" table:formula="of:=VLOOKUP([.D46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65" table:style-name="ce4">
            <text:p>465</text:p>
          </table:table-cell>
          <table:table-cell office:value-type="date" office:date-value="2021-04-09T00:00:00" table:style-name="ce14">
            <text:p>09.04.2021</text:p>
          </table:table-cell>
          <table:table-cell office:value-type="time" office:time-value="PT17H25M0S" table:style-name="ce16">
            <text:p>17:25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5647" table:style-name="ce5">
            <text:p>5647</text:p>
          </table:table-cell>
          <table:table-cell office:value-type="string" office:string-value="Эксплуатация" table:formula="of:=VLOOKUP([.E466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66];[Лицевые_счета.A:.G];2;0)" table:style-name="ce6">
            <text:p>Железнодорожная</text:p>
          </table:table-cell>
          <table:table-cell office:value-type="float" office:value="5" table:formula="of:=VLOOKUP([.D466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66" table:style-name="ce4">
            <text:p>466</text:p>
          </table:table-cell>
          <table:table-cell office:value-type="date" office:date-value="2021-04-10T00:00:00" table:style-name="ce14">
            <text:p>10.04.2021</text:p>
          </table:table-cell>
          <table:table-cell office:value-type="time" office:time-value="PT16H57M0S" table:style-name="ce16">
            <text:p>16:57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Оплата</text:p>
          </table:table-cell>
          <table:table-cell office:value-type="float" office:value="5416" table:style-name="ce5">
            <text:p>5416</text:p>
          </table:table-cell>
          <table:table-cell office:value-type="string" office:string-value="Восход" table:formula="of:=VLOOKUP([.E467];[Управляющие_компании.A:.C];2;0)" table:style-name="ce1">
            <text:p>Восход</text:p>
          </table:table-cell>
          <table:table-cell office:value-type="string" office:string-value="Пушкина" table:formula="of:=VLOOKUP([.D467];[Лицевые_счета.A:.G];2;0)" table:style-name="ce6">
            <text:p>Пушкина</text:p>
          </table:table-cell>
          <table:table-cell office:value-type="float" office:value="2" table:formula="of:=VLOOKUP([.D467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467" table:style-name="ce4">
            <text:p>467</text:p>
          </table:table-cell>
          <table:table-cell office:value-type="date" office:date-value="2021-04-10T00:00:00" table:style-name="ce14">
            <text:p>10.04.2021</text:p>
          </table:table-cell>
          <table:table-cell office:value-type="time" office:time-value="PT17H21M0S" table:style-name="ce16">
            <text:p>17:21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5046" table:style-name="ce5">
            <text:p>5046</text:p>
          </table:table-cell>
          <table:table-cell office:value-type="string" office:string-value="Эксплуатация" table:formula="of:=VLOOKUP([.E468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68];[Лицевые_счета.A:.G];2;0)" table:style-name="ce6">
            <text:p>Железнодорожная</text:p>
          </table:table-cell>
          <table:table-cell office:value-type="float" office:value="5" table:formula="of:=VLOOKUP([.D46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68" table:style-name="ce4">
            <text:p>468</text:p>
          </table:table-cell>
          <table:table-cell office:value-type="date" office:date-value="2021-04-10T00:00:00" table:style-name="ce14">
            <text:p>10.04.2021</text:p>
          </table:table-cell>
          <table:table-cell office:value-type="time" office:time-value="PT19H23M0S" table:style-name="ce16">
            <text:p>19:23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3679" table:style-name="ce5">
            <text:p>3679</text:p>
          </table:table-cell>
          <table:table-cell office:value-type="string" office:string-value="Эксплуатация" table:formula="of:=VLOOKUP([.E469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69];[Лицевые_счета.A:.G];2;0)" table:style-name="ce6">
            <text:p>Железнодорожная</text:p>
          </table:table-cell>
          <table:table-cell office:value-type="float" office:value="5" table:formula="of:=VLOOKUP([.D46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69" table:style-name="ce4">
            <text:p>469</text:p>
          </table:table-cell>
          <table:table-cell office:value-type="date" office:date-value="2021-04-10T00:00:00" table:style-name="ce14">
            <text:p>10.04.2021</text:p>
          </table:table-cell>
          <table:table-cell office:value-type="time" office:time-value="PT19H40M0S" table:style-name="ce16">
            <text:p>19:40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6127" table:style-name="ce5">
            <text:p>6127</text:p>
          </table:table-cell>
          <table:table-cell office:value-type="string" office:string-value="Эксплуатация" table:formula="of:=VLOOKUP([.E470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70];[Лицевые_счета.A:.G];2;0)" table:style-name="ce6">
            <text:p>Железнодорожная</text:p>
          </table:table-cell>
          <table:table-cell office:value-type="float" office:value="5" table:formula="of:=VLOOKUP([.D47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70" table:style-name="ce4">
            <text:p>470</text:p>
          </table:table-cell>
          <table:table-cell office:value-type="date" office:date-value="2021-04-10T00:00:00" table:style-name="ce14">
            <text:p>10.04.2021</text:p>
          </table:table-cell>
          <table:table-cell office:value-type="time" office:time-value="PT22H28M0S" table:style-name="ce16">
            <text:p>22:28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Оплата</text:p>
          </table:table-cell>
          <table:table-cell office:value-type="float" office:value="3729" table:style-name="ce5">
            <text:p>3729</text:p>
          </table:table-cell>
          <table:table-cell office:value-type="string" office:string-value="Восход" table:formula="of:=VLOOKUP([.E471];[Управляющие_компании.A:.C];2;0)" table:style-name="ce1">
            <text:p>Восход</text:p>
          </table:table-cell>
          <table:table-cell office:value-type="string" office:string-value="Пушкина" table:formula="of:=VLOOKUP([.D471];[Лицевые_счета.A:.G];2;0)" table:style-name="ce6">
            <text:p>Пушкина</text:p>
          </table:table-cell>
          <table:table-cell office:value-type="float" office:value="2" table:formula="of:=VLOOKUP([.D471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471" table:style-name="ce4">
            <text:p>471</text:p>
          </table:table-cell>
          <table:table-cell office:value-type="date" office:date-value="2021-04-11T00:00:00" table:style-name="ce14">
            <text:p>11.04.2021</text:p>
          </table:table-cell>
          <table:table-cell office:value-type="time" office:time-value="PT8H58M0S" table:style-name="ce16">
            <text:p>8:58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3284" table:style-name="ce5">
            <text:p>3284</text:p>
          </table:table-cell>
          <table:table-cell office:value-type="string" office:string-value="Эксплуатация" table:formula="of:=VLOOKUP([.E472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72];[Лицевые_счета.A:.G];2;0)" table:style-name="ce6">
            <text:p>Железнодорожная</text:p>
          </table:table-cell>
          <table:table-cell office:value-type="float" office:value="5" table:formula="of:=VLOOKUP([.D47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72" table:style-name="ce4">
            <text:p>472</text:p>
          </table:table-cell>
          <table:table-cell office:value-type="date" office:date-value="2021-04-11T00:00:00" table:style-name="ce14">
            <text:p>11.04.2021</text:p>
          </table:table-cell>
          <table:table-cell office:value-type="time" office:time-value="PT17H35M0S" table:style-name="ce16">
            <text:p>17:35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Оплата</text:p>
          </table:table-cell>
          <table:table-cell office:value-type="float" office:value="4779" table:style-name="ce5">
            <text:p>4779</text:p>
          </table:table-cell>
          <table:table-cell office:value-type="string" office:string-value="Восток" table:formula="of:=VLOOKUP([.E473];[Управляющие_компании.A:.C];2;0)" table:style-name="ce1">
            <text:p>Восток</text:p>
          </table:table-cell>
          <table:table-cell office:value-type="string" office:string-value="Волкова" table:formula="of:=VLOOKUP([.D473];[Лицевые_счета.A:.G];2;0)" table:style-name="ce6">
            <text:p>Волкова</text:p>
          </table:table-cell>
          <table:table-cell office:value-type="float" office:value="14" table:formula="of:=VLOOKUP([.D473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473" table:style-name="ce4">
            <text:p>473</text:p>
          </table:table-cell>
          <table:table-cell office:value-type="date" office:date-value="2021-04-11T00:00:00" table:style-name="ce14">
            <text:p>11.04.2021</text:p>
          </table:table-cell>
          <table:table-cell office:value-type="time" office:time-value="PT21H50M0S" table:style-name="ce16">
            <text:p>21:50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4942" table:style-name="ce5">
            <text:p>4942</text:p>
          </table:table-cell>
          <table:table-cell office:value-type="string" office:string-value="Эксплуатация" table:formula="of:=VLOOKUP([.E474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74];[Лицевые_счета.A:.G];2;0)" table:style-name="ce6">
            <text:p>Железнодорожная</text:p>
          </table:table-cell>
          <table:table-cell office:value-type="float" office:value="5" table:formula="of:=VLOOKUP([.D47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74" table:style-name="ce4">
            <text:p>474</text:p>
          </table:table-cell>
          <table:table-cell office:value-type="date" office:date-value="2021-04-11T00:00:00" table:style-name="ce14">
            <text:p>11.04.2021</text:p>
          </table:table-cell>
          <table:table-cell office:value-type="time" office:time-value="PT22H2M0S" table:style-name="ce16">
            <text:p>22:02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6315" table:style-name="ce5">
            <text:p>6315</text:p>
          </table:table-cell>
          <table:table-cell office:value-type="string" office:string-value="Эксплуатация" table:formula="of:=VLOOKUP([.E475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75];[Лицевые_счета.A:.G];2;0)" table:style-name="ce6">
            <text:p>Железнодорожная</text:p>
          </table:table-cell>
          <table:table-cell office:value-type="float" office:value="5" table:formula="of:=VLOOKUP([.D47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75" table:style-name="ce4">
            <text:p>475</text:p>
          </table:table-cell>
          <table:table-cell office:value-type="date" office:date-value="2021-04-12T00:00:00" table:style-name="ce14">
            <text:p>12.04.2021</text:p>
          </table:table-cell>
          <table:table-cell office:value-type="time" office:time-value="PT16H11M0S" table:style-name="ce16">
            <text:p>16:11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Оплата</text:p>
          </table:table-cell>
          <table:table-cell office:value-type="float" office:value="6077" table:style-name="ce5">
            <text:p>6077</text:p>
          </table:table-cell>
          <table:table-cell office:value-type="string" office:string-value="Восток" table:formula="of:=VLOOKUP([.E476];[Управляющие_компании.A:.C];2;0)" table:style-name="ce1">
            <text:p>Восток</text:p>
          </table:table-cell>
          <table:table-cell office:value-type="string" office:string-value="Волкова" table:formula="of:=VLOOKUP([.D476];[Лицевые_счета.A:.G];2;0)" table:style-name="ce6">
            <text:p>Волкова</text:p>
          </table:table-cell>
          <table:table-cell office:value-type="float" office:value="14" table:formula="of:=VLOOKUP([.D476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476" table:style-name="ce4">
            <text:p>476</text:p>
          </table:table-cell>
          <table:table-cell office:value-type="date" office:date-value="2021-04-13T00:00:00" table:style-name="ce14">
            <text:p>13.04.2021</text:p>
          </table:table-cell>
          <table:table-cell office:value-type="time" office:time-value="PT13H23M0S" table:style-name="ce16">
            <text:p>13:23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Оплата</text:p>
          </table:table-cell>
          <table:table-cell office:value-type="float" office:value="4506" table:style-name="ce5">
            <text:p>4506</text:p>
          </table:table-cell>
          <table:table-cell office:value-type="string" office:string-value="Восход" table:formula="of:=VLOOKUP([.E477];[Управляющие_компании.A:.C];2;0)" table:style-name="ce1">
            <text:p>Восход</text:p>
          </table:table-cell>
          <table:table-cell office:value-type="string" office:string-value="Пушкина" table:formula="of:=VLOOKUP([.D477];[Лицевые_счета.A:.G];2;0)" table:style-name="ce6">
            <text:p>Пушкина</text:p>
          </table:table-cell>
          <table:table-cell office:value-type="float" office:value="2" table:formula="of:=VLOOKUP([.D477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477" table:style-name="ce4">
            <text:p>477</text:p>
          </table:table-cell>
          <table:table-cell office:value-type="date" office:date-value="2021-04-13T00:00:00" table:style-name="ce14">
            <text:p>13.04.2021</text:p>
          </table:table-cell>
          <table:table-cell office:value-type="time" office:time-value="PT21H24M0S" table:style-name="ce16">
            <text:p>21:24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Оплата</text:p>
          </table:table-cell>
          <table:table-cell office:value-type="float" office:value="3516" table:style-name="ce5">
            <text:p>3516</text:p>
          </table:table-cell>
          <table:table-cell office:value-type="string" office:string-value="Восток" table:formula="of:=VLOOKUP([.E478];[Управляющие_компании.A:.C];2;0)" table:style-name="ce1">
            <text:p>Восток</text:p>
          </table:table-cell>
          <table:table-cell office:value-type="string" office:string-value="Волкова" table:formula="of:=VLOOKUP([.D478];[Лицевые_счета.A:.G];2;0)" table:style-name="ce6">
            <text:p>Волкова</text:p>
          </table:table-cell>
          <table:table-cell office:value-type="float" office:value="14" table:formula="of:=VLOOKUP([.D478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478" table:style-name="ce4">
            <text:p>478</text:p>
          </table:table-cell>
          <table:table-cell office:value-type="date" office:date-value="2021-04-14T00:00:00" table:style-name="ce14">
            <text:p>14.04.2021</text:p>
          </table:table-cell>
          <table:table-cell office:value-type="time" office:time-value="PT6H36M0S" table:style-name="ce16">
            <text:p>6:36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6816" table:style-name="ce5">
            <text:p>6816</text:p>
          </table:table-cell>
          <table:table-cell office:value-type="string" office:string-value="Эксплуатация" table:formula="of:=VLOOKUP([.E479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79];[Лицевые_счета.A:.G];2;0)" table:style-name="ce6">
            <text:p>Железнодорожная</text:p>
          </table:table-cell>
          <table:table-cell office:value-type="float" office:value="5" table:formula="of:=VLOOKUP([.D47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79" table:style-name="ce4">
            <text:p>479</text:p>
          </table:table-cell>
          <table:table-cell office:value-type="date" office:date-value="2021-04-14T00:00:00" table:style-name="ce14">
            <text:p>14.04.2021</text:p>
          </table:table-cell>
          <table:table-cell office:value-type="time" office:time-value="PT15H40M0S" table:style-name="ce16">
            <text:p>15:40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Оплата</text:p>
          </table:table-cell>
          <table:table-cell office:value-type="float" office:value="3674" table:style-name="ce5">
            <text:p>3674</text:p>
          </table:table-cell>
          <table:table-cell office:value-type="string" office:string-value="ЖКХ-Трест 1" table:formula="of:=VLOOKUP([.E480];[Управляющие_компании.A:.C];2;0)" table:style-name="ce1">
            <text:p>ЖКХ-Трест 1</text:p>
          </table:table-cell>
          <table:table-cell office:value-type="string" office:string-value="Гоголя" table:formula="of:=VLOOKUP([.D480];[Лицевые_счета.A:.G];2;0)" table:style-name="ce6">
            <text:p>Гоголя</text:p>
          </table:table-cell>
          <table:table-cell office:value-type="float" office:value="7" table:formula="of:=VLOOKUP([.D480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480" table:style-name="ce4">
            <text:p>480</text:p>
          </table:table-cell>
          <table:table-cell office:value-type="date" office:date-value="2021-04-14T00:00:00" table:style-name="ce14">
            <text:p>14.04.2021</text:p>
          </table:table-cell>
          <table:table-cell office:value-type="time" office:time-value="PT22H59M0S" table:style-name="ce16">
            <text:p>22:59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4027" table:style-name="ce5">
            <text:p>4027</text:p>
          </table:table-cell>
          <table:table-cell office:value-type="string" office:string-value="Эксплуатация" table:formula="of:=VLOOKUP([.E481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81];[Лицевые_счета.A:.G];2;0)" table:style-name="ce6">
            <text:p>Железнодорожная</text:p>
          </table:table-cell>
          <table:table-cell office:value-type="float" office:value="5" table:formula="of:=VLOOKUP([.D48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81" table:style-name="ce4">
            <text:p>481</text:p>
          </table:table-cell>
          <table:table-cell office:value-type="date" office:date-value="2021-04-15T00:00:00" table:style-name="ce14">
            <text:p>15.04.2021</text:p>
          </table:table-cell>
          <table:table-cell office:value-type="time" office:time-value="PT17H50M0S" table:style-name="ce16">
            <text:p>17:50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Оплата</text:p>
          </table:table-cell>
          <table:table-cell office:value-type="float" office:value="6795" table:style-name="ce5">
            <text:p>6795</text:p>
          </table:table-cell>
          <table:table-cell office:value-type="string" office:string-value="Восход" table:formula="of:=VLOOKUP([.E482];[Управляющие_компании.A:.C];2;0)" table:style-name="ce1">
            <text:p>Восход</text:p>
          </table:table-cell>
          <table:table-cell office:value-type="string" office:string-value="Пушкина" table:formula="of:=VLOOKUP([.D482];[Лицевые_счета.A:.G];2;0)" table:style-name="ce6">
            <text:p>Пушкина</text:p>
          </table:table-cell>
          <table:table-cell office:value-type="float" office:value="2" table:formula="of:=VLOOKUP([.D482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482" table:style-name="ce4">
            <text:p>482</text:p>
          </table:table-cell>
          <table:table-cell office:value-type="date" office:date-value="2021-04-15T00:00:00" table:style-name="ce14">
            <text:p>15.04.2021</text:p>
          </table:table-cell>
          <table:table-cell office:value-type="time" office:time-value="PT19H13M0S" table:style-name="ce16">
            <text:p>19:13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Оплата</text:p>
          </table:table-cell>
          <table:table-cell office:value-type="float" office:value="5280" table:style-name="ce5">
            <text:p>5280</text:p>
          </table:table-cell>
          <table:table-cell office:value-type="string" office:string-value="ЖКХ-Трест 1" table:formula="of:=VLOOKUP([.E483];[Управляющие_компании.A:.C];2;0)" table:style-name="ce1">
            <text:p>ЖКХ-Трест 1</text:p>
          </table:table-cell>
          <table:table-cell office:value-type="string" office:string-value="Гоголя" table:formula="of:=VLOOKUP([.D483];[Лицевые_счета.A:.G];2;0)" table:style-name="ce6">
            <text:p>Гоголя</text:p>
          </table:table-cell>
          <table:table-cell office:value-type="float" office:value="7" table:formula="of:=VLOOKUP([.D483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483" table:style-name="ce4">
            <text:p>483</text:p>
          </table:table-cell>
          <table:table-cell office:value-type="date" office:date-value="2021-04-15T00:00:00" table:style-name="ce14">
            <text:p>15.04.2021</text:p>
          </table:table-cell>
          <table:table-cell office:value-type="time" office:time-value="PT19H18M0S" table:style-name="ce16">
            <text:p>19:18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4870" table:style-name="ce5">
            <text:p>4870</text:p>
          </table:table-cell>
          <table:table-cell office:value-type="string" office:string-value="Эксплуатация" table:formula="of:=VLOOKUP([.E484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84];[Лицевые_счета.A:.G];2;0)" table:style-name="ce6">
            <text:p>Железнодорожная</text:p>
          </table:table-cell>
          <table:table-cell office:value-type="float" office:value="5" table:formula="of:=VLOOKUP([.D48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84" table:style-name="ce4">
            <text:p>484</text:p>
          </table:table-cell>
          <table:table-cell office:value-type="date" office:date-value="2021-04-15T00:00:00" table:style-name="ce14">
            <text:p>15.04.2021</text:p>
          </table:table-cell>
          <table:table-cell office:value-type="time" office:time-value="PT19H37M0S" table:style-name="ce16">
            <text:p>19:37</text:p>
          </table:table-cell>
          <table:table-cell office:value-type="string" table:style-name="ce4">
            <text:p>Л8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Оплата</text:p>
          </table:table-cell>
          <table:table-cell office:value-type="float" office:value="3750" table:style-name="ce5">
            <text:p>3750</text:p>
          </table:table-cell>
          <table:table-cell office:value-type="string" office:string-value="ЖКХ-Трест 1" table:formula="of:=VLOOKUP([.E485];[Управляющие_компании.A:.C];2;0)" table:style-name="ce1">
            <text:p>ЖКХ-Трест 1</text:p>
          </table:table-cell>
          <table:table-cell office:value-type="string" office:string-value="Гоголя" table:formula="of:=VLOOKUP([.D485];[Лицевые_счета.A:.G];2;0)" table:style-name="ce6">
            <text:p>Гоголя</text:p>
          </table:table-cell>
          <table:table-cell office:value-type="float" office:value="7" table:formula="of:=VLOOKUP([.D485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485" table:style-name="ce4">
            <text:p>485</text:p>
          </table:table-cell>
          <table:table-cell office:value-type="date" office:date-value="2021-04-16T00:00:00" table:style-name="ce14">
            <text:p>16.04.2021</text:p>
          </table:table-cell>
          <table:table-cell office:value-type="time" office:time-value="PT15H8M0S" table:style-name="ce16">
            <text:p>15:08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5357" table:style-name="ce5">
            <text:p>5357</text:p>
          </table:table-cell>
          <table:table-cell office:value-type="string" office:string-value="Эксплуатация" table:formula="of:=VLOOKUP([.E486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86];[Лицевые_счета.A:.G];2;0)" table:style-name="ce6">
            <text:p>Железнодорожная</text:p>
          </table:table-cell>
          <table:table-cell office:value-type="float" office:value="5" table:formula="of:=VLOOKUP([.D486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86" table:style-name="ce4">
            <text:p>486</text:p>
          </table:table-cell>
          <table:table-cell office:value-type="date" office:date-value="2021-04-16T00:00:00" table:style-name="ce14">
            <text:p>16.04.2021</text:p>
          </table:table-cell>
          <table:table-cell office:value-type="time" office:time-value="PT22H39M0S" table:style-name="ce16">
            <text:p>22:39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Оплата</text:p>
          </table:table-cell>
          <table:table-cell office:value-type="float" office:value="6873" table:style-name="ce5">
            <text:p>6873</text:p>
          </table:table-cell>
          <table:table-cell office:value-type="string" office:string-value="Восход" table:formula="of:=VLOOKUP([.E487];[Управляющие_компании.A:.C];2;0)" table:style-name="ce1">
            <text:p>Восход</text:p>
          </table:table-cell>
          <table:table-cell office:value-type="string" office:string-value="Пушкина" table:formula="of:=VLOOKUP([.D487];[Лицевые_счета.A:.G];2;0)" table:style-name="ce6">
            <text:p>Пушкина</text:p>
          </table:table-cell>
          <table:table-cell office:value-type="float" office:value="2" table:formula="of:=VLOOKUP([.D487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487" table:style-name="ce4">
            <text:p>487</text:p>
          </table:table-cell>
          <table:table-cell office:value-type="date" office:date-value="2021-04-17T00:00:00" table:style-name="ce14">
            <text:p>17.04.2021</text:p>
          </table:table-cell>
          <table:table-cell office:value-type="time" office:time-value="PT6H47M0S" table:style-name="ce16">
            <text:p>6:47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6536" table:style-name="ce5">
            <text:p>6536</text:p>
          </table:table-cell>
          <table:table-cell office:value-type="string" office:string-value="Эксплуатация" table:formula="of:=VLOOKUP([.E488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88];[Лицевые_счета.A:.G];2;0)" table:style-name="ce6">
            <text:p>Железнодорожная</text:p>
          </table:table-cell>
          <table:table-cell office:value-type="float" office:value="5" table:formula="of:=VLOOKUP([.D48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88" table:style-name="ce4">
            <text:p>488</text:p>
          </table:table-cell>
          <table:table-cell office:value-type="date" office:date-value="2021-04-17T00:00:00" table:style-name="ce14">
            <text:p>17.04.2021</text:p>
          </table:table-cell>
          <table:table-cell office:value-type="time" office:time-value="PT9H4M0S" table:style-name="ce16">
            <text:p>9:04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2833" table:style-name="ce5">
            <text:p>2833</text:p>
          </table:table-cell>
          <table:table-cell office:value-type="string" office:string-value="Эксплуатация" table:formula="of:=VLOOKUP([.E489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89];[Лицевые_счета.A:.G];2;0)" table:style-name="ce6">
            <text:p>Железнодорожная</text:p>
          </table:table-cell>
          <table:table-cell office:value-type="float" office:value="5" table:formula="of:=VLOOKUP([.D48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89" table:style-name="ce4">
            <text:p>489</text:p>
          </table:table-cell>
          <table:table-cell office:value-type="date" office:date-value="2021-04-17T00:00:00" table:style-name="ce14">
            <text:p>17.04.2021</text:p>
          </table:table-cell>
          <table:table-cell office:value-type="time" office:time-value="PT17H18M0S" table:style-name="ce16">
            <text:p>17:18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Оплата</text:p>
          </table:table-cell>
          <table:table-cell office:value-type="float" office:value="3806" table:style-name="ce5">
            <text:p>3806</text:p>
          </table:table-cell>
          <table:table-cell office:value-type="string" office:string-value="Восток" table:formula="of:=VLOOKUP([.E490];[Управляющие_компании.A:.C];2;0)" table:style-name="ce1">
            <text:p>Восток</text:p>
          </table:table-cell>
          <table:table-cell office:value-type="string" office:string-value="Волкова" table:formula="of:=VLOOKUP([.D490];[Лицевые_счета.A:.G];2;0)" table:style-name="ce6">
            <text:p>Волкова</text:p>
          </table:table-cell>
          <table:table-cell office:value-type="float" office:value="14" table:formula="of:=VLOOKUP([.D490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490" table:style-name="ce4">
            <text:p>490</text:p>
          </table:table-cell>
          <table:table-cell office:value-type="date" office:date-value="2021-04-18T00:00:00" table:style-name="ce14">
            <text:p>18.04.2021</text:p>
          </table:table-cell>
          <table:table-cell office:value-type="time" office:time-value="PT14H45M0S" table:style-name="ce16">
            <text:p>14:45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5390" table:style-name="ce5">
            <text:p>5390</text:p>
          </table:table-cell>
          <table:table-cell office:value-type="string" office:string-value="Эксплуатация" table:formula="of:=VLOOKUP([.E491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91];[Лицевые_счета.A:.G];2;0)" table:style-name="ce6">
            <text:p>Железнодорожная</text:p>
          </table:table-cell>
          <table:table-cell office:value-type="float" office:value="5" table:formula="of:=VLOOKUP([.D49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91" table:style-name="ce4">
            <text:p>491</text:p>
          </table:table-cell>
          <table:table-cell office:value-type="date" office:date-value="2021-04-18T00:00:00" table:style-name="ce14">
            <text:p>18.04.2021</text:p>
          </table:table-cell>
          <table:table-cell office:value-type="time" office:time-value="PT20H58M0S" table:style-name="ce16">
            <text:p>20:58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6640" table:style-name="ce5">
            <text:p>6640</text:p>
          </table:table-cell>
          <table:table-cell office:value-type="string" office:string-value="Город 1" table:formula="of:=VLOOKUP([.E492];[Управляющие_компании.A:.C];2;0)" table:style-name="ce1">
            <text:p>Город 1</text:p>
          </table:table-cell>
          <table:table-cell office:value-type="string" office:string-value="Гоголя" table:formula="of:=VLOOKUP([.D492];[Лицевые_счета.A:.G];2;0)" table:style-name="ce6">
            <text:p>Гоголя</text:p>
          </table:table-cell>
          <table:table-cell office:value-type="float" office:value="8" table:formula="of:=VLOOKUP([.D492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492" table:style-name="ce4">
            <text:p>492</text:p>
          </table:table-cell>
          <table:table-cell office:value-type="date" office:date-value="2021-04-18T00:00:00" table:style-name="ce14">
            <text:p>18.04.2021</text:p>
          </table:table-cell>
          <table:table-cell office:value-type="time" office:time-value="PT23H48M0S" table:style-name="ce16">
            <text:p>23:48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5093" table:style-name="ce5">
            <text:p>5093</text:p>
          </table:table-cell>
          <table:table-cell office:value-type="string" office:string-value="Город 1" table:formula="of:=VLOOKUP([.E493];[Управляющие_компании.A:.C];2;0)" table:style-name="ce1">
            <text:p>Город 1</text:p>
          </table:table-cell>
          <table:table-cell office:value-type="string" office:string-value="Гоголя" table:formula="of:=VLOOKUP([.D493];[Лицевые_счета.A:.G];2;0)" table:style-name="ce6">
            <text:p>Гоголя</text:p>
          </table:table-cell>
          <table:table-cell office:value-type="float" office:value="8" table:formula="of:=VLOOKUP([.D493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493" table:style-name="ce4">
            <text:p>493</text:p>
          </table:table-cell>
          <table:table-cell office:value-type="date" office:date-value="2021-04-19T00:00:00" table:style-name="ce14">
            <text:p>19.04.2021</text:p>
          </table:table-cell>
          <table:table-cell office:value-type="time" office:time-value="PT7H18M0S" table:style-name="ce16">
            <text:p>7:18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6365" table:style-name="ce5">
            <text:p>6365</text:p>
          </table:table-cell>
          <table:table-cell office:value-type="string" office:string-value="Город 1" table:formula="of:=VLOOKUP([.E494];[Управляющие_компании.A:.C];2;0)" table:style-name="ce1">
            <text:p>Город 1</text:p>
          </table:table-cell>
          <table:table-cell office:value-type="string" office:string-value="Гоголя" table:formula="of:=VLOOKUP([.D494];[Лицевые_счета.A:.G];2;0)" table:style-name="ce6">
            <text:p>Гоголя</text:p>
          </table:table-cell>
          <table:table-cell office:value-type="float" office:value="8" table:formula="of:=VLOOKUP([.D494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494" table:style-name="ce4">
            <text:p>494</text:p>
          </table:table-cell>
          <table:table-cell office:value-type="date" office:date-value="2021-04-19T00:00:00" table:style-name="ce14">
            <text:p>19.04.2021</text:p>
          </table:table-cell>
          <table:table-cell office:value-type="time" office:time-value="PT11H50M0S" table:style-name="ce16">
            <text:p>11:50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Оплата</text:p>
          </table:table-cell>
          <table:table-cell office:value-type="float" office:value="5237" table:style-name="ce5">
            <text:p>5237</text:p>
          </table:table-cell>
          <table:table-cell office:value-type="string" office:string-value="ЖКХ-Трест 1" table:formula="of:=VLOOKUP([.E495];[Управляющие_компании.A:.C];2;0)" table:style-name="ce1">
            <text:p>ЖКХ-Трест 1</text:p>
          </table:table-cell>
          <table:table-cell office:value-type="string" office:string-value="Гоголя" table:formula="of:=VLOOKUP([.D495];[Лицевые_счета.A:.G];2;0)" table:style-name="ce6">
            <text:p>Гоголя</text:p>
          </table:table-cell>
          <table:table-cell office:value-type="float" office:value="7" table:formula="of:=VLOOKUP([.D495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495" table:style-name="ce4">
            <text:p>495</text:p>
          </table:table-cell>
          <table:table-cell office:value-type="date" office:date-value="2021-04-19T00:00:00" table:style-name="ce14">
            <text:p>19.04.2021</text:p>
          </table:table-cell>
          <table:table-cell office:value-type="time" office:time-value="PT16H1M0S" table:style-name="ce16">
            <text:p>16:01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6321" table:style-name="ce5">
            <text:p>6321</text:p>
          </table:table-cell>
          <table:table-cell office:value-type="string" office:string-value="Эксплуатация" table:formula="of:=VLOOKUP([.E496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496];[Лицевые_счета.A:.G];2;0)" table:style-name="ce6">
            <text:p>Железнодорожная</text:p>
          </table:table-cell>
          <table:table-cell office:value-type="float" office:value="5" table:formula="of:=VLOOKUP([.D496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496" table:style-name="ce4">
            <text:p>496</text:p>
          </table:table-cell>
          <table:table-cell office:value-type="date" office:date-value="2021-04-19T00:00:00" table:style-name="ce14">
            <text:p>19.04.2021</text:p>
          </table:table-cell>
          <table:table-cell office:value-type="time" office:time-value="PT22H30M0S" table:style-name="ce16">
            <text:p>22:3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3722" table:style-name="ce5">
            <text:p>3722</text:p>
          </table:table-cell>
          <table:table-cell office:value-type="string" office:string-value="Город 1" table:formula="of:=VLOOKUP([.E497];[Управляющие_компании.A:.C];2;0)" table:style-name="ce1">
            <text:p>Город 1</text:p>
          </table:table-cell>
          <table:table-cell office:value-type="string" office:string-value="Гоголя" table:formula="of:=VLOOKUP([.D497];[Лицевые_счета.A:.G];2;0)" table:style-name="ce6">
            <text:p>Гоголя</text:p>
          </table:table-cell>
          <table:table-cell office:value-type="float" office:value="8" table:formula="of:=VLOOKUP([.D497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497" table:style-name="ce4">
            <text:p>497</text:p>
          </table:table-cell>
          <table:table-cell office:value-type="date" office:date-value="2021-04-22T00:00:00" table:style-name="ce14">
            <text:p>22.04.2021</text:p>
          </table:table-cell>
          <table:table-cell office:value-type="time" office:time-value="PT8H17M0S" table:style-name="ce16">
            <text:p>8:17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6424" table:style-name="ce5">
            <text:p>6424</text:p>
          </table:table-cell>
          <table:table-cell office:value-type="string" office:string-value="Стрела" table:formula="of:=VLOOKUP([.E498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498];[Лицевые_счета.A:.G];2;0)" table:style-name="ce6">
            <text:p>Железнодорожная</text:p>
          </table:table-cell>
          <table:table-cell office:value-type="float" office:value="4" table:formula="of:=VLOOKUP([.D498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498" table:style-name="ce4">
            <text:p>498</text:p>
          </table:table-cell>
          <table:table-cell office:value-type="date" office:date-value="2021-04-23T00:00:00" table:style-name="ce14">
            <text:p>23.04.2021</text:p>
          </table:table-cell>
          <table:table-cell office:value-type="time" office:time-value="PT7H1M0S" table:style-name="ce16">
            <text:p>7:01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Оплата</text:p>
          </table:table-cell>
          <table:table-cell office:value-type="float" office:value="4137" table:style-name="ce5">
            <text:p>4137</text:p>
          </table:table-cell>
          <table:table-cell office:value-type="string" office:string-value="ЖКХ-Трест 1" table:formula="of:=VLOOKUP([.E499];[Управляющие_компании.A:.C];2;0)" table:style-name="ce1">
            <text:p>ЖКХ-Трест 1</text:p>
          </table:table-cell>
          <table:table-cell office:value-type="string" office:string-value="Гоголя" table:formula="of:=VLOOKUP([.D499];[Лицевые_счета.A:.G];2;0)" table:style-name="ce6">
            <text:p>Гоголя</text:p>
          </table:table-cell>
          <table:table-cell office:value-type="float" office:value="7" table:formula="of:=VLOOKUP([.D499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499" table:style-name="ce4">
            <text:p>499</text:p>
          </table:table-cell>
          <table:table-cell office:value-type="date" office:date-value="2021-04-23T00:00:00" table:style-name="ce14">
            <text:p>23.04.2021</text:p>
          </table:table-cell>
          <table:table-cell office:value-type="time" office:time-value="PT16H51M0S" table:style-name="ce16">
            <text:p>16:51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Оплата</text:p>
          </table:table-cell>
          <table:table-cell office:value-type="float" office:value="4799" table:style-name="ce5">
            <text:p>4799</text:p>
          </table:table-cell>
          <table:table-cell office:value-type="string" office:string-value="ЖКХ-Трест 1" table:formula="of:=VLOOKUP([.E500];[Управляющие_компании.A:.C];2;0)" table:style-name="ce1">
            <text:p>ЖКХ-Трест 1</text:p>
          </table:table-cell>
          <table:table-cell office:value-type="string" office:string-value="Гоголя" table:formula="of:=VLOOKUP([.D500];[Лицевые_счета.A:.G];2;0)" table:style-name="ce6">
            <text:p>Гоголя</text:p>
          </table:table-cell>
          <table:table-cell office:value-type="float" office:value="7" table:formula="of:=VLOOKUP([.D500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500" table:style-name="ce4">
            <text:p>500</text:p>
          </table:table-cell>
          <table:table-cell office:value-type="date" office:date-value="2021-04-24T00:00:00" table:style-name="ce14">
            <text:p>24.04.2021</text:p>
          </table:table-cell>
          <table:table-cell office:value-type="time" office:time-value="PT14H36M0S" table:style-name="ce16">
            <text:p>14:36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4555" table:style-name="ce5">
            <text:p>4555</text:p>
          </table:table-cell>
          <table:table-cell office:value-type="string" office:string-value="Стрела" table:formula="of:=VLOOKUP([.E501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501];[Лицевые_счета.A:.G];2;0)" table:style-name="ce6">
            <text:p>Железнодорожная</text:p>
          </table:table-cell>
          <table:table-cell office:value-type="float" office:value="4" table:formula="of:=VLOOKUP([.D501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501" table:style-name="ce4">
            <text:p>501</text:p>
          </table:table-cell>
          <table:table-cell office:value-type="date" office:date-value="2021-04-24T00:00:00" table:style-name="ce14">
            <text:p>24.04.2021</text:p>
          </table:table-cell>
          <table:table-cell office:value-type="time" office:time-value="PT14H53M0S" table:style-name="ce16">
            <text:p>14:53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5136" table:style-name="ce5">
            <text:p>5136</text:p>
          </table:table-cell>
          <table:table-cell office:value-type="string" office:string-value="Эксплуатация" table:formula="of:=VLOOKUP([.E502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502];[Лицевые_счета.A:.G];2;0)" table:style-name="ce6">
            <text:p>Железнодорожная</text:p>
          </table:table-cell>
          <table:table-cell office:value-type="float" office:value="5" table:formula="of:=VLOOKUP([.D50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502" table:style-name="ce4">
            <text:p>502</text:p>
          </table:table-cell>
          <table:table-cell office:value-type="date" office:date-value="2021-04-24T00:00:00" table:style-name="ce14">
            <text:p>24.04.2021</text:p>
          </table:table-cell>
          <table:table-cell office:value-type="time" office:time-value="PT23H30M0S" table:style-name="ce16">
            <text:p>23:3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4656" table:style-name="ce5">
            <text:p>4656</text:p>
          </table:table-cell>
          <table:table-cell office:value-type="string" office:string-value="Стрела" table:formula="of:=VLOOKUP([.E503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503];[Лицевые_счета.A:.G];2;0)" table:style-name="ce6">
            <text:p>Железнодорожная</text:p>
          </table:table-cell>
          <table:table-cell office:value-type="float" office:value="4" table:formula="of:=VLOOKUP([.D503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503" table:style-name="ce4">
            <text:p>503</text:p>
          </table:table-cell>
          <table:table-cell office:value-type="date" office:date-value="2021-04-25T00:00:00" table:style-name="ce14">
            <text:p>25.04.2021</text:p>
          </table:table-cell>
          <table:table-cell office:value-type="time" office:time-value="PT23H41M0S" table:style-name="ce16">
            <text:p>23:41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Оплата</text:p>
          </table:table-cell>
          <table:table-cell office:value-type="float" office:value="3215" table:style-name="ce5">
            <text:p>3215</text:p>
          </table:table-cell>
          <table:table-cell office:value-type="string" office:string-value="Восход" table:formula="of:=VLOOKUP([.E504];[Управляющие_компании.A:.C];2;0)" table:style-name="ce1">
            <text:p>Восход</text:p>
          </table:table-cell>
          <table:table-cell office:value-type="string" office:string-value="Пушкина" table:formula="of:=VLOOKUP([.D504];[Лицевые_счета.A:.G];2;0)" table:style-name="ce6">
            <text:p>Пушкина</text:p>
          </table:table-cell>
          <table:table-cell office:value-type="float" office:value="2" table:formula="of:=VLOOKUP([.D504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504" table:style-name="ce4">
            <text:p>504</text:p>
          </table:table-cell>
          <table:table-cell office:value-type="date" office:date-value="2021-04-26T00:00:00" table:style-name="ce14">
            <text:p>26.04.2021</text:p>
          </table:table-cell>
          <table:table-cell office:value-type="time" office:time-value="PT6H22M0S" table:style-name="ce16">
            <text:p>6:22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Оплата</text:p>
          </table:table-cell>
          <table:table-cell office:value-type="float" office:value="4788" table:style-name="ce5">
            <text:p>4788</text:p>
          </table:table-cell>
          <table:table-cell office:value-type="string" office:string-value="Восход" table:formula="of:=VLOOKUP([.E505];[Управляющие_компании.A:.C];2;0)" table:style-name="ce1">
            <text:p>Восход</text:p>
          </table:table-cell>
          <table:table-cell office:value-type="string" office:string-value="Пушкина" table:formula="of:=VLOOKUP([.D505];[Лицевые_счета.A:.G];2;0)" table:style-name="ce6">
            <text:p>Пушкина</text:p>
          </table:table-cell>
          <table:table-cell office:value-type="float" office:value="2" table:formula="of:=VLOOKUP([.D505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505" table:style-name="ce4">
            <text:p>505</text:p>
          </table:table-cell>
          <table:table-cell office:value-type="date" office:date-value="2021-04-26T00:00:00" table:style-name="ce14">
            <text:p>26.04.2021</text:p>
          </table:table-cell>
          <table:table-cell office:value-type="time" office:time-value="PT6H26M0S" table:style-name="ce16">
            <text:p>6:26</text:p>
          </table:table-cell>
          <table:table-cell office:value-type="string" table:style-name="ce4">
            <text:p>Л10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Оплата</text:p>
          </table:table-cell>
          <table:table-cell office:value-type="float" office:value="4808" table:style-name="ce5">
            <text:p>4808</text:p>
          </table:table-cell>
          <table:table-cell office:value-type="string" office:string-value="ЖКХ-Трест 1" table:formula="of:=VLOOKUP([.E506];[Управляющие_компании.A:.C];2;0)" table:style-name="ce1">
            <text:p>ЖКХ-Трест 1</text:p>
          </table:table-cell>
          <table:table-cell office:value-type="string" office:string-value="Гоголя" table:formula="of:=VLOOKUP([.D506];[Лицевые_счета.A:.G];2;0)" table:style-name="ce6">
            <text:p>Гоголя</text:p>
          </table:table-cell>
          <table:table-cell office:value-type="float" office:value="7" table:formula="of:=VLOOKUP([.D506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506" table:style-name="ce4">
            <text:p>506</text:p>
          </table:table-cell>
          <table:table-cell office:value-type="date" office:date-value="2021-04-26T00:00:00" table:style-name="ce14">
            <text:p>26.04.2021</text:p>
          </table:table-cell>
          <table:table-cell office:value-type="time" office:time-value="PT11H55M0S" table:style-name="ce16">
            <text:p>11:55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Оплата</text:p>
          </table:table-cell>
          <table:table-cell office:value-type="float" office:value="3827" table:style-name="ce5">
            <text:p>3827</text:p>
          </table:table-cell>
          <table:table-cell office:value-type="string" office:string-value="Восход" table:formula="of:=VLOOKUP([.E507];[Управляющие_компании.A:.C];2;0)" table:style-name="ce1">
            <text:p>Восход</text:p>
          </table:table-cell>
          <table:table-cell office:value-type="string" office:string-value="Пушкина" table:formula="of:=VLOOKUP([.D507];[Лицевые_счета.A:.G];2;0)" table:style-name="ce6">
            <text:p>Пушкина</text:p>
          </table:table-cell>
          <table:table-cell office:value-type="float" office:value="2" table:formula="of:=VLOOKUP([.D507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507" table:style-name="ce4">
            <text:p>507</text:p>
          </table:table-cell>
          <table:table-cell office:value-type="date" office:date-value="2021-04-27T00:00:00" table:style-name="ce14">
            <text:p>27.04.2021</text:p>
          </table:table-cell>
          <table:table-cell office:value-type="time" office:time-value="PT10H2M0S" table:style-name="ce16">
            <text:p>10:02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3523" table:style-name="ce5">
            <text:p>3523</text:p>
          </table:table-cell>
          <table:table-cell office:value-type="string" office:string-value="Эксплуатация" table:formula="of:=VLOOKUP([.E508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508];[Лицевые_счета.A:.G];2;0)" table:style-name="ce6">
            <text:p>Железнодорожная</text:p>
          </table:table-cell>
          <table:table-cell office:value-type="float" office:value="5" table:formula="of:=VLOOKUP([.D50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508" table:style-name="ce4">
            <text:p>508</text:p>
          </table:table-cell>
          <table:table-cell office:value-type="date" office:date-value="2021-04-27T00:00:00" table:style-name="ce14">
            <text:p>27.04.2021</text:p>
          </table:table-cell>
          <table:table-cell office:value-type="time" office:time-value="PT14H20M0S" table:style-name="ce16">
            <text:p>14:20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6642" table:style-name="ce5">
            <text:p>6642</text:p>
          </table:table-cell>
          <table:table-cell office:value-type="string" office:string-value="Эксплуатация" table:formula="of:=VLOOKUP([.E509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509];[Лицевые_счета.A:.G];2;0)" table:style-name="ce6">
            <text:p>Железнодорожная</text:p>
          </table:table-cell>
          <table:table-cell office:value-type="float" office:value="5" table:formula="of:=VLOOKUP([.D50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509" table:style-name="ce4">
            <text:p>509</text:p>
          </table:table-cell>
          <table:table-cell office:value-type="date" office:date-value="2021-04-27T00:00:00" table:style-name="ce14">
            <text:p>27.04.2021</text:p>
          </table:table-cell>
          <table:table-cell office:value-type="time" office:time-value="PT19H31M0S" table:style-name="ce16">
            <text:p>19:31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3998" table:style-name="ce5">
            <text:p>3998</text:p>
          </table:table-cell>
          <table:table-cell office:value-type="string" office:string-value="Эксплуатация" table:formula="of:=VLOOKUP([.E510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510];[Лицевые_счета.A:.G];2;0)" table:style-name="ce6">
            <text:p>Железнодорожная</text:p>
          </table:table-cell>
          <table:table-cell office:value-type="float" office:value="5" table:formula="of:=VLOOKUP([.D51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510" table:style-name="ce4">
            <text:p>510</text:p>
          </table:table-cell>
          <table:table-cell office:value-type="date" office:date-value="2021-04-27T00:00:00" table:style-name="ce14">
            <text:p>27.04.2021</text:p>
          </table:table-cell>
          <table:table-cell office:value-type="time" office:time-value="PT22H6M0S" table:style-name="ce16">
            <text:p>22:06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Оплата</text:p>
          </table:table-cell>
          <table:table-cell office:value-type="float" office:value="5357" table:style-name="ce5">
            <text:p>5357</text:p>
          </table:table-cell>
          <table:table-cell office:value-type="string" office:string-value="Восток" table:formula="of:=VLOOKUP([.E511];[Управляющие_компании.A:.C];2;0)" table:style-name="ce1">
            <text:p>Восток</text:p>
          </table:table-cell>
          <table:table-cell office:value-type="string" office:string-value="Волкова" table:formula="of:=VLOOKUP([.D511];[Лицевые_счета.A:.G];2;0)" table:style-name="ce6">
            <text:p>Волкова</text:p>
          </table:table-cell>
          <table:table-cell office:value-type="float" office:value="14" table:formula="of:=VLOOKUP([.D511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511" table:style-name="ce4">
            <text:p>511</text:p>
          </table:table-cell>
          <table:table-cell office:value-type="date" office:date-value="2021-04-28T00:00:00" table:style-name="ce14">
            <text:p>28.04.2021</text:p>
          </table:table-cell>
          <table:table-cell office:value-type="time" office:time-value="PT6H51M0S" table:style-name="ce16">
            <text:p>6:51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Оплата</text:p>
          </table:table-cell>
          <table:table-cell office:value-type="float" office:value="3903" table:style-name="ce5">
            <text:p>3903</text:p>
          </table:table-cell>
          <table:table-cell office:value-type="string" office:string-value="Эксплуатация" table:formula="of:=VLOOKUP([.E512];[Управляющие_компании.A:.C];2;0)" table:style-name="ce1">
            <text:p>Эксплуатация</text:p>
          </table:table-cell>
          <table:table-cell office:value-type="string" office:string-value="Железнодорожная" table:formula="of:=VLOOKUP([.D512];[Лицевые_счета.A:.G];2;0)" table:style-name="ce6">
            <text:p>Железнодорожная</text:p>
          </table:table-cell>
          <table:table-cell office:value-type="float" office:value="5" table:formula="of:=VLOOKUP([.D51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512" table:style-name="ce4">
            <text:p>512</text:p>
          </table:table-cell>
          <table:table-cell office:value-type="date" office:date-value="2021-04-28T00:00:00" table:style-name="ce14">
            <text:p>28.04.2021</text:p>
          </table:table-cell>
          <table:table-cell office:value-type="time" office:time-value="PT7H47M0S" table:style-name="ce16">
            <text:p>7:47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Оплата</text:p>
          </table:table-cell>
          <table:table-cell office:value-type="float" office:value="4699" table:style-name="ce5">
            <text:p>4699</text:p>
          </table:table-cell>
          <table:table-cell office:value-type="string" office:string-value="Восход" table:formula="of:=VLOOKUP([.E513];[Управляющие_компании.A:.C];2;0)" table:style-name="ce1">
            <text:p>Восход</text:p>
          </table:table-cell>
          <table:table-cell office:value-type="string" office:string-value="Пушкина" table:formula="of:=VLOOKUP([.D513];[Лицевые_счета.A:.G];2;0)" table:style-name="ce6">
            <text:p>Пушкина</text:p>
          </table:table-cell>
          <table:table-cell office:value-type="float" office:value="2" table:formula="of:=VLOOKUP([.D513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513" table:style-name="ce4">
            <text:p>513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6274" table:style-name="ce5">
            <text:p>6274</text:p>
          </table:table-cell>
          <table:table-cell office:value-type="string" office:string-value="Жилищник" table:formula="of:=VLOOKUP([.E514];[Управляющие_компании.A:.C];2;0)" table:style-name="ce1">
            <text:p>Жилищник</text:p>
          </table:table-cell>
          <table:table-cell office:value-type="string" office:string-value="Волкова" table:formula="of:=VLOOKUP([.D514];[Лицевые_счета.A:.G];2;0)" table:style-name="ce6">
            <text:p>Волкова</text:p>
          </table:table-cell>
          <table:table-cell office:value-type="float" office:value="14" table:formula="of:=VLOOKUP([.D514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514" table:style-name="ce4">
            <text:p>514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Начисление</text:p>
          </table:table-cell>
          <table:table-cell office:value-type="float" office:value="6115" table:style-name="ce5">
            <text:p>6115</text:p>
          </table:table-cell>
          <table:table-cell office:value-type="string" office:string-value="СтройЭксКапиталл" table:formula="of:=VLOOKUP([.E515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515];[Лицевые_счета.A:.G];2;0)" table:style-name="ce6">
            <text:p>Гоголя</text:p>
          </table:table-cell>
          <table:table-cell office:value-type="float" office:value="7" table:formula="of:=VLOOKUP([.D515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515" table:style-name="ce4">
            <text:p>515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Начисление</text:p>
          </table:table-cell>
          <table:table-cell office:value-type="float" office:value="3696" table:style-name="ce5">
            <text:p>3696</text:p>
          </table:table-cell>
          <table:table-cell office:value-type="string" office:string-value="СтройЭксКапиталл" table:formula="of:=VLOOKUP([.E516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516];[Лицевые_счета.A:.G];2;0)" table:style-name="ce6">
            <text:p>Гоголя</text:p>
          </table:table-cell>
          <table:table-cell office:value-type="float" office:value="7" table:formula="of:=VLOOKUP([.D516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516" table:style-name="ce4">
            <text:p>516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Начисление</text:p>
          </table:table-cell>
          <table:table-cell office:value-type="float" office:value="4938" table:style-name="ce5">
            <text:p>4938</text:p>
          </table:table-cell>
          <table:table-cell office:value-type="string" office:string-value="СтройЭксКапиталл" table:formula="of:=VLOOKUP([.E517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517];[Лицевые_счета.A:.G];2;0)" table:style-name="ce6">
            <text:p>Гоголя</text:p>
          </table:table-cell>
          <table:table-cell office:value-type="float" office:value="7" table:formula="of:=VLOOKUP([.D517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517" table:style-name="ce4">
            <text:p>517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Начисление</text:p>
          </table:table-cell>
          <table:table-cell office:value-type="float" office:value="6924" table:style-name="ce5">
            <text:p>6924</text:p>
          </table:table-cell>
          <table:table-cell office:value-type="string" office:string-value="СтройЭксКапиталл" table:formula="of:=VLOOKUP([.E518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518];[Лицевые_счета.A:.G];2;0)" table:style-name="ce6">
            <text:p>Гоголя</text:p>
          </table:table-cell>
          <table:table-cell office:value-type="float" office:value="7" table:formula="of:=VLOOKUP([.D518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518" table:style-name="ce4">
            <text:p>518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Начисление</text:p>
          </table:table-cell>
          <table:table-cell office:value-type="float" office:value="5537" table:style-name="ce5">
            <text:p>5537</text:p>
          </table:table-cell>
          <table:table-cell office:value-type="string" office:string-value="СтройЭксКапиталл" table:formula="of:=VLOOKUP([.E519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519];[Лицевые_счета.A:.G];2;0)" table:style-name="ce6">
            <text:p>Гоголя</text:p>
          </table:table-cell>
          <table:table-cell office:value-type="float" office:value="7" table:formula="of:=VLOOKUP([.D519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519" table:style-name="ce4">
            <text:p>519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4725" table:style-name="ce5">
            <text:p>4725</text:p>
          </table:table-cell>
          <table:table-cell office:value-type="string" office:string-value="Город 1" table:formula="of:=VLOOKUP([.E520];[Управляющие_компании.A:.C];2;0)" table:style-name="ce1">
            <text:p>Город 1</text:p>
          </table:table-cell>
          <table:table-cell office:value-type="string" office:string-value="Гоголя" table:formula="of:=VLOOKUP([.D520];[Лицевые_счета.A:.G];2;0)" table:style-name="ce6">
            <text:p>Гоголя</text:p>
          </table:table-cell>
          <table:table-cell office:value-type="float" office:value="8" table:formula="of:=VLOOKUP([.D520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520" table:style-name="ce4">
            <text:p>520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5091" table:style-name="ce5">
            <text:p>5091</text:p>
          </table:table-cell>
          <table:table-cell office:value-type="string" office:string-value="Город 1" table:formula="of:=VLOOKUP([.E521];[Управляющие_компании.A:.C];2;0)" table:style-name="ce1">
            <text:p>Город 1</text:p>
          </table:table-cell>
          <table:table-cell office:value-type="string" office:string-value="Гоголя" table:formula="of:=VLOOKUP([.D521];[Лицевые_счета.A:.G];2;0)" table:style-name="ce6">
            <text:p>Гоголя</text:p>
          </table:table-cell>
          <table:table-cell office:value-type="float" office:value="8" table:formula="of:=VLOOKUP([.D521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521" table:style-name="ce4">
            <text:p>521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5445" table:style-name="ce5">
            <text:p>5445</text:p>
          </table:table-cell>
          <table:table-cell office:value-type="string" office:string-value="Город 1" table:formula="of:=VLOOKUP([.E522];[Управляющие_компании.A:.C];2;0)" table:style-name="ce1">
            <text:p>Город 1</text:p>
          </table:table-cell>
          <table:table-cell office:value-type="string" office:string-value="Гоголя" table:formula="of:=VLOOKUP([.D522];[Лицевые_счета.A:.G];2;0)" table:style-name="ce6">
            <text:p>Гоголя</text:p>
          </table:table-cell>
          <table:table-cell office:value-type="float" office:value="8" table:formula="of:=VLOOKUP([.D522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522" table:style-name="ce4">
            <text:p>522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6399" table:style-name="ce5">
            <text:p>6399</text:p>
          </table:table-cell>
          <table:table-cell office:value-type="string" office:string-value="Город 1" table:formula="of:=VLOOKUP([.E523];[Управляющие_компании.A:.C];2;0)" table:style-name="ce1">
            <text:p>Город 1</text:p>
          </table:table-cell>
          <table:table-cell office:value-type="string" office:string-value="Гоголя" table:formula="of:=VLOOKUP([.D523];[Лицевые_счета.A:.G];2;0)" table:style-name="ce6">
            <text:p>Гоголя</text:p>
          </table:table-cell>
          <table:table-cell office:value-type="float" office:value="8" table:formula="of:=VLOOKUP([.D523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523" table:style-name="ce4">
            <text:p>523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4441" table:style-name="ce5">
            <text:p>4441</text:p>
          </table:table-cell>
          <table:table-cell office:value-type="string" office:string-value="Город 1" table:formula="of:=VLOOKUP([.E524];[Управляющие_компании.A:.C];2;0)" table:style-name="ce1">
            <text:p>Город 1</text:p>
          </table:table-cell>
          <table:table-cell office:value-type="string" office:string-value="Гоголя" table:formula="of:=VLOOKUP([.D524];[Лицевые_счета.A:.G];2;0)" table:style-name="ce6">
            <text:p>Гоголя</text:p>
          </table:table-cell>
          <table:table-cell office:value-type="float" office:value="8" table:formula="of:=VLOOKUP([.D524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524" table:style-name="ce4">
            <text:p>524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2947" table:style-name="ce5">
            <text:p>2947</text:p>
          </table:table-cell>
          <table:table-cell office:value-type="string" office:string-value="Жилищник" table:formula="of:=VLOOKUP([.E525];[Управляющие_компании.A:.C];2;0)" table:style-name="ce1">
            <text:p>Жилищник</text:p>
          </table:table-cell>
          <table:table-cell office:value-type="string" office:string-value="Волкова" table:formula="of:=VLOOKUP([.D525];[Лицевые_счета.A:.G];2;0)" table:style-name="ce6">
            <text:p>Волкова</text:p>
          </table:table-cell>
          <table:table-cell office:value-type="float" office:value="14" table:formula="of:=VLOOKUP([.D525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525" table:style-name="ce4">
            <text:p>525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4122" table:style-name="ce5">
            <text:p>4122</text:p>
          </table:table-cell>
          <table:table-cell office:value-type="string" office:string-value="Город 1" table:formula="of:=VLOOKUP([.E526];[Управляющие_компании.A:.C];2;0)" table:style-name="ce1">
            <text:p>Город 1</text:p>
          </table:table-cell>
          <table:table-cell office:value-type="string" office:string-value="Гоголя" table:formula="of:=VLOOKUP([.D526];[Лицевые_счета.A:.G];2;0)" table:style-name="ce6">
            <text:p>Гоголя</text:p>
          </table:table-cell>
          <table:table-cell office:value-type="float" office:value="8" table:formula="of:=VLOOKUP([.D526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526" table:style-name="ce4">
            <text:p>526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3798" table:style-name="ce5">
            <text:p>3798</text:p>
          </table:table-cell>
          <table:table-cell office:value-type="string" office:string-value="Город 1" table:formula="of:=VLOOKUP([.E527];[Управляющие_компании.A:.C];2;0)" table:style-name="ce1">
            <text:p>Город 1</text:p>
          </table:table-cell>
          <table:table-cell office:value-type="string" office:string-value="Гоголя" table:formula="of:=VLOOKUP([.D527];[Лицевые_счета.A:.G];2;0)" table:style-name="ce6">
            <text:p>Гоголя</text:p>
          </table:table-cell>
          <table:table-cell office:value-type="float" office:value="8" table:formula="of:=VLOOKUP([.D527];[Лицевые_счета.A:.G];3;0)" table:style-name="ce1">
            <text:p>8</text:p>
          </table:table-cell>
          <table:table-cell table:number-columns-repeated="16374"/>
        </table:table-row>
        <table:table-row table:style-name="ro2">
          <table:table-cell office:value-type="float" office:value="527" table:style-name="ce4">
            <text:p>527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6790" table:style-name="ce5">
            <text:p>6790</text:p>
          </table:table-cell>
          <table:table-cell office:value-type="string" office:string-value="Стрела" table:formula="of:=VLOOKUP([.E528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528];[Лицевые_счета.A:.G];2;0)" table:style-name="ce6">
            <text:p>Железнодорожная</text:p>
          </table:table-cell>
          <table:table-cell office:value-type="float" office:value="4" table:formula="of:=VLOOKUP([.D528];[Лицевые_счета.A:.G];3;0)" table:style-name="ce1">
            <text:p>4</text:p>
          </table:table-cell>
          <table:table-cell table:number-columns-repeated="16374"/>
        </table:table-row>
        <table:table-row table:style-name="ro2">
          <table:table-cell office:value-type="float" office:value="528" table:style-name="ce4">
            <text:p>528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4545" table:style-name="ce5">
            <text:p>4545</text:p>
          </table:table-cell>
          <table:table-cell office:value-type="string" office:string-value="Стрела" table:formula="of:=VLOOKUP([.E529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529];[Лицевые_счета.A:.G];2;0)" table:style-name="ce6">
            <text:p>Железнодорожная</text:p>
          </table:table-cell>
          <table:table-cell office:value-type="float" office:value="4" table:formula="of:=VLOOKUP([.D529];[Лицевые_счета.A:.G];3;0)" table:style-name="ce1">
            <text:p>4</text:p>
          </table:table-cell>
          <table:table-cell table:number-columns-repeated="16374"/>
        </table:table-row>
        <table:table-row table:style-name="ro2">
          <table:table-cell office:value-type="float" office:value="529" table:style-name="ce4">
            <text:p>529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4289" table:style-name="ce5">
            <text:p>4289</text:p>
          </table:table-cell>
          <table:table-cell office:value-type="string" office:string-value="Стрела" table:formula="of:=VLOOKUP([.E530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530];[Лицевые_счета.A:.G];2;0)" table:style-name="ce6">
            <text:p>Железнодорожная</text:p>
          </table:table-cell>
          <table:table-cell office:value-type="float" office:value="4" table:formula="of:=VLOOKUP([.D530];[Лицевые_счета.A:.G];3;0)" table:style-name="ce1">
            <text:p>4</text:p>
          </table:table-cell>
          <table:table-cell table:number-columns-repeated="16374"/>
        </table:table-row>
        <table:table-row table:style-name="ro2">
          <table:table-cell office:value-type="float" office:value="530" table:style-name="ce4">
            <text:p>530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5743" table:style-name="ce5">
            <text:p>5743</text:p>
          </table:table-cell>
          <table:table-cell office:value-type="string" office:string-value="Стрела" table:formula="of:=VLOOKUP([.E531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531];[Лицевые_счета.A:.G];2;0)" table:style-name="ce6">
            <text:p>Железнодорожная</text:p>
          </table:table-cell>
          <table:table-cell office:value-type="float" office:value="4" table:formula="of:=VLOOKUP([.D531];[Лицевые_счета.A:.G];3;0)" table:style-name="ce1">
            <text:p>4</text:p>
          </table:table-cell>
          <table:table-cell table:number-columns-repeated="16374"/>
        </table:table-row>
        <table:table-row table:style-name="ro2">
          <table:table-cell office:value-type="float" office:value="531" table:style-name="ce4">
            <text:p>531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5877" table:style-name="ce5">
            <text:p>5877</text:p>
          </table:table-cell>
          <table:table-cell office:value-type="string" office:string-value="Стрела" table:formula="of:=VLOOKUP([.E532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532];[Лицевые_счета.A:.G];2;0)" table:style-name="ce6">
            <text:p>Железнодорожная</text:p>
          </table:table-cell>
          <table:table-cell office:value-type="float" office:value="4" table:formula="of:=VLOOKUP([.D532];[Лицевые_счета.A:.G];3;0)" table:style-name="ce1">
            <text:p>4</text:p>
          </table:table-cell>
          <table:table-cell table:number-columns-repeated="16374"/>
        </table:table-row>
        <table:table-row table:style-name="ro2">
          <table:table-cell office:value-type="float" office:value="532" table:style-name="ce4">
            <text:p>532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5834" table:style-name="ce5">
            <text:p>5834</text:p>
          </table:table-cell>
          <table:table-cell office:value-type="string" office:string-value="Стрела" table:formula="of:=VLOOKUP([.E533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533];[Лицевые_счета.A:.G];2;0)" table:style-name="ce6">
            <text:p>Железнодорожная</text:p>
          </table:table-cell>
          <table:table-cell office:value-type="float" office:value="4" table:formula="of:=VLOOKUP([.D533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533" table:style-name="ce4">
            <text:p>533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4991" table:style-name="ce5">
            <text:p>4991</text:p>
          </table:table-cell>
          <table:table-cell office:value-type="string" office:string-value="Фонд управления ЖК Сити-Парк" table:formula="of:=VLOOKUP([.E534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534];[Лицевые_счета.A:.G];2;0)" table:style-name="ce6">
            <text:p>Железнодорожная</text:p>
          </table:table-cell>
          <table:table-cell office:value-type="float" office:value="5" table:formula="of:=VLOOKUP([.D53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534" table:style-name="ce4">
            <text:p>534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3942" table:style-name="ce5">
            <text:p>3942</text:p>
          </table:table-cell>
          <table:table-cell office:value-type="string" office:string-value="Фонд управления ЖК Сити-Парк" table:formula="of:=VLOOKUP([.E535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535];[Лицевые_счета.A:.G];2;0)" table:style-name="ce6">
            <text:p>Железнодорожная</text:p>
          </table:table-cell>
          <table:table-cell office:value-type="float" office:value="5" table:formula="of:=VLOOKUP([.D53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535" table:style-name="ce4">
            <text:p>535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6291" table:style-name="ce5">
            <text:p>6291</text:p>
          </table:table-cell>
          <table:table-cell office:value-type="string" office:string-value="Жилищник" table:formula="of:=VLOOKUP([.E536];[Управляющие_компании.A:.C];2;0)" table:style-name="ce1">
            <text:p>Жилищник</text:p>
          </table:table-cell>
          <table:table-cell office:value-type="string" office:string-value="Волкова" table:formula="of:=VLOOKUP([.D536];[Лицевые_счета.A:.G];2;0)" table:style-name="ce6">
            <text:p>Волкова</text:p>
          </table:table-cell>
          <table:table-cell office:value-type="float" office:value="14" table:formula="of:=VLOOKUP([.D536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536" table:style-name="ce4">
            <text:p>536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6551" table:style-name="ce5">
            <text:p>6551</text:p>
          </table:table-cell>
          <table:table-cell office:value-type="string" office:string-value="Фонд управления ЖК Сити-Парк" table:formula="of:=VLOOKUP([.E537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537];[Лицевые_счета.A:.G];2;0)" table:style-name="ce6">
            <text:p>Железнодорожная</text:p>
          </table:table-cell>
          <table:table-cell office:value-type="float" office:value="5" table:formula="of:=VLOOKUP([.D53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537" table:style-name="ce4">
            <text:p>537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3659" table:style-name="ce5">
            <text:p>3659</text:p>
          </table:table-cell>
          <table:table-cell office:value-type="string" office:string-value="Фонд управления ЖК Сити-Парк" table:formula="of:=VLOOKUP([.E538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538];[Лицевые_счета.A:.G];2;0)" table:style-name="ce6">
            <text:p>Железнодорожная</text:p>
          </table:table-cell>
          <table:table-cell office:value-type="float" office:value="5" table:formula="of:=VLOOKUP([.D53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538" table:style-name="ce4">
            <text:p>538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6670" table:style-name="ce5">
            <text:p>6670</text:p>
          </table:table-cell>
          <table:table-cell office:value-type="string" office:string-value="Фонд управления ЖК Сити-Парк" table:formula="of:=VLOOKUP([.E539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539];[Лицевые_счета.A:.G];2;0)" table:style-name="ce6">
            <text:p>Железнодорожная</text:p>
          </table:table-cell>
          <table:table-cell office:value-type="float" office:value="5" table:formula="of:=VLOOKUP([.D53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539" table:style-name="ce4">
            <text:p>539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4304" table:style-name="ce5">
            <text:p>4304</text:p>
          </table:table-cell>
          <table:table-cell office:value-type="string" office:string-value="Фонд управления ЖК Сити-Парк" table:formula="of:=VLOOKUP([.E540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540];[Лицевые_счета.A:.G];2;0)" table:style-name="ce6">
            <text:p>Железнодорожная</text:p>
          </table:table-cell>
          <table:table-cell office:value-type="float" office:value="5" table:formula="of:=VLOOKUP([.D54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540" table:style-name="ce4">
            <text:p>540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5987" table:style-name="ce5">
            <text:p>5987</text:p>
          </table:table-cell>
          <table:table-cell office:value-type="string" office:string-value="Фонд управления ЖК Сити-Парк" table:formula="of:=VLOOKUP([.E541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541];[Лицевые_счета.A:.G];2;0)" table:style-name="ce6">
            <text:p>Железнодорожная</text:p>
          </table:table-cell>
          <table:table-cell office:value-type="float" office:value="5" table:formula="of:=VLOOKUP([.D54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541" table:style-name="ce4">
            <text:p>541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3475" table:style-name="ce5">
            <text:p>3475</text:p>
          </table:table-cell>
          <table:table-cell office:value-type="string" office:string-value="Фонд управления ЖК Сити-Парк" table:formula="of:=VLOOKUP([.E542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542];[Лицевые_счета.A:.G];2;0)" table:style-name="ce6">
            <text:p>Железнодорожная</text:p>
          </table:table-cell>
          <table:table-cell office:value-type="float" office:value="5" table:formula="of:=VLOOKUP([.D54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542" table:style-name="ce4">
            <text:p>542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6336" table:style-name="ce5">
            <text:p>6336</text:p>
          </table:table-cell>
          <table:table-cell office:value-type="string" office:string-value="Фонд управления ЖК Сити-Парк" table:formula="of:=VLOOKUP([.E543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543];[Лицевые_счета.A:.G];2;0)" table:style-name="ce6">
            <text:p>Железнодорожная</text:p>
          </table:table-cell>
          <table:table-cell office:value-type="float" office:value="5" table:formula="of:=VLOOKUP([.D54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543" table:style-name="ce4">
            <text:p>543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6089" table:style-name="ce5">
            <text:p>6089</text:p>
          </table:table-cell>
          <table:table-cell office:value-type="string" office:string-value="Фонд управления ЖК Сити-Парк" table:formula="of:=VLOOKUP([.E544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544];[Лицевые_счета.A:.G];2;0)" table:style-name="ce6">
            <text:p>Железнодорожная</text:p>
          </table:table-cell>
          <table:table-cell office:value-type="float" office:value="5" table:formula="of:=VLOOKUP([.D54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544" table:style-name="ce4">
            <text:p>544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3701" table:style-name="ce5">
            <text:p>3701</text:p>
          </table:table-cell>
          <table:table-cell office:value-type="string" office:string-value="Фонд управления ЖК Сити-Парк" table:formula="of:=VLOOKUP([.E545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545];[Лицевые_счета.A:.G];2;0)" table:style-name="ce6">
            <text:p>Железнодорожная</text:p>
          </table:table-cell>
          <table:table-cell office:value-type="float" office:value="5" table:formula="of:=VLOOKUP([.D54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545" table:style-name="ce4">
            <text:p>545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4132" table:style-name="ce5">
            <text:p>4132</text:p>
          </table:table-cell>
          <table:table-cell office:value-type="string" office:string-value="Фонд управления ЖК Сити-Парк" table:formula="of:=VLOOKUP([.E546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546];[Лицевые_счета.A:.G];2;0)" table:style-name="ce6">
            <text:p>Железнодорожная</text:p>
          </table:table-cell>
          <table:table-cell office:value-type="float" office:value="5" table:formula="of:=VLOOKUP([.D546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546" table:style-name="ce4">
            <text:p>546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5852" table:style-name="ce5">
            <text:p>5852</text:p>
          </table:table-cell>
          <table:table-cell office:value-type="string" office:string-value="Жилищник" table:formula="of:=VLOOKUP([.E547];[Управляющие_компании.A:.C];2;0)" table:style-name="ce1">
            <text:p>Жилищник</text:p>
          </table:table-cell>
          <table:table-cell office:value-type="string" office:string-value="Волкова" table:formula="of:=VLOOKUP([.D547];[Лицевые_счета.A:.G];2;0)" table:style-name="ce6">
            <text:p>Волкова</text:p>
          </table:table-cell>
          <table:table-cell office:value-type="float" office:value="14" table:formula="of:=VLOOKUP([.D547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547" table:style-name="ce4">
            <text:p>547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3003" table:style-name="ce5">
            <text:p>3003</text:p>
          </table:table-cell>
          <table:table-cell office:value-type="string" office:string-value="Фонд управления ЖК Сити-Парк" table:formula="of:=VLOOKUP([.E548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548];[Лицевые_счета.A:.G];2;0)" table:style-name="ce6">
            <text:p>Железнодорожная</text:p>
          </table:table-cell>
          <table:table-cell office:value-type="float" office:value="5" table:formula="of:=VLOOKUP([.D54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548" table:style-name="ce4">
            <text:p>548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5099" table:style-name="ce5">
            <text:p>5099</text:p>
          </table:table-cell>
          <table:table-cell office:value-type="string" office:string-value="Фонд управления ЖК Сити-Парк" table:formula="of:=VLOOKUP([.E549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549];[Лицевые_счета.A:.G];2;0)" table:style-name="ce6">
            <text:p>Железнодорожная</text:p>
          </table:table-cell>
          <table:table-cell office:value-type="float" office:value="5" table:formula="of:=VLOOKUP([.D54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549" table:style-name="ce4">
            <text:p>549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4174" table:style-name="ce5">
            <text:p>4174</text:p>
          </table:table-cell>
          <table:table-cell office:value-type="string" office:string-value="Фонд управления ЖК Сити-Парк" table:formula="of:=VLOOKUP([.E550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550];[Лицевые_счета.A:.G];2;0)" table:style-name="ce6">
            <text:p>Железнодорожная</text:p>
          </table:table-cell>
          <table:table-cell office:value-type="float" office:value="5" table:formula="of:=VLOOKUP([.D55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550" table:style-name="ce4">
            <text:p>550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6175" table:style-name="ce5">
            <text:p>6175</text:p>
          </table:table-cell>
          <table:table-cell office:value-type="string" office:string-value="Фонд управления ЖК Сити-Парк" table:formula="of:=VLOOKUP([.E551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551];[Лицевые_счета.A:.G];2;0)" table:style-name="ce6">
            <text:p>Железнодорожная</text:p>
          </table:table-cell>
          <table:table-cell office:value-type="float" office:value="5" table:formula="of:=VLOOKUP([.D55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551" table:style-name="ce4">
            <text:p>551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3826" table:style-name="ce5">
            <text:p>3826</text:p>
          </table:table-cell>
          <table:table-cell office:value-type="string" office:string-value="Фонд управления ЖК Сити-Парк" table:formula="of:=VLOOKUP([.E552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552];[Лицевые_счета.A:.G];2;0)" table:style-name="ce6">
            <text:p>Железнодорожная</text:p>
          </table:table-cell>
          <table:table-cell office:value-type="float" office:value="5" table:formula="of:=VLOOKUP([.D55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552" table:style-name="ce4">
            <text:p>552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4146" table:style-name="ce5">
            <text:p>4146</text:p>
          </table:table-cell>
          <table:table-cell office:value-type="string" office:string-value="Фонд управления ЖК Сити-Парк" table:formula="of:=VLOOKUP([.E553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553];[Лицевые_счета.A:.G];2;0)" table:style-name="ce6">
            <text:p>Железнодорожная</text:p>
          </table:table-cell>
          <table:table-cell office:value-type="float" office:value="5" table:formula="of:=VLOOKUP([.D55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553" table:style-name="ce4">
            <text:p>553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3523" table:style-name="ce5">
            <text:p>3523</text:p>
          </table:table-cell>
          <table:table-cell office:value-type="string" office:string-value="Фонд управления ЖК Сити-Парк" table:formula="of:=VLOOKUP([.E554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554];[Лицевые_счета.A:.G];2;0)" table:style-name="ce6">
            <text:p>Железнодорожная</text:p>
          </table:table-cell>
          <table:table-cell office:value-type="float" office:value="5" table:formula="of:=VLOOKUP([.D55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554" table:style-name="ce4">
            <text:p>554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5406" table:style-name="ce5">
            <text:p>5406</text:p>
          </table:table-cell>
          <table:table-cell office:value-type="string" office:string-value="Фонд управления ЖК Сити-Парк" table:formula="of:=VLOOKUP([.E555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555];[Лицевые_счета.A:.G];2;0)" table:style-name="ce6">
            <text:p>Железнодорожная</text:p>
          </table:table-cell>
          <table:table-cell office:value-type="float" office:value="5" table:formula="of:=VLOOKUP([.D55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555" table:style-name="ce4">
            <text:p>555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5930" table:style-name="ce5">
            <text:p>5930</text:p>
          </table:table-cell>
          <table:table-cell office:value-type="string" office:string-value="Фонд управления ЖК Сити-Парк" table:formula="of:=VLOOKUP([.E556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556];[Лицевые_счета.A:.G];2;0)" table:style-name="ce6">
            <text:p>Железнодорожная</text:p>
          </table:table-cell>
          <table:table-cell office:value-type="float" office:value="5" table:formula="of:=VLOOKUP([.D556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556" table:style-name="ce4">
            <text:p>556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6709" table:style-name="ce5">
            <text:p>6709</text:p>
          </table:table-cell>
          <table:table-cell office:value-type="string" office:string-value="Фонд управления ЖК Сити-Парк" table:formula="of:=VLOOKUP([.E557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557];[Лицевые_счета.A:.G];2;0)" table:style-name="ce6">
            <text:p>Железнодорожная</text:p>
          </table:table-cell>
          <table:table-cell office:value-type="float" office:value="5" table:formula="of:=VLOOKUP([.D55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557" table:style-name="ce4">
            <text:p>557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3195" table:style-name="ce5">
            <text:p>3195</text:p>
          </table:table-cell>
          <table:table-cell office:value-type="string" office:string-value="Жилищник" table:formula="of:=VLOOKUP([.E558];[Управляющие_компании.A:.C];2;0)" table:style-name="ce1">
            <text:p>Жилищник</text:p>
          </table:table-cell>
          <table:table-cell office:value-type="string" office:string-value="Волкова" table:formula="of:=VLOOKUP([.D558];[Лицевые_счета.A:.G];2;0)" table:style-name="ce6">
            <text:p>Волкова</text:p>
          </table:table-cell>
          <table:table-cell office:value-type="float" office:value="14" table:formula="of:=VLOOKUP([.D558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558" table:style-name="ce4">
            <text:p>558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5432" table:style-name="ce5">
            <text:p>5432</text:p>
          </table:table-cell>
          <table:table-cell office:value-type="string" office:string-value="Фонд управления ЖК Сити-Парк" table:formula="of:=VLOOKUP([.E559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559];[Лицевые_счета.A:.G];2;0)" table:style-name="ce6">
            <text:p>Железнодорожная</text:p>
          </table:table-cell>
          <table:table-cell office:value-type="float" office:value="5" table:formula="of:=VLOOKUP([.D55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559" table:style-name="ce4">
            <text:p>559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5260" table:style-name="ce5">
            <text:p>5260</text:p>
          </table:table-cell>
          <table:table-cell office:value-type="string" office:string-value="Фонд управления ЖК Сити-Парк" table:formula="of:=VLOOKUP([.E560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560];[Лицевые_счета.A:.G];2;0)" table:style-name="ce6">
            <text:p>Железнодорожная</text:p>
          </table:table-cell>
          <table:table-cell office:value-type="float" office:value="5" table:formula="of:=VLOOKUP([.D56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560" table:style-name="ce4">
            <text:p>560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4322" table:style-name="ce5">
            <text:p>4322</text:p>
          </table:table-cell>
          <table:table-cell office:value-type="string" office:string-value="Фонд управления ЖК Сити-Парк" table:formula="of:=VLOOKUP([.E561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561];[Лицевые_счета.A:.G];2;0)" table:style-name="ce6">
            <text:p>Железнодорожная</text:p>
          </table:table-cell>
          <table:table-cell office:value-type="float" office:value="5" table:formula="of:=VLOOKUP([.D56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561" table:style-name="ce4">
            <text:p>561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6011" table:style-name="ce5">
            <text:p>6011</text:p>
          </table:table-cell>
          <table:table-cell office:value-type="string" office:string-value="Фонд управления ЖК Сити-Парк" table:formula="of:=VLOOKUP([.E562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562];[Лицевые_счета.A:.G];2;0)" table:style-name="ce6">
            <text:p>Железнодорожная</text:p>
          </table:table-cell>
          <table:table-cell office:value-type="float" office:value="5" table:formula="of:=VLOOKUP([.D56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562" table:style-name="ce4">
            <text:p>562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6692" table:style-name="ce5">
            <text:p>6692</text:p>
          </table:table-cell>
          <table:table-cell office:value-type="string" office:string-value="Фонд управления ЖК Сити-Парк" table:formula="of:=VLOOKUP([.E563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563];[Лицевые_счета.A:.G];2;0)" table:style-name="ce6">
            <text:p>Железнодорожная</text:p>
          </table:table-cell>
          <table:table-cell office:value-type="float" office:value="5" table:formula="of:=VLOOKUP([.D56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563" table:style-name="ce4">
            <text:p>563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4695" table:style-name="ce5">
            <text:p>4695</text:p>
          </table:table-cell>
          <table:table-cell office:value-type="string" office:string-value="Фонд управления ЖК Сити-Парк" table:formula="of:=VLOOKUP([.E564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564];[Лицевые_счета.A:.G];2;0)" table:style-name="ce6">
            <text:p>Железнодорожная</text:p>
          </table:table-cell>
          <table:table-cell office:value-type="float" office:value="5" table:formula="of:=VLOOKUP([.D56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564" table:style-name="ce4">
            <text:p>564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5931" table:style-name="ce5">
            <text:p>5931</text:p>
          </table:table-cell>
          <table:table-cell office:value-type="string" office:string-value="Жилищник" table:formula="of:=VLOOKUP([.E565];[Управляющие_компании.A:.C];2;0)" table:style-name="ce1">
            <text:p>Жилищник</text:p>
          </table:table-cell>
          <table:table-cell office:value-type="string" office:string-value="Пушкина" table:formula="of:=VLOOKUP([.D565];[Лицевые_счета.A:.G];2;0)" table:style-name="ce6">
            <text:p>Пушкина</text:p>
          </table:table-cell>
          <table:table-cell office:value-type="float" office:value="2" table:formula="of:=VLOOKUP([.D565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565" table:style-name="ce4">
            <text:p>565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3767" table:style-name="ce5">
            <text:p>3767</text:p>
          </table:table-cell>
          <table:table-cell office:value-type="string" office:string-value="Жилищник" table:formula="of:=VLOOKUP([.E566];[Управляющие_компании.A:.C];2;0)" table:style-name="ce1">
            <text:p>Жилищник</text:p>
          </table:table-cell>
          <table:table-cell office:value-type="string" office:string-value="Пушкина" table:formula="of:=VLOOKUP([.D566];[Лицевые_счета.A:.G];2;0)" table:style-name="ce6">
            <text:p>Пушкина</text:p>
          </table:table-cell>
          <table:table-cell office:value-type="float" office:value="2" table:formula="of:=VLOOKUP([.D566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566" table:style-name="ce4">
            <text:p>566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6610" table:style-name="ce5">
            <text:p>6610</text:p>
          </table:table-cell>
          <table:table-cell office:value-type="string" office:string-value="Жилищник" table:formula="of:=VLOOKUP([.E567];[Управляющие_компании.A:.C];2;0)" table:style-name="ce1">
            <text:p>Жилищник</text:p>
          </table:table-cell>
          <table:table-cell office:value-type="string" office:string-value="Пушкина" table:formula="of:=VLOOKUP([.D567];[Лицевые_счета.A:.G];2;0)" table:style-name="ce6">
            <text:p>Пушкина</text:p>
          </table:table-cell>
          <table:table-cell office:value-type="float" office:value="2" table:formula="of:=VLOOKUP([.D567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567" table:style-name="ce4">
            <text:p>567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6813" table:style-name="ce5">
            <text:p>6813</text:p>
          </table:table-cell>
          <table:table-cell office:value-type="string" office:string-value="Жилищник" table:formula="of:=VLOOKUP([.E568];[Управляющие_компании.A:.C];2;0)" table:style-name="ce1">
            <text:p>Жилищник</text:p>
          </table:table-cell>
          <table:table-cell office:value-type="string" office:string-value="Пушкина" table:formula="of:=VLOOKUP([.D568];[Лицевые_счета.A:.G];2;0)" table:style-name="ce6">
            <text:p>Пушкина</text:p>
          </table:table-cell>
          <table:table-cell office:value-type="float" office:value="2" table:formula="of:=VLOOKUP([.D568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568" table:style-name="ce4">
            <text:p>568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6662" table:style-name="ce5">
            <text:p>6662</text:p>
          </table:table-cell>
          <table:table-cell office:value-type="string" office:string-value="Жилищник" table:formula="of:=VLOOKUP([.E569];[Управляющие_компании.A:.C];2;0)" table:style-name="ce1">
            <text:p>Жилищник</text:p>
          </table:table-cell>
          <table:table-cell office:value-type="string" office:string-value="Волкова" table:formula="of:=VLOOKUP([.D569];[Лицевые_счета.A:.G];2;0)" table:style-name="ce6">
            <text:p>Волкова</text:p>
          </table:table-cell>
          <table:table-cell office:value-type="float" office:value="14" table:formula="of:=VLOOKUP([.D569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569" table:style-name="ce4">
            <text:p>569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4580" table:style-name="ce5">
            <text:p>4580</text:p>
          </table:table-cell>
          <table:table-cell office:value-type="string" office:string-value="Жилищник" table:formula="of:=VLOOKUP([.E570];[Управляющие_компании.A:.C];2;0)" table:style-name="ce1">
            <text:p>Жилищник</text:p>
          </table:table-cell>
          <table:table-cell office:value-type="string" office:string-value="Пушкина" table:formula="of:=VLOOKUP([.D570];[Лицевые_счета.A:.G];2;0)" table:style-name="ce6">
            <text:p>Пушкина</text:p>
          </table:table-cell>
          <table:table-cell office:value-type="float" office:value="2" table:formula="of:=VLOOKUP([.D570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570" table:style-name="ce4">
            <text:p>570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5561" table:style-name="ce5">
            <text:p>5561</text:p>
          </table:table-cell>
          <table:table-cell office:value-type="string" office:string-value="Жилищник" table:formula="of:=VLOOKUP([.E571];[Управляющие_компании.A:.C];2;0)" table:style-name="ce1">
            <text:p>Жилищник</text:p>
          </table:table-cell>
          <table:table-cell office:value-type="string" office:string-value="Пушкина" table:formula="of:=VLOOKUP([.D571];[Лицевые_счета.A:.G];2;0)" table:style-name="ce6">
            <text:p>Пушкина</text:p>
          </table:table-cell>
          <table:table-cell office:value-type="float" office:value="2" table:formula="of:=VLOOKUP([.D571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571" table:style-name="ce4">
            <text:p>571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3300" table:style-name="ce5">
            <text:p>3300</text:p>
          </table:table-cell>
          <table:table-cell office:value-type="string" office:string-value="Жилищник" table:formula="of:=VLOOKUP([.E572];[Управляющие_компании.A:.C];2;0)" table:style-name="ce1">
            <text:p>Жилищник</text:p>
          </table:table-cell>
          <table:table-cell office:value-type="string" office:string-value="Пушкина" table:formula="of:=VLOOKUP([.D572];[Лицевые_счета.A:.G];2;0)" table:style-name="ce6">
            <text:p>Пушкина</text:p>
          </table:table-cell>
          <table:table-cell office:value-type="float" office:value="2" table:formula="of:=VLOOKUP([.D572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572" table:style-name="ce4">
            <text:p>572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3752" table:style-name="ce5">
            <text:p>3752</text:p>
          </table:table-cell>
          <table:table-cell office:value-type="string" office:string-value="Жилищник" table:formula="of:=VLOOKUP([.E573];[Управляющие_компании.A:.C];2;0)" table:style-name="ce1">
            <text:p>Жилищник</text:p>
          </table:table-cell>
          <table:table-cell office:value-type="string" office:string-value="Пушкина" table:formula="of:=VLOOKUP([.D573];[Лицевые_счета.A:.G];2;0)" table:style-name="ce6">
            <text:p>Пушкина</text:p>
          </table:table-cell>
          <table:table-cell office:value-type="float" office:value="2" table:formula="of:=VLOOKUP([.D573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573" table:style-name="ce4">
            <text:p>573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5439" table:style-name="ce5">
            <text:p>5439</text:p>
          </table:table-cell>
          <table:table-cell office:value-type="string" office:string-value="Жилищник" table:formula="of:=VLOOKUP([.E574];[Управляющие_компании.A:.C];2;0)" table:style-name="ce1">
            <text:p>Жилищник</text:p>
          </table:table-cell>
          <table:table-cell office:value-type="string" office:string-value="Пушкина" table:formula="of:=VLOOKUP([.D574];[Лицевые_счета.A:.G];2;0)" table:style-name="ce6">
            <text:p>Пушкина</text:p>
          </table:table-cell>
          <table:table-cell office:value-type="float" office:value="2" table:formula="of:=VLOOKUP([.D574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574" table:style-name="ce4">
            <text:p>574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3371" table:style-name="ce5">
            <text:p>3371</text:p>
          </table:table-cell>
          <table:table-cell office:value-type="string" office:string-value="Жилищник" table:formula="of:=VLOOKUP([.E575];[Управляющие_компании.A:.C];2;0)" table:style-name="ce1">
            <text:p>Жилищник</text:p>
          </table:table-cell>
          <table:table-cell office:value-type="string" office:string-value="Пушкина" table:formula="of:=VLOOKUP([.D575];[Лицевые_счета.A:.G];2;0)" table:style-name="ce6">
            <text:p>Пушкина</text:p>
          </table:table-cell>
          <table:table-cell office:value-type="float" office:value="2" table:formula="of:=VLOOKUP([.D575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575" table:style-name="ce4">
            <text:p>575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Начисление</text:p>
          </table:table-cell>
          <table:table-cell office:value-type="float" office:value="4137" table:style-name="ce5">
            <text:p>4137</text:p>
          </table:table-cell>
          <table:table-cell office:value-type="string" office:string-value="СтройЭксКапиталл" table:formula="of:=VLOOKUP([.E576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576];[Лицевые_счета.A:.G];2;0)" table:style-name="ce6">
            <text:p>Гоголя</text:p>
          </table:table-cell>
          <table:table-cell office:value-type="float" office:value="7" table:formula="of:=VLOOKUP([.D576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576" table:style-name="ce4">
            <text:p>576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Начисление</text:p>
          </table:table-cell>
          <table:table-cell office:value-type="float" office:value="3501" table:style-name="ce5">
            <text:p>3501</text:p>
          </table:table-cell>
          <table:table-cell office:value-type="string" office:string-value="СтройЭксКапиталл" table:formula="of:=VLOOKUP([.E577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577];[Лицевые_счета.A:.G];2;0)" table:style-name="ce6">
            <text:p>Гоголя</text:p>
          </table:table-cell>
          <table:table-cell office:value-type="float" office:value="7" table:formula="of:=VLOOKUP([.D577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577" table:style-name="ce4">
            <text:p>577</text:p>
          </table:table-cell>
          <table:table-cell office:value-type="date" office:date-value="2021-05-01T00:00:00" table:style-name="ce14">
            <text:p>01.05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Начисление</text:p>
          </table:table-cell>
          <table:table-cell office:value-type="float" office:value="6557" table:style-name="ce5">
            <text:p>6557</text:p>
          </table:table-cell>
          <table:table-cell office:value-type="string" office:string-value="СтройЭксКапиталл" table:formula="of:=VLOOKUP([.E578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578];[Лицевые_счета.A:.G];2;0)" table:style-name="ce6">
            <text:p>Гоголя</text:p>
          </table:table-cell>
          <table:table-cell office:value-type="float" office:value="7" table:formula="of:=VLOOKUP([.D578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578" table:style-name="ce4">
            <text:p>578</text:p>
          </table:table-cell>
          <table:table-cell office:value-type="date" office:date-value="2021-05-02T00:00:00" table:style-name="ce14">
            <text:p>02.05.2021</text:p>
          </table:table-cell>
          <table:table-cell office:value-type="time" office:time-value="PT12H0M0S" table:style-name="ce16">
            <text:p>12:00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3523" table:style-name="ce5">
            <text:p>3523</text:p>
          </table:table-cell>
          <table:table-cell office:value-type="string" office:string-value="Фонд управления ЖК Сити-Парк" table:formula="of:=VLOOKUP([.E579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579];[Лицевые_счета.A:.G];2;0)" table:style-name="ce6">
            <text:p>Железнодорожная</text:p>
          </table:table-cell>
          <table:table-cell office:value-type="float" office:value="5" table:formula="of:=VLOOKUP([.D57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579" table:style-name="ce4">
            <text:p>579</text:p>
          </table:table-cell>
          <table:table-cell office:value-type="date" office:date-value="2021-05-02T00:00:00" table:style-name="ce14">
            <text:p>02.05.2021</text:p>
          </table:table-cell>
          <table:table-cell office:value-type="time" office:time-value="PT20H0M0S" table:style-name="ce16">
            <text:p>20:00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5930" table:style-name="ce5">
            <text:p>5930</text:p>
          </table:table-cell>
          <table:table-cell office:value-type="string" office:string-value="Фонд управления ЖК Сити-Парк" table:formula="of:=VLOOKUP([.E580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580];[Лицевые_счета.A:.G];2;0)" table:style-name="ce6">
            <text:p>Железнодорожная</text:p>
          </table:table-cell>
          <table:table-cell office:value-type="float" office:value="5" table:formula="of:=VLOOKUP([.D58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580" table:style-name="ce4">
            <text:p>580</text:p>
          </table:table-cell>
          <table:table-cell office:value-type="date" office:date-value="2021-05-02T00:00:00" table:style-name="ce14">
            <text:p>02.05.2021</text:p>
          </table:table-cell>
          <table:table-cell office:value-type="time" office:time-value="PT21H9M0S" table:style-name="ce16">
            <text:p>21:09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6175" table:style-name="ce5">
            <text:p>6175</text:p>
          </table:table-cell>
          <table:table-cell office:value-type="string" office:string-value="Фонд управления ЖК Сити-Парк" table:formula="of:=VLOOKUP([.E581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581];[Лицевые_счета.A:.G];2;0)" table:style-name="ce6">
            <text:p>Железнодорожная</text:p>
          </table:table-cell>
          <table:table-cell office:value-type="float" office:value="5" table:formula="of:=VLOOKUP([.D58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581" table:style-name="ce4">
            <text:p>581</text:p>
          </table:table-cell>
          <table:table-cell office:value-type="date" office:date-value="2021-05-02T00:00:00" table:style-name="ce14">
            <text:p>02.05.2021</text:p>
          </table:table-cell>
          <table:table-cell office:value-type="time" office:time-value="PT22H34M0S" table:style-name="ce16">
            <text:p>22:34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5406" table:style-name="ce5">
            <text:p>5406</text:p>
          </table:table-cell>
          <table:table-cell office:value-type="string" office:string-value="Фонд управления ЖК Сити-Парк" table:formula="of:=VLOOKUP([.E582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582];[Лицевые_счета.A:.G];2;0)" table:style-name="ce6">
            <text:p>Железнодорожная</text:p>
          </table:table-cell>
          <table:table-cell office:value-type="float" office:value="5" table:formula="of:=VLOOKUP([.D58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582" table:style-name="ce4">
            <text:p>582</text:p>
          </table:table-cell>
          <table:table-cell office:value-type="date" office:date-value="2021-05-02T00:00:00" table:style-name="ce14">
            <text:p>02.05.2021</text:p>
          </table:table-cell>
          <table:table-cell office:value-type="time" office:time-value="PT23H25M0S" table:style-name="ce16">
            <text:p>23:25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5852" table:style-name="ce5">
            <text:p>5852</text:p>
          </table:table-cell>
          <table:table-cell office:value-type="string" office:string-value="Жилищник" table:formula="of:=VLOOKUP([.E583];[Управляющие_компании.A:.C];2;0)" table:style-name="ce1">
            <text:p>Жилищник</text:p>
          </table:table-cell>
          <table:table-cell office:value-type="string" office:string-value="Волкова" table:formula="of:=VLOOKUP([.D583];[Лицевые_счета.A:.G];2;0)" table:style-name="ce6">
            <text:p>Волкова</text:p>
          </table:table-cell>
          <table:table-cell office:value-type="float" office:value="14" table:formula="of:=VLOOKUP([.D583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583" table:style-name="ce4">
            <text:p>583</text:p>
          </table:table-cell>
          <table:table-cell office:value-type="date" office:date-value="2021-05-03T00:00:00" table:style-name="ce14">
            <text:p>03.05.2021</text:p>
          </table:table-cell>
          <table:table-cell office:value-type="time" office:time-value="PT14H11M0S" table:style-name="ce16">
            <text:p>14:11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Оплата</text:p>
          </table:table-cell>
          <table:table-cell office:value-type="float" office:value="3696" table:style-name="ce5">
            <text:p>3696</text:p>
          </table:table-cell>
          <table:table-cell office:value-type="string" office:string-value="СтройЭксКапиталл" table:formula="of:=VLOOKUP([.E584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584];[Лицевые_счета.A:.G];2;0)" table:style-name="ce6">
            <text:p>Гоголя</text:p>
          </table:table-cell>
          <table:table-cell office:value-type="float" office:value="7" table:formula="of:=VLOOKUP([.D584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584" table:style-name="ce4">
            <text:p>584</text:p>
          </table:table-cell>
          <table:table-cell office:value-type="date" office:date-value="2021-05-03T00:00:00" table:style-name="ce14">
            <text:p>03.05.2021</text:p>
          </table:table-cell>
          <table:table-cell office:value-type="time" office:time-value="PT20H2M0S" table:style-name="ce16">
            <text:p>20:02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Оплата</text:p>
          </table:table-cell>
          <table:table-cell office:value-type="float" office:value="4938" table:style-name="ce5">
            <text:p>4938</text:p>
          </table:table-cell>
          <table:table-cell office:value-type="string" office:string-value="СтройЭксКапиталл" table:formula="of:=VLOOKUP([.E585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585];[Лицевые_счета.A:.G];2;0)" table:style-name="ce6">
            <text:p>Гоголя</text:p>
          </table:table-cell>
          <table:table-cell office:value-type="float" office:value="7" table:formula="of:=VLOOKUP([.D585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585" table:style-name="ce4">
            <text:p>585</text:p>
          </table:table-cell>
          <table:table-cell office:value-type="date" office:date-value="2021-05-04T00:00:00" table:style-name="ce14">
            <text:p>04.05.2021</text:p>
          </table:table-cell>
          <table:table-cell office:value-type="time" office:time-value="PT19H49M0S" table:style-name="ce16">
            <text:p>19:49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6610" table:style-name="ce5">
            <text:p>6610</text:p>
          </table:table-cell>
          <table:table-cell office:value-type="string" office:string-value="Жилищник" table:formula="of:=VLOOKUP([.E586];[Управляющие_компании.A:.C];2;0)" table:style-name="ce1">
            <text:p>Жилищник</text:p>
          </table:table-cell>
          <table:table-cell office:value-type="string" office:string-value="Пушкина" table:formula="of:=VLOOKUP([.D586];[Лицевые_счета.A:.G];2;0)" table:style-name="ce6">
            <text:p>Пушкина</text:p>
          </table:table-cell>
          <table:table-cell office:value-type="float" office:value="2" table:formula="of:=VLOOKUP([.D586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586" table:style-name="ce4">
            <text:p>586</text:p>
          </table:table-cell>
          <table:table-cell office:value-type="date" office:date-value="2021-05-05T00:00:00" table:style-name="ce14">
            <text:p>05.05.2021</text:p>
          </table:table-cell>
          <table:table-cell office:value-type="time" office:time-value="PT7H48M0S" table:style-name="ce16">
            <text:p>7:48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5834" table:style-name="ce5">
            <text:p>5834</text:p>
          </table:table-cell>
          <table:table-cell office:value-type="string" office:string-value="Стрела" table:formula="of:=VLOOKUP([.E587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587];[Лицевые_счета.A:.G];2;0)" table:style-name="ce6">
            <text:p>Железнодорожная</text:p>
          </table:table-cell>
          <table:table-cell office:value-type="float" office:value="4" table:formula="of:=VLOOKUP([.D587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587" table:style-name="ce4">
            <text:p>587</text:p>
          </table:table-cell>
          <table:table-cell office:value-type="date" office:date-value="2021-05-05T00:00:00" table:style-name="ce14">
            <text:p>05.05.2021</text:p>
          </table:table-cell>
          <table:table-cell office:value-type="time" office:time-value="PT7H50M0S" table:style-name="ce16">
            <text:p>7:50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3752" table:style-name="ce5">
            <text:p>3752</text:p>
          </table:table-cell>
          <table:table-cell office:value-type="string" office:string-value="Жилищник" table:formula="of:=VLOOKUP([.E588];[Управляющие_компании.A:.C];2;0)" table:style-name="ce1">
            <text:p>Жилищник</text:p>
          </table:table-cell>
          <table:table-cell office:value-type="string" office:string-value="Пушкина" table:formula="of:=VLOOKUP([.D588];[Лицевые_счета.A:.G];2;0)" table:style-name="ce6">
            <text:p>Пушкина</text:p>
          </table:table-cell>
          <table:table-cell office:value-type="float" office:value="2" table:formula="of:=VLOOKUP([.D588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588" table:style-name="ce4">
            <text:p>588</text:p>
          </table:table-cell>
          <table:table-cell office:value-type="date" office:date-value="2021-05-05T00:00:00" table:style-name="ce14">
            <text:p>05.05.2021</text:p>
          </table:table-cell>
          <table:table-cell office:value-type="time" office:time-value="PT13H17M0S" table:style-name="ce16">
            <text:p>13:17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2947" table:style-name="ce5">
            <text:p>2947</text:p>
          </table:table-cell>
          <table:table-cell office:value-type="string" office:string-value="Жилищник" table:formula="of:=VLOOKUP([.E589];[Управляющие_компании.A:.C];2;0)" table:style-name="ce1">
            <text:p>Жилищник</text:p>
          </table:table-cell>
          <table:table-cell office:value-type="string" office:string-value="Волкова" table:formula="of:=VLOOKUP([.D589];[Лицевые_счета.A:.G];2;0)" table:style-name="ce6">
            <text:p>Волкова</text:p>
          </table:table-cell>
          <table:table-cell office:value-type="float" office:value="14" table:formula="of:=VLOOKUP([.D589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589" table:style-name="ce4">
            <text:p>589</text:p>
          </table:table-cell>
          <table:table-cell office:value-type="date" office:date-value="2021-05-05T00:00:00" table:style-name="ce14">
            <text:p>05.05.2021</text:p>
          </table:table-cell>
          <table:table-cell office:value-type="time" office:time-value="PT16H14M0S" table:style-name="ce16">
            <text:p>16:14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6291" table:style-name="ce5">
            <text:p>6291</text:p>
          </table:table-cell>
          <table:table-cell office:value-type="string" office:string-value="Жилищник" table:formula="of:=VLOOKUP([.E590];[Управляющие_компании.A:.C];2;0)" table:style-name="ce1">
            <text:p>Жилищник</text:p>
          </table:table-cell>
          <table:table-cell office:value-type="string" office:string-value="Волкова" table:formula="of:=VLOOKUP([.D590];[Лицевые_счета.A:.G];2;0)" table:style-name="ce6">
            <text:p>Волкова</text:p>
          </table:table-cell>
          <table:table-cell office:value-type="float" office:value="14" table:formula="of:=VLOOKUP([.D590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590" table:style-name="ce4">
            <text:p>590</text:p>
          </table:table-cell>
          <table:table-cell office:value-type="date" office:date-value="2021-05-06T00:00:00" table:style-name="ce14">
            <text:p>06.05.2021</text:p>
          </table:table-cell>
          <table:table-cell office:value-type="time" office:time-value="PT7H16M0S" table:style-name="ce16">
            <text:p>7:16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4441" table:style-name="ce5">
            <text:p>4441</text:p>
          </table:table-cell>
          <table:table-cell office:value-type="string" office:string-value="Город 1" table:formula="of:=VLOOKUP([.E591];[Управляющие_компании.A:.C];2;0)" table:style-name="ce1">
            <text:p>Город 1</text:p>
          </table:table-cell>
          <table:table-cell office:value-type="string" office:string-value="Гоголя" table:formula="of:=VLOOKUP([.D591];[Лицевые_счета.A:.G];2;0)" table:style-name="ce6">
            <text:p>Гоголя</text:p>
          </table:table-cell>
          <table:table-cell office:value-type="float" office:value="8" table:formula="of:=VLOOKUP([.D591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591" table:style-name="ce4">
            <text:p>591</text:p>
          </table:table-cell>
          <table:table-cell office:value-type="date" office:date-value="2021-05-06T00:00:00" table:style-name="ce14">
            <text:p>06.05.2021</text:p>
          </table:table-cell>
          <table:table-cell office:value-type="time" office:time-value="PT13H14M0S" table:style-name="ce16">
            <text:p>13:14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3003" table:style-name="ce5">
            <text:p>3003</text:p>
          </table:table-cell>
          <table:table-cell office:value-type="string" office:string-value="Фонд управления ЖК Сити-Парк" table:formula="of:=VLOOKUP([.E592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592];[Лицевые_счета.A:.G];2;0)" table:style-name="ce6">
            <text:p>Железнодорожная</text:p>
          </table:table-cell>
          <table:table-cell office:value-type="float" office:value="5" table:formula="of:=VLOOKUP([.D59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592" table:style-name="ce4">
            <text:p>592</text:p>
          </table:table-cell>
          <table:table-cell office:value-type="date" office:date-value="2021-05-06T00:00:00" table:style-name="ce14">
            <text:p>06.05.2021</text:p>
          </table:table-cell>
          <table:table-cell office:value-type="time" office:time-value="PT19H24M0S" table:style-name="ce16">
            <text:p>19:24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3767" table:style-name="ce5">
            <text:p>3767</text:p>
          </table:table-cell>
          <table:table-cell office:value-type="string" office:string-value="Жилищник" table:formula="of:=VLOOKUP([.E593];[Управляющие_компании.A:.C];2;0)" table:style-name="ce1">
            <text:p>Жилищник</text:p>
          </table:table-cell>
          <table:table-cell office:value-type="string" office:string-value="Пушкина" table:formula="of:=VLOOKUP([.D593];[Лицевые_счета.A:.G];2;0)" table:style-name="ce6">
            <text:p>Пушкина</text:p>
          </table:table-cell>
          <table:table-cell office:value-type="float" office:value="2" table:formula="of:=VLOOKUP([.D593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593" table:style-name="ce4">
            <text:p>593</text:p>
          </table:table-cell>
          <table:table-cell office:value-type="date" office:date-value="2021-05-07T00:00:00" table:style-name="ce14">
            <text:p>07.05.2021</text:p>
          </table:table-cell>
          <table:table-cell office:value-type="time" office:time-value="PT14H4M0S" table:style-name="ce16">
            <text:p>14:04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6089" table:style-name="ce5">
            <text:p>6089</text:p>
          </table:table-cell>
          <table:table-cell office:value-type="string" office:string-value="Фонд управления ЖК Сити-Парк" table:formula="of:=VLOOKUP([.E594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594];[Лицевые_счета.A:.G];2;0)" table:style-name="ce6">
            <text:p>Железнодорожная</text:p>
          </table:table-cell>
          <table:table-cell office:value-type="float" office:value="5" table:formula="of:=VLOOKUP([.D59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594" table:style-name="ce4">
            <text:p>594</text:p>
          </table:table-cell>
          <table:table-cell office:value-type="date" office:date-value="2021-05-07T00:00:00" table:style-name="ce14">
            <text:p>07.05.2021</text:p>
          </table:table-cell>
          <table:table-cell office:value-type="time" office:time-value="PT23H34M0S" table:style-name="ce16">
            <text:p>23:34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6813" table:style-name="ce5">
            <text:p>6813</text:p>
          </table:table-cell>
          <table:table-cell office:value-type="string" office:string-value="Жилищник" table:formula="of:=VLOOKUP([.E595];[Управляющие_компании.A:.C];2;0)" table:style-name="ce1">
            <text:p>Жилищник</text:p>
          </table:table-cell>
          <table:table-cell office:value-type="string" office:string-value="Пушкина" table:formula="of:=VLOOKUP([.D595];[Лицевые_счета.A:.G];2;0)" table:style-name="ce6">
            <text:p>Пушкина</text:p>
          </table:table-cell>
          <table:table-cell office:value-type="float" office:value="2" table:formula="of:=VLOOKUP([.D595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595" table:style-name="ce4">
            <text:p>595</text:p>
          </table:table-cell>
          <table:table-cell office:value-type="date" office:date-value="2021-05-08T00:00:00" table:style-name="ce14">
            <text:p>08.05.2021</text:p>
          </table:table-cell>
          <table:table-cell office:value-type="time" office:time-value="PT12H17M0S" table:style-name="ce16">
            <text:p>12:17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4122" table:style-name="ce5">
            <text:p>4122</text:p>
          </table:table-cell>
          <table:table-cell office:value-type="string" office:string-value="Город 1" table:formula="of:=VLOOKUP([.E596];[Управляющие_компании.A:.C];2;0)" table:style-name="ce1">
            <text:p>Город 1</text:p>
          </table:table-cell>
          <table:table-cell office:value-type="string" office:string-value="Гоголя" table:formula="of:=VLOOKUP([.D596];[Лицевые_счета.A:.G];2;0)" table:style-name="ce6">
            <text:p>Гоголя</text:p>
          </table:table-cell>
          <table:table-cell office:value-type="float" office:value="8" table:formula="of:=VLOOKUP([.D596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596" table:style-name="ce4">
            <text:p>596</text:p>
          </table:table-cell>
          <table:table-cell office:value-type="date" office:date-value="2021-05-08T00:00:00" table:style-name="ce14">
            <text:p>08.05.2021</text:p>
          </table:table-cell>
          <table:table-cell office:value-type="time" office:time-value="PT13H45M0S" table:style-name="ce16">
            <text:p>13:45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3798" table:style-name="ce5">
            <text:p>3798</text:p>
          </table:table-cell>
          <table:table-cell office:value-type="string" office:string-value="Город 1" table:formula="of:=VLOOKUP([.E597];[Управляющие_компании.A:.C];2;0)" table:style-name="ce1">
            <text:p>Город 1</text:p>
          </table:table-cell>
          <table:table-cell office:value-type="string" office:string-value="Гоголя" table:formula="of:=VLOOKUP([.D597];[Лицевые_счета.A:.G];2;0)" table:style-name="ce6">
            <text:p>Гоголя</text:p>
          </table:table-cell>
          <table:table-cell office:value-type="float" office:value="8" table:formula="of:=VLOOKUP([.D597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597" table:style-name="ce4">
            <text:p>597</text:p>
          </table:table-cell>
          <table:table-cell office:value-type="date" office:date-value="2021-05-09T00:00:00" table:style-name="ce14">
            <text:p>09.05.2021</text:p>
          </table:table-cell>
          <table:table-cell office:value-type="time" office:time-value="PT7H54M0S" table:style-name="ce16">
            <text:p>7:54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4725" table:style-name="ce5">
            <text:p>4725</text:p>
          </table:table-cell>
          <table:table-cell office:value-type="string" office:string-value="Город 1" table:formula="of:=VLOOKUP([.E598];[Управляющие_компании.A:.C];2;0)" table:style-name="ce1">
            <text:p>Город 1</text:p>
          </table:table-cell>
          <table:table-cell office:value-type="string" office:string-value="Гоголя" table:formula="of:=VLOOKUP([.D598];[Лицевые_счета.A:.G];2;0)" table:style-name="ce6">
            <text:p>Гоголя</text:p>
          </table:table-cell>
          <table:table-cell office:value-type="float" office:value="8" table:formula="of:=VLOOKUP([.D598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598" table:style-name="ce4">
            <text:p>598</text:p>
          </table:table-cell>
          <table:table-cell office:value-type="date" office:date-value="2021-05-10T00:00:00" table:style-name="ce14">
            <text:p>10.05.2021</text:p>
          </table:table-cell>
          <table:table-cell office:value-type="time" office:time-value="PT10H24M0S" table:style-name="ce16">
            <text:p>10:24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4545" table:style-name="ce5">
            <text:p>4545</text:p>
          </table:table-cell>
          <table:table-cell office:value-type="string" office:string-value="Стрела" table:formula="of:=VLOOKUP([.E599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599];[Лицевые_счета.A:.G];2;0)" table:style-name="ce6">
            <text:p>Железнодорожная</text:p>
          </table:table-cell>
          <table:table-cell office:value-type="float" office:value="4" table:formula="of:=VLOOKUP([.D599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599" table:style-name="ce4">
            <text:p>599</text:p>
          </table:table-cell>
          <table:table-cell office:value-type="date" office:date-value="2021-05-11T00:00:00" table:style-name="ce14">
            <text:p>11.05.2021</text:p>
          </table:table-cell>
          <table:table-cell office:value-type="time" office:time-value="PT7H2M0S" table:style-name="ce16">
            <text:p>7:02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3659" table:style-name="ce5">
            <text:p>3659</text:p>
          </table:table-cell>
          <table:table-cell office:value-type="string" office:string-value="Фонд управления ЖК Сити-Парк" table:formula="of:=VLOOKUP([.E600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00];[Лицевые_счета.A:.G];2;0)" table:style-name="ce6">
            <text:p>Железнодорожная</text:p>
          </table:table-cell>
          <table:table-cell office:value-type="float" office:value="5" table:formula="of:=VLOOKUP([.D60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00" table:style-name="ce4">
            <text:p>600</text:p>
          </table:table-cell>
          <table:table-cell office:value-type="date" office:date-value="2021-05-11T00:00:00" table:style-name="ce14">
            <text:p>11.05.2021</text:p>
          </table:table-cell>
          <table:table-cell office:value-type="time" office:time-value="PT16H57M0S" table:style-name="ce16">
            <text:p>16:57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5561" table:style-name="ce5">
            <text:p>5561</text:p>
          </table:table-cell>
          <table:table-cell office:value-type="string" office:string-value="Жилищник" table:formula="of:=VLOOKUP([.E601];[Управляющие_компании.A:.C];2;0)" table:style-name="ce1">
            <text:p>Жилищник</text:p>
          </table:table-cell>
          <table:table-cell office:value-type="string" office:string-value="Пушкина" table:formula="of:=VLOOKUP([.D601];[Лицевые_счета.A:.G];2;0)" table:style-name="ce6">
            <text:p>Пушкина</text:p>
          </table:table-cell>
          <table:table-cell office:value-type="float" office:value="2" table:formula="of:=VLOOKUP([.D601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601" table:style-name="ce4">
            <text:p>601</text:p>
          </table:table-cell>
          <table:table-cell office:value-type="date" office:date-value="2021-05-11T00:00:00" table:style-name="ce14">
            <text:p>11.05.2021</text:p>
          </table:table-cell>
          <table:table-cell office:value-type="time" office:time-value="PT18H13M0S" table:style-name="ce16">
            <text:p>18:13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3371" table:style-name="ce5">
            <text:p>3371</text:p>
          </table:table-cell>
          <table:table-cell office:value-type="string" office:string-value="Жилищник" table:formula="of:=VLOOKUP([.E602];[Управляющие_компании.A:.C];2;0)" table:style-name="ce1">
            <text:p>Жилищник</text:p>
          </table:table-cell>
          <table:table-cell office:value-type="string" office:string-value="Пушкина" table:formula="of:=VLOOKUP([.D602];[Лицевые_счета.A:.G];2;0)" table:style-name="ce6">
            <text:p>Пушкина</text:p>
          </table:table-cell>
          <table:table-cell office:value-type="float" office:value="2" table:formula="of:=VLOOKUP([.D602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602" table:style-name="ce4">
            <text:p>602</text:p>
          </table:table-cell>
          <table:table-cell office:value-type="date" office:date-value="2021-05-11T00:00:00" table:style-name="ce14">
            <text:p>11.05.2021</text:p>
          </table:table-cell>
          <table:table-cell office:value-type="time" office:time-value="PT22H9M0S" table:style-name="ce16">
            <text:p>22:09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6399" table:style-name="ce5">
            <text:p>6399</text:p>
          </table:table-cell>
          <table:table-cell office:value-type="string" office:string-value="Город 1" table:formula="of:=VLOOKUP([.E603];[Управляющие_компании.A:.C];2;0)" table:style-name="ce1">
            <text:p>Город 1</text:p>
          </table:table-cell>
          <table:table-cell office:value-type="string" office:string-value="Гоголя" table:formula="of:=VLOOKUP([.D603];[Лицевые_счета.A:.G];2;0)" table:style-name="ce6">
            <text:p>Гоголя</text:p>
          </table:table-cell>
          <table:table-cell office:value-type="float" office:value="8" table:formula="of:=VLOOKUP([.D603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603" table:style-name="ce4">
            <text:p>603</text:p>
          </table:table-cell>
          <table:table-cell office:value-type="date" office:date-value="2021-05-12T00:00:00" table:style-name="ce14">
            <text:p>12.05.2021</text:p>
          </table:table-cell>
          <table:table-cell office:value-type="time" office:time-value="PT14H51M0S" table:style-name="ce16">
            <text:p>14:51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6662" table:style-name="ce5">
            <text:p>6662</text:p>
          </table:table-cell>
          <table:table-cell office:value-type="string" office:string-value="Жилищник" table:formula="of:=VLOOKUP([.E604];[Управляющие_компании.A:.C];2;0)" table:style-name="ce1">
            <text:p>Жилищник</text:p>
          </table:table-cell>
          <table:table-cell office:value-type="string" office:string-value="Волкова" table:formula="of:=VLOOKUP([.D604];[Лицевые_счета.A:.G];2;0)" table:style-name="ce6">
            <text:p>Волкова</text:p>
          </table:table-cell>
          <table:table-cell office:value-type="float" office:value="14" table:formula="of:=VLOOKUP([.D604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604" table:style-name="ce4">
            <text:p>604</text:p>
          </table:table-cell>
          <table:table-cell office:value-type="date" office:date-value="2021-05-12T00:00:00" table:style-name="ce14">
            <text:p>12.05.2021</text:p>
          </table:table-cell>
          <table:table-cell office:value-type="time" office:time-value="PT16H0M0S" table:style-name="ce16">
            <text:p>16:0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Оплата</text:p>
          </table:table-cell>
          <table:table-cell office:value-type="float" office:value="6557" table:style-name="ce5">
            <text:p>6557</text:p>
          </table:table-cell>
          <table:table-cell office:value-type="string" office:string-value="СтройЭксКапиталл" table:formula="of:=VLOOKUP([.E605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605];[Лицевые_счета.A:.G];2;0)" table:style-name="ce6">
            <text:p>Гоголя</text:p>
          </table:table-cell>
          <table:table-cell office:value-type="float" office:value="7" table:formula="of:=VLOOKUP([.D605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605" table:style-name="ce4">
            <text:p>605</text:p>
          </table:table-cell>
          <table:table-cell office:value-type="date" office:date-value="2021-05-12T00:00:00" table:style-name="ce14">
            <text:p>12.05.2021</text:p>
          </table:table-cell>
          <table:table-cell office:value-type="time" office:time-value="PT22H58M0S" table:style-name="ce16">
            <text:p>22:58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Оплата</text:p>
          </table:table-cell>
          <table:table-cell office:value-type="float" office:value="6924" table:style-name="ce5">
            <text:p>6924</text:p>
          </table:table-cell>
          <table:table-cell office:value-type="string" office:string-value="СтройЭксКапиталл" table:formula="of:=VLOOKUP([.E606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606];[Лицевые_счета.A:.G];2;0)" table:style-name="ce6">
            <text:p>Гоголя</text:p>
          </table:table-cell>
          <table:table-cell office:value-type="float" office:value="7" table:formula="of:=VLOOKUP([.D606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606" table:style-name="ce4">
            <text:p>606</text:p>
          </table:table-cell>
          <table:table-cell office:value-type="date" office:date-value="2021-05-13T00:00:00" table:style-name="ce14">
            <text:p>13.05.2021</text:p>
          </table:table-cell>
          <table:table-cell office:value-type="time" office:time-value="PT11H42M0S" table:style-name="ce16">
            <text:p>11:42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3942" table:style-name="ce5">
            <text:p>3942</text:p>
          </table:table-cell>
          <table:table-cell office:value-type="string" office:string-value="Фонд управления ЖК Сити-Парк" table:formula="of:=VLOOKUP([.E607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07];[Лицевые_счета.A:.G];2;0)" table:style-name="ce6">
            <text:p>Железнодорожная</text:p>
          </table:table-cell>
          <table:table-cell office:value-type="float" office:value="5" table:formula="of:=VLOOKUP([.D60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07" table:style-name="ce4">
            <text:p>607</text:p>
          </table:table-cell>
          <table:table-cell office:value-type="date" office:date-value="2021-05-13T00:00:00" table:style-name="ce14">
            <text:p>13.05.2021</text:p>
          </table:table-cell>
          <table:table-cell office:value-type="time" office:time-value="PT18H0M0S" table:style-name="ce16">
            <text:p>18:00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6551" table:style-name="ce5">
            <text:p>6551</text:p>
          </table:table-cell>
          <table:table-cell office:value-type="string" office:string-value="Фонд управления ЖК Сити-Парк" table:formula="of:=VLOOKUP([.E608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08];[Лицевые_счета.A:.G];2;0)" table:style-name="ce6">
            <text:p>Железнодорожная</text:p>
          </table:table-cell>
          <table:table-cell office:value-type="float" office:value="5" table:formula="of:=VLOOKUP([.D60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08" table:style-name="ce4">
            <text:p>608</text:p>
          </table:table-cell>
          <table:table-cell office:value-type="date" office:date-value="2021-05-13T00:00:00" table:style-name="ce14">
            <text:p>13.05.2021</text:p>
          </table:table-cell>
          <table:table-cell office:value-type="time" office:time-value="PT20H10M0S" table:style-name="ce16">
            <text:p>20:10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Оплата</text:p>
          </table:table-cell>
          <table:table-cell office:value-type="float" office:value="3501" table:style-name="ce5">
            <text:p>3501</text:p>
          </table:table-cell>
          <table:table-cell office:value-type="string" office:string-value="СтройЭксКапиталл" table:formula="of:=VLOOKUP([.E609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609];[Лицевые_счета.A:.G];2;0)" table:style-name="ce6">
            <text:p>Гоголя</text:p>
          </table:table-cell>
          <table:table-cell office:value-type="float" office:value="7" table:formula="of:=VLOOKUP([.D609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609" table:style-name="ce4">
            <text:p>609</text:p>
          </table:table-cell>
          <table:table-cell office:value-type="date" office:date-value="2021-05-14T00:00:00" table:style-name="ce14">
            <text:p>14.05.2021</text:p>
          </table:table-cell>
          <table:table-cell office:value-type="time" office:time-value="PT12H10M0S" table:style-name="ce16">
            <text:p>12:10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5439" table:style-name="ce5">
            <text:p>5439</text:p>
          </table:table-cell>
          <table:table-cell office:value-type="string" office:string-value="Жилищник" table:formula="of:=VLOOKUP([.E610];[Управляющие_компании.A:.C];2;0)" table:style-name="ce1">
            <text:p>Жилищник</text:p>
          </table:table-cell>
          <table:table-cell office:value-type="string" office:string-value="Пушкина" table:formula="of:=VLOOKUP([.D610];[Лицевые_счета.A:.G];2;0)" table:style-name="ce6">
            <text:p>Пушкина</text:p>
          </table:table-cell>
          <table:table-cell office:value-type="float" office:value="2" table:formula="of:=VLOOKUP([.D610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610" table:style-name="ce4">
            <text:p>610</text:p>
          </table:table-cell>
          <table:table-cell office:value-type="date" office:date-value="2021-05-14T00:00:00" table:style-name="ce14">
            <text:p>14.05.2021</text:p>
          </table:table-cell>
          <table:table-cell office:value-type="time" office:time-value="PT13H31M0S" table:style-name="ce16">
            <text:p>13:31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6670" table:style-name="ce5">
            <text:p>6670</text:p>
          </table:table-cell>
          <table:table-cell office:value-type="string" office:string-value="Фонд управления ЖК Сити-Парк" table:formula="of:=VLOOKUP([.E611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11];[Лицевые_счета.A:.G];2;0)" table:style-name="ce6">
            <text:p>Железнодорожная</text:p>
          </table:table-cell>
          <table:table-cell office:value-type="float" office:value="5" table:formula="of:=VLOOKUP([.D61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11" table:style-name="ce4">
            <text:p>611</text:p>
          </table:table-cell>
          <table:table-cell office:value-type="date" office:date-value="2021-05-14T00:00:00" table:style-name="ce14">
            <text:p>14.05.2021</text:p>
          </table:table-cell>
          <table:table-cell office:value-type="time" office:time-value="PT20H10M0S" table:style-name="ce16">
            <text:p>20:10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5099" table:style-name="ce5">
            <text:p>5099</text:p>
          </table:table-cell>
          <table:table-cell office:value-type="string" office:string-value="Фонд управления ЖК Сити-Парк" table:formula="of:=VLOOKUP([.E612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12];[Лицевые_счета.A:.G];2;0)" table:style-name="ce6">
            <text:p>Железнодорожная</text:p>
          </table:table-cell>
          <table:table-cell office:value-type="float" office:value="5" table:formula="of:=VLOOKUP([.D61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12" table:style-name="ce4">
            <text:p>612</text:p>
          </table:table-cell>
          <table:table-cell office:value-type="date" office:date-value="2021-05-16T00:00:00" table:style-name="ce14">
            <text:p>16.05.2021</text:p>
          </table:table-cell>
          <table:table-cell office:value-type="time" office:time-value="PT13H54M0S" table:style-name="ce16">
            <text:p>13:54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4991" table:style-name="ce5">
            <text:p>4991</text:p>
          </table:table-cell>
          <table:table-cell office:value-type="string" office:string-value="Фонд управления ЖК Сити-Парк" table:formula="of:=VLOOKUP([.E613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13];[Лицевые_счета.A:.G];2;0)" table:style-name="ce6">
            <text:p>Железнодорожная</text:p>
          </table:table-cell>
          <table:table-cell office:value-type="float" office:value="5" table:formula="of:=VLOOKUP([.D61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13" table:style-name="ce4">
            <text:p>613</text:p>
          </table:table-cell>
          <table:table-cell office:value-type="date" office:date-value="2021-05-16T00:00:00" table:style-name="ce14">
            <text:p>16.05.2021</text:p>
          </table:table-cell>
          <table:table-cell office:value-type="time" office:time-value="PT21H35M0S" table:style-name="ce16">
            <text:p>21:35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4304" table:style-name="ce5">
            <text:p>4304</text:p>
          </table:table-cell>
          <table:table-cell office:value-type="string" office:string-value="Фонд управления ЖК Сити-Парк" table:formula="of:=VLOOKUP([.E614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14];[Лицевые_счета.A:.G];2;0)" table:style-name="ce6">
            <text:p>Железнодорожная</text:p>
          </table:table-cell>
          <table:table-cell office:value-type="float" office:value="5" table:formula="of:=VLOOKUP([.D61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14" table:style-name="ce4">
            <text:p>614</text:p>
          </table:table-cell>
          <table:table-cell office:value-type="date" office:date-value="2021-05-17T00:00:00" table:style-name="ce14">
            <text:p>17.05.2021</text:p>
          </table:table-cell>
          <table:table-cell office:value-type="time" office:time-value="PT6H57M0S" table:style-name="ce16">
            <text:p>6:57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3475" table:style-name="ce5">
            <text:p>3475</text:p>
          </table:table-cell>
          <table:table-cell office:value-type="string" office:string-value="Фонд управления ЖК Сити-Парк" table:formula="of:=VLOOKUP([.E615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15];[Лицевые_счета.A:.G];2;0)" table:style-name="ce6">
            <text:p>Железнодорожная</text:p>
          </table:table-cell>
          <table:table-cell office:value-type="float" office:value="5" table:formula="of:=VLOOKUP([.D61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15" table:style-name="ce4">
            <text:p>615</text:p>
          </table:table-cell>
          <table:table-cell office:value-type="date" office:date-value="2021-05-18T00:00:00" table:style-name="ce14">
            <text:p>18.05.2021</text:p>
          </table:table-cell>
          <table:table-cell office:value-type="time" office:time-value="PT13H48M0S" table:style-name="ce16">
            <text:p>13:48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5931" table:style-name="ce5">
            <text:p>5931</text:p>
          </table:table-cell>
          <table:table-cell office:value-type="string" office:string-value="Жилищник" table:formula="of:=VLOOKUP([.E616];[Управляющие_компании.A:.C];2;0)" table:style-name="ce1">
            <text:p>Жилищник</text:p>
          </table:table-cell>
          <table:table-cell office:value-type="string" office:string-value="Пушкина" table:formula="of:=VLOOKUP([.D616];[Лицевые_счета.A:.G];2;0)" table:style-name="ce6">
            <text:p>Пушкина</text:p>
          </table:table-cell>
          <table:table-cell office:value-type="float" office:value="2" table:formula="of:=VLOOKUP([.D616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616" table:style-name="ce4">
            <text:p>616</text:p>
          </table:table-cell>
          <table:table-cell office:value-type="date" office:date-value="2021-05-18T00:00:00" table:style-name="ce14">
            <text:p>18.05.2021</text:p>
          </table:table-cell>
          <table:table-cell office:value-type="time" office:time-value="PT17H48M0S" table:style-name="ce16">
            <text:p>17:48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4146" table:style-name="ce5">
            <text:p>4146</text:p>
          </table:table-cell>
          <table:table-cell office:value-type="string" office:string-value="Фонд управления ЖК Сити-Парк" table:formula="of:=VLOOKUP([.E617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17];[Лицевые_счета.A:.G];2;0)" table:style-name="ce6">
            <text:p>Железнодорожная</text:p>
          </table:table-cell>
          <table:table-cell office:value-type="float" office:value="5" table:formula="of:=VLOOKUP([.D61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17" table:style-name="ce4">
            <text:p>617</text:p>
          </table:table-cell>
          <table:table-cell office:value-type="date" office:date-value="2021-05-19T00:00:00" table:style-name="ce14">
            <text:p>19.05.2021</text:p>
          </table:table-cell>
          <table:table-cell office:value-type="time" office:time-value="PT19H55M0S" table:style-name="ce16">
            <text:p>19:55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5260" table:style-name="ce5">
            <text:p>5260</text:p>
          </table:table-cell>
          <table:table-cell office:value-type="string" office:string-value="Фонд управления ЖК Сити-Парк" table:formula="of:=VLOOKUP([.E618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18];[Лицевые_счета.A:.G];2;0)" table:style-name="ce6">
            <text:p>Железнодорожная</text:p>
          </table:table-cell>
          <table:table-cell office:value-type="float" office:value="5" table:formula="of:=VLOOKUP([.D61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18" table:style-name="ce4">
            <text:p>618</text:p>
          </table:table-cell>
          <table:table-cell office:value-type="date" office:date-value="2021-05-19T00:00:00" table:style-name="ce14">
            <text:p>19.05.2021</text:p>
          </table:table-cell>
          <table:table-cell office:value-type="time" office:time-value="PT23H53M0S" table:style-name="ce16">
            <text:p>23:53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4322" table:style-name="ce5">
            <text:p>4322</text:p>
          </table:table-cell>
          <table:table-cell office:value-type="string" office:string-value="Фонд управления ЖК Сити-Парк" table:formula="of:=VLOOKUP([.E619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19];[Лицевые_счета.A:.G];2;0)" table:style-name="ce6">
            <text:p>Железнодорожная</text:p>
          </table:table-cell>
          <table:table-cell office:value-type="float" office:value="5" table:formula="of:=VLOOKUP([.D61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19" table:style-name="ce4">
            <text:p>619</text:p>
          </table:table-cell>
          <table:table-cell office:value-type="date" office:date-value="2021-05-20T00:00:00" table:style-name="ce14">
            <text:p>20.05.2021</text:p>
          </table:table-cell>
          <table:table-cell office:value-type="time" office:time-value="PT23H47M0S" table:style-name="ce16">
            <text:p>23:47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4174" table:style-name="ce5">
            <text:p>4174</text:p>
          </table:table-cell>
          <table:table-cell office:value-type="string" office:string-value="Фонд управления ЖК Сити-Парк" table:formula="of:=VLOOKUP([.E620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20];[Лицевые_счета.A:.G];2;0)" table:style-name="ce6">
            <text:p>Железнодорожная</text:p>
          </table:table-cell>
          <table:table-cell office:value-type="float" office:value="5" table:formula="of:=VLOOKUP([.D62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20" table:style-name="ce4">
            <text:p>620</text:p>
          </table:table-cell>
          <table:table-cell office:value-type="date" office:date-value="2021-05-21T00:00:00" table:style-name="ce14">
            <text:p>21.05.2021</text:p>
          </table:table-cell>
          <table:table-cell office:value-type="time" office:time-value="PT9H22M0S" table:style-name="ce16">
            <text:p>9:22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5432" table:style-name="ce5">
            <text:p>5432</text:p>
          </table:table-cell>
          <table:table-cell office:value-type="string" office:string-value="Фонд управления ЖК Сити-Парк" table:formula="of:=VLOOKUP([.E621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21];[Лицевые_счета.A:.G];2;0)" table:style-name="ce6">
            <text:p>Железнодорожная</text:p>
          </table:table-cell>
          <table:table-cell office:value-type="float" office:value="5" table:formula="of:=VLOOKUP([.D62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21" table:style-name="ce4">
            <text:p>621</text:p>
          </table:table-cell>
          <table:table-cell office:value-type="date" office:date-value="2021-05-22T00:00:00" table:style-name="ce14">
            <text:p>22.05.2021</text:p>
          </table:table-cell>
          <table:table-cell office:value-type="time" office:time-value="PT6H20M0S" table:style-name="ce16">
            <text:p>6:20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4580" table:style-name="ce5">
            <text:p>4580</text:p>
          </table:table-cell>
          <table:table-cell office:value-type="string" office:string-value="Жилищник" table:formula="of:=VLOOKUP([.E622];[Управляющие_компании.A:.C];2;0)" table:style-name="ce1">
            <text:p>Жилищник</text:p>
          </table:table-cell>
          <table:table-cell office:value-type="string" office:string-value="Пушкина" table:formula="of:=VLOOKUP([.D622];[Лицевые_счета.A:.G];2;0)" table:style-name="ce6">
            <text:p>Пушкина</text:p>
          </table:table-cell>
          <table:table-cell office:value-type="float" office:value="2" table:formula="of:=VLOOKUP([.D622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622" table:style-name="ce4">
            <text:p>622</text:p>
          </table:table-cell>
          <table:table-cell office:value-type="date" office:date-value="2021-05-22T00:00:00" table:style-name="ce14">
            <text:p>22.05.2021</text:p>
          </table:table-cell>
          <table:table-cell office:value-type="time" office:time-value="PT7H11M0S" table:style-name="ce16">
            <text:p>7:11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6274" table:style-name="ce5">
            <text:p>6274</text:p>
          </table:table-cell>
          <table:table-cell office:value-type="string" office:string-value="Жилищник" table:formula="of:=VLOOKUP([.E623];[Управляющие_компании.A:.C];2;0)" table:style-name="ce1">
            <text:p>Жилищник</text:p>
          </table:table-cell>
          <table:table-cell office:value-type="string" office:string-value="Волкова" table:formula="of:=VLOOKUP([.D623];[Лицевые_счета.A:.G];2;0)" table:style-name="ce6">
            <text:p>Волкова</text:p>
          </table:table-cell>
          <table:table-cell office:value-type="float" office:value="14" table:formula="of:=VLOOKUP([.D623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623" table:style-name="ce4">
            <text:p>623</text:p>
          </table:table-cell>
          <table:table-cell office:value-type="date" office:date-value="2021-05-22T00:00:00" table:style-name="ce14">
            <text:p>22.05.2021</text:p>
          </table:table-cell>
          <table:table-cell office:value-type="time" office:time-value="PT9H43M0S" table:style-name="ce16">
            <text:p>9:43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Оплата</text:p>
          </table:table-cell>
          <table:table-cell office:value-type="float" office:value="6115" table:style-name="ce5">
            <text:p>6115</text:p>
          </table:table-cell>
          <table:table-cell office:value-type="string" office:string-value="СтройЭксКапиталл" table:formula="of:=VLOOKUP([.E624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624];[Лицевые_счета.A:.G];2;0)" table:style-name="ce6">
            <text:p>Гоголя</text:p>
          </table:table-cell>
          <table:table-cell office:value-type="float" office:value="7" table:formula="of:=VLOOKUP([.D624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624" table:style-name="ce4">
            <text:p>624</text:p>
          </table:table-cell>
          <table:table-cell office:value-type="date" office:date-value="2021-05-22T00:00:00" table:style-name="ce14">
            <text:p>22.05.2021</text:p>
          </table:table-cell>
          <table:table-cell office:value-type="time" office:time-value="PT10H9M0S" table:style-name="ce16">
            <text:p>10:09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5987" table:style-name="ce5">
            <text:p>5987</text:p>
          </table:table-cell>
          <table:table-cell office:value-type="string" office:string-value="Фонд управления ЖК Сити-Парк" table:formula="of:=VLOOKUP([.E625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25];[Лицевые_счета.A:.G];2;0)" table:style-name="ce6">
            <text:p>Железнодорожная</text:p>
          </table:table-cell>
          <table:table-cell office:value-type="float" office:value="5" table:formula="of:=VLOOKUP([.D62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25" table:style-name="ce4">
            <text:p>625</text:p>
          </table:table-cell>
          <table:table-cell office:value-type="date" office:date-value="2021-05-22T00:00:00" table:style-name="ce14">
            <text:p>22.05.2021</text:p>
          </table:table-cell>
          <table:table-cell office:value-type="time" office:time-value="PT11H32M0S" table:style-name="ce16">
            <text:p>11:32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3195" table:style-name="ce5">
            <text:p>3195</text:p>
          </table:table-cell>
          <table:table-cell office:value-type="string" office:string-value="Жилищник" table:formula="of:=VLOOKUP([.E626];[Управляющие_компании.A:.C];2;0)" table:style-name="ce1">
            <text:p>Жилищник</text:p>
          </table:table-cell>
          <table:table-cell office:value-type="string" office:string-value="Волкова" table:formula="of:=VLOOKUP([.D626];[Лицевые_счета.A:.G];2;0)" table:style-name="ce6">
            <text:p>Волкова</text:p>
          </table:table-cell>
          <table:table-cell office:value-type="float" office:value="14" table:formula="of:=VLOOKUP([.D626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626" table:style-name="ce4">
            <text:p>626</text:p>
          </table:table-cell>
          <table:table-cell office:value-type="date" office:date-value="2021-05-22T00:00:00" table:style-name="ce14">
            <text:p>22.05.2021</text:p>
          </table:table-cell>
          <table:table-cell office:value-type="time" office:time-value="PT14H56M0S" table:style-name="ce16">
            <text:p>14:56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3701" table:style-name="ce5">
            <text:p>3701</text:p>
          </table:table-cell>
          <table:table-cell office:value-type="string" office:string-value="Фонд управления ЖК Сити-Парк" table:formula="of:=VLOOKUP([.E627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27];[Лицевые_счета.A:.G];2;0)" table:style-name="ce6">
            <text:p>Железнодорожная</text:p>
          </table:table-cell>
          <table:table-cell office:value-type="float" office:value="5" table:formula="of:=VLOOKUP([.D62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27" table:style-name="ce4">
            <text:p>627</text:p>
          </table:table-cell>
          <table:table-cell office:value-type="date" office:date-value="2021-05-22T00:00:00" table:style-name="ce14">
            <text:p>22.05.2021</text:p>
          </table:table-cell>
          <table:table-cell office:value-type="time" office:time-value="PT23H36M0S" table:style-name="ce16">
            <text:p>23:36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Оплата</text:p>
          </table:table-cell>
          <table:table-cell office:value-type="float" office:value="4137" table:style-name="ce5">
            <text:p>4137</text:p>
          </table:table-cell>
          <table:table-cell office:value-type="string" office:string-value="СтройЭксКапиталл" table:formula="of:=VLOOKUP([.E628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628];[Лицевые_счета.A:.G];2;0)" table:style-name="ce6">
            <text:p>Гоголя</text:p>
          </table:table-cell>
          <table:table-cell office:value-type="float" office:value="7" table:formula="of:=VLOOKUP([.D628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628" table:style-name="ce4">
            <text:p>628</text:p>
          </table:table-cell>
          <table:table-cell office:value-type="date" office:date-value="2021-05-23T00:00:00" table:style-name="ce14">
            <text:p>23.05.2021</text:p>
          </table:table-cell>
          <table:table-cell office:value-type="time" office:time-value="PT6H33M0S" table:style-name="ce16">
            <text:p>6:33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6336" table:style-name="ce5">
            <text:p>6336</text:p>
          </table:table-cell>
          <table:table-cell office:value-type="string" office:string-value="Фонд управления ЖК Сити-Парк" table:formula="of:=VLOOKUP([.E629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29];[Лицевые_счета.A:.G];2;0)" table:style-name="ce6">
            <text:p>Железнодорожная</text:p>
          </table:table-cell>
          <table:table-cell office:value-type="float" office:value="5" table:formula="of:=VLOOKUP([.D62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29" table:style-name="ce4">
            <text:p>629</text:p>
          </table:table-cell>
          <table:table-cell office:value-type="date" office:date-value="2021-05-23T00:00:00" table:style-name="ce14">
            <text:p>23.05.2021</text:p>
          </table:table-cell>
          <table:table-cell office:value-type="time" office:time-value="PT23H33M0S" table:style-name="ce16">
            <text:p>23:33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5743" table:style-name="ce5">
            <text:p>5743</text:p>
          </table:table-cell>
          <table:table-cell office:value-type="string" office:string-value="Стрела" table:formula="of:=VLOOKUP([.E630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630];[Лицевые_счета.A:.G];2;0)" table:style-name="ce6">
            <text:p>Железнодорожная</text:p>
          </table:table-cell>
          <table:table-cell office:value-type="float" office:value="4" table:formula="of:=VLOOKUP([.D630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630" table:style-name="ce4">
            <text:p>630</text:p>
          </table:table-cell>
          <table:table-cell office:value-type="date" office:date-value="2021-05-24T00:00:00" table:style-name="ce14">
            <text:p>24.05.2021</text:p>
          </table:table-cell>
          <table:table-cell office:value-type="time" office:time-value="PT8H54M0S" table:style-name="ce16">
            <text:p>8:54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6790" table:style-name="ce5">
            <text:p>6790</text:p>
          </table:table-cell>
          <table:table-cell office:value-type="string" office:string-value="Стрела" table:formula="of:=VLOOKUP([.E631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631];[Лицевые_счета.A:.G];2;0)" table:style-name="ce6">
            <text:p>Железнодорожная</text:p>
          </table:table-cell>
          <table:table-cell office:value-type="float" office:value="4" table:formula="of:=VLOOKUP([.D631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631" table:style-name="ce4">
            <text:p>631</text:p>
          </table:table-cell>
          <table:table-cell office:value-type="date" office:date-value="2021-05-24T00:00:00" table:style-name="ce14">
            <text:p>24.05.2021</text:p>
          </table:table-cell>
          <table:table-cell office:value-type="time" office:time-value="PT12H20M0S" table:style-name="ce16">
            <text:p>12:2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5445" table:style-name="ce5">
            <text:p>5445</text:p>
          </table:table-cell>
          <table:table-cell office:value-type="string" office:string-value="Город 1" table:formula="of:=VLOOKUP([.E632];[Управляющие_компании.A:.C];2;0)" table:style-name="ce1">
            <text:p>Город 1</text:p>
          </table:table-cell>
          <table:table-cell office:value-type="string" office:string-value="Гоголя" table:formula="of:=VLOOKUP([.D632];[Лицевые_счета.A:.G];2;0)" table:style-name="ce6">
            <text:p>Гоголя</text:p>
          </table:table-cell>
          <table:table-cell office:value-type="float" office:value="8" table:formula="of:=VLOOKUP([.D632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632" table:style-name="ce4">
            <text:p>632</text:p>
          </table:table-cell>
          <table:table-cell office:value-type="date" office:date-value="2021-05-24T00:00:00" table:style-name="ce14">
            <text:p>24.05.2021</text:p>
          </table:table-cell>
          <table:table-cell office:value-type="time" office:time-value="PT21H24M0S" table:style-name="ce16">
            <text:p>21:24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4132" table:style-name="ce5">
            <text:p>4132</text:p>
          </table:table-cell>
          <table:table-cell office:value-type="string" office:string-value="Фонд управления ЖК Сити-Парк" table:formula="of:=VLOOKUP([.E633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33];[Лицевые_счета.A:.G];2;0)" table:style-name="ce6">
            <text:p>Железнодорожная</text:p>
          </table:table-cell>
          <table:table-cell office:value-type="float" office:value="5" table:formula="of:=VLOOKUP([.D63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33" table:style-name="ce4">
            <text:p>633</text:p>
          </table:table-cell>
          <table:table-cell office:value-type="date" office:date-value="2021-05-24T00:00:00" table:style-name="ce14">
            <text:p>24.05.2021</text:p>
          </table:table-cell>
          <table:table-cell office:value-type="time" office:time-value="PT23H0M0S" table:style-name="ce16">
            <text:p>23:00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6709" table:style-name="ce5">
            <text:p>6709</text:p>
          </table:table-cell>
          <table:table-cell office:value-type="string" office:string-value="Фонд управления ЖК Сити-Парк" table:formula="of:=VLOOKUP([.E634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34];[Лицевые_счета.A:.G];2;0)" table:style-name="ce6">
            <text:p>Железнодорожная</text:p>
          </table:table-cell>
          <table:table-cell office:value-type="float" office:value="5" table:formula="of:=VLOOKUP([.D63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34" table:style-name="ce4">
            <text:p>634</text:p>
          </table:table-cell>
          <table:table-cell office:value-type="date" office:date-value="2021-05-25T00:00:00" table:style-name="ce14">
            <text:p>25.05.2021</text:p>
          </table:table-cell>
          <table:table-cell office:value-type="time" office:time-value="PT16H51M0S" table:style-name="ce16">
            <text:p>16:51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3300" table:style-name="ce5">
            <text:p>3300</text:p>
          </table:table-cell>
          <table:table-cell office:value-type="string" office:string-value="Жилищник" table:formula="of:=VLOOKUP([.E635];[Управляющие_компании.A:.C];2;0)" table:style-name="ce1">
            <text:p>Жилищник</text:p>
          </table:table-cell>
          <table:table-cell office:value-type="string" office:string-value="Пушкина" table:formula="of:=VLOOKUP([.D635];[Лицевые_счета.A:.G];2;0)" table:style-name="ce6">
            <text:p>Пушкина</text:p>
          </table:table-cell>
          <table:table-cell office:value-type="float" office:value="2" table:formula="of:=VLOOKUP([.D635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635" table:style-name="ce4">
            <text:p>635</text:p>
          </table:table-cell>
          <table:table-cell office:value-type="date" office:date-value="2021-05-25T00:00:00" table:style-name="ce14">
            <text:p>25.05.2021</text:p>
          </table:table-cell>
          <table:table-cell office:value-type="time" office:time-value="PT19H30M0S" table:style-name="ce16">
            <text:p>19:3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5877" table:style-name="ce5">
            <text:p>5877</text:p>
          </table:table-cell>
          <table:table-cell office:value-type="string" office:string-value="Стрела" table:formula="of:=VLOOKUP([.E636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636];[Лицевые_счета.A:.G];2;0)" table:style-name="ce6">
            <text:p>Железнодорожная</text:p>
          </table:table-cell>
          <table:table-cell office:value-type="float" office:value="4" table:formula="of:=VLOOKUP([.D636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636" table:style-name="ce4">
            <text:p>636</text:p>
          </table:table-cell>
          <table:table-cell office:value-type="date" office:date-value="2021-05-25T00:00:00" table:style-name="ce14">
            <text:p>25.05.2021</text:p>
          </table:table-cell>
          <table:table-cell office:value-type="time" office:time-value="PT20H53M0S" table:style-name="ce16">
            <text:p>20:53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4289" table:style-name="ce5">
            <text:p>4289</text:p>
          </table:table-cell>
          <table:table-cell office:value-type="string" office:string-value="Стрела" table:formula="of:=VLOOKUP([.E637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637];[Лицевые_счета.A:.G];2;0)" table:style-name="ce6">
            <text:p>Железнодорожная</text:p>
          </table:table-cell>
          <table:table-cell office:value-type="float" office:value="4" table:formula="of:=VLOOKUP([.D637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637" table:style-name="ce4">
            <text:p>637</text:p>
          </table:table-cell>
          <table:table-cell office:value-type="date" office:date-value="2021-05-26T00:00:00" table:style-name="ce14">
            <text:p>26.05.2021</text:p>
          </table:table-cell>
          <table:table-cell office:value-type="time" office:time-value="PT8H47M0S" table:style-name="ce16">
            <text:p>8:47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6011" table:style-name="ce5">
            <text:p>6011</text:p>
          </table:table-cell>
          <table:table-cell office:value-type="string" office:string-value="Фонд управления ЖК Сити-Парк" table:formula="of:=VLOOKUP([.E638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38];[Лицевые_счета.A:.G];2;0)" table:style-name="ce6">
            <text:p>Железнодорожная</text:p>
          </table:table-cell>
          <table:table-cell office:value-type="float" office:value="5" table:formula="of:=VLOOKUP([.D63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38" table:style-name="ce4">
            <text:p>638</text:p>
          </table:table-cell>
          <table:table-cell office:value-type="date" office:date-value="2021-05-26T00:00:00" table:style-name="ce14">
            <text:p>26.05.2021</text:p>
          </table:table-cell>
          <table:table-cell office:value-type="time" office:time-value="PT13H55M0S" table:style-name="ce16">
            <text:p>13:55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5091" table:style-name="ce5">
            <text:p>5091</text:p>
          </table:table-cell>
          <table:table-cell office:value-type="string" office:string-value="Город 1" table:formula="of:=VLOOKUP([.E639];[Управляющие_компании.A:.C];2;0)" table:style-name="ce1">
            <text:p>Город 1</text:p>
          </table:table-cell>
          <table:table-cell office:value-type="string" office:string-value="Гоголя" table:formula="of:=VLOOKUP([.D639];[Лицевые_счета.A:.G];2;0)" table:style-name="ce6">
            <text:p>Гоголя</text:p>
          </table:table-cell>
          <table:table-cell office:value-type="float" office:value="8" table:formula="of:=VLOOKUP([.D639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639" table:style-name="ce4">
            <text:p>639</text:p>
          </table:table-cell>
          <table:table-cell office:value-type="date" office:date-value="2021-05-27T00:00:00" table:style-name="ce14">
            <text:p>27.05.2021</text:p>
          </table:table-cell>
          <table:table-cell office:value-type="time" office:time-value="PT8H24M0S" table:style-name="ce16">
            <text:p>8:24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6692" table:style-name="ce5">
            <text:p>6692</text:p>
          </table:table-cell>
          <table:table-cell office:value-type="string" office:string-value="Фонд управления ЖК Сити-Парк" table:formula="of:=VLOOKUP([.E640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40];[Лицевые_счета.A:.G];2;0)" table:style-name="ce6">
            <text:p>Железнодорожная</text:p>
          </table:table-cell>
          <table:table-cell office:value-type="float" office:value="5" table:formula="of:=VLOOKUP([.D64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40" table:style-name="ce4">
            <text:p>640</text:p>
          </table:table-cell>
          <table:table-cell office:value-type="date" office:date-value="2021-05-27T00:00:00" table:style-name="ce14">
            <text:p>27.05.2021</text:p>
          </table:table-cell>
          <table:table-cell office:value-type="time" office:time-value="PT11H25M0S" table:style-name="ce16">
            <text:p>11:25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Оплата</text:p>
          </table:table-cell>
          <table:table-cell office:value-type="float" office:value="5537" table:style-name="ce5">
            <text:p>5537</text:p>
          </table:table-cell>
          <table:table-cell office:value-type="string" office:string-value="СтройЭксКапиталл" table:formula="of:=VLOOKUP([.E641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641];[Лицевые_счета.A:.G];2;0)" table:style-name="ce6">
            <text:p>Гоголя</text:p>
          </table:table-cell>
          <table:table-cell office:value-type="float" office:value="7" table:formula="of:=VLOOKUP([.D641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641" table:style-name="ce4">
            <text:p>641</text:p>
          </table:table-cell>
          <table:table-cell office:value-type="date" office:date-value="2021-05-27T00:00:00" table:style-name="ce14">
            <text:p>27.05.2021</text:p>
          </table:table-cell>
          <table:table-cell office:value-type="time" office:time-value="PT11H29M0S" table:style-name="ce16">
            <text:p>11:29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4695" table:style-name="ce5">
            <text:p>4695</text:p>
          </table:table-cell>
          <table:table-cell office:value-type="string" office:string-value="Фонд управления ЖК Сити-Парк" table:formula="of:=VLOOKUP([.E642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42];[Лицевые_счета.A:.G];2;0)" table:style-name="ce6">
            <text:p>Железнодорожная</text:p>
          </table:table-cell>
          <table:table-cell office:value-type="float" office:value="5" table:formula="of:=VLOOKUP([.D64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42" table:style-name="ce4">
            <text:p>642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6071" table:style-name="ce5">
            <text:p>6071</text:p>
          </table:table-cell>
          <table:table-cell office:value-type="string" office:string-value="Жилищник" table:formula="of:=VLOOKUP([.E643];[Управляющие_компании.A:.C];2;0)" table:style-name="ce1">
            <text:p>Жилищник</text:p>
          </table:table-cell>
          <table:table-cell office:value-type="string" office:string-value="Волкова" table:formula="of:=VLOOKUP([.D643];[Лицевые_счета.A:.G];2;0)" table:style-name="ce6">
            <text:p>Волкова</text:p>
          </table:table-cell>
          <table:table-cell office:value-type="float" office:value="14" table:formula="of:=VLOOKUP([.D643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643" table:style-name="ce4">
            <text:p>643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Начисление</text:p>
          </table:table-cell>
          <table:table-cell office:value-type="float" office:value="6621" table:style-name="ce5">
            <text:p>6621</text:p>
          </table:table-cell>
          <table:table-cell office:value-type="string" office:string-value="СтройЭксКапиталл" table:formula="of:=VLOOKUP([.E644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644];[Лицевые_счета.A:.G];2;0)" table:style-name="ce6">
            <text:p>Гоголя</text:p>
          </table:table-cell>
          <table:table-cell office:value-type="float" office:value="7" table:formula="of:=VLOOKUP([.D644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644" table:style-name="ce4">
            <text:p>644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Начисление</text:p>
          </table:table-cell>
          <table:table-cell office:value-type="float" office:value="4987" table:style-name="ce5">
            <text:p>4987</text:p>
          </table:table-cell>
          <table:table-cell office:value-type="string" office:string-value="СтройЭксКапиталл" table:formula="of:=VLOOKUP([.E645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645];[Лицевые_счета.A:.G];2;0)" table:style-name="ce6">
            <text:p>Гоголя</text:p>
          </table:table-cell>
          <table:table-cell office:value-type="float" office:value="7" table:formula="of:=VLOOKUP([.D645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645" table:style-name="ce4">
            <text:p>645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Начисление</text:p>
          </table:table-cell>
          <table:table-cell office:value-type="float" office:value="4471" table:style-name="ce5">
            <text:p>4471</text:p>
          </table:table-cell>
          <table:table-cell office:value-type="string" office:string-value="СтройЭксКапиталл" table:formula="of:=VLOOKUP([.E646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646];[Лицевые_счета.A:.G];2;0)" table:style-name="ce6">
            <text:p>Гоголя</text:p>
          </table:table-cell>
          <table:table-cell office:value-type="float" office:value="7" table:formula="of:=VLOOKUP([.D646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646" table:style-name="ce4">
            <text:p>646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Начисление</text:p>
          </table:table-cell>
          <table:table-cell office:value-type="float" office:value="2880" table:style-name="ce5">
            <text:p>2880</text:p>
          </table:table-cell>
          <table:table-cell office:value-type="string" office:string-value="СтройЭксКапиталл" table:formula="of:=VLOOKUP([.E647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647];[Лицевые_счета.A:.G];2;0)" table:style-name="ce6">
            <text:p>Гоголя</text:p>
          </table:table-cell>
          <table:table-cell office:value-type="float" office:value="7" table:formula="of:=VLOOKUP([.D647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647" table:style-name="ce4">
            <text:p>647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Начисление</text:p>
          </table:table-cell>
          <table:table-cell office:value-type="float" office:value="5666" table:style-name="ce5">
            <text:p>5666</text:p>
          </table:table-cell>
          <table:table-cell office:value-type="string" office:string-value="СтройЭксКапиталл" table:formula="of:=VLOOKUP([.E648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648];[Лицевые_счета.A:.G];2;0)" table:style-name="ce6">
            <text:p>Гоголя</text:p>
          </table:table-cell>
          <table:table-cell office:value-type="float" office:value="7" table:formula="of:=VLOOKUP([.D648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648" table:style-name="ce4">
            <text:p>648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6181" table:style-name="ce5">
            <text:p>6181</text:p>
          </table:table-cell>
          <table:table-cell office:value-type="string" office:string-value="Город 1" table:formula="of:=VLOOKUP([.E649];[Управляющие_компании.A:.C];2;0)" table:style-name="ce1">
            <text:p>Город 1</text:p>
          </table:table-cell>
          <table:table-cell office:value-type="string" office:string-value="Гоголя" table:formula="of:=VLOOKUP([.D649];[Лицевые_счета.A:.G];2;0)" table:style-name="ce6">
            <text:p>Гоголя</text:p>
          </table:table-cell>
          <table:table-cell office:value-type="float" office:value="8" table:formula="of:=VLOOKUP([.D649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649" table:style-name="ce4">
            <text:p>649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5166" table:style-name="ce5">
            <text:p>5166</text:p>
          </table:table-cell>
          <table:table-cell office:value-type="string" office:string-value="Город 1" table:formula="of:=VLOOKUP([.E650];[Управляющие_компании.A:.C];2;0)" table:style-name="ce1">
            <text:p>Город 1</text:p>
          </table:table-cell>
          <table:table-cell office:value-type="string" office:string-value="Гоголя" table:formula="of:=VLOOKUP([.D650];[Лицевые_счета.A:.G];2;0)" table:style-name="ce6">
            <text:p>Гоголя</text:p>
          </table:table-cell>
          <table:table-cell office:value-type="float" office:value="8" table:formula="of:=VLOOKUP([.D650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650" table:style-name="ce4">
            <text:p>650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3233" table:style-name="ce5">
            <text:p>3233</text:p>
          </table:table-cell>
          <table:table-cell office:value-type="string" office:string-value="Город 1" table:formula="of:=VLOOKUP([.E651];[Управляющие_компании.A:.C];2;0)" table:style-name="ce1">
            <text:p>Город 1</text:p>
          </table:table-cell>
          <table:table-cell office:value-type="string" office:string-value="Гоголя" table:formula="of:=VLOOKUP([.D651];[Лицевые_счета.A:.G];2;0)" table:style-name="ce6">
            <text:p>Гоголя</text:p>
          </table:table-cell>
          <table:table-cell office:value-type="float" office:value="8" table:formula="of:=VLOOKUP([.D651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651" table:style-name="ce4">
            <text:p>651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6580" table:style-name="ce5">
            <text:p>6580</text:p>
          </table:table-cell>
          <table:table-cell office:value-type="string" office:string-value="Город 1" table:formula="of:=VLOOKUP([.E652];[Управляющие_компании.A:.C];2;0)" table:style-name="ce1">
            <text:p>Город 1</text:p>
          </table:table-cell>
          <table:table-cell office:value-type="string" office:string-value="Гоголя" table:formula="of:=VLOOKUP([.D652];[Лицевые_счета.A:.G];2;0)" table:style-name="ce6">
            <text:p>Гоголя</text:p>
          </table:table-cell>
          <table:table-cell office:value-type="float" office:value="8" table:formula="of:=VLOOKUP([.D652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652" table:style-name="ce4">
            <text:p>652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3895" table:style-name="ce5">
            <text:p>3895</text:p>
          </table:table-cell>
          <table:table-cell office:value-type="string" office:string-value="Город 1" table:formula="of:=VLOOKUP([.E653];[Управляющие_компании.A:.C];2;0)" table:style-name="ce1">
            <text:p>Город 1</text:p>
          </table:table-cell>
          <table:table-cell office:value-type="string" office:string-value="Гоголя" table:formula="of:=VLOOKUP([.D653];[Лицевые_счета.A:.G];2;0)" table:style-name="ce6">
            <text:p>Гоголя</text:p>
          </table:table-cell>
          <table:table-cell office:value-type="float" office:value="8" table:formula="of:=VLOOKUP([.D653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653" table:style-name="ce4">
            <text:p>653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3096" table:style-name="ce5">
            <text:p>3096</text:p>
          </table:table-cell>
          <table:table-cell office:value-type="string" office:string-value="Жилищник" table:formula="of:=VLOOKUP([.E654];[Управляющие_компании.A:.C];2;0)" table:style-name="ce1">
            <text:p>Жилищник</text:p>
          </table:table-cell>
          <table:table-cell office:value-type="string" office:string-value="Волкова" table:formula="of:=VLOOKUP([.D654];[Лицевые_счета.A:.G];2;0)" table:style-name="ce6">
            <text:p>Волкова</text:p>
          </table:table-cell>
          <table:table-cell office:value-type="float" office:value="14" table:formula="of:=VLOOKUP([.D654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654" table:style-name="ce4">
            <text:p>654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3206" table:style-name="ce5">
            <text:p>3206</text:p>
          </table:table-cell>
          <table:table-cell office:value-type="string" office:string-value="Город 1" table:formula="of:=VLOOKUP([.E655];[Управляющие_компании.A:.C];2;0)" table:style-name="ce1">
            <text:p>Город 1</text:p>
          </table:table-cell>
          <table:table-cell office:value-type="string" office:string-value="Гоголя" table:formula="of:=VLOOKUP([.D655];[Лицевые_счета.A:.G];2;0)" table:style-name="ce6">
            <text:p>Гоголя</text:p>
          </table:table-cell>
          <table:table-cell office:value-type="float" office:value="8" table:formula="of:=VLOOKUP([.D655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655" table:style-name="ce4">
            <text:p>655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5528" table:style-name="ce5">
            <text:p>5528</text:p>
          </table:table-cell>
          <table:table-cell office:value-type="string" office:string-value="Город 1" table:formula="of:=VLOOKUP([.E656];[Управляющие_компании.A:.C];2;0)" table:style-name="ce1">
            <text:p>Город 1</text:p>
          </table:table-cell>
          <table:table-cell office:value-type="string" office:string-value="Гоголя" table:formula="of:=VLOOKUP([.D656];[Лицевые_счета.A:.G];2;0)" table:style-name="ce6">
            <text:p>Гоголя</text:p>
          </table:table-cell>
          <table:table-cell office:value-type="float" office:value="8" table:formula="of:=VLOOKUP([.D656];[Лицевые_счета.A:.G];3;0)" table:style-name="ce1">
            <text:p>8</text:p>
          </table:table-cell>
          <table:table-cell table:number-columns-repeated="16374"/>
        </table:table-row>
        <table:table-row table:style-name="ro2">
          <table:table-cell office:value-type="float" office:value="656" table:style-name="ce4">
            <text:p>656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4895" table:style-name="ce5">
            <text:p>4895</text:p>
          </table:table-cell>
          <table:table-cell office:value-type="string" office:string-value="Стрела" table:formula="of:=VLOOKUP([.E657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657];[Лицевые_счета.A:.G];2;0)" table:style-name="ce6">
            <text:p>Железнодорожная</text:p>
          </table:table-cell>
          <table:table-cell office:value-type="float" office:value="4" table:formula="of:=VLOOKUP([.D657];[Лицевые_счета.A:.G];3;0)" table:style-name="ce1">
            <text:p>4</text:p>
          </table:table-cell>
          <table:table-cell table:number-columns-repeated="16374"/>
        </table:table-row>
        <table:table-row table:style-name="ro2">
          <table:table-cell office:value-type="float" office:value="657" table:style-name="ce4">
            <text:p>657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4890" table:style-name="ce5">
            <text:p>4890</text:p>
          </table:table-cell>
          <table:table-cell office:value-type="string" office:string-value="Стрела" table:formula="of:=VLOOKUP([.E658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658];[Лицевые_счета.A:.G];2;0)" table:style-name="ce6">
            <text:p>Железнодорожная</text:p>
          </table:table-cell>
          <table:table-cell office:value-type="float" office:value="4" table:formula="of:=VLOOKUP([.D658];[Лицевые_счета.A:.G];3;0)" table:style-name="ce1">
            <text:p>4</text:p>
          </table:table-cell>
          <table:table-cell table:number-columns-repeated="16374"/>
        </table:table-row>
        <table:table-row table:style-name="ro2">
          <table:table-cell office:value-type="float" office:value="658" table:style-name="ce4">
            <text:p>658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3867" table:style-name="ce5">
            <text:p>3867</text:p>
          </table:table-cell>
          <table:table-cell office:value-type="string" office:string-value="Стрела" table:formula="of:=VLOOKUP([.E659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659];[Лицевые_счета.A:.G];2;0)" table:style-name="ce6">
            <text:p>Железнодорожная</text:p>
          </table:table-cell>
          <table:table-cell office:value-type="float" office:value="4" table:formula="of:=VLOOKUP([.D659];[Лицевые_счета.A:.G];3;0)" table:style-name="ce1">
            <text:p>4</text:p>
          </table:table-cell>
          <table:table-cell table:number-columns-repeated="16374"/>
        </table:table-row>
        <table:table-row table:style-name="ro2">
          <table:table-cell office:value-type="float" office:value="659" table:style-name="ce4">
            <text:p>659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3994" table:style-name="ce5">
            <text:p>3994</text:p>
          </table:table-cell>
          <table:table-cell office:value-type="string" office:string-value="Стрела" table:formula="of:=VLOOKUP([.E660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660];[Лицевые_счета.A:.G];2;0)" table:style-name="ce6">
            <text:p>Железнодорожная</text:p>
          </table:table-cell>
          <table:table-cell office:value-type="float" office:value="4" table:formula="of:=VLOOKUP([.D660];[Лицевые_счета.A:.G];3;0)" table:style-name="ce1">
            <text:p>4</text:p>
          </table:table-cell>
          <table:table-cell table:number-columns-repeated="16374"/>
        </table:table-row>
        <table:table-row table:style-name="ro2">
          <table:table-cell office:value-type="float" office:value="660" table:style-name="ce4">
            <text:p>660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6528" table:style-name="ce5">
            <text:p>6528</text:p>
          </table:table-cell>
          <table:table-cell office:value-type="string" office:string-value="Стрела" table:formula="of:=VLOOKUP([.E661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661];[Лицевые_счета.A:.G];2;0)" table:style-name="ce6">
            <text:p>Железнодорожная</text:p>
          </table:table-cell>
          <table:table-cell office:value-type="float" office:value="4" table:formula="of:=VLOOKUP([.D661];[Лицевые_счета.A:.G];3;0)" table:style-name="ce1">
            <text:p>4</text:p>
          </table:table-cell>
          <table:table-cell table:number-columns-repeated="16374"/>
        </table:table-row>
        <table:table-row table:style-name="ro2">
          <table:table-cell office:value-type="float" office:value="661" table:style-name="ce4">
            <text:p>661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5035" table:style-name="ce5">
            <text:p>5035</text:p>
          </table:table-cell>
          <table:table-cell office:value-type="string" office:string-value="Стрела" table:formula="of:=VLOOKUP([.E662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662];[Лицевые_счета.A:.G];2;0)" table:style-name="ce6">
            <text:p>Железнодорожная</text:p>
          </table:table-cell>
          <table:table-cell office:value-type="float" office:value="4" table:formula="of:=VLOOKUP([.D662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662" table:style-name="ce4">
            <text:p>662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5352" table:style-name="ce5">
            <text:p>5352</text:p>
          </table:table-cell>
          <table:table-cell office:value-type="string" office:string-value="Фонд управления ЖК Сити-Парк" table:formula="of:=VLOOKUP([.E663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63];[Лицевые_счета.A:.G];2;0)" table:style-name="ce6">
            <text:p>Железнодорожная</text:p>
          </table:table-cell>
          <table:table-cell office:value-type="float" office:value="5" table:formula="of:=VLOOKUP([.D66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63" table:style-name="ce4">
            <text:p>663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5535" table:style-name="ce5">
            <text:p>5535</text:p>
          </table:table-cell>
          <table:table-cell office:value-type="string" office:string-value="Фонд управления ЖК Сити-Парк" table:formula="of:=VLOOKUP([.E664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64];[Лицевые_счета.A:.G];2;0)" table:style-name="ce6">
            <text:p>Железнодорожная</text:p>
          </table:table-cell>
          <table:table-cell office:value-type="float" office:value="5" table:formula="of:=VLOOKUP([.D66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64" table:style-name="ce4">
            <text:p>664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5341" table:style-name="ce5">
            <text:p>5341</text:p>
          </table:table-cell>
          <table:table-cell office:value-type="string" office:string-value="Жилищник" table:formula="of:=VLOOKUP([.E665];[Управляющие_компании.A:.C];2;0)" table:style-name="ce1">
            <text:p>Жилищник</text:p>
          </table:table-cell>
          <table:table-cell office:value-type="string" office:string-value="Волкова" table:formula="of:=VLOOKUP([.D665];[Лицевые_счета.A:.G];2;0)" table:style-name="ce6">
            <text:p>Волкова</text:p>
          </table:table-cell>
          <table:table-cell office:value-type="float" office:value="14" table:formula="of:=VLOOKUP([.D665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665" table:style-name="ce4">
            <text:p>665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3507" table:style-name="ce5">
            <text:p>3507</text:p>
          </table:table-cell>
          <table:table-cell office:value-type="string" office:string-value="Фонд управления ЖК Сити-Парк" table:formula="of:=VLOOKUP([.E666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66];[Лицевые_счета.A:.G];2;0)" table:style-name="ce6">
            <text:p>Железнодорожная</text:p>
          </table:table-cell>
          <table:table-cell office:value-type="float" office:value="5" table:formula="of:=VLOOKUP([.D666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66" table:style-name="ce4">
            <text:p>666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5557" table:style-name="ce5">
            <text:p>5557</text:p>
          </table:table-cell>
          <table:table-cell office:value-type="string" office:string-value="Фонд управления ЖК Сити-Парк" table:formula="of:=VLOOKUP([.E667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67];[Лицевые_счета.A:.G];2;0)" table:style-name="ce6">
            <text:p>Железнодорожная</text:p>
          </table:table-cell>
          <table:table-cell office:value-type="float" office:value="5" table:formula="of:=VLOOKUP([.D66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67" table:style-name="ce4">
            <text:p>667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5780" table:style-name="ce5">
            <text:p>5780</text:p>
          </table:table-cell>
          <table:table-cell office:value-type="string" office:string-value="Фонд управления ЖК Сити-Парк" table:formula="of:=VLOOKUP([.E668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68];[Лицевые_счета.A:.G];2;0)" table:style-name="ce6">
            <text:p>Железнодорожная</text:p>
          </table:table-cell>
          <table:table-cell office:value-type="float" office:value="5" table:formula="of:=VLOOKUP([.D66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68" table:style-name="ce4">
            <text:p>668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3843" table:style-name="ce5">
            <text:p>3843</text:p>
          </table:table-cell>
          <table:table-cell office:value-type="string" office:string-value="Фонд управления ЖК Сити-Парк" table:formula="of:=VLOOKUP([.E669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69];[Лицевые_счета.A:.G];2;0)" table:style-name="ce6">
            <text:p>Железнодорожная</text:p>
          </table:table-cell>
          <table:table-cell office:value-type="float" office:value="5" table:formula="of:=VLOOKUP([.D66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69" table:style-name="ce4">
            <text:p>669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6062" table:style-name="ce5">
            <text:p>6062</text:p>
          </table:table-cell>
          <table:table-cell office:value-type="string" office:string-value="Фонд управления ЖК Сити-Парк" table:formula="of:=VLOOKUP([.E670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70];[Лицевые_счета.A:.G];2;0)" table:style-name="ce6">
            <text:p>Железнодорожная</text:p>
          </table:table-cell>
          <table:table-cell office:value-type="float" office:value="5" table:formula="of:=VLOOKUP([.D67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70" table:style-name="ce4">
            <text:p>670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3997" table:style-name="ce5">
            <text:p>3997</text:p>
          </table:table-cell>
          <table:table-cell office:value-type="string" office:string-value="Фонд управления ЖК Сити-Парк" table:formula="of:=VLOOKUP([.E671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71];[Лицевые_счета.A:.G];2;0)" table:style-name="ce6">
            <text:p>Железнодорожная</text:p>
          </table:table-cell>
          <table:table-cell office:value-type="float" office:value="5" table:formula="of:=VLOOKUP([.D67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71" table:style-name="ce4">
            <text:p>671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4295" table:style-name="ce5">
            <text:p>4295</text:p>
          </table:table-cell>
          <table:table-cell office:value-type="string" office:string-value="Фонд управления ЖК Сити-Парк" table:formula="of:=VLOOKUP([.E672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72];[Лицевые_счета.A:.G];2;0)" table:style-name="ce6">
            <text:p>Железнодорожная</text:p>
          </table:table-cell>
          <table:table-cell office:value-type="float" office:value="5" table:formula="of:=VLOOKUP([.D67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72" table:style-name="ce4">
            <text:p>672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6026" table:style-name="ce5">
            <text:p>6026</text:p>
          </table:table-cell>
          <table:table-cell office:value-type="string" office:string-value="Фонд управления ЖК Сити-Парк" table:formula="of:=VLOOKUP([.E673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73];[Лицевые_счета.A:.G];2;0)" table:style-name="ce6">
            <text:p>Железнодорожная</text:p>
          </table:table-cell>
          <table:table-cell office:value-type="float" office:value="5" table:formula="of:=VLOOKUP([.D67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73" table:style-name="ce4">
            <text:p>673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4892" table:style-name="ce5">
            <text:p>4892</text:p>
          </table:table-cell>
          <table:table-cell office:value-type="string" office:string-value="Фонд управления ЖК Сити-Парк" table:formula="of:=VLOOKUP([.E674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74];[Лицевые_счета.A:.G];2;0)" table:style-name="ce6">
            <text:p>Железнодорожная</text:p>
          </table:table-cell>
          <table:table-cell office:value-type="float" office:value="5" table:formula="of:=VLOOKUP([.D67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74" table:style-name="ce4">
            <text:p>674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2895" table:style-name="ce5">
            <text:p>2895</text:p>
          </table:table-cell>
          <table:table-cell office:value-type="string" office:string-value="Фонд управления ЖК Сити-Парк" table:formula="of:=VLOOKUP([.E675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75];[Лицевые_счета.A:.G];2;0)" table:style-name="ce6">
            <text:p>Железнодорожная</text:p>
          </table:table-cell>
          <table:table-cell office:value-type="float" office:value="5" table:formula="of:=VLOOKUP([.D67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75" table:style-name="ce4">
            <text:p>675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5947" table:style-name="ce5">
            <text:p>5947</text:p>
          </table:table-cell>
          <table:table-cell office:value-type="string" office:string-value="Жилищник" table:formula="of:=VLOOKUP([.E676];[Управляющие_компании.A:.C];2;0)" table:style-name="ce1">
            <text:p>Жилищник</text:p>
          </table:table-cell>
          <table:table-cell office:value-type="string" office:string-value="Волкова" table:formula="of:=VLOOKUP([.D676];[Лицевые_счета.A:.G];2;0)" table:style-name="ce6">
            <text:p>Волкова</text:p>
          </table:table-cell>
          <table:table-cell office:value-type="float" office:value="14" table:formula="of:=VLOOKUP([.D676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676" table:style-name="ce4">
            <text:p>676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2813" table:style-name="ce5">
            <text:p>2813</text:p>
          </table:table-cell>
          <table:table-cell office:value-type="string" office:string-value="Фонд управления ЖК Сити-Парк" table:formula="of:=VLOOKUP([.E677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77];[Лицевые_счета.A:.G];2;0)" table:style-name="ce6">
            <text:p>Железнодорожная</text:p>
          </table:table-cell>
          <table:table-cell office:value-type="float" office:value="5" table:formula="of:=VLOOKUP([.D67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77" table:style-name="ce4">
            <text:p>677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5857" table:style-name="ce5">
            <text:p>5857</text:p>
          </table:table-cell>
          <table:table-cell office:value-type="string" office:string-value="Фонд управления ЖК Сити-Парк" table:formula="of:=VLOOKUP([.E678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78];[Лицевые_счета.A:.G];2;0)" table:style-name="ce6">
            <text:p>Железнодорожная</text:p>
          </table:table-cell>
          <table:table-cell office:value-type="float" office:value="5" table:formula="of:=VLOOKUP([.D67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78" table:style-name="ce4">
            <text:p>678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6026" table:style-name="ce5">
            <text:p>6026</text:p>
          </table:table-cell>
          <table:table-cell office:value-type="string" office:string-value="Фонд управления ЖК Сити-Парк" table:formula="of:=VLOOKUP([.E679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79];[Лицевые_счета.A:.G];2;0)" table:style-name="ce6">
            <text:p>Железнодорожная</text:p>
          </table:table-cell>
          <table:table-cell office:value-type="float" office:value="5" table:formula="of:=VLOOKUP([.D67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79" table:style-name="ce4">
            <text:p>679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6384" table:style-name="ce5">
            <text:p>6384</text:p>
          </table:table-cell>
          <table:table-cell office:value-type="string" office:string-value="Фонд управления ЖК Сити-Парк" table:formula="of:=VLOOKUP([.E680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80];[Лицевые_счета.A:.G];2;0)" table:style-name="ce6">
            <text:p>Железнодорожная</text:p>
          </table:table-cell>
          <table:table-cell office:value-type="float" office:value="5" table:formula="of:=VLOOKUP([.D68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80" table:style-name="ce4">
            <text:p>680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3215" table:style-name="ce5">
            <text:p>3215</text:p>
          </table:table-cell>
          <table:table-cell office:value-type="string" office:string-value="Фонд управления ЖК Сити-Парк" table:formula="of:=VLOOKUP([.E681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81];[Лицевые_счета.A:.G];2;0)" table:style-name="ce6">
            <text:p>Железнодорожная</text:p>
          </table:table-cell>
          <table:table-cell office:value-type="float" office:value="5" table:formula="of:=VLOOKUP([.D68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81" table:style-name="ce4">
            <text:p>681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5979" table:style-name="ce5">
            <text:p>5979</text:p>
          </table:table-cell>
          <table:table-cell office:value-type="string" office:string-value="Фонд управления ЖК Сити-Парк" table:formula="of:=VLOOKUP([.E682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82];[Лицевые_счета.A:.G];2;0)" table:style-name="ce6">
            <text:p>Железнодорожная</text:p>
          </table:table-cell>
          <table:table-cell office:value-type="float" office:value="5" table:formula="of:=VLOOKUP([.D68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82" table:style-name="ce4">
            <text:p>682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5129" table:style-name="ce5">
            <text:p>5129</text:p>
          </table:table-cell>
          <table:table-cell office:value-type="string" office:string-value="Фонд управления ЖК Сити-Парк" table:formula="of:=VLOOKUP([.E683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83];[Лицевые_счета.A:.G];2;0)" table:style-name="ce6">
            <text:p>Железнодорожная</text:p>
          </table:table-cell>
          <table:table-cell office:value-type="float" office:value="5" table:formula="of:=VLOOKUP([.D68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83" table:style-name="ce4">
            <text:p>683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3601" table:style-name="ce5">
            <text:p>3601</text:p>
          </table:table-cell>
          <table:table-cell office:value-type="string" office:string-value="Фонд управления ЖК Сити-Парк" table:formula="of:=VLOOKUP([.E684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84];[Лицевые_счета.A:.G];2;0)" table:style-name="ce6">
            <text:p>Железнодорожная</text:p>
          </table:table-cell>
          <table:table-cell office:value-type="float" office:value="5" table:formula="of:=VLOOKUP([.D68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84" table:style-name="ce4">
            <text:p>684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6459" table:style-name="ce5">
            <text:p>6459</text:p>
          </table:table-cell>
          <table:table-cell office:value-type="string" office:string-value="Фонд управления ЖК Сити-Парк" table:formula="of:=VLOOKUP([.E685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85];[Лицевые_счета.A:.G];2;0)" table:style-name="ce6">
            <text:p>Железнодорожная</text:p>
          </table:table-cell>
          <table:table-cell office:value-type="float" office:value="5" table:formula="of:=VLOOKUP([.D68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85" table:style-name="ce4">
            <text:p>685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5552" table:style-name="ce5">
            <text:p>5552</text:p>
          </table:table-cell>
          <table:table-cell office:value-type="string" office:string-value="Фонд управления ЖК Сити-Парк" table:formula="of:=VLOOKUP([.E686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86];[Лицевые_счета.A:.G];2;0)" table:style-name="ce6">
            <text:p>Железнодорожная</text:p>
          </table:table-cell>
          <table:table-cell office:value-type="float" office:value="5" table:formula="of:=VLOOKUP([.D686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86" table:style-name="ce4">
            <text:p>686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3776" table:style-name="ce5">
            <text:p>3776</text:p>
          </table:table-cell>
          <table:table-cell office:value-type="string" office:string-value="Жилищник" table:formula="of:=VLOOKUP([.E687];[Управляющие_компании.A:.C];2;0)" table:style-name="ce1">
            <text:p>Жилищник</text:p>
          </table:table-cell>
          <table:table-cell office:value-type="string" office:string-value="Волкова" table:formula="of:=VLOOKUP([.D687];[Лицевые_счета.A:.G];2;0)" table:style-name="ce6">
            <text:p>Волкова</text:p>
          </table:table-cell>
          <table:table-cell office:value-type="float" office:value="14" table:formula="of:=VLOOKUP([.D687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687" table:style-name="ce4">
            <text:p>687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4890" table:style-name="ce5">
            <text:p>4890</text:p>
          </table:table-cell>
          <table:table-cell office:value-type="string" office:string-value="Фонд управления ЖК Сити-Парк" table:formula="of:=VLOOKUP([.E688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88];[Лицевые_счета.A:.G];2;0)" table:style-name="ce6">
            <text:p>Железнодорожная</text:p>
          </table:table-cell>
          <table:table-cell office:value-type="float" office:value="5" table:formula="of:=VLOOKUP([.D68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88" table:style-name="ce4">
            <text:p>688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5482" table:style-name="ce5">
            <text:p>5482</text:p>
          </table:table-cell>
          <table:table-cell office:value-type="string" office:string-value="Фонд управления ЖК Сити-Парк" table:formula="of:=VLOOKUP([.E689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89];[Лицевые_счета.A:.G];2;0)" table:style-name="ce6">
            <text:p>Железнодорожная</text:p>
          </table:table-cell>
          <table:table-cell office:value-type="float" office:value="5" table:formula="of:=VLOOKUP([.D68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89" table:style-name="ce4">
            <text:p>689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6315" table:style-name="ce5">
            <text:p>6315</text:p>
          </table:table-cell>
          <table:table-cell office:value-type="string" office:string-value="Фонд управления ЖК Сити-Парк" table:formula="of:=VLOOKUP([.E690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90];[Лицевые_счета.A:.G];2;0)" table:style-name="ce6">
            <text:p>Железнодорожная</text:p>
          </table:table-cell>
          <table:table-cell office:value-type="float" office:value="5" table:formula="of:=VLOOKUP([.D69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90" table:style-name="ce4">
            <text:p>690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3448" table:style-name="ce5">
            <text:p>3448</text:p>
          </table:table-cell>
          <table:table-cell office:value-type="string" office:string-value="Фонд управления ЖК Сити-Парк" table:formula="of:=VLOOKUP([.E691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91];[Лицевые_счета.A:.G];2;0)" table:style-name="ce6">
            <text:p>Железнодорожная</text:p>
          </table:table-cell>
          <table:table-cell office:value-type="float" office:value="5" table:formula="of:=VLOOKUP([.D69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91" table:style-name="ce4">
            <text:p>691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3996" table:style-name="ce5">
            <text:p>3996</text:p>
          </table:table-cell>
          <table:table-cell office:value-type="string" office:string-value="Фонд управления ЖК Сити-Парк" table:formula="of:=VLOOKUP([.E692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92];[Лицевые_счета.A:.G];2;0)" table:style-name="ce6">
            <text:p>Железнодорожная</text:p>
          </table:table-cell>
          <table:table-cell office:value-type="float" office:value="5" table:formula="of:=VLOOKUP([.D69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92" table:style-name="ce4">
            <text:p>692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3095" table:style-name="ce5">
            <text:p>3095</text:p>
          </table:table-cell>
          <table:table-cell office:value-type="string" office:string-value="Фонд управления ЖК Сити-Парк" table:formula="of:=VLOOKUP([.E693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693];[Лицевые_счета.A:.G];2;0)" table:style-name="ce6">
            <text:p>Железнодорожная</text:p>
          </table:table-cell>
          <table:table-cell office:value-type="float" office:value="5" table:formula="of:=VLOOKUP([.D69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693" table:style-name="ce4">
            <text:p>693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2903" table:style-name="ce5">
            <text:p>2903</text:p>
          </table:table-cell>
          <table:table-cell office:value-type="string" office:string-value="Жилищник" table:formula="of:=VLOOKUP([.E694];[Управляющие_компании.A:.C];2;0)" table:style-name="ce1">
            <text:p>Жилищник</text:p>
          </table:table-cell>
          <table:table-cell office:value-type="string" office:string-value="Пушкина" table:formula="of:=VLOOKUP([.D694];[Лицевые_счета.A:.G];2;0)" table:style-name="ce6">
            <text:p>Пушкина</text:p>
          </table:table-cell>
          <table:table-cell office:value-type="float" office:value="2" table:formula="of:=VLOOKUP([.D694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694" table:style-name="ce4">
            <text:p>694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3844" table:style-name="ce5">
            <text:p>3844</text:p>
          </table:table-cell>
          <table:table-cell office:value-type="string" office:string-value="Жилищник" table:formula="of:=VLOOKUP([.E695];[Управляющие_компании.A:.C];2;0)" table:style-name="ce1">
            <text:p>Жилищник</text:p>
          </table:table-cell>
          <table:table-cell office:value-type="string" office:string-value="Пушкина" table:formula="of:=VLOOKUP([.D695];[Лицевые_счета.A:.G];2;0)" table:style-name="ce6">
            <text:p>Пушкина</text:p>
          </table:table-cell>
          <table:table-cell office:value-type="float" office:value="2" table:formula="of:=VLOOKUP([.D695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695" table:style-name="ce4">
            <text:p>695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6325" table:style-name="ce5">
            <text:p>6325</text:p>
          </table:table-cell>
          <table:table-cell office:value-type="string" office:string-value="Жилищник" table:formula="of:=VLOOKUP([.E696];[Управляющие_компании.A:.C];2;0)" table:style-name="ce1">
            <text:p>Жилищник</text:p>
          </table:table-cell>
          <table:table-cell office:value-type="string" office:string-value="Пушкина" table:formula="of:=VLOOKUP([.D696];[Лицевые_счета.A:.G];2;0)" table:style-name="ce6">
            <text:p>Пушкина</text:p>
          </table:table-cell>
          <table:table-cell office:value-type="float" office:value="2" table:formula="of:=VLOOKUP([.D696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696" table:style-name="ce4">
            <text:p>696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3292" table:style-name="ce5">
            <text:p>3292</text:p>
          </table:table-cell>
          <table:table-cell office:value-type="string" office:string-value="Жилищник" table:formula="of:=VLOOKUP([.E697];[Управляющие_компании.A:.C];2;0)" table:style-name="ce1">
            <text:p>Жилищник</text:p>
          </table:table-cell>
          <table:table-cell office:value-type="string" office:string-value="Пушкина" table:formula="of:=VLOOKUP([.D697];[Лицевые_счета.A:.G];2;0)" table:style-name="ce6">
            <text:p>Пушкина</text:p>
          </table:table-cell>
          <table:table-cell office:value-type="float" office:value="2" table:formula="of:=VLOOKUP([.D697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697" table:style-name="ce4">
            <text:p>697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3018" table:style-name="ce5">
            <text:p>3018</text:p>
          </table:table-cell>
          <table:table-cell office:value-type="string" office:string-value="Жилищник" table:formula="of:=VLOOKUP([.E698];[Управляющие_компании.A:.C];2;0)" table:style-name="ce1">
            <text:p>Жилищник</text:p>
          </table:table-cell>
          <table:table-cell office:value-type="string" office:string-value="Волкова" table:formula="of:=VLOOKUP([.D698];[Лицевые_счета.A:.G];2;0)" table:style-name="ce6">
            <text:p>Волкова</text:p>
          </table:table-cell>
          <table:table-cell office:value-type="float" office:value="14" table:formula="of:=VLOOKUP([.D698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698" table:style-name="ce4">
            <text:p>698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6344" table:style-name="ce5">
            <text:p>6344</text:p>
          </table:table-cell>
          <table:table-cell office:value-type="string" office:string-value="Жилищник" table:formula="of:=VLOOKUP([.E699];[Управляющие_компании.A:.C];2;0)" table:style-name="ce1">
            <text:p>Жилищник</text:p>
          </table:table-cell>
          <table:table-cell office:value-type="string" office:string-value="Пушкина" table:formula="of:=VLOOKUP([.D699];[Лицевые_счета.A:.G];2;0)" table:style-name="ce6">
            <text:p>Пушкина</text:p>
          </table:table-cell>
          <table:table-cell office:value-type="float" office:value="2" table:formula="of:=VLOOKUP([.D699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699" table:style-name="ce4">
            <text:p>699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5156" table:style-name="ce5">
            <text:p>5156</text:p>
          </table:table-cell>
          <table:table-cell office:value-type="string" office:string-value="Жилищник" table:formula="of:=VLOOKUP([.E700];[Управляющие_компании.A:.C];2;0)" table:style-name="ce1">
            <text:p>Жилищник</text:p>
          </table:table-cell>
          <table:table-cell office:value-type="string" office:string-value="Пушкина" table:formula="of:=VLOOKUP([.D700];[Лицевые_счета.A:.G];2;0)" table:style-name="ce6">
            <text:p>Пушкина</text:p>
          </table:table-cell>
          <table:table-cell office:value-type="float" office:value="2" table:formula="of:=VLOOKUP([.D700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700" table:style-name="ce4">
            <text:p>700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3158" table:style-name="ce5">
            <text:p>3158</text:p>
          </table:table-cell>
          <table:table-cell office:value-type="string" office:string-value="Жилищник" table:formula="of:=VLOOKUP([.E701];[Управляющие_компании.A:.C];2;0)" table:style-name="ce1">
            <text:p>Жилищник</text:p>
          </table:table-cell>
          <table:table-cell office:value-type="string" office:string-value="Пушкина" table:formula="of:=VLOOKUP([.D701];[Лицевые_счета.A:.G];2;0)" table:style-name="ce6">
            <text:p>Пушкина</text:p>
          </table:table-cell>
          <table:table-cell office:value-type="float" office:value="2" table:formula="of:=VLOOKUP([.D701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701" table:style-name="ce4">
            <text:p>701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2873" table:style-name="ce5">
            <text:p>2873</text:p>
          </table:table-cell>
          <table:table-cell office:value-type="string" office:string-value="Жилищник" table:formula="of:=VLOOKUP([.E702];[Управляющие_компании.A:.C];2;0)" table:style-name="ce1">
            <text:p>Жилищник</text:p>
          </table:table-cell>
          <table:table-cell office:value-type="string" office:string-value="Пушкина" table:formula="of:=VLOOKUP([.D702];[Лицевые_счета.A:.G];2;0)" table:style-name="ce6">
            <text:p>Пушкина</text:p>
          </table:table-cell>
          <table:table-cell office:value-type="float" office:value="2" table:formula="of:=VLOOKUP([.D702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702" table:style-name="ce4">
            <text:p>702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3038" table:style-name="ce5">
            <text:p>3038</text:p>
          </table:table-cell>
          <table:table-cell office:value-type="string" office:string-value="Жилищник" table:formula="of:=VLOOKUP([.E703];[Управляющие_компании.A:.C];2;0)" table:style-name="ce1">
            <text:p>Жилищник</text:p>
          </table:table-cell>
          <table:table-cell office:value-type="string" office:string-value="Пушкина" table:formula="of:=VLOOKUP([.D703];[Лицевые_счета.A:.G];2;0)" table:style-name="ce6">
            <text:p>Пушкина</text:p>
          </table:table-cell>
          <table:table-cell office:value-type="float" office:value="2" table:formula="of:=VLOOKUP([.D703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703" table:style-name="ce4">
            <text:p>703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6716" table:style-name="ce5">
            <text:p>6716</text:p>
          </table:table-cell>
          <table:table-cell office:value-type="string" office:string-value="Жилищник" table:formula="of:=VLOOKUP([.E704];[Управляющие_компании.A:.C];2;0)" table:style-name="ce1">
            <text:p>Жилищник</text:p>
          </table:table-cell>
          <table:table-cell office:value-type="string" office:string-value="Пушкина" table:formula="of:=VLOOKUP([.D704];[Лицевые_счета.A:.G];2;0)" table:style-name="ce6">
            <text:p>Пушкина</text:p>
          </table:table-cell>
          <table:table-cell office:value-type="float" office:value="2" table:formula="of:=VLOOKUP([.D704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704" table:style-name="ce4">
            <text:p>704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Начисление</text:p>
          </table:table-cell>
          <table:table-cell office:value-type="float" office:value="3977" table:style-name="ce5">
            <text:p>3977</text:p>
          </table:table-cell>
          <table:table-cell office:value-type="string" office:string-value="СтройЭксКапиталл" table:formula="of:=VLOOKUP([.E705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705];[Лицевые_счета.A:.G];2;0)" table:style-name="ce6">
            <text:p>Гоголя</text:p>
          </table:table-cell>
          <table:table-cell office:value-type="float" office:value="7" table:formula="of:=VLOOKUP([.D705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705" table:style-name="ce4">
            <text:p>705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Начисление</text:p>
          </table:table-cell>
          <table:table-cell office:value-type="float" office:value="3696" table:style-name="ce5">
            <text:p>3696</text:p>
          </table:table-cell>
          <table:table-cell office:value-type="string" office:string-value="СтройЭксКапиталл" table:formula="of:=VLOOKUP([.E706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706];[Лицевые_счета.A:.G];2;0)" table:style-name="ce6">
            <text:p>Гоголя</text:p>
          </table:table-cell>
          <table:table-cell office:value-type="float" office:value="7" table:formula="of:=VLOOKUP([.D706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706" table:style-name="ce4">
            <text:p>706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Начисление</text:p>
          </table:table-cell>
          <table:table-cell office:value-type="float" office:value="4679" table:style-name="ce5">
            <text:p>4679</text:p>
          </table:table-cell>
          <table:table-cell office:value-type="string" office:string-value="СтройЭксКапиталл" table:formula="of:=VLOOKUP([.E707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707];[Лицевые_счета.A:.G];2;0)" table:style-name="ce6">
            <text:p>Гоголя</text:p>
          </table:table-cell>
          <table:table-cell office:value-type="float" office:value="7" table:formula="of:=VLOOKUP([.D707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707" table:style-name="ce4">
            <text:p>707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10H57M0S" table:style-name="ce16">
            <text:p>10:57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5528" table:style-name="ce5">
            <text:p>5528</text:p>
          </table:table-cell>
          <table:table-cell office:value-type="string" office:string-value="Город 1" table:formula="of:=VLOOKUP([.E708];[Управляющие_компании.A:.C];2;0)" table:style-name="ce1">
            <text:p>Город 1</text:p>
          </table:table-cell>
          <table:table-cell office:value-type="string" office:string-value="Гоголя" table:formula="of:=VLOOKUP([.D708];[Лицевые_счета.A:.G];2;0)" table:style-name="ce6">
            <text:p>Гоголя</text:p>
          </table:table-cell>
          <table:table-cell office:value-type="float" office:value="8" table:formula="of:=VLOOKUP([.D708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708" table:style-name="ce4">
            <text:p>708</text:p>
          </table:table-cell>
          <table:table-cell office:value-type="date" office:date-value="2021-06-01T00:00:00" table:style-name="ce14">
            <text:p>01.06.2021</text:p>
          </table:table-cell>
          <table:table-cell office:value-type="time" office:time-value="PT13H3M0S" table:style-name="ce16">
            <text:p>13:03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6315" table:style-name="ce5">
            <text:p>6315</text:p>
          </table:table-cell>
          <table:table-cell office:value-type="string" office:string-value="Фонд управления ЖК Сити-Парк" table:formula="of:=VLOOKUP([.E709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709];[Лицевые_счета.A:.G];2;0)" table:style-name="ce6">
            <text:p>Железнодорожная</text:p>
          </table:table-cell>
          <table:table-cell office:value-type="float" office:value="5" table:formula="of:=VLOOKUP([.D70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709" table:style-name="ce4">
            <text:p>709</text:p>
          </table:table-cell>
          <table:table-cell office:value-type="date" office:date-value="2021-06-02T00:00:00" table:style-name="ce14">
            <text:p>02.06.2021</text:p>
          </table:table-cell>
          <table:table-cell office:value-type="time" office:time-value="PT8H3M0S" table:style-name="ce16">
            <text:p>8:03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6071" table:style-name="ce5">
            <text:p>6071</text:p>
          </table:table-cell>
          <table:table-cell office:value-type="string" office:string-value="Жилищник" table:formula="of:=VLOOKUP([.E710];[Управляющие_компании.A:.C];2;0)" table:style-name="ce1">
            <text:p>Жилищник</text:p>
          </table:table-cell>
          <table:table-cell office:value-type="string" office:string-value="Волкова" table:formula="of:=VLOOKUP([.D710];[Лицевые_счета.A:.G];2;0)" table:style-name="ce6">
            <text:p>Волкова</text:p>
          </table:table-cell>
          <table:table-cell office:value-type="float" office:value="14" table:formula="of:=VLOOKUP([.D710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710" table:style-name="ce4">
            <text:p>710</text:p>
          </table:table-cell>
          <table:table-cell office:value-type="date" office:date-value="2021-06-03T00:00:00" table:style-name="ce14">
            <text:p>03.06.2021</text:p>
          </table:table-cell>
          <table:table-cell office:value-type="time" office:time-value="PT8H6M0S" table:style-name="ce16">
            <text:p>8:06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5857" table:style-name="ce5">
            <text:p>5857</text:p>
          </table:table-cell>
          <table:table-cell office:value-type="string" office:string-value="Фонд управления ЖК Сити-Парк" table:formula="of:=VLOOKUP([.E711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711];[Лицевые_счета.A:.G];2;0)" table:style-name="ce6">
            <text:p>Железнодорожная</text:p>
          </table:table-cell>
          <table:table-cell office:value-type="float" office:value="5" table:formula="of:=VLOOKUP([.D71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711" table:style-name="ce4">
            <text:p>711</text:p>
          </table:table-cell>
          <table:table-cell office:value-type="date" office:date-value="2021-06-03T00:00:00" table:style-name="ce14">
            <text:p>03.06.2021</text:p>
          </table:table-cell>
          <table:table-cell office:value-type="time" office:time-value="PT16H28M0S" table:style-name="ce16">
            <text:p>16:28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5979" table:style-name="ce5">
            <text:p>5979</text:p>
          </table:table-cell>
          <table:table-cell office:value-type="string" office:string-value="Фонд управления ЖК Сити-Парк" table:formula="of:=VLOOKUP([.E712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712];[Лицевые_счета.A:.G];2;0)" table:style-name="ce6">
            <text:p>Железнодорожная</text:p>
          </table:table-cell>
          <table:table-cell office:value-type="float" office:value="5" table:formula="of:=VLOOKUP([.D71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712" table:style-name="ce4">
            <text:p>712</text:p>
          </table:table-cell>
          <table:table-cell office:value-type="date" office:date-value="2021-06-03T00:00:00" table:style-name="ce14">
            <text:p>03.06.2021</text:p>
          </table:table-cell>
          <table:table-cell office:value-type="time" office:time-value="PT19H4M0S" table:style-name="ce16">
            <text:p>19:04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5947" table:style-name="ce5">
            <text:p>5947</text:p>
          </table:table-cell>
          <table:table-cell office:value-type="string" office:string-value="Жилищник" table:formula="of:=VLOOKUP([.E713];[Управляющие_компании.A:.C];2;0)" table:style-name="ce1">
            <text:p>Жилищник</text:p>
          </table:table-cell>
          <table:table-cell office:value-type="string" office:string-value="Волкова" table:formula="of:=VLOOKUP([.D713];[Лицевые_счета.A:.G];2;0)" table:style-name="ce6">
            <text:p>Волкова</text:p>
          </table:table-cell>
          <table:table-cell office:value-type="float" office:value="14" table:formula="of:=VLOOKUP([.D713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713" table:style-name="ce4">
            <text:p>713</text:p>
          </table:table-cell>
          <table:table-cell office:value-type="date" office:date-value="2021-06-04T00:00:00" table:style-name="ce14">
            <text:p>04.06.2021</text:p>
          </table:table-cell>
          <table:table-cell office:value-type="time" office:time-value="PT11H10M0S" table:style-name="ce16">
            <text:p>11:10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6062" table:style-name="ce5">
            <text:p>6062</text:p>
          </table:table-cell>
          <table:table-cell office:value-type="string" office:string-value="Фонд управления ЖК Сити-Парк" table:formula="of:=VLOOKUP([.E714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714];[Лицевые_счета.A:.G];2;0)" table:style-name="ce6">
            <text:p>Железнодорожная</text:p>
          </table:table-cell>
          <table:table-cell office:value-type="float" office:value="5" table:formula="of:=VLOOKUP([.D71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714" table:style-name="ce4">
            <text:p>714</text:p>
          </table:table-cell>
          <table:table-cell office:value-type="date" office:date-value="2021-06-04T00:00:00" table:style-name="ce14">
            <text:p>04.06.2021</text:p>
          </table:table-cell>
          <table:table-cell office:value-type="time" office:time-value="PT15H54M0S" table:style-name="ce16">
            <text:p>15:54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4895" table:style-name="ce5">
            <text:p>4895</text:p>
          </table:table-cell>
          <table:table-cell office:value-type="string" office:string-value="Стрела" table:formula="of:=VLOOKUP([.E715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715];[Лицевые_счета.A:.G];2;0)" table:style-name="ce6">
            <text:p>Железнодорожная</text:p>
          </table:table-cell>
          <table:table-cell office:value-type="float" office:value="4" table:formula="of:=VLOOKUP([.D715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715" table:style-name="ce4">
            <text:p>715</text:p>
          </table:table-cell>
          <table:table-cell office:value-type="date" office:date-value="2021-06-06T00:00:00" table:style-name="ce14">
            <text:p>06.06.2021</text:p>
          </table:table-cell>
          <table:table-cell office:value-type="time" office:time-value="PT6H48M0S" table:style-name="ce16">
            <text:p>6:48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6026" table:style-name="ce5">
            <text:p>6026</text:p>
          </table:table-cell>
          <table:table-cell office:value-type="string" office:string-value="Фонд управления ЖК Сити-Парк" table:formula="of:=VLOOKUP([.E716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716];[Лицевые_счета.A:.G];2;0)" table:style-name="ce6">
            <text:p>Железнодорожная</text:p>
          </table:table-cell>
          <table:table-cell office:value-type="float" office:value="5" table:formula="of:=VLOOKUP([.D716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716" table:style-name="ce4">
            <text:p>716</text:p>
          </table:table-cell>
          <table:table-cell office:value-type="date" office:date-value="2021-06-06T00:00:00" table:style-name="ce14">
            <text:p>06.06.2021</text:p>
          </table:table-cell>
          <table:table-cell office:value-type="time" office:time-value="PT10H9M0S" table:style-name="ce16">
            <text:p>10:09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3448" table:style-name="ce5">
            <text:p>3448</text:p>
          </table:table-cell>
          <table:table-cell office:value-type="string" office:string-value="Фонд управления ЖК Сити-Парк" table:formula="of:=VLOOKUP([.E717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717];[Лицевые_счета.A:.G];2;0)" table:style-name="ce6">
            <text:p>Железнодорожная</text:p>
          </table:table-cell>
          <table:table-cell office:value-type="float" office:value="5" table:formula="of:=VLOOKUP([.D71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717" table:style-name="ce4">
            <text:p>717</text:p>
          </table:table-cell>
          <table:table-cell office:value-type="date" office:date-value="2021-06-06T00:00:00" table:style-name="ce14">
            <text:p>06.06.2021</text:p>
          </table:table-cell>
          <table:table-cell office:value-type="time" office:time-value="PT10H21M0S" table:style-name="ce16">
            <text:p>10:21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3233" table:style-name="ce5">
            <text:p>3233</text:p>
          </table:table-cell>
          <table:table-cell office:value-type="string" office:string-value="Город 1" table:formula="of:=VLOOKUP([.E718];[Управляющие_компании.A:.C];2;0)" table:style-name="ce1">
            <text:p>Город 1</text:p>
          </table:table-cell>
          <table:table-cell office:value-type="string" office:string-value="Гоголя" table:formula="of:=VLOOKUP([.D718];[Лицевые_счета.A:.G];2;0)" table:style-name="ce6">
            <text:p>Гоголя</text:p>
          </table:table-cell>
          <table:table-cell office:value-type="float" office:value="8" table:formula="of:=VLOOKUP([.D718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718" table:style-name="ce4">
            <text:p>718</text:p>
          </table:table-cell>
          <table:table-cell office:value-type="date" office:date-value="2021-06-06T00:00:00" table:style-name="ce14">
            <text:p>06.06.2021</text:p>
          </table:table-cell>
          <table:table-cell office:value-type="time" office:time-value="PT14H27M0S" table:style-name="ce16">
            <text:p>14:27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Оплата</text:p>
          </table:table-cell>
          <table:table-cell office:value-type="float" office:value="5666" table:style-name="ce5">
            <text:p>5666</text:p>
          </table:table-cell>
          <table:table-cell office:value-type="string" office:string-value="СтройЭксКапиталл" table:formula="of:=VLOOKUP([.E719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719];[Лицевые_счета.A:.G];2;0)" table:style-name="ce6">
            <text:p>Гоголя</text:p>
          </table:table-cell>
          <table:table-cell office:value-type="float" office:value="7" table:formula="of:=VLOOKUP([.D719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719" table:style-name="ce4">
            <text:p>719</text:p>
          </table:table-cell>
          <table:table-cell office:value-type="date" office:date-value="2021-06-06T00:00:00" table:style-name="ce14">
            <text:p>06.06.2021</text:p>
          </table:table-cell>
          <table:table-cell office:value-type="time" office:time-value="PT18H59M0S" table:style-name="ce16">
            <text:p>18:59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4295" table:style-name="ce5">
            <text:p>4295</text:p>
          </table:table-cell>
          <table:table-cell office:value-type="string" office:string-value="Фонд управления ЖК Сити-Парк" table:formula="of:=VLOOKUP([.E720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720];[Лицевые_счета.A:.G];2;0)" table:style-name="ce6">
            <text:p>Железнодорожная</text:p>
          </table:table-cell>
          <table:table-cell office:value-type="float" office:value="5" table:formula="of:=VLOOKUP([.D72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720" table:style-name="ce4">
            <text:p>720</text:p>
          </table:table-cell>
          <table:table-cell office:value-type="date" office:date-value="2021-06-06T00:00:00" table:style-name="ce14">
            <text:p>06.06.2021</text:p>
          </table:table-cell>
          <table:table-cell office:value-type="time" office:time-value="PT22H53M0S" table:style-name="ce16">
            <text:p>22:53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6181" table:style-name="ce5">
            <text:p>6181</text:p>
          </table:table-cell>
          <table:table-cell office:value-type="string" office:string-value="Город 1" table:formula="of:=VLOOKUP([.E721];[Управляющие_компании.A:.C];2;0)" table:style-name="ce1">
            <text:p>Город 1</text:p>
          </table:table-cell>
          <table:table-cell office:value-type="string" office:string-value="Гоголя" table:formula="of:=VLOOKUP([.D721];[Лицевые_счета.A:.G];2;0)" table:style-name="ce6">
            <text:p>Гоголя</text:p>
          </table:table-cell>
          <table:table-cell office:value-type="float" office:value="8" table:formula="of:=VLOOKUP([.D721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721" table:style-name="ce4">
            <text:p>721</text:p>
          </table:table-cell>
          <table:table-cell office:value-type="date" office:date-value="2021-06-07T00:00:00" table:style-name="ce14">
            <text:p>07.06.2021</text:p>
          </table:table-cell>
          <table:table-cell office:value-type="time" office:time-value="PT6H45M0S" table:style-name="ce16">
            <text:p>6:45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6580" table:style-name="ce5">
            <text:p>6580</text:p>
          </table:table-cell>
          <table:table-cell office:value-type="string" office:string-value="Город 1" table:formula="of:=VLOOKUP([.E722];[Управляющие_компании.A:.C];2;0)" table:style-name="ce1">
            <text:p>Город 1</text:p>
          </table:table-cell>
          <table:table-cell office:value-type="string" office:string-value="Гоголя" table:formula="of:=VLOOKUP([.D722];[Лицевые_счета.A:.G];2;0)" table:style-name="ce6">
            <text:p>Гоголя</text:p>
          </table:table-cell>
          <table:table-cell office:value-type="float" office:value="8" table:formula="of:=VLOOKUP([.D722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722" table:style-name="ce4">
            <text:p>722</text:p>
          </table:table-cell>
          <table:table-cell office:value-type="date" office:date-value="2021-06-07T00:00:00" table:style-name="ce14">
            <text:p>07.06.2021</text:p>
          </table:table-cell>
          <table:table-cell office:value-type="time" office:time-value="PT10H23M0S" table:style-name="ce16">
            <text:p>10:23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3844" table:style-name="ce5">
            <text:p>3844</text:p>
          </table:table-cell>
          <table:table-cell office:value-type="string" office:string-value="Жилищник" table:formula="of:=VLOOKUP([.E723];[Управляющие_компании.A:.C];2;0)" table:style-name="ce1">
            <text:p>Жилищник</text:p>
          </table:table-cell>
          <table:table-cell office:value-type="string" office:string-value="Пушкина" table:formula="of:=VLOOKUP([.D723];[Лицевые_счета.A:.G];2;0)" table:style-name="ce6">
            <text:p>Пушкина</text:p>
          </table:table-cell>
          <table:table-cell office:value-type="float" office:value="2" table:formula="of:=VLOOKUP([.D723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723" table:style-name="ce4">
            <text:p>723</text:p>
          </table:table-cell>
          <table:table-cell office:value-type="date" office:date-value="2021-06-07T00:00:00" table:style-name="ce14">
            <text:p>07.06.2021</text:p>
          </table:table-cell>
          <table:table-cell office:value-type="time" office:time-value="PT11H46M0S" table:style-name="ce16">
            <text:p>11:46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5035" table:style-name="ce5">
            <text:p>5035</text:p>
          </table:table-cell>
          <table:table-cell office:value-type="string" office:string-value="Стрела" table:formula="of:=VLOOKUP([.E724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724];[Лицевые_счета.A:.G];2;0)" table:style-name="ce6">
            <text:p>Железнодорожная</text:p>
          </table:table-cell>
          <table:table-cell office:value-type="float" office:value="4" table:formula="of:=VLOOKUP([.D724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724" table:style-name="ce4">
            <text:p>724</text:p>
          </table:table-cell>
          <table:table-cell office:value-type="date" office:date-value="2021-06-07T00:00:00" table:style-name="ce14">
            <text:p>07.06.2021</text:p>
          </table:table-cell>
          <table:table-cell office:value-type="time" office:time-value="PT18H12M0S" table:style-name="ce16">
            <text:p>18:12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3895" table:style-name="ce5">
            <text:p>3895</text:p>
          </table:table-cell>
          <table:table-cell office:value-type="string" office:string-value="Город 1" table:formula="of:=VLOOKUP([.E725];[Управляющие_компании.A:.C];2;0)" table:style-name="ce1">
            <text:p>Город 1</text:p>
          </table:table-cell>
          <table:table-cell office:value-type="string" office:string-value="Гоголя" table:formula="of:=VLOOKUP([.D725];[Лицевые_счета.A:.G];2;0)" table:style-name="ce6">
            <text:p>Гоголя</text:p>
          </table:table-cell>
          <table:table-cell office:value-type="float" office:value="8" table:formula="of:=VLOOKUP([.D725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725" table:style-name="ce4">
            <text:p>725</text:p>
          </table:table-cell>
          <table:table-cell office:value-type="date" office:date-value="2021-06-08T00:00:00" table:style-name="ce14">
            <text:p>08.06.2021</text:p>
          </table:table-cell>
          <table:table-cell office:value-type="time" office:time-value="PT9H43M0S" table:style-name="ce16">
            <text:p>9:43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4890" table:style-name="ce5">
            <text:p>4890</text:p>
          </table:table-cell>
          <table:table-cell office:value-type="string" office:string-value="Фонд управления ЖК Сити-Парк" table:formula="of:=VLOOKUP([.E726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726];[Лицевые_счета.A:.G];2;0)" table:style-name="ce6">
            <text:p>Железнодорожная</text:p>
          </table:table-cell>
          <table:table-cell office:value-type="float" office:value="5" table:formula="of:=VLOOKUP([.D726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726" table:style-name="ce4">
            <text:p>726</text:p>
          </table:table-cell>
          <table:table-cell office:value-type="date" office:date-value="2021-06-08T00:00:00" table:style-name="ce14">
            <text:p>08.06.2021</text:p>
          </table:table-cell>
          <table:table-cell office:value-type="time" office:time-value="PT19H25M0S" table:style-name="ce16">
            <text:p>19:25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5166" table:style-name="ce5">
            <text:p>5166</text:p>
          </table:table-cell>
          <table:table-cell office:value-type="string" office:string-value="Город 1" table:formula="of:=VLOOKUP([.E727];[Управляющие_компании.A:.C];2;0)" table:style-name="ce1">
            <text:p>Город 1</text:p>
          </table:table-cell>
          <table:table-cell office:value-type="string" office:string-value="Гоголя" table:formula="of:=VLOOKUP([.D727];[Лицевые_счета.A:.G];2;0)" table:style-name="ce6">
            <text:p>Гоголя</text:p>
          </table:table-cell>
          <table:table-cell office:value-type="float" office:value="8" table:formula="of:=VLOOKUP([.D727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727" table:style-name="ce4">
            <text:p>727</text:p>
          </table:table-cell>
          <table:table-cell office:value-type="date" office:date-value="2021-06-09T00:00:00" table:style-name="ce14">
            <text:p>09.06.2021</text:p>
          </table:table-cell>
          <table:table-cell office:value-type="time" office:time-value="PT7H47M0S" table:style-name="ce16">
            <text:p>7:47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3018" table:style-name="ce5">
            <text:p>3018</text:p>
          </table:table-cell>
          <table:table-cell office:value-type="string" office:string-value="Жилищник" table:formula="of:=VLOOKUP([.E728];[Управляющие_компании.A:.C];2;0)" table:style-name="ce1">
            <text:p>Жилищник</text:p>
          </table:table-cell>
          <table:table-cell office:value-type="string" office:string-value="Волкова" table:formula="of:=VLOOKUP([.D728];[Лицевые_счета.A:.G];2;0)" table:style-name="ce6">
            <text:p>Волкова</text:p>
          </table:table-cell>
          <table:table-cell office:value-type="float" office:value="14" table:formula="of:=VLOOKUP([.D728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728" table:style-name="ce4">
            <text:p>728</text:p>
          </table:table-cell>
          <table:table-cell office:value-type="date" office:date-value="2021-06-09T00:00:00" table:style-name="ce14">
            <text:p>09.06.2021</text:p>
          </table:table-cell>
          <table:table-cell office:value-type="time" office:time-value="PT9H59M0S" table:style-name="ce16">
            <text:p>9:59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3292" table:style-name="ce5">
            <text:p>3292</text:p>
          </table:table-cell>
          <table:table-cell office:value-type="string" office:string-value="Жилищник" table:formula="of:=VLOOKUP([.E729];[Управляющие_компании.A:.C];2;0)" table:style-name="ce1">
            <text:p>Жилищник</text:p>
          </table:table-cell>
          <table:table-cell office:value-type="string" office:string-value="Пушкина" table:formula="of:=VLOOKUP([.D729];[Лицевые_счета.A:.G];2;0)" table:style-name="ce6">
            <text:p>Пушкина</text:p>
          </table:table-cell>
          <table:table-cell office:value-type="float" office:value="2" table:formula="of:=VLOOKUP([.D729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729" table:style-name="ce4">
            <text:p>729</text:p>
          </table:table-cell>
          <table:table-cell office:value-type="date" office:date-value="2021-06-09T00:00:00" table:style-name="ce14">
            <text:p>09.06.2021</text:p>
          </table:table-cell>
          <table:table-cell office:value-type="time" office:time-value="PT14H8M0S" table:style-name="ce16">
            <text:p>14:08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5535" table:style-name="ce5">
            <text:p>5535</text:p>
          </table:table-cell>
          <table:table-cell office:value-type="string" office:string-value="Фонд управления ЖК Сити-Парк" table:formula="of:=VLOOKUP([.E730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730];[Лицевые_счета.A:.G];2;0)" table:style-name="ce6">
            <text:p>Железнодорожная</text:p>
          </table:table-cell>
          <table:table-cell office:value-type="float" office:value="5" table:formula="of:=VLOOKUP([.D73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730" table:style-name="ce4">
            <text:p>730</text:p>
          </table:table-cell>
          <table:table-cell office:value-type="date" office:date-value="2021-06-09T00:00:00" table:style-name="ce14">
            <text:p>09.06.2021</text:p>
          </table:table-cell>
          <table:table-cell office:value-type="time" office:time-value="PT21H0M0S" table:style-name="ce16">
            <text:p>21:00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5352" table:style-name="ce5">
            <text:p>5352</text:p>
          </table:table-cell>
          <table:table-cell office:value-type="string" office:string-value="Фонд управления ЖК Сити-Парк" table:formula="of:=VLOOKUP([.E731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731];[Лицевые_счета.A:.G];2;0)" table:style-name="ce6">
            <text:p>Железнодорожная</text:p>
          </table:table-cell>
          <table:table-cell office:value-type="float" office:value="5" table:formula="of:=VLOOKUP([.D73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731" table:style-name="ce4">
            <text:p>731</text:p>
          </table:table-cell>
          <table:table-cell office:value-type="date" office:date-value="2021-06-09T00:00:00" table:style-name="ce14">
            <text:p>09.06.2021</text:p>
          </table:table-cell>
          <table:table-cell office:value-type="time" office:time-value="PT21H54M0S" table:style-name="ce16">
            <text:p>21:54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6344" table:style-name="ce5">
            <text:p>6344</text:p>
          </table:table-cell>
          <table:table-cell office:value-type="string" office:string-value="Жилищник" table:formula="of:=VLOOKUP([.E732];[Управляющие_компании.A:.C];2;0)" table:style-name="ce1">
            <text:p>Жилищник</text:p>
          </table:table-cell>
          <table:table-cell office:value-type="string" office:string-value="Пушкина" table:formula="of:=VLOOKUP([.D732];[Лицевые_счета.A:.G];2;0)" table:style-name="ce6">
            <text:p>Пушкина</text:p>
          </table:table-cell>
          <table:table-cell office:value-type="float" office:value="2" table:formula="of:=VLOOKUP([.D732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732" table:style-name="ce4">
            <text:p>732</text:p>
          </table:table-cell>
          <table:table-cell office:value-type="date" office:date-value="2021-06-10T00:00:00" table:style-name="ce14">
            <text:p>10.06.2021</text:p>
          </table:table-cell>
          <table:table-cell office:value-type="time" office:time-value="PT16H35M0S" table:style-name="ce16">
            <text:p>16:35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3206" table:style-name="ce5">
            <text:p>3206</text:p>
          </table:table-cell>
          <table:table-cell office:value-type="string" office:string-value="Город 1" table:formula="of:=VLOOKUP([.E733];[Управляющие_компании.A:.C];2;0)" table:style-name="ce1">
            <text:p>Город 1</text:p>
          </table:table-cell>
          <table:table-cell office:value-type="string" office:string-value="Гоголя" table:formula="of:=VLOOKUP([.D733];[Лицевые_счета.A:.G];2;0)" table:style-name="ce6">
            <text:p>Гоголя</text:p>
          </table:table-cell>
          <table:table-cell office:value-type="float" office:value="8" table:formula="of:=VLOOKUP([.D733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733" table:style-name="ce4">
            <text:p>733</text:p>
          </table:table-cell>
          <table:table-cell office:value-type="date" office:date-value="2021-06-10T00:00:00" table:style-name="ce14">
            <text:p>10.06.2021</text:p>
          </table:table-cell>
          <table:table-cell office:value-type="time" office:time-value="PT16H47M0S" table:style-name="ce16">
            <text:p>16:47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5557" table:style-name="ce5">
            <text:p>5557</text:p>
          </table:table-cell>
          <table:table-cell office:value-type="string" office:string-value="Фонд управления ЖК Сити-Парк" table:formula="of:=VLOOKUP([.E734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734];[Лицевые_счета.A:.G];2;0)" table:style-name="ce6">
            <text:p>Железнодорожная</text:p>
          </table:table-cell>
          <table:table-cell office:value-type="float" office:value="5" table:formula="of:=VLOOKUP([.D73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734" table:style-name="ce4">
            <text:p>734</text:p>
          </table:table-cell>
          <table:table-cell office:value-type="date" office:date-value="2021-06-10T00:00:00" table:style-name="ce14">
            <text:p>10.06.2021</text:p>
          </table:table-cell>
          <table:table-cell office:value-type="time" office:time-value="PT20H48M0S" table:style-name="ce16">
            <text:p>20:48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2873" table:style-name="ce5">
            <text:p>2873</text:p>
          </table:table-cell>
          <table:table-cell office:value-type="string" office:string-value="Жилищник" table:formula="of:=VLOOKUP([.E735];[Управляющие_компании.A:.C];2;0)" table:style-name="ce1">
            <text:p>Жилищник</text:p>
          </table:table-cell>
          <table:table-cell office:value-type="string" office:string-value="Пушкина" table:formula="of:=VLOOKUP([.D735];[Лицевые_счета.A:.G];2;0)" table:style-name="ce6">
            <text:p>Пушкина</text:p>
          </table:table-cell>
          <table:table-cell office:value-type="float" office:value="2" table:formula="of:=VLOOKUP([.D735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735" table:style-name="ce4">
            <text:p>735</text:p>
          </table:table-cell>
          <table:table-cell office:value-type="date" office:date-value="2021-06-10T00:00:00" table:style-name="ce14">
            <text:p>10.06.2021</text:p>
          </table:table-cell>
          <table:table-cell office:value-type="time" office:time-value="PT22H46M0S" table:style-name="ce16">
            <text:p>22:46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5482" table:style-name="ce5">
            <text:p>5482</text:p>
          </table:table-cell>
          <table:table-cell office:value-type="string" office:string-value="Фонд управления ЖК Сити-Парк" table:formula="of:=VLOOKUP([.E736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736];[Лицевые_счета.A:.G];2;0)" table:style-name="ce6">
            <text:p>Железнодорожная</text:p>
          </table:table-cell>
          <table:table-cell office:value-type="float" office:value="5" table:formula="of:=VLOOKUP([.D736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736" table:style-name="ce4">
            <text:p>736</text:p>
          </table:table-cell>
          <table:table-cell office:value-type="date" office:date-value="2021-06-11T00:00:00" table:style-name="ce14">
            <text:p>11.06.2021</text:p>
          </table:table-cell>
          <table:table-cell office:value-type="time" office:time-value="PT8H2M0S" table:style-name="ce16">
            <text:p>8:02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3215" table:style-name="ce5">
            <text:p>3215</text:p>
          </table:table-cell>
          <table:table-cell office:value-type="string" office:string-value="Фонд управления ЖК Сити-Парк" table:formula="of:=VLOOKUP([.E737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737];[Лицевые_счета.A:.G];2;0)" table:style-name="ce6">
            <text:p>Железнодорожная</text:p>
          </table:table-cell>
          <table:table-cell office:value-type="float" office:value="5" table:formula="of:=VLOOKUP([.D73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737" table:style-name="ce4">
            <text:p>737</text:p>
          </table:table-cell>
          <table:table-cell office:value-type="date" office:date-value="2021-06-11T00:00:00" table:style-name="ce14">
            <text:p>11.06.2021</text:p>
          </table:table-cell>
          <table:table-cell office:value-type="time" office:time-value="PT14H6M0S" table:style-name="ce16">
            <text:p>14:06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3507" table:style-name="ce5">
            <text:p>3507</text:p>
          </table:table-cell>
          <table:table-cell office:value-type="string" office:string-value="Фонд управления ЖК Сити-Парк" table:formula="of:=VLOOKUP([.E738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738];[Лицевые_счета.A:.G];2;0)" table:style-name="ce6">
            <text:p>Железнодорожная</text:p>
          </table:table-cell>
          <table:table-cell office:value-type="float" office:value="5" table:formula="of:=VLOOKUP([.D73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738" table:style-name="ce4">
            <text:p>738</text:p>
          </table:table-cell>
          <table:table-cell office:value-type="date" office:date-value="2021-06-11T00:00:00" table:style-name="ce14">
            <text:p>11.06.2021</text:p>
          </table:table-cell>
          <table:table-cell office:value-type="time" office:time-value="PT15H18M0S" table:style-name="ce16">
            <text:p>15:18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Оплата</text:p>
          </table:table-cell>
          <table:table-cell office:value-type="float" office:value="3696" table:style-name="ce5">
            <text:p>3696</text:p>
          </table:table-cell>
          <table:table-cell office:value-type="string" office:string-value="СтройЭксКапиталл" table:formula="of:=VLOOKUP([.E739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739];[Лицевые_счета.A:.G];2;0)" table:style-name="ce6">
            <text:p>Гоголя</text:p>
          </table:table-cell>
          <table:table-cell office:value-type="float" office:value="7" table:formula="of:=VLOOKUP([.D739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739" table:style-name="ce4">
            <text:p>739</text:p>
          </table:table-cell>
          <table:table-cell office:value-type="date" office:date-value="2021-06-12T00:00:00" table:style-name="ce14">
            <text:p>12.06.2021</text:p>
          </table:table-cell>
          <table:table-cell office:value-type="time" office:time-value="PT14H21M0S" table:style-name="ce16">
            <text:p>14:21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4892" table:style-name="ce5">
            <text:p>4892</text:p>
          </table:table-cell>
          <table:table-cell office:value-type="string" office:string-value="Фонд управления ЖК Сити-Парк" table:formula="of:=VLOOKUP([.E740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740];[Лицевые_счета.A:.G];2;0)" table:style-name="ce6">
            <text:p>Железнодорожная</text:p>
          </table:table-cell>
          <table:table-cell office:value-type="float" office:value="5" table:formula="of:=VLOOKUP([.D74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740" table:style-name="ce4">
            <text:p>740</text:p>
          </table:table-cell>
          <table:table-cell office:value-type="date" office:date-value="2021-06-12T00:00:00" table:style-name="ce14">
            <text:p>12.06.2021</text:p>
          </table:table-cell>
          <table:table-cell office:value-type="time" office:time-value="PT19H20M0S" table:style-name="ce16">
            <text:p>19:20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6026" table:style-name="ce5">
            <text:p>6026</text:p>
          </table:table-cell>
          <table:table-cell office:value-type="string" office:string-value="Фонд управления ЖК Сити-Парк" table:formula="of:=VLOOKUP([.E741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741];[Лицевые_счета.A:.G];2;0)" table:style-name="ce6">
            <text:p>Железнодорожная</text:p>
          </table:table-cell>
          <table:table-cell office:value-type="float" office:value="5" table:formula="of:=VLOOKUP([.D74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741" table:style-name="ce4">
            <text:p>741</text:p>
          </table:table-cell>
          <table:table-cell office:value-type="date" office:date-value="2021-06-12T00:00:00" table:style-name="ce14">
            <text:p>12.06.2021</text:p>
          </table:table-cell>
          <table:table-cell office:value-type="time" office:time-value="PT23H0M0S" table:style-name="ce16">
            <text:p>23:00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Оплата</text:p>
          </table:table-cell>
          <table:table-cell office:value-type="float" office:value="4471" table:style-name="ce5">
            <text:p>4471</text:p>
          </table:table-cell>
          <table:table-cell office:value-type="string" office:string-value="СтройЭксКапиталл" table:formula="of:=VLOOKUP([.E742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742];[Лицевые_счета.A:.G];2;0)" table:style-name="ce6">
            <text:p>Гоголя</text:p>
          </table:table-cell>
          <table:table-cell office:value-type="float" office:value="7" table:formula="of:=VLOOKUP([.D742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742" table:style-name="ce4">
            <text:p>742</text:p>
          </table:table-cell>
          <table:table-cell office:value-type="date" office:date-value="2021-06-13T00:00:00" table:style-name="ce14">
            <text:p>13.06.2021</text:p>
          </table:table-cell>
          <table:table-cell office:value-type="time" office:time-value="PT6H58M0S" table:style-name="ce16">
            <text:p>6:58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Оплата</text:p>
          </table:table-cell>
          <table:table-cell office:value-type="float" office:value="3977" table:style-name="ce5">
            <text:p>3977</text:p>
          </table:table-cell>
          <table:table-cell office:value-type="string" office:string-value="СтройЭксКапиталл" table:formula="of:=VLOOKUP([.E743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743];[Лицевые_счета.A:.G];2;0)" table:style-name="ce6">
            <text:p>Гоголя</text:p>
          </table:table-cell>
          <table:table-cell office:value-type="float" office:value="7" table:formula="of:=VLOOKUP([.D743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743" table:style-name="ce4">
            <text:p>743</text:p>
          </table:table-cell>
          <table:table-cell office:value-type="date" office:date-value="2021-06-13T00:00:00" table:style-name="ce14">
            <text:p>13.06.2021</text:p>
          </table:table-cell>
          <table:table-cell office:value-type="time" office:time-value="PT8H40M0S" table:style-name="ce16">
            <text:p>8:40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Оплата</text:p>
          </table:table-cell>
          <table:table-cell office:value-type="float" office:value="4987" table:style-name="ce5">
            <text:p>4987</text:p>
          </table:table-cell>
          <table:table-cell office:value-type="string" office:string-value="СтройЭксКапиталл" table:formula="of:=VLOOKUP([.E744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744];[Лицевые_счета.A:.G];2;0)" table:style-name="ce6">
            <text:p>Гоголя</text:p>
          </table:table-cell>
          <table:table-cell office:value-type="float" office:value="7" table:formula="of:=VLOOKUP([.D744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744" table:style-name="ce4">
            <text:p>744</text:p>
          </table:table-cell>
          <table:table-cell office:value-type="date" office:date-value="2021-06-13T00:00:00" table:style-name="ce14">
            <text:p>13.06.2021</text:p>
          </table:table-cell>
          <table:table-cell office:value-type="time" office:time-value="PT23H14M0S" table:style-name="ce16">
            <text:p>23:14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2903" table:style-name="ce5">
            <text:p>2903</text:p>
          </table:table-cell>
          <table:table-cell office:value-type="string" office:string-value="Жилищник" table:formula="of:=VLOOKUP([.E745];[Управляющие_компании.A:.C];2;0)" table:style-name="ce1">
            <text:p>Жилищник</text:p>
          </table:table-cell>
          <table:table-cell office:value-type="string" office:string-value="Пушкина" table:formula="of:=VLOOKUP([.D745];[Лицевые_счета.A:.G];2;0)" table:style-name="ce6">
            <text:p>Пушкина</text:p>
          </table:table-cell>
          <table:table-cell office:value-type="float" office:value="2" table:formula="of:=VLOOKUP([.D745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745" table:style-name="ce4">
            <text:p>745</text:p>
          </table:table-cell>
          <table:table-cell office:value-type="date" office:date-value="2021-06-14T00:00:00" table:style-name="ce14">
            <text:p>14.06.2021</text:p>
          </table:table-cell>
          <table:table-cell office:value-type="time" office:time-value="PT13H49M0S" table:style-name="ce16">
            <text:p>13:49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3038" table:style-name="ce5">
            <text:p>3038</text:p>
          </table:table-cell>
          <table:table-cell office:value-type="string" office:string-value="Жилищник" table:formula="of:=VLOOKUP([.E746];[Управляющие_компании.A:.C];2;0)" table:style-name="ce1">
            <text:p>Жилищник</text:p>
          </table:table-cell>
          <table:table-cell office:value-type="string" office:string-value="Пушкина" table:formula="of:=VLOOKUP([.D746];[Лицевые_счета.A:.G];2;0)" table:style-name="ce6">
            <text:p>Пушкина</text:p>
          </table:table-cell>
          <table:table-cell office:value-type="float" office:value="2" table:formula="of:=VLOOKUP([.D746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746" table:style-name="ce4">
            <text:p>746</text:p>
          </table:table-cell>
          <table:table-cell office:value-type="date" office:date-value="2021-06-15T00:00:00" table:style-name="ce14">
            <text:p>15.06.2021</text:p>
          </table:table-cell>
          <table:table-cell office:value-type="time" office:time-value="PT16H24M0S" table:style-name="ce16">
            <text:p>16:24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2813" table:style-name="ce5">
            <text:p>2813</text:p>
          </table:table-cell>
          <table:table-cell office:value-type="string" office:string-value="Фонд управления ЖК Сити-Парк" table:formula="of:=VLOOKUP([.E747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747];[Лицевые_счета.A:.G];2;0)" table:style-name="ce6">
            <text:p>Железнодорожная</text:p>
          </table:table-cell>
          <table:table-cell office:value-type="float" office:value="5" table:formula="of:=VLOOKUP([.D74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747" table:style-name="ce4">
            <text:p>747</text:p>
          </table:table-cell>
          <table:table-cell office:value-type="date" office:date-value="2021-06-15T00:00:00" table:style-name="ce14">
            <text:p>15.06.2021</text:p>
          </table:table-cell>
          <table:table-cell office:value-type="time" office:time-value="PT19H0M0S" table:style-name="ce16">
            <text:p>19:00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3843" table:style-name="ce5">
            <text:p>3843</text:p>
          </table:table-cell>
          <table:table-cell office:value-type="string" office:string-value="Фонд управления ЖК Сити-Парк" table:formula="of:=VLOOKUP([.E748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748];[Лицевые_счета.A:.G];2;0)" table:style-name="ce6">
            <text:p>Железнодорожная</text:p>
          </table:table-cell>
          <table:table-cell office:value-type="float" office:value="5" table:formula="of:=VLOOKUP([.D74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748" table:style-name="ce4">
            <text:p>748</text:p>
          </table:table-cell>
          <table:table-cell office:value-type="date" office:date-value="2021-06-16T00:00:00" table:style-name="ce14">
            <text:p>16.06.2021</text:p>
          </table:table-cell>
          <table:table-cell office:value-type="time" office:time-value="PT7H24M0S" table:style-name="ce16">
            <text:p>7:24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3867" table:style-name="ce5">
            <text:p>3867</text:p>
          </table:table-cell>
          <table:table-cell office:value-type="string" office:string-value="Стрела" table:formula="of:=VLOOKUP([.E749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749];[Лицевые_счета.A:.G];2;0)" table:style-name="ce6">
            <text:p>Железнодорожная</text:p>
          </table:table-cell>
          <table:table-cell office:value-type="float" office:value="4" table:formula="of:=VLOOKUP([.D749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749" table:style-name="ce4">
            <text:p>749</text:p>
          </table:table-cell>
          <table:table-cell office:value-type="date" office:date-value="2021-06-17T00:00:00" table:style-name="ce14">
            <text:p>17.06.2021</text:p>
          </table:table-cell>
          <table:table-cell office:value-type="time" office:time-value="PT20H2M0S" table:style-name="ce16">
            <text:p>20:02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2895" table:style-name="ce5">
            <text:p>2895</text:p>
          </table:table-cell>
          <table:table-cell office:value-type="string" office:string-value="Фонд управления ЖК Сити-Парк" table:formula="of:=VLOOKUP([.E750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750];[Лицевые_счета.A:.G];2;0)" table:style-name="ce6">
            <text:p>Железнодорожная</text:p>
          </table:table-cell>
          <table:table-cell office:value-type="float" office:value="5" table:formula="of:=VLOOKUP([.D75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750" table:style-name="ce4">
            <text:p>750</text:p>
          </table:table-cell>
          <table:table-cell office:value-type="date" office:date-value="2021-06-18T00:00:00" table:style-name="ce14">
            <text:p>18.06.2021</text:p>
          </table:table-cell>
          <table:table-cell office:value-type="time" office:time-value="PT6H59M0S" table:style-name="ce16">
            <text:p>6:59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5156" table:style-name="ce5">
            <text:p>5156</text:p>
          </table:table-cell>
          <table:table-cell office:value-type="string" office:string-value="Жилищник" table:formula="of:=VLOOKUP([.E751];[Управляющие_компании.A:.C];2;0)" table:style-name="ce1">
            <text:p>Жилищник</text:p>
          </table:table-cell>
          <table:table-cell office:value-type="string" office:string-value="Пушкина" table:formula="of:=VLOOKUP([.D751];[Лицевые_счета.A:.G];2;0)" table:style-name="ce6">
            <text:p>Пушкина</text:p>
          </table:table-cell>
          <table:table-cell office:value-type="float" office:value="2" table:formula="of:=VLOOKUP([.D751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751" table:style-name="ce4">
            <text:p>751</text:p>
          </table:table-cell>
          <table:table-cell office:value-type="date" office:date-value="2021-06-18T00:00:00" table:style-name="ce14">
            <text:p>18.06.2021</text:p>
          </table:table-cell>
          <table:table-cell office:value-type="time" office:time-value="PT20H0M0S" table:style-name="ce16">
            <text:p>20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4890" table:style-name="ce5">
            <text:p>4890</text:p>
          </table:table-cell>
          <table:table-cell office:value-type="string" office:string-value="Стрела" table:formula="of:=VLOOKUP([.E752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752];[Лицевые_счета.A:.G];2;0)" table:style-name="ce6">
            <text:p>Железнодорожная</text:p>
          </table:table-cell>
          <table:table-cell office:value-type="float" office:value="4" table:formula="of:=VLOOKUP([.D752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752" table:style-name="ce4">
            <text:p>752</text:p>
          </table:table-cell>
          <table:table-cell office:value-type="date" office:date-value="2021-06-19T00:00:00" table:style-name="ce14">
            <text:p>19.06.2021</text:p>
          </table:table-cell>
          <table:table-cell office:value-type="time" office:time-value="PT21H20M0S" table:style-name="ce16">
            <text:p>21:20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3158" table:style-name="ce5">
            <text:p>3158</text:p>
          </table:table-cell>
          <table:table-cell office:value-type="string" office:string-value="Жилищник" table:formula="of:=VLOOKUP([.E753];[Управляющие_компании.A:.C];2;0)" table:style-name="ce1">
            <text:p>Жилищник</text:p>
          </table:table-cell>
          <table:table-cell office:value-type="string" office:string-value="Пушкина" table:formula="of:=VLOOKUP([.D753];[Лицевые_счета.A:.G];2;0)" table:style-name="ce6">
            <text:p>Пушкина</text:p>
          </table:table-cell>
          <table:table-cell office:value-type="float" office:value="2" table:formula="of:=VLOOKUP([.D753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753" table:style-name="ce4">
            <text:p>753</text:p>
          </table:table-cell>
          <table:table-cell office:value-type="date" office:date-value="2021-06-19T00:00:00" table:style-name="ce14">
            <text:p>19.06.2021</text:p>
          </table:table-cell>
          <table:table-cell office:value-type="time" office:time-value="PT23H53M0S" table:style-name="ce16">
            <text:p>23:53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5780" table:style-name="ce5">
            <text:p>5780</text:p>
          </table:table-cell>
          <table:table-cell office:value-type="string" office:string-value="Фонд управления ЖК Сити-Парк" table:formula="of:=VLOOKUP([.E754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754];[Лицевые_счета.A:.G];2;0)" table:style-name="ce6">
            <text:p>Железнодорожная</text:p>
          </table:table-cell>
          <table:table-cell office:value-type="float" office:value="5" table:formula="of:=VLOOKUP([.D75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754" table:style-name="ce4">
            <text:p>754</text:p>
          </table:table-cell>
          <table:table-cell office:value-type="date" office:date-value="2021-06-20T00:00:00" table:style-name="ce14">
            <text:p>20.06.2021</text:p>
          </table:table-cell>
          <table:table-cell office:value-type="time" office:time-value="PT8H23M0S" table:style-name="ce16">
            <text:p>8:23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6384" table:style-name="ce5">
            <text:p>6384</text:p>
          </table:table-cell>
          <table:table-cell office:value-type="string" office:string-value="Фонд управления ЖК Сити-Парк" table:formula="of:=VLOOKUP([.E755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755];[Лицевые_счета.A:.G];2;0)" table:style-name="ce6">
            <text:p>Железнодорожная</text:p>
          </table:table-cell>
          <table:table-cell office:value-type="float" office:value="5" table:formula="of:=VLOOKUP([.D75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755" table:style-name="ce4">
            <text:p>755</text:p>
          </table:table-cell>
          <table:table-cell office:value-type="date" office:date-value="2021-06-21T00:00:00" table:style-name="ce14">
            <text:p>21.06.2021</text:p>
          </table:table-cell>
          <table:table-cell office:value-type="time" office:time-value="PT23H50M0S" table:style-name="ce16">
            <text:p>23:5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Оплата</text:p>
          </table:table-cell>
          <table:table-cell office:value-type="float" office:value="4679" table:style-name="ce5">
            <text:p>4679</text:p>
          </table:table-cell>
          <table:table-cell office:value-type="string" office:string-value="СтройЭксКапиталл" table:formula="of:=VLOOKUP([.E756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756];[Лицевые_счета.A:.G];2;0)" table:style-name="ce6">
            <text:p>Гоголя</text:p>
          </table:table-cell>
          <table:table-cell office:value-type="float" office:value="7" table:formula="of:=VLOOKUP([.D756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756" table:style-name="ce4">
            <text:p>756</text:p>
          </table:table-cell>
          <table:table-cell office:value-type="date" office:date-value="2021-06-22T00:00:00" table:style-name="ce14">
            <text:p>22.06.2021</text:p>
          </table:table-cell>
          <table:table-cell office:value-type="time" office:time-value="PT7H0M0S" table:style-name="ce16">
            <text:p>7:00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3601" table:style-name="ce5">
            <text:p>3601</text:p>
          </table:table-cell>
          <table:table-cell office:value-type="string" office:string-value="Фонд управления ЖК Сити-Парк" table:formula="of:=VLOOKUP([.E757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757];[Лицевые_счета.A:.G];2;0)" table:style-name="ce6">
            <text:p>Железнодорожная</text:p>
          </table:table-cell>
          <table:table-cell office:value-type="float" office:value="5" table:formula="of:=VLOOKUP([.D75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757" table:style-name="ce4">
            <text:p>757</text:p>
          </table:table-cell>
          <table:table-cell office:value-type="date" office:date-value="2021-06-22T00:00:00" table:style-name="ce14">
            <text:p>22.06.2021</text:p>
          </table:table-cell>
          <table:table-cell office:value-type="time" office:time-value="PT9H17M0S" table:style-name="ce16">
            <text:p>9:17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3997" table:style-name="ce5">
            <text:p>3997</text:p>
          </table:table-cell>
          <table:table-cell office:value-type="string" office:string-value="Фонд управления ЖК Сити-Парк" table:formula="of:=VLOOKUP([.E758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758];[Лицевые_счета.A:.G];2;0)" table:style-name="ce6">
            <text:p>Железнодорожная</text:p>
          </table:table-cell>
          <table:table-cell office:value-type="float" office:value="5" table:formula="of:=VLOOKUP([.D75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758" table:style-name="ce4">
            <text:p>758</text:p>
          </table:table-cell>
          <table:table-cell office:value-type="date" office:date-value="2021-06-22T00:00:00" table:style-name="ce14">
            <text:p>22.06.2021</text:p>
          </table:table-cell>
          <table:table-cell office:value-type="time" office:time-value="PT11H41M0S" table:style-name="ce16">
            <text:p>11:41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6528" table:style-name="ce5">
            <text:p>6528</text:p>
          </table:table-cell>
          <table:table-cell office:value-type="string" office:string-value="Стрела" table:formula="of:=VLOOKUP([.E759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759];[Лицевые_счета.A:.G];2;0)" table:style-name="ce6">
            <text:p>Железнодорожная</text:p>
          </table:table-cell>
          <table:table-cell office:value-type="float" office:value="4" table:formula="of:=VLOOKUP([.D759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759" table:style-name="ce4">
            <text:p>759</text:p>
          </table:table-cell>
          <table:table-cell office:value-type="date" office:date-value="2021-06-22T00:00:00" table:style-name="ce14">
            <text:p>22.06.2021</text:p>
          </table:table-cell>
          <table:table-cell office:value-type="time" office:time-value="PT23H38M0S" table:style-name="ce16">
            <text:p>23:38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6325" table:style-name="ce5">
            <text:p>6325</text:p>
          </table:table-cell>
          <table:table-cell office:value-type="string" office:string-value="Жилищник" table:formula="of:=VLOOKUP([.E760];[Управляющие_компании.A:.C];2;0)" table:style-name="ce1">
            <text:p>Жилищник</text:p>
          </table:table-cell>
          <table:table-cell office:value-type="string" office:string-value="Пушкина" table:formula="of:=VLOOKUP([.D760];[Лицевые_счета.A:.G];2;0)" table:style-name="ce6">
            <text:p>Пушкина</text:p>
          </table:table-cell>
          <table:table-cell office:value-type="float" office:value="2" table:formula="of:=VLOOKUP([.D760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760" table:style-name="ce4">
            <text:p>760</text:p>
          </table:table-cell>
          <table:table-cell office:value-type="date" office:date-value="2021-06-23T00:00:00" table:style-name="ce14">
            <text:p>23.06.2021</text:p>
          </table:table-cell>
          <table:table-cell office:value-type="time" office:time-value="PT6H14M0S" table:style-name="ce16">
            <text:p>6:14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Оплата</text:p>
          </table:table-cell>
          <table:table-cell office:value-type="float" office:value="2880" table:style-name="ce5">
            <text:p>2880</text:p>
          </table:table-cell>
          <table:table-cell office:value-type="string" office:string-value="СтройЭксКапиталл" table:formula="of:=VLOOKUP([.E761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761];[Лицевые_счета.A:.G];2;0)" table:style-name="ce6">
            <text:p>Гоголя</text:p>
          </table:table-cell>
          <table:table-cell office:value-type="float" office:value="7" table:formula="of:=VLOOKUP([.D761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761" table:style-name="ce4">
            <text:p>761</text:p>
          </table:table-cell>
          <table:table-cell office:value-type="date" office:date-value="2021-06-23T00:00:00" table:style-name="ce14">
            <text:p>23.06.2021</text:p>
          </table:table-cell>
          <table:table-cell office:value-type="time" office:time-value="PT8H14M0S" table:style-name="ce16">
            <text:p>8:14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Оплата</text:p>
          </table:table-cell>
          <table:table-cell office:value-type="float" office:value="6621" table:style-name="ce5">
            <text:p>6621</text:p>
          </table:table-cell>
          <table:table-cell office:value-type="string" office:string-value="СтройЭксКапиталл" table:formula="of:=VLOOKUP([.E762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762];[Лицевые_счета.A:.G];2;0)" table:style-name="ce6">
            <text:p>Гоголя</text:p>
          </table:table-cell>
          <table:table-cell office:value-type="float" office:value="7" table:formula="of:=VLOOKUP([.D762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762" table:style-name="ce4">
            <text:p>762</text:p>
          </table:table-cell>
          <table:table-cell office:value-type="date" office:date-value="2021-06-23T00:00:00" table:style-name="ce14">
            <text:p>23.06.2021</text:p>
          </table:table-cell>
          <table:table-cell office:value-type="time" office:time-value="PT13H23M0S" table:style-name="ce16">
            <text:p>13:23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3776" table:style-name="ce5">
            <text:p>3776</text:p>
          </table:table-cell>
          <table:table-cell office:value-type="string" office:string-value="Жилищник" table:formula="of:=VLOOKUP([.E763];[Управляющие_компании.A:.C];2;0)" table:style-name="ce1">
            <text:p>Жилищник</text:p>
          </table:table-cell>
          <table:table-cell office:value-type="string" office:string-value="Волкова" table:formula="of:=VLOOKUP([.D763];[Лицевые_счета.A:.G];2;0)" table:style-name="ce6">
            <text:p>Волкова</text:p>
          </table:table-cell>
          <table:table-cell office:value-type="float" office:value="14" table:formula="of:=VLOOKUP([.D763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763" table:style-name="ce4">
            <text:p>763</text:p>
          </table:table-cell>
          <table:table-cell office:value-type="date" office:date-value="2021-06-23T00:00:00" table:style-name="ce14">
            <text:p>23.06.2021</text:p>
          </table:table-cell>
          <table:table-cell office:value-type="time" office:time-value="PT20H1M0S" table:style-name="ce16">
            <text:p>20:01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5129" table:style-name="ce5">
            <text:p>5129</text:p>
          </table:table-cell>
          <table:table-cell office:value-type="string" office:string-value="Фонд управления ЖК Сити-Парк" table:formula="of:=VLOOKUP([.E764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764];[Лицевые_счета.A:.G];2;0)" table:style-name="ce6">
            <text:p>Железнодорожная</text:p>
          </table:table-cell>
          <table:table-cell office:value-type="float" office:value="5" table:formula="of:=VLOOKUP([.D76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764" table:style-name="ce4">
            <text:p>764</text:p>
          </table:table-cell>
          <table:table-cell office:value-type="date" office:date-value="2021-06-25T00:00:00" table:style-name="ce14">
            <text:p>25.06.2021</text:p>
          </table:table-cell>
          <table:table-cell office:value-type="time" office:time-value="PT6H55M0S" table:style-name="ce16">
            <text:p>6:55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5341" table:style-name="ce5">
            <text:p>5341</text:p>
          </table:table-cell>
          <table:table-cell office:value-type="string" office:string-value="Жилищник" table:formula="of:=VLOOKUP([.E765];[Управляющие_компании.A:.C];2;0)" table:style-name="ce1">
            <text:p>Жилищник</text:p>
          </table:table-cell>
          <table:table-cell office:value-type="string" office:string-value="Волкова" table:formula="of:=VLOOKUP([.D765];[Лицевые_счета.A:.G];2;0)" table:style-name="ce6">
            <text:p>Волкова</text:p>
          </table:table-cell>
          <table:table-cell office:value-type="float" office:value="14" table:formula="of:=VLOOKUP([.D765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765" table:style-name="ce4">
            <text:p>765</text:p>
          </table:table-cell>
          <table:table-cell office:value-type="date" office:date-value="2021-06-25T00:00:00" table:style-name="ce14">
            <text:p>25.06.2021</text:p>
          </table:table-cell>
          <table:table-cell office:value-type="time" office:time-value="PT13H52M0S" table:style-name="ce16">
            <text:p>13:52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6716" table:style-name="ce5">
            <text:p>6716</text:p>
          </table:table-cell>
          <table:table-cell office:value-type="string" office:string-value="Жилищник" table:formula="of:=VLOOKUP([.E766];[Управляющие_компании.A:.C];2;0)" table:style-name="ce1">
            <text:p>Жилищник</text:p>
          </table:table-cell>
          <table:table-cell office:value-type="string" office:string-value="Пушкина" table:formula="of:=VLOOKUP([.D766];[Лицевые_счета.A:.G];2;0)" table:style-name="ce6">
            <text:p>Пушкина</text:p>
          </table:table-cell>
          <table:table-cell office:value-type="float" office:value="2" table:formula="of:=VLOOKUP([.D766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766" table:style-name="ce4">
            <text:p>766</text:p>
          </table:table-cell>
          <table:table-cell office:value-type="date" office:date-value="2021-06-25T00:00:00" table:style-name="ce14">
            <text:p>25.06.2021</text:p>
          </table:table-cell>
          <table:table-cell office:value-type="time" office:time-value="PT22H32M0S" table:style-name="ce16">
            <text:p>22:32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5552" table:style-name="ce5">
            <text:p>5552</text:p>
          </table:table-cell>
          <table:table-cell office:value-type="string" office:string-value="Фонд управления ЖК Сити-Парк" table:formula="of:=VLOOKUP([.E767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767];[Лицевые_счета.A:.G];2;0)" table:style-name="ce6">
            <text:p>Железнодорожная</text:p>
          </table:table-cell>
          <table:table-cell office:value-type="float" office:value="5" table:formula="of:=VLOOKUP([.D76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767" table:style-name="ce4">
            <text:p>767</text:p>
          </table:table-cell>
          <table:table-cell office:value-type="date" office:date-value="2021-06-26T00:00:00" table:style-name="ce14">
            <text:p>26.06.2021</text:p>
          </table:table-cell>
          <table:table-cell office:value-type="time" office:time-value="PT9H33M0S" table:style-name="ce16">
            <text:p>9:33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6459" table:style-name="ce5">
            <text:p>6459</text:p>
          </table:table-cell>
          <table:table-cell office:value-type="string" office:string-value="Фонд управления ЖК Сити-Парк" table:formula="of:=VLOOKUP([.E768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768];[Лицевые_счета.A:.G];2;0)" table:style-name="ce6">
            <text:p>Железнодорожная</text:p>
          </table:table-cell>
          <table:table-cell office:value-type="float" office:value="5" table:formula="of:=VLOOKUP([.D76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768" table:style-name="ce4">
            <text:p>768</text:p>
          </table:table-cell>
          <table:table-cell office:value-type="date" office:date-value="2021-06-26T00:00:00" table:style-name="ce14">
            <text:p>26.06.2021</text:p>
          </table:table-cell>
          <table:table-cell office:value-type="time" office:time-value="PT14H53M0S" table:style-name="ce16">
            <text:p>14:53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3096" table:style-name="ce5">
            <text:p>3096</text:p>
          </table:table-cell>
          <table:table-cell office:value-type="string" office:string-value="Жилищник" table:formula="of:=VLOOKUP([.E769];[Управляющие_компании.A:.C];2;0)" table:style-name="ce1">
            <text:p>Жилищник</text:p>
          </table:table-cell>
          <table:table-cell office:value-type="string" office:string-value="Волкова" table:formula="of:=VLOOKUP([.D769];[Лицевые_счета.A:.G];2;0)" table:style-name="ce6">
            <text:p>Волкова</text:p>
          </table:table-cell>
          <table:table-cell office:value-type="float" office:value="14" table:formula="of:=VLOOKUP([.D769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769" table:style-name="ce4">
            <text:p>769</text:p>
          </table:table-cell>
          <table:table-cell office:value-type="date" office:date-value="2021-06-26T00:00:00" table:style-name="ce14">
            <text:p>26.06.2021</text:p>
          </table:table-cell>
          <table:table-cell office:value-type="time" office:time-value="PT19H38M0S" table:style-name="ce16">
            <text:p>19:38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3095" table:style-name="ce5">
            <text:p>3095</text:p>
          </table:table-cell>
          <table:table-cell office:value-type="string" office:string-value="Фонд управления ЖК Сити-Парк" table:formula="of:=VLOOKUP([.E770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770];[Лицевые_счета.A:.G];2;0)" table:style-name="ce6">
            <text:p>Железнодорожная</text:p>
          </table:table-cell>
          <table:table-cell office:value-type="float" office:value="5" table:formula="of:=VLOOKUP([.D770];[Лицевые_счета.A:.G];3;0)" table:style-name="ce1">
            <text:p>5</text:p>
          </table:table-cell>
          <table:table-cell table:number-columns-repeated="16374"/>
        </table:table-row>
        <table:table-row table:style-name="ro2">
          <table:table-cell office:value-type="float" office:value="770" table:style-name="ce4">
            <text:p>770</text:p>
          </table:table-cell>
          <table:table-cell office:value-type="date" office:date-value="2021-06-27T00:00:00" table:style-name="ce14">
            <text:p>27.06.2021</text:p>
          </table:table-cell>
          <table:table-cell office:value-type="time" office:time-value="PT6H54M0S" table:style-name="ce16">
            <text:p>6:54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3994" table:style-name="ce5">
            <text:p>3994</text:p>
          </table:table-cell>
          <table:table-cell office:value-type="string" office:string-value="Стрела" table:formula="of:=VLOOKUP([.E771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771];[Лицевые_счета.A:.G];2;0)" table:style-name="ce6">
            <text:p>Железнодорожная</text:p>
          </table:table-cell>
          <table:table-cell office:value-type="float" office:value="4" table:formula="of:=VLOOKUP([.D771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771" table:style-name="ce4">
            <text:p>771</text:p>
          </table:table-cell>
          <table:table-cell office:value-type="date" office:date-value="2021-06-28T00:00:00" table:style-name="ce14">
            <text:p>28.06.2021</text:p>
          </table:table-cell>
          <table:table-cell office:value-type="time" office:time-value="PT15H28M0S" table:style-name="ce16">
            <text:p>15:28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3996" table:style-name="ce5">
            <text:p>3996</text:p>
          </table:table-cell>
          <table:table-cell office:value-type="string" office:string-value="Фонд управления ЖК Сити-Парк" table:formula="of:=VLOOKUP([.E772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772];[Лицевые_счета.A:.G];2;0)" table:style-name="ce6">
            <text:p>Железнодорожная</text:p>
          </table:table-cell>
          <table:table-cell office:value-type="float" office:value="5" table:formula="of:=VLOOKUP([.D77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772" table:style-name="ce4">
            <text:p>772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3249" table:style-name="ce5">
            <text:p>3249</text:p>
          </table:table-cell>
          <table:table-cell office:value-type="string" office:string-value="Жилищник" table:formula="of:=VLOOKUP([.E773];[Управляющие_компании.A:.C];2;0)" table:style-name="ce1">
            <text:p>Жилищник</text:p>
          </table:table-cell>
          <table:table-cell office:value-type="string" office:string-value="Волкова" table:formula="of:=VLOOKUP([.D773];[Лицевые_счета.A:.G];2;0)" table:style-name="ce6">
            <text:p>Волкова</text:p>
          </table:table-cell>
          <table:table-cell office:value-type="float" office:value="14" table:formula="of:=VLOOKUP([.D773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773" table:style-name="ce4">
            <text:p>773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Начисление</text:p>
          </table:table-cell>
          <table:table-cell office:value-type="float" office:value="6955" table:style-name="ce5">
            <text:p>6955</text:p>
          </table:table-cell>
          <table:table-cell office:value-type="string" office:string-value="СтройЭксКапиталл" table:formula="of:=VLOOKUP([.E774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774];[Лицевые_счета.A:.G];2;0)" table:style-name="ce6">
            <text:p>Гоголя</text:p>
          </table:table-cell>
          <table:table-cell office:value-type="float" office:value="7" table:formula="of:=VLOOKUP([.D774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774" table:style-name="ce4">
            <text:p>774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Начисление</text:p>
          </table:table-cell>
          <table:table-cell office:value-type="float" office:value="5319" table:style-name="ce5">
            <text:p>5319</text:p>
          </table:table-cell>
          <table:table-cell office:value-type="string" office:string-value="СтройЭксКапиталл" table:formula="of:=VLOOKUP([.E775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775];[Лицевые_счета.A:.G];2;0)" table:style-name="ce6">
            <text:p>Гоголя</text:p>
          </table:table-cell>
          <table:table-cell office:value-type="float" office:value="7" table:formula="of:=VLOOKUP([.D775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775" table:style-name="ce4">
            <text:p>775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Начисление</text:p>
          </table:table-cell>
          <table:table-cell office:value-type="float" office:value="6315" table:style-name="ce5">
            <text:p>6315</text:p>
          </table:table-cell>
          <table:table-cell office:value-type="string" office:string-value="СтройЭксКапиталл" table:formula="of:=VLOOKUP([.E776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776];[Лицевые_счета.A:.G];2;0)" table:style-name="ce6">
            <text:p>Гоголя</text:p>
          </table:table-cell>
          <table:table-cell office:value-type="float" office:value="7" table:formula="of:=VLOOKUP([.D776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776" table:style-name="ce4">
            <text:p>776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Начисление</text:p>
          </table:table-cell>
          <table:table-cell office:value-type="float" office:value="5215" table:style-name="ce5">
            <text:p>5215</text:p>
          </table:table-cell>
          <table:table-cell office:value-type="string" office:string-value="СтройЭксКапиталл" table:formula="of:=VLOOKUP([.E777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777];[Лицевые_счета.A:.G];2;0)" table:style-name="ce6">
            <text:p>Гоголя</text:p>
          </table:table-cell>
          <table:table-cell office:value-type="float" office:value="7" table:formula="of:=VLOOKUP([.D777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777" table:style-name="ce4">
            <text:p>777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Начисление</text:p>
          </table:table-cell>
          <table:table-cell office:value-type="float" office:value="4458" table:style-name="ce5">
            <text:p>4458</text:p>
          </table:table-cell>
          <table:table-cell office:value-type="string" office:string-value="СтройЭксКапиталл" table:formula="of:=VLOOKUP([.E778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778];[Лицевые_счета.A:.G];2;0)" table:style-name="ce6">
            <text:p>Гоголя</text:p>
          </table:table-cell>
          <table:table-cell office:value-type="float" office:value="7" table:formula="of:=VLOOKUP([.D778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778" table:style-name="ce4">
            <text:p>778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5148" table:style-name="ce5">
            <text:p>5148</text:p>
          </table:table-cell>
          <table:table-cell office:value-type="string" office:string-value="Город 1" table:formula="of:=VLOOKUP([.E779];[Управляющие_компании.A:.C];2;0)" table:style-name="ce1">
            <text:p>Город 1</text:p>
          </table:table-cell>
          <table:table-cell office:value-type="string" office:string-value="Гоголя" table:formula="of:=VLOOKUP([.D779];[Лицевые_счета.A:.G];2;0)" table:style-name="ce6">
            <text:p>Гоголя</text:p>
          </table:table-cell>
          <table:table-cell office:value-type="float" office:value="8" table:formula="of:=VLOOKUP([.D779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779" table:style-name="ce4">
            <text:p>779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6506" table:style-name="ce5">
            <text:p>6506</text:p>
          </table:table-cell>
          <table:table-cell office:value-type="string" office:string-value="Город 1" table:formula="of:=VLOOKUP([.E780];[Управляющие_компании.A:.C];2;0)" table:style-name="ce1">
            <text:p>Город 1</text:p>
          </table:table-cell>
          <table:table-cell office:value-type="string" office:string-value="Гоголя" table:formula="of:=VLOOKUP([.D780];[Лицевые_счета.A:.G];2;0)" table:style-name="ce6">
            <text:p>Гоголя</text:p>
          </table:table-cell>
          <table:table-cell office:value-type="float" office:value="8" table:formula="of:=VLOOKUP([.D780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780" table:style-name="ce4">
            <text:p>780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2875" table:style-name="ce5">
            <text:p>2875</text:p>
          </table:table-cell>
          <table:table-cell office:value-type="string" office:string-value="Город 1" table:formula="of:=VLOOKUP([.E781];[Управляющие_компании.A:.C];2;0)" table:style-name="ce1">
            <text:p>Город 1</text:p>
          </table:table-cell>
          <table:table-cell office:value-type="string" office:string-value="Гоголя" table:formula="of:=VLOOKUP([.D781];[Лицевые_счета.A:.G];2;0)" table:style-name="ce6">
            <text:p>Гоголя</text:p>
          </table:table-cell>
          <table:table-cell office:value-type="float" office:value="8" table:formula="of:=VLOOKUP([.D781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781" table:style-name="ce4">
            <text:p>781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3142" table:style-name="ce5">
            <text:p>3142</text:p>
          </table:table-cell>
          <table:table-cell office:value-type="string" office:string-value="Город 1" table:formula="of:=VLOOKUP([.E782];[Управляющие_компании.A:.C];2;0)" table:style-name="ce1">
            <text:p>Город 1</text:p>
          </table:table-cell>
          <table:table-cell office:value-type="string" office:string-value="Гоголя" table:formula="of:=VLOOKUP([.D782];[Лицевые_счета.A:.G];2;0)" table:style-name="ce6">
            <text:p>Гоголя</text:p>
          </table:table-cell>
          <table:table-cell office:value-type="float" office:value="8" table:formula="of:=VLOOKUP([.D782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782" table:style-name="ce4">
            <text:p>782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4515" table:style-name="ce5">
            <text:p>4515</text:p>
          </table:table-cell>
          <table:table-cell office:value-type="string" office:string-value="Город 1" table:formula="of:=VLOOKUP([.E783];[Управляющие_компании.A:.C];2;0)" table:style-name="ce1">
            <text:p>Город 1</text:p>
          </table:table-cell>
          <table:table-cell office:value-type="string" office:string-value="Гоголя" table:formula="of:=VLOOKUP([.D783];[Лицевые_счета.A:.G];2;0)" table:style-name="ce6">
            <text:p>Гоголя</text:p>
          </table:table-cell>
          <table:table-cell office:value-type="float" office:value="8" table:formula="of:=VLOOKUP([.D783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783" table:style-name="ce4">
            <text:p>783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3856" table:style-name="ce5">
            <text:p>3856</text:p>
          </table:table-cell>
          <table:table-cell office:value-type="string" office:string-value="Жилищник" table:formula="of:=VLOOKUP([.E784];[Управляющие_компании.A:.C];2;0)" table:style-name="ce1">
            <text:p>Жилищник</text:p>
          </table:table-cell>
          <table:table-cell office:value-type="string" office:string-value="Волкова" table:formula="of:=VLOOKUP([.D784];[Лицевые_счета.A:.G];2;0)" table:style-name="ce6">
            <text:p>Волкова</text:p>
          </table:table-cell>
          <table:table-cell office:value-type="float" office:value="14" table:formula="of:=VLOOKUP([.D784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784" table:style-name="ce4">
            <text:p>784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6548" table:style-name="ce5">
            <text:p>6548</text:p>
          </table:table-cell>
          <table:table-cell office:value-type="string" office:string-value="Город 1" table:formula="of:=VLOOKUP([.E785];[Управляющие_компании.A:.C];2;0)" table:style-name="ce1">
            <text:p>Город 1</text:p>
          </table:table-cell>
          <table:table-cell office:value-type="string" office:string-value="Гоголя" table:formula="of:=VLOOKUP([.D785];[Лицевые_счета.A:.G];2;0)" table:style-name="ce6">
            <text:p>Гоголя</text:p>
          </table:table-cell>
          <table:table-cell office:value-type="float" office:value="8" table:formula="of:=VLOOKUP([.D785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785" table:style-name="ce4">
            <text:p>785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3272" table:style-name="ce5">
            <text:p>3272</text:p>
          </table:table-cell>
          <table:table-cell office:value-type="string" office:string-value="Город 1" table:formula="of:=VLOOKUP([.E786];[Управляющие_компании.A:.C];2;0)" table:style-name="ce1">
            <text:p>Город 1</text:p>
          </table:table-cell>
          <table:table-cell office:value-type="string" office:string-value="Гоголя" table:formula="of:=VLOOKUP([.D786];[Лицевые_счета.A:.G];2;0)" table:style-name="ce6">
            <text:p>Гоголя</text:p>
          </table:table-cell>
          <table:table-cell office:value-type="float" office:value="8" table:formula="of:=VLOOKUP([.D786];[Лицевые_счета.A:.G];3;0)" table:style-name="ce1">
            <text:p>8</text:p>
          </table:table-cell>
          <table:table-cell table:number-columns-repeated="16374"/>
        </table:table-row>
        <table:table-row table:style-name="ro2">
          <table:table-cell office:value-type="float" office:value="786" table:style-name="ce4">
            <text:p>786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4192" table:style-name="ce5">
            <text:p>4192</text:p>
          </table:table-cell>
          <table:table-cell office:value-type="string" office:string-value="Стрела" table:formula="of:=VLOOKUP([.E787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787];[Лицевые_счета.A:.G];2;0)" table:style-name="ce6">
            <text:p>Железнодорожная</text:p>
          </table:table-cell>
          <table:table-cell office:value-type="float" office:value="4" table:formula="of:=VLOOKUP([.D787];[Лицевые_счета.A:.G];3;0)" table:style-name="ce1">
            <text:p>4</text:p>
          </table:table-cell>
          <table:table-cell table:number-columns-repeated="16374"/>
        </table:table-row>
        <table:table-row table:style-name="ro2">
          <table:table-cell office:value-type="float" office:value="787" table:style-name="ce4">
            <text:p>787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6106" table:style-name="ce5">
            <text:p>6106</text:p>
          </table:table-cell>
          <table:table-cell office:value-type="string" office:string-value="Стрела" table:formula="of:=VLOOKUP([.E788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788];[Лицевые_счета.A:.G];2;0)" table:style-name="ce6">
            <text:p>Железнодорожная</text:p>
          </table:table-cell>
          <table:table-cell office:value-type="float" office:value="4" table:formula="of:=VLOOKUP([.D788];[Лицевые_счета.A:.G];3;0)" table:style-name="ce1">
            <text:p>4</text:p>
          </table:table-cell>
          <table:table-cell table:number-columns-repeated="16374"/>
        </table:table-row>
        <table:table-row table:style-name="ro2">
          <table:table-cell office:value-type="float" office:value="788" table:style-name="ce4">
            <text:p>788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3938" table:style-name="ce5">
            <text:p>3938</text:p>
          </table:table-cell>
          <table:table-cell office:value-type="string" office:string-value="Стрела" table:formula="of:=VLOOKUP([.E789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789];[Лицевые_счета.A:.G];2;0)" table:style-name="ce6">
            <text:p>Железнодорожная</text:p>
          </table:table-cell>
          <table:table-cell office:value-type="float" office:value="4" table:formula="of:=VLOOKUP([.D789];[Лицевые_счета.A:.G];3;0)" table:style-name="ce1">
            <text:p>4</text:p>
          </table:table-cell>
          <table:table-cell table:number-columns-repeated="16374"/>
        </table:table-row>
        <table:table-row table:style-name="ro2">
          <table:table-cell office:value-type="float" office:value="789" table:style-name="ce4">
            <text:p>789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4078" table:style-name="ce5">
            <text:p>4078</text:p>
          </table:table-cell>
          <table:table-cell office:value-type="string" office:string-value="Стрела" table:formula="of:=VLOOKUP([.E790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790];[Лицевые_счета.A:.G];2;0)" table:style-name="ce6">
            <text:p>Железнодорожная</text:p>
          </table:table-cell>
          <table:table-cell office:value-type="float" office:value="4" table:formula="of:=VLOOKUP([.D790];[Лицевые_счета.A:.G];3;0)" table:style-name="ce1">
            <text:p>4</text:p>
          </table:table-cell>
          <table:table-cell table:number-columns-repeated="16374"/>
        </table:table-row>
        <table:table-row table:style-name="ro2">
          <table:table-cell office:value-type="float" office:value="790" table:style-name="ce4">
            <text:p>790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4808" table:style-name="ce5">
            <text:p>4808</text:p>
          </table:table-cell>
          <table:table-cell office:value-type="string" office:string-value="Стрела" table:formula="of:=VLOOKUP([.E791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791];[Лицевые_счета.A:.G];2;0)" table:style-name="ce6">
            <text:p>Железнодорожная</text:p>
          </table:table-cell>
          <table:table-cell office:value-type="float" office:value="4" table:formula="of:=VLOOKUP([.D791];[Лицевые_счета.A:.G];3;0)" table:style-name="ce1">
            <text:p>4</text:p>
          </table:table-cell>
          <table:table-cell table:number-columns-repeated="16374"/>
        </table:table-row>
        <table:table-row table:style-name="ro2">
          <table:table-cell office:value-type="float" office:value="791" table:style-name="ce4">
            <text:p>791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4984" table:style-name="ce5">
            <text:p>4984</text:p>
          </table:table-cell>
          <table:table-cell office:value-type="string" office:string-value="Стрела" table:formula="of:=VLOOKUP([.E792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792];[Лицевые_счета.A:.G];2;0)" table:style-name="ce6">
            <text:p>Железнодорожная</text:p>
          </table:table-cell>
          <table:table-cell office:value-type="float" office:value="4" table:formula="of:=VLOOKUP([.D792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792" table:style-name="ce4">
            <text:p>792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3298" table:style-name="ce5">
            <text:p>3298</text:p>
          </table:table-cell>
          <table:table-cell office:value-type="string" office:string-value="Фонд управления ЖК Сити-Парк" table:formula="of:=VLOOKUP([.E793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793];[Лицевые_счета.A:.G];2;0)" table:style-name="ce6">
            <text:p>Железнодорожная</text:p>
          </table:table-cell>
          <table:table-cell office:value-type="float" office:value="5" table:formula="of:=VLOOKUP([.D79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793" table:style-name="ce4">
            <text:p>793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5582" table:style-name="ce5">
            <text:p>5582</text:p>
          </table:table-cell>
          <table:table-cell office:value-type="string" office:string-value="Фонд управления ЖК Сити-Парк" table:formula="of:=VLOOKUP([.E794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794];[Лицевые_счета.A:.G];2;0)" table:style-name="ce6">
            <text:p>Железнодорожная</text:p>
          </table:table-cell>
          <table:table-cell office:value-type="float" office:value="5" table:formula="of:=VLOOKUP([.D79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794" table:style-name="ce4">
            <text:p>794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2801" table:style-name="ce5">
            <text:p>2801</text:p>
          </table:table-cell>
          <table:table-cell office:value-type="string" office:string-value="Жилищник" table:formula="of:=VLOOKUP([.E795];[Управляющие_компании.A:.C];2;0)" table:style-name="ce1">
            <text:p>Жилищник</text:p>
          </table:table-cell>
          <table:table-cell office:value-type="string" office:string-value="Волкова" table:formula="of:=VLOOKUP([.D795];[Лицевые_счета.A:.G];2;0)" table:style-name="ce6">
            <text:p>Волкова</text:p>
          </table:table-cell>
          <table:table-cell office:value-type="float" office:value="14" table:formula="of:=VLOOKUP([.D795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795" table:style-name="ce4">
            <text:p>795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4054" table:style-name="ce5">
            <text:p>4054</text:p>
          </table:table-cell>
          <table:table-cell office:value-type="string" office:string-value="Фонд управления ЖК Сити-Парк" table:formula="of:=VLOOKUP([.E796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796];[Лицевые_счета.A:.G];2;0)" table:style-name="ce6">
            <text:p>Железнодорожная</text:p>
          </table:table-cell>
          <table:table-cell office:value-type="float" office:value="5" table:formula="of:=VLOOKUP([.D796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796" table:style-name="ce4">
            <text:p>796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4948" table:style-name="ce5">
            <text:p>4948</text:p>
          </table:table-cell>
          <table:table-cell office:value-type="string" office:string-value="Фонд управления ЖК Сити-Парк" table:formula="of:=VLOOKUP([.E797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797];[Лицевые_счета.A:.G];2;0)" table:style-name="ce6">
            <text:p>Железнодорожная</text:p>
          </table:table-cell>
          <table:table-cell office:value-type="float" office:value="5" table:formula="of:=VLOOKUP([.D79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797" table:style-name="ce4">
            <text:p>797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6093" table:style-name="ce5">
            <text:p>6093</text:p>
          </table:table-cell>
          <table:table-cell office:value-type="string" office:string-value="Фонд управления ЖК Сити-Парк" table:formula="of:=VLOOKUP([.E798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798];[Лицевые_счета.A:.G];2;0)" table:style-name="ce6">
            <text:p>Железнодорожная</text:p>
          </table:table-cell>
          <table:table-cell office:value-type="float" office:value="5" table:formula="of:=VLOOKUP([.D79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798" table:style-name="ce4">
            <text:p>798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3177" table:style-name="ce5">
            <text:p>3177</text:p>
          </table:table-cell>
          <table:table-cell office:value-type="string" office:string-value="Фонд управления ЖК Сити-Парк" table:formula="of:=VLOOKUP([.E799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799];[Лицевые_счета.A:.G];2;0)" table:style-name="ce6">
            <text:p>Железнодорожная</text:p>
          </table:table-cell>
          <table:table-cell office:value-type="float" office:value="5" table:formula="of:=VLOOKUP([.D79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799" table:style-name="ce4">
            <text:p>799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4863" table:style-name="ce5">
            <text:p>4863</text:p>
          </table:table-cell>
          <table:table-cell office:value-type="string" office:string-value="Фонд управления ЖК Сити-Парк" table:formula="of:=VLOOKUP([.E800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00];[Лицевые_счета.A:.G];2;0)" table:style-name="ce6">
            <text:p>Железнодорожная</text:p>
          </table:table-cell>
          <table:table-cell office:value-type="float" office:value="5" table:formula="of:=VLOOKUP([.D80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00" table:style-name="ce4">
            <text:p>800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4356" table:style-name="ce5">
            <text:p>4356</text:p>
          </table:table-cell>
          <table:table-cell office:value-type="string" office:string-value="Фонд управления ЖК Сити-Парк" table:formula="of:=VLOOKUP([.E801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01];[Лицевые_счета.A:.G];2;0)" table:style-name="ce6">
            <text:p>Железнодорожная</text:p>
          </table:table-cell>
          <table:table-cell office:value-type="float" office:value="5" table:formula="of:=VLOOKUP([.D80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01" table:style-name="ce4">
            <text:p>801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6150" table:style-name="ce5">
            <text:p>6150</text:p>
          </table:table-cell>
          <table:table-cell office:value-type="string" office:string-value="Фонд управления ЖК Сити-Парк" table:formula="of:=VLOOKUP([.E802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02];[Лицевые_счета.A:.G];2;0)" table:style-name="ce6">
            <text:p>Железнодорожная</text:p>
          </table:table-cell>
          <table:table-cell office:value-type="float" office:value="5" table:formula="of:=VLOOKUP([.D80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02" table:style-name="ce4">
            <text:p>802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5885" table:style-name="ce5">
            <text:p>5885</text:p>
          </table:table-cell>
          <table:table-cell office:value-type="string" office:string-value="Фонд управления ЖК Сити-Парк" table:formula="of:=VLOOKUP([.E803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03];[Лицевые_счета.A:.G];2;0)" table:style-name="ce6">
            <text:p>Железнодорожная</text:p>
          </table:table-cell>
          <table:table-cell office:value-type="float" office:value="5" table:formula="of:=VLOOKUP([.D80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03" table:style-name="ce4">
            <text:p>803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3543" table:style-name="ce5">
            <text:p>3543</text:p>
          </table:table-cell>
          <table:table-cell office:value-type="string" office:string-value="Фонд управления ЖК Сити-Парк" table:formula="of:=VLOOKUP([.E804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04];[Лицевые_счета.A:.G];2;0)" table:style-name="ce6">
            <text:p>Железнодорожная</text:p>
          </table:table-cell>
          <table:table-cell office:value-type="float" office:value="5" table:formula="of:=VLOOKUP([.D80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04" table:style-name="ce4">
            <text:p>804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4830" table:style-name="ce5">
            <text:p>4830</text:p>
          </table:table-cell>
          <table:table-cell office:value-type="string" office:string-value="Фонд управления ЖК Сити-Парк" table:formula="of:=VLOOKUP([.E805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05];[Лицевые_счета.A:.G];2;0)" table:style-name="ce6">
            <text:p>Железнодорожная</text:p>
          </table:table-cell>
          <table:table-cell office:value-type="float" office:value="5" table:formula="of:=VLOOKUP([.D80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05" table:style-name="ce4">
            <text:p>805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5455" table:style-name="ce5">
            <text:p>5455</text:p>
          </table:table-cell>
          <table:table-cell office:value-type="string" office:string-value="Жилищник" table:formula="of:=VLOOKUP([.E806];[Управляющие_компании.A:.C];2;0)" table:style-name="ce1">
            <text:p>Жилищник</text:p>
          </table:table-cell>
          <table:table-cell office:value-type="string" office:string-value="Волкова" table:formula="of:=VLOOKUP([.D806];[Лицевые_счета.A:.G];2;0)" table:style-name="ce6">
            <text:p>Волкова</text:p>
          </table:table-cell>
          <table:table-cell office:value-type="float" office:value="14" table:formula="of:=VLOOKUP([.D806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806" table:style-name="ce4">
            <text:p>806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4978" table:style-name="ce5">
            <text:p>4978</text:p>
          </table:table-cell>
          <table:table-cell office:value-type="string" office:string-value="Фонд управления ЖК Сити-Парк" table:formula="of:=VLOOKUP([.E807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07];[Лицевые_счета.A:.G];2;0)" table:style-name="ce6">
            <text:p>Железнодорожная</text:p>
          </table:table-cell>
          <table:table-cell office:value-type="float" office:value="5" table:formula="of:=VLOOKUP([.D80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07" table:style-name="ce4">
            <text:p>807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4868" table:style-name="ce5">
            <text:p>4868</text:p>
          </table:table-cell>
          <table:table-cell office:value-type="string" office:string-value="Фонд управления ЖК Сити-Парк" table:formula="of:=VLOOKUP([.E808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08];[Лицевые_счета.A:.G];2;0)" table:style-name="ce6">
            <text:p>Железнодорожная</text:p>
          </table:table-cell>
          <table:table-cell office:value-type="float" office:value="5" table:formula="of:=VLOOKUP([.D80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08" table:style-name="ce4">
            <text:p>808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4913" table:style-name="ce5">
            <text:p>4913</text:p>
          </table:table-cell>
          <table:table-cell office:value-type="string" office:string-value="Фонд управления ЖК Сити-Парк" table:formula="of:=VLOOKUP([.E809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09];[Лицевые_счета.A:.G];2;0)" table:style-name="ce6">
            <text:p>Железнодорожная</text:p>
          </table:table-cell>
          <table:table-cell office:value-type="float" office:value="5" table:formula="of:=VLOOKUP([.D80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09" table:style-name="ce4">
            <text:p>809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3055" table:style-name="ce5">
            <text:p>3055</text:p>
          </table:table-cell>
          <table:table-cell office:value-type="string" office:string-value="Фонд управления ЖК Сити-Парк" table:formula="of:=VLOOKUP([.E810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10];[Лицевые_счета.A:.G];2;0)" table:style-name="ce6">
            <text:p>Железнодорожная</text:p>
          </table:table-cell>
          <table:table-cell office:value-type="float" office:value="5" table:formula="of:=VLOOKUP([.D81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10" table:style-name="ce4">
            <text:p>810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3537" table:style-name="ce5">
            <text:p>3537</text:p>
          </table:table-cell>
          <table:table-cell office:value-type="string" office:string-value="Фонд управления ЖК Сити-Парк" table:formula="of:=VLOOKUP([.E811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11];[Лицевые_счета.A:.G];2;0)" table:style-name="ce6">
            <text:p>Железнодорожная</text:p>
          </table:table-cell>
          <table:table-cell office:value-type="float" office:value="5" table:formula="of:=VLOOKUP([.D81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11" table:style-name="ce4">
            <text:p>811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4877" table:style-name="ce5">
            <text:p>4877</text:p>
          </table:table-cell>
          <table:table-cell office:value-type="string" office:string-value="Фонд управления ЖК Сити-Парк" table:formula="of:=VLOOKUP([.E812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12];[Лицевые_счета.A:.G];2;0)" table:style-name="ce6">
            <text:p>Железнодорожная</text:p>
          </table:table-cell>
          <table:table-cell office:value-type="float" office:value="5" table:formula="of:=VLOOKUP([.D81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12" table:style-name="ce4">
            <text:p>812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3068" table:style-name="ce5">
            <text:p>3068</text:p>
          </table:table-cell>
          <table:table-cell office:value-type="string" office:string-value="Фонд управления ЖК Сити-Парк" table:formula="of:=VLOOKUP([.E813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13];[Лицевые_счета.A:.G];2;0)" table:style-name="ce6">
            <text:p>Железнодорожная</text:p>
          </table:table-cell>
          <table:table-cell office:value-type="float" office:value="5" table:formula="of:=VLOOKUP([.D81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13" table:style-name="ce4">
            <text:p>813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3159" table:style-name="ce5">
            <text:p>3159</text:p>
          </table:table-cell>
          <table:table-cell office:value-type="string" office:string-value="Фонд управления ЖК Сити-Парк" table:formula="of:=VLOOKUP([.E814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14];[Лицевые_счета.A:.G];2;0)" table:style-name="ce6">
            <text:p>Железнодорожная</text:p>
          </table:table-cell>
          <table:table-cell office:value-type="float" office:value="5" table:formula="of:=VLOOKUP([.D81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14" table:style-name="ce4">
            <text:p>814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4750" table:style-name="ce5">
            <text:p>4750</text:p>
          </table:table-cell>
          <table:table-cell office:value-type="string" office:string-value="Фонд управления ЖК Сити-Парк" table:formula="of:=VLOOKUP([.E815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15];[Лицевые_счета.A:.G];2;0)" table:style-name="ce6">
            <text:p>Железнодорожная</text:p>
          </table:table-cell>
          <table:table-cell office:value-type="float" office:value="5" table:formula="of:=VLOOKUP([.D81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15" table:style-name="ce4">
            <text:p>815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6739" table:style-name="ce5">
            <text:p>6739</text:p>
          </table:table-cell>
          <table:table-cell office:value-type="string" office:string-value="Фонд управления ЖК Сити-Парк" table:formula="of:=VLOOKUP([.E816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16];[Лицевые_счета.A:.G];2;0)" table:style-name="ce6">
            <text:p>Железнодорожная</text:p>
          </table:table-cell>
          <table:table-cell office:value-type="float" office:value="5" table:formula="of:=VLOOKUP([.D816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16" table:style-name="ce4">
            <text:p>816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2976" table:style-name="ce5">
            <text:p>2976</text:p>
          </table:table-cell>
          <table:table-cell office:value-type="string" office:string-value="Жилищник" table:formula="of:=VLOOKUP([.E817];[Управляющие_компании.A:.C];2;0)" table:style-name="ce1">
            <text:p>Жилищник</text:p>
          </table:table-cell>
          <table:table-cell office:value-type="string" office:string-value="Волкова" table:formula="of:=VLOOKUP([.D817];[Лицевые_счета.A:.G];2;0)" table:style-name="ce6">
            <text:p>Волкова</text:p>
          </table:table-cell>
          <table:table-cell office:value-type="float" office:value="14" table:formula="of:=VLOOKUP([.D817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817" table:style-name="ce4">
            <text:p>817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2863" table:style-name="ce5">
            <text:p>2863</text:p>
          </table:table-cell>
          <table:table-cell office:value-type="string" office:string-value="Фонд управления ЖК Сити-Парк" table:formula="of:=VLOOKUP([.E818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18];[Лицевые_счета.A:.G];2;0)" table:style-name="ce6">
            <text:p>Железнодорожная</text:p>
          </table:table-cell>
          <table:table-cell office:value-type="float" office:value="5" table:formula="of:=VLOOKUP([.D81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18" table:style-name="ce4">
            <text:p>818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5081" table:style-name="ce5">
            <text:p>5081</text:p>
          </table:table-cell>
          <table:table-cell office:value-type="string" office:string-value="Фонд управления ЖК Сити-Парк" table:formula="of:=VLOOKUP([.E819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19];[Лицевые_счета.A:.G];2;0)" table:style-name="ce6">
            <text:p>Железнодорожная</text:p>
          </table:table-cell>
          <table:table-cell office:value-type="float" office:value="5" table:formula="of:=VLOOKUP([.D81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19" table:style-name="ce4">
            <text:p>819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6864" table:style-name="ce5">
            <text:p>6864</text:p>
          </table:table-cell>
          <table:table-cell office:value-type="string" office:string-value="Фонд управления ЖК Сити-Парк" table:formula="of:=VLOOKUP([.E820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20];[Лицевые_счета.A:.G];2;0)" table:style-name="ce6">
            <text:p>Железнодорожная</text:p>
          </table:table-cell>
          <table:table-cell office:value-type="float" office:value="5" table:formula="of:=VLOOKUP([.D82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20" table:style-name="ce4">
            <text:p>820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2809" table:style-name="ce5">
            <text:p>2809</text:p>
          </table:table-cell>
          <table:table-cell office:value-type="string" office:string-value="Фонд управления ЖК Сити-Парк" table:formula="of:=VLOOKUP([.E821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21];[Лицевые_счета.A:.G];2;0)" table:style-name="ce6">
            <text:p>Железнодорожная</text:p>
          </table:table-cell>
          <table:table-cell office:value-type="float" office:value="5" table:formula="of:=VLOOKUP([.D82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21" table:style-name="ce4">
            <text:p>821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5900" table:style-name="ce5">
            <text:p>5900</text:p>
          </table:table-cell>
          <table:table-cell office:value-type="string" office:string-value="Фонд управления ЖК Сити-Парк" table:formula="of:=VLOOKUP([.E822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22];[Лицевые_счета.A:.G];2;0)" table:style-name="ce6">
            <text:p>Железнодорожная</text:p>
          </table:table-cell>
          <table:table-cell office:value-type="float" office:value="5" table:formula="of:=VLOOKUP([.D82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22" table:style-name="ce4">
            <text:p>822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4427" table:style-name="ce5">
            <text:p>4427</text:p>
          </table:table-cell>
          <table:table-cell office:value-type="string" office:string-value="Фонд управления ЖК Сити-Парк" table:formula="of:=VLOOKUP([.E823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23];[Лицевые_счета.A:.G];2;0)" table:style-name="ce6">
            <text:p>Железнодорожная</text:p>
          </table:table-cell>
          <table:table-cell office:value-type="float" office:value="5" table:formula="of:=VLOOKUP([.D82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23" table:style-name="ce4">
            <text:p>823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5482" table:style-name="ce5">
            <text:p>5482</text:p>
          </table:table-cell>
          <table:table-cell office:value-type="string" office:string-value="Жилищник" table:formula="of:=VLOOKUP([.E824];[Управляющие_компании.A:.C];2;0)" table:style-name="ce1">
            <text:p>Жилищник</text:p>
          </table:table-cell>
          <table:table-cell office:value-type="string" office:string-value="Пушкина" table:formula="of:=VLOOKUP([.D824];[Лицевые_счета.A:.G];2;0)" table:style-name="ce6">
            <text:p>Пушкина</text:p>
          </table:table-cell>
          <table:table-cell office:value-type="float" office:value="2" table:formula="of:=VLOOKUP([.D824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824" table:style-name="ce4">
            <text:p>824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5698" table:style-name="ce5">
            <text:p>5698</text:p>
          </table:table-cell>
          <table:table-cell office:value-type="string" office:string-value="Жилищник" table:formula="of:=VLOOKUP([.E825];[Управляющие_компании.A:.C];2;0)" table:style-name="ce1">
            <text:p>Жилищник</text:p>
          </table:table-cell>
          <table:table-cell office:value-type="string" office:string-value="Пушкина" table:formula="of:=VLOOKUP([.D825];[Лицевые_счета.A:.G];2;0)" table:style-name="ce6">
            <text:p>Пушкина</text:p>
          </table:table-cell>
          <table:table-cell office:value-type="float" office:value="2" table:formula="of:=VLOOKUP([.D825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825" table:style-name="ce4">
            <text:p>825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5159" table:style-name="ce5">
            <text:p>5159</text:p>
          </table:table-cell>
          <table:table-cell office:value-type="string" office:string-value="Жилищник" table:formula="of:=VLOOKUP([.E826];[Управляющие_компании.A:.C];2;0)" table:style-name="ce1">
            <text:p>Жилищник</text:p>
          </table:table-cell>
          <table:table-cell office:value-type="string" office:string-value="Пушкина" table:formula="of:=VLOOKUP([.D826];[Лицевые_счета.A:.G];2;0)" table:style-name="ce6">
            <text:p>Пушкина</text:p>
          </table:table-cell>
          <table:table-cell office:value-type="float" office:value="2" table:formula="of:=VLOOKUP([.D826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826" table:style-name="ce4">
            <text:p>826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3061" table:style-name="ce5">
            <text:p>3061</text:p>
          </table:table-cell>
          <table:table-cell office:value-type="string" office:string-value="Жилищник" table:formula="of:=VLOOKUP([.E827];[Управляющие_компании.A:.C];2;0)" table:style-name="ce1">
            <text:p>Жилищник</text:p>
          </table:table-cell>
          <table:table-cell office:value-type="string" office:string-value="Пушкина" table:formula="of:=VLOOKUP([.D827];[Лицевые_счета.A:.G];2;0)" table:style-name="ce6">
            <text:p>Пушкина</text:p>
          </table:table-cell>
          <table:table-cell office:value-type="float" office:value="2" table:formula="of:=VLOOKUP([.D827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827" table:style-name="ce4">
            <text:p>827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6727" table:style-name="ce5">
            <text:p>6727</text:p>
          </table:table-cell>
          <table:table-cell office:value-type="string" office:string-value="Жилищник" table:formula="of:=VLOOKUP([.E828];[Управляющие_компании.A:.C];2;0)" table:style-name="ce1">
            <text:p>Жилищник</text:p>
          </table:table-cell>
          <table:table-cell office:value-type="string" office:string-value="Волкова" table:formula="of:=VLOOKUP([.D828];[Лицевые_счета.A:.G];2;0)" table:style-name="ce6">
            <text:p>Волкова</text:p>
          </table:table-cell>
          <table:table-cell office:value-type="float" office:value="14" table:formula="of:=VLOOKUP([.D828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828" table:style-name="ce4">
            <text:p>828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3509" table:style-name="ce5">
            <text:p>3509</text:p>
          </table:table-cell>
          <table:table-cell office:value-type="string" office:string-value="Жилищник" table:formula="of:=VLOOKUP([.E829];[Управляющие_компании.A:.C];2;0)" table:style-name="ce1">
            <text:p>Жилищник</text:p>
          </table:table-cell>
          <table:table-cell office:value-type="string" office:string-value="Пушкина" table:formula="of:=VLOOKUP([.D829];[Лицевые_счета.A:.G];2;0)" table:style-name="ce6">
            <text:p>Пушкина</text:p>
          </table:table-cell>
          <table:table-cell office:value-type="float" office:value="2" table:formula="of:=VLOOKUP([.D829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829" table:style-name="ce4">
            <text:p>829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6092" table:style-name="ce5">
            <text:p>6092</text:p>
          </table:table-cell>
          <table:table-cell office:value-type="string" office:string-value="Жилищник" table:formula="of:=VLOOKUP([.E830];[Управляющие_компании.A:.C];2;0)" table:style-name="ce1">
            <text:p>Жилищник</text:p>
          </table:table-cell>
          <table:table-cell office:value-type="string" office:string-value="Пушкина" table:formula="of:=VLOOKUP([.D830];[Лицевые_счета.A:.G];2;0)" table:style-name="ce6">
            <text:p>Пушкина</text:p>
          </table:table-cell>
          <table:table-cell office:value-type="float" office:value="2" table:formula="of:=VLOOKUP([.D830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830" table:style-name="ce4">
            <text:p>830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5229" table:style-name="ce5">
            <text:p>5229</text:p>
          </table:table-cell>
          <table:table-cell office:value-type="string" office:string-value="Жилищник" table:formula="of:=VLOOKUP([.E831];[Управляющие_компании.A:.C];2;0)" table:style-name="ce1">
            <text:p>Жилищник</text:p>
          </table:table-cell>
          <table:table-cell office:value-type="string" office:string-value="Пушкина" table:formula="of:=VLOOKUP([.D831];[Лицевые_счета.A:.G];2;0)" table:style-name="ce6">
            <text:p>Пушкина</text:p>
          </table:table-cell>
          <table:table-cell office:value-type="float" office:value="2" table:formula="of:=VLOOKUP([.D831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831" table:style-name="ce4">
            <text:p>831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3834" table:style-name="ce5">
            <text:p>3834</text:p>
          </table:table-cell>
          <table:table-cell office:value-type="string" office:string-value="Жилищник" table:formula="of:=VLOOKUP([.E832];[Управляющие_компании.A:.C];2;0)" table:style-name="ce1">
            <text:p>Жилищник</text:p>
          </table:table-cell>
          <table:table-cell office:value-type="string" office:string-value="Пушкина" table:formula="of:=VLOOKUP([.D832];[Лицевые_счета.A:.G];2;0)" table:style-name="ce6">
            <text:p>Пушкина</text:p>
          </table:table-cell>
          <table:table-cell office:value-type="float" office:value="2" table:formula="of:=VLOOKUP([.D832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832" table:style-name="ce4">
            <text:p>832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4752" table:style-name="ce5">
            <text:p>4752</text:p>
          </table:table-cell>
          <table:table-cell office:value-type="string" office:string-value="Жилищник" table:formula="of:=VLOOKUP([.E833];[Управляющие_компании.A:.C];2;0)" table:style-name="ce1">
            <text:p>Жилищник</text:p>
          </table:table-cell>
          <table:table-cell office:value-type="string" office:string-value="Пушкина" table:formula="of:=VLOOKUP([.D833];[Лицевые_счета.A:.G];2;0)" table:style-name="ce6">
            <text:p>Пушкина</text:p>
          </table:table-cell>
          <table:table-cell office:value-type="float" office:value="2" table:formula="of:=VLOOKUP([.D833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833" table:style-name="ce4">
            <text:p>833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4750" table:style-name="ce5">
            <text:p>4750</text:p>
          </table:table-cell>
          <table:table-cell office:value-type="string" office:string-value="Жилищник" table:formula="of:=VLOOKUP([.E834];[Управляющие_компании.A:.C];2;0)" table:style-name="ce1">
            <text:p>Жилищник</text:p>
          </table:table-cell>
          <table:table-cell office:value-type="string" office:string-value="Пушкина" table:formula="of:=VLOOKUP([.D834];[Лицевые_счета.A:.G];2;0)" table:style-name="ce6">
            <text:p>Пушкина</text:p>
          </table:table-cell>
          <table:table-cell office:value-type="float" office:value="2" table:formula="of:=VLOOKUP([.D834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834" table:style-name="ce4">
            <text:p>834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Начисление</text:p>
          </table:table-cell>
          <table:table-cell office:value-type="float" office:value="2947" table:style-name="ce5">
            <text:p>2947</text:p>
          </table:table-cell>
          <table:table-cell office:value-type="string" office:string-value="СтройЭксКапиталл" table:formula="of:=VLOOKUP([.E835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835];[Лицевые_счета.A:.G];2;0)" table:style-name="ce6">
            <text:p>Гоголя</text:p>
          </table:table-cell>
          <table:table-cell office:value-type="float" office:value="7" table:formula="of:=VLOOKUP([.D835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835" table:style-name="ce4">
            <text:p>835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Начисление</text:p>
          </table:table-cell>
          <table:table-cell office:value-type="float" office:value="3027" table:style-name="ce5">
            <text:p>3027</text:p>
          </table:table-cell>
          <table:table-cell office:value-type="string" office:string-value="СтройЭксКапиталл" table:formula="of:=VLOOKUP([.E836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836];[Лицевые_счета.A:.G];2;0)" table:style-name="ce6">
            <text:p>Гоголя</text:p>
          </table:table-cell>
          <table:table-cell office:value-type="float" office:value="7" table:formula="of:=VLOOKUP([.D836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836" table:style-name="ce4">
            <text:p>836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Начисление</text:p>
          </table:table-cell>
          <table:table-cell office:value-type="float" office:value="4554" table:style-name="ce5">
            <text:p>4554</text:p>
          </table:table-cell>
          <table:table-cell office:value-type="string" office:string-value="СтройЭксКапиталл" table:formula="of:=VLOOKUP([.E837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837];[Лицевые_счета.A:.G];2;0)" table:style-name="ce6">
            <text:p>Гоголя</text:p>
          </table:table-cell>
          <table:table-cell office:value-type="float" office:value="7" table:formula="of:=VLOOKUP([.D837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837" table:style-name="ce4">
            <text:p>837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19H59M0S" table:style-name="ce16">
            <text:p>19:59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6864" table:style-name="ce5">
            <text:p>6864</text:p>
          </table:table-cell>
          <table:table-cell office:value-type="string" office:string-value="Фонд управления ЖК Сити-Парк" table:formula="of:=VLOOKUP([.E838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38];[Лицевые_счета.A:.G];2;0)" table:style-name="ce6">
            <text:p>Железнодорожная</text:p>
          </table:table-cell>
          <table:table-cell office:value-type="float" office:value="5" table:formula="of:=VLOOKUP([.D83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38" table:style-name="ce4">
            <text:p>838</text:p>
          </table:table-cell>
          <table:table-cell office:value-type="date" office:date-value="2021-07-01T00:00:00" table:style-name="ce14">
            <text:p>01.07.2021</text:p>
          </table:table-cell>
          <table:table-cell office:value-type="time" office:time-value="PT22H17M0S" table:style-name="ce16">
            <text:p>22:17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4078" table:style-name="ce5">
            <text:p>4078</text:p>
          </table:table-cell>
          <table:table-cell office:value-type="string" office:string-value="Стрела" table:formula="of:=VLOOKUP([.E839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839];[Лицевые_счета.A:.G];2;0)" table:style-name="ce6">
            <text:p>Железнодорожная</text:p>
          </table:table-cell>
          <table:table-cell office:value-type="float" office:value="4" table:formula="of:=VLOOKUP([.D839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839" table:style-name="ce4">
            <text:p>839</text:p>
          </table:table-cell>
          <table:table-cell office:value-type="date" office:date-value="2021-07-02T00:00:00" table:style-name="ce14">
            <text:p>02.07.2021</text:p>
          </table:table-cell>
          <table:table-cell office:value-type="time" office:time-value="PT7H12M0S" table:style-name="ce16">
            <text:p>7:12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2875" table:style-name="ce5">
            <text:p>2875</text:p>
          </table:table-cell>
          <table:table-cell office:value-type="string" office:string-value="Город 1" table:formula="of:=VLOOKUP([.E840];[Управляющие_компании.A:.C];2;0)" table:style-name="ce1">
            <text:p>Город 1</text:p>
          </table:table-cell>
          <table:table-cell office:value-type="string" office:string-value="Гоголя" table:formula="of:=VLOOKUP([.D840];[Лицевые_счета.A:.G];2;0)" table:style-name="ce6">
            <text:p>Гоголя</text:p>
          </table:table-cell>
          <table:table-cell office:value-type="float" office:value="8" table:formula="of:=VLOOKUP([.D840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840" table:style-name="ce4">
            <text:p>840</text:p>
          </table:table-cell>
          <table:table-cell office:value-type="date" office:date-value="2021-07-02T00:00:00" table:style-name="ce14">
            <text:p>02.07.2021</text:p>
          </table:table-cell>
          <table:table-cell office:value-type="time" office:time-value="PT9H14M0S" table:style-name="ce16">
            <text:p>9:14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3537" table:style-name="ce5">
            <text:p>3537</text:p>
          </table:table-cell>
          <table:table-cell office:value-type="string" office:string-value="Фонд управления ЖК Сити-Парк" table:formula="of:=VLOOKUP([.E841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41];[Лицевые_счета.A:.G];2;0)" table:style-name="ce6">
            <text:p>Железнодорожная</text:p>
          </table:table-cell>
          <table:table-cell office:value-type="float" office:value="5" table:formula="of:=VLOOKUP([.D84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41" table:style-name="ce4">
            <text:p>841</text:p>
          </table:table-cell>
          <table:table-cell office:value-type="date" office:date-value="2021-07-03T00:00:00" table:style-name="ce14">
            <text:p>03.07.2021</text:p>
          </table:table-cell>
          <table:table-cell office:value-type="time" office:time-value="PT15H6M0S" table:style-name="ce16">
            <text:p>15:06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5885" table:style-name="ce5">
            <text:p>5885</text:p>
          </table:table-cell>
          <table:table-cell office:value-type="string" office:string-value="Фонд управления ЖК Сити-Парк" table:formula="of:=VLOOKUP([.E842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42];[Лицевые_счета.A:.G];2;0)" table:style-name="ce6">
            <text:p>Железнодорожная</text:p>
          </table:table-cell>
          <table:table-cell office:value-type="float" office:value="5" table:formula="of:=VLOOKUP([.D84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42" table:style-name="ce4">
            <text:p>842</text:p>
          </table:table-cell>
          <table:table-cell office:value-type="date" office:date-value="2021-07-04T00:00:00" table:style-name="ce14">
            <text:p>04.07.2021</text:p>
          </table:table-cell>
          <table:table-cell office:value-type="time" office:time-value="PT17H2M0S" table:style-name="ce16">
            <text:p>17:02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4427" table:style-name="ce5">
            <text:p>4427</text:p>
          </table:table-cell>
          <table:table-cell office:value-type="string" office:string-value="Фонд управления ЖК Сити-Парк" table:formula="of:=VLOOKUP([.E843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43];[Лицевые_счета.A:.G];2;0)" table:style-name="ce6">
            <text:p>Железнодорожная</text:p>
          </table:table-cell>
          <table:table-cell office:value-type="float" office:value="5" table:formula="of:=VLOOKUP([.D84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43" table:style-name="ce4">
            <text:p>843</text:p>
          </table:table-cell>
          <table:table-cell office:value-type="date" office:date-value="2021-07-05T00:00:00" table:style-name="ce14">
            <text:p>05.07.2021</text:p>
          </table:table-cell>
          <table:table-cell office:value-type="time" office:time-value="PT6H51M0S" table:style-name="ce16">
            <text:p>6:51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4877" table:style-name="ce5">
            <text:p>4877</text:p>
          </table:table-cell>
          <table:table-cell office:value-type="string" office:string-value="Фонд управления ЖК Сити-Парк" table:formula="of:=VLOOKUP([.E844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44];[Лицевые_счета.A:.G];2;0)" table:style-name="ce6">
            <text:p>Железнодорожная</text:p>
          </table:table-cell>
          <table:table-cell office:value-type="float" office:value="5" table:formula="of:=VLOOKUP([.D84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44" table:style-name="ce4">
            <text:p>844</text:p>
          </table:table-cell>
          <table:table-cell office:value-type="date" office:date-value="2021-07-05T00:00:00" table:style-name="ce14">
            <text:p>05.07.2021</text:p>
          </table:table-cell>
          <table:table-cell office:value-type="time" office:time-value="PT7H31M0S" table:style-name="ce16">
            <text:p>7:31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Оплата</text:p>
          </table:table-cell>
          <table:table-cell office:value-type="float" office:value="4554" table:style-name="ce5">
            <text:p>4554</text:p>
          </table:table-cell>
          <table:table-cell office:value-type="string" office:string-value="СтройЭксКапиталл" table:formula="of:=VLOOKUP([.E845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845];[Лицевые_счета.A:.G];2;0)" table:style-name="ce6">
            <text:p>Гоголя</text:p>
          </table:table-cell>
          <table:table-cell office:value-type="float" office:value="7" table:formula="of:=VLOOKUP([.D845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845" table:style-name="ce4">
            <text:p>845</text:p>
          </table:table-cell>
          <table:table-cell office:value-type="date" office:date-value="2021-07-05T00:00:00" table:style-name="ce14">
            <text:p>05.07.2021</text:p>
          </table:table-cell>
          <table:table-cell office:value-type="time" office:time-value="PT10H8M0S" table:style-name="ce16">
            <text:p>10:08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Оплата</text:p>
          </table:table-cell>
          <table:table-cell office:value-type="float" office:value="5215" table:style-name="ce5">
            <text:p>5215</text:p>
          </table:table-cell>
          <table:table-cell office:value-type="string" office:string-value="СтройЭксКапиталл" table:formula="of:=VLOOKUP([.E846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846];[Лицевые_счета.A:.G];2;0)" table:style-name="ce6">
            <text:p>Гоголя</text:p>
          </table:table-cell>
          <table:table-cell office:value-type="float" office:value="7" table:formula="of:=VLOOKUP([.D846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846" table:style-name="ce4">
            <text:p>846</text:p>
          </table:table-cell>
          <table:table-cell office:value-type="date" office:date-value="2021-07-05T00:00:00" table:style-name="ce14">
            <text:p>05.07.2021</text:p>
          </table:table-cell>
          <table:table-cell office:value-type="time" office:time-value="PT12H14M0S" table:style-name="ce16">
            <text:p>12:14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3159" table:style-name="ce5">
            <text:p>3159</text:p>
          </table:table-cell>
          <table:table-cell office:value-type="string" office:string-value="Фонд управления ЖК Сити-Парк" table:formula="of:=VLOOKUP([.E847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47];[Лицевые_счета.A:.G];2;0)" table:style-name="ce6">
            <text:p>Железнодорожная</text:p>
          </table:table-cell>
          <table:table-cell office:value-type="float" office:value="5" table:formula="of:=VLOOKUP([.D84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47" table:style-name="ce4">
            <text:p>847</text:p>
          </table:table-cell>
          <table:table-cell office:value-type="date" office:date-value="2021-07-05T00:00:00" table:style-name="ce14">
            <text:p>05.07.2021</text:p>
          </table:table-cell>
          <table:table-cell office:value-type="time" office:time-value="PT13H3M0S" table:style-name="ce16">
            <text:p>13:03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3509" table:style-name="ce5">
            <text:p>3509</text:p>
          </table:table-cell>
          <table:table-cell office:value-type="string" office:string-value="Жилищник" table:formula="of:=VLOOKUP([.E848];[Управляющие_компании.A:.C];2;0)" table:style-name="ce1">
            <text:p>Жилищник</text:p>
          </table:table-cell>
          <table:table-cell office:value-type="string" office:string-value="Пушкина" table:formula="of:=VLOOKUP([.D848];[Лицевые_счета.A:.G];2;0)" table:style-name="ce6">
            <text:p>Пушкина</text:p>
          </table:table-cell>
          <table:table-cell office:value-type="float" office:value="2" table:formula="of:=VLOOKUP([.D848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848" table:style-name="ce4">
            <text:p>848</text:p>
          </table:table-cell>
          <table:table-cell office:value-type="date" office:date-value="2021-07-05T00:00:00" table:style-name="ce14">
            <text:p>05.07.2021</text:p>
          </table:table-cell>
          <table:table-cell office:value-type="time" office:time-value="PT13H29M0S" table:style-name="ce16">
            <text:p>13:29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4192" table:style-name="ce5">
            <text:p>4192</text:p>
          </table:table-cell>
          <table:table-cell office:value-type="string" office:string-value="Стрела" table:formula="of:=VLOOKUP([.E849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849];[Лицевые_счета.A:.G];2;0)" table:style-name="ce6">
            <text:p>Железнодорожная</text:p>
          </table:table-cell>
          <table:table-cell office:value-type="float" office:value="4" table:formula="of:=VLOOKUP([.D849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849" table:style-name="ce4">
            <text:p>849</text:p>
          </table:table-cell>
          <table:table-cell office:value-type="date" office:date-value="2021-07-06T00:00:00" table:style-name="ce14">
            <text:p>06.07.2021</text:p>
          </table:table-cell>
          <table:table-cell office:value-type="time" office:time-value="PT8H34M0S" table:style-name="ce16">
            <text:p>8:34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3061" table:style-name="ce5">
            <text:p>3061</text:p>
          </table:table-cell>
          <table:table-cell office:value-type="string" office:string-value="Жилищник" table:formula="of:=VLOOKUP([.E850];[Управляющие_компании.A:.C];2;0)" table:style-name="ce1">
            <text:p>Жилищник</text:p>
          </table:table-cell>
          <table:table-cell office:value-type="string" office:string-value="Пушкина" table:formula="of:=VLOOKUP([.D850];[Лицевые_счета.A:.G];2;0)" table:style-name="ce6">
            <text:p>Пушкина</text:p>
          </table:table-cell>
          <table:table-cell office:value-type="float" office:value="2" table:formula="of:=VLOOKUP([.D850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850" table:style-name="ce4">
            <text:p>850</text:p>
          </table:table-cell>
          <table:table-cell office:value-type="date" office:date-value="2021-07-06T00:00:00" table:style-name="ce14">
            <text:p>06.07.2021</text:p>
          </table:table-cell>
          <table:table-cell office:value-type="time" office:time-value="PT11H34M0S" table:style-name="ce16">
            <text:p>11:34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3298" table:style-name="ce5">
            <text:p>3298</text:p>
          </table:table-cell>
          <table:table-cell office:value-type="string" office:string-value="Фонд управления ЖК Сити-Парк" table:formula="of:=VLOOKUP([.E851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51];[Лицевые_счета.A:.G];2;0)" table:style-name="ce6">
            <text:p>Железнодорожная</text:p>
          </table:table-cell>
          <table:table-cell office:value-type="float" office:value="5" table:formula="of:=VLOOKUP([.D85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51" table:style-name="ce4">
            <text:p>851</text:p>
          </table:table-cell>
          <table:table-cell office:value-type="date" office:date-value="2021-07-06T00:00:00" table:style-name="ce14">
            <text:p>06.07.2021</text:p>
          </table:table-cell>
          <table:table-cell office:value-type="time" office:time-value="PT13H57M0S" table:style-name="ce16">
            <text:p>13:57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5159" table:style-name="ce5">
            <text:p>5159</text:p>
          </table:table-cell>
          <table:table-cell office:value-type="string" office:string-value="Жилищник" table:formula="of:=VLOOKUP([.E852];[Управляющие_компании.A:.C];2;0)" table:style-name="ce1">
            <text:p>Жилищник</text:p>
          </table:table-cell>
          <table:table-cell office:value-type="string" office:string-value="Пушкина" table:formula="of:=VLOOKUP([.D852];[Лицевые_счета.A:.G];2;0)" table:style-name="ce6">
            <text:p>Пушкина</text:p>
          </table:table-cell>
          <table:table-cell office:value-type="float" office:value="2" table:formula="of:=VLOOKUP([.D852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852" table:style-name="ce4">
            <text:p>852</text:p>
          </table:table-cell>
          <table:table-cell office:value-type="date" office:date-value="2021-07-06T00:00:00" table:style-name="ce14">
            <text:p>06.07.2021</text:p>
          </table:table-cell>
          <table:table-cell office:value-type="time" office:time-value="PT17H11M0S" table:style-name="ce16">
            <text:p>17:11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Оплата</text:p>
          </table:table-cell>
          <table:table-cell office:value-type="float" office:value="4458" table:style-name="ce5">
            <text:p>4458</text:p>
          </table:table-cell>
          <table:table-cell office:value-type="string" office:string-value="СтройЭксКапиталл" table:formula="of:=VLOOKUP([.E853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853];[Лицевые_счета.A:.G];2;0)" table:style-name="ce6">
            <text:p>Гоголя</text:p>
          </table:table-cell>
          <table:table-cell office:value-type="float" office:value="7" table:formula="of:=VLOOKUP([.D853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853" table:style-name="ce4">
            <text:p>853</text:p>
          </table:table-cell>
          <table:table-cell office:value-type="date" office:date-value="2021-07-07T00:00:00" table:style-name="ce14">
            <text:p>07.07.2021</text:p>
          </table:table-cell>
          <table:table-cell office:value-type="time" office:time-value="PT7H4M0S" table:style-name="ce16">
            <text:p>7:04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Оплата</text:p>
          </table:table-cell>
          <table:table-cell office:value-type="float" office:value="5319" table:style-name="ce5">
            <text:p>5319</text:p>
          </table:table-cell>
          <table:table-cell office:value-type="string" office:string-value="СтройЭксКапиталл" table:formula="of:=VLOOKUP([.E854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854];[Лицевые_счета.A:.G];2;0)" table:style-name="ce6">
            <text:p>Гоголя</text:p>
          </table:table-cell>
          <table:table-cell office:value-type="float" office:value="7" table:formula="of:=VLOOKUP([.D854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854" table:style-name="ce4">
            <text:p>854</text:p>
          </table:table-cell>
          <table:table-cell office:value-type="date" office:date-value="2021-07-07T00:00:00" table:style-name="ce14">
            <text:p>07.07.2021</text:p>
          </table:table-cell>
          <table:table-cell office:value-type="time" office:time-value="PT13H29M0S" table:style-name="ce16">
            <text:p>13:29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4750" table:style-name="ce5">
            <text:p>4750</text:p>
          </table:table-cell>
          <table:table-cell office:value-type="string" office:string-value="Жилищник" table:formula="of:=VLOOKUP([.E855];[Управляющие_компании.A:.C];2;0)" table:style-name="ce1">
            <text:p>Жилищник</text:p>
          </table:table-cell>
          <table:table-cell office:value-type="string" office:string-value="Пушкина" table:formula="of:=VLOOKUP([.D855];[Лицевые_счета.A:.G];2;0)" table:style-name="ce6">
            <text:p>Пушкина</text:p>
          </table:table-cell>
          <table:table-cell office:value-type="float" office:value="2" table:formula="of:=VLOOKUP([.D855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855" table:style-name="ce4">
            <text:p>855</text:p>
          </table:table-cell>
          <table:table-cell office:value-type="date" office:date-value="2021-07-07T00:00:00" table:style-name="ce14">
            <text:p>07.07.2021</text:p>
          </table:table-cell>
          <table:table-cell office:value-type="time" office:time-value="PT18H41M0S" table:style-name="ce16">
            <text:p>18:41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4868" table:style-name="ce5">
            <text:p>4868</text:p>
          </table:table-cell>
          <table:table-cell office:value-type="string" office:string-value="Фонд управления ЖК Сити-Парк" table:formula="of:=VLOOKUP([.E856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56];[Лицевые_счета.A:.G];2;0)" table:style-name="ce6">
            <text:p>Железнодорожная</text:p>
          </table:table-cell>
          <table:table-cell office:value-type="float" office:value="5" table:formula="of:=VLOOKUP([.D856];[Лицевые_счета.A:.G];3;0)" table:style-name="ce1">
            <text:p>5</text:p>
          </table:table-cell>
          <table:table-cell table:number-columns-repeated="16374"/>
        </table:table-row>
        <table:table-row table:style-name="ro2">
          <table:table-cell office:value-type="float" office:value="856" table:style-name="ce4">
            <text:p>856</text:p>
          </table:table-cell>
          <table:table-cell office:value-type="date" office:date-value="2021-07-08T00:00:00" table:style-name="ce14">
            <text:p>08.07.2021</text:p>
          </table:table-cell>
          <table:table-cell office:value-type="time" office:time-value="PT6H6M0S" table:style-name="ce16">
            <text:p>6:06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6106" table:style-name="ce5">
            <text:p>6106</text:p>
          </table:table-cell>
          <table:table-cell office:value-type="string" office:string-value="Стрела" table:formula="of:=VLOOKUP([.E857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857];[Лицевые_счета.A:.G];2;0)" table:style-name="ce6">
            <text:p>Железнодорожная</text:p>
          </table:table-cell>
          <table:table-cell office:value-type="float" office:value="4" table:formula="of:=VLOOKUP([.D857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857" table:style-name="ce4">
            <text:p>857</text:p>
          </table:table-cell>
          <table:table-cell office:value-type="date" office:date-value="2021-07-08T00:00:00" table:style-name="ce14">
            <text:p>08.07.2021</text:p>
          </table:table-cell>
          <table:table-cell office:value-type="time" office:time-value="PT14H38M0S" table:style-name="ce16">
            <text:p>14:38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4948" table:style-name="ce5">
            <text:p>4948</text:p>
          </table:table-cell>
          <table:table-cell office:value-type="string" office:string-value="Фонд управления ЖК Сити-Парк" table:formula="of:=VLOOKUP([.E858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58];[Лицевые_счета.A:.G];2;0)" table:style-name="ce6">
            <text:p>Железнодорожная</text:p>
          </table:table-cell>
          <table:table-cell office:value-type="float" office:value="5" table:formula="of:=VLOOKUP([.D85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58" table:style-name="ce4">
            <text:p>858</text:p>
          </table:table-cell>
          <table:table-cell office:value-type="date" office:date-value="2021-07-08T00:00:00" table:style-name="ce14">
            <text:p>08.07.2021</text:p>
          </table:table-cell>
          <table:table-cell office:value-type="time" office:time-value="PT17H56M0S" table:style-name="ce16">
            <text:p>17:56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Оплата</text:p>
          </table:table-cell>
          <table:table-cell office:value-type="float" office:value="6955" table:style-name="ce5">
            <text:p>6955</text:p>
          </table:table-cell>
          <table:table-cell office:value-type="string" office:string-value="СтройЭксКапиталл" table:formula="of:=VLOOKUP([.E859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859];[Лицевые_счета.A:.G];2;0)" table:style-name="ce6">
            <text:p>Гоголя</text:p>
          </table:table-cell>
          <table:table-cell office:value-type="float" office:value="7" table:formula="of:=VLOOKUP([.D859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859" table:style-name="ce4">
            <text:p>859</text:p>
          </table:table-cell>
          <table:table-cell office:value-type="date" office:date-value="2021-07-08T00:00:00" table:style-name="ce14">
            <text:p>08.07.2021</text:p>
          </table:table-cell>
          <table:table-cell office:value-type="time" office:time-value="PT19H13M0S" table:style-name="ce16">
            <text:p>19:13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5582" table:style-name="ce5">
            <text:p>5582</text:p>
          </table:table-cell>
          <table:table-cell office:value-type="string" office:string-value="Фонд управления ЖК Сити-Парк" table:formula="of:=VLOOKUP([.E860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60];[Лицевые_счета.A:.G];2;0)" table:style-name="ce6">
            <text:p>Железнодорожная</text:p>
          </table:table-cell>
          <table:table-cell office:value-type="float" office:value="5" table:formula="of:=VLOOKUP([.D86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60" table:style-name="ce4">
            <text:p>860</text:p>
          </table:table-cell>
          <table:table-cell office:value-type="date" office:date-value="2021-07-09T00:00:00" table:style-name="ce14">
            <text:p>09.07.2021</text:p>
          </table:table-cell>
          <table:table-cell office:value-type="time" office:time-value="PT10H8M0S" table:style-name="ce16">
            <text:p>10:08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6093" table:style-name="ce5">
            <text:p>6093</text:p>
          </table:table-cell>
          <table:table-cell office:value-type="string" office:string-value="Фонд управления ЖК Сити-Парк" table:formula="of:=VLOOKUP([.E861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61];[Лицевые_счета.A:.G];2;0)" table:style-name="ce6">
            <text:p>Железнодорожная</text:p>
          </table:table-cell>
          <table:table-cell office:value-type="float" office:value="5" table:formula="of:=VLOOKUP([.D86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61" table:style-name="ce4">
            <text:p>861</text:p>
          </table:table-cell>
          <table:table-cell office:value-type="date" office:date-value="2021-07-11T00:00:00" table:style-name="ce14">
            <text:p>11.07.2021</text:p>
          </table:table-cell>
          <table:table-cell office:value-type="time" office:time-value="PT7H27M0S" table:style-name="ce16">
            <text:p>7:27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3272" table:style-name="ce5">
            <text:p>3272</text:p>
          </table:table-cell>
          <table:table-cell office:value-type="string" office:string-value="Город 1" table:formula="of:=VLOOKUP([.E862];[Управляющие_компании.A:.C];2;0)" table:style-name="ce1">
            <text:p>Город 1</text:p>
          </table:table-cell>
          <table:table-cell office:value-type="string" office:string-value="Гоголя" table:formula="of:=VLOOKUP([.D862];[Лицевые_счета.A:.G];2;0)" table:style-name="ce6">
            <text:p>Гоголя</text:p>
          </table:table-cell>
          <table:table-cell office:value-type="float" office:value="8" table:formula="of:=VLOOKUP([.D862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862" table:style-name="ce4">
            <text:p>862</text:p>
          </table:table-cell>
          <table:table-cell office:value-type="date" office:date-value="2021-07-11T00:00:00" table:style-name="ce14">
            <text:p>11.07.2021</text:p>
          </table:table-cell>
          <table:table-cell office:value-type="time" office:time-value="PT10H55M0S" table:style-name="ce16">
            <text:p>10:55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3856" table:style-name="ce5">
            <text:p>3856</text:p>
          </table:table-cell>
          <table:table-cell office:value-type="string" office:string-value="Жилищник" table:formula="of:=VLOOKUP([.E863];[Управляющие_компании.A:.C];2;0)" table:style-name="ce1">
            <text:p>Жилищник</text:p>
          </table:table-cell>
          <table:table-cell office:value-type="string" office:string-value="Волкова" table:formula="of:=VLOOKUP([.D863];[Лицевые_счета.A:.G];2;0)" table:style-name="ce6">
            <text:p>Волкова</text:p>
          </table:table-cell>
          <table:table-cell office:value-type="float" office:value="14" table:formula="of:=VLOOKUP([.D863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863" table:style-name="ce4">
            <text:p>863</text:p>
          </table:table-cell>
          <table:table-cell office:value-type="date" office:date-value="2021-07-11T00:00:00" table:style-name="ce14">
            <text:p>11.07.2021</text:p>
          </table:table-cell>
          <table:table-cell office:value-type="time" office:time-value="PT12H49M0S" table:style-name="ce16">
            <text:p>12:49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2863" table:style-name="ce5">
            <text:p>2863</text:p>
          </table:table-cell>
          <table:table-cell office:value-type="string" office:string-value="Фонд управления ЖК Сити-Парк" table:formula="of:=VLOOKUP([.E864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64];[Лицевые_счета.A:.G];2;0)" table:style-name="ce6">
            <text:p>Железнодорожная</text:p>
          </table:table-cell>
          <table:table-cell office:value-type="float" office:value="5" table:formula="of:=VLOOKUP([.D86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64" table:style-name="ce4">
            <text:p>864</text:p>
          </table:table-cell>
          <table:table-cell office:value-type="date" office:date-value="2021-07-12T00:00:00" table:style-name="ce14">
            <text:p>12.07.2021</text:p>
          </table:table-cell>
          <table:table-cell office:value-type="time" office:time-value="PT9H15M0S" table:style-name="ce16">
            <text:p>9:15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6739" table:style-name="ce5">
            <text:p>6739</text:p>
          </table:table-cell>
          <table:table-cell office:value-type="string" office:string-value="Фонд управления ЖК Сити-Парк" table:formula="of:=VLOOKUP([.E865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65];[Лицевые_счета.A:.G];2;0)" table:style-name="ce6">
            <text:p>Железнодорожная</text:p>
          </table:table-cell>
          <table:table-cell office:value-type="float" office:value="5" table:formula="of:=VLOOKUP([.D86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65" table:style-name="ce4">
            <text:p>865</text:p>
          </table:table-cell>
          <table:table-cell office:value-type="date" office:date-value="2021-07-12T00:00:00" table:style-name="ce14">
            <text:p>12.07.2021</text:p>
          </table:table-cell>
          <table:table-cell office:value-type="time" office:time-value="PT17H20M0S" table:style-name="ce16">
            <text:p>17:20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5455" table:style-name="ce5">
            <text:p>5455</text:p>
          </table:table-cell>
          <table:table-cell office:value-type="string" office:string-value="Жилищник" table:formula="of:=VLOOKUP([.E866];[Управляющие_компании.A:.C];2;0)" table:style-name="ce1">
            <text:p>Жилищник</text:p>
          </table:table-cell>
          <table:table-cell office:value-type="string" office:string-value="Волкова" table:formula="of:=VLOOKUP([.D866];[Лицевые_счета.A:.G];2;0)" table:style-name="ce6">
            <text:p>Волкова</text:p>
          </table:table-cell>
          <table:table-cell office:value-type="float" office:value="14" table:formula="of:=VLOOKUP([.D866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866" table:style-name="ce4">
            <text:p>866</text:p>
          </table:table-cell>
          <table:table-cell office:value-type="date" office:date-value="2021-07-12T00:00:00" table:style-name="ce14">
            <text:p>12.07.2021</text:p>
          </table:table-cell>
          <table:table-cell office:value-type="time" office:time-value="PT18H20M0S" table:style-name="ce16">
            <text:p>18:20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4752" table:style-name="ce5">
            <text:p>4752</text:p>
          </table:table-cell>
          <table:table-cell office:value-type="string" office:string-value="Жилищник" table:formula="of:=VLOOKUP([.E867];[Управляющие_компании.A:.C];2;0)" table:style-name="ce1">
            <text:p>Жилищник</text:p>
          </table:table-cell>
          <table:table-cell office:value-type="string" office:string-value="Пушкина" table:formula="of:=VLOOKUP([.D867];[Лицевые_счета.A:.G];2;0)" table:style-name="ce6">
            <text:p>Пушкина</text:p>
          </table:table-cell>
          <table:table-cell office:value-type="float" office:value="2" table:formula="of:=VLOOKUP([.D867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867" table:style-name="ce4">
            <text:p>867</text:p>
          </table:table-cell>
          <table:table-cell office:value-type="date" office:date-value="2021-07-12T00:00:00" table:style-name="ce14">
            <text:p>12.07.2021</text:p>
          </table:table-cell>
          <table:table-cell office:value-type="time" office:time-value="PT23H20M0S" table:style-name="ce16">
            <text:p>23:20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2801" table:style-name="ce5">
            <text:p>2801</text:p>
          </table:table-cell>
          <table:table-cell office:value-type="string" office:string-value="Жилищник" table:formula="of:=VLOOKUP([.E868];[Управляющие_компании.A:.C];2;0)" table:style-name="ce1">
            <text:p>Жилищник</text:p>
          </table:table-cell>
          <table:table-cell office:value-type="string" office:string-value="Волкова" table:formula="of:=VLOOKUP([.D868];[Лицевые_счета.A:.G];2;0)" table:style-name="ce6">
            <text:p>Волкова</text:p>
          </table:table-cell>
          <table:table-cell office:value-type="float" office:value="14" table:formula="of:=VLOOKUP([.D868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868" table:style-name="ce4">
            <text:p>868</text:p>
          </table:table-cell>
          <table:table-cell office:value-type="date" office:date-value="2021-07-13T00:00:00" table:style-name="ce14">
            <text:p>13.07.2021</text:p>
          </table:table-cell>
          <table:table-cell office:value-type="time" office:time-value="PT12H19M0S" table:style-name="ce16">
            <text:p>12:19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5900" table:style-name="ce5">
            <text:p>5900</text:p>
          </table:table-cell>
          <table:table-cell office:value-type="string" office:string-value="Фонд управления ЖК Сити-Парк" table:formula="of:=VLOOKUP([.E869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69];[Лицевые_счета.A:.G];2;0)" table:style-name="ce6">
            <text:p>Железнодорожная</text:p>
          </table:table-cell>
          <table:table-cell office:value-type="float" office:value="5" table:formula="of:=VLOOKUP([.D86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69" table:style-name="ce4">
            <text:p>869</text:p>
          </table:table-cell>
          <table:table-cell office:value-type="date" office:date-value="2021-07-13T00:00:00" table:style-name="ce14">
            <text:p>13.07.2021</text:p>
          </table:table-cell>
          <table:table-cell office:value-type="time" office:time-value="PT12H25M0S" table:style-name="ce16">
            <text:p>12:25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6727" table:style-name="ce5">
            <text:p>6727</text:p>
          </table:table-cell>
          <table:table-cell office:value-type="string" office:string-value="Жилищник" table:formula="of:=VLOOKUP([.E870];[Управляющие_компании.A:.C];2;0)" table:style-name="ce1">
            <text:p>Жилищник</text:p>
          </table:table-cell>
          <table:table-cell office:value-type="string" office:string-value="Волкова" table:formula="of:=VLOOKUP([.D870];[Лицевые_счета.A:.G];2;0)" table:style-name="ce6">
            <text:p>Волкова</text:p>
          </table:table-cell>
          <table:table-cell office:value-type="float" office:value="14" table:formula="of:=VLOOKUP([.D870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870" table:style-name="ce4">
            <text:p>870</text:p>
          </table:table-cell>
          <table:table-cell office:value-type="date" office:date-value="2021-07-13T00:00:00" table:style-name="ce14">
            <text:p>13.07.2021</text:p>
          </table:table-cell>
          <table:table-cell office:value-type="time" office:time-value="PT14H6M0S" table:style-name="ce16">
            <text:p>14:06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5698" table:style-name="ce5">
            <text:p>5698</text:p>
          </table:table-cell>
          <table:table-cell office:value-type="string" office:string-value="Жилищник" table:formula="of:=VLOOKUP([.E871];[Управляющие_компании.A:.C];2;0)" table:style-name="ce1">
            <text:p>Жилищник</text:p>
          </table:table-cell>
          <table:table-cell office:value-type="string" office:string-value="Пушкина" table:formula="of:=VLOOKUP([.D871];[Лицевые_счета.A:.G];2;0)" table:style-name="ce6">
            <text:p>Пушкина</text:p>
          </table:table-cell>
          <table:table-cell office:value-type="float" office:value="2" table:formula="of:=VLOOKUP([.D871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871" table:style-name="ce4">
            <text:p>871</text:p>
          </table:table-cell>
          <table:table-cell office:value-type="date" office:date-value="2021-07-13T00:00:00" table:style-name="ce14">
            <text:p>13.07.2021</text:p>
          </table:table-cell>
          <table:table-cell office:value-type="time" office:time-value="PT21H40M0S" table:style-name="ce16">
            <text:p>21:40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Оплата</text:p>
          </table:table-cell>
          <table:table-cell office:value-type="float" office:value="6315" table:style-name="ce5">
            <text:p>6315</text:p>
          </table:table-cell>
          <table:table-cell office:value-type="string" office:string-value="СтройЭксКапиталл" table:formula="of:=VLOOKUP([.E872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872];[Лицевые_счета.A:.G];2;0)" table:style-name="ce6">
            <text:p>Гоголя</text:p>
          </table:table-cell>
          <table:table-cell office:value-type="float" office:value="7" table:formula="of:=VLOOKUP([.D872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872" table:style-name="ce4">
            <text:p>872</text:p>
          </table:table-cell>
          <table:table-cell office:value-type="date" office:date-value="2021-07-14T00:00:00" table:style-name="ce14">
            <text:p>14.07.2021</text:p>
          </table:table-cell>
          <table:table-cell office:value-type="time" office:time-value="PT9H48M0S" table:style-name="ce16">
            <text:p>9:48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4913" table:style-name="ce5">
            <text:p>4913</text:p>
          </table:table-cell>
          <table:table-cell office:value-type="string" office:string-value="Фонд управления ЖК Сити-Парк" table:formula="of:=VLOOKUP([.E873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73];[Лицевые_счета.A:.G];2;0)" table:style-name="ce6">
            <text:p>Железнодорожная</text:p>
          </table:table-cell>
          <table:table-cell office:value-type="float" office:value="5" table:formula="of:=VLOOKUP([.D87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73" table:style-name="ce4">
            <text:p>873</text:p>
          </table:table-cell>
          <table:table-cell office:value-type="date" office:date-value="2021-07-14T00:00:00" table:style-name="ce14">
            <text:p>14.07.2021</text:p>
          </table:table-cell>
          <table:table-cell office:value-type="time" office:time-value="PT20H33M0S" table:style-name="ce16">
            <text:p>20:33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3834" table:style-name="ce5">
            <text:p>3834</text:p>
          </table:table-cell>
          <table:table-cell office:value-type="string" office:string-value="Жилищник" table:formula="of:=VLOOKUP([.E874];[Управляющие_компании.A:.C];2;0)" table:style-name="ce1">
            <text:p>Жилищник</text:p>
          </table:table-cell>
          <table:table-cell office:value-type="string" office:string-value="Пушкина" table:formula="of:=VLOOKUP([.D874];[Лицевые_счета.A:.G];2;0)" table:style-name="ce6">
            <text:p>Пушкина</text:p>
          </table:table-cell>
          <table:table-cell office:value-type="float" office:value="2" table:formula="of:=VLOOKUP([.D874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874" table:style-name="ce4">
            <text:p>874</text:p>
          </table:table-cell>
          <table:table-cell office:value-type="date" office:date-value="2021-07-15T00:00:00" table:style-name="ce14">
            <text:p>15.07.2021</text:p>
          </table:table-cell>
          <table:table-cell office:value-type="time" office:time-value="PT9H45M0S" table:style-name="ce16">
            <text:p>9:45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3938" table:style-name="ce5">
            <text:p>3938</text:p>
          </table:table-cell>
          <table:table-cell office:value-type="string" office:string-value="Стрела" table:formula="of:=VLOOKUP([.E875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875];[Лицевые_счета.A:.G];2;0)" table:style-name="ce6">
            <text:p>Железнодорожная</text:p>
          </table:table-cell>
          <table:table-cell office:value-type="float" office:value="4" table:formula="of:=VLOOKUP([.D875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875" table:style-name="ce4">
            <text:p>875</text:p>
          </table:table-cell>
          <table:table-cell office:value-type="date" office:date-value="2021-07-16T00:00:00" table:style-name="ce14">
            <text:p>16.07.2021</text:p>
          </table:table-cell>
          <table:table-cell office:value-type="time" office:time-value="PT14H47M0S" table:style-name="ce16">
            <text:p>14:47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5081" table:style-name="ce5">
            <text:p>5081</text:p>
          </table:table-cell>
          <table:table-cell office:value-type="string" office:string-value="Фонд управления ЖК Сити-Парк" table:formula="of:=VLOOKUP([.E876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76];[Лицевые_счета.A:.G];2;0)" table:style-name="ce6">
            <text:p>Железнодорожная</text:p>
          </table:table-cell>
          <table:table-cell office:value-type="float" office:value="5" table:formula="of:=VLOOKUP([.D876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76" table:style-name="ce4">
            <text:p>876</text:p>
          </table:table-cell>
          <table:table-cell office:value-type="date" office:date-value="2021-07-16T00:00:00" table:style-name="ce14">
            <text:p>16.07.2021</text:p>
          </table:table-cell>
          <table:table-cell office:value-type="time" office:time-value="PT18H9M0S" table:style-name="ce16">
            <text:p>18:09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6548" table:style-name="ce5">
            <text:p>6548</text:p>
          </table:table-cell>
          <table:table-cell office:value-type="string" office:string-value="Город 1" table:formula="of:=VLOOKUP([.E877];[Управляющие_компании.A:.C];2;0)" table:style-name="ce1">
            <text:p>Город 1</text:p>
          </table:table-cell>
          <table:table-cell office:value-type="string" office:string-value="Гоголя" table:formula="of:=VLOOKUP([.D877];[Лицевые_счета.A:.G];2;0)" table:style-name="ce6">
            <text:p>Гоголя</text:p>
          </table:table-cell>
          <table:table-cell office:value-type="float" office:value="8" table:formula="of:=VLOOKUP([.D877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877" table:style-name="ce4">
            <text:p>877</text:p>
          </table:table-cell>
          <table:table-cell office:value-type="date" office:date-value="2021-07-17T00:00:00" table:style-name="ce14">
            <text:p>17.07.2021</text:p>
          </table:table-cell>
          <table:table-cell office:value-type="time" office:time-value="PT21H50M0S" table:style-name="ce16">
            <text:p>21:5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6506" table:style-name="ce5">
            <text:p>6506</text:p>
          </table:table-cell>
          <table:table-cell office:value-type="string" office:string-value="Город 1" table:formula="of:=VLOOKUP([.E878];[Управляющие_компании.A:.C];2;0)" table:style-name="ce1">
            <text:p>Город 1</text:p>
          </table:table-cell>
          <table:table-cell office:value-type="string" office:string-value="Гоголя" table:formula="of:=VLOOKUP([.D878];[Лицевые_счета.A:.G];2;0)" table:style-name="ce6">
            <text:p>Гоголя</text:p>
          </table:table-cell>
          <table:table-cell office:value-type="float" office:value="8" table:formula="of:=VLOOKUP([.D878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878" table:style-name="ce4">
            <text:p>878</text:p>
          </table:table-cell>
          <table:table-cell office:value-type="date" office:date-value="2021-07-18T00:00:00" table:style-name="ce14">
            <text:p>18.07.2021</text:p>
          </table:table-cell>
          <table:table-cell office:value-type="time" office:time-value="PT7H31M0S" table:style-name="ce16">
            <text:p>7:31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4984" table:style-name="ce5">
            <text:p>4984</text:p>
          </table:table-cell>
          <table:table-cell office:value-type="string" office:string-value="Стрела" table:formula="of:=VLOOKUP([.E879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879];[Лицевые_счета.A:.G];2;0)" table:style-name="ce6">
            <text:p>Железнодорожная</text:p>
          </table:table-cell>
          <table:table-cell office:value-type="float" office:value="4" table:formula="of:=VLOOKUP([.D879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879" table:style-name="ce4">
            <text:p>879</text:p>
          </table:table-cell>
          <table:table-cell office:value-type="date" office:date-value="2021-07-19T00:00:00" table:style-name="ce14">
            <text:p>19.07.2021</text:p>
          </table:table-cell>
          <table:table-cell office:value-type="time" office:time-value="PT9H14M0S" table:style-name="ce16">
            <text:p>9:14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3249" table:style-name="ce5">
            <text:p>3249</text:p>
          </table:table-cell>
          <table:table-cell office:value-type="string" office:string-value="Жилищник" table:formula="of:=VLOOKUP([.E880];[Управляющие_компании.A:.C];2;0)" table:style-name="ce1">
            <text:p>Жилищник</text:p>
          </table:table-cell>
          <table:table-cell office:value-type="string" office:string-value="Волкова" table:formula="of:=VLOOKUP([.D880];[Лицевые_счета.A:.G];2;0)" table:style-name="ce6">
            <text:p>Волкова</text:p>
          </table:table-cell>
          <table:table-cell office:value-type="float" office:value="14" table:formula="of:=VLOOKUP([.D880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880" table:style-name="ce4">
            <text:p>880</text:p>
          </table:table-cell>
          <table:table-cell office:value-type="date" office:date-value="2021-07-20T00:00:00" table:style-name="ce14">
            <text:p>20.07.2021</text:p>
          </table:table-cell>
          <table:table-cell office:value-type="time" office:time-value="PT11H2M0S" table:style-name="ce16">
            <text:p>11:02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3543" table:style-name="ce5">
            <text:p>3543</text:p>
          </table:table-cell>
          <table:table-cell office:value-type="string" office:string-value="Фонд управления ЖК Сити-Парк" table:formula="of:=VLOOKUP([.E881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81];[Лицевые_счета.A:.G];2;0)" table:style-name="ce6">
            <text:p>Железнодорожная</text:p>
          </table:table-cell>
          <table:table-cell office:value-type="float" office:value="5" table:formula="of:=VLOOKUP([.D88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81" table:style-name="ce4">
            <text:p>881</text:p>
          </table:table-cell>
          <table:table-cell office:value-type="date" office:date-value="2021-07-21T00:00:00" table:style-name="ce14">
            <text:p>21.07.2021</text:p>
          </table:table-cell>
          <table:table-cell office:value-type="time" office:time-value="PT8H39M0S" table:style-name="ce16">
            <text:p>8:39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2809" table:style-name="ce5">
            <text:p>2809</text:p>
          </table:table-cell>
          <table:table-cell office:value-type="string" office:string-value="Фонд управления ЖК Сити-Парк" table:formula="of:=VLOOKUP([.E882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82];[Лицевые_счета.A:.G];2;0)" table:style-name="ce6">
            <text:p>Железнодорожная</text:p>
          </table:table-cell>
          <table:table-cell office:value-type="float" office:value="5" table:formula="of:=VLOOKUP([.D88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82" table:style-name="ce4">
            <text:p>882</text:p>
          </table:table-cell>
          <table:table-cell office:value-type="date" office:date-value="2021-07-21T00:00:00" table:style-name="ce14">
            <text:p>21.07.2021</text:p>
          </table:table-cell>
          <table:table-cell office:value-type="time" office:time-value="PT9H25M0S" table:style-name="ce16">
            <text:p>9:25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2976" table:style-name="ce5">
            <text:p>2976</text:p>
          </table:table-cell>
          <table:table-cell office:value-type="string" office:string-value="Жилищник" table:formula="of:=VLOOKUP([.E883];[Управляющие_компании.A:.C];2;0)" table:style-name="ce1">
            <text:p>Жилищник</text:p>
          </table:table-cell>
          <table:table-cell office:value-type="string" office:string-value="Волкова" table:formula="of:=VLOOKUP([.D883];[Лицевые_счета.A:.G];2;0)" table:style-name="ce6">
            <text:p>Волкова</text:p>
          </table:table-cell>
          <table:table-cell office:value-type="float" office:value="14" table:formula="of:=VLOOKUP([.D883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883" table:style-name="ce4">
            <text:p>883</text:p>
          </table:table-cell>
          <table:table-cell office:value-type="date" office:date-value="2021-07-21T00:00:00" table:style-name="ce14">
            <text:p>21.07.2021</text:p>
          </table:table-cell>
          <table:table-cell office:value-type="time" office:time-value="PT14H12M0S" table:style-name="ce16">
            <text:p>14:12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4054" table:style-name="ce5">
            <text:p>4054</text:p>
          </table:table-cell>
          <table:table-cell office:value-type="string" office:string-value="Фонд управления ЖК Сити-Парк" table:formula="of:=VLOOKUP([.E884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84];[Лицевые_счета.A:.G];2;0)" table:style-name="ce6">
            <text:p>Железнодорожная</text:p>
          </table:table-cell>
          <table:table-cell office:value-type="float" office:value="5" table:formula="of:=VLOOKUP([.D88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84" table:style-name="ce4">
            <text:p>884</text:p>
          </table:table-cell>
          <table:table-cell office:value-type="date" office:date-value="2021-07-21T00:00:00" table:style-name="ce14">
            <text:p>21.07.2021</text:p>
          </table:table-cell>
          <table:table-cell office:value-type="time" office:time-value="PT17H12M0S" table:style-name="ce16">
            <text:p>17:12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3068" table:style-name="ce5">
            <text:p>3068</text:p>
          </table:table-cell>
          <table:table-cell office:value-type="string" office:string-value="Фонд управления ЖК Сити-Парк" table:formula="of:=VLOOKUP([.E885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85];[Лицевые_счета.A:.G];2;0)" table:style-name="ce6">
            <text:p>Железнодорожная</text:p>
          </table:table-cell>
          <table:table-cell office:value-type="float" office:value="5" table:formula="of:=VLOOKUP([.D88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85" table:style-name="ce4">
            <text:p>885</text:p>
          </table:table-cell>
          <table:table-cell office:value-type="date" office:date-value="2021-07-21T00:00:00" table:style-name="ce14">
            <text:p>21.07.2021</text:p>
          </table:table-cell>
          <table:table-cell office:value-type="time" office:time-value="PT20H17M0S" table:style-name="ce16">
            <text:p>20:17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Оплата</text:p>
          </table:table-cell>
          <table:table-cell office:value-type="float" office:value="3027" table:style-name="ce5">
            <text:p>3027</text:p>
          </table:table-cell>
          <table:table-cell office:value-type="string" office:string-value="СтройЭксКапиталл" table:formula="of:=VLOOKUP([.E886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886];[Лицевые_счета.A:.G];2;0)" table:style-name="ce6">
            <text:p>Гоголя</text:p>
          </table:table-cell>
          <table:table-cell office:value-type="float" office:value="7" table:formula="of:=VLOOKUP([.D886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886" table:style-name="ce4">
            <text:p>886</text:p>
          </table:table-cell>
          <table:table-cell office:value-type="date" office:date-value="2021-07-21T00:00:00" table:style-name="ce14">
            <text:p>21.07.2021</text:p>
          </table:table-cell>
          <table:table-cell office:value-type="time" office:time-value="PT22H52M0S" table:style-name="ce16">
            <text:p>22:52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6092" table:style-name="ce5">
            <text:p>6092</text:p>
          </table:table-cell>
          <table:table-cell office:value-type="string" office:string-value="Жилищник" table:formula="of:=VLOOKUP([.E887];[Управляющие_компании.A:.C];2;0)" table:style-name="ce1">
            <text:p>Жилищник</text:p>
          </table:table-cell>
          <table:table-cell office:value-type="string" office:string-value="Пушкина" table:formula="of:=VLOOKUP([.D887];[Лицевые_счета.A:.G];2;0)" table:style-name="ce6">
            <text:p>Пушкина</text:p>
          </table:table-cell>
          <table:table-cell office:value-type="float" office:value="2" table:formula="of:=VLOOKUP([.D887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887" table:style-name="ce4">
            <text:p>887</text:p>
          </table:table-cell>
          <table:table-cell office:value-type="date" office:date-value="2021-07-22T00:00:00" table:style-name="ce14">
            <text:p>22.07.2021</text:p>
          </table:table-cell>
          <table:table-cell office:value-type="time" office:time-value="PT13H28M0S" table:style-name="ce16">
            <text:p>13:28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4750" table:style-name="ce5">
            <text:p>4750</text:p>
          </table:table-cell>
          <table:table-cell office:value-type="string" office:string-value="Фонд управления ЖК Сити-Парк" table:formula="of:=VLOOKUP([.E888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88];[Лицевые_счета.A:.G];2;0)" table:style-name="ce6">
            <text:p>Железнодорожная</text:p>
          </table:table-cell>
          <table:table-cell office:value-type="float" office:value="5" table:formula="of:=VLOOKUP([.D88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88" table:style-name="ce4">
            <text:p>888</text:p>
          </table:table-cell>
          <table:table-cell office:value-type="date" office:date-value="2021-07-22T00:00:00" table:style-name="ce14">
            <text:p>22.07.2021</text:p>
          </table:table-cell>
          <table:table-cell office:value-type="time" office:time-value="PT17H4M0S" table:style-name="ce16">
            <text:p>17:04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3177" table:style-name="ce5">
            <text:p>3177</text:p>
          </table:table-cell>
          <table:table-cell office:value-type="string" office:string-value="Фонд управления ЖК Сити-Парк" table:formula="of:=VLOOKUP([.E889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89];[Лицевые_счета.A:.G];2;0)" table:style-name="ce6">
            <text:p>Железнодорожная</text:p>
          </table:table-cell>
          <table:table-cell office:value-type="float" office:value="5" table:formula="of:=VLOOKUP([.D88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89" table:style-name="ce4">
            <text:p>889</text:p>
          </table:table-cell>
          <table:table-cell office:value-type="date" office:date-value="2021-07-22T00:00:00" table:style-name="ce14">
            <text:p>22.07.2021</text:p>
          </table:table-cell>
          <table:table-cell office:value-type="time" office:time-value="PT22H55M0S" table:style-name="ce16">
            <text:p>22:55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5482" table:style-name="ce5">
            <text:p>5482</text:p>
          </table:table-cell>
          <table:table-cell office:value-type="string" office:string-value="Жилищник" table:formula="of:=VLOOKUP([.E890];[Управляющие_компании.A:.C];2;0)" table:style-name="ce1">
            <text:p>Жилищник</text:p>
          </table:table-cell>
          <table:table-cell office:value-type="string" office:string-value="Пушкина" table:formula="of:=VLOOKUP([.D890];[Лицевые_счета.A:.G];2;0)" table:style-name="ce6">
            <text:p>Пушкина</text:p>
          </table:table-cell>
          <table:table-cell office:value-type="float" office:value="2" table:formula="of:=VLOOKUP([.D890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890" table:style-name="ce4">
            <text:p>890</text:p>
          </table:table-cell>
          <table:table-cell office:value-type="date" office:date-value="2021-07-23T00:00:00" table:style-name="ce14">
            <text:p>23.07.2021</text:p>
          </table:table-cell>
          <table:table-cell office:value-type="time" office:time-value="PT6H41M0S" table:style-name="ce16">
            <text:p>6:41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5148" table:style-name="ce5">
            <text:p>5148</text:p>
          </table:table-cell>
          <table:table-cell office:value-type="string" office:string-value="Город 1" table:formula="of:=VLOOKUP([.E891];[Управляющие_компании.A:.C];2;0)" table:style-name="ce1">
            <text:p>Город 1</text:p>
          </table:table-cell>
          <table:table-cell office:value-type="string" office:string-value="Гоголя" table:formula="of:=VLOOKUP([.D891];[Лицевые_счета.A:.G];2;0)" table:style-name="ce6">
            <text:p>Гоголя</text:p>
          </table:table-cell>
          <table:table-cell office:value-type="float" office:value="8" table:formula="of:=VLOOKUP([.D891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891" table:style-name="ce4">
            <text:p>891</text:p>
          </table:table-cell>
          <table:table-cell office:value-type="date" office:date-value="2021-07-24T00:00:00" table:style-name="ce14">
            <text:p>24.07.2021</text:p>
          </table:table-cell>
          <table:table-cell office:value-type="time" office:time-value="PT13H18M0S" table:style-name="ce16">
            <text:p>13:18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5229" table:style-name="ce5">
            <text:p>5229</text:p>
          </table:table-cell>
          <table:table-cell office:value-type="string" office:string-value="Жилищник" table:formula="of:=VLOOKUP([.E892];[Управляющие_компании.A:.C];2;0)" table:style-name="ce1">
            <text:p>Жилищник</text:p>
          </table:table-cell>
          <table:table-cell office:value-type="string" office:string-value="Пушкина" table:formula="of:=VLOOKUP([.D892];[Лицевые_счета.A:.G];2;0)" table:style-name="ce6">
            <text:p>Пушкина</text:p>
          </table:table-cell>
          <table:table-cell office:value-type="float" office:value="2" table:formula="of:=VLOOKUP([.D892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892" table:style-name="ce4">
            <text:p>892</text:p>
          </table:table-cell>
          <table:table-cell office:value-type="date" office:date-value="2021-07-24T00:00:00" table:style-name="ce14">
            <text:p>24.07.2021</text:p>
          </table:table-cell>
          <table:table-cell office:value-type="time" office:time-value="PT15H3M0S" table:style-name="ce16">
            <text:p>15:03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4356" table:style-name="ce5">
            <text:p>4356</text:p>
          </table:table-cell>
          <table:table-cell office:value-type="string" office:string-value="Фонд управления ЖК Сити-Парк" table:formula="of:=VLOOKUP([.E893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93];[Лицевые_счета.A:.G];2;0)" table:style-name="ce6">
            <text:p>Железнодорожная</text:p>
          </table:table-cell>
          <table:table-cell office:value-type="float" office:value="5" table:formula="of:=VLOOKUP([.D89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93" table:style-name="ce4">
            <text:p>893</text:p>
          </table:table-cell>
          <table:table-cell office:value-type="date" office:date-value="2021-07-24T00:00:00" table:style-name="ce14">
            <text:p>24.07.2021</text:p>
          </table:table-cell>
          <table:table-cell office:value-type="time" office:time-value="PT17H37M0S" table:style-name="ce16">
            <text:p>17:37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3142" table:style-name="ce5">
            <text:p>3142</text:p>
          </table:table-cell>
          <table:table-cell office:value-type="string" office:string-value="Город 1" table:formula="of:=VLOOKUP([.E894];[Управляющие_компании.A:.C];2;0)" table:style-name="ce1">
            <text:p>Город 1</text:p>
          </table:table-cell>
          <table:table-cell office:value-type="string" office:string-value="Гоголя" table:formula="of:=VLOOKUP([.D894];[Лицевые_счета.A:.G];2;0)" table:style-name="ce6">
            <text:p>Гоголя</text:p>
          </table:table-cell>
          <table:table-cell office:value-type="float" office:value="8" table:formula="of:=VLOOKUP([.D894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894" table:style-name="ce4">
            <text:p>894</text:p>
          </table:table-cell>
          <table:table-cell office:value-type="date" office:date-value="2021-07-26T00:00:00" table:style-name="ce14">
            <text:p>26.07.2021</text:p>
          </table:table-cell>
          <table:table-cell office:value-type="time" office:time-value="PT9H52M0S" table:style-name="ce16">
            <text:p>9:52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4830" table:style-name="ce5">
            <text:p>4830</text:p>
          </table:table-cell>
          <table:table-cell office:value-type="string" office:string-value="Фонд управления ЖК Сити-Парк" table:formula="of:=VLOOKUP([.E895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95];[Лицевые_счета.A:.G];2;0)" table:style-name="ce6">
            <text:p>Железнодорожная</text:p>
          </table:table-cell>
          <table:table-cell office:value-type="float" office:value="5" table:formula="of:=VLOOKUP([.D89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95" table:style-name="ce4">
            <text:p>895</text:p>
          </table:table-cell>
          <table:table-cell office:value-type="date" office:date-value="2021-07-26T00:00:00" table:style-name="ce14">
            <text:p>26.07.2021</text:p>
          </table:table-cell>
          <table:table-cell office:value-type="time" office:time-value="PT18H32M0S" table:style-name="ce16">
            <text:p>18:32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4978" table:style-name="ce5">
            <text:p>4978</text:p>
          </table:table-cell>
          <table:table-cell office:value-type="string" office:string-value="Фонд управления ЖК Сити-Парк" table:formula="of:=VLOOKUP([.E896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96];[Лицевые_счета.A:.G];2;0)" table:style-name="ce6">
            <text:p>Железнодорожная</text:p>
          </table:table-cell>
          <table:table-cell office:value-type="float" office:value="5" table:formula="of:=VLOOKUP([.D896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96" table:style-name="ce4">
            <text:p>896</text:p>
          </table:table-cell>
          <table:table-cell office:value-type="date" office:date-value="2021-07-26T00:00:00" table:style-name="ce14">
            <text:p>26.07.2021</text:p>
          </table:table-cell>
          <table:table-cell office:value-type="time" office:time-value="PT22H24M0S" table:style-name="ce16">
            <text:p>22:24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4863" table:style-name="ce5">
            <text:p>4863</text:p>
          </table:table-cell>
          <table:table-cell office:value-type="string" office:string-value="Фонд управления ЖК Сити-Парк" table:formula="of:=VLOOKUP([.E897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897];[Лицевые_счета.A:.G];2;0)" table:style-name="ce6">
            <text:p>Железнодорожная</text:p>
          </table:table-cell>
          <table:table-cell office:value-type="float" office:value="5" table:formula="of:=VLOOKUP([.D89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897" table:style-name="ce4">
            <text:p>897</text:p>
          </table:table-cell>
          <table:table-cell office:value-type="date" office:date-value="2021-07-27T00:00:00" table:style-name="ce14">
            <text:p>27.07.2021</text:p>
          </table:table-cell>
          <table:table-cell office:value-type="time" office:time-value="PT12H55M0S" table:style-name="ce16">
            <text:p>12:55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4808" table:style-name="ce5">
            <text:p>4808</text:p>
          </table:table-cell>
          <table:table-cell office:value-type="string" office:string-value="Стрела" table:formula="of:=VLOOKUP([.E898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898];[Лицевые_счета.A:.G];2;0)" table:style-name="ce6">
            <text:p>Железнодорожная</text:p>
          </table:table-cell>
          <table:table-cell office:value-type="float" office:value="4" table:formula="of:=VLOOKUP([.D898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898" table:style-name="ce4">
            <text:p>898</text:p>
          </table:table-cell>
          <table:table-cell office:value-type="date" office:date-value="2021-07-28T00:00:00" table:style-name="ce14">
            <text:p>28.07.2021</text:p>
          </table:table-cell>
          <table:table-cell office:value-type="time" office:time-value="PT10H10M0S" table:style-name="ce16">
            <text:p>10:1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4515" table:style-name="ce5">
            <text:p>4515</text:p>
          </table:table-cell>
          <table:table-cell office:value-type="string" office:string-value="Город 1" table:formula="of:=VLOOKUP([.E899];[Управляющие_компании.A:.C];2;0)" table:style-name="ce1">
            <text:p>Город 1</text:p>
          </table:table-cell>
          <table:table-cell office:value-type="string" office:string-value="Гоголя" table:formula="of:=VLOOKUP([.D899];[Лицевые_счета.A:.G];2;0)" table:style-name="ce6">
            <text:p>Гоголя</text:p>
          </table:table-cell>
          <table:table-cell office:value-type="float" office:value="8" table:formula="of:=VLOOKUP([.D899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899" table:style-name="ce4">
            <text:p>899</text:p>
          </table:table-cell>
          <table:table-cell office:value-type="date" office:date-value="2021-07-28T00:00:00" table:style-name="ce14">
            <text:p>28.07.2021</text:p>
          </table:table-cell>
          <table:table-cell office:value-type="time" office:time-value="PT14H18M0S" table:style-name="ce16">
            <text:p>14:18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Оплата</text:p>
          </table:table-cell>
          <table:table-cell office:value-type="float" office:value="2947" table:style-name="ce5">
            <text:p>2947</text:p>
          </table:table-cell>
          <table:table-cell office:value-type="string" office:string-value="СтройЭксКапиталл" table:formula="of:=VLOOKUP([.E900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900];[Лицевые_счета.A:.G];2;0)" table:style-name="ce6">
            <text:p>Гоголя</text:p>
          </table:table-cell>
          <table:table-cell office:value-type="float" office:value="7" table:formula="of:=VLOOKUP([.D900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900" table:style-name="ce4">
            <text:p>900</text:p>
          </table:table-cell>
          <table:table-cell office:value-type="date" office:date-value="2021-07-28T00:00:00" table:style-name="ce14">
            <text:p>28.07.2021</text:p>
          </table:table-cell>
          <table:table-cell office:value-type="time" office:time-value="PT14H36M0S" table:style-name="ce16">
            <text:p>14:36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3055" table:style-name="ce5">
            <text:p>3055</text:p>
          </table:table-cell>
          <table:table-cell office:value-type="string" office:string-value="Фонд управления ЖК Сити-Парк" table:formula="of:=VLOOKUP([.E901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01];[Лицевые_счета.A:.G];2;0)" table:style-name="ce6">
            <text:p>Железнодорожная</text:p>
          </table:table-cell>
          <table:table-cell office:value-type="float" office:value="5" table:formula="of:=VLOOKUP([.D90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01" table:style-name="ce4">
            <text:p>901</text:p>
          </table:table-cell>
          <table:table-cell office:value-type="date" office:date-value="2021-07-28T00:00:00" table:style-name="ce14">
            <text:p>28.07.2021</text:p>
          </table:table-cell>
          <table:table-cell office:value-type="time" office:time-value="PT14H46M0S" table:style-name="ce16">
            <text:p>14:46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6150" table:style-name="ce5">
            <text:p>6150</text:p>
          </table:table-cell>
          <table:table-cell office:value-type="string" office:string-value="Фонд управления ЖК Сити-Парк" table:formula="of:=VLOOKUP([.E902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02];[Лицевые_счета.A:.G];2;0)" table:style-name="ce6">
            <text:p>Железнодорожная</text:p>
          </table:table-cell>
          <table:table-cell office:value-type="float" office:value="5" table:formula="of:=VLOOKUP([.D90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02" table:style-name="ce4">
            <text:p>902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3086" table:style-name="ce5">
            <text:p>3086</text:p>
          </table:table-cell>
          <table:table-cell office:value-type="string" office:string-value="Жилищник" table:formula="of:=VLOOKUP([.E903];[Управляющие_компании.A:.C];2;0)" table:style-name="ce1">
            <text:p>Жилищник</text:p>
          </table:table-cell>
          <table:table-cell office:value-type="string" office:string-value="Волкова" table:formula="of:=VLOOKUP([.D903];[Лицевые_счета.A:.G];2;0)" table:style-name="ce6">
            <text:p>Волкова</text:p>
          </table:table-cell>
          <table:table-cell office:value-type="float" office:value="14" table:formula="of:=VLOOKUP([.D903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903" table:style-name="ce4">
            <text:p>903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Начисление</text:p>
          </table:table-cell>
          <table:table-cell office:value-type="float" office:value="5800" table:style-name="ce5">
            <text:p>5800</text:p>
          </table:table-cell>
          <table:table-cell office:value-type="string" office:string-value="СтройЭксКапиталл" table:formula="of:=VLOOKUP([.E904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904];[Лицевые_счета.A:.G];2;0)" table:style-name="ce6">
            <text:p>Гоголя</text:p>
          </table:table-cell>
          <table:table-cell office:value-type="float" office:value="7" table:formula="of:=VLOOKUP([.D904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904" table:style-name="ce4">
            <text:p>904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Начисление</text:p>
          </table:table-cell>
          <table:table-cell office:value-type="float" office:value="5675" table:style-name="ce5">
            <text:p>5675</text:p>
          </table:table-cell>
          <table:table-cell office:value-type="string" office:string-value="СтройЭксКапиталл" table:formula="of:=VLOOKUP([.E905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905];[Лицевые_счета.A:.G];2;0)" table:style-name="ce6">
            <text:p>Гоголя</text:p>
          </table:table-cell>
          <table:table-cell office:value-type="float" office:value="7" table:formula="of:=VLOOKUP([.D905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905" table:style-name="ce4">
            <text:p>905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Начисление</text:p>
          </table:table-cell>
          <table:table-cell office:value-type="float" office:value="2877" table:style-name="ce5">
            <text:p>2877</text:p>
          </table:table-cell>
          <table:table-cell office:value-type="string" office:string-value="СтройЭксКапиталл" table:formula="of:=VLOOKUP([.E906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906];[Лицевые_счета.A:.G];2;0)" table:style-name="ce6">
            <text:p>Гоголя</text:p>
          </table:table-cell>
          <table:table-cell office:value-type="float" office:value="7" table:formula="of:=VLOOKUP([.D906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906" table:style-name="ce4">
            <text:p>906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Начисление</text:p>
          </table:table-cell>
          <table:table-cell office:value-type="float" office:value="3992" table:style-name="ce5">
            <text:p>3992</text:p>
          </table:table-cell>
          <table:table-cell office:value-type="string" office:string-value="СтройЭксКапиталл" table:formula="of:=VLOOKUP([.E907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907];[Лицевые_счета.A:.G];2;0)" table:style-name="ce6">
            <text:p>Гоголя</text:p>
          </table:table-cell>
          <table:table-cell office:value-type="float" office:value="7" table:formula="of:=VLOOKUP([.D907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907" table:style-name="ce4">
            <text:p>907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Начисление</text:p>
          </table:table-cell>
          <table:table-cell office:value-type="float" office:value="4514" table:style-name="ce5">
            <text:p>4514</text:p>
          </table:table-cell>
          <table:table-cell office:value-type="string" office:string-value="СтройЭксКапиталл" table:formula="of:=VLOOKUP([.E908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908];[Лицевые_счета.A:.G];2;0)" table:style-name="ce6">
            <text:p>Гоголя</text:p>
          </table:table-cell>
          <table:table-cell office:value-type="float" office:value="7" table:formula="of:=VLOOKUP([.D908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908" table:style-name="ce4">
            <text:p>908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4842" table:style-name="ce5">
            <text:p>4842</text:p>
          </table:table-cell>
          <table:table-cell office:value-type="string" office:string-value="Город 1" table:formula="of:=VLOOKUP([.E909];[Управляющие_компании.A:.C];2;0)" table:style-name="ce1">
            <text:p>Город 1</text:p>
          </table:table-cell>
          <table:table-cell office:value-type="string" office:string-value="Гоголя" table:formula="of:=VLOOKUP([.D909];[Лицевые_счета.A:.G];2;0)" table:style-name="ce6">
            <text:p>Гоголя</text:p>
          </table:table-cell>
          <table:table-cell office:value-type="float" office:value="8" table:formula="of:=VLOOKUP([.D909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909" table:style-name="ce4">
            <text:p>909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6586" table:style-name="ce5">
            <text:p>6586</text:p>
          </table:table-cell>
          <table:table-cell office:value-type="string" office:string-value="Город 1" table:formula="of:=VLOOKUP([.E910];[Управляющие_компании.A:.C];2;0)" table:style-name="ce1">
            <text:p>Город 1</text:p>
          </table:table-cell>
          <table:table-cell office:value-type="string" office:string-value="Гоголя" table:formula="of:=VLOOKUP([.D910];[Лицевые_счета.A:.G];2;0)" table:style-name="ce6">
            <text:p>Гоголя</text:p>
          </table:table-cell>
          <table:table-cell office:value-type="float" office:value="8" table:formula="of:=VLOOKUP([.D910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910" table:style-name="ce4">
            <text:p>910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5588" table:style-name="ce5">
            <text:p>5588</text:p>
          </table:table-cell>
          <table:table-cell office:value-type="string" office:string-value="Город 1" table:formula="of:=VLOOKUP([.E911];[Управляющие_компании.A:.C];2;0)" table:style-name="ce1">
            <text:p>Город 1</text:p>
          </table:table-cell>
          <table:table-cell office:value-type="string" office:string-value="Гоголя" table:formula="of:=VLOOKUP([.D911];[Лицевые_счета.A:.G];2;0)" table:style-name="ce6">
            <text:p>Гоголя</text:p>
          </table:table-cell>
          <table:table-cell office:value-type="float" office:value="8" table:formula="of:=VLOOKUP([.D911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911" table:style-name="ce4">
            <text:p>911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5658" table:style-name="ce5">
            <text:p>5658</text:p>
          </table:table-cell>
          <table:table-cell office:value-type="string" office:string-value="Город 1" table:formula="of:=VLOOKUP([.E912];[Управляющие_компании.A:.C];2;0)" table:style-name="ce1">
            <text:p>Город 1</text:p>
          </table:table-cell>
          <table:table-cell office:value-type="string" office:string-value="Гоголя" table:formula="of:=VLOOKUP([.D912];[Лицевые_счета.A:.G];2;0)" table:style-name="ce6">
            <text:p>Гоголя</text:p>
          </table:table-cell>
          <table:table-cell office:value-type="float" office:value="8" table:formula="of:=VLOOKUP([.D912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912" table:style-name="ce4">
            <text:p>912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2921" table:style-name="ce5">
            <text:p>2921</text:p>
          </table:table-cell>
          <table:table-cell office:value-type="string" office:string-value="Город 1" table:formula="of:=VLOOKUP([.E913];[Управляющие_компании.A:.C];2;0)" table:style-name="ce1">
            <text:p>Город 1</text:p>
          </table:table-cell>
          <table:table-cell office:value-type="string" office:string-value="Гоголя" table:formula="of:=VLOOKUP([.D913];[Лицевые_счета.A:.G];2;0)" table:style-name="ce6">
            <text:p>Гоголя</text:p>
          </table:table-cell>
          <table:table-cell office:value-type="float" office:value="8" table:formula="of:=VLOOKUP([.D913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913" table:style-name="ce4">
            <text:p>913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2989" table:style-name="ce5">
            <text:p>2989</text:p>
          </table:table-cell>
          <table:table-cell office:value-type="string" office:string-value="Жилищник" table:formula="of:=VLOOKUP([.E914];[Управляющие_компании.A:.C];2;0)" table:style-name="ce1">
            <text:p>Жилищник</text:p>
          </table:table-cell>
          <table:table-cell office:value-type="string" office:string-value="Волкова" table:formula="of:=VLOOKUP([.D914];[Лицевые_счета.A:.G];2;0)" table:style-name="ce6">
            <text:p>Волкова</text:p>
          </table:table-cell>
          <table:table-cell office:value-type="float" office:value="14" table:formula="of:=VLOOKUP([.D914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914" table:style-name="ce4">
            <text:p>914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4625" table:style-name="ce5">
            <text:p>4625</text:p>
          </table:table-cell>
          <table:table-cell office:value-type="string" office:string-value="Город 1" table:formula="of:=VLOOKUP([.E915];[Управляющие_компании.A:.C];2;0)" table:style-name="ce1">
            <text:p>Город 1</text:p>
          </table:table-cell>
          <table:table-cell office:value-type="string" office:string-value="Гоголя" table:formula="of:=VLOOKUP([.D915];[Лицевые_счета.A:.G];2;0)" table:style-name="ce6">
            <text:p>Гоголя</text:p>
          </table:table-cell>
          <table:table-cell office:value-type="float" office:value="8" table:formula="of:=VLOOKUP([.D915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915" table:style-name="ce4">
            <text:p>915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6631" table:style-name="ce5">
            <text:p>6631</text:p>
          </table:table-cell>
          <table:table-cell office:value-type="string" office:string-value="Город 1" table:formula="of:=VLOOKUP([.E916];[Управляющие_компании.A:.C];2;0)" table:style-name="ce1">
            <text:p>Город 1</text:p>
          </table:table-cell>
          <table:table-cell office:value-type="string" office:string-value="Гоголя" table:formula="of:=VLOOKUP([.D916];[Лицевые_счета.A:.G];2;0)" table:style-name="ce6">
            <text:p>Гоголя</text:p>
          </table:table-cell>
          <table:table-cell office:value-type="float" office:value="8" table:formula="of:=VLOOKUP([.D916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916" table:style-name="ce4">
            <text:p>916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3296" table:style-name="ce5">
            <text:p>3296</text:p>
          </table:table-cell>
          <table:table-cell office:value-type="string" office:string-value="Стрела" table:formula="of:=VLOOKUP([.E917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917];[Лицевые_счета.A:.G];2;0)" table:style-name="ce6">
            <text:p>Железнодорожная</text:p>
          </table:table-cell>
          <table:table-cell office:value-type="float" office:value="4" table:formula="of:=VLOOKUP([.D917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917" table:style-name="ce4">
            <text:p>917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5993" table:style-name="ce5">
            <text:p>5993</text:p>
          </table:table-cell>
          <table:table-cell office:value-type="string" office:string-value="Стрела" table:formula="of:=VLOOKUP([.E918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918];[Лицевые_счета.A:.G];2;0)" table:style-name="ce6">
            <text:p>Железнодорожная</text:p>
          </table:table-cell>
          <table:table-cell office:value-type="float" office:value="4" table:formula="of:=VLOOKUP([.D918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918" table:style-name="ce4">
            <text:p>918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4813" table:style-name="ce5">
            <text:p>4813</text:p>
          </table:table-cell>
          <table:table-cell office:value-type="string" office:string-value="Стрела" table:formula="of:=VLOOKUP([.E919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919];[Лицевые_счета.A:.G];2;0)" table:style-name="ce6">
            <text:p>Железнодорожная</text:p>
          </table:table-cell>
          <table:table-cell office:value-type="float" office:value="4" table:formula="of:=VLOOKUP([.D919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919" table:style-name="ce4">
            <text:p>919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3416" table:style-name="ce5">
            <text:p>3416</text:p>
          </table:table-cell>
          <table:table-cell office:value-type="string" office:string-value="Стрела" table:formula="of:=VLOOKUP([.E920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920];[Лицевые_счета.A:.G];2;0)" table:style-name="ce6">
            <text:p>Железнодорожная</text:p>
          </table:table-cell>
          <table:table-cell office:value-type="float" office:value="4" table:formula="of:=VLOOKUP([.D920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920" table:style-name="ce4">
            <text:p>920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4093" table:style-name="ce5">
            <text:p>4093</text:p>
          </table:table-cell>
          <table:table-cell office:value-type="string" office:string-value="Стрела" table:formula="of:=VLOOKUP([.E921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921];[Лицевые_счета.A:.G];2;0)" table:style-name="ce6">
            <text:p>Железнодорожная</text:p>
          </table:table-cell>
          <table:table-cell office:value-type="float" office:value="4" table:formula="of:=VLOOKUP([.D921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921" table:style-name="ce4">
            <text:p>921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3670" table:style-name="ce5">
            <text:p>3670</text:p>
          </table:table-cell>
          <table:table-cell office:value-type="string" office:string-value="Стрела" table:formula="of:=VLOOKUP([.E922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922];[Лицевые_счета.A:.G];2;0)" table:style-name="ce6">
            <text:p>Железнодорожная</text:p>
          </table:table-cell>
          <table:table-cell office:value-type="float" office:value="4" table:formula="of:=VLOOKUP([.D922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922" table:style-name="ce4">
            <text:p>922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4984" table:style-name="ce5">
            <text:p>4984</text:p>
          </table:table-cell>
          <table:table-cell office:value-type="string" office:string-value="Фонд управления ЖК Сити-Парк" table:formula="of:=VLOOKUP([.E923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23];[Лицевые_счета.A:.G];2;0)" table:style-name="ce6">
            <text:p>Железнодорожная</text:p>
          </table:table-cell>
          <table:table-cell office:value-type="float" office:value="5" table:formula="of:=VLOOKUP([.D92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23" table:style-name="ce4">
            <text:p>923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2937" table:style-name="ce5">
            <text:p>2937</text:p>
          </table:table-cell>
          <table:table-cell office:value-type="string" office:string-value="Фонд управления ЖК Сити-Парк" table:formula="of:=VLOOKUP([.E924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24];[Лицевые_счета.A:.G];2;0)" table:style-name="ce6">
            <text:p>Железнодорожная</text:p>
          </table:table-cell>
          <table:table-cell office:value-type="float" office:value="5" table:formula="of:=VLOOKUP([.D92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24" table:style-name="ce4">
            <text:p>924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4267" table:style-name="ce5">
            <text:p>4267</text:p>
          </table:table-cell>
          <table:table-cell office:value-type="string" office:string-value="Жилищник" table:formula="of:=VLOOKUP([.E925];[Управляющие_компании.A:.C];2;0)" table:style-name="ce1">
            <text:p>Жилищник</text:p>
          </table:table-cell>
          <table:table-cell office:value-type="string" office:string-value="Волкова" table:formula="of:=VLOOKUP([.D925];[Лицевые_счета.A:.G];2;0)" table:style-name="ce6">
            <text:p>Волкова</text:p>
          </table:table-cell>
          <table:table-cell office:value-type="float" office:value="14" table:formula="of:=VLOOKUP([.D925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925" table:style-name="ce4">
            <text:p>925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5514" table:style-name="ce5">
            <text:p>5514</text:p>
          </table:table-cell>
          <table:table-cell office:value-type="string" office:string-value="Фонд управления ЖК Сити-Парк" table:formula="of:=VLOOKUP([.E926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26];[Лицевые_счета.A:.G];2;0)" table:style-name="ce6">
            <text:p>Железнодорожная</text:p>
          </table:table-cell>
          <table:table-cell office:value-type="float" office:value="5" table:formula="of:=VLOOKUP([.D926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26" table:style-name="ce4">
            <text:p>926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3100" table:style-name="ce5">
            <text:p>3100</text:p>
          </table:table-cell>
          <table:table-cell office:value-type="string" office:string-value="Фонд управления ЖК Сити-Парк" table:formula="of:=VLOOKUP([.E927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27];[Лицевые_счета.A:.G];2;0)" table:style-name="ce6">
            <text:p>Железнодорожная</text:p>
          </table:table-cell>
          <table:table-cell office:value-type="float" office:value="5" table:formula="of:=VLOOKUP([.D92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27" table:style-name="ce4">
            <text:p>927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5109" table:style-name="ce5">
            <text:p>5109</text:p>
          </table:table-cell>
          <table:table-cell office:value-type="string" office:string-value="Фонд управления ЖК Сити-Парк" table:formula="of:=VLOOKUP([.E928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28];[Лицевые_счета.A:.G];2;0)" table:style-name="ce6">
            <text:p>Железнодорожная</text:p>
          </table:table-cell>
          <table:table-cell office:value-type="float" office:value="5" table:formula="of:=VLOOKUP([.D92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28" table:style-name="ce4">
            <text:p>928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3275" table:style-name="ce5">
            <text:p>3275</text:p>
          </table:table-cell>
          <table:table-cell office:value-type="string" office:string-value="Фонд управления ЖК Сити-Парк" table:formula="of:=VLOOKUP([.E929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29];[Лицевые_счета.A:.G];2;0)" table:style-name="ce6">
            <text:p>Железнодорожная</text:p>
          </table:table-cell>
          <table:table-cell office:value-type="float" office:value="5" table:formula="of:=VLOOKUP([.D92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29" table:style-name="ce4">
            <text:p>929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3093" table:style-name="ce5">
            <text:p>3093</text:p>
          </table:table-cell>
          <table:table-cell office:value-type="string" office:string-value="Фонд управления ЖК Сити-Парк" table:formula="of:=VLOOKUP([.E930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30];[Лицевые_счета.A:.G];2;0)" table:style-name="ce6">
            <text:p>Железнодорожная</text:p>
          </table:table-cell>
          <table:table-cell office:value-type="float" office:value="5" table:formula="of:=VLOOKUP([.D93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30" table:style-name="ce4">
            <text:p>930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4281" table:style-name="ce5">
            <text:p>4281</text:p>
          </table:table-cell>
          <table:table-cell office:value-type="string" office:string-value="Фонд управления ЖК Сити-Парк" table:formula="of:=VLOOKUP([.E931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31];[Лицевые_счета.A:.G];2;0)" table:style-name="ce6">
            <text:p>Железнодорожная</text:p>
          </table:table-cell>
          <table:table-cell office:value-type="float" office:value="5" table:formula="of:=VLOOKUP([.D93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31" table:style-name="ce4">
            <text:p>931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5599" table:style-name="ce5">
            <text:p>5599</text:p>
          </table:table-cell>
          <table:table-cell office:value-type="string" office:string-value="Фонд управления ЖК Сити-Парк" table:formula="of:=VLOOKUP([.E932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32];[Лицевые_счета.A:.G];2;0)" table:style-name="ce6">
            <text:p>Железнодорожная</text:p>
          </table:table-cell>
          <table:table-cell office:value-type="float" office:value="5" table:formula="of:=VLOOKUP([.D93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32" table:style-name="ce4">
            <text:p>932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4906" table:style-name="ce5">
            <text:p>4906</text:p>
          </table:table-cell>
          <table:table-cell office:value-type="string" office:string-value="Фонд управления ЖК Сити-Парк" table:formula="of:=VLOOKUP([.E933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33];[Лицевые_счета.A:.G];2;0)" table:style-name="ce6">
            <text:p>Железнодорожная</text:p>
          </table:table-cell>
          <table:table-cell office:value-type="float" office:value="5" table:formula="of:=VLOOKUP([.D93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33" table:style-name="ce4">
            <text:p>933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3803" table:style-name="ce5">
            <text:p>3803</text:p>
          </table:table-cell>
          <table:table-cell office:value-type="string" office:string-value="Фонд управления ЖК Сити-Парк" table:formula="of:=VLOOKUP([.E934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34];[Лицевые_счета.A:.G];2;0)" table:style-name="ce6">
            <text:p>Железнодорожная</text:p>
          </table:table-cell>
          <table:table-cell office:value-type="float" office:value="5" table:formula="of:=VLOOKUP([.D93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34" table:style-name="ce4">
            <text:p>934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3580" table:style-name="ce5">
            <text:p>3580</text:p>
          </table:table-cell>
          <table:table-cell office:value-type="string" office:string-value="Фонд управления ЖК Сити-Парк" table:formula="of:=VLOOKUP([.E935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35];[Лицевые_счета.A:.G];2;0)" table:style-name="ce6">
            <text:p>Железнодорожная</text:p>
          </table:table-cell>
          <table:table-cell office:value-type="float" office:value="5" table:formula="of:=VLOOKUP([.D93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35" table:style-name="ce4">
            <text:p>935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3165" table:style-name="ce5">
            <text:p>3165</text:p>
          </table:table-cell>
          <table:table-cell office:value-type="string" office:string-value="Жилищник" table:formula="of:=VLOOKUP([.E936];[Управляющие_компании.A:.C];2;0)" table:style-name="ce1">
            <text:p>Жилищник</text:p>
          </table:table-cell>
          <table:table-cell office:value-type="string" office:string-value="Волкова" table:formula="of:=VLOOKUP([.D936];[Лицевые_счета.A:.G];2;0)" table:style-name="ce6">
            <text:p>Волкова</text:p>
          </table:table-cell>
          <table:table-cell office:value-type="float" office:value="14" table:formula="of:=VLOOKUP([.D936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936" table:style-name="ce4">
            <text:p>936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5535" table:style-name="ce5">
            <text:p>5535</text:p>
          </table:table-cell>
          <table:table-cell office:value-type="string" office:string-value="Фонд управления ЖК Сити-Парк" table:formula="of:=VLOOKUP([.E937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37];[Лицевые_счета.A:.G];2;0)" table:style-name="ce6">
            <text:p>Железнодорожная</text:p>
          </table:table-cell>
          <table:table-cell office:value-type="float" office:value="5" table:formula="of:=VLOOKUP([.D93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37" table:style-name="ce4">
            <text:p>937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3235" table:style-name="ce5">
            <text:p>3235</text:p>
          </table:table-cell>
          <table:table-cell office:value-type="string" office:string-value="Фонд управления ЖК Сити-Парк" table:formula="of:=VLOOKUP([.E938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38];[Лицевые_счета.A:.G];2;0)" table:style-name="ce6">
            <text:p>Железнодорожная</text:p>
          </table:table-cell>
          <table:table-cell office:value-type="float" office:value="5" table:formula="of:=VLOOKUP([.D93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38" table:style-name="ce4">
            <text:p>938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3260" table:style-name="ce5">
            <text:p>3260</text:p>
          </table:table-cell>
          <table:table-cell office:value-type="string" office:string-value="Фонд управления ЖК Сити-Парк" table:formula="of:=VLOOKUP([.E939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39];[Лицевые_счета.A:.G];2;0)" table:style-name="ce6">
            <text:p>Железнодорожная</text:p>
          </table:table-cell>
          <table:table-cell office:value-type="float" office:value="5" table:formula="of:=VLOOKUP([.D93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39" table:style-name="ce4">
            <text:p>939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5092" table:style-name="ce5">
            <text:p>5092</text:p>
          </table:table-cell>
          <table:table-cell office:value-type="string" office:string-value="Фонд управления ЖК Сити-Парк" table:formula="of:=VLOOKUP([.E940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40];[Лицевые_счета.A:.G];2;0)" table:style-name="ce6">
            <text:p>Железнодорожная</text:p>
          </table:table-cell>
          <table:table-cell office:value-type="float" office:value="5" table:formula="of:=VLOOKUP([.D94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40" table:style-name="ce4">
            <text:p>940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3942" table:style-name="ce5">
            <text:p>3942</text:p>
          </table:table-cell>
          <table:table-cell office:value-type="string" office:string-value="Фонд управления ЖК Сити-Парк" table:formula="of:=VLOOKUP([.E941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41];[Лицевые_счета.A:.G];2;0)" table:style-name="ce6">
            <text:p>Железнодорожная</text:p>
          </table:table-cell>
          <table:table-cell office:value-type="float" office:value="5" table:formula="of:=VLOOKUP([.D94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41" table:style-name="ce4">
            <text:p>941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4530" table:style-name="ce5">
            <text:p>4530</text:p>
          </table:table-cell>
          <table:table-cell office:value-type="string" office:string-value="Фонд управления ЖК Сити-Парк" table:formula="of:=VLOOKUP([.E942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42];[Лицевые_счета.A:.G];2;0)" table:style-name="ce6">
            <text:p>Железнодорожная</text:p>
          </table:table-cell>
          <table:table-cell office:value-type="float" office:value="5" table:formula="of:=VLOOKUP([.D94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42" table:style-name="ce4">
            <text:p>942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3317" table:style-name="ce5">
            <text:p>3317</text:p>
          </table:table-cell>
          <table:table-cell office:value-type="string" office:string-value="Фонд управления ЖК Сити-Парк" table:formula="of:=VLOOKUP([.E943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43];[Лицевые_счета.A:.G];2;0)" table:style-name="ce6">
            <text:p>Железнодорожная</text:p>
          </table:table-cell>
          <table:table-cell office:value-type="float" office:value="5" table:formula="of:=VLOOKUP([.D94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43" table:style-name="ce4">
            <text:p>943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6267" table:style-name="ce5">
            <text:p>6267</text:p>
          </table:table-cell>
          <table:table-cell office:value-type="string" office:string-value="Фонд управления ЖК Сити-Парк" table:formula="of:=VLOOKUP([.E944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44];[Лицевые_счета.A:.G];2;0)" table:style-name="ce6">
            <text:p>Железнодорожная</text:p>
          </table:table-cell>
          <table:table-cell office:value-type="float" office:value="5" table:formula="of:=VLOOKUP([.D94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44" table:style-name="ce4">
            <text:p>944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3004" table:style-name="ce5">
            <text:p>3004</text:p>
          </table:table-cell>
          <table:table-cell office:value-type="string" office:string-value="Фонд управления ЖК Сити-Парк" table:formula="of:=VLOOKUP([.E945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45];[Лицевые_счета.A:.G];2;0)" table:style-name="ce6">
            <text:p>Железнодорожная</text:p>
          </table:table-cell>
          <table:table-cell office:value-type="float" office:value="5" table:formula="of:=VLOOKUP([.D94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45" table:style-name="ce4">
            <text:p>945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4087" table:style-name="ce5">
            <text:p>4087</text:p>
          </table:table-cell>
          <table:table-cell office:value-type="string" office:string-value="Фонд управления ЖК Сити-Парк" table:formula="of:=VLOOKUP([.E946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46];[Лицевые_счета.A:.G];2;0)" table:style-name="ce6">
            <text:p>Железнодорожная</text:p>
          </table:table-cell>
          <table:table-cell office:value-type="float" office:value="5" table:formula="of:=VLOOKUP([.D946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46" table:style-name="ce4">
            <text:p>946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6281" table:style-name="ce5">
            <text:p>6281</text:p>
          </table:table-cell>
          <table:table-cell office:value-type="string" office:string-value="Жилищник" table:formula="of:=VLOOKUP([.E947];[Управляющие_компании.A:.C];2;0)" table:style-name="ce1">
            <text:p>Жилищник</text:p>
          </table:table-cell>
          <table:table-cell office:value-type="string" office:string-value="Волкова" table:formula="of:=VLOOKUP([.D947];[Лицевые_счета.A:.G];2;0)" table:style-name="ce6">
            <text:p>Волкова</text:p>
          </table:table-cell>
          <table:table-cell office:value-type="float" office:value="14" table:formula="of:=VLOOKUP([.D947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947" table:style-name="ce4">
            <text:p>947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5582" table:style-name="ce5">
            <text:p>5582</text:p>
          </table:table-cell>
          <table:table-cell office:value-type="string" office:string-value="Фонд управления ЖК Сити-Парк" table:formula="of:=VLOOKUP([.E948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48];[Лицевые_счета.A:.G];2;0)" table:style-name="ce6">
            <text:p>Железнодорожная</text:p>
          </table:table-cell>
          <table:table-cell office:value-type="float" office:value="5" table:formula="of:=VLOOKUP([.D94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48" table:style-name="ce4">
            <text:p>948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4959" table:style-name="ce5">
            <text:p>4959</text:p>
          </table:table-cell>
          <table:table-cell office:value-type="string" office:string-value="Фонд управления ЖК Сити-Парк" table:formula="of:=VLOOKUP([.E949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49];[Лицевые_счета.A:.G];2;0)" table:style-name="ce6">
            <text:p>Железнодорожная</text:p>
          </table:table-cell>
          <table:table-cell office:value-type="float" office:value="5" table:formula="of:=VLOOKUP([.D94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49" table:style-name="ce4">
            <text:p>949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4862" table:style-name="ce5">
            <text:p>4862</text:p>
          </table:table-cell>
          <table:table-cell office:value-type="string" office:string-value="Фонд управления ЖК Сити-Парк" table:formula="of:=VLOOKUP([.E950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50];[Лицевые_счета.A:.G];2;0)" table:style-name="ce6">
            <text:p>Железнодорожная</text:p>
          </table:table-cell>
          <table:table-cell office:value-type="float" office:value="5" table:formula="of:=VLOOKUP([.D95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50" table:style-name="ce4">
            <text:p>950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6462" table:style-name="ce5">
            <text:p>6462</text:p>
          </table:table-cell>
          <table:table-cell office:value-type="string" office:string-value="Фонд управления ЖК Сити-Парк" table:formula="of:=VLOOKUP([.E951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51];[Лицевые_счета.A:.G];2;0)" table:style-name="ce6">
            <text:p>Железнодорожная</text:p>
          </table:table-cell>
          <table:table-cell office:value-type="float" office:value="5" table:formula="of:=VLOOKUP([.D95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51" table:style-name="ce4">
            <text:p>951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5403" table:style-name="ce5">
            <text:p>5403</text:p>
          </table:table-cell>
          <table:table-cell office:value-type="string" office:string-value="Фонд управления ЖК Сити-Парк" table:formula="of:=VLOOKUP([.E952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52];[Лицевые_счета.A:.G];2;0)" table:style-name="ce6">
            <text:p>Железнодорожная</text:p>
          </table:table-cell>
          <table:table-cell office:value-type="float" office:value="5" table:formula="of:=VLOOKUP([.D95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52" table:style-name="ce4">
            <text:p>952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4685" table:style-name="ce5">
            <text:p>4685</text:p>
          </table:table-cell>
          <table:table-cell office:value-type="string" office:string-value="Фонд управления ЖК Сити-Парк" table:formula="of:=VLOOKUP([.E953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53];[Лицевые_счета.A:.G];2;0)" table:style-name="ce6">
            <text:p>Железнодорожная</text:p>
          </table:table-cell>
          <table:table-cell office:value-type="float" office:value="5" table:formula="of:=VLOOKUP([.D95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53" table:style-name="ce4">
            <text:p>953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4145" table:style-name="ce5">
            <text:p>4145</text:p>
          </table:table-cell>
          <table:table-cell office:value-type="string" office:string-value="Жилищник" table:formula="of:=VLOOKUP([.E954];[Управляющие_компании.A:.C];2;0)" table:style-name="ce1">
            <text:p>Жилищник</text:p>
          </table:table-cell>
          <table:table-cell office:value-type="string" office:string-value="Пушкина" table:formula="of:=VLOOKUP([.D954];[Лицевые_счета.A:.G];2;0)" table:style-name="ce6">
            <text:p>Пушкина</text:p>
          </table:table-cell>
          <table:table-cell office:value-type="float" office:value="2" table:formula="of:=VLOOKUP([.D954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954" table:style-name="ce4">
            <text:p>954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4110" table:style-name="ce5">
            <text:p>4110</text:p>
          </table:table-cell>
          <table:table-cell office:value-type="string" office:string-value="Жилищник" table:formula="of:=VLOOKUP([.E955];[Управляющие_компании.A:.C];2;0)" table:style-name="ce1">
            <text:p>Жилищник</text:p>
          </table:table-cell>
          <table:table-cell office:value-type="string" office:string-value="Пушкина" table:formula="of:=VLOOKUP([.D955];[Лицевые_счета.A:.G];2;0)" table:style-name="ce6">
            <text:p>Пушкина</text:p>
          </table:table-cell>
          <table:table-cell office:value-type="float" office:value="2" table:formula="of:=VLOOKUP([.D955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955" table:style-name="ce4">
            <text:p>955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4058" table:style-name="ce5">
            <text:p>4058</text:p>
          </table:table-cell>
          <table:table-cell office:value-type="string" office:string-value="Жилищник" table:formula="of:=VLOOKUP([.E956];[Управляющие_компании.A:.C];2;0)" table:style-name="ce1">
            <text:p>Жилищник</text:p>
          </table:table-cell>
          <table:table-cell office:value-type="string" office:string-value="Пушкина" table:formula="of:=VLOOKUP([.D956];[Лицевые_счета.A:.G];2;0)" table:style-name="ce6">
            <text:p>Пушкина</text:p>
          </table:table-cell>
          <table:table-cell office:value-type="float" office:value="2" table:formula="of:=VLOOKUP([.D956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956" table:style-name="ce4">
            <text:p>956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4909" table:style-name="ce5">
            <text:p>4909</text:p>
          </table:table-cell>
          <table:table-cell office:value-type="string" office:string-value="Жилищник" table:formula="of:=VLOOKUP([.E957];[Управляющие_компании.A:.C];2;0)" table:style-name="ce1">
            <text:p>Жилищник</text:p>
          </table:table-cell>
          <table:table-cell office:value-type="string" office:string-value="Пушкина" table:formula="of:=VLOOKUP([.D957];[Лицевые_счета.A:.G];2;0)" table:style-name="ce6">
            <text:p>Пушкина</text:p>
          </table:table-cell>
          <table:table-cell office:value-type="float" office:value="2" table:formula="of:=VLOOKUP([.D957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957" table:style-name="ce4">
            <text:p>957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5544" table:style-name="ce5">
            <text:p>5544</text:p>
          </table:table-cell>
          <table:table-cell office:value-type="string" office:string-value="Жилищник" table:formula="of:=VLOOKUP([.E958];[Управляющие_компании.A:.C];2;0)" table:style-name="ce1">
            <text:p>Жилищник</text:p>
          </table:table-cell>
          <table:table-cell office:value-type="string" office:string-value="Волкова" table:formula="of:=VLOOKUP([.D958];[Лицевые_счета.A:.G];2;0)" table:style-name="ce6">
            <text:p>Волкова</text:p>
          </table:table-cell>
          <table:table-cell office:value-type="float" office:value="14" table:formula="of:=VLOOKUP([.D958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958" table:style-name="ce4">
            <text:p>958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3306" table:style-name="ce5">
            <text:p>3306</text:p>
          </table:table-cell>
          <table:table-cell office:value-type="string" office:string-value="Жилищник" table:formula="of:=VLOOKUP([.E959];[Управляющие_компании.A:.C];2;0)" table:style-name="ce1">
            <text:p>Жилищник</text:p>
          </table:table-cell>
          <table:table-cell office:value-type="string" office:string-value="Пушкина" table:formula="of:=VLOOKUP([.D959];[Лицевые_счета.A:.G];2;0)" table:style-name="ce6">
            <text:p>Пушкина</text:p>
          </table:table-cell>
          <table:table-cell office:value-type="float" office:value="2" table:formula="of:=VLOOKUP([.D959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959" table:style-name="ce4">
            <text:p>959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6575" table:style-name="ce5">
            <text:p>6575</text:p>
          </table:table-cell>
          <table:table-cell office:value-type="string" office:string-value="Жилищник" table:formula="of:=VLOOKUP([.E960];[Управляющие_компании.A:.C];2;0)" table:style-name="ce1">
            <text:p>Жилищник</text:p>
          </table:table-cell>
          <table:table-cell office:value-type="string" office:string-value="Пушкина" table:formula="of:=VLOOKUP([.D960];[Лицевые_счета.A:.G];2;0)" table:style-name="ce6">
            <text:p>Пушкина</text:p>
          </table:table-cell>
          <table:table-cell office:value-type="float" office:value="2" table:formula="of:=VLOOKUP([.D960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960" table:style-name="ce4">
            <text:p>960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6300" table:style-name="ce5">
            <text:p>6300</text:p>
          </table:table-cell>
          <table:table-cell office:value-type="string" office:string-value="Жилищник" table:formula="of:=VLOOKUP([.E961];[Управляющие_компании.A:.C];2;0)" table:style-name="ce1">
            <text:p>Жилищник</text:p>
          </table:table-cell>
          <table:table-cell office:value-type="string" office:string-value="Пушкина" table:formula="of:=VLOOKUP([.D961];[Лицевые_счета.A:.G];2;0)" table:style-name="ce6">
            <text:p>Пушкина</text:p>
          </table:table-cell>
          <table:table-cell office:value-type="float" office:value="2" table:formula="of:=VLOOKUP([.D961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961" table:style-name="ce4">
            <text:p>961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5558" table:style-name="ce5">
            <text:p>5558</text:p>
          </table:table-cell>
          <table:table-cell office:value-type="string" office:string-value="Жилищник" table:formula="of:=VLOOKUP([.E962];[Управляющие_компании.A:.C];2;0)" table:style-name="ce1">
            <text:p>Жилищник</text:p>
          </table:table-cell>
          <table:table-cell office:value-type="string" office:string-value="Пушкина" table:formula="of:=VLOOKUP([.D962];[Лицевые_счета.A:.G];2;0)" table:style-name="ce6">
            <text:p>Пушкина</text:p>
          </table:table-cell>
          <table:table-cell office:value-type="float" office:value="2" table:formula="of:=VLOOKUP([.D962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962" table:style-name="ce4">
            <text:p>962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5905" table:style-name="ce5">
            <text:p>5905</text:p>
          </table:table-cell>
          <table:table-cell office:value-type="string" office:string-value="Жилищник" table:formula="of:=VLOOKUP([.E963];[Управляющие_компании.A:.C];2;0)" table:style-name="ce1">
            <text:p>Жилищник</text:p>
          </table:table-cell>
          <table:table-cell office:value-type="string" office:string-value="Пушкина" table:formula="of:=VLOOKUP([.D963];[Лицевые_счета.A:.G];2;0)" table:style-name="ce6">
            <text:p>Пушкина</text:p>
          </table:table-cell>
          <table:table-cell office:value-type="float" office:value="2" table:formula="of:=VLOOKUP([.D963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963" table:style-name="ce4">
            <text:p>963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3430" table:style-name="ce5">
            <text:p>3430</text:p>
          </table:table-cell>
          <table:table-cell office:value-type="string" office:string-value="Жилищник" table:formula="of:=VLOOKUP([.E964];[Управляющие_компании.A:.C];2;0)" table:style-name="ce1">
            <text:p>Жилищник</text:p>
          </table:table-cell>
          <table:table-cell office:value-type="string" office:string-value="Пушкина" table:formula="of:=VLOOKUP([.D964];[Лицевые_счета.A:.G];2;0)" table:style-name="ce6">
            <text:p>Пушкина</text:p>
          </table:table-cell>
          <table:table-cell office:value-type="float" office:value="2" table:formula="of:=VLOOKUP([.D964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964" table:style-name="ce4">
            <text:p>964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Начисление</text:p>
          </table:table-cell>
          <table:table-cell office:value-type="float" office:value="5393" table:style-name="ce5">
            <text:p>5393</text:p>
          </table:table-cell>
          <table:table-cell office:value-type="string" office:string-value="СтройЭксКапиталл" table:formula="of:=VLOOKUP([.E965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965];[Лицевые_счета.A:.G];2;0)" table:style-name="ce6">
            <text:p>Гоголя</text:p>
          </table:table-cell>
          <table:table-cell office:value-type="float" office:value="7" table:formula="of:=VLOOKUP([.D965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965" table:style-name="ce4">
            <text:p>965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Начисление</text:p>
          </table:table-cell>
          <table:table-cell office:value-type="float" office:value="5559" table:style-name="ce5">
            <text:p>5559</text:p>
          </table:table-cell>
          <table:table-cell office:value-type="string" office:string-value="СтройЭксКапиталл" table:formula="of:=VLOOKUP([.E966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966];[Лицевые_счета.A:.G];2;0)" table:style-name="ce6">
            <text:p>Гоголя</text:p>
          </table:table-cell>
          <table:table-cell office:value-type="float" office:value="7" table:formula="of:=VLOOKUP([.D966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966" table:style-name="ce4">
            <text:p>966</text:p>
          </table:table-cell>
          <table:table-cell office:value-type="date" office:date-value="2021-08-01T00:00:00" table:style-name="ce14">
            <text:p>01.08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Начисление</text:p>
          </table:table-cell>
          <table:table-cell office:value-type="float" office:value="4097" table:style-name="ce5">
            <text:p>4097</text:p>
          </table:table-cell>
          <table:table-cell office:value-type="string" office:string-value="СтройЭксКапиталл" table:formula="of:=VLOOKUP([.E967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967];[Лицевые_счета.A:.G];2;0)" table:style-name="ce6">
            <text:p>Гоголя</text:p>
          </table:table-cell>
          <table:table-cell office:value-type="float" office:value="7" table:formula="of:=VLOOKUP([.D967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967" table:style-name="ce4">
            <text:p>967</text:p>
          </table:table-cell>
          <table:table-cell office:value-type="date" office:date-value="2021-08-02T00:00:00" table:style-name="ce14">
            <text:p>02.08.2021</text:p>
          </table:table-cell>
          <table:table-cell office:value-type="time" office:time-value="PT19H18M0S" table:style-name="ce16">
            <text:p>19:18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2921" table:style-name="ce5">
            <text:p>2921</text:p>
          </table:table-cell>
          <table:table-cell office:value-type="string" office:string-value="Город 1" table:formula="of:=VLOOKUP([.E968];[Управляющие_компании.A:.C];2;0)" table:style-name="ce1">
            <text:p>Город 1</text:p>
          </table:table-cell>
          <table:table-cell office:value-type="string" office:string-value="Гоголя" table:formula="of:=VLOOKUP([.D968];[Лицевые_счета.A:.G];2;0)" table:style-name="ce6">
            <text:p>Гоголя</text:p>
          </table:table-cell>
          <table:table-cell office:value-type="float" office:value="8" table:formula="of:=VLOOKUP([.D968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968" table:style-name="ce4">
            <text:p>968</text:p>
          </table:table-cell>
          <table:table-cell office:value-type="date" office:date-value="2021-08-02T00:00:00" table:style-name="ce14">
            <text:p>02.08.2021</text:p>
          </table:table-cell>
          <table:table-cell office:value-type="time" office:time-value="PT23H49M0S" table:style-name="ce16">
            <text:p>23:49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5658" table:style-name="ce5">
            <text:p>5658</text:p>
          </table:table-cell>
          <table:table-cell office:value-type="string" office:string-value="Город 1" table:formula="of:=VLOOKUP([.E969];[Управляющие_компании.A:.C];2;0)" table:style-name="ce1">
            <text:p>Город 1</text:p>
          </table:table-cell>
          <table:table-cell office:value-type="string" office:string-value="Гоголя" table:formula="of:=VLOOKUP([.D969];[Лицевые_счета.A:.G];2;0)" table:style-name="ce6">
            <text:p>Гоголя</text:p>
          </table:table-cell>
          <table:table-cell office:value-type="float" office:value="8" table:formula="of:=VLOOKUP([.D969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969" table:style-name="ce4">
            <text:p>969</text:p>
          </table:table-cell>
          <table:table-cell office:value-type="date" office:date-value="2021-08-03T00:00:00" table:style-name="ce14">
            <text:p>03.08.2021</text:p>
          </table:table-cell>
          <table:table-cell office:value-type="time" office:time-value="PT10H43M0S" table:style-name="ce16">
            <text:p>10:43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Оплата</text:p>
          </table:table-cell>
          <table:table-cell office:value-type="float" office:value="4514" table:style-name="ce5">
            <text:p>4514</text:p>
          </table:table-cell>
          <table:table-cell office:value-type="string" office:string-value="СтройЭксКапиталл" table:formula="of:=VLOOKUP([.E970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970];[Лицевые_счета.A:.G];2;0)" table:style-name="ce6">
            <text:p>Гоголя</text:p>
          </table:table-cell>
          <table:table-cell office:value-type="float" office:value="7" table:formula="of:=VLOOKUP([.D970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970" table:style-name="ce4">
            <text:p>970</text:p>
          </table:table-cell>
          <table:table-cell office:value-type="date" office:date-value="2021-08-03T00:00:00" table:style-name="ce14">
            <text:p>03.08.2021</text:p>
          </table:table-cell>
          <table:table-cell office:value-type="time" office:time-value="PT13H27M0S" table:style-name="ce16">
            <text:p>13:27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5558" table:style-name="ce5">
            <text:p>5558</text:p>
          </table:table-cell>
          <table:table-cell office:value-type="string" office:string-value="Жилищник" table:formula="of:=VLOOKUP([.E971];[Управляющие_компании.A:.C];2;0)" table:style-name="ce1">
            <text:p>Жилищник</text:p>
          </table:table-cell>
          <table:table-cell office:value-type="string" office:string-value="Пушкина" table:formula="of:=VLOOKUP([.D971];[Лицевые_счета.A:.G];2;0)" table:style-name="ce6">
            <text:p>Пушкина</text:p>
          </table:table-cell>
          <table:table-cell office:value-type="float" office:value="2" table:formula="of:=VLOOKUP([.D971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971" table:style-name="ce4">
            <text:p>971</text:p>
          </table:table-cell>
          <table:table-cell office:value-type="date" office:date-value="2021-08-03T00:00:00" table:style-name="ce14">
            <text:p>03.08.2021</text:p>
          </table:table-cell>
          <table:table-cell office:value-type="time" office:time-value="PT22H5M0S" table:style-name="ce16">
            <text:p>22:05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4984" table:style-name="ce5">
            <text:p>4984</text:p>
          </table:table-cell>
          <table:table-cell office:value-type="string" office:string-value="Фонд управления ЖК Сити-Парк" table:formula="of:=VLOOKUP([.E972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72];[Лицевые_счета.A:.G];2;0)" table:style-name="ce6">
            <text:p>Железнодорожная</text:p>
          </table:table-cell>
          <table:table-cell office:value-type="float" office:value="5" table:formula="of:=VLOOKUP([.D97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72" table:style-name="ce4">
            <text:p>972</text:p>
          </table:table-cell>
          <table:table-cell office:value-type="date" office:date-value="2021-08-04T00:00:00" table:style-name="ce14">
            <text:p>04.08.2021</text:p>
          </table:table-cell>
          <table:table-cell office:value-type="time" office:time-value="PT9H17M0S" table:style-name="ce16">
            <text:p>9:17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3004" table:style-name="ce5">
            <text:p>3004</text:p>
          </table:table-cell>
          <table:table-cell office:value-type="string" office:string-value="Фонд управления ЖК Сити-Парк" table:formula="of:=VLOOKUP([.E973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73];[Лицевые_счета.A:.G];2;0)" table:style-name="ce6">
            <text:p>Железнодорожная</text:p>
          </table:table-cell>
          <table:table-cell office:value-type="float" office:value="5" table:formula="of:=VLOOKUP([.D97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73" table:style-name="ce4">
            <text:p>973</text:p>
          </table:table-cell>
          <table:table-cell office:value-type="date" office:date-value="2021-08-04T00:00:00" table:style-name="ce14">
            <text:p>04.08.2021</text:p>
          </table:table-cell>
          <table:table-cell office:value-type="time" office:time-value="PT18H10M0S" table:style-name="ce16">
            <text:p>18:10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5582" table:style-name="ce5">
            <text:p>5582</text:p>
          </table:table-cell>
          <table:table-cell office:value-type="string" office:string-value="Фонд управления ЖК Сити-Парк" table:formula="of:=VLOOKUP([.E974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74];[Лицевые_счета.A:.G];2;0)" table:style-name="ce6">
            <text:p>Железнодорожная</text:p>
          </table:table-cell>
          <table:table-cell office:value-type="float" office:value="5" table:formula="of:=VLOOKUP([.D97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74" table:style-name="ce4">
            <text:p>974</text:p>
          </table:table-cell>
          <table:table-cell office:value-type="date" office:date-value="2021-08-05T00:00:00" table:style-name="ce14">
            <text:p>05.08.2021</text:p>
          </table:table-cell>
          <table:table-cell office:value-type="time" office:time-value="PT13H58M0S" table:style-name="ce16">
            <text:p>13:58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Оплата</text:p>
          </table:table-cell>
          <table:table-cell office:value-type="float" office:value="5800" table:style-name="ce5">
            <text:p>5800</text:p>
          </table:table-cell>
          <table:table-cell office:value-type="string" office:string-value="СтройЭксКапиталл" table:formula="of:=VLOOKUP([.E975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975];[Лицевые_счета.A:.G];2;0)" table:style-name="ce6">
            <text:p>Гоголя</text:p>
          </table:table-cell>
          <table:table-cell office:value-type="float" office:value="7" table:formula="of:=VLOOKUP([.D975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975" table:style-name="ce4">
            <text:p>975</text:p>
          </table:table-cell>
          <table:table-cell office:value-type="date" office:date-value="2021-08-05T00:00:00" table:style-name="ce14">
            <text:p>05.08.2021</text:p>
          </table:table-cell>
          <table:table-cell office:value-type="time" office:time-value="PT19H54M0S" table:style-name="ce16">
            <text:p>19:54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3275" table:style-name="ce5">
            <text:p>3275</text:p>
          </table:table-cell>
          <table:table-cell office:value-type="string" office:string-value="Фонд управления ЖК Сити-Парк" table:formula="of:=VLOOKUP([.E976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76];[Лицевые_счета.A:.G];2;0)" table:style-name="ce6">
            <text:p>Железнодорожная</text:p>
          </table:table-cell>
          <table:table-cell office:value-type="float" office:value="5" table:formula="of:=VLOOKUP([.D976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76" table:style-name="ce4">
            <text:p>976</text:p>
          </table:table-cell>
          <table:table-cell office:value-type="date" office:date-value="2021-08-05T00:00:00" table:style-name="ce14">
            <text:p>05.08.2021</text:p>
          </table:table-cell>
          <table:table-cell office:value-type="time" office:time-value="PT23H4M0S" table:style-name="ce16">
            <text:p>23:04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4267" table:style-name="ce5">
            <text:p>4267</text:p>
          </table:table-cell>
          <table:table-cell office:value-type="string" office:string-value="Жилищник" table:formula="of:=VLOOKUP([.E977];[Управляющие_компании.A:.C];2;0)" table:style-name="ce1">
            <text:p>Жилищник</text:p>
          </table:table-cell>
          <table:table-cell office:value-type="string" office:string-value="Волкова" table:formula="of:=VLOOKUP([.D977];[Лицевые_счета.A:.G];2;0)" table:style-name="ce6">
            <text:p>Волкова</text:p>
          </table:table-cell>
          <table:table-cell office:value-type="float" office:value="14" table:formula="of:=VLOOKUP([.D977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977" table:style-name="ce4">
            <text:p>977</text:p>
          </table:table-cell>
          <table:table-cell office:value-type="date" office:date-value="2021-08-06T00:00:00" table:style-name="ce14">
            <text:p>06.08.2021</text:p>
          </table:table-cell>
          <table:table-cell office:value-type="time" office:time-value="PT16H37M0S" table:style-name="ce16">
            <text:p>16:37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2937" table:style-name="ce5">
            <text:p>2937</text:p>
          </table:table-cell>
          <table:table-cell office:value-type="string" office:string-value="Фонд управления ЖК Сити-Парк" table:formula="of:=VLOOKUP([.E978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78];[Лицевые_счета.A:.G];2;0)" table:style-name="ce6">
            <text:p>Железнодорожная</text:p>
          </table:table-cell>
          <table:table-cell office:value-type="float" office:value="5" table:formula="of:=VLOOKUP([.D97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78" table:style-name="ce4">
            <text:p>978</text:p>
          </table:table-cell>
          <table:table-cell office:value-type="date" office:date-value="2021-08-06T00:00:00" table:style-name="ce14">
            <text:p>06.08.2021</text:p>
          </table:table-cell>
          <table:table-cell office:value-type="time" office:time-value="PT20H9M0S" table:style-name="ce16">
            <text:p>20:09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3093" table:style-name="ce5">
            <text:p>3093</text:p>
          </table:table-cell>
          <table:table-cell office:value-type="string" office:string-value="Фонд управления ЖК Сити-Парк" table:formula="of:=VLOOKUP([.E979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79];[Лицевые_счета.A:.G];2;0)" table:style-name="ce6">
            <text:p>Железнодорожная</text:p>
          </table:table-cell>
          <table:table-cell office:value-type="float" office:value="5" table:formula="of:=VLOOKUP([.D97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79" table:style-name="ce4">
            <text:p>979</text:p>
          </table:table-cell>
          <table:table-cell office:value-type="date" office:date-value="2021-08-08T00:00:00" table:style-name="ce14">
            <text:p>08.08.2021</text:p>
          </table:table-cell>
          <table:table-cell office:value-type="time" office:time-value="PT9H15M0S" table:style-name="ce16">
            <text:p>9:15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5535" table:style-name="ce5">
            <text:p>5535</text:p>
          </table:table-cell>
          <table:table-cell office:value-type="string" office:string-value="Фонд управления ЖК Сити-Парк" table:formula="of:=VLOOKUP([.E980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80];[Лицевые_счета.A:.G];2;0)" table:style-name="ce6">
            <text:p>Железнодорожная</text:p>
          </table:table-cell>
          <table:table-cell office:value-type="float" office:value="5" table:formula="of:=VLOOKUP([.D98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80" table:style-name="ce4">
            <text:p>980</text:p>
          </table:table-cell>
          <table:table-cell office:value-type="date" office:date-value="2021-08-08T00:00:00" table:style-name="ce14">
            <text:p>08.08.2021</text:p>
          </table:table-cell>
          <table:table-cell office:value-type="time" office:time-value="PT13H23M0S" table:style-name="ce16">
            <text:p>13:23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Оплата</text:p>
          </table:table-cell>
          <table:table-cell office:value-type="float" office:value="2877" table:style-name="ce5">
            <text:p>2877</text:p>
          </table:table-cell>
          <table:table-cell office:value-type="string" office:string-value="СтройЭксКапиталл" table:formula="of:=VLOOKUP([.E981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981];[Лицевые_счета.A:.G];2;0)" table:style-name="ce6">
            <text:p>Гоголя</text:p>
          </table:table-cell>
          <table:table-cell office:value-type="float" office:value="7" table:formula="of:=VLOOKUP([.D981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981" table:style-name="ce4">
            <text:p>981</text:p>
          </table:table-cell>
          <table:table-cell office:value-type="date" office:date-value="2021-08-09T00:00:00" table:style-name="ce14">
            <text:p>09.08.2021</text:p>
          </table:table-cell>
          <table:table-cell office:value-type="time" office:time-value="PT23H24M0S" table:style-name="ce16">
            <text:p>23:24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Оплата</text:p>
          </table:table-cell>
          <table:table-cell office:value-type="float" office:value="5393" table:style-name="ce5">
            <text:p>5393</text:p>
          </table:table-cell>
          <table:table-cell office:value-type="string" office:string-value="СтройЭксКапиталл" table:formula="of:=VLOOKUP([.E982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982];[Лицевые_счета.A:.G];2;0)" table:style-name="ce6">
            <text:p>Гоголя</text:p>
          </table:table-cell>
          <table:table-cell office:value-type="float" office:value="7" table:formula="of:=VLOOKUP([.D982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982" table:style-name="ce4">
            <text:p>982</text:p>
          </table:table-cell>
          <table:table-cell office:value-type="date" office:date-value="2021-08-10T00:00:00" table:style-name="ce14">
            <text:p>10.08.2021</text:p>
          </table:table-cell>
          <table:table-cell office:value-type="time" office:time-value="PT13H57M0S" table:style-name="ce16">
            <text:p>13:57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Оплата</text:p>
          </table:table-cell>
          <table:table-cell office:value-type="float" office:value="3992" table:style-name="ce5">
            <text:p>3992</text:p>
          </table:table-cell>
          <table:table-cell office:value-type="string" office:string-value="СтройЭксКапиталл" table:formula="of:=VLOOKUP([.E983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983];[Лицевые_счета.A:.G];2;0)" table:style-name="ce6">
            <text:p>Гоголя</text:p>
          </table:table-cell>
          <table:table-cell office:value-type="float" office:value="7" table:formula="of:=VLOOKUP([.D983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983" table:style-name="ce4">
            <text:p>983</text:p>
          </table:table-cell>
          <table:table-cell office:value-type="date" office:date-value="2021-08-10T00:00:00" table:style-name="ce14">
            <text:p>10.08.2021</text:p>
          </table:table-cell>
          <table:table-cell office:value-type="time" office:time-value="PT14H16M0S" table:style-name="ce16">
            <text:p>14:16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4685" table:style-name="ce5">
            <text:p>4685</text:p>
          </table:table-cell>
          <table:table-cell office:value-type="string" office:string-value="Фонд управления ЖК Сити-Парк" table:formula="of:=VLOOKUP([.E984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84];[Лицевые_счета.A:.G];2;0)" table:style-name="ce6">
            <text:p>Железнодорожная</text:p>
          </table:table-cell>
          <table:table-cell office:value-type="float" office:value="5" table:formula="of:=VLOOKUP([.D98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84" table:style-name="ce4">
            <text:p>984</text:p>
          </table:table-cell>
          <table:table-cell office:value-type="date" office:date-value="2021-08-11T00:00:00" table:style-name="ce14">
            <text:p>11.08.2021</text:p>
          </table:table-cell>
          <table:table-cell office:value-type="time" office:time-value="PT10H18M0S" table:style-name="ce16">
            <text:p>10:18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5599" table:style-name="ce5">
            <text:p>5599</text:p>
          </table:table-cell>
          <table:table-cell office:value-type="string" office:string-value="Фонд управления ЖК Сити-Парк" table:formula="of:=VLOOKUP([.E985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85];[Лицевые_счета.A:.G];2;0)" table:style-name="ce6">
            <text:p>Железнодорожная</text:p>
          </table:table-cell>
          <table:table-cell office:value-type="float" office:value="5" table:formula="of:=VLOOKUP([.D98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85" table:style-name="ce4">
            <text:p>985</text:p>
          </table:table-cell>
          <table:table-cell office:value-type="date" office:date-value="2021-08-11T00:00:00" table:style-name="ce14">
            <text:p>11.08.2021</text:p>
          </table:table-cell>
          <table:table-cell office:value-type="time" office:time-value="PT14H48M0S" table:style-name="ce16">
            <text:p>14:48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3803" table:style-name="ce5">
            <text:p>3803</text:p>
          </table:table-cell>
          <table:table-cell office:value-type="string" office:string-value="Фонд управления ЖК Сити-Парк" table:formula="of:=VLOOKUP([.E986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86];[Лицевые_счета.A:.G];2;0)" table:style-name="ce6">
            <text:p>Железнодорожная</text:p>
          </table:table-cell>
          <table:table-cell office:value-type="float" office:value="5" table:formula="of:=VLOOKUP([.D986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86" table:style-name="ce4">
            <text:p>986</text:p>
          </table:table-cell>
          <table:table-cell office:value-type="date" office:date-value="2021-08-11T00:00:00" table:style-name="ce14">
            <text:p>11.08.2021</text:p>
          </table:table-cell>
          <table:table-cell office:value-type="time" office:time-value="PT15H6M0S" table:style-name="ce16">
            <text:p>15:06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3580" table:style-name="ce5">
            <text:p>3580</text:p>
          </table:table-cell>
          <table:table-cell office:value-type="string" office:string-value="Фонд управления ЖК Сити-Парк" table:formula="of:=VLOOKUP([.E987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87];[Лицевые_счета.A:.G];2;0)" table:style-name="ce6">
            <text:p>Железнодорожная</text:p>
          </table:table-cell>
          <table:table-cell office:value-type="float" office:value="5" table:formula="of:=VLOOKUP([.D98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87" table:style-name="ce4">
            <text:p>987</text:p>
          </table:table-cell>
          <table:table-cell office:value-type="date" office:date-value="2021-08-11T00:00:00" table:style-name="ce14">
            <text:p>11.08.2021</text:p>
          </table:table-cell>
          <table:table-cell office:value-type="time" office:time-value="PT15H37M0S" table:style-name="ce16">
            <text:p>15:37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2989" table:style-name="ce5">
            <text:p>2989</text:p>
          </table:table-cell>
          <table:table-cell office:value-type="string" office:string-value="Жилищник" table:formula="of:=VLOOKUP([.E988];[Управляющие_компании.A:.C];2;0)" table:style-name="ce1">
            <text:p>Жилищник</text:p>
          </table:table-cell>
          <table:table-cell office:value-type="string" office:string-value="Волкова" table:formula="of:=VLOOKUP([.D988];[Лицевые_счета.A:.G];2;0)" table:style-name="ce6">
            <text:p>Волкова</text:p>
          </table:table-cell>
          <table:table-cell office:value-type="float" office:value="14" table:formula="of:=VLOOKUP([.D988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988" table:style-name="ce4">
            <text:p>988</text:p>
          </table:table-cell>
          <table:table-cell office:value-type="date" office:date-value="2021-08-12T00:00:00" table:style-name="ce14">
            <text:p>12.08.2021</text:p>
          </table:table-cell>
          <table:table-cell office:value-type="time" office:time-value="PT11H16M0S" table:style-name="ce16">
            <text:p>11:16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Оплата</text:p>
          </table:table-cell>
          <table:table-cell office:value-type="float" office:value="5559" table:style-name="ce5">
            <text:p>5559</text:p>
          </table:table-cell>
          <table:table-cell office:value-type="string" office:string-value="СтройЭксКапиталл" table:formula="of:=VLOOKUP([.E989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989];[Лицевые_счета.A:.G];2;0)" table:style-name="ce6">
            <text:p>Гоголя</text:p>
          </table:table-cell>
          <table:table-cell office:value-type="float" office:value="7" table:formula="of:=VLOOKUP([.D989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989" table:style-name="ce4">
            <text:p>989</text:p>
          </table:table-cell>
          <table:table-cell office:value-type="date" office:date-value="2021-08-12T00:00:00" table:style-name="ce14">
            <text:p>12.08.2021</text:p>
          </table:table-cell>
          <table:table-cell office:value-type="time" office:time-value="PT12H33M0S" table:style-name="ce16">
            <text:p>12:33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3260" table:style-name="ce5">
            <text:p>3260</text:p>
          </table:table-cell>
          <table:table-cell office:value-type="string" office:string-value="Фонд управления ЖК Сити-Парк" table:formula="of:=VLOOKUP([.E990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90];[Лицевые_счета.A:.G];2;0)" table:style-name="ce6">
            <text:p>Железнодорожная</text:p>
          </table:table-cell>
          <table:table-cell office:value-type="float" office:value="5" table:formula="of:=VLOOKUP([.D99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90" table:style-name="ce4">
            <text:p>990</text:p>
          </table:table-cell>
          <table:table-cell office:value-type="date" office:date-value="2021-08-12T00:00:00" table:style-name="ce14">
            <text:p>12.08.2021</text:p>
          </table:table-cell>
          <table:table-cell office:value-type="time" office:time-value="PT13H0M0S" table:style-name="ce16">
            <text:p>13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5993" table:style-name="ce5">
            <text:p>5993</text:p>
          </table:table-cell>
          <table:table-cell office:value-type="string" office:string-value="Стрела" table:formula="of:=VLOOKUP([.E991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991];[Лицевые_счета.A:.G];2;0)" table:style-name="ce6">
            <text:p>Железнодорожная</text:p>
          </table:table-cell>
          <table:table-cell office:value-type="float" office:value="4" table:formula="of:=VLOOKUP([.D991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991" table:style-name="ce4">
            <text:p>991</text:p>
          </table:table-cell>
          <table:table-cell office:value-type="date" office:date-value="2021-08-12T00:00:00" table:style-name="ce14">
            <text:p>12.08.2021</text:p>
          </table:table-cell>
          <table:table-cell office:value-type="time" office:time-value="PT16H30M0S" table:style-name="ce16">
            <text:p>16:30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6462" table:style-name="ce5">
            <text:p>6462</text:p>
          </table:table-cell>
          <table:table-cell office:value-type="string" office:string-value="Фонд управления ЖК Сити-Парк" table:formula="of:=VLOOKUP([.E992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92];[Лицевые_счета.A:.G];2;0)" table:style-name="ce6">
            <text:p>Железнодорожная</text:p>
          </table:table-cell>
          <table:table-cell office:value-type="float" office:value="5" table:formula="of:=VLOOKUP([.D99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92" table:style-name="ce4">
            <text:p>992</text:p>
          </table:table-cell>
          <table:table-cell office:value-type="date" office:date-value="2021-08-13T00:00:00" table:style-name="ce14">
            <text:p>13.08.2021</text:p>
          </table:table-cell>
          <table:table-cell office:value-type="time" office:time-value="PT12H59M0S" table:style-name="ce16">
            <text:p>12:59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6631" table:style-name="ce5">
            <text:p>6631</text:p>
          </table:table-cell>
          <table:table-cell office:value-type="string" office:string-value="Город 1" table:formula="of:=VLOOKUP([.E993];[Управляющие_компании.A:.C];2;0)" table:style-name="ce1">
            <text:p>Город 1</text:p>
          </table:table-cell>
          <table:table-cell office:value-type="string" office:string-value="Гоголя" table:formula="of:=VLOOKUP([.D993];[Лицевые_счета.A:.G];2;0)" table:style-name="ce6">
            <text:p>Гоголя</text:p>
          </table:table-cell>
          <table:table-cell office:value-type="float" office:value="8" table:formula="of:=VLOOKUP([.D993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993" table:style-name="ce4">
            <text:p>993</text:p>
          </table:table-cell>
          <table:table-cell office:value-type="date" office:date-value="2021-08-14T00:00:00" table:style-name="ce14">
            <text:p>14.08.2021</text:p>
          </table:table-cell>
          <table:table-cell office:value-type="time" office:time-value="PT7H59M0S" table:style-name="ce16">
            <text:p>7:59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3416" table:style-name="ce5">
            <text:p>3416</text:p>
          </table:table-cell>
          <table:table-cell office:value-type="string" office:string-value="Стрела" table:formula="of:=VLOOKUP([.E994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994];[Лицевые_счета.A:.G];2;0)" table:style-name="ce6">
            <text:p>Железнодорожная</text:p>
          </table:table-cell>
          <table:table-cell office:value-type="float" office:value="4" table:formula="of:=VLOOKUP([.D994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994" table:style-name="ce4">
            <text:p>994</text:p>
          </table:table-cell>
          <table:table-cell office:value-type="date" office:date-value="2021-08-15T00:00:00" table:style-name="ce14">
            <text:p>15.08.2021</text:p>
          </table:table-cell>
          <table:table-cell office:value-type="time" office:time-value="PT8H30M0S" table:style-name="ce16">
            <text:p>8:3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Оплата</text:p>
          </table:table-cell>
          <table:table-cell office:value-type="float" office:value="4097" table:style-name="ce5">
            <text:p>4097</text:p>
          </table:table-cell>
          <table:table-cell office:value-type="string" office:string-value="СтройЭксКапиталл" table:formula="of:=VLOOKUP([.E995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995];[Лицевые_счета.A:.G];2;0)" table:style-name="ce6">
            <text:p>Гоголя</text:p>
          </table:table-cell>
          <table:table-cell office:value-type="float" office:value="7" table:formula="of:=VLOOKUP([.D995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995" table:style-name="ce4">
            <text:p>995</text:p>
          </table:table-cell>
          <table:table-cell office:value-type="date" office:date-value="2021-08-15T00:00:00" table:style-name="ce14">
            <text:p>15.08.2021</text:p>
          </table:table-cell>
          <table:table-cell office:value-type="time" office:time-value="PT9H6M0S" table:style-name="ce16">
            <text:p>9:06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3942" table:style-name="ce5">
            <text:p>3942</text:p>
          </table:table-cell>
          <table:table-cell office:value-type="string" office:string-value="Фонд управления ЖК Сити-Парк" table:formula="of:=VLOOKUP([.E996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96];[Лицевые_счета.A:.G];2;0)" table:style-name="ce6">
            <text:p>Железнодорожная</text:p>
          </table:table-cell>
          <table:table-cell office:value-type="float" office:value="5" table:formula="of:=VLOOKUP([.D996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96" table:style-name="ce4">
            <text:p>996</text:p>
          </table:table-cell>
          <table:table-cell office:value-type="date" office:date-value="2021-08-15T00:00:00" table:style-name="ce14">
            <text:p>15.08.2021</text:p>
          </table:table-cell>
          <table:table-cell office:value-type="time" office:time-value="PT10H32M0S" table:style-name="ce16">
            <text:p>10:32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3165" table:style-name="ce5">
            <text:p>3165</text:p>
          </table:table-cell>
          <table:table-cell office:value-type="string" office:string-value="Жилищник" table:formula="of:=VLOOKUP([.E997];[Управляющие_компании.A:.C];2;0)" table:style-name="ce1">
            <text:p>Жилищник</text:p>
          </table:table-cell>
          <table:table-cell office:value-type="string" office:string-value="Волкова" table:formula="of:=VLOOKUP([.D997];[Лицевые_счета.A:.G];2;0)" table:style-name="ce6">
            <text:p>Волкова</text:p>
          </table:table-cell>
          <table:table-cell office:value-type="float" office:value="14" table:formula="of:=VLOOKUP([.D997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997" table:style-name="ce4">
            <text:p>997</text:p>
          </table:table-cell>
          <table:table-cell office:value-type="date" office:date-value="2021-08-16T00:00:00" table:style-name="ce14">
            <text:p>16.08.2021</text:p>
          </table:table-cell>
          <table:table-cell office:value-type="time" office:time-value="PT7H41M0S" table:style-name="ce16">
            <text:p>7:41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3317" table:style-name="ce5">
            <text:p>3317</text:p>
          </table:table-cell>
          <table:table-cell office:value-type="string" office:string-value="Фонд управления ЖК Сити-Парк" table:formula="of:=VLOOKUP([.E998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998];[Лицевые_счета.A:.G];2;0)" table:style-name="ce6">
            <text:p>Железнодорожная</text:p>
          </table:table-cell>
          <table:table-cell office:value-type="float" office:value="5" table:formula="of:=VLOOKUP([.D99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998" table:style-name="ce4">
            <text:p>998</text:p>
          </table:table-cell>
          <table:table-cell office:value-type="date" office:date-value="2021-08-16T00:00:00" table:style-name="ce14">
            <text:p>16.08.2021</text:p>
          </table:table-cell>
          <table:table-cell office:value-type="time" office:time-value="PT18H40M0S" table:style-name="ce16">
            <text:p>18:4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4625" table:style-name="ce5">
            <text:p>4625</text:p>
          </table:table-cell>
          <table:table-cell office:value-type="string" office:string-value="Город 1" table:formula="of:=VLOOKUP([.E999];[Управляющие_компании.A:.C];2;0)" table:style-name="ce1">
            <text:p>Город 1</text:p>
          </table:table-cell>
          <table:table-cell office:value-type="string" office:string-value="Гоголя" table:formula="of:=VLOOKUP([.D999];[Лицевые_счета.A:.G];2;0)" table:style-name="ce6">
            <text:p>Гоголя</text:p>
          </table:table-cell>
          <table:table-cell office:value-type="float" office:value="8" table:formula="of:=VLOOKUP([.D999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999" table:style-name="ce4">
            <text:p>999</text:p>
          </table:table-cell>
          <table:table-cell office:value-type="date" office:date-value="2021-08-17T00:00:00" table:style-name="ce14">
            <text:p>17.08.2021</text:p>
          </table:table-cell>
          <table:table-cell office:value-type="time" office:time-value="PT7H10M0S" table:style-name="ce16">
            <text:p>7:10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Оплата</text:p>
          </table:table-cell>
          <table:table-cell office:value-type="float" office:value="5675" table:style-name="ce5">
            <text:p>5675</text:p>
          </table:table-cell>
          <table:table-cell office:value-type="string" office:string-value="СтройЭксКапиталл" table:formula="of:=VLOOKUP([.E1000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1000];[Лицевые_счета.A:.G];2;0)" table:style-name="ce6">
            <text:p>Гоголя</text:p>
          </table:table-cell>
          <table:table-cell office:value-type="float" office:value="7" table:formula="of:=VLOOKUP([.D1000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00" table:style-name="ce4">
            <text:p>1000</text:p>
          </table:table-cell>
          <table:table-cell office:value-type="date" office:date-value="2021-08-17T00:00:00" table:style-name="ce14">
            <text:p>17.08.2021</text:p>
          </table:table-cell>
          <table:table-cell office:value-type="time" office:time-value="PT17H29M0S" table:style-name="ce16">
            <text:p>17:29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4813" table:style-name="ce5">
            <text:p>4813</text:p>
          </table:table-cell>
          <table:table-cell office:value-type="string" office:string-value="Стрела" table:formula="of:=VLOOKUP([.E1001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1001];[Лицевые_счета.A:.G];2;0)" table:style-name="ce6">
            <text:p>Железнодорожная</text:p>
          </table:table-cell>
          <table:table-cell office:value-type="float" office:value="4" table:formula="of:=VLOOKUP([.D1001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01" table:style-name="ce4">
            <text:p>1001</text:p>
          </table:table-cell>
          <table:table-cell office:value-type="date" office:date-value="2021-08-17T00:00:00" table:style-name="ce14">
            <text:p>17.08.2021</text:p>
          </table:table-cell>
          <table:table-cell office:value-type="time" office:time-value="PT20H28M0S" table:style-name="ce16">
            <text:p>20:28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3235" table:style-name="ce5">
            <text:p>3235</text:p>
          </table:table-cell>
          <table:table-cell office:value-type="string" office:string-value="Фонд управления ЖК Сити-Парк" table:formula="of:=VLOOKUP([.E1002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002];[Лицевые_счета.A:.G];2;0)" table:style-name="ce6">
            <text:p>Железнодорожная</text:p>
          </table:table-cell>
          <table:table-cell office:value-type="float" office:value="5" table:formula="of:=VLOOKUP([.D100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02" table:style-name="ce4">
            <text:p>1002</text:p>
          </table:table-cell>
          <table:table-cell office:value-type="date" office:date-value="2021-08-18T00:00:00" table:style-name="ce14">
            <text:p>18.08.2021</text:p>
          </table:table-cell>
          <table:table-cell office:value-type="time" office:time-value="PT6H9M0S" table:style-name="ce16">
            <text:p>6:09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3670" table:style-name="ce5">
            <text:p>3670</text:p>
          </table:table-cell>
          <table:table-cell office:value-type="string" office:string-value="Стрела" table:formula="of:=VLOOKUP([.E1003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1003];[Лицевые_счета.A:.G];2;0)" table:style-name="ce6">
            <text:p>Железнодорожная</text:p>
          </table:table-cell>
          <table:table-cell office:value-type="float" office:value="4" table:formula="of:=VLOOKUP([.D1003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03" table:style-name="ce4">
            <text:p>1003</text:p>
          </table:table-cell>
          <table:table-cell office:value-type="date" office:date-value="2021-08-18T00:00:00" table:style-name="ce14">
            <text:p>18.08.2021</text:p>
          </table:table-cell>
          <table:table-cell office:value-type="time" office:time-value="PT6H32M0S" table:style-name="ce16">
            <text:p>6:32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4058" table:style-name="ce5">
            <text:p>4058</text:p>
          </table:table-cell>
          <table:table-cell office:value-type="string" office:string-value="Жилищник" table:formula="of:=VLOOKUP([.E1004];[Управляющие_компании.A:.C];2;0)" table:style-name="ce1">
            <text:p>Жилищник</text:p>
          </table:table-cell>
          <table:table-cell office:value-type="string" office:string-value="Пушкина" table:formula="of:=VLOOKUP([.D1004];[Лицевые_счета.A:.G];2;0)" table:style-name="ce6">
            <text:p>Пушкина</text:p>
          </table:table-cell>
          <table:table-cell office:value-type="float" office:value="2" table:formula="of:=VLOOKUP([.D1004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04" table:style-name="ce4">
            <text:p>1004</text:p>
          </table:table-cell>
          <table:table-cell office:value-type="date" office:date-value="2021-08-18T00:00:00" table:style-name="ce14">
            <text:p>18.08.2021</text:p>
          </table:table-cell>
          <table:table-cell office:value-type="time" office:time-value="PT16H27M0S" table:style-name="ce16">
            <text:p>16:27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5514" table:style-name="ce5">
            <text:p>5514</text:p>
          </table:table-cell>
          <table:table-cell office:value-type="string" office:string-value="Фонд управления ЖК Сити-Парк" table:formula="of:=VLOOKUP([.E1005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005];[Лицевые_счета.A:.G];2;0)" table:style-name="ce6">
            <text:p>Железнодорожная</text:p>
          </table:table-cell>
          <table:table-cell office:value-type="float" office:value="5" table:formula="of:=VLOOKUP([.D100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05" table:style-name="ce4">
            <text:p>1005</text:p>
          </table:table-cell>
          <table:table-cell office:value-type="date" office:date-value="2021-08-19T00:00:00" table:style-name="ce14">
            <text:p>19.08.2021</text:p>
          </table:table-cell>
          <table:table-cell office:value-type="time" office:time-value="PT6H14M0S" table:style-name="ce16">
            <text:p>6:14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4862" table:style-name="ce5">
            <text:p>4862</text:p>
          </table:table-cell>
          <table:table-cell office:value-type="string" office:string-value="Фонд управления ЖК Сити-Парк" table:formula="of:=VLOOKUP([.E1006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006];[Лицевые_счета.A:.G];2;0)" table:style-name="ce6">
            <text:p>Железнодорожная</text:p>
          </table:table-cell>
          <table:table-cell office:value-type="float" office:value="5" table:formula="of:=VLOOKUP([.D1006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06" table:style-name="ce4">
            <text:p>1006</text:p>
          </table:table-cell>
          <table:table-cell office:value-type="date" office:date-value="2021-08-19T00:00:00" table:style-name="ce14">
            <text:p>19.08.2021</text:p>
          </table:table-cell>
          <table:table-cell office:value-type="time" office:time-value="PT11H11M0S" table:style-name="ce16">
            <text:p>11:11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5544" table:style-name="ce5">
            <text:p>5544</text:p>
          </table:table-cell>
          <table:table-cell office:value-type="string" office:string-value="Жилищник" table:formula="of:=VLOOKUP([.E1007];[Управляющие_компании.A:.C];2;0)" table:style-name="ce1">
            <text:p>Жилищник</text:p>
          </table:table-cell>
          <table:table-cell office:value-type="string" office:string-value="Волкова" table:formula="of:=VLOOKUP([.D1007];[Лицевые_счета.A:.G];2;0)" table:style-name="ce6">
            <text:p>Волкова</text:p>
          </table:table-cell>
          <table:table-cell office:value-type="float" office:value="14" table:formula="of:=VLOOKUP([.D1007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07" table:style-name="ce4">
            <text:p>1007</text:p>
          </table:table-cell>
          <table:table-cell office:value-type="date" office:date-value="2021-08-20T00:00:00" table:style-name="ce14">
            <text:p>20.08.2021</text:p>
          </table:table-cell>
          <table:table-cell office:value-type="time" office:time-value="PT13H30M0S" table:style-name="ce16">
            <text:p>13:30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5403" table:style-name="ce5">
            <text:p>5403</text:p>
          </table:table-cell>
          <table:table-cell office:value-type="string" office:string-value="Фонд управления ЖК Сити-Парк" table:formula="of:=VLOOKUP([.E1008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008];[Лицевые_счета.A:.G];2;0)" table:style-name="ce6">
            <text:p>Железнодорожная</text:p>
          </table:table-cell>
          <table:table-cell office:value-type="float" office:value="5" table:formula="of:=VLOOKUP([.D100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08" table:style-name="ce4">
            <text:p>1008</text:p>
          </table:table-cell>
          <table:table-cell office:value-type="date" office:date-value="2021-08-20T00:00:00" table:style-name="ce14">
            <text:p>20.08.2021</text:p>
          </table:table-cell>
          <table:table-cell office:value-type="time" office:time-value="PT15H36M0S" table:style-name="ce16">
            <text:p>15:36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3306" table:style-name="ce5">
            <text:p>3306</text:p>
          </table:table-cell>
          <table:table-cell office:value-type="string" office:string-value="Жилищник" table:formula="of:=VLOOKUP([.E1009];[Управляющие_компании.A:.C];2;0)" table:style-name="ce1">
            <text:p>Жилищник</text:p>
          </table:table-cell>
          <table:table-cell office:value-type="string" office:string-value="Пушкина" table:formula="of:=VLOOKUP([.D1009];[Лицевые_счета.A:.G];2;0)" table:style-name="ce6">
            <text:p>Пушкина</text:p>
          </table:table-cell>
          <table:table-cell office:value-type="float" office:value="2" table:formula="of:=VLOOKUP([.D1009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09" table:style-name="ce4">
            <text:p>1009</text:p>
          </table:table-cell>
          <table:table-cell office:value-type="date" office:date-value="2021-08-20T00:00:00" table:style-name="ce14">
            <text:p>20.08.2021</text:p>
          </table:table-cell>
          <table:table-cell office:value-type="time" office:time-value="PT18H57M0S" table:style-name="ce16">
            <text:p>18:57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3100" table:style-name="ce5">
            <text:p>3100</text:p>
          </table:table-cell>
          <table:table-cell office:value-type="string" office:string-value="Фонд управления ЖК Сити-Парк" table:formula="of:=VLOOKUP([.E1010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010];[Лицевые_счета.A:.G];2;0)" table:style-name="ce6">
            <text:p>Железнодорожная</text:p>
          </table:table-cell>
          <table:table-cell office:value-type="float" office:value="5" table:formula="of:=VLOOKUP([.D101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10" table:style-name="ce4">
            <text:p>1010</text:p>
          </table:table-cell>
          <table:table-cell office:value-type="date" office:date-value="2021-08-21T00:00:00" table:style-name="ce14">
            <text:p>21.08.2021</text:p>
          </table:table-cell>
          <table:table-cell office:value-type="time" office:time-value="PT6H1M0S" table:style-name="ce16">
            <text:p>6:01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4842" table:style-name="ce5">
            <text:p>4842</text:p>
          </table:table-cell>
          <table:table-cell office:value-type="string" office:string-value="Город 1" table:formula="of:=VLOOKUP([.E1011];[Управляющие_компании.A:.C];2;0)" table:style-name="ce1">
            <text:p>Город 1</text:p>
          </table:table-cell>
          <table:table-cell office:value-type="string" office:string-value="Гоголя" table:formula="of:=VLOOKUP([.D1011];[Лицевые_счета.A:.G];2;0)" table:style-name="ce6">
            <text:p>Гоголя</text:p>
          </table:table-cell>
          <table:table-cell office:value-type="float" office:value="8" table:formula="of:=VLOOKUP([.D1011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11" table:style-name="ce4">
            <text:p>1011</text:p>
          </table:table-cell>
          <table:table-cell office:value-type="date" office:date-value="2021-08-21T00:00:00" table:style-name="ce14">
            <text:p>21.08.2021</text:p>
          </table:table-cell>
          <table:table-cell office:value-type="time" office:time-value="PT8H48M0S" table:style-name="ce16">
            <text:p>8:48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4145" table:style-name="ce5">
            <text:p>4145</text:p>
          </table:table-cell>
          <table:table-cell office:value-type="string" office:string-value="Жилищник" table:formula="of:=VLOOKUP([.E1012];[Управляющие_компании.A:.C];2;0)" table:style-name="ce1">
            <text:p>Жилищник</text:p>
          </table:table-cell>
          <table:table-cell office:value-type="string" office:string-value="Пушкина" table:formula="of:=VLOOKUP([.D1012];[Лицевые_счета.A:.G];2;0)" table:style-name="ce6">
            <text:p>Пушкина</text:p>
          </table:table-cell>
          <table:table-cell office:value-type="float" office:value="2" table:formula="of:=VLOOKUP([.D1012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12" table:style-name="ce4">
            <text:p>1012</text:p>
          </table:table-cell>
          <table:table-cell office:value-type="date" office:date-value="2021-08-21T00:00:00" table:style-name="ce14">
            <text:p>21.08.2021</text:p>
          </table:table-cell>
          <table:table-cell office:value-type="time" office:time-value="PT19H12M0S" table:style-name="ce16">
            <text:p>19:12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6281" table:style-name="ce5">
            <text:p>6281</text:p>
          </table:table-cell>
          <table:table-cell office:value-type="string" office:string-value="Жилищник" table:formula="of:=VLOOKUP([.E1013];[Управляющие_компании.A:.C];2;0)" table:style-name="ce1">
            <text:p>Жилищник</text:p>
          </table:table-cell>
          <table:table-cell office:value-type="string" office:string-value="Волкова" table:formula="of:=VLOOKUP([.D1013];[Лицевые_счета.A:.G];2;0)" table:style-name="ce6">
            <text:p>Волкова</text:p>
          </table:table-cell>
          <table:table-cell office:value-type="float" office:value="14" table:formula="of:=VLOOKUP([.D1013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13" table:style-name="ce4">
            <text:p>1013</text:p>
          </table:table-cell>
          <table:table-cell office:value-type="date" office:date-value="2021-08-21T00:00:00" table:style-name="ce14">
            <text:p>21.08.2021</text:p>
          </table:table-cell>
          <table:table-cell office:value-type="time" office:time-value="PT23H18M0S" table:style-name="ce16">
            <text:p>23:18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3086" table:style-name="ce5">
            <text:p>3086</text:p>
          </table:table-cell>
          <table:table-cell office:value-type="string" office:string-value="Жилищник" table:formula="of:=VLOOKUP([.E1014];[Управляющие_компании.A:.C];2;0)" table:style-name="ce1">
            <text:p>Жилищник</text:p>
          </table:table-cell>
          <table:table-cell office:value-type="string" office:string-value="Волкова" table:formula="of:=VLOOKUP([.D1014];[Лицевые_счета.A:.G];2;0)" table:style-name="ce6">
            <text:p>Волкова</text:p>
          </table:table-cell>
          <table:table-cell office:value-type="float" office:value="14" table:formula="of:=VLOOKUP([.D1014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14" table:style-name="ce4">
            <text:p>1014</text:p>
          </table:table-cell>
          <table:table-cell office:value-type="date" office:date-value="2021-08-22T00:00:00" table:style-name="ce14">
            <text:p>22.08.2021</text:p>
          </table:table-cell>
          <table:table-cell office:value-type="time" office:time-value="PT6H45M0S" table:style-name="ce16">
            <text:p>6:45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4530" table:style-name="ce5">
            <text:p>4530</text:p>
          </table:table-cell>
          <table:table-cell office:value-type="string" office:string-value="Фонд управления ЖК Сити-Парк" table:formula="of:=VLOOKUP([.E1015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015];[Лицевые_счета.A:.G];2;0)" table:style-name="ce6">
            <text:p>Железнодорожная</text:p>
          </table:table-cell>
          <table:table-cell office:value-type="float" office:value="5" table:formula="of:=VLOOKUP([.D101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15" table:style-name="ce4">
            <text:p>1015</text:p>
          </table:table-cell>
          <table:table-cell office:value-type="date" office:date-value="2021-08-22T00:00:00" table:style-name="ce14">
            <text:p>22.08.2021</text:p>
          </table:table-cell>
          <table:table-cell office:value-type="time" office:time-value="PT10H15M0S" table:style-name="ce16">
            <text:p>10:15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3430" table:style-name="ce5">
            <text:p>3430</text:p>
          </table:table-cell>
          <table:table-cell office:value-type="string" office:string-value="Жилищник" table:formula="of:=VLOOKUP([.E1016];[Управляющие_компании.A:.C];2;0)" table:style-name="ce1">
            <text:p>Жилищник</text:p>
          </table:table-cell>
          <table:table-cell office:value-type="string" office:string-value="Пушкина" table:formula="of:=VLOOKUP([.D1016];[Лицевые_счета.A:.G];2;0)" table:style-name="ce6">
            <text:p>Пушкина</text:p>
          </table:table-cell>
          <table:table-cell office:value-type="float" office:value="2" table:formula="of:=VLOOKUP([.D1016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16" table:style-name="ce4">
            <text:p>1016</text:p>
          </table:table-cell>
          <table:table-cell office:value-type="date" office:date-value="2021-08-22T00:00:00" table:style-name="ce14">
            <text:p>22.08.2021</text:p>
          </table:table-cell>
          <table:table-cell office:value-type="time" office:time-value="PT22H14M0S" table:style-name="ce16">
            <text:p>22:14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4909" table:style-name="ce5">
            <text:p>4909</text:p>
          </table:table-cell>
          <table:table-cell office:value-type="string" office:string-value="Жилищник" table:formula="of:=VLOOKUP([.E1017];[Управляющие_компании.A:.C];2;0)" table:style-name="ce1">
            <text:p>Жилищник</text:p>
          </table:table-cell>
          <table:table-cell office:value-type="string" office:string-value="Пушкина" table:formula="of:=VLOOKUP([.D1017];[Лицевые_счета.A:.G];2;0)" table:style-name="ce6">
            <text:p>Пушкина</text:p>
          </table:table-cell>
          <table:table-cell office:value-type="float" office:value="2" table:formula="of:=VLOOKUP([.D1017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17" table:style-name="ce4">
            <text:p>1017</text:p>
          </table:table-cell>
          <table:table-cell office:value-type="date" office:date-value="2021-08-22T00:00:00" table:style-name="ce14">
            <text:p>22.08.2021</text:p>
          </table:table-cell>
          <table:table-cell office:value-type="time" office:time-value="PT22H20M0S" table:style-name="ce16">
            <text:p>22:20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6575" table:style-name="ce5">
            <text:p>6575</text:p>
          </table:table-cell>
          <table:table-cell office:value-type="string" office:string-value="Жилищник" table:formula="of:=VLOOKUP([.E1018];[Управляющие_компании.A:.C];2;0)" table:style-name="ce1">
            <text:p>Жилищник</text:p>
          </table:table-cell>
          <table:table-cell office:value-type="string" office:string-value="Пушкина" table:formula="of:=VLOOKUP([.D1018];[Лицевые_счета.A:.G];2;0)" table:style-name="ce6">
            <text:p>Пушкина</text:p>
          </table:table-cell>
          <table:table-cell office:value-type="float" office:value="2" table:formula="of:=VLOOKUP([.D1018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18" table:style-name="ce4">
            <text:p>1018</text:p>
          </table:table-cell>
          <table:table-cell office:value-type="date" office:date-value="2021-08-23T00:00:00" table:style-name="ce14">
            <text:p>23.08.2021</text:p>
          </table:table-cell>
          <table:table-cell office:value-type="time" office:time-value="PT18H25M0S" table:style-name="ce16">
            <text:p>18:25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4906" table:style-name="ce5">
            <text:p>4906</text:p>
          </table:table-cell>
          <table:table-cell office:value-type="string" office:string-value="Фонд управления ЖК Сити-Парк" table:formula="of:=VLOOKUP([.E1019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019];[Лицевые_счета.A:.G];2;0)" table:style-name="ce6">
            <text:p>Железнодорожная</text:p>
          </table:table-cell>
          <table:table-cell office:value-type="float" office:value="5" table:formula="of:=VLOOKUP([.D101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19" table:style-name="ce4">
            <text:p>1019</text:p>
          </table:table-cell>
          <table:table-cell office:value-type="date" office:date-value="2021-08-24T00:00:00" table:style-name="ce14">
            <text:p>24.08.2021</text:p>
          </table:table-cell>
          <table:table-cell office:value-type="time" office:time-value="PT12H23M0S" table:style-name="ce16">
            <text:p>12:23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6267" table:style-name="ce5">
            <text:p>6267</text:p>
          </table:table-cell>
          <table:table-cell office:value-type="string" office:string-value="Фонд управления ЖК Сити-Парк" table:formula="of:=VLOOKUP([.E1020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020];[Лицевые_счета.A:.G];2;0)" table:style-name="ce6">
            <text:p>Железнодорожная</text:p>
          </table:table-cell>
          <table:table-cell office:value-type="float" office:value="5" table:formula="of:=VLOOKUP([.D102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20" table:style-name="ce4">
            <text:p>1020</text:p>
          </table:table-cell>
          <table:table-cell office:value-type="date" office:date-value="2021-08-24T00:00:00" table:style-name="ce14">
            <text:p>24.08.2021</text:p>
          </table:table-cell>
          <table:table-cell office:value-type="time" office:time-value="PT16H57M0S" table:style-name="ce16">
            <text:p>16:57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6586" table:style-name="ce5">
            <text:p>6586</text:p>
          </table:table-cell>
          <table:table-cell office:value-type="string" office:string-value="Город 1" table:formula="of:=VLOOKUP([.E1021];[Управляющие_компании.A:.C];2;0)" table:style-name="ce1">
            <text:p>Город 1</text:p>
          </table:table-cell>
          <table:table-cell office:value-type="string" office:string-value="Гоголя" table:formula="of:=VLOOKUP([.D1021];[Лицевые_счета.A:.G];2;0)" table:style-name="ce6">
            <text:p>Гоголя</text:p>
          </table:table-cell>
          <table:table-cell office:value-type="float" office:value="8" table:formula="of:=VLOOKUP([.D1021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21" table:style-name="ce4">
            <text:p>1021</text:p>
          </table:table-cell>
          <table:table-cell office:value-type="date" office:date-value="2021-08-25T00:00:00" table:style-name="ce14">
            <text:p>25.08.2021</text:p>
          </table:table-cell>
          <table:table-cell office:value-type="time" office:time-value="PT8H42M0S" table:style-name="ce16">
            <text:p>8:42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4959" table:style-name="ce5">
            <text:p>4959</text:p>
          </table:table-cell>
          <table:table-cell office:value-type="string" office:string-value="Фонд управления ЖК Сити-Парк" table:formula="of:=VLOOKUP([.E1022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022];[Лицевые_счета.A:.G];2;0)" table:style-name="ce6">
            <text:p>Железнодорожная</text:p>
          </table:table-cell>
          <table:table-cell office:value-type="float" office:value="5" table:formula="of:=VLOOKUP([.D102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22" table:style-name="ce4">
            <text:p>1022</text:p>
          </table:table-cell>
          <table:table-cell office:value-type="date" office:date-value="2021-08-26T00:00:00" table:style-name="ce14">
            <text:p>26.08.2021</text:p>
          </table:table-cell>
          <table:table-cell office:value-type="time" office:time-value="PT8H37M0S" table:style-name="ce16">
            <text:p>8:37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4110" table:style-name="ce5">
            <text:p>4110</text:p>
          </table:table-cell>
          <table:table-cell office:value-type="string" office:string-value="Жилищник" table:formula="of:=VLOOKUP([.E1023];[Управляющие_компании.A:.C];2;0)" table:style-name="ce1">
            <text:p>Жилищник</text:p>
          </table:table-cell>
          <table:table-cell office:value-type="string" office:string-value="Пушкина" table:formula="of:=VLOOKUP([.D1023];[Лицевые_счета.A:.G];2;0)" table:style-name="ce6">
            <text:p>Пушкина</text:p>
          </table:table-cell>
          <table:table-cell office:value-type="float" office:value="2" table:formula="of:=VLOOKUP([.D1023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23" table:style-name="ce4">
            <text:p>1023</text:p>
          </table:table-cell>
          <table:table-cell office:value-type="date" office:date-value="2021-08-26T00:00:00" table:style-name="ce14">
            <text:p>26.08.2021</text:p>
          </table:table-cell>
          <table:table-cell office:value-type="time" office:time-value="PT10H37M0S" table:style-name="ce16">
            <text:p>10:37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4093" table:style-name="ce5">
            <text:p>4093</text:p>
          </table:table-cell>
          <table:table-cell office:value-type="string" office:string-value="Стрела" table:formula="of:=VLOOKUP([.E1024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1024];[Лицевые_счета.A:.G];2;0)" table:style-name="ce6">
            <text:p>Железнодорожная</text:p>
          </table:table-cell>
          <table:table-cell office:value-type="float" office:value="4" table:formula="of:=VLOOKUP([.D1024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24" table:style-name="ce4">
            <text:p>1024</text:p>
          </table:table-cell>
          <table:table-cell office:value-type="date" office:date-value="2021-08-26T00:00:00" table:style-name="ce14">
            <text:p>26.08.2021</text:p>
          </table:table-cell>
          <table:table-cell office:value-type="time" office:time-value="PT22H26M0S" table:style-name="ce16">
            <text:p>22:26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4281" table:style-name="ce5">
            <text:p>4281</text:p>
          </table:table-cell>
          <table:table-cell office:value-type="string" office:string-value="Фонд управления ЖК Сити-Парк" table:formula="of:=VLOOKUP([.E1025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025];[Лицевые_счета.A:.G];2;0)" table:style-name="ce6">
            <text:p>Железнодорожная</text:p>
          </table:table-cell>
          <table:table-cell office:value-type="float" office:value="5" table:formula="of:=VLOOKUP([.D102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25" table:style-name="ce4">
            <text:p>1025</text:p>
          </table:table-cell>
          <table:table-cell office:value-type="date" office:date-value="2021-08-27T00:00:00" table:style-name="ce14">
            <text:p>27.08.2021</text:p>
          </table:table-cell>
          <table:table-cell office:value-type="time" office:time-value="PT11H56M0S" table:style-name="ce16">
            <text:p>11:56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5588" table:style-name="ce5">
            <text:p>5588</text:p>
          </table:table-cell>
          <table:table-cell office:value-type="string" office:string-value="Город 1" table:formula="of:=VLOOKUP([.E1026];[Управляющие_компании.A:.C];2;0)" table:style-name="ce1">
            <text:p>Город 1</text:p>
          </table:table-cell>
          <table:table-cell office:value-type="string" office:string-value="Гоголя" table:formula="of:=VLOOKUP([.D1026];[Лицевые_счета.A:.G];2;0)" table:style-name="ce6">
            <text:p>Гоголя</text:p>
          </table:table-cell>
          <table:table-cell office:value-type="float" office:value="8" table:formula="of:=VLOOKUP([.D1026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26" table:style-name="ce4">
            <text:p>1026</text:p>
          </table:table-cell>
          <table:table-cell office:value-type="date" office:date-value="2021-08-27T00:00:00" table:style-name="ce14">
            <text:p>27.08.2021</text:p>
          </table:table-cell>
          <table:table-cell office:value-type="time" office:time-value="PT19H15M0S" table:style-name="ce16">
            <text:p>19:15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6300" table:style-name="ce5">
            <text:p>6300</text:p>
          </table:table-cell>
          <table:table-cell office:value-type="string" office:string-value="Жилищник" table:formula="of:=VLOOKUP([.E1027];[Управляющие_компании.A:.C];2;0)" table:style-name="ce1">
            <text:p>Жилищник</text:p>
          </table:table-cell>
          <table:table-cell office:value-type="string" office:string-value="Пушкина" table:formula="of:=VLOOKUP([.D1027];[Лицевые_счета.A:.G];2;0)" table:style-name="ce6">
            <text:p>Пушкина</text:p>
          </table:table-cell>
          <table:table-cell office:value-type="float" office:value="2" table:formula="of:=VLOOKUP([.D1027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27" table:style-name="ce4">
            <text:p>1027</text:p>
          </table:table-cell>
          <table:table-cell office:value-type="date" office:date-value="2021-08-27T00:00:00" table:style-name="ce14">
            <text:p>27.08.2021</text:p>
          </table:table-cell>
          <table:table-cell office:value-type="time" office:time-value="PT21H13M0S" table:style-name="ce16">
            <text:p>21:13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4087" table:style-name="ce5">
            <text:p>4087</text:p>
          </table:table-cell>
          <table:table-cell office:value-type="string" office:string-value="Фонд управления ЖК Сити-Парк" table:formula="of:=VLOOKUP([.E1028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028];[Лицевые_счета.A:.G];2;0)" table:style-name="ce6">
            <text:p>Железнодорожная</text:p>
          </table:table-cell>
          <table:table-cell office:value-type="float" office:value="5" table:formula="of:=VLOOKUP([.D102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28" table:style-name="ce4">
            <text:p>1028</text:p>
          </table:table-cell>
          <table:table-cell office:value-type="date" office:date-value="2021-08-27T00:00:00" table:style-name="ce14">
            <text:p>27.08.2021</text:p>
          </table:table-cell>
          <table:table-cell office:value-type="time" office:time-value="PT22H30M0S" table:style-name="ce16">
            <text:p>22:30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5092" table:style-name="ce5">
            <text:p>5092</text:p>
          </table:table-cell>
          <table:table-cell office:value-type="string" office:string-value="Фонд управления ЖК Сити-Парк" table:formula="of:=VLOOKUP([.E1029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029];[Лицевые_счета.A:.G];2;0)" table:style-name="ce6">
            <text:p>Железнодорожная</text:p>
          </table:table-cell>
          <table:table-cell office:value-type="float" office:value="5" table:formula="of:=VLOOKUP([.D102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29" table:style-name="ce4">
            <text:p>1029</text:p>
          </table:table-cell>
          <table:table-cell office:value-type="date" office:date-value="2021-08-27T00:00:00" table:style-name="ce14">
            <text:p>27.08.2021</text:p>
          </table:table-cell>
          <table:table-cell office:value-type="time" office:time-value="PT23H5M0S" table:style-name="ce16">
            <text:p>23:05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5905" table:style-name="ce5">
            <text:p>5905</text:p>
          </table:table-cell>
          <table:table-cell office:value-type="string" office:string-value="Жилищник" table:formula="of:=VLOOKUP([.E1030];[Управляющие_компании.A:.C];2;0)" table:style-name="ce1">
            <text:p>Жилищник</text:p>
          </table:table-cell>
          <table:table-cell office:value-type="string" office:string-value="Пушкина" table:formula="of:=VLOOKUP([.D1030];[Лицевые_счета.A:.G];2;0)" table:style-name="ce6">
            <text:p>Пушкина</text:p>
          </table:table-cell>
          <table:table-cell office:value-type="float" office:value="2" table:formula="of:=VLOOKUP([.D1030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30" table:style-name="ce4">
            <text:p>1030</text:p>
          </table:table-cell>
          <table:table-cell office:value-type="date" office:date-value="2021-08-28T00:00:00" table:style-name="ce14">
            <text:p>28.08.2021</text:p>
          </table:table-cell>
          <table:table-cell office:value-type="time" office:time-value="PT13H30M0S" table:style-name="ce16">
            <text:p>13:3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3296" table:style-name="ce5">
            <text:p>3296</text:p>
          </table:table-cell>
          <table:table-cell office:value-type="string" office:string-value="Стрела" table:formula="of:=VLOOKUP([.E1031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1031];[Лицевые_счета.A:.G];2;0)" table:style-name="ce6">
            <text:p>Железнодорожная</text:p>
          </table:table-cell>
          <table:table-cell office:value-type="float" office:value="4" table:formula="of:=VLOOKUP([.D1031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31" table:style-name="ce4">
            <text:p>1031</text:p>
          </table:table-cell>
          <table:table-cell office:value-type="date" office:date-value="2021-08-28T00:00:00" table:style-name="ce14">
            <text:p>28.08.2021</text:p>
          </table:table-cell>
          <table:table-cell office:value-type="time" office:time-value="PT21H7M0S" table:style-name="ce16">
            <text:p>21:07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5109" table:style-name="ce5">
            <text:p>5109</text:p>
          </table:table-cell>
          <table:table-cell office:value-type="string" office:string-value="Фонд управления ЖК Сити-Парк" table:formula="of:=VLOOKUP([.E1032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032];[Лицевые_счета.A:.G];2;0)" table:style-name="ce6">
            <text:p>Железнодорожная</text:p>
          </table:table-cell>
          <table:table-cell office:value-type="float" office:value="5" table:formula="of:=VLOOKUP([.D103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32" table:style-name="ce4">
            <text:p>1032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6228" table:style-name="ce5">
            <text:p>6228</text:p>
          </table:table-cell>
          <table:table-cell office:value-type="string" office:string-value="Жилищник" table:formula="of:=VLOOKUP([.E1033];[Управляющие_компании.A:.C];2;0)" table:style-name="ce1">
            <text:p>Жилищник</text:p>
          </table:table-cell>
          <table:table-cell office:value-type="string" office:string-value="Волкова" table:formula="of:=VLOOKUP([.D1033];[Лицевые_счета.A:.G];2;0)" table:style-name="ce6">
            <text:p>Волкова</text:p>
          </table:table-cell>
          <table:table-cell office:value-type="float" office:value="14" table:formula="of:=VLOOKUP([.D1033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33" table:style-name="ce4">
            <text:p>1033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Начисление</text:p>
          </table:table-cell>
          <table:table-cell office:value-type="float" office:value="4768" table:style-name="ce5">
            <text:p>4768</text:p>
          </table:table-cell>
          <table:table-cell office:value-type="string" office:string-value="СтройЭксКапиталл" table:formula="of:=VLOOKUP([.E1034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1034];[Лицевые_счета.A:.G];2;0)" table:style-name="ce6">
            <text:p>Гоголя</text:p>
          </table:table-cell>
          <table:table-cell office:value-type="float" office:value="7" table:formula="of:=VLOOKUP([.D1034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34" table:style-name="ce4">
            <text:p>1034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Начисление</text:p>
          </table:table-cell>
          <table:table-cell office:value-type="float" office:value="3148" table:style-name="ce5">
            <text:p>3148</text:p>
          </table:table-cell>
          <table:table-cell office:value-type="string" office:string-value="СтройЭксКапиталл" table:formula="of:=VLOOKUP([.E1035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1035];[Лицевые_счета.A:.G];2;0)" table:style-name="ce6">
            <text:p>Гоголя</text:p>
          </table:table-cell>
          <table:table-cell office:value-type="float" office:value="7" table:formula="of:=VLOOKUP([.D1035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35" table:style-name="ce4">
            <text:p>1035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Начисление</text:p>
          </table:table-cell>
          <table:table-cell office:value-type="float" office:value="3717" table:style-name="ce5">
            <text:p>3717</text:p>
          </table:table-cell>
          <table:table-cell office:value-type="string" office:string-value="СтройЭксКапиталл" table:formula="of:=VLOOKUP([.E1036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1036];[Лицевые_счета.A:.G];2;0)" table:style-name="ce6">
            <text:p>Гоголя</text:p>
          </table:table-cell>
          <table:table-cell office:value-type="float" office:value="7" table:formula="of:=VLOOKUP([.D1036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36" table:style-name="ce4">
            <text:p>1036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Начисление</text:p>
          </table:table-cell>
          <table:table-cell office:value-type="float" office:value="3385" table:style-name="ce5">
            <text:p>3385</text:p>
          </table:table-cell>
          <table:table-cell office:value-type="string" office:string-value="СтройЭксКапиталл" table:formula="of:=VLOOKUP([.E1037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1037];[Лицевые_счета.A:.G];2;0)" table:style-name="ce6">
            <text:p>Гоголя</text:p>
          </table:table-cell>
          <table:table-cell office:value-type="float" office:value="7" table:formula="of:=VLOOKUP([.D1037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37" table:style-name="ce4">
            <text:p>1037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Начисление</text:p>
          </table:table-cell>
          <table:table-cell office:value-type="float" office:value="5659" table:style-name="ce5">
            <text:p>5659</text:p>
          </table:table-cell>
          <table:table-cell office:value-type="string" office:string-value="СтройЭксКапиталл" table:formula="of:=VLOOKUP([.E1038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1038];[Лицевые_счета.A:.G];2;0)" table:style-name="ce6">
            <text:p>Гоголя</text:p>
          </table:table-cell>
          <table:table-cell office:value-type="float" office:value="7" table:formula="of:=VLOOKUP([.D1038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38" table:style-name="ce4">
            <text:p>1038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5361" table:style-name="ce5">
            <text:p>5361</text:p>
          </table:table-cell>
          <table:table-cell office:value-type="string" office:string-value="Город 1" table:formula="of:=VLOOKUP([.E1039];[Управляющие_компании.A:.C];2;0)" table:style-name="ce1">
            <text:p>Город 1</text:p>
          </table:table-cell>
          <table:table-cell office:value-type="string" office:string-value="Гоголя" table:formula="of:=VLOOKUP([.D1039];[Лицевые_счета.A:.G];2;0)" table:style-name="ce6">
            <text:p>Гоголя</text:p>
          </table:table-cell>
          <table:table-cell office:value-type="float" office:value="8" table:formula="of:=VLOOKUP([.D1039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39" table:style-name="ce4">
            <text:p>1039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4374" table:style-name="ce5">
            <text:p>4374</text:p>
          </table:table-cell>
          <table:table-cell office:value-type="string" office:string-value="Город 1" table:formula="of:=VLOOKUP([.E1040];[Управляющие_компании.A:.C];2;0)" table:style-name="ce1">
            <text:p>Город 1</text:p>
          </table:table-cell>
          <table:table-cell office:value-type="string" office:string-value="Гоголя" table:formula="of:=VLOOKUP([.D1040];[Лицевые_счета.A:.G];2;0)" table:style-name="ce6">
            <text:p>Гоголя</text:p>
          </table:table-cell>
          <table:table-cell office:value-type="float" office:value="8" table:formula="of:=VLOOKUP([.D1040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40" table:style-name="ce4">
            <text:p>1040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5015" table:style-name="ce5">
            <text:p>5015</text:p>
          </table:table-cell>
          <table:table-cell office:value-type="string" office:string-value="Город 1" table:formula="of:=VLOOKUP([.E1041];[Управляющие_компании.A:.C];2;0)" table:style-name="ce1">
            <text:p>Город 1</text:p>
          </table:table-cell>
          <table:table-cell office:value-type="string" office:string-value="Гоголя" table:formula="of:=VLOOKUP([.D1041];[Лицевые_счета.A:.G];2;0)" table:style-name="ce6">
            <text:p>Гоголя</text:p>
          </table:table-cell>
          <table:table-cell office:value-type="float" office:value="8" table:formula="of:=VLOOKUP([.D1041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41" table:style-name="ce4">
            <text:p>1041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6853" table:style-name="ce5">
            <text:p>6853</text:p>
          </table:table-cell>
          <table:table-cell office:value-type="string" office:string-value="Город 1" table:formula="of:=VLOOKUP([.E1042];[Управляющие_компании.A:.C];2;0)" table:style-name="ce1">
            <text:p>Город 1</text:p>
          </table:table-cell>
          <table:table-cell office:value-type="string" office:string-value="Гоголя" table:formula="of:=VLOOKUP([.D1042];[Лицевые_счета.A:.G];2;0)" table:style-name="ce6">
            <text:p>Гоголя</text:p>
          </table:table-cell>
          <table:table-cell office:value-type="float" office:value="8" table:formula="of:=VLOOKUP([.D1042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42" table:style-name="ce4">
            <text:p>1042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4333" table:style-name="ce5">
            <text:p>4333</text:p>
          </table:table-cell>
          <table:table-cell office:value-type="string" office:string-value="Город 1" table:formula="of:=VLOOKUP([.E1043];[Управляющие_компании.A:.C];2;0)" table:style-name="ce1">
            <text:p>Город 1</text:p>
          </table:table-cell>
          <table:table-cell office:value-type="string" office:string-value="Гоголя" table:formula="of:=VLOOKUP([.D1043];[Лицевые_счета.A:.G];2;0)" table:style-name="ce6">
            <text:p>Гоголя</text:p>
          </table:table-cell>
          <table:table-cell office:value-type="float" office:value="8" table:formula="of:=VLOOKUP([.D1043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43" table:style-name="ce4">
            <text:p>1043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4244" table:style-name="ce5">
            <text:p>4244</text:p>
          </table:table-cell>
          <table:table-cell office:value-type="string" office:string-value="Жилищник" table:formula="of:=VLOOKUP([.E1044];[Управляющие_компании.A:.C];2;0)" table:style-name="ce1">
            <text:p>Жилищник</text:p>
          </table:table-cell>
          <table:table-cell office:value-type="string" office:string-value="Волкова" table:formula="of:=VLOOKUP([.D1044];[Лицевые_счета.A:.G];2;0)" table:style-name="ce6">
            <text:p>Волкова</text:p>
          </table:table-cell>
          <table:table-cell office:value-type="float" office:value="14" table:formula="of:=VLOOKUP([.D1044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44" table:style-name="ce4">
            <text:p>1044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4800" table:style-name="ce5">
            <text:p>4800</text:p>
          </table:table-cell>
          <table:table-cell office:value-type="string" office:string-value="Город 1" table:formula="of:=VLOOKUP([.E1045];[Управляющие_компании.A:.C];2;0)" table:style-name="ce1">
            <text:p>Город 1</text:p>
          </table:table-cell>
          <table:table-cell office:value-type="string" office:string-value="Гоголя" table:formula="of:=VLOOKUP([.D1045];[Лицевые_счета.A:.G];2;0)" table:style-name="ce6">
            <text:p>Гоголя</text:p>
          </table:table-cell>
          <table:table-cell office:value-type="float" office:value="8" table:formula="of:=VLOOKUP([.D1045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45" table:style-name="ce4">
            <text:p>1045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Начисление</text:p>
          </table:table-cell>
          <table:table-cell office:value-type="float" office:value="6637" table:style-name="ce5">
            <text:p>6637</text:p>
          </table:table-cell>
          <table:table-cell office:value-type="string" office:string-value="Город 1" table:formula="of:=VLOOKUP([.E1046];[Управляющие_компании.A:.C];2;0)" table:style-name="ce1">
            <text:p>Город 1</text:p>
          </table:table-cell>
          <table:table-cell office:value-type="string" office:string-value="Гоголя" table:formula="of:=VLOOKUP([.D1046];[Лицевые_счета.A:.G];2;0)" table:style-name="ce6">
            <text:p>Гоголя</text:p>
          </table:table-cell>
          <table:table-cell office:value-type="float" office:value="8" table:formula="of:=VLOOKUP([.D1046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46" table:style-name="ce4">
            <text:p>1046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6036" table:style-name="ce5">
            <text:p>6036</text:p>
          </table:table-cell>
          <table:table-cell office:value-type="string" office:string-value="Стрела" table:formula="of:=VLOOKUP([.E1047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1047];[Лицевые_счета.A:.G];2;0)" table:style-name="ce6">
            <text:p>Железнодорожная</text:p>
          </table:table-cell>
          <table:table-cell office:value-type="float" office:value="4" table:formula="of:=VLOOKUP([.D1047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47" table:style-name="ce4">
            <text:p>1047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4564" table:style-name="ce5">
            <text:p>4564</text:p>
          </table:table-cell>
          <table:table-cell office:value-type="string" office:string-value="Стрела" table:formula="of:=VLOOKUP([.E1048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1048];[Лицевые_счета.A:.G];2;0)" table:style-name="ce6">
            <text:p>Железнодорожная</text:p>
          </table:table-cell>
          <table:table-cell office:value-type="float" office:value="4" table:formula="of:=VLOOKUP([.D1048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48" table:style-name="ce4">
            <text:p>1048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4741" table:style-name="ce5">
            <text:p>4741</text:p>
          </table:table-cell>
          <table:table-cell office:value-type="string" office:string-value="Стрела" table:formula="of:=VLOOKUP([.E1049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1049];[Лицевые_счета.A:.G];2;0)" table:style-name="ce6">
            <text:p>Железнодорожная</text:p>
          </table:table-cell>
          <table:table-cell office:value-type="float" office:value="4" table:formula="of:=VLOOKUP([.D1049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49" table:style-name="ce4">
            <text:p>1049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2848" table:style-name="ce5">
            <text:p>2848</text:p>
          </table:table-cell>
          <table:table-cell office:value-type="string" office:string-value="Стрела" table:formula="of:=VLOOKUP([.E1050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1050];[Лицевые_счета.A:.G];2;0)" table:style-name="ce6">
            <text:p>Железнодорожная</text:p>
          </table:table-cell>
          <table:table-cell office:value-type="float" office:value="4" table:formula="of:=VLOOKUP([.D1050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50" table:style-name="ce4">
            <text:p>1050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6568" table:style-name="ce5">
            <text:p>6568</text:p>
          </table:table-cell>
          <table:table-cell office:value-type="string" office:string-value="Стрела" table:formula="of:=VLOOKUP([.E1051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1051];[Лицевые_счета.A:.G];2;0)" table:style-name="ce6">
            <text:p>Железнодорожная</text:p>
          </table:table-cell>
          <table:table-cell office:value-type="float" office:value="4" table:formula="of:=VLOOKUP([.D1051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51" table:style-name="ce4">
            <text:p>1051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Начисление</text:p>
          </table:table-cell>
          <table:table-cell office:value-type="float" office:value="4836" table:style-name="ce5">
            <text:p>4836</text:p>
          </table:table-cell>
          <table:table-cell office:value-type="string" office:string-value="Стрела" table:formula="of:=VLOOKUP([.E1052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1052];[Лицевые_счета.A:.G];2;0)" table:style-name="ce6">
            <text:p>Железнодорожная</text:p>
          </table:table-cell>
          <table:table-cell office:value-type="float" office:value="4" table:formula="of:=VLOOKUP([.D1052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52" table:style-name="ce4">
            <text:p>1052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5254" table:style-name="ce5">
            <text:p>5254</text:p>
          </table:table-cell>
          <table:table-cell office:value-type="string" office:string-value="Фонд управления ЖК Сити-Парк" table:formula="of:=VLOOKUP([.E1053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053];[Лицевые_счета.A:.G];2;0)" table:style-name="ce6">
            <text:p>Железнодорожная</text:p>
          </table:table-cell>
          <table:table-cell office:value-type="float" office:value="5" table:formula="of:=VLOOKUP([.D105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53" table:style-name="ce4">
            <text:p>1053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5317" table:style-name="ce5">
            <text:p>5317</text:p>
          </table:table-cell>
          <table:table-cell office:value-type="string" office:string-value="Фонд управления ЖК Сити-Парк" table:formula="of:=VLOOKUP([.E1054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054];[Лицевые_счета.A:.G];2;0)" table:style-name="ce6">
            <text:p>Железнодорожная</text:p>
          </table:table-cell>
          <table:table-cell office:value-type="float" office:value="5" table:formula="of:=VLOOKUP([.D105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54" table:style-name="ce4">
            <text:p>1054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3552" table:style-name="ce5">
            <text:p>3552</text:p>
          </table:table-cell>
          <table:table-cell office:value-type="string" office:string-value="Жилищник" table:formula="of:=VLOOKUP([.E1055];[Управляющие_компании.A:.C];2;0)" table:style-name="ce1">
            <text:p>Жилищник</text:p>
          </table:table-cell>
          <table:table-cell office:value-type="string" office:string-value="Волкова" table:formula="of:=VLOOKUP([.D1055];[Лицевые_счета.A:.G];2;0)" table:style-name="ce6">
            <text:p>Волкова</text:p>
          </table:table-cell>
          <table:table-cell office:value-type="float" office:value="14" table:formula="of:=VLOOKUP([.D1055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55" table:style-name="ce4">
            <text:p>1055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5744" table:style-name="ce5">
            <text:p>5744</text:p>
          </table:table-cell>
          <table:table-cell office:value-type="string" office:string-value="Фонд управления ЖК Сити-Парк" table:formula="of:=VLOOKUP([.E1056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056];[Лицевые_счета.A:.G];2;0)" table:style-name="ce6">
            <text:p>Железнодорожная</text:p>
          </table:table-cell>
          <table:table-cell office:value-type="float" office:value="5" table:formula="of:=VLOOKUP([.D1056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56" table:style-name="ce4">
            <text:p>1056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5664" table:style-name="ce5">
            <text:p>5664</text:p>
          </table:table-cell>
          <table:table-cell office:value-type="string" office:string-value="Фонд управления ЖК Сити-Парк" table:formula="of:=VLOOKUP([.E1057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057];[Лицевые_счета.A:.G];2;0)" table:style-name="ce6">
            <text:p>Железнодорожная</text:p>
          </table:table-cell>
          <table:table-cell office:value-type="float" office:value="5" table:formula="of:=VLOOKUP([.D105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57" table:style-name="ce4">
            <text:p>1057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4319" table:style-name="ce5">
            <text:p>4319</text:p>
          </table:table-cell>
          <table:table-cell office:value-type="string" office:string-value="Фонд управления ЖК Сити-Парк" table:formula="of:=VLOOKUP([.E1058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058];[Лицевые_счета.A:.G];2;0)" table:style-name="ce6">
            <text:p>Железнодорожная</text:p>
          </table:table-cell>
          <table:table-cell office:value-type="float" office:value="5" table:formula="of:=VLOOKUP([.D105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58" table:style-name="ce4">
            <text:p>1058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4632" table:style-name="ce5">
            <text:p>4632</text:p>
          </table:table-cell>
          <table:table-cell office:value-type="string" office:string-value="Фонд управления ЖК Сити-Парк" table:formula="of:=VLOOKUP([.E1059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059];[Лицевые_счета.A:.G];2;0)" table:style-name="ce6">
            <text:p>Железнодорожная</text:p>
          </table:table-cell>
          <table:table-cell office:value-type="float" office:value="5" table:formula="of:=VLOOKUP([.D105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59" table:style-name="ce4">
            <text:p>1059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5880" table:style-name="ce5">
            <text:p>5880</text:p>
          </table:table-cell>
          <table:table-cell office:value-type="string" office:string-value="Фонд управления ЖК Сити-Парк" table:formula="of:=VLOOKUP([.E1060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060];[Лицевые_счета.A:.G];2;0)" table:style-name="ce6">
            <text:p>Железнодорожная</text:p>
          </table:table-cell>
          <table:table-cell office:value-type="float" office:value="5" table:formula="of:=VLOOKUP([.D106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60" table:style-name="ce4">
            <text:p>1060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3325" table:style-name="ce5">
            <text:p>3325</text:p>
          </table:table-cell>
          <table:table-cell office:value-type="string" office:string-value="Фонд управления ЖК Сити-Парк" table:formula="of:=VLOOKUP([.E1061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061];[Лицевые_счета.A:.G];2;0)" table:style-name="ce6">
            <text:p>Железнодорожная</text:p>
          </table:table-cell>
          <table:table-cell office:value-type="float" office:value="5" table:formula="of:=VLOOKUP([.D106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61" table:style-name="ce4">
            <text:p>1061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5752" table:style-name="ce5">
            <text:p>5752</text:p>
          </table:table-cell>
          <table:table-cell office:value-type="string" office:string-value="Фонд управления ЖК Сити-Парк" table:formula="of:=VLOOKUP([.E1062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062];[Лицевые_счета.A:.G];2;0)" table:style-name="ce6">
            <text:p>Железнодорожная</text:p>
          </table:table-cell>
          <table:table-cell office:value-type="float" office:value="5" table:formula="of:=VLOOKUP([.D106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62" table:style-name="ce4">
            <text:p>1062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5807" table:style-name="ce5">
            <text:p>5807</text:p>
          </table:table-cell>
          <table:table-cell office:value-type="string" office:string-value="Фонд управления ЖК Сити-Парк" table:formula="of:=VLOOKUP([.E1063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063];[Лицевые_счета.A:.G];2;0)" table:style-name="ce6">
            <text:p>Железнодорожная</text:p>
          </table:table-cell>
          <table:table-cell office:value-type="float" office:value="5" table:formula="of:=VLOOKUP([.D106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63" table:style-name="ce4">
            <text:p>1063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3076" table:style-name="ce5">
            <text:p>3076</text:p>
          </table:table-cell>
          <table:table-cell office:value-type="string" office:string-value="Фонд управления ЖК Сити-Парк" table:formula="of:=VLOOKUP([.E1064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064];[Лицевые_счета.A:.G];2;0)" table:style-name="ce6">
            <text:p>Железнодорожная</text:p>
          </table:table-cell>
          <table:table-cell office:value-type="float" office:value="5" table:formula="of:=VLOOKUP([.D106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64" table:style-name="ce4">
            <text:p>1064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3592" table:style-name="ce5">
            <text:p>3592</text:p>
          </table:table-cell>
          <table:table-cell office:value-type="string" office:string-value="Фонд управления ЖК Сити-Парк" table:formula="of:=VLOOKUP([.E1065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065];[Лицевые_счета.A:.G];2;0)" table:style-name="ce6">
            <text:p>Железнодорожная</text:p>
          </table:table-cell>
          <table:table-cell office:value-type="float" office:value="5" table:formula="of:=VLOOKUP([.D106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65" table:style-name="ce4">
            <text:p>1065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2979" table:style-name="ce5">
            <text:p>2979</text:p>
          </table:table-cell>
          <table:table-cell office:value-type="string" office:string-value="Жилищник" table:formula="of:=VLOOKUP([.E1066];[Управляющие_компании.A:.C];2;0)" table:style-name="ce1">
            <text:p>Жилищник</text:p>
          </table:table-cell>
          <table:table-cell office:value-type="string" office:string-value="Волкова" table:formula="of:=VLOOKUP([.D1066];[Лицевые_счета.A:.G];2;0)" table:style-name="ce6">
            <text:p>Волкова</text:p>
          </table:table-cell>
          <table:table-cell office:value-type="float" office:value="14" table:formula="of:=VLOOKUP([.D1066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66" table:style-name="ce4">
            <text:p>1066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5256" table:style-name="ce5">
            <text:p>5256</text:p>
          </table:table-cell>
          <table:table-cell office:value-type="string" office:string-value="Фонд управления ЖК Сити-Парк" table:formula="of:=VLOOKUP([.E1067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067];[Лицевые_счета.A:.G];2;0)" table:style-name="ce6">
            <text:p>Железнодорожная</text:p>
          </table:table-cell>
          <table:table-cell office:value-type="float" office:value="5" table:formula="of:=VLOOKUP([.D106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67" table:style-name="ce4">
            <text:p>1067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5160" table:style-name="ce5">
            <text:p>5160</text:p>
          </table:table-cell>
          <table:table-cell office:value-type="string" office:string-value="Фонд управления ЖК Сити-Парк" table:formula="of:=VLOOKUP([.E1068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068];[Лицевые_счета.A:.G];2;0)" table:style-name="ce6">
            <text:p>Железнодорожная</text:p>
          </table:table-cell>
          <table:table-cell office:value-type="float" office:value="5" table:formula="of:=VLOOKUP([.D106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68" table:style-name="ce4">
            <text:p>1068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3347" table:style-name="ce5">
            <text:p>3347</text:p>
          </table:table-cell>
          <table:table-cell office:value-type="string" office:string-value="Фонд управления ЖК Сити-Парк" table:formula="of:=VLOOKUP([.E1069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069];[Лицевые_счета.A:.G];2;0)" table:style-name="ce6">
            <text:p>Железнодорожная</text:p>
          </table:table-cell>
          <table:table-cell office:value-type="float" office:value="5" table:formula="of:=VLOOKUP([.D106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69" table:style-name="ce4">
            <text:p>1069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5772" table:style-name="ce5">
            <text:p>5772</text:p>
          </table:table-cell>
          <table:table-cell office:value-type="string" office:string-value="Фонд управления ЖК Сити-Парк" table:formula="of:=VLOOKUP([.E1070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070];[Лицевые_счета.A:.G];2;0)" table:style-name="ce6">
            <text:p>Железнодорожная</text:p>
          </table:table-cell>
          <table:table-cell office:value-type="float" office:value="5" table:formula="of:=VLOOKUP([.D107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70" table:style-name="ce4">
            <text:p>1070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3163" table:style-name="ce5">
            <text:p>3163</text:p>
          </table:table-cell>
          <table:table-cell office:value-type="string" office:string-value="Фонд управления ЖК Сити-Парк" table:formula="of:=VLOOKUP([.E1071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071];[Лицевые_счета.A:.G];2;0)" table:style-name="ce6">
            <text:p>Железнодорожная</text:p>
          </table:table-cell>
          <table:table-cell office:value-type="float" office:value="5" table:formula="of:=VLOOKUP([.D107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71" table:style-name="ce4">
            <text:p>1071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6453" table:style-name="ce5">
            <text:p>6453</text:p>
          </table:table-cell>
          <table:table-cell office:value-type="string" office:string-value="Фонд управления ЖК Сити-Парк" table:formula="of:=VLOOKUP([.E1072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072];[Лицевые_счета.A:.G];2;0)" table:style-name="ce6">
            <text:p>Железнодорожная</text:p>
          </table:table-cell>
          <table:table-cell office:value-type="float" office:value="5" table:formula="of:=VLOOKUP([.D107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72" table:style-name="ce4">
            <text:p>1072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3807" table:style-name="ce5">
            <text:p>3807</text:p>
          </table:table-cell>
          <table:table-cell office:value-type="string" office:string-value="Фонд управления ЖК Сити-Парк" table:formula="of:=VLOOKUP([.E1073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073];[Лицевые_счета.A:.G];2;0)" table:style-name="ce6">
            <text:p>Железнодорожная</text:p>
          </table:table-cell>
          <table:table-cell office:value-type="float" office:value="5" table:formula="of:=VLOOKUP([.D107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73" table:style-name="ce4">
            <text:p>1073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6019" table:style-name="ce5">
            <text:p>6019</text:p>
          </table:table-cell>
          <table:table-cell office:value-type="string" office:string-value="Фонд управления ЖК Сити-Парк" table:formula="of:=VLOOKUP([.E1074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074];[Лицевые_счета.A:.G];2;0)" table:style-name="ce6">
            <text:p>Железнодорожная</text:p>
          </table:table-cell>
          <table:table-cell office:value-type="float" office:value="5" table:formula="of:=VLOOKUP([.D107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74" table:style-name="ce4">
            <text:p>1074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3895" table:style-name="ce5">
            <text:p>3895</text:p>
          </table:table-cell>
          <table:table-cell office:value-type="string" office:string-value="Фонд управления ЖК Сити-Парк" table:formula="of:=VLOOKUP([.E1075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075];[Лицевые_счета.A:.G];2;0)" table:style-name="ce6">
            <text:p>Железнодорожная</text:p>
          </table:table-cell>
          <table:table-cell office:value-type="float" office:value="5" table:formula="of:=VLOOKUP([.D107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75" table:style-name="ce4">
            <text:p>1075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3153" table:style-name="ce5">
            <text:p>3153</text:p>
          </table:table-cell>
          <table:table-cell office:value-type="string" office:string-value="Фонд управления ЖК Сити-Парк" table:formula="of:=VLOOKUP([.E1076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076];[Лицевые_счета.A:.G];2;0)" table:style-name="ce6">
            <text:p>Железнодорожная</text:p>
          </table:table-cell>
          <table:table-cell office:value-type="float" office:value="5" table:formula="of:=VLOOKUP([.D1076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76" table:style-name="ce4">
            <text:p>1076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4409" table:style-name="ce5">
            <text:p>4409</text:p>
          </table:table-cell>
          <table:table-cell office:value-type="string" office:string-value="Жилищник" table:formula="of:=VLOOKUP([.E1077];[Управляющие_компании.A:.C];2;0)" table:style-name="ce1">
            <text:p>Жилищник</text:p>
          </table:table-cell>
          <table:table-cell office:value-type="string" office:string-value="Волкова" table:formula="of:=VLOOKUP([.D1077];[Лицевые_счета.A:.G];2;0)" table:style-name="ce6">
            <text:p>Волкова</text:p>
          </table:table-cell>
          <table:table-cell office:value-type="float" office:value="14" table:formula="of:=VLOOKUP([.D1077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77" table:style-name="ce4">
            <text:p>1077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4879" table:style-name="ce5">
            <text:p>4879</text:p>
          </table:table-cell>
          <table:table-cell office:value-type="string" office:string-value="Фонд управления ЖК Сити-Парк" table:formula="of:=VLOOKUP([.E1078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078];[Лицевые_счета.A:.G];2;0)" table:style-name="ce6">
            <text:p>Железнодорожная</text:p>
          </table:table-cell>
          <table:table-cell office:value-type="float" office:value="5" table:formula="of:=VLOOKUP([.D107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78" table:style-name="ce4">
            <text:p>1078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2986" table:style-name="ce5">
            <text:p>2986</text:p>
          </table:table-cell>
          <table:table-cell office:value-type="string" office:string-value="Фонд управления ЖК Сити-Парк" table:formula="of:=VLOOKUP([.E1079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079];[Лицевые_счета.A:.G];2;0)" table:style-name="ce6">
            <text:p>Железнодорожная</text:p>
          </table:table-cell>
          <table:table-cell office:value-type="float" office:value="5" table:formula="of:=VLOOKUP([.D107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79" table:style-name="ce4">
            <text:p>1079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3610" table:style-name="ce5">
            <text:p>3610</text:p>
          </table:table-cell>
          <table:table-cell office:value-type="string" office:string-value="Фонд управления ЖК Сити-Парк" table:formula="of:=VLOOKUP([.E1080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080];[Лицевые_счета.A:.G];2;0)" table:style-name="ce6">
            <text:p>Железнодорожная</text:p>
          </table:table-cell>
          <table:table-cell office:value-type="float" office:value="5" table:formula="of:=VLOOKUP([.D108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80" table:style-name="ce4">
            <text:p>1080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3746" table:style-name="ce5">
            <text:p>3746</text:p>
          </table:table-cell>
          <table:table-cell office:value-type="string" office:string-value="Фонд управления ЖК Сити-Парк" table:formula="of:=VLOOKUP([.E1081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081];[Лицевые_счета.A:.G];2;0)" table:style-name="ce6">
            <text:p>Железнодорожная</text:p>
          </table:table-cell>
          <table:table-cell office:value-type="float" office:value="5" table:formula="of:=VLOOKUP([.D108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81" table:style-name="ce4">
            <text:p>1081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3093" table:style-name="ce5">
            <text:p>3093</text:p>
          </table:table-cell>
          <table:table-cell office:value-type="string" office:string-value="Фонд управления ЖК Сити-Парк" table:formula="of:=VLOOKUP([.E1082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082];[Лицевые_счета.A:.G];2;0)" table:style-name="ce6">
            <text:p>Железнодорожная</text:p>
          </table:table-cell>
          <table:table-cell office:value-type="float" office:value="5" table:formula="of:=VLOOKUP([.D108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82" table:style-name="ce4">
            <text:p>1082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Начисление</text:p>
          </table:table-cell>
          <table:table-cell office:value-type="float" office:value="6835" table:style-name="ce5">
            <text:p>6835</text:p>
          </table:table-cell>
          <table:table-cell office:value-type="string" office:string-value="Фонд управления ЖК Сити-Парк" table:formula="of:=VLOOKUP([.E1083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083];[Лицевые_счета.A:.G];2;0)" table:style-name="ce6">
            <text:p>Железнодорожная</text:p>
          </table:table-cell>
          <table:table-cell office:value-type="float" office:value="5" table:formula="of:=VLOOKUP([.D108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83" table:style-name="ce4">
            <text:p>1083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3422" table:style-name="ce5">
            <text:p>3422</text:p>
          </table:table-cell>
          <table:table-cell office:value-type="string" office:string-value="Жилищник" table:formula="of:=VLOOKUP([.E1084];[Управляющие_компании.A:.C];2;0)" table:style-name="ce1">
            <text:p>Жилищник</text:p>
          </table:table-cell>
          <table:table-cell office:value-type="string" office:string-value="Пушкина" table:formula="of:=VLOOKUP([.D1084];[Лицевые_счета.A:.G];2;0)" table:style-name="ce6">
            <text:p>Пушкина</text:p>
          </table:table-cell>
          <table:table-cell office:value-type="float" office:value="2" table:formula="of:=VLOOKUP([.D1084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84" table:style-name="ce4">
            <text:p>1084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4334" table:style-name="ce5">
            <text:p>4334</text:p>
          </table:table-cell>
          <table:table-cell office:value-type="string" office:string-value="Жилищник" table:formula="of:=VLOOKUP([.E1085];[Управляющие_компании.A:.C];2;0)" table:style-name="ce1">
            <text:p>Жилищник</text:p>
          </table:table-cell>
          <table:table-cell office:value-type="string" office:string-value="Пушкина" table:formula="of:=VLOOKUP([.D1085];[Лицевые_счета.A:.G];2;0)" table:style-name="ce6">
            <text:p>Пушкина</text:p>
          </table:table-cell>
          <table:table-cell office:value-type="float" office:value="2" table:formula="of:=VLOOKUP([.D1085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85" table:style-name="ce4">
            <text:p>1085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5386" table:style-name="ce5">
            <text:p>5386</text:p>
          </table:table-cell>
          <table:table-cell office:value-type="string" office:string-value="Жилищник" table:formula="of:=VLOOKUP([.E1086];[Управляющие_компании.A:.C];2;0)" table:style-name="ce1">
            <text:p>Жилищник</text:p>
          </table:table-cell>
          <table:table-cell office:value-type="string" office:string-value="Пушкина" table:formula="of:=VLOOKUP([.D1086];[Лицевые_счета.A:.G];2;0)" table:style-name="ce6">
            <text:p>Пушкина</text:p>
          </table:table-cell>
          <table:table-cell office:value-type="float" office:value="2" table:formula="of:=VLOOKUP([.D1086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86" table:style-name="ce4">
            <text:p>1086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3006" table:style-name="ce5">
            <text:p>3006</text:p>
          </table:table-cell>
          <table:table-cell office:value-type="string" office:string-value="Жилищник" table:formula="of:=VLOOKUP([.E1087];[Управляющие_компании.A:.C];2;0)" table:style-name="ce1">
            <text:p>Жилищник</text:p>
          </table:table-cell>
          <table:table-cell office:value-type="string" office:string-value="Пушкина" table:formula="of:=VLOOKUP([.D1087];[Лицевые_счета.A:.G];2;0)" table:style-name="ce6">
            <text:p>Пушкина</text:p>
          </table:table-cell>
          <table:table-cell office:value-type="float" office:value="2" table:formula="of:=VLOOKUP([.D1087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87" table:style-name="ce4">
            <text:p>1087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4552" table:style-name="ce5">
            <text:p>4552</text:p>
          </table:table-cell>
          <table:table-cell office:value-type="string" office:string-value="Жилищник" table:formula="of:=VLOOKUP([.E1088];[Управляющие_компании.A:.C];2;0)" table:style-name="ce1">
            <text:p>Жилищник</text:p>
          </table:table-cell>
          <table:table-cell office:value-type="string" office:string-value="Волкова" table:formula="of:=VLOOKUP([.D1088];[Лицевые_счета.A:.G];2;0)" table:style-name="ce6">
            <text:p>Волкова</text:p>
          </table:table-cell>
          <table:table-cell office:value-type="float" office:value="14" table:formula="of:=VLOOKUP([.D1088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88" table:style-name="ce4">
            <text:p>1088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4684" table:style-name="ce5">
            <text:p>4684</text:p>
          </table:table-cell>
          <table:table-cell office:value-type="string" office:string-value="Жилищник" table:formula="of:=VLOOKUP([.E1089];[Управляющие_компании.A:.C];2;0)" table:style-name="ce1">
            <text:p>Жилищник</text:p>
          </table:table-cell>
          <table:table-cell office:value-type="string" office:string-value="Пушкина" table:formula="of:=VLOOKUP([.D1089];[Лицевые_счета.A:.G];2;0)" table:style-name="ce6">
            <text:p>Пушкина</text:p>
          </table:table-cell>
          <table:table-cell office:value-type="float" office:value="2" table:formula="of:=VLOOKUP([.D1089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89" table:style-name="ce4">
            <text:p>1089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6813" table:style-name="ce5">
            <text:p>6813</text:p>
          </table:table-cell>
          <table:table-cell office:value-type="string" office:string-value="Жилищник" table:formula="of:=VLOOKUP([.E1090];[Управляющие_компании.A:.C];2;0)" table:style-name="ce1">
            <text:p>Жилищник</text:p>
          </table:table-cell>
          <table:table-cell office:value-type="string" office:string-value="Пушкина" table:formula="of:=VLOOKUP([.D1090];[Лицевые_счета.A:.G];2;0)" table:style-name="ce6">
            <text:p>Пушкина</text:p>
          </table:table-cell>
          <table:table-cell office:value-type="float" office:value="2" table:formula="of:=VLOOKUP([.D1090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90" table:style-name="ce4">
            <text:p>1090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5319" table:style-name="ce5">
            <text:p>5319</text:p>
          </table:table-cell>
          <table:table-cell office:value-type="string" office:string-value="Жилищник" table:formula="of:=VLOOKUP([.E1091];[Управляющие_компании.A:.C];2;0)" table:style-name="ce1">
            <text:p>Жилищник</text:p>
          </table:table-cell>
          <table:table-cell office:value-type="string" office:string-value="Пушкина" table:formula="of:=VLOOKUP([.D1091];[Лицевые_счета.A:.G];2;0)" table:style-name="ce6">
            <text:p>Пушкина</text:p>
          </table:table-cell>
          <table:table-cell office:value-type="float" office:value="2" table:formula="of:=VLOOKUP([.D1091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91" table:style-name="ce4">
            <text:p>1091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3887" table:style-name="ce5">
            <text:p>3887</text:p>
          </table:table-cell>
          <table:table-cell office:value-type="string" office:string-value="Жилищник" table:formula="of:=VLOOKUP([.E1092];[Управляющие_компании.A:.C];2;0)" table:style-name="ce1">
            <text:p>Жилищник</text:p>
          </table:table-cell>
          <table:table-cell office:value-type="string" office:string-value="Пушкина" table:formula="of:=VLOOKUP([.D1092];[Лицевые_счета.A:.G];2;0)" table:style-name="ce6">
            <text:p>Пушкина</text:p>
          </table:table-cell>
          <table:table-cell office:value-type="float" office:value="2" table:formula="of:=VLOOKUP([.D1092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92" table:style-name="ce4">
            <text:p>1092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5495" table:style-name="ce5">
            <text:p>5495</text:p>
          </table:table-cell>
          <table:table-cell office:value-type="string" office:string-value="Жилищник" table:formula="of:=VLOOKUP([.E1093];[Управляющие_компании.A:.C];2;0)" table:style-name="ce1">
            <text:p>Жилищник</text:p>
          </table:table-cell>
          <table:table-cell office:value-type="string" office:string-value="Пушкина" table:formula="of:=VLOOKUP([.D1093];[Лицевые_счета.A:.G];2;0)" table:style-name="ce6">
            <text:p>Пушкина</text:p>
          </table:table-cell>
          <table:table-cell office:value-type="float" office:value="2" table:formula="of:=VLOOKUP([.D1093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93" table:style-name="ce4">
            <text:p>1093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Начисление</text:p>
          </table:table-cell>
          <table:table-cell office:value-type="float" office:value="3408" table:style-name="ce5">
            <text:p>3408</text:p>
          </table:table-cell>
          <table:table-cell office:value-type="string" office:string-value="Жилищник" table:formula="of:=VLOOKUP([.E1094];[Управляющие_компании.A:.C];2;0)" table:style-name="ce1">
            <text:p>Жилищник</text:p>
          </table:table-cell>
          <table:table-cell office:value-type="string" office:string-value="Пушкина" table:formula="of:=VLOOKUP([.D1094];[Лицевые_счета.A:.G];2;0)" table:style-name="ce6">
            <text:p>Пушкина</text:p>
          </table:table-cell>
          <table:table-cell office:value-type="float" office:value="2" table:formula="of:=VLOOKUP([.D1094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94" table:style-name="ce4">
            <text:p>1094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Начисление</text:p>
          </table:table-cell>
          <table:table-cell office:value-type="float" office:value="6314" table:style-name="ce5">
            <text:p>6314</text:p>
          </table:table-cell>
          <table:table-cell office:value-type="string" office:string-value="СтройЭксКапиталл" table:formula="of:=VLOOKUP([.E1095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1095];[Лицевые_счета.A:.G];2;0)" table:style-name="ce6">
            <text:p>Гоголя</text:p>
          </table:table-cell>
          <table:table-cell office:value-type="float" office:value="7" table:formula="of:=VLOOKUP([.D1095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95" table:style-name="ce4">
            <text:p>1095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Начисление</text:p>
          </table:table-cell>
          <table:table-cell office:value-type="float" office:value="5593" table:style-name="ce5">
            <text:p>5593</text:p>
          </table:table-cell>
          <table:table-cell office:value-type="string" office:string-value="СтройЭксКапиталл" table:formula="of:=VLOOKUP([.E1096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1096];[Лицевые_счета.A:.G];2;0)" table:style-name="ce6">
            <text:p>Гоголя</text:p>
          </table:table-cell>
          <table:table-cell office:value-type="float" office:value="7" table:formula="of:=VLOOKUP([.D1096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96" table:style-name="ce4">
            <text:p>1096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6H0M0S" table:style-name="ce16">
            <text:p>6:0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Начисление</text:p>
          </table:table-cell>
          <table:table-cell office:value-type="float" office:value="5984" table:style-name="ce5">
            <text:p>5984</text:p>
          </table:table-cell>
          <table:table-cell office:value-type="string" office:string-value="СтройЭксКапиталл" table:formula="of:=VLOOKUP([.E1097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1097];[Лицевые_счета.A:.G];2;0)" table:style-name="ce6">
            <text:p>Гоголя</text:p>
          </table:table-cell>
          <table:table-cell office:value-type="float" office:value="7" table:formula="of:=VLOOKUP([.D1097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97" table:style-name="ce4">
            <text:p>1097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16H26M0S" table:style-name="ce16">
            <text:p>16:26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4319" table:style-name="ce5">
            <text:p>4319</text:p>
          </table:table-cell>
          <table:table-cell office:value-type="string" office:string-value="Фонд управления ЖК Сити-Парк" table:formula="of:=VLOOKUP([.E1098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098];[Лицевые_счета.A:.G];2;0)" table:style-name="ce6">
            <text:p>Железнодорожная</text:p>
          </table:table-cell>
          <table:table-cell office:value-type="float" office:value="5" table:formula="of:=VLOOKUP([.D109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98" table:style-name="ce4">
            <text:p>1098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20H48M0S" table:style-name="ce16">
            <text:p>20:48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3347" table:style-name="ce5">
            <text:p>3347</text:p>
          </table:table-cell>
          <table:table-cell office:value-type="string" office:string-value="Фонд управления ЖК Сити-Парк" table:formula="of:=VLOOKUP([.E1099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099];[Лицевые_счета.A:.G];2;0)" table:style-name="ce6">
            <text:p>Железнодорожная</text:p>
          </table:table-cell>
          <table:table-cell office:value-type="float" office:value="5" table:formula="of:=VLOOKUP([.D109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99" table:style-name="ce4">
            <text:p>1099</text:p>
          </table:table-cell>
          <table:table-cell office:value-type="date" office:date-value="2021-09-01T00:00:00" table:style-name="ce14">
            <text:p>01.09.2021</text:p>
          </table:table-cell>
          <table:table-cell office:value-type="time" office:time-value="PT22H59M0S" table:style-name="ce16">
            <text:p>22:59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5319" table:style-name="ce5">
            <text:p>5319</text:p>
          </table:table-cell>
          <table:table-cell office:value-type="string" office:string-value="Жилищник" table:formula="of:=VLOOKUP([.E1100];[Управляющие_компании.A:.C];2;0)" table:style-name="ce1">
            <text:p>Жилищник</text:p>
          </table:table-cell>
          <table:table-cell office:value-type="string" office:string-value="Пушкина" table:formula="of:=VLOOKUP([.D1100];[Лицевые_счета.A:.G];2;0)" table:style-name="ce6">
            <text:p>Пушкина</text:p>
          </table:table-cell>
          <table:table-cell office:value-type="float" office:value="2" table:formula="of:=VLOOKUP([.D1100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00" table:style-name="ce4">
            <text:p>1100</text:p>
          </table:table-cell>
          <table:table-cell office:value-type="date" office:date-value="2021-09-02T00:00:00" table:style-name="ce14">
            <text:p>02.09.2021</text:p>
          </table:table-cell>
          <table:table-cell office:value-type="time" office:time-value="PT9H48M0S" table:style-name="ce16">
            <text:p>9:48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5664" table:style-name="ce5">
            <text:p>5664</text:p>
          </table:table-cell>
          <table:table-cell office:value-type="string" office:string-value="Фонд управления ЖК Сити-Парк" table:formula="of:=VLOOKUP([.E1101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101];[Лицевые_счета.A:.G];2;0)" table:style-name="ce6">
            <text:p>Железнодорожная</text:p>
          </table:table-cell>
          <table:table-cell office:value-type="float" office:value="5" table:formula="of:=VLOOKUP([.D110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01" table:style-name="ce4">
            <text:p>1101</text:p>
          </table:table-cell>
          <table:table-cell office:value-type="date" office:date-value="2021-09-02T00:00:00" table:style-name="ce14">
            <text:p>02.09.2021</text:p>
          </table:table-cell>
          <table:table-cell office:value-type="time" office:time-value="PT18H7M0S" table:style-name="ce16">
            <text:p>18:07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Оплата</text:p>
          </table:table-cell>
          <table:table-cell office:value-type="float" office:value="5659" table:style-name="ce5">
            <text:p>5659</text:p>
          </table:table-cell>
          <table:table-cell office:value-type="string" office:string-value="СтройЭксКапиталл" table:formula="of:=VLOOKUP([.E1102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1102];[Лицевые_счета.A:.G];2;0)" table:style-name="ce6">
            <text:p>Гоголя</text:p>
          </table:table-cell>
          <table:table-cell office:value-type="float" office:value="7" table:formula="of:=VLOOKUP([.D1102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02" table:style-name="ce4">
            <text:p>1102</text:p>
          </table:table-cell>
          <table:table-cell office:value-type="date" office:date-value="2021-09-03T00:00:00" table:style-name="ce14">
            <text:p>03.09.2021</text:p>
          </table:table-cell>
          <table:table-cell office:value-type="time" office:time-value="PT8H48M0S" table:style-name="ce16">
            <text:p>8:48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4684" table:style-name="ce5">
            <text:p>4684</text:p>
          </table:table-cell>
          <table:table-cell office:value-type="string" office:string-value="Жилищник" table:formula="of:=VLOOKUP([.E1103];[Управляющие_компании.A:.C];2;0)" table:style-name="ce1">
            <text:p>Жилищник</text:p>
          </table:table-cell>
          <table:table-cell office:value-type="string" office:string-value="Пушкина" table:formula="of:=VLOOKUP([.D1103];[Лицевые_счета.A:.G];2;0)" table:style-name="ce6">
            <text:p>Пушкина</text:p>
          </table:table-cell>
          <table:table-cell office:value-type="float" office:value="2" table:formula="of:=VLOOKUP([.D1103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03" table:style-name="ce4">
            <text:p>1103</text:p>
          </table:table-cell>
          <table:table-cell office:value-type="date" office:date-value="2021-09-03T00:00:00" table:style-name="ce14">
            <text:p>03.09.2021</text:p>
          </table:table-cell>
          <table:table-cell office:value-type="time" office:time-value="PT9H51M0S" table:style-name="ce16">
            <text:p>9:51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3093" table:style-name="ce5">
            <text:p>3093</text:p>
          </table:table-cell>
          <table:table-cell office:value-type="string" office:string-value="Фонд управления ЖК Сити-Парк" table:formula="of:=VLOOKUP([.E1104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104];[Лицевые_счета.A:.G];2;0)" table:style-name="ce6">
            <text:p>Железнодорожная</text:p>
          </table:table-cell>
          <table:table-cell office:value-type="float" office:value="5" table:formula="of:=VLOOKUP([.D110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04" table:style-name="ce4">
            <text:p>1104</text:p>
          </table:table-cell>
          <table:table-cell office:value-type="date" office:date-value="2021-09-03T00:00:00" table:style-name="ce14">
            <text:p>03.09.2021</text:p>
          </table:table-cell>
          <table:table-cell office:value-type="time" office:time-value="PT10H24M0S" table:style-name="ce16">
            <text:p>10:24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6453" table:style-name="ce5">
            <text:p>6453</text:p>
          </table:table-cell>
          <table:table-cell office:value-type="string" office:string-value="Фонд управления ЖК Сити-Парк" table:formula="of:=VLOOKUP([.E1105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105];[Лицевые_счета.A:.G];2;0)" table:style-name="ce6">
            <text:p>Железнодорожная</text:p>
          </table:table-cell>
          <table:table-cell office:value-type="float" office:value="5" table:formula="of:=VLOOKUP([.D110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05" table:style-name="ce4">
            <text:p>1105</text:p>
          </table:table-cell>
          <table:table-cell office:value-type="date" office:date-value="2021-09-03T00:00:00" table:style-name="ce14">
            <text:p>03.09.2021</text:p>
          </table:table-cell>
          <table:table-cell office:value-type="time" office:time-value="PT10H40M0S" table:style-name="ce16">
            <text:p>10:4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4800" table:style-name="ce5">
            <text:p>4800</text:p>
          </table:table-cell>
          <table:table-cell office:value-type="string" office:string-value="Город 1" table:formula="of:=VLOOKUP([.E1106];[Управляющие_компании.A:.C];2;0)" table:style-name="ce1">
            <text:p>Город 1</text:p>
          </table:table-cell>
          <table:table-cell office:value-type="string" office:string-value="Гоголя" table:formula="of:=VLOOKUP([.D1106];[Лицевые_счета.A:.G];2;0)" table:style-name="ce6">
            <text:p>Гоголя</text:p>
          </table:table-cell>
          <table:table-cell office:value-type="float" office:value="8" table:formula="of:=VLOOKUP([.D1106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06" table:style-name="ce4">
            <text:p>1106</text:p>
          </table:table-cell>
          <table:table-cell office:value-type="date" office:date-value="2021-09-03T00:00:00" table:style-name="ce14">
            <text:p>03.09.2021</text:p>
          </table:table-cell>
          <table:table-cell office:value-type="time" office:time-value="PT13H36M0S" table:style-name="ce16">
            <text:p>13:36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4552" table:style-name="ce5">
            <text:p>4552</text:p>
          </table:table-cell>
          <table:table-cell office:value-type="string" office:string-value="Жилищник" table:formula="of:=VLOOKUP([.E1107];[Управляющие_компании.A:.C];2;0)" table:style-name="ce1">
            <text:p>Жилищник</text:p>
          </table:table-cell>
          <table:table-cell office:value-type="string" office:string-value="Волкова" table:formula="of:=VLOOKUP([.D1107];[Лицевые_счета.A:.G];2;0)" table:style-name="ce6">
            <text:p>Волкова</text:p>
          </table:table-cell>
          <table:table-cell office:value-type="float" office:value="14" table:formula="of:=VLOOKUP([.D1107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07" table:style-name="ce4">
            <text:p>1107</text:p>
          </table:table-cell>
          <table:table-cell office:value-type="date" office:date-value="2021-09-05T00:00:00" table:style-name="ce14">
            <text:p>05.09.2021</text:p>
          </table:table-cell>
          <table:table-cell office:value-type="time" office:time-value="PT9H47M0S" table:style-name="ce16">
            <text:p>9:47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4836" table:style-name="ce5">
            <text:p>4836</text:p>
          </table:table-cell>
          <table:table-cell office:value-type="string" office:string-value="Стрела" table:formula="of:=VLOOKUP([.E1108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1108];[Лицевые_счета.A:.G];2;0)" table:style-name="ce6">
            <text:p>Железнодорожная</text:p>
          </table:table-cell>
          <table:table-cell office:value-type="float" office:value="4" table:formula="of:=VLOOKUP([.D1108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08" table:style-name="ce4">
            <text:p>1108</text:p>
          </table:table-cell>
          <table:table-cell office:value-type="date" office:date-value="2021-09-05T00:00:00" table:style-name="ce14">
            <text:p>05.09.2021</text:p>
          </table:table-cell>
          <table:table-cell office:value-type="time" office:time-value="PT9H49M0S" table:style-name="ce16">
            <text:p>9:49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5361" table:style-name="ce5">
            <text:p>5361</text:p>
          </table:table-cell>
          <table:table-cell office:value-type="string" office:string-value="Город 1" table:formula="of:=VLOOKUP([.E1109];[Управляющие_компании.A:.C];2;0)" table:style-name="ce1">
            <text:p>Город 1</text:p>
          </table:table-cell>
          <table:table-cell office:value-type="string" office:string-value="Гоголя" table:formula="of:=VLOOKUP([.D1109];[Лицевые_счета.A:.G];2;0)" table:style-name="ce6">
            <text:p>Гоголя</text:p>
          </table:table-cell>
          <table:table-cell office:value-type="float" office:value="8" table:formula="of:=VLOOKUP([.D1109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09" table:style-name="ce4">
            <text:p>1109</text:p>
          </table:table-cell>
          <table:table-cell office:value-type="date" office:date-value="2021-09-05T00:00:00" table:style-name="ce14">
            <text:p>05.09.2021</text:p>
          </table:table-cell>
          <table:table-cell office:value-type="time" office:time-value="PT16H33M0S" table:style-name="ce16">
            <text:p>16:33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4333" table:style-name="ce5">
            <text:p>4333</text:p>
          </table:table-cell>
          <table:table-cell office:value-type="string" office:string-value="Город 1" table:formula="of:=VLOOKUP([.E1110];[Управляющие_компании.A:.C];2;0)" table:style-name="ce1">
            <text:p>Город 1</text:p>
          </table:table-cell>
          <table:table-cell office:value-type="string" office:string-value="Гоголя" table:formula="of:=VLOOKUP([.D1110];[Лицевые_счета.A:.G];2;0)" table:style-name="ce6">
            <text:p>Гоголя</text:p>
          </table:table-cell>
          <table:table-cell office:value-type="float" office:value="8" table:formula="of:=VLOOKUP([.D1110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10" table:style-name="ce4">
            <text:p>1110</text:p>
          </table:table-cell>
          <table:table-cell office:value-type="date" office:date-value="2021-09-05T00:00:00" table:style-name="ce14">
            <text:p>05.09.2021</text:p>
          </table:table-cell>
          <table:table-cell office:value-type="time" office:time-value="PT16H44M0S" table:style-name="ce16">
            <text:p>16:44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4244" table:style-name="ce5">
            <text:p>4244</text:p>
          </table:table-cell>
          <table:table-cell office:value-type="string" office:string-value="Жилищник" table:formula="of:=VLOOKUP([.E1111];[Управляющие_компании.A:.C];2;0)" table:style-name="ce1">
            <text:p>Жилищник</text:p>
          </table:table-cell>
          <table:table-cell office:value-type="string" office:string-value="Волкова" table:formula="of:=VLOOKUP([.D1111];[Лицевые_счета.A:.G];2;0)" table:style-name="ce6">
            <text:p>Волкова</text:p>
          </table:table-cell>
          <table:table-cell office:value-type="float" office:value="14" table:formula="of:=VLOOKUP([.D1111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11" table:style-name="ce4">
            <text:p>1111</text:p>
          </table:table-cell>
          <table:table-cell office:value-type="date" office:date-value="2021-09-05T00:00:00" table:style-name="ce14">
            <text:p>05.09.2021</text:p>
          </table:table-cell>
          <table:table-cell office:value-type="time" office:time-value="PT23H57M0S" table:style-name="ce16">
            <text:p>23:57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6036" table:style-name="ce5">
            <text:p>6036</text:p>
          </table:table-cell>
          <table:table-cell office:value-type="string" office:string-value="Стрела" table:formula="of:=VLOOKUP([.E1112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1112];[Лицевые_счета.A:.G];2;0)" table:style-name="ce6">
            <text:p>Железнодорожная</text:p>
          </table:table-cell>
          <table:table-cell office:value-type="float" office:value="4" table:formula="of:=VLOOKUP([.D1112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12" table:style-name="ce4">
            <text:p>1112</text:p>
          </table:table-cell>
          <table:table-cell office:value-type="date" office:date-value="2021-09-07T00:00:00" table:style-name="ce14">
            <text:p>07.09.2021</text:p>
          </table:table-cell>
          <table:table-cell office:value-type="time" office:time-value="PT8H36M0S" table:style-name="ce16">
            <text:p>8:36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4632" table:style-name="ce5">
            <text:p>4632</text:p>
          </table:table-cell>
          <table:table-cell office:value-type="string" office:string-value="Фонд управления ЖК Сити-Парк" table:formula="of:=VLOOKUP([.E1113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113];[Лицевые_счета.A:.G];2;0)" table:style-name="ce6">
            <text:p>Железнодорожная</text:p>
          </table:table-cell>
          <table:table-cell office:value-type="float" office:value="5" table:formula="of:=VLOOKUP([.D111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13" table:style-name="ce4">
            <text:p>1113</text:p>
          </table:table-cell>
          <table:table-cell office:value-type="date" office:date-value="2021-09-07T00:00:00" table:style-name="ce14">
            <text:p>07.09.2021</text:p>
          </table:table-cell>
          <table:table-cell office:value-type="time" office:time-value="PT23H28M0S" table:style-name="ce16">
            <text:p>23:28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6228" table:style-name="ce5">
            <text:p>6228</text:p>
          </table:table-cell>
          <table:table-cell office:value-type="string" office:string-value="Жилищник" table:formula="of:=VLOOKUP([.E1114];[Управляющие_компании.A:.C];2;0)" table:style-name="ce1">
            <text:p>Жилищник</text:p>
          </table:table-cell>
          <table:table-cell office:value-type="string" office:string-value="Волкова" table:formula="of:=VLOOKUP([.D1114];[Лицевые_счета.A:.G];2;0)" table:style-name="ce6">
            <text:p>Волкова</text:p>
          </table:table-cell>
          <table:table-cell office:value-type="float" office:value="14" table:formula="of:=VLOOKUP([.D1114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14" table:style-name="ce4">
            <text:p>1114</text:p>
          </table:table-cell>
          <table:table-cell office:value-type="date" office:date-value="2021-09-09T00:00:00" table:style-name="ce14">
            <text:p>09.09.2021</text:p>
          </table:table-cell>
          <table:table-cell office:value-type="time" office:time-value="PT8H2M0S" table:style-name="ce16">
            <text:p>8:02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Оплата</text:p>
          </table:table-cell>
          <table:table-cell office:value-type="float" office:value="3717" table:style-name="ce5">
            <text:p>3717</text:p>
          </table:table-cell>
          <table:table-cell office:value-type="string" office:string-value="СтройЭксКапиталл" table:formula="of:=VLOOKUP([.E1115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1115];[Лицевые_счета.A:.G];2;0)" table:style-name="ce6">
            <text:p>Гоголя</text:p>
          </table:table-cell>
          <table:table-cell office:value-type="float" office:value="7" table:formula="of:=VLOOKUP([.D1115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15" table:style-name="ce4">
            <text:p>1115</text:p>
          </table:table-cell>
          <table:table-cell office:value-type="date" office:date-value="2021-09-09T00:00:00" table:style-name="ce14">
            <text:p>09.09.2021</text:p>
          </table:table-cell>
          <table:table-cell office:value-type="time" office:time-value="PT9H46M0S" table:style-name="ce16">
            <text:p>9:46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5880" table:style-name="ce5">
            <text:p>5880</text:p>
          </table:table-cell>
          <table:table-cell office:value-type="string" office:string-value="Фонд управления ЖК Сити-Парк" table:formula="of:=VLOOKUP([.E1116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116];[Лицевые_счета.A:.G];2;0)" table:style-name="ce6">
            <text:p>Железнодорожная</text:p>
          </table:table-cell>
          <table:table-cell office:value-type="float" office:value="5" table:formula="of:=VLOOKUP([.D1116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16" table:style-name="ce4">
            <text:p>1116</text:p>
          </table:table-cell>
          <table:table-cell office:value-type="date" office:date-value="2021-09-09T00:00:00" table:style-name="ce14">
            <text:p>09.09.2021</text:p>
          </table:table-cell>
          <table:table-cell office:value-type="time" office:time-value="PT10H3M0S" table:style-name="ce16">
            <text:p>10:03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3153" table:style-name="ce5">
            <text:p>3153</text:p>
          </table:table-cell>
          <table:table-cell office:value-type="string" office:string-value="Фонд управления ЖК Сити-Парк" table:formula="of:=VLOOKUP([.E1117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117];[Лицевые_счета.A:.G];2;0)" table:style-name="ce6">
            <text:p>Железнодорожная</text:p>
          </table:table-cell>
          <table:table-cell office:value-type="float" office:value="5" table:formula="of:=VLOOKUP([.D111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17" table:style-name="ce4">
            <text:p>1117</text:p>
          </table:table-cell>
          <table:table-cell office:value-type="date" office:date-value="2021-09-09T00:00:00" table:style-name="ce14">
            <text:p>09.09.2021</text:p>
          </table:table-cell>
          <table:table-cell office:value-type="time" office:time-value="PT17H26M0S" table:style-name="ce16">
            <text:p>17:26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3610" table:style-name="ce5">
            <text:p>3610</text:p>
          </table:table-cell>
          <table:table-cell office:value-type="string" office:string-value="Фонд управления ЖК Сити-Парк" table:formula="of:=VLOOKUP([.E1118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118];[Лицевые_счета.A:.G];2;0)" table:style-name="ce6">
            <text:p>Железнодорожная</text:p>
          </table:table-cell>
          <table:table-cell office:value-type="float" office:value="5" table:formula="of:=VLOOKUP([.D111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18" table:style-name="ce4">
            <text:p>1118</text:p>
          </table:table-cell>
          <table:table-cell office:value-type="date" office:date-value="2021-09-10T00:00:00" table:style-name="ce14">
            <text:p>10.09.2021</text:p>
          </table:table-cell>
          <table:table-cell office:value-type="time" office:time-value="PT8H21M0S" table:style-name="ce16">
            <text:p>8:21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Оплата</text:p>
          </table:table-cell>
          <table:table-cell office:value-type="float" office:value="5984" table:style-name="ce5">
            <text:p>5984</text:p>
          </table:table-cell>
          <table:table-cell office:value-type="string" office:string-value="СтройЭксКапиталл" table:formula="of:=VLOOKUP([.E1119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1119];[Лицевые_счета.A:.G];2;0)" table:style-name="ce6">
            <text:p>Гоголя</text:p>
          </table:table-cell>
          <table:table-cell office:value-type="float" office:value="7" table:formula="of:=VLOOKUP([.D1119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19" table:style-name="ce4">
            <text:p>1119</text:p>
          </table:table-cell>
          <table:table-cell office:value-type="date" office:date-value="2021-09-10T00:00:00" table:style-name="ce14">
            <text:p>10.09.2021</text:p>
          </table:table-cell>
          <table:table-cell office:value-type="time" office:time-value="PT14H54M0S" table:style-name="ce16">
            <text:p>14:54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5495" table:style-name="ce5">
            <text:p>5495</text:p>
          </table:table-cell>
          <table:table-cell office:value-type="string" office:string-value="Жилищник" table:formula="of:=VLOOKUP([.E1120];[Управляющие_компании.A:.C];2;0)" table:style-name="ce1">
            <text:p>Жилищник</text:p>
          </table:table-cell>
          <table:table-cell office:value-type="string" office:string-value="Пушкина" table:formula="of:=VLOOKUP([.D1120];[Лицевые_счета.A:.G];2;0)" table:style-name="ce6">
            <text:p>Пушкина</text:p>
          </table:table-cell>
          <table:table-cell office:value-type="float" office:value="2" table:formula="of:=VLOOKUP([.D1120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20" table:style-name="ce4">
            <text:p>1120</text:p>
          </table:table-cell>
          <table:table-cell office:value-type="date" office:date-value="2021-09-10T00:00:00" table:style-name="ce14">
            <text:p>10.09.2021</text:p>
          </table:table-cell>
          <table:table-cell office:value-type="time" office:time-value="PT16H16M0S" table:style-name="ce16">
            <text:p>16:16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6637" table:style-name="ce5">
            <text:p>6637</text:p>
          </table:table-cell>
          <table:table-cell office:value-type="string" office:string-value="Город 1" table:formula="of:=VLOOKUP([.E1121];[Управляющие_компании.A:.C];2;0)" table:style-name="ce1">
            <text:p>Город 1</text:p>
          </table:table-cell>
          <table:table-cell office:value-type="string" office:string-value="Гоголя" table:formula="of:=VLOOKUP([.D1121];[Лицевые_счета.A:.G];2;0)" table:style-name="ce6">
            <text:p>Гоголя</text:p>
          </table:table-cell>
          <table:table-cell office:value-type="float" office:value="8" table:formula="of:=VLOOKUP([.D1121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21" table:style-name="ce4">
            <text:p>1121</text:p>
          </table:table-cell>
          <table:table-cell office:value-type="date" office:date-value="2021-09-11T00:00:00" table:style-name="ce14">
            <text:p>11.09.2021</text:p>
          </table:table-cell>
          <table:table-cell office:value-type="time" office:time-value="PT11H33M0S" table:style-name="ce16">
            <text:p>11:33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5160" table:style-name="ce5">
            <text:p>5160</text:p>
          </table:table-cell>
          <table:table-cell office:value-type="string" office:string-value="Фонд управления ЖК Сити-Парк" table:formula="of:=VLOOKUP([.E1122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122];[Лицевые_счета.A:.G];2;0)" table:style-name="ce6">
            <text:p>Железнодорожная</text:p>
          </table:table-cell>
          <table:table-cell office:value-type="float" office:value="5" table:formula="of:=VLOOKUP([.D112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22" table:style-name="ce4">
            <text:p>1122</text:p>
          </table:table-cell>
          <table:table-cell office:value-type="date" office:date-value="2021-09-11T00:00:00" table:style-name="ce14">
            <text:p>11.09.2021</text:p>
          </table:table-cell>
          <table:table-cell office:value-type="time" office:time-value="PT14H44M0S" table:style-name="ce16">
            <text:p>14:44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6813" table:style-name="ce5">
            <text:p>6813</text:p>
          </table:table-cell>
          <table:table-cell office:value-type="string" office:string-value="Жилищник" table:formula="of:=VLOOKUP([.E1123];[Управляющие_компании.A:.C];2;0)" table:style-name="ce1">
            <text:p>Жилищник</text:p>
          </table:table-cell>
          <table:table-cell office:value-type="string" office:string-value="Пушкина" table:formula="of:=VLOOKUP([.D1123];[Лицевые_счета.A:.G];2;0)" table:style-name="ce6">
            <text:p>Пушкина</text:p>
          </table:table-cell>
          <table:table-cell office:value-type="float" office:value="2" table:formula="of:=VLOOKUP([.D1123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23" table:style-name="ce4">
            <text:p>1123</text:p>
          </table:table-cell>
          <table:table-cell office:value-type="date" office:date-value="2021-09-12T00:00:00" table:style-name="ce14">
            <text:p>12.09.2021</text:p>
          </table:table-cell>
          <table:table-cell office:value-type="time" office:time-value="PT9H26M0S" table:style-name="ce16">
            <text:p>9:26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Оплата</text:p>
          </table:table-cell>
          <table:table-cell office:value-type="float" office:value="5593" table:style-name="ce5">
            <text:p>5593</text:p>
          </table:table-cell>
          <table:table-cell office:value-type="string" office:string-value="СтройЭксКапиталл" table:formula="of:=VLOOKUP([.E1124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1124];[Лицевые_счета.A:.G];2;0)" table:style-name="ce6">
            <text:p>Гоголя</text:p>
          </table:table-cell>
          <table:table-cell office:value-type="float" office:value="7" table:formula="of:=VLOOKUP([.D1124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24" table:style-name="ce4">
            <text:p>1124</text:p>
          </table:table-cell>
          <table:table-cell office:value-type="date" office:date-value="2021-09-12T00:00:00" table:style-name="ce14">
            <text:p>12.09.2021</text:p>
          </table:table-cell>
          <table:table-cell office:value-type="time" office:time-value="PT20H25M0S" table:style-name="ce16">
            <text:p>20:25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5254" table:style-name="ce5">
            <text:p>5254</text:p>
          </table:table-cell>
          <table:table-cell office:value-type="string" office:string-value="Фонд управления ЖК Сити-Парк" table:formula="of:=VLOOKUP([.E1125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125];[Лицевые_счета.A:.G];2;0)" table:style-name="ce6">
            <text:p>Железнодорожная</text:p>
          </table:table-cell>
          <table:table-cell office:value-type="float" office:value="5" table:formula="of:=VLOOKUP([.D1125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25" table:style-name="ce4">
            <text:p>1125</text:p>
          </table:table-cell>
          <table:table-cell office:value-type="date" office:date-value="2021-09-12T00:00:00" table:style-name="ce14">
            <text:p>12.09.2021</text:p>
          </table:table-cell>
          <table:table-cell office:value-type="time" office:time-value="PT21H37M0S" table:style-name="ce16">
            <text:p>21:37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2848" table:style-name="ce5">
            <text:p>2848</text:p>
          </table:table-cell>
          <table:table-cell office:value-type="string" office:string-value="Стрела" table:formula="of:=VLOOKUP([.E1126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1126];[Лицевые_счета.A:.G];2;0)" table:style-name="ce6">
            <text:p>Железнодорожная</text:p>
          </table:table-cell>
          <table:table-cell office:value-type="float" office:value="4" table:formula="of:=VLOOKUP([.D1126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26" table:style-name="ce4">
            <text:p>1126</text:p>
          </table:table-cell>
          <table:table-cell office:value-type="date" office:date-value="2021-09-14T00:00:00" table:style-name="ce14">
            <text:p>14.09.2021</text:p>
          </table:table-cell>
          <table:table-cell office:value-type="time" office:time-value="PT12H36M0S" table:style-name="ce16">
            <text:p>12:36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3006" table:style-name="ce5">
            <text:p>3006</text:p>
          </table:table-cell>
          <table:table-cell office:value-type="string" office:string-value="Жилищник" table:formula="of:=VLOOKUP([.E1127];[Управляющие_компании.A:.C];2;0)" table:style-name="ce1">
            <text:p>Жилищник</text:p>
          </table:table-cell>
          <table:table-cell office:value-type="string" office:string-value="Пушкина" table:formula="of:=VLOOKUP([.D1127];[Лицевые_счета.A:.G];2;0)" table:style-name="ce6">
            <text:p>Пушкина</text:p>
          </table:table-cell>
          <table:table-cell office:value-type="float" office:value="2" table:formula="of:=VLOOKUP([.D1127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27" table:style-name="ce4">
            <text:p>1127</text:p>
          </table:table-cell>
          <table:table-cell office:value-type="date" office:date-value="2021-09-14T00:00:00" table:style-name="ce14">
            <text:p>14.09.2021</text:p>
          </table:table-cell>
          <table:table-cell office:value-type="time" office:time-value="PT13H32M0S" table:style-name="ce16">
            <text:p>13:32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5807" table:style-name="ce5">
            <text:p>5807</text:p>
          </table:table-cell>
          <table:table-cell office:value-type="string" office:string-value="Фонд управления ЖК Сити-Парк" table:formula="of:=VLOOKUP([.E1128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128];[Лицевые_счета.A:.G];2;0)" table:style-name="ce6">
            <text:p>Железнодорожная</text:p>
          </table:table-cell>
          <table:table-cell office:value-type="float" office:value="5" table:formula="of:=VLOOKUP([.D112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28" table:style-name="ce4">
            <text:p>1128</text:p>
          </table:table-cell>
          <table:table-cell office:value-type="date" office:date-value="2021-09-15T00:00:00" table:style-name="ce14">
            <text:p>15.09.2021</text:p>
          </table:table-cell>
          <table:table-cell office:value-type="time" office:time-value="PT22H7M0S" table:style-name="ce16">
            <text:p>22:07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4741" table:style-name="ce5">
            <text:p>4741</text:p>
          </table:table-cell>
          <table:table-cell office:value-type="string" office:string-value="Стрела" table:formula="of:=VLOOKUP([.E1129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1129];[Лицевые_счета.A:.G];2;0)" table:style-name="ce6">
            <text:p>Железнодорожная</text:p>
          </table:table-cell>
          <table:table-cell office:value-type="float" office:value="4" table:formula="of:=VLOOKUP([.D1129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29" table:style-name="ce4">
            <text:p>1129</text:p>
          </table:table-cell>
          <table:table-cell office:value-type="date" office:date-value="2021-09-16T00:00:00" table:style-name="ce14">
            <text:p>16.09.2021</text:p>
          </table:table-cell>
          <table:table-cell office:value-type="time" office:time-value="PT6H29M0S" table:style-name="ce16">
            <text:p>6:29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3076" table:style-name="ce5">
            <text:p>3076</text:p>
          </table:table-cell>
          <table:table-cell office:value-type="string" office:string-value="Фонд управления ЖК Сити-Парк" table:formula="of:=VLOOKUP([.E1130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130];[Лицевые_счета.A:.G];2;0)" table:style-name="ce6">
            <text:p>Железнодорожная</text:p>
          </table:table-cell>
          <table:table-cell office:value-type="float" office:value="5" table:formula="of:=VLOOKUP([.D113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30" table:style-name="ce4">
            <text:p>1130</text:p>
          </table:table-cell>
          <table:table-cell office:value-type="date" office:date-value="2021-09-16T00:00:00" table:style-name="ce14">
            <text:p>16.09.2021</text:p>
          </table:table-cell>
          <table:table-cell office:value-type="time" office:time-value="PT17H47M0S" table:style-name="ce16">
            <text:p>17:47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3325" table:style-name="ce5">
            <text:p>3325</text:p>
          </table:table-cell>
          <table:table-cell office:value-type="string" office:string-value="Фонд управления ЖК Сити-Парк" table:formula="of:=VLOOKUP([.E1131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131];[Лицевые_счета.A:.G];2;0)" table:style-name="ce6">
            <text:p>Железнодорожная</text:p>
          </table:table-cell>
          <table:table-cell office:value-type="float" office:value="5" table:formula="of:=VLOOKUP([.D113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31" table:style-name="ce4">
            <text:p>1131</text:p>
          </table:table-cell>
          <table:table-cell office:value-type="date" office:date-value="2021-09-17T00:00:00" table:style-name="ce14">
            <text:p>17.09.2021</text:p>
          </table:table-cell>
          <table:table-cell office:value-type="time" office:time-value="PT6H4M0S" table:style-name="ce16">
            <text:p>6:04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Оплата</text:p>
          </table:table-cell>
          <table:table-cell office:value-type="float" office:value="6314" table:style-name="ce5">
            <text:p>6314</text:p>
          </table:table-cell>
          <table:table-cell office:value-type="string" office:string-value="СтройЭксКапиталл" table:formula="of:=VLOOKUP([.E1132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1132];[Лицевые_счета.A:.G];2;0)" table:style-name="ce6">
            <text:p>Гоголя</text:p>
          </table:table-cell>
          <table:table-cell office:value-type="float" office:value="7" table:formula="of:=VLOOKUP([.D1132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32" table:style-name="ce4">
            <text:p>1132</text:p>
          </table:table-cell>
          <table:table-cell office:value-type="date" office:date-value="2021-09-17T00:00:00" table:style-name="ce14">
            <text:p>17.09.2021</text:p>
          </table:table-cell>
          <table:table-cell office:value-type="time" office:time-value="PT8H0M0S" table:style-name="ce16">
            <text:p>8:00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3422" table:style-name="ce5">
            <text:p>3422</text:p>
          </table:table-cell>
          <table:table-cell office:value-type="string" office:string-value="Жилищник" table:formula="of:=VLOOKUP([.E1133];[Управляющие_компании.A:.C];2;0)" table:style-name="ce1">
            <text:p>Жилищник</text:p>
          </table:table-cell>
          <table:table-cell office:value-type="string" office:string-value="Пушкина" table:formula="of:=VLOOKUP([.D1133];[Лицевые_счета.A:.G];2;0)" table:style-name="ce6">
            <text:p>Пушкина</text:p>
          </table:table-cell>
          <table:table-cell office:value-type="float" office:value="2" table:formula="of:=VLOOKUP([.D1133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33" table:style-name="ce4">
            <text:p>1133</text:p>
          </table:table-cell>
          <table:table-cell office:value-type="date" office:date-value="2021-09-18T00:00:00" table:style-name="ce14">
            <text:p>18.09.2021</text:p>
          </table:table-cell>
          <table:table-cell office:value-type="time" office:time-value="PT6H35M0S" table:style-name="ce16">
            <text:p>6:35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3746" table:style-name="ce5">
            <text:p>3746</text:p>
          </table:table-cell>
          <table:table-cell office:value-type="string" office:string-value="Фонд управления ЖК Сити-Парк" table:formula="of:=VLOOKUP([.E1134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134];[Лицевые_счета.A:.G];2;0)" table:style-name="ce6">
            <text:p>Железнодорожная</text:p>
          </table:table-cell>
          <table:table-cell office:value-type="float" office:value="5" table:formula="of:=VLOOKUP([.D1134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34" table:style-name="ce4">
            <text:p>1134</text:p>
          </table:table-cell>
          <table:table-cell office:value-type="date" office:date-value="2021-09-19T00:00:00" table:style-name="ce14">
            <text:p>19.09.2021</text:p>
          </table:table-cell>
          <table:table-cell office:value-type="time" office:time-value="PT9H34M0S" table:style-name="ce16">
            <text:p>9:34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Оплата</text:p>
          </table:table-cell>
          <table:table-cell office:value-type="float" office:value="3385" table:style-name="ce5">
            <text:p>3385</text:p>
          </table:table-cell>
          <table:table-cell office:value-type="string" office:string-value="СтройЭксКапиталл" table:formula="of:=VLOOKUP([.E1135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1135];[Лицевые_счета.A:.G];2;0)" table:style-name="ce6">
            <text:p>Гоголя</text:p>
          </table:table-cell>
          <table:table-cell office:value-type="float" office:value="7" table:formula="of:=VLOOKUP([.D1135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35" table:style-name="ce4">
            <text:p>1135</text:p>
          </table:table-cell>
          <table:table-cell office:value-type="date" office:date-value="2021-09-19T00:00:00" table:style-name="ce14">
            <text:p>19.09.2021</text:p>
          </table:table-cell>
          <table:table-cell office:value-type="time" office:time-value="PT16H3M0S" table:style-name="ce16">
            <text:p>16:03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6853" table:style-name="ce5">
            <text:p>6853</text:p>
          </table:table-cell>
          <table:table-cell office:value-type="string" office:string-value="Город 1" table:formula="of:=VLOOKUP([.E1136];[Управляющие_компании.A:.C];2;0)" table:style-name="ce1">
            <text:p>Город 1</text:p>
          </table:table-cell>
          <table:table-cell office:value-type="string" office:string-value="Гоголя" table:formula="of:=VLOOKUP([.D1136];[Лицевые_счета.A:.G];2;0)" table:style-name="ce6">
            <text:p>Гоголя</text:p>
          </table:table-cell>
          <table:table-cell office:value-type="float" office:value="8" table:formula="of:=VLOOKUP([.D1136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36" table:style-name="ce4">
            <text:p>1136</text:p>
          </table:table-cell>
          <table:table-cell office:value-type="date" office:date-value="2021-09-19T00:00:00" table:style-name="ce14">
            <text:p>19.09.2021</text:p>
          </table:table-cell>
          <table:table-cell office:value-type="time" office:time-value="PT21H1M0S" table:style-name="ce16">
            <text:p>21:01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3807" table:style-name="ce5">
            <text:p>3807</text:p>
          </table:table-cell>
          <table:table-cell office:value-type="string" office:string-value="Фонд управления ЖК Сити-Парк" table:formula="of:=VLOOKUP([.E1137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137];[Лицевые_счета.A:.G];2;0)" table:style-name="ce6">
            <text:p>Железнодорожная</text:p>
          </table:table-cell>
          <table:table-cell office:value-type="float" office:value="5" table:formula="of:=VLOOKUP([.D113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37" table:style-name="ce4">
            <text:p>1137</text:p>
          </table:table-cell>
          <table:table-cell office:value-type="date" office:date-value="2021-09-19T00:00:00" table:style-name="ce14">
            <text:p>19.09.2021</text:p>
          </table:table-cell>
          <table:table-cell office:value-type="time" office:time-value="PT21H47M0S" table:style-name="ce16">
            <text:p>21:47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2979" table:style-name="ce5">
            <text:p>2979</text:p>
          </table:table-cell>
          <table:table-cell office:value-type="string" office:string-value="Жилищник" table:formula="of:=VLOOKUP([.E1138];[Управляющие_компании.A:.C];2;0)" table:style-name="ce1">
            <text:p>Жилищник</text:p>
          </table:table-cell>
          <table:table-cell office:value-type="string" office:string-value="Волкова" table:formula="of:=VLOOKUP([.D1138];[Лицевые_счета.A:.G];2;0)" table:style-name="ce6">
            <text:p>Волкова</text:p>
          </table:table-cell>
          <table:table-cell office:value-type="float" office:value="14" table:formula="of:=VLOOKUP([.D1138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38" table:style-name="ce4">
            <text:p>1138</text:p>
          </table:table-cell>
          <table:table-cell office:value-type="date" office:date-value="2021-09-19T00:00:00" table:style-name="ce14">
            <text:p>19.09.2021</text:p>
          </table:table-cell>
          <table:table-cell office:value-type="time" office:time-value="PT23H53M0S" table:style-name="ce16">
            <text:p>23:53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3895" table:style-name="ce5">
            <text:p>3895</text:p>
          </table:table-cell>
          <table:table-cell office:value-type="string" office:string-value="Фонд управления ЖК Сити-Парк" table:formula="of:=VLOOKUP([.E1139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139];[Лицевые_счета.A:.G];2;0)" table:style-name="ce6">
            <text:p>Железнодорожная</text:p>
          </table:table-cell>
          <table:table-cell office:value-type="float" office:value="5" table:formula="of:=VLOOKUP([.D113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39" table:style-name="ce4">
            <text:p>1139</text:p>
          </table:table-cell>
          <table:table-cell office:value-type="date" office:date-value="2021-09-20T00:00:00" table:style-name="ce14">
            <text:p>20.09.2021</text:p>
          </table:table-cell>
          <table:table-cell office:value-type="time" office:time-value="PT10H26M0S" table:style-name="ce16">
            <text:p>10:26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4879" table:style-name="ce5">
            <text:p>4879</text:p>
          </table:table-cell>
          <table:table-cell office:value-type="string" office:string-value="Фонд управления ЖК Сити-Парк" table:formula="of:=VLOOKUP([.E1140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140];[Лицевые_счета.A:.G];2;0)" table:style-name="ce6">
            <text:p>Железнодорожная</text:p>
          </table:table-cell>
          <table:table-cell office:value-type="float" office:value="5" table:formula="of:=VLOOKUP([.D114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40" table:style-name="ce4">
            <text:p>1140</text:p>
          </table:table-cell>
          <table:table-cell office:value-type="date" office:date-value="2021-09-20T00:00:00" table:style-name="ce14">
            <text:p>20.09.2021</text:p>
          </table:table-cell>
          <table:table-cell office:value-type="time" office:time-value="PT23H56M0S" table:style-name="ce16">
            <text:p>23:56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4409" table:style-name="ce5">
            <text:p>4409</text:p>
          </table:table-cell>
          <table:table-cell office:value-type="string" office:string-value="Жилищник" table:formula="of:=VLOOKUP([.E1141];[Управляющие_компании.A:.C];2;0)" table:style-name="ce1">
            <text:p>Жилищник</text:p>
          </table:table-cell>
          <table:table-cell office:value-type="string" office:string-value="Волкова" table:formula="of:=VLOOKUP([.D1141];[Лицевые_счета.A:.G];2;0)" table:style-name="ce6">
            <text:p>Волкова</text:p>
          </table:table-cell>
          <table:table-cell office:value-type="float" office:value="14" table:formula="of:=VLOOKUP([.D1141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41" table:style-name="ce4">
            <text:p>1141</text:p>
          </table:table-cell>
          <table:table-cell office:value-type="date" office:date-value="2021-09-21T00:00:00" table:style-name="ce14">
            <text:p>21.09.2021</text:p>
          </table:table-cell>
          <table:table-cell office:value-type="time" office:time-value="PT7H5M0S" table:style-name="ce16">
            <text:p>7:05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5256" table:style-name="ce5">
            <text:p>5256</text:p>
          </table:table-cell>
          <table:table-cell office:value-type="string" office:string-value="Фонд управления ЖК Сити-Парк" table:formula="of:=VLOOKUP([.E1142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142];[Лицевые_счета.A:.G];2;0)" table:style-name="ce6">
            <text:p>Железнодорожная</text:p>
          </table:table-cell>
          <table:table-cell office:value-type="float" office:value="5" table:formula="of:=VLOOKUP([.D114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42" table:style-name="ce4">
            <text:p>1142</text:p>
          </table:table-cell>
          <table:table-cell office:value-type="date" office:date-value="2021-09-22T00:00:00" table:style-name="ce14">
            <text:p>22.09.2021</text:p>
          </table:table-cell>
          <table:table-cell office:value-type="time" office:time-value="PT7H32M0S" table:style-name="ce16">
            <text:p>7:32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3592" table:style-name="ce5">
            <text:p>3592</text:p>
          </table:table-cell>
          <table:table-cell office:value-type="string" office:string-value="Фонд управления ЖК Сити-Парк" table:formula="of:=VLOOKUP([.E1143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143];[Лицевые_счета.A:.G];2;0)" table:style-name="ce6">
            <text:p>Железнодорожная</text:p>
          </table:table-cell>
          <table:table-cell office:value-type="float" office:value="5" table:formula="of:=VLOOKUP([.D1143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43" table:style-name="ce4">
            <text:p>1143</text:p>
          </table:table-cell>
          <table:table-cell office:value-type="date" office:date-value="2021-09-22T00:00:00" table:style-name="ce14">
            <text:p>22.09.2021</text:p>
          </table:table-cell>
          <table:table-cell office:value-type="time" office:time-value="PT10H11M0S" table:style-name="ce16">
            <text:p>10:11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5386" table:style-name="ce5">
            <text:p>5386</text:p>
          </table:table-cell>
          <table:table-cell office:value-type="string" office:string-value="Жилищник" table:formula="of:=VLOOKUP([.E1144];[Управляющие_компании.A:.C];2;0)" table:style-name="ce1">
            <text:p>Жилищник</text:p>
          </table:table-cell>
          <table:table-cell office:value-type="string" office:string-value="Пушкина" table:formula="of:=VLOOKUP([.D1144];[Лицевые_счета.A:.G];2;0)" table:style-name="ce6">
            <text:p>Пушкина</text:p>
          </table:table-cell>
          <table:table-cell office:value-type="float" office:value="2" table:formula="of:=VLOOKUP([.D1144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44" table:style-name="ce4">
            <text:p>1144</text:p>
          </table:table-cell>
          <table:table-cell office:value-type="date" office:date-value="2021-09-22T00:00:00" table:style-name="ce14">
            <text:p>22.09.2021</text:p>
          </table:table-cell>
          <table:table-cell office:value-type="time" office:time-value="PT11H2M0S" table:style-name="ce16">
            <text:p>11:02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4374" table:style-name="ce5">
            <text:p>4374</text:p>
          </table:table-cell>
          <table:table-cell office:value-type="string" office:string-value="Город 1" table:formula="of:=VLOOKUP([.E1145];[Управляющие_компании.A:.C];2;0)" table:style-name="ce1">
            <text:p>Город 1</text:p>
          </table:table-cell>
          <table:table-cell office:value-type="string" office:string-value="Гоголя" table:formula="of:=VLOOKUP([.D1145];[Лицевые_счета.A:.G];2;0)" table:style-name="ce6">
            <text:p>Гоголя</text:p>
          </table:table-cell>
          <table:table-cell office:value-type="float" office:value="8" table:formula="of:=VLOOKUP([.D1145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45" table:style-name="ce4">
            <text:p>1145</text:p>
          </table:table-cell>
          <table:table-cell office:value-type="date" office:date-value="2021-09-22T00:00:00" table:style-name="ce14">
            <text:p>22.09.2021</text:p>
          </table:table-cell>
          <table:table-cell office:value-type="time" office:time-value="PT12H30M0S" table:style-name="ce16">
            <text:p>12:30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5772" table:style-name="ce5">
            <text:p>5772</text:p>
          </table:table-cell>
          <table:table-cell office:value-type="string" office:string-value="Фонд управления ЖК Сити-Парк" table:formula="of:=VLOOKUP([.E1146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146];[Лицевые_счета.A:.G];2;0)" table:style-name="ce6">
            <text:p>Железнодорожная</text:p>
          </table:table-cell>
          <table:table-cell office:value-type="float" office:value="5" table:formula="of:=VLOOKUP([.D1146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46" table:style-name="ce4">
            <text:p>1146</text:p>
          </table:table-cell>
          <table:table-cell office:value-type="date" office:date-value="2021-09-22T00:00:00" table:style-name="ce14">
            <text:p>22.09.2021</text:p>
          </table:table-cell>
          <table:table-cell office:value-type="time" office:time-value="PT17H57M0S" table:style-name="ce16">
            <text:p>17:57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6568" table:style-name="ce5">
            <text:p>6568</text:p>
          </table:table-cell>
          <table:table-cell office:value-type="string" office:string-value="Стрела" table:formula="of:=VLOOKUP([.E1147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1147];[Лицевые_счета.A:.G];2;0)" table:style-name="ce6">
            <text:p>Железнодорожная</text:p>
          </table:table-cell>
          <table:table-cell office:value-type="float" office:value="4" table:formula="of:=VLOOKUP([.D1147];[Лицевые_счета.A:.G];3;0)" table:style-name="ce1">
            <text:p>4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47" table:style-name="ce4">
            <text:p>1147</text:p>
          </table:table-cell>
          <table:table-cell office:value-type="date" office:date-value="2021-09-22T00:00:00" table:style-name="ce14">
            <text:p>22.09.2021</text:p>
          </table:table-cell>
          <table:table-cell office:value-type="time" office:time-value="PT18H34M0S" table:style-name="ce16">
            <text:p>18:34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3408" table:style-name="ce5">
            <text:p>3408</text:p>
          </table:table-cell>
          <table:table-cell office:value-type="string" office:string-value="Жилищник" table:formula="of:=VLOOKUP([.E1148];[Управляющие_компании.A:.C];2;0)" table:style-name="ce1">
            <text:p>Жилищник</text:p>
          </table:table-cell>
          <table:table-cell office:value-type="string" office:string-value="Пушкина" table:formula="of:=VLOOKUP([.D1148];[Лицевые_счета.A:.G];2;0)" table:style-name="ce6">
            <text:p>Пушкина</text:p>
          </table:table-cell>
          <table:table-cell office:value-type="float" office:value="2" table:formula="of:=VLOOKUP([.D1148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48" table:style-name="ce4">
            <text:p>1148</text:p>
          </table:table-cell>
          <table:table-cell office:value-type="date" office:date-value="2021-09-22T00:00:00" table:style-name="ce14">
            <text:p>22.09.2021</text:p>
          </table:table-cell>
          <table:table-cell office:value-type="time" office:time-value="PT20H5M0S" table:style-name="ce16">
            <text:p>20:05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5752" table:style-name="ce5">
            <text:p>5752</text:p>
          </table:table-cell>
          <table:table-cell office:value-type="string" office:string-value="Фонд управления ЖК Сити-Парк" table:formula="of:=VLOOKUP([.E1149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149];[Лицевые_счета.A:.G];2;0)" table:style-name="ce6">
            <text:p>Железнодорожная</text:p>
          </table:table-cell>
          <table:table-cell office:value-type="float" office:value="5" table:formula="of:=VLOOKUP([.D114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49" table:style-name="ce4">
            <text:p>1149</text:p>
          </table:table-cell>
          <table:table-cell office:value-type="date" office:date-value="2021-09-22T00:00:00" table:style-name="ce14">
            <text:p>22.09.2021</text:p>
          </table:table-cell>
          <table:table-cell office:value-type="time" office:time-value="PT20H47M0S" table:style-name="ce16">
            <text:p>20:47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2986" table:style-name="ce5">
            <text:p>2986</text:p>
          </table:table-cell>
          <table:table-cell office:value-type="string" office:string-value="Фонд управления ЖК Сити-Парк" table:formula="of:=VLOOKUP([.E1150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150];[Лицевые_счета.A:.G];2;0)" table:style-name="ce6">
            <text:p>Железнодорожная</text:p>
          </table:table-cell>
          <table:table-cell office:value-type="float" office:value="5" table:formula="of:=VLOOKUP([.D1150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50" table:style-name="ce4">
            <text:p>1150</text:p>
          </table:table-cell>
          <table:table-cell office:value-type="date" office:date-value="2021-09-23T00:00:00" table:style-name="ce14">
            <text:p>23.09.2021</text:p>
          </table:table-cell>
          <table:table-cell office:value-type="time" office:time-value="PT15H37M0S" table:style-name="ce16">
            <text:p>15:37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6019" table:style-name="ce5">
            <text:p>6019</text:p>
          </table:table-cell>
          <table:table-cell office:value-type="string" office:string-value="Фонд управления ЖК Сити-Парк" table:formula="of:=VLOOKUP([.E1151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151];[Лицевые_счета.A:.G];2;0)" table:style-name="ce6">
            <text:p>Железнодорожная</text:p>
          </table:table-cell>
          <table:table-cell office:value-type="float" office:value="5" table:formula="of:=VLOOKUP([.D1151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51" table:style-name="ce4">
            <text:p>1151</text:p>
          </table:table-cell>
          <table:table-cell office:value-type="date" office:date-value="2021-09-23T00:00:00" table:style-name="ce14">
            <text:p>23.09.2021</text:p>
          </table:table-cell>
          <table:table-cell office:value-type="time" office:time-value="PT17H17M0S" table:style-name="ce16">
            <text:p>17:17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5317" table:style-name="ce5">
            <text:p>5317</text:p>
          </table:table-cell>
          <table:table-cell office:value-type="string" office:string-value="Фонд управления ЖК Сити-Парк" table:formula="of:=VLOOKUP([.E1152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152];[Лицевые_счета.A:.G];2;0)" table:style-name="ce6">
            <text:p>Железнодорожная</text:p>
          </table:table-cell>
          <table:table-cell office:value-type="float" office:value="5" table:formula="of:=VLOOKUP([.D1152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52" table:style-name="ce4">
            <text:p>1152</text:p>
          </table:table-cell>
          <table:table-cell office:value-type="date" office:date-value="2021-09-24T00:00:00" table:style-name="ce14">
            <text:p>24.09.2021</text:p>
          </table:table-cell>
          <table:table-cell office:value-type="time" office:time-value="PT16H59M0S" table:style-name="ce16">
            <text:p>16:59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3552" table:style-name="ce5">
            <text:p>3552</text:p>
          </table:table-cell>
          <table:table-cell office:value-type="string" office:string-value="Жилищник" table:formula="of:=VLOOKUP([.E1153];[Управляющие_компании.A:.C];2;0)" table:style-name="ce1">
            <text:p>Жилищник</text:p>
          </table:table-cell>
          <table:table-cell office:value-type="string" office:string-value="Волкова" table:formula="of:=VLOOKUP([.D1153];[Лицевые_счета.A:.G];2;0)" table:style-name="ce6">
            <text:p>Волкова</text:p>
          </table:table-cell>
          <table:table-cell office:value-type="float" office:value="14" table:formula="of:=VLOOKUP([.D1153];[Лицевые_счета.A:.G];3;0)" table:style-name="ce1">
            <text:p>14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53" table:style-name="ce4">
            <text:p>1153</text:p>
          </table:table-cell>
          <table:table-cell office:value-type="date" office:date-value="2021-09-24T00:00:00" table:style-name="ce14">
            <text:p>24.09.2021</text:p>
          </table:table-cell>
          <table:table-cell office:value-type="time" office:time-value="PT20H4M0S" table:style-name="ce16">
            <text:p>20:04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Оплата</text:p>
          </table:table-cell>
          <table:table-cell office:value-type="float" office:value="4768" table:style-name="ce5">
            <text:p>4768</text:p>
          </table:table-cell>
          <table:table-cell office:value-type="string" office:string-value="СтройЭксКапиталл" table:formula="of:=VLOOKUP([.E1154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1154];[Лицевые_счета.A:.G];2;0)" table:style-name="ce6">
            <text:p>Гоголя</text:p>
          </table:table-cell>
          <table:table-cell office:value-type="float" office:value="7" table:formula="of:=VLOOKUP([.D1154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54" table:style-name="ce4">
            <text:p>1154</text:p>
          </table:table-cell>
          <table:table-cell office:value-type="date" office:date-value="2021-09-25T00:00:00" table:style-name="ce14">
            <text:p>25.09.2021</text:p>
          </table:table-cell>
          <table:table-cell office:value-type="time" office:time-value="PT9H17M0S" table:style-name="ce16">
            <text:p>9:17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Оплата</text:p>
          </table:table-cell>
          <table:table-cell office:value-type="float" office:value="3148" table:style-name="ce5">
            <text:p>3148</text:p>
          </table:table-cell>
          <table:table-cell office:value-type="string" office:string-value="СтройЭксКапиталл" table:formula="of:=VLOOKUP([.E1155];[Управляющие_компании.A:.C];2;0)" table:style-name="ce1">
            <text:p>СтройЭксКапиталл</text:p>
          </table:table-cell>
          <table:table-cell office:value-type="string" office:string-value="Гоголя" table:formula="of:=VLOOKUP([.D1155];[Лицевые_счета.A:.G];2;0)" table:style-name="ce6">
            <text:p>Гоголя</text:p>
          </table:table-cell>
          <table:table-cell office:value-type="float" office:value="7" table:formula="of:=VLOOKUP([.D1155];[Лицевые_счета.A:.G];3;0)" table:style-name="ce1">
            <text:p>7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55" table:style-name="ce4">
            <text:p>1155</text:p>
          </table:table-cell>
          <table:table-cell office:value-type="date" office:date-value="2021-09-25T00:00:00" table:style-name="ce14">
            <text:p>25.09.2021</text:p>
          </table:table-cell>
          <table:table-cell office:value-type="time" office:time-value="PT23H27M0S" table:style-name="ce16">
            <text:p>23:27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3887" table:style-name="ce5">
            <text:p>3887</text:p>
          </table:table-cell>
          <table:table-cell office:value-type="string" office:string-value="Жилищник" table:formula="of:=VLOOKUP([.E1156];[Управляющие_компании.A:.C];2;0)" table:style-name="ce1">
            <text:p>Жилищник</text:p>
          </table:table-cell>
          <table:table-cell office:value-type="string" office:string-value="Пушкина" table:formula="of:=VLOOKUP([.D1156];[Лицевые_счета.A:.G];2;0)" table:style-name="ce6">
            <text:p>Пушкина</text:p>
          </table:table-cell>
          <table:table-cell office:value-type="float" office:value="2" table:formula="of:=VLOOKUP([.D1156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56" table:style-name="ce4">
            <text:p>1156</text:p>
          </table:table-cell>
          <table:table-cell office:value-type="date" office:date-value="2021-09-26T00:00:00" table:style-name="ce14">
            <text:p>26.09.2021</text:p>
          </table:table-cell>
          <table:table-cell office:value-type="time" office:time-value="PT22H12M0S" table:style-name="ce16">
            <text:p>22:12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5744" table:style-name="ce5">
            <text:p>5744</text:p>
          </table:table-cell>
          <table:table-cell office:value-type="string" office:string-value="Фонд управления ЖК Сити-Парк" table:formula="of:=VLOOKUP([.E1157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157];[Лицевые_счета.A:.G];2;0)" table:style-name="ce6">
            <text:p>Железнодорожная</text:p>
          </table:table-cell>
          <table:table-cell office:value-type="float" office:value="5" table:formula="of:=VLOOKUP([.D1157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57" table:style-name="ce4">
            <text:p>1157</text:p>
          </table:table-cell>
          <table:table-cell office:value-type="date" office:date-value="2021-09-27T00:00:00" table:style-name="ce14">
            <text:p>27.09.2021</text:p>
          </table:table-cell>
          <table:table-cell office:value-type="time" office:time-value="PT12H25M0S" table:style-name="ce16">
            <text:p>12:25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3163" table:style-name="ce5">
            <text:p>3163</text:p>
          </table:table-cell>
          <table:table-cell office:value-type="string" office:string-value="Фонд управления ЖК Сити-Парк" table:formula="of:=VLOOKUP([.E1158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158];[Лицевые_счета.A:.G];2;0)" table:style-name="ce6">
            <text:p>Железнодорожная</text:p>
          </table:table-cell>
          <table:table-cell office:value-type="float" office:value="5" table:formula="of:=VLOOKUP([.D1158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58" table:style-name="ce4">
            <text:p>1158</text:p>
          </table:table-cell>
          <table:table-cell office:value-type="date" office:date-value="2021-09-27T00:00:00" table:style-name="ce14">
            <text:p>27.09.2021</text:p>
          </table:table-cell>
          <table:table-cell office:value-type="time" office:time-value="PT18H44M0S" table:style-name="ce16">
            <text:p>18:44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Оплата</text:p>
          </table:table-cell>
          <table:table-cell office:value-type="float" office:value="6835" table:style-name="ce5">
            <text:p>6835</text:p>
          </table:table-cell>
          <table:table-cell office:value-type="string" office:string-value="Фонд управления ЖК Сити-Парк" table:formula="of:=VLOOKUP([.E1159];[Управляющие_компании.A:.C];2;0)" table:style-name="ce1">
            <text:p>Фонд управления ЖК Сити-Парк</text:p>
          </table:table-cell>
          <table:table-cell office:value-type="string" office:string-value="Железнодорожная" table:formula="of:=VLOOKUP([.D1159];[Лицевые_счета.A:.G];2;0)" table:style-name="ce6">
            <text:p>Железнодорожная</text:p>
          </table:table-cell>
          <table:table-cell office:value-type="float" office:value="5" table:formula="of:=VLOOKUP([.D1159];[Лицевые_счета.A:.G];3;0)" table:style-name="ce1">
            <text:p>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59" table:style-name="ce4">
            <text:p>1159</text:p>
          </table:table-cell>
          <table:table-cell office:value-type="date" office:date-value="2021-09-27T00:00:00" table:style-name="ce14">
            <text:p>27.09.2021</text:p>
          </table:table-cell>
          <table:table-cell office:value-type="time" office:time-value="PT19H34M0S" table:style-name="ce16">
            <text:p>19:34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Оплата</text:p>
          </table:table-cell>
          <table:table-cell office:value-type="float" office:value="5015" table:style-name="ce5">
            <text:p>5015</text:p>
          </table:table-cell>
          <table:table-cell office:value-type="string" office:string-value="Город 1" table:formula="of:=VLOOKUP([.E1160];[Управляющие_компании.A:.C];2;0)" table:style-name="ce1">
            <text:p>Город 1</text:p>
          </table:table-cell>
          <table:table-cell office:value-type="string" office:string-value="Гоголя" table:formula="of:=VLOOKUP([.D1160];[Лицевые_счета.A:.G];2;0)" table:style-name="ce6">
            <text:p>Гоголя</text:p>
          </table:table-cell>
          <table:table-cell office:value-type="float" office:value="8" table:formula="of:=VLOOKUP([.D1160];[Лицевые_счета.A:.G];3;0)" table:style-name="ce1">
            <text:p>8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60" table:style-name="ce4">
            <text:p>1160</text:p>
          </table:table-cell>
          <table:table-cell office:value-type="date" office:date-value="2021-09-28T00:00:00" table:style-name="ce14">
            <text:p>28.09.2021</text:p>
          </table:table-cell>
          <table:table-cell office:value-type="time" office:time-value="PT10H31M0S" table:style-name="ce16">
            <text:p>10:31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Оплата</text:p>
          </table:table-cell>
          <table:table-cell office:value-type="float" office:value="4334" table:style-name="ce5">
            <text:p>4334</text:p>
          </table:table-cell>
          <table:table-cell office:value-type="string" office:string-value="Жилищник" table:formula="of:=VLOOKUP([.E1161];[Управляющие_компании.A:.C];2;0)" table:style-name="ce1">
            <text:p>Жилищник</text:p>
          </table:table-cell>
          <table:table-cell office:value-type="string" office:string-value="Пушкина" table:formula="of:=VLOOKUP([.D1161];[Лицевые_счета.A:.G];2;0)" table:style-name="ce6">
            <text:p>Пушкина</text:p>
          </table:table-cell>
          <table:table-cell office:value-type="float" office:value="2" table:formula="of:=VLOOKUP([.D1161];[Лицевые_счета.A:.G];3;0)" table:style-name="ce1">
            <text:p>2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61" table:style-name="ce4">
            <text:p>1161</text:p>
          </table:table-cell>
          <table:table-cell office:value-type="date" office:date-value="2021-09-28T00:00:00" table:style-name="ce14">
            <text:p>28.09.2021</text:p>
          </table:table-cell>
          <table:table-cell office:value-type="time" office:time-value="PT21H15M0S" table:style-name="ce16">
            <text:p>21:15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Оплата</text:p>
          </table:table-cell>
          <table:table-cell office:value-type="float" office:value="4564" table:style-name="ce5">
            <text:p>4564</text:p>
          </table:table-cell>
          <table:table-cell office:value-type="string" office:string-value="Стрела" table:formula="of:=VLOOKUP([.E1162];[Управляющие_компании.A:.C];2;0)" table:style-name="ce1">
            <text:p>Стрела</text:p>
          </table:table-cell>
          <table:table-cell office:value-type="string" office:string-value="Железнодорожная" table:formula="of:=VLOOKUP([.D1162];[Лицевые_счета.A:.G];2;0)" table:style-name="ce6">
            <text:p>Железнодорожная</text:p>
          </table:table-cell>
          <table:table-cell office:value-type="float" office:value="4" table:formula="of:=VLOOKUP([.D1162];[Лицевые_счета.A:.G];3;0)" table:style-name="ce1">
            <text:p>4</text:p>
          </table:table-cell>
          <table:table-cell table:number-columns-repeated="16374"/>
        </table:table-row>
        <table:table-row table:number-rows-repeated="1047414" table:style-name="ro2">
          <table:table-cell table:number-columns-repeated="16384"/>
        </table:table-row>
      </table:table>
      <table:table table:name="Лицевые_счета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0"/>
        <table:table-column table:style-name="co14" table:default-cell-style-name="ce10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9" table:number-columns-repeated="16377" table:default-cell-style-name="ce1"/>
        <table:table-row table:style-name="ro3">
          <table:table-cell office:value-type="string" table:style-name="ce7">
            <text:p>Лицевой счёт</text:p>
          </table:table-cell>
          <table:table-cell office:value-type="string" table:style-name="ce8">
            <text:p>Улица</text:p>
          </table:table-cell>
          <table:table-cell office:value-type="string" table:style-name="ce8">
            <text:p>Номер дома</text:p>
          </table:table-cell>
          <table:table-cell office:value-type="string" table:style-name="ce8">
            <text:p>Номер квартиры</text:p>
          </table:table-cell>
          <table:table-cell office:value-type="string" table:style-name="ce9">
            <text:p>ФИО собственника</text:p>
          </table:table-cell>
          <table:table-cell office:value-type="string" table:style-name="ce9">
            <text:p>Количество комнат</text:p>
          </table:table-cell>
          <table:table-cell office:value-type="string" table:style-name="ce8">
            <text:p>Общая площадь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1</text:p>
          </table:table-cell>
          <table:table-cell office:value-type="string" table:style-name="ce1">
            <text:p>Волкова</text:p>
          </table:table-cell>
          <table:table-cell office:value-type="float" office:value="14" table:style-name="ce10">
            <text:p>14</text:p>
          </table:table-cell>
          <table:table-cell office:value-type="float" office:value="1" table:style-name="ce10">
            <text:p>1</text:p>
          </table:table-cell>
          <table:table-cell office:value-type="string" table:style-name="ce1">
            <text:p>Иванов К.В.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2</text:p>
          </table:table-cell>
          <table:table-cell office:value-type="string" table:style-name="ce1">
            <text:p>Волкова</text:p>
          </table:table-cell>
          <table:table-cell office:value-type="float" office:value="14" table:style-name="ce10">
            <text:p>14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Петров П.М.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3</text:p>
          </table:table-cell>
          <table:table-cell office:value-type="string" table:style-name="ce1">
            <text:p>Волкова</text:p>
          </table:table-cell>
          <table:table-cell office:value-type="float" office:value="14" table:style-name="ce10">
            <text:p>14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Сидоров А.П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4</text:p>
          </table:table-cell>
          <table:table-cell office:value-type="string" table:style-name="ce1">
            <text:p>Волкова</text:p>
          </table:table-cell>
          <table:table-cell office:value-type="float" office:value="14" table:style-name="ce10">
            <text:p>14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Демидов П.Р.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5</text:p>
          </table:table-cell>
          <table:table-cell office:value-type="string" table:style-name="ce1">
            <text:p>Волкова</text:p>
          </table:table-cell>
          <table:table-cell office:value-type="float" office:value="14" table:style-name="ce10">
            <text:p>14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Денисов Ф.Д.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6</text:p>
          </table:table-cell>
          <table:table-cell office:value-type="string" table:style-name="ce1">
            <text:p>Волкова</text:p>
          </table:table-cell>
          <table:table-cell office:value-type="float" office:value="14" table:style-name="ce10">
            <text:p>14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Романов С.Д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7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0">
            <text:p>7</text:p>
          </table:table-cell>
          <table:table-cell office:value-type="float" office:value="1" table:style-name="ce10">
            <text:p>1</text:p>
          </table:table-cell>
          <table:table-cell office:value-type="string" table:style-name="ce1">
            <text:p>Андреев О.Ш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8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0">
            <text:p>7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Дмитриев П.С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9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0">
            <text:p>7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Сергеев Г.Б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10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0">
            <text:p>7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Артемьев Л.О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11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0">
            <text:p>7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Наумов К.Д.</text:p>
          </table:table-cell>
          <table:table-cell office:value-type="float" office:value="4" table:style-name="ce1">
            <text:p>4</text:p>
          </table:table-cell>
          <table:table-cell office:value-type="float" office:value="104" table:style-name="ce1">
            <text:p>104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12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0">
            <text:p>7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Клементьев Г.Н.</text:p>
          </table:table-cell>
          <table:table-cell office:value-type="float" office:value="4" table:style-name="ce1">
            <text:p>4</text:p>
          </table:table-cell>
          <table:table-cell office:value-type="float" office:value="104" table:style-name="ce1">
            <text:p>104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13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0">
            <text:p>7</text:p>
          </table:table-cell>
          <table:table-cell office:value-type="float" office:value="7" table:style-name="ce10">
            <text:p>7</text:p>
          </table:table-cell>
          <table:table-cell office:value-type="string" table:style-name="ce1">
            <text:p>Владимиров А.Е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14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0">
            <text:p>7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Евгеньев Л.Т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15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0">
            <text:p>8</text:p>
          </table:table-cell>
          <table:table-cell office:value-type="float" office:value="1" table:style-name="ce10">
            <text:p>1</text:p>
          </table:table-cell>
          <table:table-cell office:value-type="string" table:style-name="ce1">
            <text:p>Юрьев Ф.Э.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16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0">
            <text:p>8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Платонов К.Т.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17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0">
            <text:p>8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Васильев О.И.</text:p>
          </table:table-cell>
          <table:table-cell office:value-type="float" office:value="4" table:style-name="ce1">
            <text:p>4</text:p>
          </table:table-cell>
          <table:table-cell office:value-type="float" office:value="109" table:style-name="ce1">
            <text:p>109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18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0">
            <text:p>8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Борисов Д.Х.</text:p>
          </table:table-cell>
          <table:table-cell office:value-type="float" office:value="4" table:style-name="ce1">
            <text:p>4</text:p>
          </table:table-cell>
          <table:table-cell office:value-type="float" office:value="109" table:style-name="ce1">
            <text:p>109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19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0">
            <text:p>8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Александров С.С.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20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0">
            <text:p>8</text:p>
          </table:table-cell>
          <table:table-cell office:value-type="float" office:value="7" table:style-name="ce10">
            <text:p>7</text:p>
          </table:table-cell>
          <table:table-cell office:value-type="string" table:style-name="ce1">
            <text:p>Харитонов К.Д.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21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0">
            <text:p>8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Михайлов Ф.Д.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22</text:p>
          </table:table-cell>
          <table:table-cell office:value-type="string" table:style-name="ce1">
            <text:p>Железнодорожная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0">
            <text:p>1</text:p>
          </table:table-cell>
          <table:table-cell office:value-type="string" table:style-name="ce1">
            <text:p>Павлов Л.А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23</text:p>
          </table:table-cell>
          <table:table-cell office:value-type="string" table:style-name="ce1">
            <text:p>Железнодорожная</text:p>
          </table:table-cell>
          <table:table-cell office:value-type="float" office:value="4" table:style-name="ce10">
            <text:p>4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Егоров К.К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24</text:p>
          </table:table-cell>
          <table:table-cell office:value-type="string" table:style-name="ce1">
            <text:p>Железнодорожная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Георгиев А.В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25</text:p>
          </table:table-cell>
          <table:table-cell office:value-type="string" table:style-name="ce1">
            <text:p>Железнодорожная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Ермолаев П.Р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26</text:p>
          </table:table-cell>
          <table:table-cell office:value-type="string" table:style-name="ce1">
            <text:p>Железнодорожная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Левин О.Л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27</text:p>
          </table:table-cell>
          <table:table-cell office:value-type="string" table:style-name="ce1">
            <text:p>Железнодорожная</text:p>
          </table:table-cell>
          <table:table-cell office:value-type="float" office:value="4" table:style-name="ce10">
            <text:p>4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Пименов Д.Э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28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0">
            <text:p>5</text:p>
          </table:table-cell>
          <table:table-cell office:value-type="float" office:value="1" table:style-name="ce10">
            <text:p>1</text:p>
          </table:table-cell>
          <table:table-cell office:value-type="string" table:style-name="ce1">
            <text:p>Осипов Я.С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29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0">
            <text:p>5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Яшин М.И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30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0">
            <text:p>5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Яковлев Т.Б.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31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0">
            <text:p>5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Филиппов Ю.У.</text:p>
          </table:table-cell>
          <table:table-cell office:value-type="float" office:value="3" table:style-name="ce1">
            <text:p>3</text:p>
          </table:table-cell>
          <table:table-cell office:value-type="float" office:value="66" table:style-name="ce1">
            <text:p>66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32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Афанасьев К.Е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33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0">
            <text:p>5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Ерофеев Н.Г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34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10">
            <text:p>7</text:p>
          </table:table-cell>
          <table:table-cell office:value-type="string" table:style-name="ce1">
            <text:p>Кириллов Ш.З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35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0">
            <text:p>5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Леонидов У.Ф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36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0">
            <text:p>5</text:p>
          </table:table-cell>
          <table:table-cell office:value-type="float" office:value="9" table:style-name="ce10">
            <text:p>9</text:p>
          </table:table-cell>
          <table:table-cell office:value-type="string" table:style-name="ce1">
            <text:p>Николаев В.Е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37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0">
            <text:p>5</text:p>
          </table:table-cell>
          <table:table-cell office:value-type="float" office:value="10" table:style-name="ce10">
            <text:p>10</text:p>
          </table:table-cell>
          <table:table-cell office:value-type="string" table:style-name="ce1">
            <text:p>Тихонов П.Н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38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0">
            <text:p>5</text:p>
          </table:table-cell>
          <table:table-cell office:value-type="float" office:value="11" table:style-name="ce10">
            <text:p>11</text:p>
          </table:table-cell>
          <table:table-cell office:value-type="string" table:style-name="ce1">
            <text:p>Демьянов Р.Г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39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0">
            <text:p>5</text:p>
          </table:table-cell>
          <table:table-cell office:value-type="float" office:value="12" table:style-name="ce10">
            <text:p>12</text:p>
          </table:table-cell>
          <table:table-cell office:value-type="string" table:style-name="ce1">
            <text:p>Евдокимов О.Б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40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0">
            <text:p>5</text:p>
          </table:table-cell>
          <table:table-cell office:value-type="float" office:value="13" table:style-name="ce10">
            <text:p>13</text:p>
          </table:table-cell>
          <table:table-cell office:value-type="string" table:style-name="ce1">
            <text:p>Кондратьев Л.Ю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41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0">
            <text:p>5</text:p>
          </table:table-cell>
          <table:table-cell office:value-type="float" office:value="14" table:style-name="ce10">
            <text:p>14</text:p>
          </table:table-cell>
          <table:table-cell office:value-type="string" table:style-name="ce1">
            <text:p>Тарасов Ю.Т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42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0">
            <text:p>5</text:p>
          </table:table-cell>
          <table:table-cell office:value-type="float" office:value="15" table:style-name="ce10">
            <text:p>15</text:p>
          </table:table-cell>
          <table:table-cell office:value-type="string" table:style-name="ce1">
            <text:p>Трифонов И.М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43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0">
            <text:p>5</text:p>
          </table:table-cell>
          <table:table-cell office:value-type="float" office:value="16" table:style-name="ce10">
            <text:p>16</text:p>
          </table:table-cell>
          <table:table-cell office:value-type="string" table:style-name="ce1">
            <text:p>Христофоров С.Я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44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0">
            <text:p>5</text:p>
          </table:table-cell>
          <table:table-cell office:value-type="float" office:value="17" table:style-name="ce10">
            <text:p>17</text:p>
          </table:table-cell>
          <table:table-cell office:value-type="string" table:style-name="ce1">
            <text:p>Анисимов А.А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45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0">
            <text:p>5</text:p>
          </table:table-cell>
          <table:table-cell office:value-type="float" office:value="18" table:style-name="ce10">
            <text:p>18</text:p>
          </table:table-cell>
          <table:table-cell office:value-type="string" table:style-name="ce1">
            <text:p>Гордеев А.Р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46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0">
            <text:p>5</text:p>
          </table:table-cell>
          <table:table-cell office:value-type="float" office:value="19" table:style-name="ce10">
            <text:p>19</text:p>
          </table:table-cell>
          <table:table-cell office:value-type="string" table:style-name="ce1">
            <text:p>Кузьмин П.О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47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0">
            <text:p>5</text:p>
          </table:table-cell>
          <table:table-cell office:value-type="float" office:value="20" table:style-name="ce10">
            <text:p>20</text:p>
          </table:table-cell>
          <table:table-cell office:value-type="string" table:style-name="ce1">
            <text:p>Макаров Л.Р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48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0">
            <text:p>5</text:p>
          </table:table-cell>
          <table:table-cell office:value-type="float" office:value="21" table:style-name="ce10">
            <text:p>21</text:p>
          </table:table-cell>
          <table:table-cell office:value-type="string" table:style-name="ce1">
            <text:p>Марков К.Е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49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0">
            <text:p>5</text:p>
          </table:table-cell>
          <table:table-cell office:value-type="float" office:value="22" table:style-name="ce10">
            <text:p>22</text:p>
          </table:table-cell>
          <table:table-cell office:value-type="string" table:style-name="ce1">
            <text:p>Никоноров Н.К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50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0">
            <text:p>5</text:p>
          </table:table-cell>
          <table:table-cell office:value-type="float" office:value="23" table:style-name="ce10">
            <text:p>23</text:p>
          </table:table-cell>
          <table:table-cell office:value-type="string" table:style-name="ce1">
            <text:p>Парамонов Г.Х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51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0">
            <text:p>5</text:p>
          </table:table-cell>
          <table:table-cell office:value-type="float" office:value="24" table:style-name="ce10">
            <text:p>24</text:p>
          </table:table-cell>
          <table:table-cell office:value-type="string" table:style-name="ce1">
            <text:p>Прохоров Б.Т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52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0">
            <text:p>5</text:p>
          </table:table-cell>
          <table:table-cell office:value-type="float" office:value="25" table:style-name="ce10">
            <text:p>25</text:p>
          </table:table-cell>
          <table:table-cell office:value-type="string" table:style-name="ce1">
            <text:p>Галактионов И.Ю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53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0">
            <text:p>5</text:p>
          </table:table-cell>
          <table:table-cell office:value-type="float" office:value="26" table:style-name="ce10">
            <text:p>26</text:p>
          </table:table-cell>
          <table:table-cell office:value-type="string" table:style-name="ce1">
            <text:p>Никитин М.С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54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0">
            <text:p>5</text:p>
          </table:table-cell>
          <table:table-cell office:value-type="float" office:value="27" table:style-name="ce10">
            <text:p>27</text:p>
          </table:table-cell>
          <table:table-cell office:value-type="string" table:style-name="ce1">
            <text:p>Тимохин Я.В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55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0">
            <text:p>5</text:p>
          </table:table-cell>
          <table:table-cell office:value-type="float" office:value="28" table:style-name="ce10">
            <text:p>28</text:p>
          </table:table-cell>
          <table:table-cell office:value-type="string" table:style-name="ce1">
            <text:p>Алехин С.И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56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string" table:style-name="ce1">
            <text:p>Алексеев Т.Б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57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Родионов А.Р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58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Филимонов О.Д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59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0">
            <text:p>2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Григорьев Н.П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60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0">
            <text:p>2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Симонов А.А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61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0">
            <text:p>2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Галактионов П.О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62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0">
            <text:p>2</text:p>
          </table:table-cell>
          <table:table-cell office:value-type="float" office:value="7" table:style-name="ce10">
            <text:p>7</text:p>
          </table:table-cell>
          <table:table-cell office:value-type="string" table:style-name="ce1">
            <text:p>Ильясов К.Н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63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0">
            <text:p>2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Сильвестров В.Д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64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0">
            <text:p>2</text:p>
          </table:table-cell>
          <table:table-cell office:value-type="float" office:value="9" table:style-name="ce10">
            <text:p>9</text:p>
          </table:table-cell>
          <table:table-cell office:value-type="string" table:style-name="ce1">
            <text:p>Клавдиев И.И.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Л65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0">
            <text:p>2</text:p>
          </table:table-cell>
          <table:table-cell office:value-type="float" office:value="10" table:style-name="ce10">
            <text:p>10</text:p>
          </table:table-cell>
          <table:table-cell office:value-type="string" table:style-name="ce1">
            <text:p>Иосифов В.Ю.</text:p>
          </table:table-cell>
          <table:table-cell office:value-type="float" office:value="3" table:style-name="ce1">
            <text:p>3</text:p>
          </table:table-cell>
          <table:table-cell office:value-type="float" office:value="66" table:style-name="ce1">
            <text:p>66</text:p>
          </table:table-cell>
          <table:table-cell table:number-columns-repeated="16377"/>
        </table:table-row>
        <table:table-row table:number-rows-repeated="1048510" table:style-name="ro4">
          <table:table-cell table:number-columns-repeated="16384"/>
        </table:table-row>
      </table:table>
      <table:table table:name="Управляющие_компании" table:style-name="ta2"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9" table:number-columns-repeated="16381" table:default-cell-style-name="ce1"/>
        <table:table-row table:style-name="ro5">
          <table:table-cell office:value-type="string" table:style-name="ce7">
            <text:p>ID компании</text:p>
          </table:table-cell>
          <table:table-cell office:value-type="string" table:style-name="ce8">
            <text:p>Название</text:p>
          </table:table-cell>
          <table:table-cell office:value-type="string" table:style-name="ce8">
            <text:p>Адрес</text:p>
          </table:table-cell>
          <table:table-cell table:number-columns-repeated="16381"/>
        </table:table-row>
        <table:table-row table:style-name="ro5">
          <table:table-cell office:value-type="float" office:value="1" table:style-name="ce4">
            <text:p>1</text:p>
          </table:table-cell>
          <table:table-cell office:value-type="string" table:style-name="ce11">
            <text:p>Восток</text:p>
          </table:table-cell>
          <table:table-cell office:value-type="string" table:style-name="ce1">
            <text:p>г.Правобережный, ул Ленина, 4</text:p>
          </table:table-cell>
          <table:table-cell table:number-columns-repeated="16381"/>
        </table:table-row>
        <table:table-row table:style-name="ro5">
          <table:table-cell office:value-type="float" office:value="2" table:style-name="ce4">
            <text:p>2</text:p>
          </table:table-cell>
          <table:table-cell office:value-type="string" table:style-name="ce11">
            <text:p>Восход</text:p>
          </table:table-cell>
          <table:table-cell office:value-type="string" table:style-name="ce1">
            <text:p>г.Правобережный, ул Пушкина, 7</text:p>
          </table:table-cell>
          <table:table-cell table:number-columns-repeated="16381"/>
        </table:table-row>
        <table:table-row table:style-name="ro5">
          <table:table-cell office:value-type="float" office:value="3" table:style-name="ce4">
            <text:p>3</text:p>
          </table:table-cell>
          <table:table-cell office:value-type="string" table:style-name="ce11">
            <text:p>Город 1</text:p>
          </table:table-cell>
          <table:table-cell office:value-type="string" table:style-name="ce1">
            <text:p>г.Правобережный, ул Орлова, 17</text:p>
          </table:table-cell>
          <table:table-cell table:number-columns-repeated="16381"/>
        </table:table-row>
        <table:table-row table:style-name="ro5">
          <table:table-cell office:value-type="float" office:value="4" table:style-name="ce4">
            <text:p>4</text:p>
          </table:table-cell>
          <table:table-cell office:value-type="string" table:style-name="ce11">
            <text:p>Городская среда</text:p>
          </table:table-cell>
          <table:table-cell office:value-type="string" table:style-name="ce1">
            <text:p>г.Правобережный, ул Волкова, 37</text:p>
          </table:table-cell>
          <table:table-cell table:number-columns-repeated="16381"/>
        </table:table-row>
        <table:table-row table:style-name="ro5">
          <table:table-cell office:value-type="float" office:value="5" table:style-name="ce4">
            <text:p>5</text:p>
          </table:table-cell>
          <table:table-cell office:value-type="string" table:style-name="ce11">
            <text:p>Жилищник</text:p>
          </table:table-cell>
          <table:table-cell office:value-type="string" table:style-name="ce1">
            <text:p>г.Правобережный, ул Парковая, 47</text:p>
          </table:table-cell>
          <table:table-cell table:number-columns-repeated="16381"/>
        </table:table-row>
        <table:table-row table:style-name="ro5">
          <table:table-cell office:value-type="float" office:value="6" table:style-name="ce4">
            <text:p>6</text:p>
          </table:table-cell>
          <table:table-cell office:value-type="string" table:style-name="ce11">
            <text:p>ЖКХ-Трест 1</text:p>
          </table:table-cell>
          <table:table-cell office:value-type="string" table:style-name="ce1">
            <text:p>г.Правобережный, ул Центральная, 5</text:p>
          </table:table-cell>
          <table:table-cell table:number-columns-repeated="16381"/>
        </table:table-row>
        <table:table-row table:style-name="ro5">
          <table:table-cell office:value-type="float" office:value="7" table:style-name="ce4">
            <text:p>7</text:p>
          </table:table-cell>
          <table:table-cell office:value-type="string" table:style-name="ce11">
            <text:p>Недвижимость-Фонд</text:p>
          </table:table-cell>
          <table:table-cell office:value-type="string" table:style-name="ce1">
            <text:p>г.Правобережный, ул Новкова, 2</text:p>
          </table:table-cell>
          <table:table-cell table:number-columns-repeated="16381"/>
        </table:table-row>
        <table:table-row table:style-name="ro5">
          <table:table-cell office:value-type="float" office:value="8" table:style-name="ce4">
            <text:p>8</text:p>
          </table:table-cell>
          <table:table-cell office:value-type="string" table:style-name="ce11">
            <text:p>Пик</text:p>
          </table:table-cell>
          <table:table-cell office:value-type="string" table:style-name="ce1">
            <text:p>г.Правобережный, ул Крымская, 14</text:p>
          </table:table-cell>
          <table:table-cell table:number-columns-repeated="16381"/>
        </table:table-row>
        <table:table-row table:style-name="ro5">
          <table:table-cell office:value-type="float" office:value="9" table:style-name="ce4">
            <text:p>9</text:p>
          </table:table-cell>
          <table:table-cell office:value-type="string" table:style-name="ce11">
            <text:p>Стрела</text:p>
          </table:table-cell>
          <table:table-cell office:value-type="string" table:style-name="ce1">
            <text:p>г.Правобережный, ул генерала Кузнецова, 6</text:p>
          </table:table-cell>
          <table:table-cell table:number-columns-repeated="16381"/>
        </table:table-row>
        <table:table-row table:style-name="ro5">
          <table:table-cell office:value-type="float" office:value="10" table:style-name="ce4">
            <text:p>10</text:p>
          </table:table-cell>
          <table:table-cell office:value-type="string" table:style-name="ce11">
            <text:p>СтройЭксКапиталл</text:p>
          </table:table-cell>
          <table:table-cell office:value-type="string" table:style-name="ce1">
            <text:p>г.Правобережный, ул Симонова, 12</text:p>
          </table:table-cell>
          <table:table-cell table:number-columns-repeated="16381"/>
        </table:table-row>
        <table:table-row table:style-name="ro5">
          <table:table-cell office:value-type="float" office:value="11" table:style-name="ce4">
            <text:p>11</text:p>
          </table:table-cell>
          <table:table-cell office:value-type="string" table:style-name="ce11">
            <text:p>Управление 7</text:p>
          </table:table-cell>
          <table:table-cell office:value-type="string" table:style-name="ce1">
            <text:p>г.Правобережный, ул Кошкина, 22</text:p>
          </table:table-cell>
          <table:table-cell table:number-columns-repeated="16381"/>
        </table:table-row>
        <table:table-row table:style-name="ro5">
          <table:table-cell office:value-type="float" office:value="12" table:style-name="ce4">
            <text:p>12</text:p>
          </table:table-cell>
          <table:table-cell office:value-type="string" table:style-name="ce11">
            <text:p>Фонд управления ЖК Сити-Парк</text:p>
          </table:table-cell>
          <table:table-cell office:value-type="string" table:style-name="ce1">
            <text:p>г.Правобережный, ул Блока, 13</text:p>
          </table:table-cell>
          <table:table-cell table:number-columns-repeated="16381"/>
        </table:table-row>
        <table:table-row table:style-name="ro5">
          <table:table-cell office:value-type="float" office:value="13" table:style-name="ce4">
            <text:p>13</text:p>
          </table:table-cell>
          <table:table-cell office:value-type="string" table:style-name="ce11">
            <text:p>Экономный дом</text:p>
          </table:table-cell>
          <table:table-cell office:value-type="string" table:style-name="ce1">
            <text:p>г.Правобережный, ул Авиастроителей, 7</text:p>
          </table:table-cell>
          <table:table-cell table:number-columns-repeated="16381"/>
        </table:table-row>
        <table:table-row table:style-name="ro5">
          <table:table-cell office:value-type="float" office:value="14" table:style-name="ce4">
            <text:p>14</text:p>
          </table:table-cell>
          <table:table-cell office:value-type="string" table:style-name="ce11">
            <text:p>Эксплуатация</text:p>
          </table:table-cell>
          <table:table-cell office:value-type="string" table:style-name="ce1">
            <text:p>г.Правобережный, ул Сталеваров, 9</text:p>
          </table:table-cell>
          <table:table-cell table:number-columns-repeated="16381"/>
        </table:table-row>
        <table:table-row table:style-name="ro5">
          <table:table-cell office:value-type="float" office:value="15" table:style-name="ce4">
            <text:p>15</text:p>
          </table:table-cell>
          <table:table-cell office:value-type="string" table:style-name="ce11">
            <text:p>Энергия</text:p>
          </table:table-cell>
          <table:table-cell office:value-type="string" table:style-name="ce1">
            <text:p>г.Правобережный, ул Заречная, 15</text:p>
          </table:table-cell>
          <table:table-cell table:number-columns-repeated="16381"/>
        </table:table-row>
        <table:table-row table:style-name="ro5">
          <table:table-cell/>
          <table:table-cell table:style-name="ce11"/>
          <table:table-cell table:number-columns-repeated="16382"/>
        </table:table-row>
        <table:table-row table:number-rows-repeated="1048559" table:style-name="ro4">
          <table:table-cell table:number-columns-repeated="16384"/>
        </table:table-row>
      </table:table>
      <table:database-ranges>
        <table:database-range table:target-range-address="Начисления_и_оплата.A1:Начисления_и_оплата.J1162" table:display-filter-buttons="true">
          <table:filter>
            <table:filter-and>
              <table:filter-or>
                <table:filter-condition table:field-number="2" table:value="6:00" table:operator="="/>
                <table:filter-condition table:field-number="2" table:value="6:01" table:operator="="/>
                <table:filter-condition table:field-number="2" table:value="6:06" table:operator="="/>
                <table:filter-condition table:field-number="2" table:value="6:54" table:operator="="/>
              </table:filter-or>
              <table:filter-condition table:field-number="8" table:value="Железнодорожная" table:operator="="/>
              <table:filter-condition table:field-number="9" table:value="4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ime-style style:name="N25">
      <number:hours/>
      <number:text>:</number:text>
      <number:minutes number:style="long"/>
    </number:time-style>
    <number:time-style style:name="N37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831</meta:generator>
    <meta:initial-creator>Serg</meta:initial-creator>
    <dc:creator>Никита Мяктинов</dc:creator>
    <meta:creation-date>2021-09-21T14:07:03Z</meta:creation-date>
    <dc:date>2023-01-09T16:54:48Z</dc:date>
  </office:meta>
</office:document-meta>
</file>